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18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3cm"/>
    </style:style>
    <style:style style:name="ro3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標準_20_2">
      <style:table-cell-properties style:rotation-align="none"/>
    </style:style>
    <style:style style:name="ce2" style:family="table-cell" style:parent-style-name="標準_20_2">
      <style:table-cell-properties fo:background-color="#ffff00" style:rotation-align="none"/>
    </style:style>
    <style:style style:name="ce3" style:family="table-cell" style:parent-style-name="標準_20_2">
      <style:table-cell-properties fo:background-color="transparent" style:rotation-align="none"/>
    </style:style>
    <style:style style:name="ce4" style:family="table-cell" style:parent-style-name="Default">
      <style:text-properties style:font-name="ＭＳ Ｐゴシック" style:font-name-asian="Droid Sans Fallback" style:font-name-complex="ＭＳ Ｐゴシック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shapes>
          <draw:frame draw:z-index="0" draw:style-name="gr1" svg:width="16.064cm" svg:height="11.481cm" svg:x="2.298cm" svg:y="3.588cm">
            <draw:object draw:notify-on-update-of-ranges="Sheet1.B4:Sheet1.B44 Sheet1.C3:Sheet1.C3 Sheet1.C4:Sheet1.C44 Sheet1.B4:Sheet1.B44 Sheet1.D3:Sheet1.D3 Sheet1.D4:Sheet1.D44 Sheet1.F458:Sheet1.F548 Sheet1.H3:Sheet1.H3 Sheet1.H458:Sheet1.H548 Sheet1.J444:Sheet1.J564 Sheet1.L4:Sheet1.L4 Sheet1.L444:Sheet1.L5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ypeA</text:p>
          </table:table-cell>
          <table:table-cell office:value-type="string" calcext:value-type="string">
            <text:p>Measured ( typeA )</text:p>
          </table:table-cell>
          <table:table-cell office:value-type="string" calcext:value-type="string">
            <text:p>Measured ( typeB )</text:p>
          </table:table-cell>
          <table:table-cell table:number-columns-repeated="3"/>
          <table:table-cell office:value-type="string" calcext:value-type="string">
            <text:p>Calculated（NdFe35）</text:p>
          </table:table-cell>
          <table:table-cell table:number-columns-repeated="5"/>
          <table:table-cell office:value-type="string" calcext:value-type="string">
            <text:p>typeC</text:p>
          </table:table-cell>
          <table:table-cell table:number-columns-repeated="1010"/>
        </table:table-row>
        <table:table-row table:style-name="ro4">
          <table:table-cell/>
          <table:table-cell table:style-name="ce1" office:value-type="float" office:value="-5" calcext:value-type="float">
            <text:p>-5</text:p>
          </table:table-cell>
          <table:table-cell table:style-name="ce1" office:value-type="float" office:value="349.30584034625" calcext:value-type="float">
            <text:p>349.3058403463</text:p>
          </table:table-cell>
          <table:table-cell table:style-name="ce1" office:value-type="float" office:value="359.715648811669" calcext:value-type="float">
            <text:p>359.7156488117</text:p>
          </table:table-cell>
          <table:table-cell office:value-type="float" office:value="84.865" calcext:value-type="float">
            <text:p>84.865</text:p>
          </table:table-cell>
          <table:table-cell table:formula="of:=[.E4]-17.5" office:value-type="float" office:value="67.365" calcext:value-type="float">
            <text:p>67.365</text:p>
          </table:table-cell>
          <table:table-cell office:value-type="float" office:value="0.000352253" calcext:value-type="float">
            <text:p>0.000352253</text:p>
          </table:table-cell>
          <table:table-cell table:formula="of:=1000*[.G4]" office:value-type="float" office:value="0.352253" calcext:value-type="float">
            <text:p>0.352253</text:p>
          </table:table-cell>
          <table:table-cell table:number-columns-repeated="2"/>
          <table:table-cell table:style-name="ce4"/>
          <table:table-cell office:value-type="string" calcext:value-type="string">
            <text:p>Calculated（NdFe30）</text:p>
          </table:table-cell>
          <table:table-cell/>
          <table:table-cell table:style-name="ce1" office:value-type="float" office:value="-7.5" calcext:value-type="float">
            <text:p>-7.5</text:p>
          </table:table-cell>
          <table:table-cell table:style-name="ce1" office:value-type="float" office:value="315.366843691597" calcext:value-type="float">
            <text:p>315.3668436916</text:p>
          </table:table-cell>
          <table:table-cell office:value-type="float" office:value="-50" calcext:value-type="float">
            <text:p>-50</text:p>
          </table:table-cell>
          <table:table-cell office:value-type="float" office:value="0.00194387493258812" calcext:value-type="float">
            <text:p>0.0019438749</text:p>
          </table:table-cell>
          <table:table-cell/>
          <table:table-cell office:value-type="string" calcext:value-type="string">
            <text:p>磁石</text:p>
          </table:table-cell>
          <table:table-cell table:number-columns-repeated="1005"/>
        </table:table-row>
        <table:table-row table:style-name="ro2">
          <table:table-cell/>
          <table:table-cell table:style-name="ce1" office:value-type="float" office:value="-4.75" calcext:value-type="float">
            <text:p>-4.75</text:p>
          </table:table-cell>
          <table:table-cell table:style-name="ce1" office:value-type="float" office:value="331.839377560892" calcext:value-type="float">
            <text:p>331.8393775609</text:p>
          </table:table-cell>
          <table:table-cell table:style-name="ce1" office:value-type="float" office:value="348.010978131438" calcext:value-type="float">
            <text:p>348.0109781314</text:p>
          </table:table-cell>
          <table:table-cell office:value-type="float" office:value="84.73" calcext:value-type="float">
            <text:p>84.73</text:p>
          </table:table-cell>
          <table:table-cell table:formula="of:=[.E5]-17.5" office:value-type="float" office:value="67.23" calcext:value-type="float">
            <text:p>67.23</text:p>
          </table:table-cell>
          <table:table-cell office:value-type="float" office:value="0.000356134" calcext:value-type="float">
            <text:p>0.000356134</text:p>
          </table:table-cell>
          <table:table-cell table:formula="of:=1000*[.G5]" office:value-type="float" office:value="0.356134" calcext:value-type="float">
            <text:p>0.356134</text:p>
          </table:table-cell>
          <table:table-cell/>
          <table:table-cell office:value-type="float" office:value="-49.9" calcext:value-type="float">
            <text:p>-49.9</text:p>
          </table:table-cell>
          <table:table-cell office:value-type="float" office:value="0.00123670118415875" calcext:value-type="float">
            <text:p>0.0012367012</text:p>
          </table:table-cell>
          <table:table-cell table:formula="of:= [.K5]*1000" office:value-type="float" office:value="1.23670118415875" calcext:value-type="float">
            <text:p>1.2367011842</text:p>
          </table:table-cell>
          <table:table-cell/>
          <table:table-cell table:style-name="ce1" office:value-type="float" office:value="-7.25" calcext:value-type="float">
            <text:p>-7.25</text:p>
          </table:table-cell>
          <table:table-cell table:style-name="ce1" office:value-type="float" office:value="292.318213082935" calcext:value-type="float">
            <text:p>292.3182130829</text:p>
          </table:table-cell>
          <table:table-cell office:value-type="float" office:value="-49.9" calcext:value-type="float">
            <text:p>-49.9</text:p>
          </table:table-cell>
          <table:table-cell office:value-type="float" office:value="0.00196537535970522" calcext:value-type="float">
            <text:p>0.001965375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4.5" calcext:value-type="float">
            <text:p>-4.5</text:p>
          </table:table-cell>
          <table:table-cell table:style-name="ce1" office:value-type="float" office:value="320.364094117927" calcext:value-type="float">
            <text:p>320.3640941179</text:p>
          </table:table-cell>
          <table:table-cell table:style-name="ce1" office:value-type="float" office:value="334.676766597265" calcext:value-type="float">
            <text:p>334.6767665973</text:p>
          </table:table-cell>
          <table:table-cell office:value-type="float" office:value="84.595" calcext:value-type="float">
            <text:p>84.595</text:p>
          </table:table-cell>
          <table:table-cell table:formula="of:=[.E6]-17.5" office:value-type="float" office:value="67.095" calcext:value-type="float">
            <text:p>67.095</text:p>
          </table:table-cell>
          <table:table-cell office:value-type="float" office:value="0.000360015" calcext:value-type="float">
            <text:p>0.000360015</text:p>
          </table:table-cell>
          <table:table-cell table:formula="of:=1000*[.G6]" office:value-type="float" office:value="0.360015" calcext:value-type="float">
            <text:p>0.360015</text:p>
          </table:table-cell>
          <table:table-cell/>
          <table:table-cell office:value-type="float" office:value="-49.8" calcext:value-type="float">
            <text:p>-49.8</text:p>
          </table:table-cell>
          <table:table-cell office:value-type="float" office:value="0.00124885809362352" calcext:value-type="float">
            <text:p>0.0012488581</text:p>
          </table:table-cell>
          <table:table-cell table:formula="of:= [.K6]*1000" office:value-type="float" office:value="1.24885809362352" calcext:value-type="float">
            <text:p>1.2488580936</text:p>
          </table:table-cell>
          <table:table-cell/>
          <table:table-cell table:style-name="ce1" office:value-type="float" office:value="-7" calcext:value-type="float">
            <text:p>-7</text:p>
          </table:table-cell>
          <table:table-cell table:style-name="ce1" office:value-type="float" office:value="270.357499803501" calcext:value-type="float">
            <text:p>270.3574998035</text:p>
          </table:table-cell>
          <table:table-cell office:value-type="float" office:value="-49.8" calcext:value-type="float">
            <text:p>-49.8</text:p>
          </table:table-cell>
          <table:table-cell office:value-type="float" office:value="0.00198689017732112" calcext:value-type="float">
            <text:p>0.001986890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4.25" calcext:value-type="float">
            <text:p>-4.25</text:p>
          </table:table-cell>
          <table:table-cell table:style-name="ce1" office:value-type="float" office:value="316.776338920697" calcext:value-type="float">
            <text:p>316.7763389207</text:p>
          </table:table-cell>
          <table:table-cell table:style-name="ce1" office:value-type="float" office:value="322.39497018409" calcext:value-type="float">
            <text:p>322.3949701841</text:p>
          </table:table-cell>
          <table:table-cell office:value-type="float" office:value="84.46" calcext:value-type="float">
            <text:p>84.46</text:p>
          </table:table-cell>
          <table:table-cell table:formula="of:=[.E7]-17.5" office:value-type="float" office:value="66.96" calcext:value-type="float">
            <text:p>66.96</text:p>
          </table:table-cell>
          <table:table-cell office:value-type="float" office:value="0.000363896" calcext:value-type="float">
            <text:p>0.000363896</text:p>
          </table:table-cell>
          <table:table-cell table:formula="of:=1000*[.G7]" office:value-type="float" office:value="0.363896" calcext:value-type="float">
            <text:p>0.363896</text:p>
          </table:table-cell>
          <table:table-cell/>
          <table:table-cell office:value-type="float" office:value="-49.7" calcext:value-type="float">
            <text:p>-49.7</text:p>
          </table:table-cell>
          <table:table-cell office:value-type="float" office:value="0.00126098807524917" calcext:value-type="float">
            <text:p>0.0012609881</text:p>
          </table:table-cell>
          <table:table-cell table:formula="of:= [.K7]*1000" office:value-type="float" office:value="1.26098807524917" calcext:value-type="float">
            <text:p>1.2609880752</text:p>
          </table:table-cell>
          <table:table-cell/>
          <table:table-cell table:style-name="ce1" office:value-type="float" office:value="-6.75" calcext:value-type="float">
            <text:p>-6.75</text:p>
          </table:table-cell>
          <table:table-cell table:style-name="ce1" office:value-type="float" office:value="249.947366059337" calcext:value-type="float">
            <text:p>249.9473660593</text:p>
          </table:table-cell>
          <table:table-cell office:value-type="float" office:value="-49.7" calcext:value-type="float">
            <text:p>-49.7</text:p>
          </table:table-cell>
          <table:table-cell office:value-type="float" office:value="0.00200841938543583" calcext:value-type="float">
            <text:p>0.002008419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4" calcext:value-type="float">
            <text:p>-4</text:p>
          </table:table-cell>
          <table:table-cell table:style-name="ce1" office:value-type="float" office:value="311.35743655805" calcext:value-type="float">
            <text:p>311.3574365581</text:p>
          </table:table-cell>
          <table:table-cell table:style-name="ce1" office:value-type="float" office:value="313.123952613019" calcext:value-type="float">
            <text:p>313.123952613</text:p>
          </table:table-cell>
          <table:table-cell office:value-type="float" office:value="84.325" calcext:value-type="float">
            <text:p>84.325</text:p>
          </table:table-cell>
          <table:table-cell table:formula="of:=[.E8]-17.5" office:value-type="float" office:value="66.825" calcext:value-type="float">
            <text:p>66.825</text:p>
          </table:table-cell>
          <table:table-cell office:value-type="float" office:value="0.000367779" calcext:value-type="float">
            <text:p>0.000367779</text:p>
          </table:table-cell>
          <table:table-cell table:formula="of:=1000*[.G8]" office:value-type="float" office:value="0.367779" calcext:value-type="float">
            <text:p>0.367779</text:p>
          </table:table-cell>
          <table:table-cell/>
          <table:table-cell office:value-type="float" office:value="-49.6" calcext:value-type="float">
            <text:p>-49.6</text:p>
          </table:table-cell>
          <table:table-cell office:value-type="float" office:value="0.0012730911290357" calcext:value-type="float">
            <text:p>0.0012730911</text:p>
          </table:table-cell>
          <table:table-cell table:formula="of:= [.K8]*1000" office:value-type="float" office:value="1.2730911290357" calcext:value-type="float">
            <text:p>1.273091129</text:p>
          </table:table-cell>
          <table:table-cell/>
          <table:table-cell table:style-name="ce1" office:value-type="float" office:value="-6.5" calcext:value-type="float">
            <text:p>-6.5</text:p>
          </table:table-cell>
          <table:table-cell table:style-name="ce1" office:value-type="float" office:value="231.715820996323" calcext:value-type="float">
            <text:p>231.7158209963</text:p>
          </table:table-cell>
          <table:table-cell office:value-type="float" office:value="-49.6" calcext:value-type="float">
            <text:p>-49.6</text:p>
          </table:table-cell>
          <table:table-cell office:value-type="float" office:value="0.00202996298404934" calcext:value-type="float">
            <text:p>0.002029963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3.75" calcext:value-type="float">
            <text:p>-3.75</text:p>
          </table:table-cell>
          <table:table-cell table:style-name="ce1" office:value-type="float" office:value="310.297019160675" calcext:value-type="float">
            <text:p>310.2970191607</text:p>
          </table:table-cell>
          <table:table-cell table:style-name="ce1" office:value-type="float" office:value="308.205170787253" calcext:value-type="float">
            <text:p>308.2051707873</text:p>
          </table:table-cell>
          <table:table-cell office:value-type="float" office:value="84.19" calcext:value-type="float">
            <text:p>84.19</text:p>
          </table:table-cell>
          <table:table-cell table:formula="of:=[.E9]-17.5" office:value-type="float" office:value="66.69" calcext:value-type="float">
            <text:p>66.69</text:p>
          </table:table-cell>
          <table:table-cell office:value-type="float" office:value="0.000371661" calcext:value-type="float">
            <text:p>0.000371661</text:p>
          </table:table-cell>
          <table:table-cell table:formula="of:=1000*[.G9]" office:value-type="float" office:value="0.371661" calcext:value-type="float">
            <text:p>0.371661</text:p>
          </table:table-cell>
          <table:table-cell/>
          <table:table-cell office:value-type="float" office:value="-49.5" calcext:value-type="float">
            <text:p>-49.5</text:p>
          </table:table-cell>
          <table:table-cell office:value-type="float" office:value="0.00128516725498312" calcext:value-type="float">
            <text:p>0.0012851673</text:p>
          </table:table-cell>
          <table:table-cell table:formula="of:= [.K9]*1000" office:value-type="float" office:value="1.28516725498312" calcext:value-type="float">
            <text:p>1.285167255</text:p>
          </table:table-cell>
          <table:table-cell/>
          <table:table-cell table:style-name="ce1" office:value-type="float" office:value="-6.25" calcext:value-type="float">
            <text:p>-6.25</text:p>
          </table:table-cell>
          <table:table-cell table:style-name="ce1" office:value-type="float" office:value="217.005180813731" calcext:value-type="float">
            <text:p>217.0051808137</text:p>
          </table:table-cell>
          <table:table-cell office:value-type="float" office:value="-49.5" calcext:value-type="float">
            <text:p>-49.5</text:p>
          </table:table-cell>
          <table:table-cell office:value-type="float" office:value="0.00205152097316166" calcext:value-type="float">
            <text:p>0.002051521</text:p>
          </table:table-cell>
          <table:table-cell/>
          <table:table-cell office:value-type="float" office:value="-2.5" calcext:value-type="float">
            <text:p>-2.5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3.5" calcext:value-type="float">
            <text:p>-3.5</text:p>
          </table:table-cell>
          <table:table-cell table:style-name="ce1" office:value-type="float" office:value="312.752124373281" calcext:value-type="float">
            <text:p>312.7521243733</text:p>
          </table:table-cell>
          <table:table-cell table:style-name="ce1" office:value-type="float" office:value="308.366604060816" calcext:value-type="float">
            <text:p>308.3666040608</text:p>
          </table:table-cell>
          <table:table-cell office:value-type="float" office:value="84.055" calcext:value-type="float">
            <text:p>84.055</text:p>
          </table:table-cell>
          <table:table-cell table:formula="of:=[.E10]-17.5" office:value-type="float" office:value="66.555" calcext:value-type="float">
            <text:p>66.555</text:p>
          </table:table-cell>
          <table:table-cell office:value-type="float" office:value="0.000375545" calcext:value-type="float">
            <text:p>0.000375545</text:p>
          </table:table-cell>
          <table:table-cell table:formula="of:=1000*[.G10]" office:value-type="float" office:value="0.375545" calcext:value-type="float">
            <text:p>0.375545</text:p>
          </table:table-cell>
          <table:table-cell/>
          <table:table-cell office:value-type="float" office:value="-49.4" calcext:value-type="float">
            <text:p>-49.4</text:p>
          </table:table-cell>
          <table:table-cell office:value-type="float" office:value="0.00129721645309142" calcext:value-type="float">
            <text:p>0.0012972165</text:p>
          </table:table-cell>
          <table:table-cell table:formula="of:= [.K10]*1000" office:value-type="float" office:value="1.29721645309142" calcext:value-type="float">
            <text:p>1.2972164531</text:p>
          </table:table-cell>
          <table:table-cell/>
          <table:table-cell table:style-name="ce1" office:value-type="float" office:value="-6" calcext:value-type="float">
            <text:p>-6</text:p>
          </table:table-cell>
          <table:table-cell table:style-name="ce1" office:value-type="float" office:value="205.308928446865" calcext:value-type="float">
            <text:p>205.3089284469</text:p>
          </table:table-cell>
          <table:table-cell office:value-type="float" office:value="-49.4" calcext:value-type="float">
            <text:p>-49.4</text:p>
          </table:table-cell>
          <table:table-cell office:value-type="float" office:value="0.00207309335277279" calcext:value-type="float">
            <text:p>0.002073093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3.25" calcext:value-type="float">
            <text:p>-3.25</text:p>
          </table:table-cell>
          <table:table-cell table:style-name="ce1" office:value-type="float" office:value="318.218780715407" calcext:value-type="float">
            <text:p>318.2187807154</text:p>
          </table:table-cell>
          <table:table-cell table:style-name="ce1" office:value-type="float" office:value="314.135220884256" calcext:value-type="float">
            <text:p>314.1352208843</text:p>
          </table:table-cell>
          <table:table-cell office:value-type="float" office:value="83.92" calcext:value-type="float">
            <text:p>83.92</text:p>
          </table:table-cell>
          <table:table-cell table:formula="of:=[.E11]-17.5" office:value-type="float" office:value="66.42" calcext:value-type="float">
            <text:p>66.42</text:p>
          </table:table-cell>
          <table:table-cell office:value-type="float" office:value="0.000379429" calcext:value-type="float">
            <text:p>0.000379429</text:p>
          </table:table-cell>
          <table:table-cell table:formula="of:=1000*[.G11]" office:value-type="float" office:value="0.379429" calcext:value-type="float">
            <text:p>0.379429</text:p>
          </table:table-cell>
          <table:table-cell/>
          <table:table-cell office:value-type="float" office:value="-49.3" calcext:value-type="float">
            <text:p>-49.3</text:p>
          </table:table-cell>
          <table:table-cell office:value-type="float" office:value="0.0013092387233606" calcext:value-type="float">
            <text:p>0.0013092387</text:p>
          </table:table-cell>
          <table:table-cell table:formula="of:= [.K11]*1000" office:value-type="float" office:value="1.3092387233606" calcext:value-type="float">
            <text:p>1.3092387234</text:p>
          </table:table-cell>
          <table:table-cell/>
          <table:table-cell table:style-name="ce1" office:value-type="float" office:value="-5.75" calcext:value-type="float">
            <text:p>-5.75</text:p>
          </table:table-cell>
          <table:table-cell table:style-name="ce1" office:value-type="float" office:value="196.17357212428" calcext:value-type="float">
            <text:p>196.1735721243</text:p>
          </table:table-cell>
          <table:table-cell office:value-type="float" office:value="-49.3" calcext:value-type="float">
            <text:p>-49.3</text:p>
          </table:table-cell>
          <table:table-cell office:value-type="float" office:value="0.00209468012288272" calcext:value-type="float">
            <text:p>0.002094680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325.84516154149" calcext:value-type="float">
            <text:p>325.8451615415</text:p>
          </table:table-cell>
          <table:table-cell table:style-name="ce1" office:value-type="float" office:value="323.763402811374" calcext:value-type="float">
            <text:p>323.7634028114</text:p>
          </table:table-cell>
          <table:table-cell office:value-type="float" office:value="83.785" calcext:value-type="float">
            <text:p>83.785</text:p>
          </table:table-cell>
          <table:table-cell table:formula="of:=[.E12]-17.5" office:value-type="float" office:value="66.285" calcext:value-type="float">
            <text:p>66.285</text:p>
          </table:table-cell>
          <table:table-cell office:value-type="float" office:value="0.00038469" calcext:value-type="float">
            <text:p>0.00038469</text:p>
          </table:table-cell>
          <table:table-cell table:formula="of:=1000*[.G12]" office:value-type="float" office:value="0.38469" calcext:value-type="float">
            <text:p>0.38469</text:p>
          </table:table-cell>
          <table:table-cell/>
          <table:table-cell office:value-type="float" office:value="-49.2" calcext:value-type="float">
            <text:p>-49.2</text:p>
          </table:table-cell>
          <table:table-cell office:value-type="float" office:value="0.00132123406579066" calcext:value-type="float">
            <text:p>0.0013212341</text:p>
          </table:table-cell>
          <table:table-cell table:formula="of:= [.K12]*1000" office:value-type="float" office:value="1.32123406579066" calcext:value-type="float">
            <text:p>1.3212340658</text:p>
          </table:table-cell>
          <table:table-cell/>
          <table:table-cell table:style-name="ce1" office:value-type="float" office:value="-5.5" calcext:value-type="float">
            <text:p>-5.5</text:p>
          </table:table-cell>
          <table:table-cell table:style-name="ce1" office:value-type="float" office:value="189.520862176173" calcext:value-type="float">
            <text:p>189.5208621762</text:p>
          </table:table-cell>
          <table:table-cell office:value-type="float" office:value="-49.2" calcext:value-type="float">
            <text:p>-49.2</text:p>
          </table:table-cell>
          <table:table-cell office:value-type="float" office:value="0.00211628128349146" calcext:value-type="float">
            <text:p>0.00211628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2.75" calcext:value-type="float">
            <text:p>-2.75</text:p>
          </table:table-cell>
          <table:table-cell table:style-name="ce1" office:value-type="float" office:value="335.317102754989" calcext:value-type="float">
            <text:p>335.317102755</text:p>
          </table:table-cell>
          <table:table-cell table:style-name="ce1" office:value-type="float" office:value="337.093978735901" calcext:value-type="float">
            <text:p>337.0939787359</text:p>
          </table:table-cell>
          <table:table-cell office:value-type="float" office:value="83.65" calcext:value-type="float">
            <text:p>83.65</text:p>
          </table:table-cell>
          <table:table-cell table:formula="of:=[.E13]-17.5" office:value-type="float" office:value="66.15" calcext:value-type="float">
            <text:p>66.15</text:p>
          </table:table-cell>
          <table:table-cell office:value-type="float" office:value="0.000388269" calcext:value-type="float">
            <text:p>0.000388269</text:p>
          </table:table-cell>
          <table:table-cell table:formula="of:=1000*[.G13]" office:value-type="float" office:value="0.388269" calcext:value-type="float">
            <text:p>0.388269</text:p>
          </table:table-cell>
          <table:table-cell/>
          <table:table-cell office:value-type="float" office:value="-49.1" calcext:value-type="float">
            <text:p>-49.1</text:p>
          </table:table-cell>
          <table:table-cell office:value-type="float" office:value="0.0013332024803816" calcext:value-type="float">
            <text:p>0.0013332025</text:p>
          </table:table-cell>
          <table:table-cell table:formula="of:= [.K13]*1000" office:value-type="float" office:value="1.3332024803816" calcext:value-type="float">
            <text:p>1.3332024804</text:p>
          </table:table-cell>
          <table:table-cell/>
          <table:table-cell table:style-name="ce1" office:value-type="float" office:value="-5.25" calcext:value-type="float">
            <text:p>-5.25</text:p>
          </table:table-cell>
          <table:table-cell table:style-name="ce1" office:value-type="float" office:value="185.760114394883" calcext:value-type="float">
            <text:p>185.7601143949</text:p>
          </table:table-cell>
          <table:table-cell office:value-type="float" office:value="-49.1" calcext:value-type="float">
            <text:p>-49.1</text:p>
          </table:table-cell>
          <table:table-cell office:value-type="float" office:value="0.00213789683459901" calcext:value-type="float">
            <text:p>0.00213789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354.377660695479" calcext:value-type="float">
            <text:p>354.3776606955</text:p>
          </table:table-cell>
          <table:table-cell table:style-name="ce1" office:value-type="float" office:value="352.330894614707" calcext:value-type="float">
            <text:p>352.3308946147</text:p>
          </table:table-cell>
          <table:table-cell office:value-type="float" office:value="83.515" calcext:value-type="float">
            <text:p>83.515</text:p>
          </table:table-cell>
          <table:table-cell table:formula="of:=[.E14]-17.5" office:value-type="float" office:value="66.015" calcext:value-type="float">
            <text:p>66.015</text:p>
          </table:table-cell>
          <table:table-cell office:value-type="float" office:value="0.000391849" calcext:value-type="float">
            <text:p>0.000391849</text:p>
          </table:table-cell>
          <table:table-cell table:formula="of:=1000*[.G14]" office:value-type="float" office:value="0.391849" calcext:value-type="float">
            <text:p>0.391849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134514396713343" calcext:value-type="float">
            <text:p>0.001345144</text:p>
          </table:table-cell>
          <table:table-cell table:formula="of:= [.K14]*1000" office:value-type="float" office:value="1.34514396713343" calcext:value-type="float">
            <text:p>1.3451439671</text:p>
          </table:table-cell>
          <table:table-cell/>
          <table:table-cell table:style-name="ce1" office:value-type="float" office:value="-5" calcext:value-type="float">
            <text:p>-5</text:p>
          </table:table-cell>
          <table:table-cell table:style-name="ce1" office:value-type="float" office:value="184.716725014277" calcext:value-type="float">
            <text:p>184.7167250143</text:p>
          </table:table-cell>
          <table:table-cell office:value-type="float" office:value="-49" calcext:value-type="float">
            <text:p>-49</text:p>
          </table:table-cell>
          <table:table-cell office:value-type="float" office:value="0.00215952677620536" calcext:value-type="float">
            <text:p>0.00215952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2">
          <table:table-cell/>
          <table:table-cell table:style-name="ce1" office:value-type="float" office:value="-2.25" calcext:value-type="float">
            <text:p>-2.25</text:p>
          </table:table-cell>
          <table:table-cell table:style-name="ce1" office:value-type="float" office:value="356.834150972129" calcext:value-type="float">
            <text:p>356.8341509721</text:p>
          </table:table-cell>
          <table:table-cell table:style-name="ce1" office:value-type="float" office:value="363.014544198989" calcext:value-type="float">
            <text:p>363.014544199</text:p>
          </table:table-cell>
          <table:table-cell office:value-type="float" office:value="83.38" calcext:value-type="float">
            <text:p>83.38</text:p>
          </table:table-cell>
          <table:table-cell table:formula="of:=[.E15]-17.5" office:value-type="float" office:value="65.88" calcext:value-type="float">
            <text:p>65.88</text:p>
          </table:table-cell>
          <table:table-cell office:value-type="float" office:value="0.000395693" calcext:value-type="float">
            <text:p>0.000395693</text:p>
          </table:table-cell>
          <table:table-cell table:formula="of:=1000*[.G15]" office:value-type="float" office:value="0.395693" calcext:value-type="float">
            <text:p>0.395693</text:p>
          </table:table-cell>
          <table:table-cell/>
          <table:table-cell office:value-type="float" office:value="-48.9" calcext:value-type="float">
            <text:p>-48.9</text:p>
          </table:table-cell>
          <table:table-cell office:value-type="float" office:value="0.00135705852604613" calcext:value-type="float">
            <text:p>0.0013570585</text:p>
          </table:table-cell>
          <table:table-cell table:formula="of:= [.K15]*1000" office:value-type="float" office:value="1.35705852604613" calcext:value-type="float">
            <text:p>1.357058526</text:p>
          </table:table-cell>
          <table:table-cell/>
          <table:table-cell table:style-name="ce1" office:value-type="float" office:value="-4.75" calcext:value-type="float">
            <text:p>-4.75</text:p>
          </table:table-cell>
          <table:table-cell table:style-name="ce1" office:value-type="float" office:value="186.34481854884" calcext:value-type="float">
            <text:p>186.3448185488</text:p>
          </table:table-cell>
          <table:table-cell office:value-type="float" office:value="-48.9" calcext:value-type="float">
            <text:p>-48.9</text:p>
          </table:table-cell>
          <table:table-cell office:value-type="float" office:value="0.00218117110831052" calcext:value-type="float">
            <text:p>0.0021811711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62.887126528346" calcext:value-type="float">
            <text:p>362.8871265283</text:p>
          </table:table-cell>
          <table:table-cell table:style-name="ce1" office:value-type="float" office:value="365.691809314893" calcext:value-type="float">
            <text:p>365.6918093149</text:p>
          </table:table-cell>
          <table:table-cell office:value-type="float" office:value="83.245" calcext:value-type="float">
            <text:p>83.245</text:p>
          </table:table-cell>
          <table:table-cell table:formula="of:=[.E16]-17.5" office:value-type="float" office:value="65.745" calcext:value-type="float">
            <text:p>65.745</text:p>
          </table:table-cell>
          <table:table-cell office:value-type="float" office:value="0.000399447" calcext:value-type="float">
            <text:p>0.000399447</text:p>
          </table:table-cell>
          <table:table-cell table:formula="of:=1000*[.G16]" office:value-type="float" office:value="0.399447" calcext:value-type="float">
            <text:p>0.399447</text:p>
          </table:table-cell>
          <table:table-cell/>
          <table:table-cell office:value-type="float" office:value="-48.8" calcext:value-type="float">
            <text:p>-48.8</text:p>
          </table:table-cell>
          <table:table-cell office:value-type="float" office:value="0.00136894615711972" calcext:value-type="float">
            <text:p>0.0013689462</text:p>
          </table:table-cell>
          <table:table-cell table:formula="of:= [.K16]*1000" office:value-type="float" office:value="1.36894615711972" calcext:value-type="float">
            <text:p>1.3689461571</text:p>
          </table:table-cell>
          <table:table-cell/>
          <table:table-cell table:style-name="ce1" office:value-type="float" office:value="-4.5" calcext:value-type="float">
            <text:p>-4.5</text:p>
          </table:table-cell>
          <table:table-cell table:style-name="ce1" office:value-type="float" office:value="190.252628102741" calcext:value-type="float">
            <text:p>190.2526281027</text:p>
          </table:table-cell>
          <table:table-cell office:value-type="float" office:value="-48.8" calcext:value-type="float">
            <text:p>-48.8</text:p>
          </table:table-cell>
          <table:table-cell office:value-type="float" office:value="0.00220282983091448" calcext:value-type="float">
            <text:p>0.0022028298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1.75" calcext:value-type="float">
            <text:p>-1.75</text:p>
          </table:table-cell>
          <table:table-cell table:style-name="ce1" office:value-type="float" office:value="358.507941474105" calcext:value-type="float">
            <text:p>358.5079414741</text:p>
          </table:table-cell>
          <table:table-cell table:style-name="ce1" office:value-type="float" office:value="359.817731914368" calcext:value-type="float">
            <text:p>359.8177319144</text:p>
          </table:table-cell>
          <table:table-cell office:value-type="float" office:value="83.11" calcext:value-type="float">
            <text:p>83.11</text:p>
          </table:table-cell>
          <table:table-cell table:formula="of:=[.E17]-17.5" office:value-type="float" office:value="65.61" calcext:value-type="float">
            <text:p>65.61</text:p>
          </table:table-cell>
          <table:table-cell office:value-type="float" office:value="0.000403202" calcext:value-type="float">
            <text:p>0.000403202</text:p>
          </table:table-cell>
          <table:table-cell table:formula="of:=1000*[.G17]" office:value-type="float" office:value="0.403202" calcext:value-type="float">
            <text:p>0.403202</text:p>
          </table:table-cell>
          <table:table-cell/>
          <table:table-cell office:value-type="float" office:value="-48.7" calcext:value-type="float">
            <text:p>-48.7</text:p>
          </table:table-cell>
          <table:table-cell office:value-type="float" office:value="0.00138080686035419" calcext:value-type="float">
            <text:p>0.0013808069</text:p>
          </table:table-cell>
          <table:table-cell table:formula="of:= [.K17]*1000" office:value-type="float" office:value="1.38080686035419" calcext:value-type="float">
            <text:p>1.3808068604</text:p>
          </table:table-cell>
          <table:table-cell/>
          <table:table-cell table:style-name="ce1" office:value-type="float" office:value="-4.25" calcext:value-type="float">
            <text:p>-4.25</text:p>
          </table:table-cell>
          <table:table-cell table:style-name="ce1" office:value-type="float" office:value="196.360933996556" calcext:value-type="float">
            <text:p>196.3609339966</text:p>
          </table:table-cell>
          <table:table-cell office:value-type="float" office:value="-48.7" calcext:value-type="float">
            <text:p>-48.7</text:p>
          </table:table-cell>
          <table:table-cell office:value-type="float" office:value="0.00222450294401725" calcext:value-type="float">
            <text:p>0.002224502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1.5" calcext:value-type="float">
            <text:p>-1.5</text:p>
          </table:table-cell>
          <table:table-cell table:style-name="ce1" office:value-type="float" office:value="347.164222378977" calcext:value-type="float">
            <text:p>347.164222379</text:p>
          </table:table-cell>
          <table:table-cell table:style-name="ce1" office:value-type="float" office:value="344.732216220068" calcext:value-type="float">
            <text:p>344.7322162201</text:p>
          </table:table-cell>
          <table:table-cell office:value-type="float" office:value="82.975" calcext:value-type="float">
            <text:p>82.975</text:p>
          </table:table-cell>
          <table:table-cell table:formula="of:=[.E18]-17.5" office:value-type="float" office:value="65.475" calcext:value-type="float">
            <text:p>65.475</text:p>
          </table:table-cell>
          <table:table-cell office:value-type="float" office:value="0.000406889" calcext:value-type="float">
            <text:p>0.000406889</text:p>
          </table:table-cell>
          <table:table-cell table:formula="of:=1000*[.G18]" office:value-type="float" office:value="0.406889" calcext:value-type="float">
            <text:p>0.406889</text:p>
          </table:table-cell>
          <table:table-cell/>
          <table:table-cell office:value-type="float" office:value="-48.6" calcext:value-type="float">
            <text:p>-48.6</text:p>
          </table:table-cell>
          <table:table-cell office:value-type="float" office:value="0.00139264063574954" calcext:value-type="float">
            <text:p>0.0013926406</text:p>
          </table:table-cell>
          <table:table-cell table:formula="of:= [.K18]*1000" office:value-type="float" office:value="1.39264063574954" calcext:value-type="float">
            <text:p>1.3926406357</text:p>
          </table:table-cell>
          <table:table-cell/>
          <table:table-cell table:style-name="ce1" office:value-type="float" office:value="-4" calcext:value-type="float">
            <text:p>-4</text:p>
          </table:table-cell>
          <table:table-cell table:style-name="ce1" office:value-type="float" office:value="205.141115576571" calcext:value-type="float">
            <text:p>205.1411155766</text:p>
          </table:table-cell>
          <table:table-cell office:value-type="float" office:value="-48.6" calcext:value-type="float">
            <text:p>-48.6</text:p>
          </table:table-cell>
          <table:table-cell office:value-type="float" office:value="0.00224619044761883" calcext:value-type="float">
            <text:p>0.0022461904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1.25" calcext:value-type="float">
            <text:p>-1.25</text:p>
          </table:table-cell>
          <table:table-cell table:style-name="ce1" office:value-type="float" office:value="330.943238939852" calcext:value-type="float">
            <text:p>330.9432389399</text:p>
          </table:table-cell>
          <table:table-cell table:style-name="ce1" office:value-type="float" office:value="326.938160819443" calcext:value-type="float">
            <text:p>326.9381608194</text:p>
          </table:table-cell>
          <table:table-cell office:value-type="float" office:value="82.84" calcext:value-type="float">
            <text:p>82.84</text:p>
          </table:table-cell>
          <table:table-cell table:formula="of:=[.E19]-17.5" office:value-type="float" office:value="65.34" calcext:value-type="float">
            <text:p>65.34</text:p>
          </table:table-cell>
          <table:table-cell office:value-type="float" office:value="0.000411216" calcext:value-type="float">
            <text:p>0.000411216</text:p>
          </table:table-cell>
          <table:table-cell table:formula="of:=1000*[.G19]" office:value-type="float" office:value="0.411216" calcext:value-type="float">
            <text:p>0.411216</text:p>
          </table:table-cell>
          <table:table-cell/>
          <table:table-cell office:value-type="float" office:value="-48.5" calcext:value-type="float">
            <text:p>-48.5</text:p>
          </table:table-cell>
          <table:table-cell office:value-type="float" office:value="0.00140444748330577" calcext:value-type="float">
            <text:p>0.0014044475</text:p>
          </table:table-cell>
          <table:table-cell table:formula="of:= [.K19]*1000" office:value-type="float" office:value="1.40444748330577" calcext:value-type="float">
            <text:p>1.4044474833</text:p>
          </table:table-cell>
          <table:table-cell/>
          <table:table-cell table:style-name="ce1" office:value-type="float" office:value="-3.75" calcext:value-type="float">
            <text:p>-3.75</text:p>
          </table:table-cell>
          <table:table-cell table:style-name="ce1" office:value-type="float" office:value="216.149328011909" calcext:value-type="float">
            <text:p>216.1493280119</text:p>
          </table:table-cell>
          <table:table-cell office:value-type="float" office:value="-48.5" calcext:value-type="float">
            <text:p>-48.5</text:p>
          </table:table-cell>
          <table:table-cell office:value-type="float" office:value="0.00226789234171921" calcext:value-type="float">
            <text:p>0.0022678923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1" calcext:value-type="float">
            <text:p>-1</text:p>
          </table:table-cell>
          <table:table-cell table:style-name="ce1" office:value-type="float" office:value="311.660648783256" calcext:value-type="float">
            <text:p>311.6606487833</text:p>
          </table:table-cell>
          <table:table-cell table:style-name="ce1" office:value-type="float" office:value="308.118982213041" calcext:value-type="float">
            <text:p>308.118982213</text:p>
          </table:table-cell>
          <table:table-cell office:value-type="float" office:value="82.705" calcext:value-type="float">
            <text:p>82.705</text:p>
          </table:table-cell>
          <table:table-cell table:formula="of:=[.E20]-17.5" office:value-type="float" office:value="65.205" calcext:value-type="float">
            <text:p>65.205</text:p>
          </table:table-cell>
          <table:table-cell office:value-type="float" office:value="0.00041556" calcext:value-type="float">
            <text:p>0.00041556</text:p>
          </table:table-cell>
          <table:table-cell table:formula="of:=1000*[.G20]" office:value-type="float" office:value="0.41556" calcext:value-type="float">
            <text:p>0.41556</text:p>
          </table:table-cell>
          <table:table-cell/>
          <table:table-cell office:value-type="float" office:value="-48.4" calcext:value-type="float">
            <text:p>-48.4</text:p>
          </table:table-cell>
          <table:table-cell office:value-type="float" office:value="0.00141622740302289" calcext:value-type="float">
            <text:p>0.0014162274</text:p>
          </table:table-cell>
          <table:table-cell table:formula="of:= [.K20]*1000" office:value-type="float" office:value="1.41622740302289" calcext:value-type="float">
            <text:p>1.416227403</text:p>
          </table:table-cell>
          <table:table-cell/>
          <table:table-cell table:style-name="ce1" office:value-type="float" office:value="-3.5" calcext:value-type="float">
            <text:p>-3.5</text:p>
          </table:table-cell>
          <table:table-cell table:style-name="ce1" office:value-type="float" office:value="229.909682484231" calcext:value-type="float">
            <text:p>229.9096824842</text:p>
          </table:table-cell>
          <table:table-cell office:value-type="float" office:value="-48.4" calcext:value-type="float">
            <text:p>-48.4</text:p>
          </table:table-cell>
          <table:table-cell office:value-type="float" office:value="0.0022896086263184" calcext:value-type="float">
            <text:p>0.0022896086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297.383329223412" calcext:value-type="float">
            <text:p>297.3833292234</text:p>
          </table:table-cell>
          <table:table-cell table:style-name="ce1" office:value-type="float" office:value="293.48847200529" calcext:value-type="float">
            <text:p>293.4884720053</text:p>
          </table:table-cell>
          <table:table-cell office:value-type="float" office:value="82.57" calcext:value-type="float">
            <text:p>82.57</text:p>
          </table:table-cell>
          <table:table-cell table:formula="of:=[.E21]-17.5" office:value-type="float" office:value="65.07" calcext:value-type="float">
            <text:p>65.07</text:p>
          </table:table-cell>
          <table:table-cell office:value-type="float" office:value="0.000419919" calcext:value-type="float">
            <text:p>0.000419919</text:p>
          </table:table-cell>
          <table:table-cell table:formula="of:=1000*[.G21]" office:value-type="float" office:value="0.419919" calcext:value-type="float">
            <text:p>0.419919</text:p>
          </table:table-cell>
          <table:table-cell/>
          <table:table-cell office:value-type="float" office:value="-48.3" calcext:value-type="float">
            <text:p>-48.3</text:p>
          </table:table-cell>
          <table:table-cell office:value-type="float" office:value="0.00142798039490088" calcext:value-type="float">
            <text:p>0.0014279804</text:p>
          </table:table-cell>
          <table:table-cell table:formula="of:= [.K21]*1000" office:value-type="float" office:value="1.42798039490088" calcext:value-type="float">
            <text:p>1.4279803949</text:p>
          </table:table-cell>
          <table:table-cell/>
          <table:table-cell table:style-name="ce1" office:value-type="float" office:value="-3.25" calcext:value-type="float">
            <text:p>-3.25</text:p>
          </table:table-cell>
          <table:table-cell table:style-name="ce1" office:value-type="float" office:value="245.914914757117" calcext:value-type="float">
            <text:p>245.9149147571</text:p>
          </table:table-cell>
          <table:table-cell office:value-type="float" office:value="-48.3" calcext:value-type="float">
            <text:p>-48.3</text:p>
          </table:table-cell>
          <table:table-cell office:value-type="float" office:value="0.0023113393014164" calcext:value-type="float">
            <text:p>0.0023113393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0.5" calcext:value-type="float">
            <text:p>-0.5</text:p>
          </table:table-cell>
          <table:table-cell table:style-name="ce1" office:value-type="float" office:value="288.981941477318" calcext:value-type="float">
            <text:p>288.9819414773</text:p>
          </table:table-cell>
          <table:table-cell table:style-name="ce1" office:value-type="float" office:value="285.506898165351" calcext:value-type="float">
            <text:p>285.5068981654</text:p>
          </table:table-cell>
          <table:table-cell office:value-type="float" office:value="82.435" calcext:value-type="float">
            <text:p>82.435</text:p>
          </table:table-cell>
          <table:table-cell table:formula="of:=[.E22]-17.5" office:value-type="float" office:value="64.935" calcext:value-type="float">
            <text:p>64.935</text:p>
          </table:table-cell>
          <table:table-cell office:value-type="float" office:value="0.000424294" calcext:value-type="float">
            <text:p>0.000424294</text:p>
          </table:table-cell>
          <table:table-cell table:formula="of:=1000*[.G22]" office:value-type="float" office:value="0.424294" calcext:value-type="float">
            <text:p>0.424294</text:p>
          </table:table-cell>
          <table:table-cell/>
          <table:table-cell office:value-type="float" office:value="-48.2" calcext:value-type="float">
            <text:p>-48.2</text:p>
          </table:table-cell>
          <table:table-cell office:value-type="float" office:value="0.00143970645893976" calcext:value-type="float">
            <text:p>0.0014397065</text:p>
          </table:table-cell>
          <table:table-cell table:formula="of:= [.K22]*1000" office:value-type="float" office:value="1.43970645893976" calcext:value-type="float">
            <text:p>1.4397064589</text:p>
          </table:table-cell>
          <table:table-cell/>
          <table:table-cell table:style-name="ce1" office:value-type="float" office:value="-3" calcext:value-type="float">
            <text:p>-3</text:p>
          </table:table-cell>
          <table:table-cell table:style-name="ce1" office:value-type="float" office:value="263.381258634702" calcext:value-type="float">
            <text:p>263.3812586347</text:p>
          </table:table-cell>
          <table:table-cell office:value-type="float" office:value="-48.2" calcext:value-type="float">
            <text:p>-48.2</text:p>
          </table:table-cell>
          <table:table-cell office:value-type="float" office:value="0.0023330843670132" calcext:value-type="float">
            <text:p>0.0023330844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284.402055723935" calcext:value-type="float">
            <text:p>284.4020557239</text:p>
          </table:table-cell>
          <table:table-cell table:style-name="ce1" office:value-type="float" office:value="281.945706298216" calcext:value-type="float">
            <text:p>281.9457062982</text:p>
          </table:table-cell>
          <table:table-cell office:value-type="float" office:value="82.3" calcext:value-type="float">
            <text:p>82.3</text:p>
          </table:table-cell>
          <table:table-cell table:formula="of:=[.E23]-17.5" office:value-type="float" office:value="64.8" calcext:value-type="float">
            <text:p>64.8</text:p>
          </table:table-cell>
          <table:table-cell office:value-type="float" office:value="0.000428685" calcext:value-type="float">
            <text:p>0.000428685</text:p>
          </table:table-cell>
          <table:table-cell table:formula="of:=1000*[.G23]" office:value-type="float" office:value="0.428685" calcext:value-type="float">
            <text:p>0.428685</text:p>
          </table:table-cell>
          <table:table-cell/>
          <table:table-cell office:value-type="float" office:value="-48.1" calcext:value-type="float">
            <text:p>-48.1</text:p>
          </table:table-cell>
          <table:table-cell office:value-type="float" office:value="0.00145140559513952" calcext:value-type="float">
            <text:p>0.0014514056</text:p>
          </table:table-cell>
          <table:table-cell table:formula="of:= [.K23]*1000" office:value-type="float" office:value="1.45140559513952" calcext:value-type="float">
            <text:p>1.4514055951</text:p>
          </table:table-cell>
          <table:table-cell/>
          <table:table-cell table:style-name="ce1" office:value-type="float" office:value="-2.75" calcext:value-type="float">
            <text:p>-2.75</text:p>
          </table:table-cell>
          <table:table-cell table:style-name="ce1" office:value-type="float" office:value="282.763452553543" calcext:value-type="float">
            <text:p>282.7634525535</text:p>
          </table:table-cell>
          <table:table-cell office:value-type="float" office:value="-48.1" calcext:value-type="float">
            <text:p>-48.1</text:p>
          </table:table-cell>
          <table:table-cell office:value-type="float" office:value="0.00235484382310881" calcext:value-type="float">
            <text:p>0.0023548438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84.57" calcext:value-type="float">
            <text:p>284.57</text:p>
          </table:table-cell>
          <table:table-cell table:style-name="ce1" office:value-type="float" office:value="283.41" calcext:value-type="float">
            <text:p>283.41</text:p>
          </table:table-cell>
          <table:table-cell office:value-type="float" office:value="82.165" calcext:value-type="float">
            <text:p>82.165</text:p>
          </table:table-cell>
          <table:table-cell table:formula="of:=[.E24]-17.5" office:value-type="float" office:value="64.665" calcext:value-type="float">
            <text:p>64.665</text:p>
          </table:table-cell>
          <table:table-cell office:value-type="float" office:value="0.000433091" calcext:value-type="float">
            <text:p>0.000433091</text:p>
          </table:table-cell>
          <table:table-cell table:formula="of:=1000*[.G24]" office:value-type="float" office:value="0.433091" calcext:value-type="float">
            <text:p>0.433091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146307780350016" calcext:value-type="float">
            <text:p>0.0014630778</text:p>
          </table:table-cell>
          <table:table-cell table:formula="of:= [.K24]*1000" office:value-type="float" office:value="1.46307780350016" calcext:value-type="float">
            <text:p>1.4630778035</text:p>
          </table:table-cell>
          <table:table-cell/>
          <table:table-cell table:style-name="ce1" office:value-type="float" office:value="-2.5" calcext:value-type="float">
            <text:p>-2.5</text:p>
          </table:table-cell>
          <table:table-cell table:style-name="ce1" office:value-type="float" office:value="302.720437697886" calcext:value-type="float">
            <text:p>302.7204376979</text:p>
          </table:table-cell>
          <table:table-cell office:value-type="float" office:value="-48" calcext:value-type="float">
            <text:p>-48</text:p>
          </table:table-cell>
          <table:table-cell office:value-type="float" office:value="0.00237661766970322" calcext:value-type="float">
            <text:p>0.0023766177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88.015240048161" calcext:value-type="float">
            <text:p>288.0152400482</text:p>
          </table:table-cell>
          <table:table-cell table:style-name="ce1" office:value-type="float" office:value="283.661150318474" calcext:value-type="float">
            <text:p>283.6611503185</text:p>
          </table:table-cell>
          <table:table-cell office:value-type="float" office:value="82.03" calcext:value-type="float">
            <text:p>82.03</text:p>
          </table:table-cell>
          <table:table-cell table:formula="of:=[.E25]-17.5" office:value-type="float" office:value="64.53" calcext:value-type="float">
            <text:p>64.53</text:p>
          </table:table-cell>
          <table:table-cell office:value-type="float" office:value="0.000437514" calcext:value-type="float">
            <text:p>0.000437514</text:p>
          </table:table-cell>
          <table:table-cell table:formula="of:=1000*[.G25]" office:value-type="float" office:value="0.437514" calcext:value-type="float">
            <text:p>0.437514</text:p>
          </table:table-cell>
          <table:table-cell/>
          <table:table-cell office:value-type="float" office:value="-47.9" calcext:value-type="float">
            <text:p>-47.9</text:p>
          </table:table-cell>
          <table:table-cell office:value-type="float" office:value="0.00147472308402168" calcext:value-type="float">
            <text:p>0.0014747231</text:p>
          </table:table-cell>
          <table:table-cell table:formula="of:= [.K25]*1000" office:value-type="float" office:value="1.47472308402168" calcext:value-type="float">
            <text:p>1.474723084</text:p>
          </table:table-cell>
          <table:table-cell/>
          <table:table-cell table:style-name="ce1" office:value-type="float" office:value="-2.25" calcext:value-type="float">
            <text:p>-2.25</text:p>
          </table:table-cell>
          <table:table-cell table:style-name="ce1" office:value-type="float" office:value="320.429219953487" calcext:value-type="float">
            <text:p>320.4292199535</text:p>
          </table:table-cell>
          <table:table-cell office:value-type="float" office:value="-47.9" calcext:value-type="float">
            <text:p>-47.9</text:p>
          </table:table-cell>
          <table:table-cell office:value-type="float" office:value="0.00239840590679645" calcext:value-type="float">
            <text:p>0.002398405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94.929686874685" calcext:value-type="float">
            <text:p>294.9296868747</text:p>
          </table:table-cell>
          <table:table-cell table:style-name="ce1" office:value-type="float" office:value="286.312456068541" calcext:value-type="float">
            <text:p>286.3124560685</text:p>
          </table:table-cell>
          <table:table-cell office:value-type="float" office:value="81.895" calcext:value-type="float">
            <text:p>81.895</text:p>
          </table:table-cell>
          <table:table-cell table:formula="of:=[.E26]-17.5" office:value-type="float" office:value="64.395" calcext:value-type="float">
            <text:p>64.395</text:p>
          </table:table-cell>
          <table:table-cell office:value-type="float" office:value="0.000441952" calcext:value-type="float">
            <text:p>0.000441952</text:p>
          </table:table-cell>
          <table:table-cell table:formula="of:=1000*[.G26]" office:value-type="float" office:value="0.441952" calcext:value-type="float">
            <text:p>0.441952</text:p>
          </table:table-cell>
          <table:table-cell/>
          <table:table-cell office:value-type="float" office:value="-47.8" calcext:value-type="float">
            <text:p>-47.8</text:p>
          </table:table-cell>
          <table:table-cell office:value-type="float" office:value="0.00148634143670409" calcext:value-type="float">
            <text:p>0.0014863414</text:p>
          </table:table-cell>
          <table:table-cell table:formula="of:= [.K26]*1000" office:value-type="float" office:value="1.48634143670409" calcext:value-type="float">
            <text:p>1.4863414367</text:p>
          </table:table-cell>
          <table:table-cell/>
          <table:table-cell table:style-name="ce1" office:value-type="float" office:value="-2" calcext:value-type="float">
            <text:p>-2</text:p>
          </table:table-cell>
          <table:table-cell table:style-name="ce1" office:value-type="float" office:value="329.802977700323" calcext:value-type="float">
            <text:p>329.8029777003</text:p>
          </table:table-cell>
          <table:table-cell office:value-type="float" office:value="-47.8" calcext:value-type="float">
            <text:p>-47.8</text:p>
          </table:table-cell>
          <table:table-cell office:value-type="float" office:value="0.00242020853438847" calcext:value-type="float">
            <text:p>0.0024202085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304.724568750208" calcext:value-type="float">
            <text:p>304.7245687502</text:p>
          </table:table-cell>
          <table:table-cell table:style-name="ce1" office:value-type="float" office:value="292.400202633309" calcext:value-type="float">
            <text:p>292.4002026333</text:p>
          </table:table-cell>
          <table:table-cell office:value-type="float" office:value="81.76" calcext:value-type="float">
            <text:p>81.76</text:p>
          </table:table-cell>
          <table:table-cell table:formula="of:=[.E27]-17.5" office:value-type="float" office:value="64.26" calcext:value-type="float">
            <text:p>64.26</text:p>
          </table:table-cell>
          <table:table-cell office:value-type="float" office:value="0.00044674" calcext:value-type="float">
            <text:p>0.00044674</text:p>
          </table:table-cell>
          <table:table-cell table:formula="of:=1000*[.G27]" office:value-type="float" office:value="0.44674" calcext:value-type="float">
            <text:p>0.44674</text:p>
          </table:table-cell>
          <table:table-cell/>
          <table:table-cell office:value-type="float" office:value="-47.7" calcext:value-type="float">
            <text:p>-47.7</text:p>
          </table:table-cell>
          <table:table-cell office:value-type="float" office:value="0.00149793286154737" calcext:value-type="float">
            <text:p>0.0014979329</text:p>
          </table:table-cell>
          <table:table-cell table:formula="of:= [.K27]*1000" office:value-type="float" office:value="1.49793286154737" calcext:value-type="float">
            <text:p>1.4979328615</text:p>
          </table:table-cell>
          <table:table-cell/>
          <table:table-cell table:style-name="ce1" office:value-type="float" office:value="-1.75" calcext:value-type="float">
            <text:p>-1.75</text:p>
          </table:table-cell>
          <table:table-cell table:style-name="ce1" office:value-type="float" office:value="328.527825609947" calcext:value-type="float">
            <text:p>328.5278256099</text:p>
          </table:table-cell>
          <table:table-cell office:value-type="float" office:value="-47.7" calcext:value-type="float">
            <text:p>-47.7</text:p>
          </table:table-cell>
          <table:table-cell office:value-type="float" office:value="0.0024420255524793" calcext:value-type="float">
            <text:p>0.0024420256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17.051414284813" calcext:value-type="float">
            <text:p>317.0514142848</text:p>
          </table:table-cell>
          <table:table-cell table:style-name="ce1" office:value-type="float" office:value="303.40720789065" calcext:value-type="float">
            <text:p>303.4072078907</text:p>
          </table:table-cell>
          <table:table-cell office:value-type="float" office:value="81.625" calcext:value-type="float">
            <text:p>81.625</text:p>
          </table:table-cell>
          <table:table-cell table:formula="of:=[.E28]-17.5" office:value-type="float" office:value="64.125" calcext:value-type="float">
            <text:p>64.125</text:p>
          </table:table-cell>
          <table:table-cell office:value-type="float" office:value="0.000451713" calcext:value-type="float">
            <text:p>0.000451713</text:p>
          </table:table-cell>
          <table:table-cell table:formula="of:=1000*[.G28]" office:value-type="float" office:value="0.451713" calcext:value-type="float">
            <text:p>0.451713</text:p>
          </table:table-cell>
          <table:table-cell/>
          <table:table-cell office:value-type="float" office:value="-47.6" calcext:value-type="float">
            <text:p>-47.6</text:p>
          </table:table-cell>
          <table:table-cell office:value-type="float" office:value="0.00150949735855154" calcext:value-type="float">
            <text:p>0.0015094974</text:p>
          </table:table-cell>
          <table:table-cell table:formula="of:= [.K28]*1000" office:value-type="float" office:value="1.50949735855154" calcext:value-type="float">
            <text:p>1.5094973586</text:p>
          </table:table-cell>
          <table:table-cell/>
          <table:table-cell table:style-name="ce1" office:value-type="float" office:value="-1.5" calcext:value-type="float">
            <text:p>-1.5</text:p>
          </table:table-cell>
          <table:table-cell table:style-name="ce1" office:value-type="float" office:value="321.089454513847" calcext:value-type="float">
            <text:p>321.0894545138</text:p>
          </table:table-cell>
          <table:table-cell office:value-type="float" office:value="-47.6" calcext:value-type="float">
            <text:p>-47.6</text:p>
          </table:table-cell>
          <table:table-cell office:value-type="float" office:value="0.00246385696106894" calcext:value-type="float">
            <text:p>0.002463857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331.299474946762" calcext:value-type="float">
            <text:p>331.2994749468</text:p>
          </table:table-cell>
          <table:table-cell table:style-name="ce1" office:value-type="float" office:value="323.908068747909" calcext:value-type="float">
            <text:p>323.9080687479</text:p>
          </table:table-cell>
          <table:table-cell office:value-type="float" office:value="81.49" calcext:value-type="float">
            <text:p>81.49</text:p>
          </table:table-cell>
          <table:table-cell table:formula="of:=[.E29]-17.5" office:value-type="float" office:value="63.99" calcext:value-type="float">
            <text:p>63.99</text:p>
          </table:table-cell>
          <table:table-cell office:value-type="float" office:value="0.00045667" calcext:value-type="float">
            <text:p>0.00045667</text:p>
          </table:table-cell>
          <table:table-cell table:formula="of:=1000*[.G29]" office:value-type="float" office:value="0.45667" calcext:value-type="float">
            <text:p>0.45667</text:p>
          </table:table-cell>
          <table:table-cell/>
          <table:table-cell office:value-type="float" office:value="-47.5" calcext:value-type="float">
            <text:p>-47.5</text:p>
          </table:table-cell>
          <table:table-cell office:value-type="float" office:value="0.00152103492771659" calcext:value-type="float">
            <text:p>0.0015210349</text:p>
          </table:table-cell>
          <table:table-cell table:formula="of:= [.K29]*1000" office:value-type="float" office:value="1.52103492771659" calcext:value-type="float">
            <text:p>1.5210349277</text:p>
          </table:table-cell>
          <table:table-cell/>
          <table:table-cell table:style-name="ce1" office:value-type="float" office:value="-1.25" calcext:value-type="float">
            <text:p>-1.25</text:p>
          </table:table-cell>
          <table:table-cell table:style-name="ce1" office:value-type="float" office:value="312.588330716295" calcext:value-type="float">
            <text:p>312.5883307163</text:p>
          </table:table-cell>
          <table:table-cell office:value-type="float" office:value="-47.5" calcext:value-type="float">
            <text:p>-47.5</text:p>
          </table:table-cell>
          <table:table-cell office:value-type="float" office:value="0.00248570276015739" calcext:value-type="float">
            <text:p>0.0024857028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45.105678017618" calcext:value-type="float">
            <text:p>345.1056780176</text:p>
          </table:table-cell>
          <table:table-cell table:style-name="ce1" office:value-type="float" office:value="341.647480453171" calcext:value-type="float">
            <text:p>341.6474804532</text:p>
          </table:table-cell>
          <table:table-cell office:value-type="float" office:value="81.355" calcext:value-type="float">
            <text:p>81.355</text:p>
          </table:table-cell>
          <table:table-cell table:formula="of:=[.E30]-17.5" office:value-type="float" office:value="63.855" calcext:value-type="float">
            <text:p>63.855</text:p>
          </table:table-cell>
          <table:table-cell office:value-type="float" office:value="0.000461613" calcext:value-type="float">
            <text:p>0.000461613</text:p>
          </table:table-cell>
          <table:table-cell table:formula="of:=1000*[.G30]" office:value-type="float" office:value="0.461613" calcext:value-type="float">
            <text:p>0.461613</text:p>
          </table:table-cell>
          <table:table-cell/>
          <table:table-cell office:value-type="float" office:value="-47.4" calcext:value-type="float">
            <text:p>-47.4</text:p>
          </table:table-cell>
          <table:table-cell office:value-type="float" office:value="0.00153254556904252" calcext:value-type="float">
            <text:p>0.0015325456</text:p>
          </table:table-cell>
          <table:table-cell table:formula="of:= [.K30]*1000" office:value-type="float" office:value="1.53254556904252" calcext:value-type="float">
            <text:p>1.532545569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style-name="ce1" office:value-type="float" office:value="303.025952188917" calcext:value-type="float">
            <text:p>303.0259521889</text:p>
          </table:table-cell>
          <table:table-cell office:value-type="float" office:value="-47.4" calcext:value-type="float">
            <text:p>-47.4</text:p>
          </table:table-cell>
          <table:table-cell office:value-type="float" office:value="0.00252816091423293" calcext:value-type="float">
            <text:p>0.00252816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357.204370773931" calcext:value-type="float">
            <text:p>357.2043707739</text:p>
          </table:table-cell>
          <table:table-cell table:style-name="ce1" office:value-type="float" office:value="355.454364159451" calcext:value-type="float">
            <text:p>355.4543641595</text:p>
          </table:table-cell>
          <table:table-cell office:value-type="float" office:value="81.22" calcext:value-type="float">
            <text:p>81.22</text:p>
          </table:table-cell>
          <table:table-cell table:formula="of:=[.E31]-17.5" office:value-type="float" office:value="63.72" calcext:value-type="float">
            <text:p>63.72</text:p>
          </table:table-cell>
          <table:table-cell office:value-type="float" office:value="0.000466541" calcext:value-type="float">
            <text:p>0.000466541</text:p>
          </table:table-cell>
          <table:table-cell table:formula="of:=1000*[.G31]" office:value-type="float" office:value="0.466541" calcext:value-type="float">
            <text:p>0.466541</text:p>
          </table:table-cell>
          <table:table-cell/>
          <table:table-cell office:value-type="float" office:value="-47.3" calcext:value-type="float">
            <text:p>-47.3</text:p>
          </table:table-cell>
          <table:table-cell office:value-type="float" office:value="0.00154279224884566" calcext:value-type="float">
            <text:p>0.0015427922</text:p>
          </table:table-cell>
          <table:table-cell table:formula="of:= [.K31]*1000" office:value-type="float" office:value="1.54279224884566" calcext:value-type="float">
            <text:p>1.5427922488</text:p>
          </table:table-cell>
          <table:table-cell/>
          <table:table-cell table:style-name="ce1" office:value-type="float" office:value="-0.75" calcext:value-type="float">
            <text:p>-0.75</text:p>
          </table:table-cell>
          <table:table-cell table:style-name="ce1" office:value-type="float" office:value="295.847261268378" calcext:value-type="float">
            <text:p>295.8472612684</text:p>
          </table:table-cell>
          <table:table-cell office:value-type="float" office:value="-47.3" calcext:value-type="float">
            <text:p>-47.3</text:p>
          </table:table-cell>
          <table:table-cell office:value-type="float" office:value="0.00255277521427042" calcext:value-type="float">
            <text:p>0.0025527752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62.220096764384" calcext:value-type="float">
            <text:p>362.2200967644</text:p>
          </table:table-cell>
          <table:table-cell table:style-name="ce1" office:value-type="float" office:value="361.196980053821" calcext:value-type="float">
            <text:p>361.1969800538</text:p>
          </table:table-cell>
          <table:table-cell office:value-type="float" office:value="81.085" calcext:value-type="float">
            <text:p>81.085</text:p>
          </table:table-cell>
          <table:table-cell table:formula="of:=[.E32]-17.5" office:value-type="float" office:value="63.585" calcext:value-type="float">
            <text:p>63.585</text:p>
          </table:table-cell>
          <table:table-cell office:value-type="float" office:value="0.000471455" calcext:value-type="float">
            <text:p>0.000471455</text:p>
          </table:table-cell>
          <table:table-cell table:formula="of:=1000*[.G32]" office:value-type="float" office:value="0.471455" calcext:value-type="float">
            <text:p>0.471455</text:p>
          </table:table-cell>
          <table:table-cell/>
          <table:table-cell office:value-type="float" office:value="-47.2" calcext:value-type="float">
            <text:p>-47.2</text:p>
          </table:table-cell>
          <table:table-cell office:value-type="float" office:value="0.0015535556109111" calcext:value-type="float">
            <text:p>0.0015535556</text:p>
          </table:table-cell>
          <table:table-cell table:formula="of:= [.K32]*1000" office:value-type="float" office:value="1.5535556109111" calcext:value-type="float">
            <text:p>1.5535556109</text:p>
          </table:table-cell>
          <table:table-cell/>
          <table:table-cell table:style-name="ce1" office:value-type="float" office:value="-0.5" calcext:value-type="float">
            <text:p>-0.5</text:p>
          </table:table-cell>
          <table:table-cell table:style-name="ce1" office:value-type="float" office:value="290.397830570409" calcext:value-type="float">
            <text:p>290.3978305704</text:p>
          </table:table-cell>
          <table:table-cell office:value-type="float" office:value="-47.2" calcext:value-type="float">
            <text:p>-47.2</text:p>
          </table:table-cell>
          <table:table-cell office:value-type="float" office:value="0.00257736330460513" calcext:value-type="float">
            <text:p>0.0025773633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359.596077425769" calcext:value-type="float">
            <text:p>359.5960774258</text:p>
          </table:table-cell>
          <table:table-cell table:style-name="ce1" office:value-type="float" office:value="359.958833340703" calcext:value-type="float">
            <text:p>359.9588333407</text:p>
          </table:table-cell>
          <table:table-cell office:value-type="float" office:value="80.95" calcext:value-type="float">
            <text:p>80.95</text:p>
          </table:table-cell>
          <table:table-cell table:formula="of:=[.E33]-17.5" office:value-type="float" office:value="63.45" calcext:value-type="float">
            <text:p>63.45</text:p>
          </table:table-cell>
          <table:table-cell office:value-type="float" office:value="0.000476354" calcext:value-type="float">
            <text:p>0.000476354</text:p>
          </table:table-cell>
          <table:table-cell table:formula="of:=1000*[.G33]" office:value-type="float" office:value="0.476354" calcext:value-type="float">
            <text:p>0.476354</text:p>
          </table:table-cell>
          <table:table-cell/>
          <table:table-cell office:value-type="float" office:value="-47.1" calcext:value-type="float">
            <text:p>-47.1</text:p>
          </table:table-cell>
          <table:table-cell office:value-type="float" office:value="0.00156431978734575" calcext:value-type="float">
            <text:p>0.0015643198</text:p>
          </table:table-cell>
          <table:table-cell table:formula="of:= [.K33]*1000" office:value-type="float" office:value="1.56431978734575" calcext:value-type="float">
            <text:p>1.5643197873</text:p>
          </table:table-cell>
          <table:table-cell/>
          <table:table-cell table:style-name="ce1" office:value-type="float" office:value="-0.25" calcext:value-type="float">
            <text:p>-0.25</text:p>
          </table:table-cell>
          <table:table-cell table:style-name="ce1" office:value-type="float" office:value="287.799312890076" calcext:value-type="float">
            <text:p>287.7993128901</text:p>
          </table:table-cell>
          <table:table-cell office:value-type="float" office:value="-47.1" calcext:value-type="float">
            <text:p>-47.1</text:p>
          </table:table-cell>
          <table:table-cell office:value-type="float" office:value="0.00260192518523704" calcext:value-type="float">
            <text:p>0.0026019252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52.711943659412" calcext:value-type="float">
            <text:p>352.7119436594</text:p>
          </table:table-cell>
          <table:table-cell table:style-name="ce1" office:value-type="float" office:value="349.736678373887" calcext:value-type="float">
            <text:p>349.7366783739</text:p>
          </table:table-cell>
          <table:table-cell office:value-type="float" office:value="80.815" calcext:value-type="float">
            <text:p>80.815</text:p>
          </table:table-cell>
          <table:table-cell table:formula="of:=[.E34]-17.5" office:value-type="float" office:value="63.315" calcext:value-type="float">
            <text:p>63.315</text:p>
          </table:table-cell>
          <table:table-cell office:value-type="float" office:value="0.000481238" calcext:value-type="float">
            <text:p>0.000481238</text:p>
          </table:table-cell>
          <table:table-cell table:formula="of:=1000*[.G34]" office:value-type="float" office:value="0.481238" calcext:value-type="float">
            <text:p>0.481238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157508477814961" calcext:value-type="float">
            <text:p>0.0015750848</text:p>
          </table:table-cell>
          <table:table-cell table:formula="of:= [.K34]*1000" office:value-type="float" office:value="1.57508477814961" calcext:value-type="float">
            <text:p>1.5750847781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88.6" calcext:value-type="float">
            <text:p>288.6</text:p>
          </table:table-cell>
          <table:table-cell office:value-type="float" office:value="-47" calcext:value-type="float">
            <text:p>-47</text:p>
          </table:table-cell>
          <table:table-cell office:value-type="float" office:value="0.00262646085616619" calcext:value-type="float">
            <text:p>0.0026264609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339.068251831398" calcext:value-type="float">
            <text:p>339.0682518314</text:p>
          </table:table-cell>
          <table:table-cell table:style-name="ce1" office:value-type="float" office:value="338.270510095101" calcext:value-type="float">
            <text:p>338.2705100951</text:p>
          </table:table-cell>
          <table:table-cell office:value-type="float" office:value="80.68" calcext:value-type="float">
            <text:p>80.68</text:p>
          </table:table-cell>
          <table:table-cell table:formula="of:=[.E35]-17.5" office:value-type="float" office:value="63.18" calcext:value-type="float">
            <text:p>63.18</text:p>
          </table:table-cell>
          <table:table-cell office:value-type="float" office:value="0.000486107" calcext:value-type="float">
            <text:p>0.000486107</text:p>
          </table:table-cell>
          <table:table-cell table:formula="of:=1000*[.G35]" office:value-type="float" office:value="0.486107" calcext:value-type="float">
            <text:p>0.486107</text:p>
          </table:table-cell>
          <table:table-cell/>
          <table:table-cell office:value-type="float" office:value="-46.9" calcext:value-type="float">
            <text:p>-46.9</text:p>
          </table:table-cell>
          <table:table-cell office:value-type="float" office:value="0.00158585058332268" calcext:value-type="float">
            <text:p>0.0015858506</text:p>
          </table:table-cell>
          <table:table-cell table:formula="of:= [.K35]*1000" office:value-type="float" office:value="1.58585058332268" calcext:value-type="float">
            <text:p>1.5858505833</text:p>
          </table:table-cell>
          <table:table-cell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289.673176528308" calcext:value-type="float">
            <text:p>289.6731765283</text:p>
          </table:table-cell>
          <table:table-cell office:value-type="float" office:value="-46.9" calcext:value-type="float">
            <text:p>-46.9</text:p>
          </table:table-cell>
          <table:table-cell office:value-type="float" office:value="0.00265097031739255" calcext:value-type="float">
            <text:p>0.0026509703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326.855406716793" calcext:value-type="float">
            <text:p>326.8554067168</text:p>
          </table:table-cell>
          <table:table-cell table:style-name="ce1" office:value-type="float" office:value="327.937204964609" calcext:value-type="float">
            <text:p>327.9372049646</text:p>
          </table:table-cell>
          <table:table-cell office:value-type="float" office:value="80.545" calcext:value-type="float">
            <text:p>80.545</text:p>
          </table:table-cell>
          <table:table-cell table:formula="of:=[.E36]-17.5" office:value-type="float" office:value="63.045" calcext:value-type="float">
            <text:p>63.045</text:p>
          </table:table-cell>
          <table:table-cell office:value-type="float" office:value="0.00049025" calcext:value-type="float">
            <text:p>0.00049025</text:p>
          </table:table-cell>
          <table:table-cell table:formula="of:=1000*[.G36]" office:value-type="float" office:value="0.49025" calcext:value-type="float">
            <text:p>0.49025</text:p>
          </table:table-cell>
          <table:table-cell/>
          <table:table-cell office:value-type="float" office:value="-46.8" calcext:value-type="float">
            <text:p>-46.8</text:p>
          </table:table-cell>
          <table:table-cell office:value-type="float" office:value="0.0016104453631102" calcext:value-type="float">
            <text:p>0.0016104454</text:p>
          </table:table-cell>
          <table:table-cell table:formula="of:= [.K36]*1000" office:value-type="float" office:value="1.6104453631102" calcext:value-type="float">
            <text:p>1.6104453631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91.958344460301" calcext:value-type="float">
            <text:p>291.9583444603</text:p>
          </table:table-cell>
          <table:table-cell office:value-type="float" office:value="-46.8" calcext:value-type="float">
            <text:p>-46.8</text:p>
          </table:table-cell>
          <table:table-cell office:value-type="float" office:value="0.00267545356891613" calcext:value-type="float">
            <text:p>0.0026754536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317.325539154982" calcext:value-type="float">
            <text:p>317.325539155</text:p>
          </table:table-cell>
          <table:table-cell table:style-name="ce1" office:value-type="float" office:value="314.106399966635" calcext:value-type="float">
            <text:p>314.1063999666</text:p>
          </table:table-cell>
          <table:table-cell office:value-type="float" office:value="80.41" calcext:value-type="float">
            <text:p>80.41</text:p>
          </table:table-cell>
          <table:table-cell table:formula="of:=[.E37]-17.5" office:value-type="float" office:value="62.91" calcext:value-type="float">
            <text:p>62.91</text:p>
          </table:table-cell>
          <table:table-cell office:value-type="float" office:value="0.000494559" calcext:value-type="float">
            <text:p>0.000494559</text:p>
          </table:table-cell>
          <table:table-cell table:formula="of:=1000*[.G37]" office:value-type="float" office:value="0.494559" calcext:value-type="float">
            <text:p>0.494559</text:p>
          </table:table-cell>
          <table:table-cell/>
          <table:table-cell office:value-type="float" office:value="-46.7" calcext:value-type="float">
            <text:p>-46.7</text:p>
          </table:table-cell>
          <table:table-cell office:value-type="float" office:value="0.00162514178270705" calcext:value-type="float">
            <text:p>0.0016251418</text:p>
          </table:table-cell>
          <table:table-cell table:formula="of:= [.K37]*1000" office:value-type="float" office:value="1.62514178270705" calcext:value-type="float">
            <text:p>1.6251417827</text:p>
          </table:table-cell>
          <table:table-cell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295.218385775683" calcext:value-type="float">
            <text:p>295.2183857757</text:p>
          </table:table-cell>
          <table:table-cell office:value-type="float" office:value="-46.7" calcext:value-type="float">
            <text:p>-46.7</text:p>
          </table:table-cell>
          <table:table-cell office:value-type="float" office:value="0.00266634846824013" calcext:value-type="float">
            <text:p>0.0026663485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11.36855493129" calcext:value-type="float">
            <text:p>311.3685549313</text:p>
          </table:table-cell>
          <table:table-cell table:style-name="ce1" office:value-type="float" office:value="309.888669363693" calcext:value-type="float">
            <text:p>309.8886693637</text:p>
          </table:table-cell>
          <table:table-cell office:value-type="float" office:value="80.275" calcext:value-type="float">
            <text:p>80.275</text:p>
          </table:table-cell>
          <table:table-cell table:formula="of:=[.E38]-17.5" office:value-type="float" office:value="62.775" calcext:value-type="float">
            <text:p>62.775</text:p>
          </table:table-cell>
          <table:table-cell office:value-type="float" office:value="0.000499195" calcext:value-type="float">
            <text:p>0.000499195</text:p>
          </table:table-cell>
          <table:table-cell table:formula="of:=1000*[.G38]" office:value-type="float" office:value="0.499195" calcext:value-type="float">
            <text:p>0.499195</text:p>
          </table:table-cell>
          <table:table-cell/>
          <table:table-cell office:value-type="float" office:value="-46.6" calcext:value-type="float">
            <text:p>-46.6</text:p>
          </table:table-cell>
          <table:table-cell office:value-type="float" office:value="0.0016399100639376" calcext:value-type="float">
            <text:p>0.0016399101</text:p>
          </table:table-cell>
          <table:table-cell table:formula="of:= [.K38]*1000" office:value-type="float" office:value="1.6399100639376" calcext:value-type="float">
            <text:p>1.639910063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98.047760266706" calcext:value-type="float">
            <text:p>298.0477602667</text:p>
          </table:table-cell>
          <table:table-cell office:value-type="float" office:value="-46.6" calcext:value-type="float">
            <text:p>-46.6</text:p>
          </table:table-cell>
          <table:table-cell office:value-type="float" office:value="0.00269934441688556" calcext:value-type="float">
            <text:p>0.0026993444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10.113104044315" calcext:value-type="float">
            <text:p>310.1131040443</text:p>
          </table:table-cell>
          <table:table-cell table:style-name="ce1" office:value-type="float" office:value="308.574975006075" calcext:value-type="float">
            <text:p>308.5749750061</text:p>
          </table:table-cell>
          <table:table-cell office:value-type="float" office:value="80.14" calcext:value-type="float">
            <text:p>80.14</text:p>
          </table:table-cell>
          <table:table-cell table:formula="of:=[.E39]-17.5" office:value-type="float" office:value="62.64" calcext:value-type="float">
            <text:p>62.64</text:p>
          </table:table-cell>
          <table:table-cell office:value-type="float" office:value="0.000504104" calcext:value-type="float">
            <text:p>0.000504104</text:p>
          </table:table-cell>
          <table:table-cell table:formula="of:=1000*[.G39]" office:value-type="float" office:value="0.504104" calcext:value-type="float">
            <text:p>0.504104</text:p>
          </table:table-cell>
          <table:table-cell/>
          <table:table-cell office:value-type="float" office:value="-46.5" calcext:value-type="float">
            <text:p>-46.5</text:p>
          </table:table-cell>
          <table:table-cell office:value-type="float" office:value="0.00165475020680185" calcext:value-type="float">
            <text:p>0.0016547502</text:p>
          </table:table-cell>
          <table:table-cell table:formula="of:= [.K39]*1000" office:value-type="float" office:value="1.65475020680185" calcext:value-type="float">
            <text:p>1.6547502068</text:p>
          </table:table-cell>
          <table:table-cell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307.138770102376" calcext:value-type="float">
            <text:p>307.1387701024</text:p>
          </table:table-cell>
          <table:table-cell office:value-type="float" office:value="-46.5" calcext:value-type="float">
            <text:p>-46.5</text:p>
          </table:table-cell>
          <table:table-cell office:value-type="float" office:value="0.00273235977335464" calcext:value-type="float">
            <text:p>0.0027323598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13.270992752281" calcext:value-type="float">
            <text:p>313.2709927523</text:p>
          </table:table-cell>
          <table:table-cell table:style-name="ce1" office:value-type="float" office:value="311.365294148208" calcext:value-type="float">
            <text:p>311.3652941482</text:p>
          </table:table-cell>
          <table:table-cell office:value-type="float" office:value="80.005" calcext:value-type="float">
            <text:p>80.005</text:p>
          </table:table-cell>
          <table:table-cell table:formula="of:=[.E40]-17.5" office:value-type="float" office:value="62.505" calcext:value-type="float">
            <text:p>62.505</text:p>
          </table:table-cell>
          <table:table-cell office:value-type="float" office:value="0.000509004" calcext:value-type="float">
            <text:p>0.000509004</text:p>
          </table:table-cell>
          <table:table-cell table:formula="of:=1000*[.G40]" office:value-type="float" office:value="0.509004" calcext:value-type="float">
            <text:p>0.509004</text:p>
          </table:table-cell>
          <table:table-cell/>
          <table:table-cell office:value-type="float" office:value="-46.3999999999999" calcext:value-type="float">
            <text:p>-46.4</text:p>
          </table:table-cell>
          <table:table-cell office:value-type="float" office:value="0.0016696622112998" calcext:value-type="float">
            <text:p>0.0016696622</text:p>
          </table:table-cell>
          <table:table-cell table:formula="of:= [.K40]*1000" office:value-type="float" office:value="1.6696622112998" calcext:value-type="float">
            <text:p>1.6696622113</text:p>
          </table:table-cell>
          <table:table-cell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19.428738375244" calcext:value-type="float">
            <text:p>319.4287383752</text:p>
          </table:table-cell>
          <table:table-cell office:value-type="float" office:value="-46.3999999999999" calcext:value-type="float">
            <text:p>-46.4</text:p>
          </table:table-cell>
          <table:table-cell office:value-type="float" office:value="0.00276539453764735" calcext:value-type="float">
            <text:p>0.0027653945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320.992626239295" calcext:value-type="float">
            <text:p>320.9926262393</text:p>
          </table:table-cell>
          <table:table-cell table:style-name="ce1" office:value-type="float" office:value="321.153802717639" calcext:value-type="float">
            <text:p>321.1538027176</text:p>
          </table:table-cell>
          <table:table-cell office:value-type="float" office:value="79.87" calcext:value-type="float">
            <text:p>79.87</text:p>
          </table:table-cell>
          <table:table-cell table:formula="of:=[.E41]-17.5" office:value-type="float" office:value="62.37" calcext:value-type="float">
            <text:p>62.37</text:p>
          </table:table-cell>
          <table:table-cell office:value-type="float" office:value="0.000513785" calcext:value-type="float">
            <text:p>0.000513785</text:p>
          </table:table-cell>
          <table:table-cell table:formula="of:=1000*[.G41]" office:value-type="float" office:value="0.513785" calcext:value-type="float">
            <text:p>0.513785</text:p>
          </table:table-cell>
          <table:table-cell/>
          <table:table-cell office:value-type="float" office:value="-46.2999999999999" calcext:value-type="float">
            <text:p>-46.3</text:p>
          </table:table-cell>
          <table:table-cell office:value-type="float" office:value="0.00168464607743145" calcext:value-type="float">
            <text:p>0.0016846461</text:p>
          </table:table-cell>
          <table:table-cell table:formula="of:= [.K41]*1000" office:value-type="float" office:value="1.68464607743145" calcext:value-type="float">
            <text:p>1.6846460774</text:p>
          </table:table-cell>
          <table:table-cell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318.391107916035" calcext:value-type="float">
            <text:p>318.391107916</text:p>
          </table:table-cell>
          <table:table-cell office:value-type="float" office:value="-46.2999999999999" calcext:value-type="float">
            <text:p>-46.3</text:p>
          </table:table-cell>
          <table:table-cell office:value-type="float" office:value="0.0027984487097637" calcext:value-type="float">
            <text:p>0.0027984487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31.652585999265" calcext:value-type="float">
            <text:p>331.6525859993</text:p>
          </table:table-cell>
          <table:table-cell table:style-name="ce1" office:value-type="float" office:value="334.204942662433" calcext:value-type="float">
            <text:p>334.2049426624</text:p>
          </table:table-cell>
          <table:table-cell office:value-type="float" office:value="79.735" calcext:value-type="float">
            <text:p>79.735</text:p>
          </table:table-cell>
          <table:table-cell table:formula="of:=[.E42]-17.5" office:value-type="float" office:value="62.235" calcext:value-type="float">
            <text:p>62.235</text:p>
          </table:table-cell>
          <table:table-cell office:value-type="float" office:value="0.000519131" calcext:value-type="float">
            <text:p>0.000519131</text:p>
          </table:table-cell>
          <table:table-cell table:formula="of:=1000*[.G42]" office:value-type="float" office:value="0.519131" calcext:value-type="float">
            <text:p>0.519131</text:p>
          </table:table-cell>
          <table:table-cell/>
          <table:table-cell office:value-type="float" office:value="-46.1999999999999" calcext:value-type="float">
            <text:p>-46.2</text:p>
          </table:table-cell>
          <table:table-cell office:value-type="float" office:value="0.0016997018051968" calcext:value-type="float">
            <text:p>0.0016997018</text:p>
          </table:table-cell>
          <table:table-cell table:formula="of:= [.K42]*1000" office:value-type="float" office:value="1.6997018051968" calcext:value-type="float">
            <text:p>1.699701805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12.811825863409" calcext:value-type="float">
            <text:p>312.8118258634</text:p>
          </table:table-cell>
          <table:table-cell office:value-type="float" office:value="-46.1999999999999" calcext:value-type="float">
            <text:p>-46.2</text:p>
          </table:table-cell>
          <table:table-cell office:value-type="float" office:value="0.00283152228970368" calcext:value-type="float">
            <text:p>0.0028315223</text:p>
          </table:table-cell>
          <table:table-cell table:number-columns-repeated="1007"/>
        </table:table-row>
        <table:table-row table:style-name="ro2">
          <table:table-cell/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344.066654298262" calcext:value-type="float">
            <text:p>344.0666542983</text:p>
          </table:table-cell>
          <table:table-cell table:style-name="ce1" office:value-type="float" office:value="353.005203361084" calcext:value-type="float">
            <text:p>353.0052033611</text:p>
          </table:table-cell>
          <table:table-cell office:value-type="float" office:value="79.6" calcext:value-type="float">
            <text:p>79.6</text:p>
          </table:table-cell>
          <table:table-cell table:formula="of:=[.E43]-17.5" office:value-type="float" office:value="62.1" calcext:value-type="float">
            <text:p>62.1</text:p>
          </table:table-cell>
          <table:table-cell office:value-type="float" office:value="0.000524477" calcext:value-type="float">
            <text:p>0.000524477</text:p>
          </table:table-cell>
          <table:table-cell table:formula="of:=1000*[.G43]" office:value-type="float" office:value="0.524477" calcext:value-type="float">
            <text:p>0.524477</text:p>
          </table:table-cell>
          <table:table-cell/>
          <table:table-cell office:value-type="float" office:value="-46.0999999999999" calcext:value-type="float">
            <text:p>-46.1</text:p>
          </table:table-cell>
          <table:table-cell office:value-type="float" office:value="0.00171482939459586" calcext:value-type="float">
            <text:p>0.0017148294</text:p>
          </table:table-cell>
          <table:table-cell table:formula="of:= [.K43]*1000" office:value-type="float" office:value="1.71482939459586" calcext:value-type="float">
            <text:p>1.7148293946</text:p>
          </table:table-cell>
          <table:table-cell/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298.46718178051" calcext:value-type="float">
            <text:p>298.4671817805</text:p>
          </table:table-cell>
          <table:table-cell office:value-type="float" office:value="-46.0999999999999" calcext:value-type="float">
            <text:p>-46.1</text:p>
          </table:table-cell>
          <table:table-cell office:value-type="float" office:value="0.00286461527746732" calcext:value-type="float">
            <text:p>0.0028646153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1" office:value-type="float" office:value="355.740335076021" calcext:value-type="float">
            <text:p>355.740335076</text:p>
          </table:table-cell>
          <table:table-cell table:style-name="ce1" office:value-type="float" office:value="363.653270300158" calcext:value-type="float">
            <text:p>363.6532703002</text:p>
          </table:table-cell>
          <table:table-cell office:value-type="float" office:value="79.465" calcext:value-type="float">
            <text:p>79.465</text:p>
          </table:table-cell>
          <table:table-cell table:formula="of:=[.E44]-17.5" office:value-type="float" office:value="61.965" calcext:value-type="float">
            <text:p>61.965</text:p>
          </table:table-cell>
          <table:table-cell office:value-type="float" office:value="0.000529825" calcext:value-type="float">
            <text:p>0.000529825</text:p>
          </table:table-cell>
          <table:table-cell table:formula="of:=1000*[.G44]" office:value-type="float" office:value="0.529825" calcext:value-type="float">
            <text:p>0.529825</text:p>
          </table:table-cell>
          <table:table-cell/>
          <table:table-cell office:value-type="float" office:value="-45.9999999999999" calcext:value-type="float">
            <text:p>-46</text:p>
          </table:table-cell>
          <table:table-cell office:value-type="float" office:value="0.00173002884562861" calcext:value-type="float">
            <text:p>0.0017300288</text:p>
          </table:table-cell>
          <table:table-cell table:formula="of:= [.K44]*1000" office:value-type="float" office:value="1.73002884562861" calcext:value-type="float">
            <text:p>1.7300288456</text:p>
          </table:table-cell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87.162896280143" calcext:value-type="float">
            <text:p>287.1628962801</text:p>
          </table:table-cell>
          <table:table-cell office:value-type="float" office:value="-45.9999999999999" calcext:value-type="float">
            <text:p>-46</text:p>
          </table:table-cell>
          <table:table-cell office:value-type="float" office:value="0.00289772767305459" calcext:value-type="float">
            <text:p>0.00289772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9.33" calcext:value-type="float">
            <text:p>79.33</text:p>
          </table:table-cell>
          <table:table-cell table:formula="of:=[.E45]-17.5" office:value-type="float" office:value="61.83" calcext:value-type="float">
            <text:p>61.83</text:p>
          </table:table-cell>
          <table:table-cell office:value-type="float" office:value="0.000535173" calcext:value-type="float">
            <text:p>0.000535173</text:p>
          </table:table-cell>
          <table:table-cell table:formula="of:=1000*[.G45]" office:value-type="float" office:value="0.535173" calcext:value-type="float">
            <text:p>0.535173</text:p>
          </table:table-cell>
          <table:table-cell/>
          <table:table-cell office:value-type="float" office:value="-45.8999999999999" calcext:value-type="float">
            <text:p>-45.9</text:p>
          </table:table-cell>
          <table:table-cell office:value-type="float" office:value="0.00174530015829506" calcext:value-type="float">
            <text:p>0.0017453002</text:p>
          </table:table-cell>
          <table:table-cell table:formula="of:= [.K45]*1000" office:value-type="float" office:value="1.74530015829506" calcext:value-type="float">
            <text:p>1.7453001583</text:p>
          </table:table-cell>
          <table:table-cell/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274.964680822829" calcext:value-type="float">
            <text:p>274.9646808228</text:p>
          </table:table-cell>
          <table:table-cell office:value-type="float" office:value="-45.8999999999999" calcext:value-type="float">
            <text:p>-45.9</text:p>
          </table:table-cell>
          <table:table-cell office:value-type="float" office:value="0.00293085947646551" calcext:value-type="float">
            <text:p>0.00293085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9.195" calcext:value-type="float">
            <text:p>79.195</text:p>
          </table:table-cell>
          <table:table-cell table:formula="of:=[.E46]-17.5" office:value-type="float" office:value="61.695" calcext:value-type="float">
            <text:p>61.695</text:p>
          </table:table-cell>
          <table:table-cell office:value-type="float" office:value="0.000540522" calcext:value-type="float">
            <text:p>0.000540522</text:p>
          </table:table-cell>
          <table:table-cell table:formula="of:=1000*[.G46]" office:value-type="float" office:value="0.540522" calcext:value-type="float">
            <text:p>0.540522</text:p>
          </table:table-cell>
          <table:table-cell/>
          <table:table-cell office:value-type="float" office:value="-45.7999999999999" calcext:value-type="float">
            <text:p>-45.8</text:p>
          </table:table-cell>
          <table:table-cell office:value-type="float" office:value="0.00176064333259522" calcext:value-type="float">
            <text:p>0.0017606433</text:p>
          </table:table-cell>
          <table:table-cell table:formula="of:= [.K46]*1000" office:value-type="float" office:value="1.76064333259522" calcext:value-type="float">
            <text:p>1.760643332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62.911057393941" calcext:value-type="float">
            <text:p>262.9110573939</text:p>
          </table:table-cell>
          <table:table-cell office:value-type="float" office:value="-45.7999999999999" calcext:value-type="float">
            <text:p>-45.8</text:p>
          </table:table-cell>
          <table:table-cell office:value-type="float" office:value="0.00296401068770006" calcext:value-type="float">
            <text:p>0.00296401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9.06" calcext:value-type="float">
            <text:p>79.06</text:p>
          </table:table-cell>
          <table:table-cell table:formula="of:=[.E47]-17.5" office:value-type="float" office:value="61.56" calcext:value-type="float">
            <text:p>61.56</text:p>
          </table:table-cell>
          <table:table-cell office:value-type="float" office:value="0.000545848" calcext:value-type="float">
            <text:p>0.000545848</text:p>
          </table:table-cell>
          <table:table-cell table:formula="of:=1000*[.G47]" office:value-type="float" office:value="0.545848" calcext:value-type="float">
            <text:p>0.545848</text:p>
          </table:table-cell>
          <table:table-cell/>
          <table:table-cell office:value-type="float" office:value="-45.6999999999999" calcext:value-type="float">
            <text:p>-45.7</text:p>
          </table:table-cell>
          <table:table-cell office:value-type="float" office:value="0.00177605836852907" calcext:value-type="float">
            <text:p>0.0017760584</text:p>
          </table:table-cell>
          <table:table-cell table:formula="of:= [.K47]*1000" office:value-type="float" office:value="1.77605836852907" calcext:value-type="float">
            <text:p>1.7760583685</text:p>
          </table:table-cell>
          <table:table-cell/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248.508602064395" calcext:value-type="float">
            <text:p>248.5086020644</text:p>
          </table:table-cell>
          <table:table-cell office:value-type="float" office:value="-45.6999999999999" calcext:value-type="float">
            <text:p>-45.7</text:p>
          </table:table-cell>
          <table:table-cell office:value-type="float" office:value="0.00299718130675825" calcext:value-type="float">
            <text:p>0.00299718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8.925" calcext:value-type="float">
            <text:p>78.925</text:p>
          </table:table-cell>
          <table:table-cell table:formula="of:=[.E48]-17.5" office:value-type="float" office:value="61.425" calcext:value-type="float">
            <text:p>61.425</text:p>
          </table:table-cell>
          <table:table-cell office:value-type="float" office:value="0.000551252" calcext:value-type="float">
            <text:p>0.000551252</text:p>
          </table:table-cell>
          <table:table-cell table:formula="of:=1000*[.G48]" office:value-type="float" office:value="0.551252" calcext:value-type="float">
            <text:p>0.551252</text:p>
          </table:table-cell>
          <table:table-cell/>
          <table:table-cell office:value-type="float" office:value="-45.5999999999999" calcext:value-type="float">
            <text:p>-45.6</text:p>
          </table:table-cell>
          <table:table-cell office:value-type="float" office:value="0.00179154526609662" calcext:value-type="float">
            <text:p>0.0017915453</text:p>
          </table:table-cell>
          <table:table-cell table:formula="of:= [.K48]*1000" office:value-type="float" office:value="1.79154526609662" calcext:value-type="float">
            <text:p>1.7915452661</text:p>
          </table:table-cell>
          <table:table-cell/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32.316536647738" calcext:value-type="float">
            <text:p>232.3165366477</text:p>
          </table:table-cell>
          <table:table-cell office:value-type="float" office:value="-45.5999999999999" calcext:value-type="float">
            <text:p>-45.6</text:p>
          </table:table-cell>
          <table:table-cell office:value-type="float" office:value="0.00303037133364009" calcext:value-type="float">
            <text:p>0.00303037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8.79" calcext:value-type="float">
            <text:p>78.79</text:p>
          </table:table-cell>
          <table:table-cell table:formula="of:=[.E49]-17.5" office:value-type="float" office:value="61.29" calcext:value-type="float">
            <text:p>61.29</text:p>
          </table:table-cell>
          <table:table-cell office:value-type="float" office:value="0.000556655" calcext:value-type="float">
            <text:p>0.000556655</text:p>
          </table:table-cell>
          <table:table-cell table:formula="of:=1000*[.G49]" office:value-type="float" office:value="0.556655" calcext:value-type="float">
            <text:p>0.556655</text:p>
          </table:table-cell>
          <table:table-cell/>
          <table:table-cell office:value-type="float" office:value="-45.4999999999999" calcext:value-type="float">
            <text:p>-45.5</text:p>
          </table:table-cell>
          <table:table-cell office:value-type="float" office:value="0.00180710402529788" calcext:value-type="float">
            <text:p>0.001807104</text:p>
          </table:table-cell>
          <table:table-cell table:formula="of:= [.K49]*1000" office:value-type="float" office:value="1.80710402529788" calcext:value-type="float">
            <text:p>1.8071040253</text:p>
          </table:table-cell>
          <table:table-cell/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217.358672474783" calcext:value-type="float">
            <text:p>217.3586724748</text:p>
          </table:table-cell>
          <table:table-cell office:value-type="float" office:value="-45.4999999999999" calcext:value-type="float">
            <text:p>-45.5</text:p>
          </table:table-cell>
          <table:table-cell office:value-type="float" office:value="0.00306358076834556" calcext:value-type="float">
            <text:p>0.00306358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8.655" calcext:value-type="float">
            <text:p>78.655</text:p>
          </table:table-cell>
          <table:table-cell table:formula="of:=[.E50]-17.5" office:value-type="float" office:value="61.155" calcext:value-type="float">
            <text:p>61.155</text:p>
          </table:table-cell>
          <table:table-cell office:value-type="float" office:value="0.000562057" calcext:value-type="float">
            <text:p>0.000562057</text:p>
          </table:table-cell>
          <table:table-cell table:formula="of:=1000*[.G50]" office:value-type="float" office:value="0.562057" calcext:value-type="float">
            <text:p>0.562057</text:p>
          </table:table-cell>
          <table:table-cell/>
          <table:table-cell office:value-type="float" office:value="-45.3999999999999" calcext:value-type="float">
            <text:p>-45.4</text:p>
          </table:table-cell>
          <table:table-cell office:value-type="float" office:value="0.00182273464613283" calcext:value-type="float">
            <text:p>0.0018227346</text:p>
          </table:table-cell>
          <table:table-cell table:formula="of:= [.K50]*1000" office:value-type="float" office:value="1.82273464613283" calcext:value-type="float">
            <text:p>1.822734646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07.427740189204" calcext:value-type="float">
            <text:p>207.4277401892</text:p>
          </table:table-cell>
          <table:table-cell office:value-type="float" office:value="-45.3999999999999" calcext:value-type="float">
            <text:p>-45.4</text:p>
          </table:table-cell>
          <table:table-cell office:value-type="float" office:value="0.00309680961087467" calcext:value-type="float">
            <text:p>0.00309680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8.52" calcext:value-type="float">
            <text:p>78.52</text:p>
          </table:table-cell>
          <table:table-cell table:formula="of:=[.E51]-17.5" office:value-type="float" office:value="61.02" calcext:value-type="float">
            <text:p>61.02</text:p>
          </table:table-cell>
          <table:table-cell office:value-type="float" office:value="0.000567457" calcext:value-type="float">
            <text:p>0.000567457</text:p>
          </table:table-cell>
          <table:table-cell table:formula="of:=1000*[.G51]" office:value-type="float" office:value="0.567457" calcext:value-type="float">
            <text:p>0.567457</text:p>
          </table:table-cell>
          <table:table-cell/>
          <table:table-cell office:value-type="float" office:value="-45.2999999999999" calcext:value-type="float">
            <text:p>-45.3</text:p>
          </table:table-cell>
          <table:table-cell office:value-type="float" office:value="0.00183843712860149" calcext:value-type="float">
            <text:p>0.0018384371</text:p>
          </table:table-cell>
          <table:table-cell table:formula="of:= [.K51]*1000" office:value-type="float" office:value="1.83843712860149" calcext:value-type="float">
            <text:p>1.8384371286</text:p>
          </table:table-cell>
          <table:table-cell/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198.440227020632" calcext:value-type="float">
            <text:p>198.4402270206</text:p>
          </table:table-cell>
          <table:table-cell office:value-type="float" office:value="-45.2999999999999" calcext:value-type="float">
            <text:p>-45.3</text:p>
          </table:table-cell>
          <table:table-cell office:value-type="float" office:value="0.00313005786122743" calcext:value-type="float">
            <text:p>0.00313005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8.385" calcext:value-type="float">
            <text:p>78.385</text:p>
          </table:table-cell>
          <table:table-cell table:formula="of:=[.E52]-17.5" office:value-type="float" office:value="60.885" calcext:value-type="float">
            <text:p>60.885</text:p>
          </table:table-cell>
          <table:table-cell office:value-type="float" office:value="0.000572857" calcext:value-type="float">
            <text:p>0.000572857</text:p>
          </table:table-cell>
          <table:table-cell table:formula="of:=1000*[.G52]" office:value-type="float" office:value="0.572857" calcext:value-type="float">
            <text:p>0.572857</text:p>
          </table:table-cell>
          <table:table-cell/>
          <table:table-cell office:value-type="float" office:value="-45.1999999999999" calcext:value-type="float">
            <text:p>-45.2</text:p>
          </table:table-cell>
          <table:table-cell office:value-type="float" office:value="0.00185421147270384" calcext:value-type="float">
            <text:p>0.0018542115</text:p>
          </table:table-cell>
          <table:table-cell table:formula="of:= [.K52]*1000" office:value-type="float" office:value="1.85421147270384" calcext:value-type="float">
            <text:p>1.8542114727</text:p>
          </table:table-cell>
          <table:table-cell/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93.364936066496" calcext:value-type="float">
            <text:p>193.3649360665</text:p>
          </table:table-cell>
          <table:table-cell office:value-type="float" office:value="-45.1999999999999" calcext:value-type="float">
            <text:p>-45.2</text:p>
          </table:table-cell>
          <table:table-cell office:value-type="float" office:value="0.00316332551940383" calcext:value-type="float">
            <text:p>0.00316332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8.25" calcext:value-type="float">
            <text:p>78.25</text:p>
          </table:table-cell>
          <table:table-cell table:formula="of:=[.E53]-17.5" office:value-type="float" office:value="60.75" calcext:value-type="float">
            <text:p>60.75</text:p>
          </table:table-cell>
          <table:table-cell office:value-type="float" office:value="0.000578256" calcext:value-type="float">
            <text:p>0.000578256</text:p>
          </table:table-cell>
          <table:table-cell table:formula="of:=1000*[.G53]" office:value-type="float" office:value="0.578256" calcext:value-type="float">
            <text:p>0.578256</text:p>
          </table:table-cell>
          <table:table-cell/>
          <table:table-cell office:value-type="float" office:value="-45.0999999999999" calcext:value-type="float">
            <text:p>-45.1</text:p>
          </table:table-cell>
          <table:table-cell office:value-type="float" office:value="0.00187005767843989" calcext:value-type="float">
            <text:p>0.0018700577</text:p>
          </table:table-cell>
          <table:table-cell table:formula="of:= [.K53]*1000" office:value-type="float" office:value="1.87005767843989" calcext:value-type="float">
            <text:p>1.8700576784</text:p>
          </table:table-cell>
          <table:table-cell/>
          <table:table-cell table:style-name="ce1" office:value-type="float" office:value="4.75" calcext:value-type="float">
            <text:p>4.75</text:p>
          </table:table-cell>
          <table:table-cell table:style-name="ce1" office:value-type="float" office:value="190.717031226894" calcext:value-type="float">
            <text:p>190.7170312269</text:p>
          </table:table-cell>
          <table:table-cell office:value-type="float" office:value="-45.0999999999999" calcext:value-type="float">
            <text:p>-45.1</text:p>
          </table:table-cell>
          <table:table-cell office:value-type="float" office:value="0.00319661258540386" calcext:value-type="float">
            <text:p>0.00319661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8.115" calcext:value-type="float">
            <text:p>78.115</text:p>
          </table:table-cell>
          <table:table-cell table:formula="of:=[.E54]-17.5" office:value-type="float" office:value="60.615" calcext:value-type="float">
            <text:p>60.615</text:p>
          </table:table-cell>
          <table:table-cell office:value-type="float" office:value="0.000584238" calcext:value-type="float">
            <text:p>0.000584238</text:p>
          </table:table-cell>
          <table:table-cell table:formula="of:=1000*[.G54]" office:value-type="float" office:value="0.584238" calcext:value-type="float">
            <text:p>0.584238</text:p>
          </table:table-cell>
          <table:table-cell/>
          <table:table-cell office:value-type="float" office:value="-44.9999999999999" calcext:value-type="float">
            <text:p>-45</text:p>
          </table:table-cell>
          <table:table-cell office:value-type="float" office:value="0.00188597574580965" calcext:value-type="float">
            <text:p>0.0018859757</text:p>
          </table:table-cell>
          <table:table-cell table:formula="of:= [.K54]*1000" office:value-type="float" office:value="1.88597574580965" calcext:value-type="float">
            <text:p>1.885975745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90.237250032689" calcext:value-type="float">
            <text:p>190.2372500327</text:p>
          </table:table-cell>
          <table:table-cell office:value-type="float" office:value="-44.9999999999999" calcext:value-type="float">
            <text:p>-45</text:p>
          </table:table-cell>
          <table:table-cell office:value-type="float" office:value="0.00322991905922754" calcext:value-type="float">
            <text:p>0.003229919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98" calcext:value-type="float">
            <text:p>77.98</text:p>
          </table:table-cell>
          <table:table-cell table:formula="of:=[.E55]-17.5" office:value-type="float" office:value="60.48" calcext:value-type="float">
            <text:p>60.48</text:p>
          </table:table-cell>
          <table:table-cell office:value-type="float" office:value="0.000590286" calcext:value-type="float">
            <text:p>0.000590286</text:p>
          </table:table-cell>
          <table:table-cell table:formula="of:=1000*[.G55]" office:value-type="float" office:value="0.590286" calcext:value-type="float">
            <text:p>0.590286</text:p>
          </table:table-cell>
          <table:table-cell/>
          <table:table-cell office:value-type="float" office:value="-44.8999999999999" calcext:value-type="float">
            <text:p>-44.9</text:p>
          </table:table-cell>
          <table:table-cell office:value-type="float" office:value="0.00190196567481311" calcext:value-type="float">
            <text:p>0.0019019657</text:p>
          </table:table-cell>
          <table:table-cell table:formula="of:= [.K55]*1000" office:value-type="float" office:value="1.90196567481311" calcext:value-type="float">
            <text:p>1.9019656748</text:p>
          </table:table-cell>
          <table:table-cell/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191.723531419594" calcext:value-type="float">
            <text:p>191.7235314196</text:p>
          </table:table-cell>
          <table:table-cell office:value-type="float" office:value="-44.8999999999999" calcext:value-type="float">
            <text:p>-44.9</text:p>
          </table:table-cell>
          <table:table-cell office:value-type="float" office:value="0.00326324494087485" calcext:value-type="float">
            <text:p>0.00326324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845" calcext:value-type="float">
            <text:p>77.845</text:p>
          </table:table-cell>
          <table:table-cell table:formula="of:=[.E56]-17.5" office:value-type="float" office:value="60.345" calcext:value-type="float">
            <text:p>60.345</text:p>
          </table:table-cell>
          <table:table-cell office:value-type="float" office:value="0.000596334" calcext:value-type="float">
            <text:p>0.000596334</text:p>
          </table:table-cell>
          <table:table-cell table:formula="of:=1000*[.G56]" office:value-type="float" office:value="0.596334" calcext:value-type="float">
            <text:p>0.596334</text:p>
          </table:table-cell>
          <table:table-cell/>
          <table:table-cell office:value-type="float" office:value="-44.7999999999999" calcext:value-type="float">
            <text:p>-44.8</text:p>
          </table:table-cell>
          <table:table-cell office:value-type="float" office:value="0.00191802746545026" calcext:value-type="float">
            <text:p>0.0019180275</text:p>
          </table:table-cell>
          <table:table-cell table:formula="of:= [.K56]*1000" office:value-type="float" office:value="1.91802746545026" calcext:value-type="float">
            <text:p>1.9180274655</text:p>
          </table:table-cell>
          <table:table-cell/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95.573961968356" calcext:value-type="float">
            <text:p>195.5739619684</text:p>
          </table:table-cell>
          <table:table-cell office:value-type="float" office:value="-44.7999999999999" calcext:value-type="float">
            <text:p>-44.8</text:p>
          </table:table-cell>
          <table:table-cell office:value-type="float" office:value="0.00329659023034581" calcext:value-type="float">
            <text:p>0.00329659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71" calcext:value-type="float">
            <text:p>77.71</text:p>
          </table:table-cell>
          <table:table-cell table:formula="of:=[.E57]-17.5" office:value-type="float" office:value="60.21" calcext:value-type="float">
            <text:p>60.21</text:p>
          </table:table-cell>
          <table:table-cell office:value-type="float" office:value="0.000602181" calcext:value-type="float">
            <text:p>0.000602181</text:p>
          </table:table-cell>
          <table:table-cell table:formula="of:=1000*[.G57]" office:value-type="float" office:value="0.602181" calcext:value-type="float">
            <text:p>0.602181</text:p>
          </table:table-cell>
          <table:table-cell/>
          <table:table-cell office:value-type="float" office:value="-44.6999999999999" calcext:value-type="float">
            <text:p>-44.7</text:p>
          </table:table-cell>
          <table:table-cell office:value-type="float" office:value="0.00193416111772112" calcext:value-type="float">
            <text:p>0.0019341611</text:p>
          </table:table-cell>
          <table:table-cell table:formula="of:= [.K57]*1000" office:value-type="float" office:value="1.93416111772112" calcext:value-type="float">
            <text:p>1.9341611177</text:p>
          </table:table-cell>
          <table:table-cell/>
          <table:table-cell table:style-name="ce1" office:value-type="float" office:value="5.75" calcext:value-type="float">
            <text:p>5.75</text:p>
          </table:table-cell>
          <table:table-cell table:style-name="ce1" office:value-type="float" office:value="202.001435638463" calcext:value-type="float">
            <text:p>202.0014356385</text:p>
          </table:table-cell>
          <table:table-cell office:value-type="float" office:value="-44.6999999999999" calcext:value-type="float">
            <text:p>-44.7</text:p>
          </table:table-cell>
          <table:table-cell office:value-type="float" office:value="0.00332995492764041" calcext:value-type="float">
            <text:p>0.00332995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575" calcext:value-type="float">
            <text:p>77.575</text:p>
          </table:table-cell>
          <table:table-cell table:formula="of:=[.E58]-17.5" office:value-type="float" office:value="60.075" calcext:value-type="float">
            <text:p>60.075</text:p>
          </table:table-cell>
          <table:table-cell office:value-type="float" office:value="0.000608227" calcext:value-type="float">
            <text:p>0.000608227</text:p>
          </table:table-cell>
          <table:table-cell table:formula="of:=1000*[.G58]" office:value-type="float" office:value="0.608227" calcext:value-type="float">
            <text:p>0.608227</text:p>
          </table:table-cell>
          <table:table-cell/>
          <table:table-cell office:value-type="float" office:value="-44.5999999999999" calcext:value-type="float">
            <text:p>-44.6</text:p>
          </table:table-cell>
          <table:table-cell office:value-type="float" office:value="0.00195036663162568" calcext:value-type="float">
            <text:p>0.0019503666</text:p>
          </table:table-cell>
          <table:table-cell table:formula="of:= [.K58]*1000" office:value-type="float" office:value="1.95036663162568" calcext:value-type="float">
            <text:p>1.950366631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10.752831772197" calcext:value-type="float">
            <text:p>210.7528317722</text:p>
          </table:table-cell>
          <table:table-cell office:value-type="float" office:value="-44.5999999999999" calcext:value-type="float">
            <text:p>-44.6</text:p>
          </table:table-cell>
          <table:table-cell office:value-type="float" office:value="0.00336333903275865" calcext:value-type="float">
            <text:p>0.0033633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44" calcext:value-type="float">
            <text:p>77.44</text:p>
          </table:table-cell>
          <table:table-cell table:formula="of:=[.E59]-17.5" office:value-type="float" office:value="59.94" calcext:value-type="float">
            <text:p>59.94</text:p>
          </table:table-cell>
          <table:table-cell office:value-type="float" office:value="0.000614271" calcext:value-type="float">
            <text:p>0.000614271</text:p>
          </table:table-cell>
          <table:table-cell table:formula="of:=1000*[.G59]" office:value-type="float" office:value="0.614271" calcext:value-type="float">
            <text:p>0.614271</text:p>
          </table:table-cell>
          <table:table-cell/>
          <table:table-cell office:value-type="float" office:value="-44.4999999999999" calcext:value-type="float">
            <text:p>-44.5</text:p>
          </table:table-cell>
          <table:table-cell office:value-type="float" office:value="0.00196664400716393" calcext:value-type="float">
            <text:p>0.001966644</text:p>
          </table:table-cell>
          <table:table-cell table:formula="of:= [.K59]*1000" office:value-type="float" office:value="1.96664400716393" calcext:value-type="float">
            <text:p>1.9666440072</text:p>
          </table:table-cell>
          <table:table-cell/>
          <table:table-cell table:style-name="ce1" office:value-type="float" office:value="6.25" calcext:value-type="float">
            <text:p>6.25</text:p>
          </table:table-cell>
          <table:table-cell table:style-name="ce1" office:value-type="float" office:value="221.573463438201" calcext:value-type="float">
            <text:p>221.5734634382</text:p>
          </table:table-cell>
          <table:table-cell office:value-type="float" office:value="-44.4999999999999" calcext:value-type="float">
            <text:p>-44.5</text:p>
          </table:table-cell>
          <table:table-cell office:value-type="float" office:value="0.00339674254570052" calcext:value-type="float">
            <text:p>0.003396742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305" calcext:value-type="float">
            <text:p>77.305</text:p>
          </table:table-cell>
          <table:table-cell table:formula="of:=[.E60]-17.5" office:value-type="float" office:value="59.805" calcext:value-type="float">
            <text:p>59.805</text:p>
          </table:table-cell>
          <table:table-cell office:value-type="float" office:value="0.000620314" calcext:value-type="float">
            <text:p>0.000620314</text:p>
          </table:table-cell>
          <table:table-cell table:formula="of:=1000*[.G60]" office:value-type="float" office:value="0.620314" calcext:value-type="float">
            <text:p>0.620314</text:p>
          </table:table-cell>
          <table:table-cell/>
          <table:table-cell office:value-type="float" office:value="-44.3999999999999" calcext:value-type="float">
            <text:p>-44.4</text:p>
          </table:table-cell>
          <table:table-cell office:value-type="float" office:value="0.00198299324433589" calcext:value-type="float">
            <text:p>0.0019829932</text:p>
          </table:table-cell>
          <table:table-cell table:formula="of:= [.K60]*1000" office:value-type="float" office:value="1.98299324433589" calcext:value-type="float">
            <text:p>1.9829932443</text:p>
          </table:table-cell>
          <table:table-cell/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35.149829045228" calcext:value-type="float">
            <text:p>235.1498290452</text:p>
          </table:table-cell>
          <table:table-cell office:value-type="float" office:value="-44.3999999999999" calcext:value-type="float">
            <text:p>-44.4</text:p>
          </table:table-cell>
          <table:table-cell office:value-type="float" office:value="0.00343016546646604" calcext:value-type="float">
            <text:p>0.00343016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17" calcext:value-type="float">
            <text:p>77.17</text:p>
          </table:table-cell>
          <table:table-cell table:formula="of:=[.E61]-17.5" office:value-type="float" office:value="59.67" calcext:value-type="float">
            <text:p>59.67</text:p>
          </table:table-cell>
          <table:table-cell office:value-type="float" office:value="0.000626414" calcext:value-type="float">
            <text:p>0.000626414</text:p>
          </table:table-cell>
          <table:table-cell table:formula="of:=1000*[.G61]" office:value-type="float" office:value="0.626414" calcext:value-type="float">
            <text:p>0.626414</text:p>
          </table:table-cell>
          <table:table-cell/>
          <table:table-cell office:value-type="float" office:value="-44.2999999999999" calcext:value-type="float">
            <text:p>-44.3</text:p>
          </table:table-cell>
          <table:table-cell office:value-type="float" office:value="0.00199941434314155" calcext:value-type="float">
            <text:p>0.0019994143</text:p>
          </table:table-cell>
          <table:table-cell table:formula="of:= [.K61]*1000" office:value-type="float" office:value="1.99941434314155" calcext:value-type="float">
            <text:p>1.9994143431</text:p>
          </table:table-cell>
          <table:table-cell/>
          <table:table-cell table:style-name="ce1" office:value-type="float" office:value="6.75" calcext:value-type="float">
            <text:p>6.75</text:p>
          </table:table-cell>
          <table:table-cell table:style-name="ce1" office:value-type="float" office:value="251.361795426433" calcext:value-type="float">
            <text:p>251.3617954264</text:p>
          </table:table-cell>
          <table:table-cell office:value-type="float" office:value="-44.2999999999999" calcext:value-type="float">
            <text:p>-44.3</text:p>
          </table:table-cell>
          <table:table-cell office:value-type="float" office:value="0.00349292705383653" calcext:value-type="float">
            <text:p>0.003492927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7.035" calcext:value-type="float">
            <text:p>77.035</text:p>
          </table:table-cell>
          <table:table-cell table:formula="of:=[.E62]-17.5" office:value-type="float" office:value="59.535" calcext:value-type="float">
            <text:p>59.535</text:p>
          </table:table-cell>
          <table:table-cell office:value-type="float" office:value="0.000632713" calcext:value-type="float">
            <text:p>0.000632713</text:p>
          </table:table-cell>
          <table:table-cell table:formula="of:=1000*[.G62]" office:value-type="float" office:value="0.632713" calcext:value-type="float">
            <text:p>0.632713</text:p>
          </table:table-cell>
          <table:table-cell/>
          <table:table-cell office:value-type="float" office:value="-44.1999999999999" calcext:value-type="float">
            <text:p>-44.2</text:p>
          </table:table-cell>
          <table:table-cell office:value-type="float" office:value="0.00201590730358091" calcext:value-type="float">
            <text:p>0.0020159073</text:p>
          </table:table-cell>
          <table:table-cell table:formula="of:= [.K62]*1000" office:value-type="float" office:value="2.01590730358091" calcext:value-type="float">
            <text:p>2.015907303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71.787148518836" calcext:value-type="float">
            <text:p>271.7871485188</text:p>
          </table:table-cell>
          <table:table-cell office:value-type="float" office:value="-44.1999999999999" calcext:value-type="float">
            <text:p>-44.2</text:p>
          </table:table-cell>
          <table:table-cell office:value-type="float" office:value="0.00353295255069299" calcext:value-type="float">
            <text:p>0.00353295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6.9" calcext:value-type="float">
            <text:p>76.9</text:p>
          </table:table-cell>
          <table:table-cell table:formula="of:=[.E63]-17.5" office:value-type="float" office:value="59.4" calcext:value-type="float">
            <text:p>59.4</text:p>
          </table:table-cell>
          <table:table-cell office:value-type="float" office:value="0.000639012" calcext:value-type="float">
            <text:p>0.000639012</text:p>
          </table:table-cell>
          <table:table-cell table:formula="of:=1000*[.G63]" office:value-type="float" office:value="0.639012" calcext:value-type="float">
            <text:p>0.639012</text:p>
          </table:table-cell>
          <table:table-cell/>
          <table:table-cell office:value-type="float" office:value="-44.0999999999999" calcext:value-type="float">
            <text:p>-44.1</text:p>
          </table:table-cell>
          <table:table-cell office:value-type="float" office:value="0.00203247212565396" calcext:value-type="float">
            <text:p>0.0020324721</text:p>
          </table:table-cell>
          <table:table-cell table:formula="of:= [.K63]*1000" office:value-type="float" office:value="2.03247212565396" calcext:value-type="float">
            <text:p>2.0324721257</text:p>
          </table:table-cell>
          <table:table-cell/>
          <table:table-cell table:style-name="ce1" office:value-type="float" office:value="7.25" calcext:value-type="float">
            <text:p>7.25</text:p>
          </table:table-cell>
          <table:table-cell table:style-name="ce1" office:value-type="float" office:value="291.886729057695" calcext:value-type="float">
            <text:p>291.8867290577</text:p>
          </table:table-cell>
          <table:table-cell office:value-type="float" office:value="-44.0999999999999" calcext:value-type="float">
            <text:p>-44.1</text:p>
          </table:table-cell>
          <table:table-cell office:value-type="float" office:value="0.00357296240238771" calcext:value-type="float">
            <text:p>0.003572962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6.765" calcext:value-type="float">
            <text:p>76.765</text:p>
          </table:table-cell>
          <table:table-cell table:formula="of:=[.E64]-17.5" office:value-type="float" office:value="59.265" calcext:value-type="float">
            <text:p>59.265</text:p>
          </table:table-cell>
          <table:table-cell office:value-type="float" office:value="0.000645309" calcext:value-type="float">
            <text:p>0.000645309</text:p>
          </table:table-cell>
          <table:table-cell table:formula="of:=1000*[.G64]" office:value-type="float" office:value="0.645309" calcext:value-type="float">
            <text:p>0.645309</text:p>
          </table:table-cell>
          <table:table-cell/>
          <table:table-cell office:value-type="float" office:value="-43.9999999999999" calcext:value-type="float">
            <text:p>-44</text:p>
          </table:table-cell>
          <table:table-cell office:value-type="float" office:value="0.00204910880936072" calcext:value-type="float">
            <text:p>0.0020491088</text:p>
          </table:table-cell>
          <table:table-cell table:formula="of:= [.K64]*1000" office:value-type="float" office:value="2.04910880936072" calcext:value-type="float">
            <text:p>2.0491088094</text:p>
          </table:table-cell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09.402265344002" calcext:value-type="float">
            <text:p>309.402265344</text:p>
          </table:table-cell>
          <table:table-cell office:value-type="float" office:value="-43.9999999999999" calcext:value-type="float">
            <text:p>-44</text:p>
          </table:table-cell>
          <table:table-cell office:value-type="float" office:value="0.0036129566089207" calcext:value-type="float">
            <text:p>0.00361295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6.63" calcext:value-type="float">
            <text:p>76.63</text:p>
          </table:table-cell>
          <table:table-cell table:formula="of:=[.E65]-17.5" office:value-type="float" office:value="59.13" calcext:value-type="float">
            <text:p>59.13</text:p>
          </table:table-cell>
          <table:table-cell office:value-type="float" office:value="0.000651605" calcext:value-type="float">
            <text:p>0.000651605</text:p>
          </table:table-cell>
          <table:table-cell table:formula="of:=1000*[.G65]" office:value-type="float" office:value="0.651605" calcext:value-type="float">
            <text:p>0.651605</text:p>
          </table:table-cell>
          <table:table-cell/>
          <table:table-cell office:value-type="float" office:value="-43.8999999999999" calcext:value-type="float">
            <text:p>-43.9</text:p>
          </table:table-cell>
          <table:table-cell office:value-type="float" office:value="0.00206821831254734" calcext:value-type="float">
            <text:p>0.0020682183</text:p>
          </table:table-cell>
          <table:table-cell table:formula="of:= [.K65]*1000" office:value-type="float" office:value="2.06821831254734" calcext:value-type="float">
            <text:p>2.0682183125</text:p>
          </table:table-cell>
          <table:table-cell table:number-columns-repeated="3"/>
          <table:table-cell office:value-type="float" office:value="-43.8999999999999" calcext:value-type="float">
            <text:p>-43.9</text:p>
          </table:table-cell>
          <table:table-cell office:value-type="float" office:value="0.00365293517029194" calcext:value-type="float">
            <text:p>0.00365293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6.495" calcext:value-type="float">
            <text:p>76.495</text:p>
          </table:table-cell>
          <table:table-cell table:formula="of:=[.E66]-17.5" office:value-type="float" office:value="58.995" calcext:value-type="float">
            <text:p>58.995</text:p>
          </table:table-cell>
          <table:table-cell office:value-type="float" office:value="0.000657505" calcext:value-type="float">
            <text:p>0.000657505</text:p>
          </table:table-cell>
          <table:table-cell table:formula="of:=1000*[.G66]" office:value-type="float" office:value="0.657505" calcext:value-type="float">
            <text:p>0.657505</text:p>
          </table:table-cell>
          <table:table-cell/>
          <table:table-cell office:value-type="float" office:value="-43.7999999999999" calcext:value-type="float">
            <text:p>-43.8</text:p>
          </table:table-cell>
          <table:table-cell office:value-type="float" office:value="0.0020936316739973" calcext:value-type="float">
            <text:p>0.0020936317</text:p>
          </table:table-cell>
          <table:table-cell table:formula="of:= [.K66]*1000" office:value-type="float" office:value="2.0936316739973" calcext:value-type="float">
            <text:p>2.093631674</text:p>
          </table:table-cell>
          <table:table-cell table:number-columns-repeated="3"/>
          <table:table-cell office:value-type="float" office:value="-43.7999999999999" calcext:value-type="float">
            <text:p>-43.8</text:p>
          </table:table-cell>
          <table:table-cell office:value-type="float" office:value="0.00369289808650144" calcext:value-type="float">
            <text:p>0.00369289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6.36" calcext:value-type="float">
            <text:p>76.36</text:p>
          </table:table-cell>
          <table:table-cell table:formula="of:=[.E67]-17.5" office:value-type="float" office:value="58.86" calcext:value-type="float">
            <text:p>58.86</text:p>
          </table:table-cell>
          <table:table-cell office:value-type="float" office:value="0.000664383" calcext:value-type="float">
            <text:p>0.000664383</text:p>
          </table:table-cell>
          <table:table-cell table:formula="of:=1000*[.G67]" office:value-type="float" office:value="0.664383" calcext:value-type="float">
            <text:p>0.664383</text:p>
          </table:table-cell>
          <table:table-cell/>
          <table:table-cell office:value-type="float" office:value="-43.6999999999999" calcext:value-type="float">
            <text:p>-43.7</text:p>
          </table:table-cell>
          <table:table-cell office:value-type="float" office:value="0.00211900340926785" calcext:value-type="float">
            <text:p>0.0021190034</text:p>
          </table:table-cell>
          <table:table-cell table:formula="of:= [.K67]*1000" office:value-type="float" office:value="2.11900340926785" calcext:value-type="float">
            <text:p>2.1190034093</text:p>
          </table:table-cell>
          <table:table-cell table:number-columns-repeated="3"/>
          <table:table-cell office:value-type="float" office:value="-43.6999999999999" calcext:value-type="float">
            <text:p>-43.7</text:p>
          </table:table-cell>
          <table:table-cell office:value-type="float" office:value="0.00373284535754919" calcext:value-type="float">
            <text:p>0.003732845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6.225" calcext:value-type="float">
            <text:p>76.225</text:p>
          </table:table-cell>
          <table:table-cell table:formula="of:=[.E68]-17.5" office:value-type="float" office:value="58.725" calcext:value-type="float">
            <text:p>58.725</text:p>
          </table:table-cell>
          <table:table-cell office:value-type="float" office:value="0.000671088" calcext:value-type="float">
            <text:p>0.000671088</text:p>
          </table:table-cell>
          <table:table-cell table:formula="of:=1000*[.G68]" office:value-type="float" office:value="0.671088" calcext:value-type="float">
            <text:p>0.671088</text:p>
          </table:table-cell>
          <table:table-cell/>
          <table:table-cell office:value-type="float" office:value="-43.5999999999999" calcext:value-type="float">
            <text:p>-43.6</text:p>
          </table:table-cell>
          <table:table-cell office:value-type="float" office:value="0.00214433351835898" calcext:value-type="float">
            <text:p>0.0021443335</text:p>
          </table:table-cell>
          <table:table-cell table:formula="of:= [.K68]*1000" office:value-type="float" office:value="2.14433351835898" calcext:value-type="float">
            <text:p>2.1443335184</text:p>
          </table:table-cell>
          <table:table-cell table:number-columns-repeated="3"/>
          <table:table-cell office:value-type="float" office:value="-43.5999999999999" calcext:value-type="float">
            <text:p>-43.6</text:p>
          </table:table-cell>
          <table:table-cell office:value-type="float" office:value="0.00377277698343521" calcext:value-type="float">
            <text:p>0.0037727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6.09" calcext:value-type="float">
            <text:p>76.09</text:p>
          </table:table-cell>
          <table:table-cell table:formula="of:=[.E69]-17.5" office:value-type="float" office:value="58.59" calcext:value-type="float">
            <text:p>58.59</text:p>
          </table:table-cell>
          <table:table-cell office:value-type="float" office:value="0.00067813" calcext:value-type="float">
            <text:p>0.00067813</text:p>
          </table:table-cell>
          <table:table-cell table:formula="of:=1000*[.G69]" office:value-type="float" office:value="0.67813" calcext:value-type="float">
            <text:p>0.67813</text:p>
          </table:table-cell>
          <table:table-cell/>
          <table:table-cell office:value-type="float" office:value="-43.4999999999999" calcext:value-type="float">
            <text:p>-43.5</text:p>
          </table:table-cell>
          <table:table-cell office:value-type="float" office:value="0.00216962200127069" calcext:value-type="float">
            <text:p>0.002169622</text:p>
          </table:table-cell>
          <table:table-cell table:formula="of:= [.K69]*1000" office:value-type="float" office:value="2.16962200127069" calcext:value-type="float">
            <text:p>2.1696220013</text:p>
          </table:table-cell>
          <table:table-cell table:number-columns-repeated="3"/>
          <table:table-cell office:value-type="float" office:value="-43.4999999999999" calcext:value-type="float">
            <text:p>-43.5</text:p>
          </table:table-cell>
          <table:table-cell office:value-type="float" office:value="0.00381269296415948" calcext:value-type="float">
            <text:p>0.0038126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955" calcext:value-type="float">
            <text:p>75.955</text:p>
          </table:table-cell>
          <table:table-cell table:formula="of:=[.E70]-17.5" office:value-type="float" office:value="58.455" calcext:value-type="float">
            <text:p>58.455</text:p>
          </table:table-cell>
          <table:table-cell office:value-type="float" office:value="0.00068517" calcext:value-type="float">
            <text:p>0.00068517</text:p>
          </table:table-cell>
          <table:table-cell table:formula="of:=1000*[.G70]" office:value-type="float" office:value="0.68517" calcext:value-type="float">
            <text:p>0.68517</text:p>
          </table:table-cell>
          <table:table-cell/>
          <table:table-cell office:value-type="float" office:value="-43.3999999999999" calcext:value-type="float">
            <text:p>-43.4</text:p>
          </table:table-cell>
          <table:table-cell office:value-type="float" office:value="0.00219486885800298" calcext:value-type="float">
            <text:p>0.0021948689</text:p>
          </table:table-cell>
          <table:table-cell table:formula="of:= [.K70]*1000" office:value-type="float" office:value="2.19486885800298" calcext:value-type="float">
            <text:p>2.194868858</text:p>
          </table:table-cell>
          <table:table-cell table:number-columns-repeated="3"/>
          <table:table-cell office:value-type="float" office:value="-43.3999999999999" calcext:value-type="float">
            <text:p>-43.4</text:p>
          </table:table-cell>
          <table:table-cell office:value-type="float" office:value="0.00385259329972202" calcext:value-type="float">
            <text:p>0.00385259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82" calcext:value-type="float">
            <text:p>75.82</text:p>
          </table:table-cell>
          <table:table-cell table:formula="of:=[.E71]-17.5" office:value-type="float" office:value="58.32" calcext:value-type="float">
            <text:p>58.32</text:p>
          </table:table-cell>
          <table:table-cell office:value-type="float" office:value="0.00069221" calcext:value-type="float">
            <text:p>0.00069221</text:p>
          </table:table-cell>
          <table:table-cell table:formula="of:=1000*[.G71]" office:value-type="float" office:value="0.69221" calcext:value-type="float">
            <text:p>0.69221</text:p>
          </table:table-cell>
          <table:table-cell/>
          <table:table-cell office:value-type="float" office:value="-43.2999999999999" calcext:value-type="float">
            <text:p>-43.3</text:p>
          </table:table-cell>
          <table:table-cell office:value-type="float" office:value="0.00222007408855585" calcext:value-type="float">
            <text:p>0.0022200741</text:p>
          </table:table-cell>
          <table:table-cell table:formula="of:= [.K71]*1000" office:value-type="float" office:value="2.22007408855585" calcext:value-type="float">
            <text:p>2.2200740886</text:p>
          </table:table-cell>
          <table:table-cell table:number-columns-repeated="3"/>
          <table:table-cell office:value-type="float" office:value="-43.2999999999999" calcext:value-type="float">
            <text:p>-43.3</text:p>
          </table:table-cell>
          <table:table-cell office:value-type="float" office:value="0.0038924779901228" calcext:value-type="float">
            <text:p>0.0038924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685" calcext:value-type="float">
            <text:p>75.685</text:p>
          </table:table-cell>
          <table:table-cell table:formula="of:=[.E72]-17.5" office:value-type="float" office:value="58.185" calcext:value-type="float">
            <text:p>58.185</text:p>
          </table:table-cell>
          <table:table-cell office:value-type="float" office:value="0.000699248" calcext:value-type="float">
            <text:p>0.000699248</text:p>
          </table:table-cell>
          <table:table-cell table:formula="of:=1000*[.G72]" office:value-type="float" office:value="0.699248" calcext:value-type="float">
            <text:p>0.699248</text:p>
          </table:table-cell>
          <table:table-cell/>
          <table:table-cell office:value-type="float" office:value="-43.1999999999999" calcext:value-type="float">
            <text:p>-43.2</text:p>
          </table:table-cell>
          <table:table-cell office:value-type="float" office:value="0.00224523769292931" calcext:value-type="float">
            <text:p>0.0022452377</text:p>
          </table:table-cell>
          <table:table-cell table:formula="of:= [.K72]*1000" office:value-type="float" office:value="2.24523769292931" calcext:value-type="float">
            <text:p>2.2452376929</text:p>
          </table:table-cell>
          <table:table-cell table:number-columns-repeated="3"/>
          <table:table-cell office:value-type="float" office:value="-43.1999999999999" calcext:value-type="float">
            <text:p>-43.2</text:p>
          </table:table-cell>
          <table:table-cell office:value-type="float" office:value="0.003895065072668" calcext:value-type="float">
            <text:p>0.00389506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55" calcext:value-type="float">
            <text:p>75.55</text:p>
          </table:table-cell>
          <table:table-cell table:formula="of:=[.E73]-17.5" office:value-type="float" office:value="58.05" calcext:value-type="float">
            <text:p>58.05</text:p>
          </table:table-cell>
          <table:table-cell office:value-type="float" office:value="0.000706285" calcext:value-type="float">
            <text:p>0.000706285</text:p>
          </table:table-cell>
          <table:table-cell table:formula="of:=1000*[.G73]" office:value-type="float" office:value="0.706285" calcext:value-type="float">
            <text:p>0.706285</text:p>
          </table:table-cell>
          <table:table-cell/>
          <table:table-cell office:value-type="float" office:value="-43.0999999999999" calcext:value-type="float">
            <text:p>-43.1</text:p>
          </table:table-cell>
          <table:table-cell office:value-type="float" office:value="0.00227035967112336" calcext:value-type="float">
            <text:p>0.0022703597</text:p>
          </table:table-cell>
          <table:table-cell table:formula="of:= [.K73]*1000" office:value-type="float" office:value="2.27035967112336" calcext:value-type="float">
            <text:p>2.2703596711</text:p>
          </table:table-cell>
          <table:table-cell table:number-columns-repeated="3"/>
          <table:table-cell office:value-type="float" office:value="-43.0999999999999" calcext:value-type="float">
            <text:p>-43.1</text:p>
          </table:table-cell>
          <table:table-cell office:value-type="float" office:value="0.00394724786072768" calcext:value-type="float">
            <text:p>0.00394724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415" calcext:value-type="float">
            <text:p>75.415</text:p>
          </table:table-cell>
          <table:table-cell table:formula="of:=[.E74]-17.5" office:value-type="float" office:value="57.915" calcext:value-type="float">
            <text:p>57.915</text:p>
          </table:table-cell>
          <table:table-cell office:value-type="float" office:value="0.000713321" calcext:value-type="float">
            <text:p>0.000713321</text:p>
          </table:table-cell>
          <table:table-cell table:formula="of:=1000*[.G74]" office:value-type="float" office:value="0.713321" calcext:value-type="float">
            <text:p>0.713321</text:p>
          </table:table-cell>
          <table:table-cell/>
          <table:table-cell office:value-type="float" office:value="-42.9999999999999" calcext:value-type="float">
            <text:p>-43</text:p>
          </table:table-cell>
          <table:table-cell office:value-type="float" office:value="0.00229544002313798" calcext:value-type="float">
            <text:p>0.00229544</text:p>
          </table:table-cell>
          <table:table-cell table:formula="of:= [.K74]*1000" office:value-type="float" office:value="2.29544002313798" calcext:value-type="float">
            <text:p>2.2954400231</text:p>
          </table:table-cell>
          <table:table-cell table:number-columns-repeated="3"/>
          <table:table-cell office:value-type="float" office:value="-42.9999999999999" calcext:value-type="float">
            <text:p>-43</text:p>
          </table:table-cell>
          <table:table-cell office:value-type="float" office:value="0.00399946220984208" calcext:value-type="float">
            <text:p>0.00399946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28" calcext:value-type="float">
            <text:p>75.28</text:p>
          </table:table-cell>
          <table:table-cell table:formula="of:=[.E75]-17.5" office:value-type="float" office:value="57.78" calcext:value-type="float">
            <text:p>57.78</text:p>
          </table:table-cell>
          <table:table-cell office:value-type="float" office:value="0.000720356" calcext:value-type="float">
            <text:p>0.000720356</text:p>
          </table:table-cell>
          <table:table-cell table:formula="of:=1000*[.G75]" office:value-type="float" office:value="0.720356" calcext:value-type="float">
            <text:p>0.720356</text:p>
          </table:table-cell>
          <table:table-cell/>
          <table:table-cell office:value-type="float" office:value="-42.8999999999999" calcext:value-type="float">
            <text:p>-42.9</text:p>
          </table:table-cell>
          <table:table-cell office:value-type="float" office:value="0.00232047874897319" calcext:value-type="float">
            <text:p>0.0023204787</text:p>
          </table:table-cell>
          <table:table-cell table:formula="of:= [.K75]*1000" office:value-type="float" office:value="2.32047874897319" calcext:value-type="float">
            <text:p>2.320478749</text:p>
          </table:table-cell>
          <table:table-cell table:number-columns-repeated="3"/>
          <table:table-cell office:value-type="float" office:value="-42.8999999999999" calcext:value-type="float">
            <text:p>-42.9</text:p>
          </table:table-cell>
          <table:table-cell office:value-type="float" office:value="0.00405170812001118" calcext:value-type="float">
            <text:p>0.00405170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145" calcext:value-type="float">
            <text:p>75.145</text:p>
          </table:table-cell>
          <table:table-cell table:formula="of:=[.E76]-17.5" office:value-type="float" office:value="57.645" calcext:value-type="float">
            <text:p>57.645</text:p>
          </table:table-cell>
          <table:table-cell office:value-type="float" office:value="0.000727389" calcext:value-type="float">
            <text:p>0.000727389</text:p>
          </table:table-cell>
          <table:table-cell table:formula="of:=1000*[.G76]" office:value-type="float" office:value="0.727389" calcext:value-type="float">
            <text:p>0.727389</text:p>
          </table:table-cell>
          <table:table-cell/>
          <table:table-cell office:value-type="float" office:value="-42.7999999999999" calcext:value-type="float">
            <text:p>-42.8</text:p>
          </table:table-cell>
          <table:table-cell office:value-type="float" office:value="0.00234547584862898" calcext:value-type="float">
            <text:p>0.0023454758</text:p>
          </table:table-cell>
          <table:table-cell table:formula="of:= [.K76]*1000" office:value-type="float" office:value="2.34547584862898" calcext:value-type="float">
            <text:p>2.3454758486</text:p>
          </table:table-cell>
          <table:table-cell table:number-columns-repeated="3"/>
          <table:table-cell office:value-type="float" office:value="-42.7999999999999" calcext:value-type="float">
            <text:p>-42.8</text:p>
          </table:table-cell>
          <table:table-cell office:value-type="float" office:value="0.00410398559123498" calcext:value-type="float">
            <text:p>0.00410398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5.01" calcext:value-type="float">
            <text:p>75.01</text:p>
          </table:table-cell>
          <table:table-cell table:formula="of:=[.E77]-17.5" office:value-type="float" office:value="57.51" calcext:value-type="float">
            <text:p>57.51</text:p>
          </table:table-cell>
          <table:table-cell office:value-type="float" office:value="0.000733825" calcext:value-type="float">
            <text:p>0.000733825</text:p>
          </table:table-cell>
          <table:table-cell table:formula="of:=1000*[.G77]" office:value-type="float" office:value="0.733825" calcext:value-type="float">
            <text:p>0.733825</text:p>
          </table:table-cell>
          <table:table-cell/>
          <table:table-cell office:value-type="float" office:value="-42.6999999999999" calcext:value-type="float">
            <text:p>-42.7</text:p>
          </table:table-cell>
          <table:table-cell office:value-type="float" office:value="0.00237043132210535" calcext:value-type="float">
            <text:p>0.0023704313</text:p>
          </table:table-cell>
          <table:table-cell table:formula="of:= [.K77]*1000" office:value-type="float" office:value="2.37043132210535" calcext:value-type="float">
            <text:p>2.3704313221</text:p>
          </table:table-cell>
          <table:table-cell table:number-columns-repeated="3"/>
          <table:table-cell office:value-type="float" office:value="-42.6999999999999" calcext:value-type="float">
            <text:p>-42.7</text:p>
          </table:table-cell>
          <table:table-cell office:value-type="float" office:value="0.00415629462351348" calcext:value-type="float">
            <text:p>0.00415629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4.875" calcext:value-type="float">
            <text:p>74.875</text:p>
          </table:table-cell>
          <table:table-cell table:formula="of:=[.E78]-17.5" office:value-type="float" office:value="57.375" calcext:value-type="float">
            <text:p>57.375</text:p>
          </table:table-cell>
          <table:table-cell office:value-type="float" office:value="0.000740652" calcext:value-type="float">
            <text:p>0.000740652</text:p>
          </table:table-cell>
          <table:table-cell table:formula="of:=1000*[.G78]" office:value-type="float" office:value="0.740652" calcext:value-type="float">
            <text:p>0.740652</text:p>
          </table:table-cell>
          <table:table-cell/>
          <table:table-cell office:value-type="float" office:value="-42.5999999999999" calcext:value-type="float">
            <text:p>-42.6</text:p>
          </table:table-cell>
          <table:table-cell office:value-type="float" office:value="0.00239534516940231" calcext:value-type="float">
            <text:p>0.0023953452</text:p>
          </table:table-cell>
          <table:table-cell table:formula="of:= [.K78]*1000" office:value-type="float" office:value="2.39534516940231" calcext:value-type="float">
            <text:p>2.3953451694</text:p>
          </table:table-cell>
          <table:table-cell table:number-columns-repeated="3"/>
          <table:table-cell office:value-type="float" office:value="-42.5999999999999" calcext:value-type="float">
            <text:p>-42.6</text:p>
          </table:table-cell>
          <table:table-cell office:value-type="float" office:value="0.00420863521684669" calcext:value-type="float">
            <text:p>0.00420863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4.74" calcext:value-type="float">
            <text:p>74.74</text:p>
          </table:table-cell>
          <table:table-cell table:formula="of:=[.E79]-17.5" office:value-type="float" office:value="57.24" calcext:value-type="float">
            <text:p>57.24</text:p>
          </table:table-cell>
          <table:table-cell office:value-type="float" office:value="0.000748593" calcext:value-type="float">
            <text:p>0.000748593</text:p>
          </table:table-cell>
          <table:table-cell table:formula="of:=1000*[.G79]" office:value-type="float" office:value="0.748593" calcext:value-type="float">
            <text:p>0.748593</text:p>
          </table:table-cell>
          <table:table-cell/>
          <table:table-cell office:value-type="float" office:value="-42.4999999999999" calcext:value-type="float">
            <text:p>-42.5</text:p>
          </table:table-cell>
          <table:table-cell office:value-type="float" office:value="0.00242021739051985" calcext:value-type="float">
            <text:p>0.0024202174</text:p>
          </table:table-cell>
          <table:table-cell table:formula="of:= [.K79]*1000" office:value-type="float" office:value="2.42021739051985" calcext:value-type="float">
            <text:p>2.4202173905</text:p>
          </table:table-cell>
          <table:table-cell table:number-columns-repeated="3"/>
          <table:table-cell office:value-type="float" office:value="-42.4999999999999" calcext:value-type="float">
            <text:p>-42.5</text:p>
          </table:table-cell>
          <table:table-cell office:value-type="float" office:value="0.00426100737123459" calcext:value-type="float">
            <text:p>0.00426100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4.605" calcext:value-type="float">
            <text:p>74.605</text:p>
          </table:table-cell>
          <table:table-cell table:formula="of:=[.E80]-17.5" office:value-type="float" office:value="57.105" calcext:value-type="float">
            <text:p>57.105</text:p>
          </table:table-cell>
          <table:table-cell office:value-type="float" office:value="0.000756473" calcext:value-type="float">
            <text:p>0.000756473</text:p>
          </table:table-cell>
          <table:table-cell table:formula="of:=1000*[.G80]" office:value-type="float" office:value="0.756473" calcext:value-type="float">
            <text:p>0.756473</text:p>
          </table:table-cell>
          <table:table-cell/>
          <table:table-cell office:value-type="float" office:value="-42.3999999999999" calcext:value-type="float">
            <text:p>-42.4</text:p>
          </table:table-cell>
          <table:table-cell office:value-type="float" office:value="0.00244504798545798" calcext:value-type="float">
            <text:p>0.002445048</text:p>
          </table:table-cell>
          <table:table-cell table:formula="of:= [.K80]*1000" office:value-type="float" office:value="2.44504798545798" calcext:value-type="float">
            <text:p>2.4450479855</text:p>
          </table:table-cell>
          <table:table-cell table:number-columns-repeated="3"/>
          <table:table-cell office:value-type="float" office:value="-42.3999999999999" calcext:value-type="float">
            <text:p>-42.4</text:p>
          </table:table-cell>
          <table:table-cell office:value-type="float" office:value="0.00431341108667721" calcext:value-type="float">
            <text:p>0.00431341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4.47" calcext:value-type="float">
            <text:p>74.47</text:p>
          </table:table-cell>
          <table:table-cell table:formula="of:=[.E81]-17.5" office:value-type="float" office:value="56.97" calcext:value-type="float">
            <text:p>56.97</text:p>
          </table:table-cell>
          <table:table-cell office:value-type="float" office:value="0.000764356" calcext:value-type="float">
            <text:p>0.000764356</text:p>
          </table:table-cell>
          <table:table-cell table:formula="of:=1000*[.G81]" office:value-type="float" office:value="0.764356" calcext:value-type="float">
            <text:p>0.764356</text:p>
          </table:table-cell>
          <table:table-cell/>
          <table:table-cell office:value-type="float" office:value="-42.2999999999999" calcext:value-type="float">
            <text:p>-42.3</text:p>
          </table:table-cell>
          <table:table-cell office:value-type="float" office:value="0.00246983695421668" calcext:value-type="float">
            <text:p>0.002469837</text:p>
          </table:table-cell>
          <table:table-cell table:formula="of:= [.K81]*1000" office:value-type="float" office:value="2.46983695421668" calcext:value-type="float">
            <text:p>2.4698369542</text:p>
          </table:table-cell>
          <table:table-cell table:number-columns-repeated="3"/>
          <table:table-cell office:value-type="float" office:value="-42.2999999999999" calcext:value-type="float">
            <text:p>-42.3</text:p>
          </table:table-cell>
          <table:table-cell office:value-type="float" office:value="0.00436584636317451" calcext:value-type="float">
            <text:p>0.00436584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4.335" calcext:value-type="float">
            <text:p>74.335</text:p>
          </table:table-cell>
          <table:table-cell table:formula="of:=[.E82]-17.5" office:value-type="float" office:value="56.835" calcext:value-type="float">
            <text:p>56.835</text:p>
          </table:table-cell>
          <table:table-cell office:value-type="float" office:value="0.00077224" calcext:value-type="float">
            <text:p>0.00077224</text:p>
          </table:table-cell>
          <table:table-cell table:formula="of:=1000*[.G82]" office:value-type="float" office:value="0.77224" calcext:value-type="float">
            <text:p>0.77224</text:p>
          </table:table-cell>
          <table:table-cell/>
          <table:table-cell office:value-type="float" office:value="-42.1999999999999" calcext:value-type="float">
            <text:p>-42.2</text:p>
          </table:table-cell>
          <table:table-cell office:value-type="float" office:value="0.00249458429679597" calcext:value-type="float">
            <text:p>0.0024945843</text:p>
          </table:table-cell>
          <table:table-cell table:formula="of:= [.K82]*1000" office:value-type="float" office:value="2.49458429679597" calcext:value-type="float">
            <text:p>2.4945842968</text:p>
          </table:table-cell>
          <table:table-cell table:number-columns-repeated="3"/>
          <table:table-cell office:value-type="float" office:value="-42.1999999999999" calcext:value-type="float">
            <text:p>-42.2</text:p>
          </table:table-cell>
          <table:table-cell office:value-type="float" office:value="0.00441831320072653" calcext:value-type="float">
            <text:p>0.004418313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4.2" calcext:value-type="float">
            <text:p>74.2</text:p>
          </table:table-cell>
          <table:table-cell table:formula="of:=[.E83]-17.5" office:value-type="float" office:value="56.7" calcext:value-type="float">
            <text:p>56.7</text:p>
          </table:table-cell>
          <table:table-cell office:value-type="float" office:value="0.000780125" calcext:value-type="float">
            <text:p>0.000780125</text:p>
          </table:table-cell>
          <table:table-cell table:formula="of:=1000*[.G83]" office:value-type="float" office:value="0.780125" calcext:value-type="float">
            <text:p>0.780125</text:p>
          </table:table-cell>
          <table:table-cell/>
          <table:table-cell office:value-type="float" office:value="-42.0999999999999" calcext:value-type="float">
            <text:p>-42.1</text:p>
          </table:table-cell>
          <table:table-cell office:value-type="float" office:value="0.00251929001319584" calcext:value-type="float">
            <text:p>0.00251929</text:p>
          </table:table-cell>
          <table:table-cell table:formula="of:= [.K83]*1000" office:value-type="float" office:value="2.51929001319584" calcext:value-type="float">
            <text:p>2.5192900132</text:p>
          </table:table-cell>
          <table:table-cell table:number-columns-repeated="3"/>
          <table:table-cell office:value-type="float" office:value="-42.0999999999999" calcext:value-type="float">
            <text:p>-42.1</text:p>
          </table:table-cell>
          <table:table-cell office:value-type="float" office:value="0.00447081159933326" calcext:value-type="float">
            <text:p>0.00447081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4.065" calcext:value-type="float">
            <text:p>74.065</text:p>
          </table:table-cell>
          <table:table-cell table:formula="of:=[.E84]-17.5" office:value-type="float" office:value="56.565" calcext:value-type="float">
            <text:p>56.565</text:p>
          </table:table-cell>
          <table:table-cell office:value-type="float" office:value="0.000788012" calcext:value-type="float">
            <text:p>0.000788012</text:p>
          </table:table-cell>
          <table:table-cell table:formula="of:=1000*[.G84]" office:value-type="float" office:value="0.788012" calcext:value-type="float">
            <text:p>0.788012</text:p>
          </table:table-cell>
          <table:table-cell/>
          <table:table-cell office:value-type="float" office:value="-41.9999999999999" calcext:value-type="float">
            <text:p>-42</text:p>
          </table:table-cell>
          <table:table-cell office:value-type="float" office:value="0.0025439541034163" calcext:value-type="float">
            <text:p>0.0025439541</text:p>
          </table:table-cell>
          <table:table-cell table:formula="of:= [.K84]*1000" office:value-type="float" office:value="2.5439541034163" calcext:value-type="float">
            <text:p>2.5439541034</text:p>
          </table:table-cell>
          <table:table-cell table:number-columns-repeated="3"/>
          <table:table-cell office:value-type="float" office:value="-41.9999999999999" calcext:value-type="float">
            <text:p>-42</text:p>
          </table:table-cell>
          <table:table-cell office:value-type="float" office:value="0.00452334155899467" calcext:value-type="float">
            <text:p>0.00452334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3.93" calcext:value-type="float">
            <text:p>73.93</text:p>
          </table:table-cell>
          <table:table-cell table:formula="of:=[.E85]-17.5" office:value-type="float" office:value="56.43" calcext:value-type="float">
            <text:p>56.43</text:p>
          </table:table-cell>
          <table:table-cell office:value-type="float" office:value="0.000795901" calcext:value-type="float">
            <text:p>0.000795901</text:p>
          </table:table-cell>
          <table:table-cell table:formula="of:=1000*[.G85]" office:value-type="float" office:value="0.795901" calcext:value-type="float">
            <text:p>0.795901</text:p>
          </table:table-cell>
          <table:table-cell/>
          <table:table-cell office:value-type="float" office:value="-41.8999999999999" calcext:value-type="float">
            <text:p>-41.9</text:p>
          </table:table-cell>
          <table:table-cell office:value-type="float" office:value="0.00256857656745733" calcext:value-type="float">
            <text:p>0.0025685766</text:p>
          </table:table-cell>
          <table:table-cell table:formula="of:= [.K85]*1000" office:value-type="float" office:value="2.56857656745733" calcext:value-type="float">
            <text:p>2.5685765675</text:p>
          </table:table-cell>
          <table:table-cell table:number-columns-repeated="3"/>
          <table:table-cell office:value-type="float" office:value="-41.8999999999999" calcext:value-type="float">
            <text:p>-41.9</text:p>
          </table:table-cell>
          <table:table-cell office:value-type="float" office:value="0.0045759030797108" calcext:value-type="float">
            <text:p>0.004575903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3.795" calcext:value-type="float">
            <text:p>73.795</text:p>
          </table:table-cell>
          <table:table-cell table:formula="of:=[.E86]-17.5" office:value-type="float" office:value="56.295" calcext:value-type="float">
            <text:p>56.295</text:p>
          </table:table-cell>
          <table:table-cell office:value-type="float" office:value="0.000803791" calcext:value-type="float">
            <text:p>0.000803791</text:p>
          </table:table-cell>
          <table:table-cell table:formula="of:=1000*[.G86]" office:value-type="float" office:value="0.803791" calcext:value-type="float">
            <text:p>0.803791</text:p>
          </table:table-cell>
          <table:table-cell/>
          <table:table-cell office:value-type="float" office:value="-41.7999999999999" calcext:value-type="float">
            <text:p>-41.8</text:p>
          </table:table-cell>
          <table:table-cell office:value-type="float" office:value="0.00259315740531895" calcext:value-type="float">
            <text:p>0.0025931574</text:p>
          </table:table-cell>
          <table:table-cell table:formula="of:= [.K86]*1000" office:value-type="float" office:value="2.59315740531895" calcext:value-type="float">
            <text:p>2.5931574053</text:p>
          </table:table-cell>
          <table:table-cell table:number-columns-repeated="3"/>
          <table:table-cell office:value-type="float" office:value="-41.7999999999999" calcext:value-type="float">
            <text:p>-41.8</text:p>
          </table:table-cell>
          <table:table-cell office:value-type="float" office:value="0.00462849616148162" calcext:value-type="float">
            <text:p>0.00462849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3.66" calcext:value-type="float">
            <text:p>73.66</text:p>
          </table:table-cell>
          <table:table-cell table:formula="of:=[.E87]-17.5" office:value-type="float" office:value="56.16" calcext:value-type="float">
            <text:p>56.16</text:p>
          </table:table-cell>
          <table:table-cell office:value-type="float" office:value="0.000811683" calcext:value-type="float">
            <text:p>0.000811683</text:p>
          </table:table-cell>
          <table:table-cell table:formula="of:=1000*[.G87]" office:value-type="float" office:value="0.811683" calcext:value-type="float">
            <text:p>0.811683</text:p>
          </table:table-cell>
          <table:table-cell/>
          <table:table-cell office:value-type="float" office:value="-41.6999999999999" calcext:value-type="float">
            <text:p>-41.7</text:p>
          </table:table-cell>
          <table:table-cell office:value-type="float" office:value="0.00261769661700116" calcext:value-type="float">
            <text:p>0.0026176966</text:p>
          </table:table-cell>
          <table:table-cell table:formula="of:= [.K87]*1000" office:value-type="float" office:value="2.61769661700116" calcext:value-type="float">
            <text:p>2.617696617</text:p>
          </table:table-cell>
          <table:table-cell table:number-columns-repeated="3"/>
          <table:table-cell office:value-type="float" office:value="-41.6999999999999" calcext:value-type="float">
            <text:p>-41.7</text:p>
          </table:table-cell>
          <table:table-cell office:value-type="float" office:value="0.00468112080430715" calcext:value-type="float">
            <text:p>0.00468112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3.525" calcext:value-type="float">
            <text:p>73.525</text:p>
          </table:table-cell>
          <table:table-cell table:formula="of:=[.E88]-17.5" office:value-type="float" office:value="56.025" calcext:value-type="float">
            <text:p>56.025</text:p>
          </table:table-cell>
          <table:table-cell office:value-type="float" office:value="0.000819576" calcext:value-type="float">
            <text:p>0.000819576</text:p>
          </table:table-cell>
          <table:table-cell table:formula="of:=1000*[.G88]" office:value-type="float" office:value="0.819576" calcext:value-type="float">
            <text:p>0.819576</text:p>
          </table:table-cell>
          <table:table-cell/>
          <table:table-cell office:value-type="float" office:value="-41.5999999999999" calcext:value-type="float">
            <text:p>-41.6</text:p>
          </table:table-cell>
          <table:table-cell office:value-type="float" office:value="0.00264219420250394" calcext:value-type="float">
            <text:p>0.0026421942</text:p>
          </table:table-cell>
          <table:table-cell table:formula="of:= [.K88]*1000" office:value-type="float" office:value="2.64219420250394" calcext:value-type="float">
            <text:p>2.6421942025</text:p>
          </table:table-cell>
          <table:table-cell table:number-columns-repeated="3"/>
          <table:table-cell office:value-type="float" office:value="-41.5999999999999" calcext:value-type="float">
            <text:p>-41.6</text:p>
          </table:table-cell>
          <table:table-cell office:value-type="float" office:value="0.00473377700818739" calcext:value-type="float">
            <text:p>0.0047337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3.39" calcext:value-type="float">
            <text:p>73.39</text:p>
          </table:table-cell>
          <table:table-cell table:formula="of:=[.E89]-17.5" office:value-type="float" office:value="55.89" calcext:value-type="float">
            <text:p>55.89</text:p>
          </table:table-cell>
          <table:table-cell office:value-type="float" office:value="0.000827755" calcext:value-type="float">
            <text:p>0.000827755</text:p>
          </table:table-cell>
          <table:table-cell table:formula="of:=1000*[.G89]" office:value-type="float" office:value="0.827755" calcext:value-type="float">
            <text:p>0.827755</text:p>
          </table:table-cell>
          <table:table-cell/>
          <table:table-cell office:value-type="float" office:value="-41.4999999999999" calcext:value-type="float">
            <text:p>-41.5</text:p>
          </table:table-cell>
          <table:table-cell office:value-type="float" office:value="0.00266665016182731" calcext:value-type="float">
            <text:p>0.0026666502</text:p>
          </table:table-cell>
          <table:table-cell table:formula="of:= [.K89]*1000" office:value-type="float" office:value="2.66665016182731" calcext:value-type="float">
            <text:p>2.6666501618</text:p>
          </table:table-cell>
          <table:table-cell table:number-columns-repeated="3"/>
          <table:table-cell office:value-type="float" office:value="-41.4999999999999" calcext:value-type="float">
            <text:p>-41.5</text:p>
          </table:table-cell>
          <table:table-cell office:value-type="float" office:value="0.00478646477312232" calcext:value-type="float">
            <text:p>0.004786464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3.255" calcext:value-type="float">
            <text:p>73.255</text:p>
          </table:table-cell>
          <table:table-cell table:formula="of:=[.E90]-17.5" office:value-type="float" office:value="55.755" calcext:value-type="float">
            <text:p>55.755</text:p>
          </table:table-cell>
          <table:table-cell office:value-type="float" office:value="0.000835788" calcext:value-type="float">
            <text:p>0.000835788</text:p>
          </table:table-cell>
          <table:table-cell table:formula="of:=1000*[.G90]" office:value-type="float" office:value="0.835788" calcext:value-type="float">
            <text:p>0.835788</text:p>
          </table:table-cell>
          <table:table-cell/>
          <table:table-cell office:value-type="float" office:value="-41.3999999999999" calcext:value-type="float">
            <text:p>-41.4</text:p>
          </table:table-cell>
          <table:table-cell office:value-type="float" office:value="0.00269106449497127" calcext:value-type="float">
            <text:p>0.0026910645</text:p>
          </table:table-cell>
          <table:table-cell table:formula="of:= [.K90]*1000" office:value-type="float" office:value="2.69106449497127" calcext:value-type="float">
            <text:p>2.691064495</text:p>
          </table:table-cell>
          <table:table-cell table:number-columns-repeated="3"/>
          <table:table-cell office:value-type="float" office:value="-41.3999999999999" calcext:value-type="float">
            <text:p>-41.4</text:p>
          </table:table-cell>
          <table:table-cell office:value-type="float" office:value="0.00483918409911196" calcext:value-type="float">
            <text:p>0.00483918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3.12" calcext:value-type="float">
            <text:p>73.12</text:p>
          </table:table-cell>
          <table:table-cell table:formula="of:=[.E91]-17.5" office:value-type="float" office:value="55.62" calcext:value-type="float">
            <text:p>55.62</text:p>
          </table:table-cell>
          <table:table-cell office:value-type="float" office:value="0.000843819" calcext:value-type="float">
            <text:p>0.000843819</text:p>
          </table:table-cell>
          <table:table-cell table:formula="of:=1000*[.G91]" office:value-type="float" office:value="0.843819" calcext:value-type="float">
            <text:p>0.843819</text:p>
          </table:table-cell>
          <table:table-cell/>
          <table:table-cell office:value-type="float" office:value="-41.2999999999999" calcext:value-type="float">
            <text:p>-41.3</text:p>
          </table:table-cell>
          <table:table-cell office:value-type="float" office:value="0.00279812498101545" calcext:value-type="float">
            <text:p>0.002798125</text:p>
          </table:table-cell>
          <table:table-cell table:formula="of:= [.K91]*1000" office:value-type="float" office:value="2.79812498101545" calcext:value-type="float">
            <text:p>2.798124981</text:p>
          </table:table-cell>
          <table:table-cell table:number-columns-repeated="3"/>
          <table:table-cell office:value-type="float" office:value="-41.2999999999999" calcext:value-type="float">
            <text:p>-41.3</text:p>
          </table:table-cell>
          <table:table-cell office:value-type="float" office:value="0.0048919349861563" calcext:value-type="float">
            <text:p>0.0048919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985" calcext:value-type="float">
            <text:p>72.985</text:p>
          </table:table-cell>
          <table:table-cell table:formula="of:=[.E92]-17.5" office:value-type="float" office:value="55.485" calcext:value-type="float">
            <text:p>55.485</text:p>
          </table:table-cell>
          <table:table-cell office:value-type="float" office:value="0.000853267" calcext:value-type="float">
            <text:p>0.000853267</text:p>
          </table:table-cell>
          <table:table-cell table:formula="of:=1000*[.G92]" office:value-type="float" office:value="0.853267" calcext:value-type="float">
            <text:p>0.853267</text:p>
          </table:table-cell>
          <table:table-cell/>
          <table:table-cell office:value-type="float" office:value="-41.1999999999999" calcext:value-type="float">
            <text:p>-41.2</text:p>
          </table:table-cell>
          <table:table-cell office:value-type="float" office:value="0.002811416515269" calcext:value-type="float">
            <text:p>0.0028114165</text:p>
          </table:table-cell>
          <table:table-cell table:formula="of:= [.K92]*1000" office:value-type="float" office:value="2.811416515269" calcext:value-type="float">
            <text:p>2.8114165153</text:p>
          </table:table-cell>
          <table:table-cell table:number-columns-repeated="3"/>
          <table:table-cell office:value-type="float" office:value="-41.1999999999999" calcext:value-type="float">
            <text:p>-41.2</text:p>
          </table:table-cell>
          <table:table-cell office:value-type="float" office:value="0.00495316958319896" calcext:value-type="float">
            <text:p>0.00495316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85" calcext:value-type="float">
            <text:p>72.85</text:p>
          </table:table-cell>
          <table:table-cell table:formula="of:=[.E93]-17.5" office:value-type="float" office:value="55.35" calcext:value-type="float">
            <text:p>55.35</text:p>
          </table:table-cell>
          <table:table-cell office:value-type="float" office:value="0.00086216" calcext:value-type="float">
            <text:p>0.00086216</text:p>
          </table:table-cell>
          <table:table-cell table:formula="of:=1000*[.G93]" office:value-type="float" office:value="0.86216" calcext:value-type="float">
            <text:p>0.86216</text:p>
          </table:table-cell>
          <table:table-cell/>
          <table:table-cell office:value-type="float" office:value="-41.0999999999999" calcext:value-type="float">
            <text:p>-41.1</text:p>
          </table:table-cell>
          <table:table-cell office:value-type="float" office:value="0.00282499685806802" calcext:value-type="float">
            <text:p>0.0028249969</text:p>
          </table:table-cell>
          <table:table-cell table:formula="of:= [.K93]*1000" office:value-type="float" office:value="2.82499685806802" calcext:value-type="float">
            <text:p>2.8249968581</text:p>
          </table:table-cell>
          <table:table-cell table:number-columns-repeated="3"/>
          <table:table-cell office:value-type="float" office:value="-41.0999999999999" calcext:value-type="float">
            <text:p>-41.1</text:p>
          </table:table-cell>
          <table:table-cell office:value-type="float" office:value="0.00502779082594265" calcext:value-type="float">
            <text:p>0.00502779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715" calcext:value-type="float">
            <text:p>72.715</text:p>
          </table:table-cell>
          <table:table-cell table:formula="of:=[.E94]-17.5" office:value-type="float" office:value="55.215" calcext:value-type="float">
            <text:p>55.215</text:p>
          </table:table-cell>
          <table:table-cell office:value-type="float" office:value="0.000871054" calcext:value-type="float">
            <text:p>0.000871054</text:p>
          </table:table-cell>
          <table:table-cell table:formula="of:=1000*[.G94]" office:value-type="float" office:value="0.871054" calcext:value-type="float">
            <text:p>0.871054</text:p>
          </table:table-cell>
          <table:table-cell/>
          <table:table-cell office:value-type="float" office:value="-40.9999999999999" calcext:value-type="float">
            <text:p>-41</text:p>
          </table:table-cell>
          <table:table-cell office:value-type="float" office:value="0.00283886600941251" calcext:value-type="float">
            <text:p>0.002838866</text:p>
          </table:table-cell>
          <table:table-cell table:formula="of:= [.K94]*1000" office:value-type="float" office:value="2.83886600941251" calcext:value-type="float">
            <text:p>2.8388660094</text:p>
          </table:table-cell>
          <table:table-cell table:number-columns-repeated="3"/>
          <table:table-cell office:value-type="float" office:value="-40.9999999999999" calcext:value-type="float">
            <text:p>-41</text:p>
          </table:table-cell>
          <table:table-cell office:value-type="float" office:value="0.00510230730478694" calcext:value-type="float">
            <text:p>0.00510230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58" calcext:value-type="float">
            <text:p>72.58</text:p>
          </table:table-cell>
          <table:table-cell table:formula="of:=[.E95]-17.5" office:value-type="float" office:value="55.08" calcext:value-type="float">
            <text:p>55.08</text:p>
          </table:table-cell>
          <table:table-cell office:value-type="float" office:value="0.00087995" calcext:value-type="float">
            <text:p>0.00087995</text:p>
          </table:table-cell>
          <table:table-cell table:formula="of:=1000*[.G95]" office:value-type="float" office:value="0.87995" calcext:value-type="float">
            <text:p>0.87995</text:p>
          </table:table-cell>
          <table:table-cell/>
          <table:table-cell office:value-type="float" office:value="-40.8999999999999" calcext:value-type="float">
            <text:p>-40.9</text:p>
          </table:table-cell>
          <table:table-cell office:value-type="float" office:value="0.00285302396930247" calcext:value-type="float">
            <text:p>0.002853024</text:p>
          </table:table-cell>
          <table:table-cell table:formula="of:= [.K95]*1000" office:value-type="float" office:value="2.85302396930247" calcext:value-type="float">
            <text:p>2.8530239693</text:p>
          </table:table-cell>
          <table:table-cell table:number-columns-repeated="3"/>
          <table:table-cell office:value-type="float" office:value="-40.8999999999999" calcext:value-type="float">
            <text:p>-40.9</text:p>
          </table:table-cell>
          <table:table-cell office:value-type="float" office:value="0.00517671901973184" calcext:value-type="float">
            <text:p>0.0051767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445" calcext:value-type="float">
            <text:p>72.445</text:p>
          </table:table-cell>
          <table:table-cell table:formula="of:=[.E96]-17.5" office:value-type="float" office:value="54.945" calcext:value-type="float">
            <text:p>54.945</text:p>
          </table:table-cell>
          <table:table-cell office:value-type="float" office:value="0.000888968" calcext:value-type="float">
            <text:p>0.000888968</text:p>
          </table:table-cell>
          <table:table-cell table:formula="of:=1000*[.G96]" office:value-type="float" office:value="0.888968" calcext:value-type="float">
            <text:p>0.888968</text:p>
          </table:table-cell>
          <table:table-cell/>
          <table:table-cell office:value-type="float" office:value="-40.7999999999999" calcext:value-type="float">
            <text:p>-40.8</text:p>
          </table:table-cell>
          <table:table-cell office:value-type="float" office:value="0.0028674707377379" calcext:value-type="float">
            <text:p>0.0028674707</text:p>
          </table:table-cell>
          <table:table-cell table:formula="of:= [.K96]*1000" office:value-type="float" office:value="2.8674707377379" calcext:value-type="float">
            <text:p>2.8674707377</text:p>
          </table:table-cell>
          <table:table-cell table:number-columns-repeated="3"/>
          <table:table-cell office:value-type="float" office:value="-40.7999999999999" calcext:value-type="float">
            <text:p>-40.8</text:p>
          </table:table-cell>
          <table:table-cell office:value-type="float" office:value="0.00525102597077735" calcext:value-type="float">
            <text:p>0.0052510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31" calcext:value-type="float">
            <text:p>72.31</text:p>
          </table:table-cell>
          <table:table-cell table:formula="of:=[.E97]-17.5" office:value-type="float" office:value="54.81" calcext:value-type="float">
            <text:p>54.81</text:p>
          </table:table-cell>
          <table:table-cell office:value-type="float" office:value="0.000898291" calcext:value-type="float">
            <text:p>0.000898291</text:p>
          </table:table-cell>
          <table:table-cell table:formula="of:=1000*[.G97]" office:value-type="float" office:value="0.898291" calcext:value-type="float">
            <text:p>0.898291</text:p>
          </table:table-cell>
          <table:table-cell/>
          <table:table-cell office:value-type="float" office:value="-40.6999999999999" calcext:value-type="float">
            <text:p>-40.7</text:p>
          </table:table-cell>
          <table:table-cell office:value-type="float" office:value="0.00295605186866996" calcext:value-type="float">
            <text:p>0.0029560519</text:p>
          </table:table-cell>
          <table:table-cell table:formula="of:= [.K97]*1000" office:value-type="float" office:value="2.95605186866996" calcext:value-type="float">
            <text:p>2.9560518687</text:p>
          </table:table-cell>
          <table:table-cell table:number-columns-repeated="3"/>
          <table:table-cell office:value-type="float" office:value="-40.6999999999999" calcext:value-type="float">
            <text:p>-40.7</text:p>
          </table:table-cell>
          <table:table-cell office:value-type="float" office:value="0.00532522815792346" calcext:value-type="float">
            <text:p>0.00532522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175" calcext:value-type="float">
            <text:p>72.175</text:p>
          </table:table-cell>
          <table:table-cell table:formula="of:=[.E98]-17.5" office:value-type="float" office:value="54.675" calcext:value-type="float">
            <text:p>54.675</text:p>
          </table:table-cell>
          <table:table-cell office:value-type="float" office:value="0.000907617" calcext:value-type="float">
            <text:p>0.000907617</text:p>
          </table:table-cell>
          <table:table-cell table:formula="of:=1000*[.G98]" office:value-type="float" office:value="0.907617" calcext:value-type="float">
            <text:p>0.907617</text:p>
          </table:table-cell>
          <table:table-cell/>
          <table:table-cell office:value-type="float" office:value="-40.5999999999999" calcext:value-type="float">
            <text:p>-40.6</text:p>
          </table:table-cell>
          <table:table-cell office:value-type="float" office:value="0.00299457015363793" calcext:value-type="float">
            <text:p>0.0029945702</text:p>
          </table:table-cell>
          <table:table-cell table:formula="of:= [.K98]*1000" office:value-type="float" office:value="2.99457015363793" calcext:value-type="float">
            <text:p>2.9945701536</text:p>
          </table:table-cell>
          <table:table-cell table:number-columns-repeated="3"/>
          <table:table-cell office:value-type="float" office:value="-40.5999999999999" calcext:value-type="float">
            <text:p>-40.6</text:p>
          </table:table-cell>
          <table:table-cell office:value-type="float" office:value="0.00539932558117018" calcext:value-type="float">
            <text:p>0.00539932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2.04" calcext:value-type="float">
            <text:p>72.04</text:p>
          </table:table-cell>
          <table:table-cell table:formula="of:=[.E99]-17.5" office:value-type="float" office:value="54.54" calcext:value-type="float">
            <text:p>54.54</text:p>
          </table:table-cell>
          <table:table-cell office:value-type="float" office:value="0.000916945" calcext:value-type="float">
            <text:p>0.000916945</text:p>
          </table:table-cell>
          <table:table-cell table:formula="of:=1000*[.G99]" office:value-type="float" office:value="0.916945" calcext:value-type="float">
            <text:p>0.916945</text:p>
          </table:table-cell>
          <table:table-cell/>
          <table:table-cell office:value-type="float" office:value="-40.4999999999999" calcext:value-type="float">
            <text:p>-40.5</text:p>
          </table:table-cell>
          <table:table-cell office:value-type="float" office:value="0.00303293891979075" calcext:value-type="float">
            <text:p>0.0030329389</text:p>
          </table:table-cell>
          <table:table-cell table:formula="of:= [.K99]*1000" office:value-type="float" office:value="3.03293891979075" calcext:value-type="float">
            <text:p>3.0329389198</text:p>
          </table:table-cell>
          <table:table-cell table:number-columns-repeated="3"/>
          <table:table-cell office:value-type="float" office:value="-40.4999999999999" calcext:value-type="float">
            <text:p>-40.5</text:p>
          </table:table-cell>
          <table:table-cell office:value-type="float" office:value="0.0054733182405175" calcext:value-type="float">
            <text:p>0.00547331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1.905" calcext:value-type="float">
            <text:p>71.905</text:p>
          </table:table-cell>
          <table:table-cell table:formula="of:=[.E100]-17.5" office:value-type="float" office:value="54.405" calcext:value-type="float">
            <text:p>54.405</text:p>
          </table:table-cell>
          <table:table-cell office:value-type="float" office:value="0.000926422" calcext:value-type="float">
            <text:p>0.000926422</text:p>
          </table:table-cell>
          <table:table-cell table:formula="of:=1000*[.G100]" office:value-type="float" office:value="0.926422" calcext:value-type="float">
            <text:p>0.926422</text:p>
          </table:table-cell>
          <table:table-cell/>
          <table:table-cell office:value-type="float" office:value="-40.3999999999999" calcext:value-type="float">
            <text:p>-40.4</text:p>
          </table:table-cell>
          <table:table-cell office:value-type="float" office:value="0.00307115816712845" calcext:value-type="float">
            <text:p>0.0030711582</text:p>
          </table:table-cell>
          <table:table-cell table:formula="of:= [.K100]*1000" office:value-type="float" office:value="3.07115816712845" calcext:value-type="float">
            <text:p>3.0711581671</text:p>
          </table:table-cell>
          <table:table-cell table:number-columns-repeated="3"/>
          <table:table-cell office:value-type="float" office:value="-40.3999999999999" calcext:value-type="float">
            <text:p>-40.4</text:p>
          </table:table-cell>
          <table:table-cell office:value-type="float" office:value="0.00554720613596543" calcext:value-type="float">
            <text:p>0.00554720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1.77" calcext:value-type="float">
            <text:p>71.77</text:p>
          </table:table-cell>
          <table:table-cell table:formula="of:=[.E101]-17.5" office:value-type="float" office:value="54.27" calcext:value-type="float">
            <text:p>54.27</text:p>
          </table:table-cell>
          <table:table-cell office:value-type="float" office:value="0.000935807" calcext:value-type="float">
            <text:p>0.000935807</text:p>
          </table:table-cell>
          <table:table-cell table:formula="of:=1000*[.G101]" office:value-type="float" office:value="0.935807" calcext:value-type="float">
            <text:p>0.935807</text:p>
          </table:table-cell>
          <table:table-cell/>
          <table:table-cell office:value-type="float" office:value="-40.2999999999999" calcext:value-type="float">
            <text:p>-40.3</text:p>
          </table:table-cell>
          <table:table-cell office:value-type="float" office:value="0.00310922789565101" calcext:value-type="float">
            <text:p>0.0031092279</text:p>
          </table:table-cell>
          <table:table-cell table:formula="of:= [.K101]*1000" office:value-type="float" office:value="3.10922789565101" calcext:value-type="float">
            <text:p>3.1092278957</text:p>
          </table:table-cell>
          <table:table-cell table:number-columns-repeated="3"/>
          <table:table-cell office:value-type="float" office:value="-40.2999999999999" calcext:value-type="float">
            <text:p>-40.3</text:p>
          </table:table-cell>
          <table:table-cell office:value-type="float" office:value="0.00562098926751396" calcext:value-type="float">
            <text:p>0.00562098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1.635" calcext:value-type="float">
            <text:p>71.635</text:p>
          </table:table-cell>
          <table:table-cell table:formula="of:=[.E102]-17.5" office:value-type="float" office:value="54.135" calcext:value-type="float">
            <text:p>54.135</text:p>
          </table:table-cell>
          <table:table-cell office:value-type="float" office:value="0.00094519" calcext:value-type="float">
            <text:p>0.00094519</text:p>
          </table:table-cell>
          <table:table-cell table:formula="of:=1000*[.G102]" office:value-type="float" office:value="0.94519" calcext:value-type="float">
            <text:p>0.94519</text:p>
          </table:table-cell>
          <table:table-cell/>
          <table:table-cell office:value-type="float" office:value="-40.1999999999999" calcext:value-type="float">
            <text:p>-40.2</text:p>
          </table:table-cell>
          <table:table-cell office:value-type="float" office:value="0.00314714810535844" calcext:value-type="float">
            <text:p>0.0031471481</text:p>
          </table:table-cell>
          <table:table-cell table:formula="of:= [.K102]*1000" office:value-type="float" office:value="3.14714810535844" calcext:value-type="float">
            <text:p>3.1471481054</text:p>
          </table:table-cell>
          <table:table-cell table:number-columns-repeated="3"/>
          <table:table-cell office:value-type="float" office:value="-40.1999999999999" calcext:value-type="float">
            <text:p>-40.2</text:p>
          </table:table-cell>
          <table:table-cell office:value-type="float" office:value="0.00569466763516309" calcext:value-type="float">
            <text:p>0.00569466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1.5" calcext:value-type="float">
            <text:p>71.5</text:p>
          </table:table-cell>
          <table:table-cell table:formula="of:=[.E103]-17.5" office:value-type="float" office:value="54" calcext:value-type="float">
            <text:p>54</text:p>
          </table:table-cell>
          <table:table-cell office:value-type="float" office:value="0.000954572" calcext:value-type="float">
            <text:p>0.000954572</text:p>
          </table:table-cell>
          <table:table-cell table:formula="of:=1000*[.G103]" office:value-type="float" office:value="0.954572" calcext:value-type="float">
            <text:p>0.954572</text:p>
          </table:table-cell>
          <table:table-cell/>
          <table:table-cell office:value-type="float" office:value="-40.0999999999999" calcext:value-type="float">
            <text:p>-40.1</text:p>
          </table:table-cell>
          <table:table-cell office:value-type="float" office:value="0.00318491879625073" calcext:value-type="float">
            <text:p>0.0031849188</text:p>
          </table:table-cell>
          <table:table-cell table:formula="of:= [.K103]*1000" office:value-type="float" office:value="3.18491879625073" calcext:value-type="float">
            <text:p>3.1849187963</text:p>
          </table:table-cell>
          <table:table-cell table:number-columns-repeated="3"/>
          <table:table-cell office:value-type="float" office:value="-40.0999999999999" calcext:value-type="float">
            <text:p>-40.1</text:p>
          </table:table-cell>
          <table:table-cell office:value-type="float" office:value="0.00576824123891286" calcext:value-type="float">
            <text:p>0.00576824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1.365" calcext:value-type="float">
            <text:p>71.365</text:p>
          </table:table-cell>
          <table:table-cell table:formula="of:=[.E104]-17.5" office:value-type="float" office:value="53.865" calcext:value-type="float">
            <text:p>53.865</text:p>
          </table:table-cell>
          <table:table-cell office:value-type="float" office:value="0.00096392" calcext:value-type="float">
            <text:p>0.00096392</text:p>
          </table:table-cell>
          <table:table-cell table:formula="of:=1000*[.G104]" office:value-type="float" office:value="0.96392" calcext:value-type="float">
            <text:p>0.96392</text:p>
          </table:table-cell>
          <table:table-cell/>
          <table:table-cell office:value-type="float" office:value="-39.9999999999999" calcext:value-type="float">
            <text:p>-40</text:p>
          </table:table-cell>
          <table:table-cell office:value-type="float" office:value="0.00307441222094345" calcext:value-type="float">
            <text:p>0.0030744122</text:p>
          </table:table-cell>
          <table:table-cell table:formula="of:= [.K104]*1000" office:value-type="float" office:value="3.07441222094345" calcext:value-type="float">
            <text:p>3.0744122209</text:p>
          </table:table-cell>
          <table:table-cell table:number-columns-repeated="3"/>
          <table:table-cell office:value-type="float" office:value="-39.9999999999999" calcext:value-type="float">
            <text:p>-40</text:p>
          </table:table-cell>
          <table:table-cell office:value-type="float" office:value="0.00584171007876321" calcext:value-type="float">
            <text:p>0.00584171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1.23" calcext:value-type="float">
            <text:p>71.23</text:p>
          </table:table-cell>
          <table:table-cell table:formula="of:=[.E105]-17.5" office:value-type="float" office:value="53.73" calcext:value-type="float">
            <text:p>53.73</text:p>
          </table:table-cell>
          <table:table-cell office:value-type="float" office:value="0.000974619" calcext:value-type="float">
            <text:p>0.000974619</text:p>
          </table:table-cell>
          <table:table-cell table:formula="of:=1000*[.G105]" office:value-type="float" office:value="0.974619" calcext:value-type="float">
            <text:p>0.974619</text:p>
          </table:table-cell>
          <table:table-cell/>
          <table:table-cell office:value-type="float" office:value="-39.8999999999999" calcext:value-type="float">
            <text:p>-39.9</text:p>
          </table:table-cell>
          <table:table-cell office:value-type="float" office:value="0.0031143327410658" calcext:value-type="float">
            <text:p>0.0031143327</text:p>
          </table:table-cell>
          <table:table-cell table:formula="of:= [.K105]*1000" office:value-type="float" office:value="3.1143327410658" calcext:value-type="float">
            <text:p>3.1143327411</text:p>
          </table:table-cell>
          <table:table-cell table:number-columns-repeated="3"/>
          <table:table-cell office:value-type="float" office:value="-39.8999999999999" calcext:value-type="float">
            <text:p>-39.9</text:p>
          </table:table-cell>
          <table:table-cell office:value-type="float" office:value="0.00591507415471416" calcext:value-type="float">
            <text:p>0.00591507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1.095" calcext:value-type="float">
            <text:p>71.095</text:p>
          </table:table-cell>
          <table:table-cell table:formula="of:=[.E106]-17.5" office:value-type="float" office:value="53.595" calcext:value-type="float">
            <text:p>53.595</text:p>
          </table:table-cell>
          <table:table-cell office:value-type="float" office:value="0.00098532" calcext:value-type="float">
            <text:p>0.00098532</text:p>
          </table:table-cell>
          <table:table-cell table:formula="of:=1000*[.G106]" office:value-type="float" office:value="0.98532" calcext:value-type="float">
            <text:p>0.98532</text:p>
          </table:table-cell>
          <table:table-cell/>
          <table:table-cell office:value-type="float" office:value="-39.7999999999999" calcext:value-type="float">
            <text:p>-39.8</text:p>
          </table:table-cell>
          <table:table-cell office:value-type="float" office:value="0.00315427294864126" calcext:value-type="float">
            <text:p>0.0031542729</text:p>
          </table:table-cell>
          <table:table-cell table:formula="of:= [.K106]*1000" office:value-type="float" office:value="3.15427294864126" calcext:value-type="float">
            <text:p>3.1542729486</text:p>
          </table:table-cell>
          <table:table-cell table:number-columns-repeated="3"/>
          <table:table-cell office:value-type="float" office:value="-39.7999999999999" calcext:value-type="float">
            <text:p>-39.8</text:p>
          </table:table-cell>
          <table:table-cell office:value-type="float" office:value="0.0060066710741549" calcext:value-type="float">
            <text:p>0.00600667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96" calcext:value-type="float">
            <text:p>70.96</text:p>
          </table:table-cell>
          <table:table-cell table:formula="of:=[.E107]-17.5" office:value-type="float" office:value="53.46" calcext:value-type="float">
            <text:p>53.46</text:p>
          </table:table-cell>
          <table:table-cell office:value-type="float" office:value="0.000996023" calcext:value-type="float">
            <text:p>0.000996023</text:p>
          </table:table-cell>
          <table:table-cell table:formula="of:=1000*[.G107]" office:value-type="float" office:value="0.996023" calcext:value-type="float">
            <text:p>0.996023</text:p>
          </table:table-cell>
          <table:table-cell/>
          <table:table-cell office:value-type="float" office:value="-39.6999999999999" calcext:value-type="float">
            <text:p>-39.7</text:p>
          </table:table-cell>
          <table:table-cell office:value-type="float" office:value="0.0031942328436698" calcext:value-type="float">
            <text:p>0.0031942328</text:p>
          </table:table-cell>
          <table:table-cell table:formula="of:= [.K107]*1000" office:value-type="float" office:value="3.1942328436698" calcext:value-type="float">
            <text:p>3.1942328437</text:p>
          </table:table-cell>
          <table:table-cell table:number-columns-repeated="3"/>
          <table:table-cell office:value-type="float" office:value="-39.6999999999999" calcext:value-type="float">
            <text:p>-39.7</text:p>
          </table:table-cell>
          <table:table-cell office:value-type="float" office:value="0.00608128711871037" calcext:value-type="float">
            <text:p>0.006081287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825" calcext:value-type="float">
            <text:p>70.825</text:p>
          </table:table-cell>
          <table:table-cell table:formula="of:=[.E108]-17.5" office:value-type="float" office:value="53.325" calcext:value-type="float">
            <text:p>53.325</text:p>
          </table:table-cell>
          <table:table-cell office:value-type="float" office:value="0.00100673" calcext:value-type="float">
            <text:p>0.00100673</text:p>
          </table:table-cell>
          <table:table-cell table:formula="of:=1000*[.G108]" office:value-type="float" office:value="1.00673" calcext:value-type="float">
            <text:p>1.00673</text:p>
          </table:table-cell>
          <table:table-cell/>
          <table:table-cell office:value-type="float" office:value="-39.5999999999999" calcext:value-type="float">
            <text:p>-39.6</text:p>
          </table:table-cell>
          <table:table-cell office:value-type="float" office:value="0.00323421242615146" calcext:value-type="float">
            <text:p>0.0032342124</text:p>
          </table:table-cell>
          <table:table-cell table:formula="of:= [.K108]*1000" office:value-type="float" office:value="3.23421242615146" calcext:value-type="float">
            <text:p>3.2342124262</text:p>
          </table:table-cell>
          <table:table-cell table:number-columns-repeated="3"/>
          <table:table-cell office:value-type="float" office:value="-39.5999999999999" calcext:value-type="float">
            <text:p>-39.6</text:p>
          </table:table-cell>
          <table:table-cell office:value-type="float" office:value="0.00615595511352119" calcext:value-type="float">
            <text:p>0.00615595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69" calcext:value-type="float">
            <text:p>70.69</text:p>
          </table:table-cell>
          <table:table-cell table:formula="of:=[.E109]-17.5" office:value-type="float" office:value="53.19" calcext:value-type="float">
            <text:p>53.19</text:p>
          </table:table-cell>
          <table:table-cell office:value-type="float" office:value="0.00101744" calcext:value-type="float">
            <text:p>0.00101744</text:p>
          </table:table-cell>
          <table:table-cell table:formula="of:=1000*[.G109]" office:value-type="float" office:value="1.01744" calcext:value-type="float">
            <text:p>1.01744</text:p>
          </table:table-cell>
          <table:table-cell/>
          <table:table-cell office:value-type="float" office:value="-39.4999999999999" calcext:value-type="float">
            <text:p>-39.5</text:p>
          </table:table-cell>
          <table:table-cell office:value-type="float" office:value="0.00327421169608621" calcext:value-type="float">
            <text:p>0.0032742117</text:p>
          </table:table-cell>
          <table:table-cell table:formula="of:= [.K109]*1000" office:value-type="float" office:value="3.27421169608621" calcext:value-type="float">
            <text:p>3.2742116961</text:p>
          </table:table-cell>
          <table:table-cell table:number-columns-repeated="3"/>
          <table:table-cell office:value-type="float" office:value="-39.4999999999999" calcext:value-type="float">
            <text:p>-39.5</text:p>
          </table:table-cell>
          <table:table-cell office:value-type="float" office:value="0.00626145210644281" calcext:value-type="float">
            <text:p>0.00626145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555" calcext:value-type="float">
            <text:p>70.555</text:p>
          </table:table-cell>
          <table:table-cell table:formula="of:=[.E110]-17.5" office:value-type="float" office:value="53.055" calcext:value-type="float">
            <text:p>53.055</text:p>
          </table:table-cell>
          <table:table-cell office:value-type="float" office:value="0.00102814" calcext:value-type="float">
            <text:p>0.00102814</text:p>
          </table:table-cell>
          <table:table-cell table:formula="of:=1000*[.G110]" office:value-type="float" office:value="1.02814" calcext:value-type="float">
            <text:p>1.02814</text:p>
          </table:table-cell>
          <table:table-cell/>
          <table:table-cell office:value-type="float" office:value="-39.3999999999998" calcext:value-type="float">
            <text:p>-39.4</text:p>
          </table:table-cell>
          <table:table-cell office:value-type="float" office:value="0.00331423065347407" calcext:value-type="float">
            <text:p>0.0033142307</text:p>
          </table:table-cell>
          <table:table-cell table:formula="of:= [.K110]*1000" office:value-type="float" office:value="3.31423065347407" calcext:value-type="float">
            <text:p>3.3142306535</text:p>
          </table:table-cell>
          <table:table-cell table:number-columns-repeated="3"/>
          <table:table-cell office:value-type="float" office:value="-39.3999999999998" calcext:value-type="float">
            <text:p>-39.4</text:p>
          </table:table-cell>
          <table:table-cell office:value-type="float" office:value="0.00635731653593023" calcext:value-type="float">
            <text:p>0.00635731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42" calcext:value-type="float">
            <text:p>70.42</text:p>
          </table:table-cell>
          <table:table-cell table:formula="of:=[.E111]-17.5" office:value-type="float" office:value="52.92" calcext:value-type="float">
            <text:p>52.92</text:p>
          </table:table-cell>
          <table:table-cell office:value-type="float" office:value="0.00103916" calcext:value-type="float">
            <text:p>0.00103916</text:p>
          </table:table-cell>
          <table:table-cell table:formula="of:=1000*[.G111]" office:value-type="float" office:value="1.03916" calcext:value-type="float">
            <text:p>1.03916</text:p>
          </table:table-cell>
          <table:table-cell/>
          <table:table-cell office:value-type="float" office:value="-39.2999999999998" calcext:value-type="float">
            <text:p>-39.3</text:p>
          </table:table-cell>
          <table:table-cell office:value-type="float" office:value="0.00335426929831504" calcext:value-type="float">
            <text:p>0.0033542693</text:p>
          </table:table-cell>
          <table:table-cell table:formula="of:= [.K111]*1000" office:value-type="float" office:value="3.35426929831504" calcext:value-type="float">
            <text:p>3.3542692983</text:p>
          </table:table-cell>
          <table:table-cell table:number-columns-repeated="3"/>
          <table:table-cell office:value-type="float" office:value="-39.2999999999998" calcext:value-type="float">
            <text:p>-39.3</text:p>
          </table:table-cell>
          <table:table-cell office:value-type="float" office:value="0.00645322850118193" calcext:value-type="float">
            <text:p>0.00645322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285" calcext:value-type="float">
            <text:p>70.285</text:p>
          </table:table-cell>
          <table:table-cell table:formula="of:=[.E112]-17.5" office:value-type="float" office:value="52.785" calcext:value-type="float">
            <text:p>52.785</text:p>
          </table:table-cell>
          <table:table-cell office:value-type="float" office:value="0.00105018" calcext:value-type="float">
            <text:p>0.00105018</text:p>
          </table:table-cell>
          <table:table-cell table:formula="of:=1000*[.G112]" office:value-type="float" office:value="1.05018" calcext:value-type="float">
            <text:p>1.05018</text:p>
          </table:table-cell>
          <table:table-cell/>
          <table:table-cell office:value-type="float" office:value="-39.1999999999998" calcext:value-type="float">
            <text:p>-39.2</text:p>
          </table:table-cell>
          <table:table-cell office:value-type="float" office:value="0.0033943276306091" calcext:value-type="float">
            <text:p>0.0033943276</text:p>
          </table:table-cell>
          <table:table-cell table:formula="of:= [.K112]*1000" office:value-type="float" office:value="3.3943276306091" calcext:value-type="float">
            <text:p>3.3943276306</text:p>
          </table:table-cell>
          <table:table-cell table:number-columns-repeated="3"/>
          <table:table-cell office:value-type="float" office:value="-39.1999999999998" calcext:value-type="float">
            <text:p>-39.2</text:p>
          </table:table-cell>
          <table:table-cell office:value-type="float" office:value="0.00654918800219791" calcext:value-type="float">
            <text:p>0.0065491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15" calcext:value-type="float">
            <text:p>70.15</text:p>
          </table:table-cell>
          <table:table-cell table:formula="of:=[.E113]-17.5" office:value-type="float" office:value="52.65" calcext:value-type="float">
            <text:p>52.65</text:p>
          </table:table-cell>
          <table:table-cell office:value-type="float" office:value="0.00106119" calcext:value-type="float">
            <text:p>0.00106119</text:p>
          </table:table-cell>
          <table:table-cell table:formula="of:=1000*[.G113]" office:value-type="float" office:value="1.06119" calcext:value-type="float">
            <text:p>1.06119</text:p>
          </table:table-cell>
          <table:table-cell/>
          <table:table-cell office:value-type="float" office:value="-39.0999999999998" calcext:value-type="float">
            <text:p>-39.1</text:p>
          </table:table-cell>
          <table:table-cell office:value-type="float" office:value="0.00343440565035627" calcext:value-type="float">
            <text:p>0.0034344057</text:p>
          </table:table-cell>
          <table:table-cell table:formula="of:= [.K113]*1000" office:value-type="float" office:value="3.43440565035627" calcext:value-type="float">
            <text:p>3.4344056504</text:p>
          </table:table-cell>
          <table:table-cell table:number-columns-repeated="3"/>
          <table:table-cell office:value-type="float" office:value="-39.0999999999998" calcext:value-type="float">
            <text:p>-39.1</text:p>
          </table:table-cell>
          <table:table-cell office:value-type="float" office:value="0.00664519503897817" calcext:value-type="float">
            <text:p>0.0066451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0.015" calcext:value-type="float">
            <text:p>70.015</text:p>
          </table:table-cell>
          <table:table-cell table:formula="of:=[.E114]-17.5" office:value-type="float" office:value="52.515" calcext:value-type="float">
            <text:p>52.515</text:p>
          </table:table-cell>
          <table:table-cell office:value-type="float" office:value="0.00107221" calcext:value-type="float">
            <text:p>0.00107221</text:p>
          </table:table-cell>
          <table:table-cell table:formula="of:=1000*[.G114]" office:value-type="float" office:value="1.07221" calcext:value-type="float">
            <text:p>1.07221</text:p>
          </table:table-cell>
          <table:table-cell/>
          <table:table-cell office:value-type="float" office:value="-38.9999999999998" calcext:value-type="float">
            <text:p>-39</text:p>
          </table:table-cell>
          <table:table-cell office:value-type="float" office:value="0.00347450335755653" calcext:value-type="float">
            <text:p>0.0034745034</text:p>
          </table:table-cell>
          <table:table-cell table:formula="of:= [.K114]*1000" office:value-type="float" office:value="3.47450335755653" calcext:value-type="float">
            <text:p>3.4745033576</text:p>
          </table:table-cell>
          <table:table-cell table:number-columns-repeated="3"/>
          <table:table-cell office:value-type="float" office:value="-38.9999999999998" calcext:value-type="float">
            <text:p>-39</text:p>
          </table:table-cell>
          <table:table-cell office:value-type="float" office:value="0.0067412496115227" calcext:value-type="float">
            <text:p>0.00674124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9.88" calcext:value-type="float">
            <text:p>69.88</text:p>
          </table:table-cell>
          <table:table-cell table:formula="of:=[.E115]-17.5" office:value-type="float" office:value="52.38" calcext:value-type="float">
            <text:p>52.38</text:p>
          </table:table-cell>
          <table:table-cell office:value-type="float" office:value="0.00108322" calcext:value-type="float">
            <text:p>0.00108322</text:p>
          </table:table-cell>
          <table:table-cell table:formula="of:=1000*[.G115]" office:value-type="float" office:value="1.08322" calcext:value-type="float">
            <text:p>1.08322</text:p>
          </table:table-cell>
          <table:table-cell/>
          <table:table-cell office:value-type="float" office:value="-38.8999999999998" calcext:value-type="float">
            <text:p>-38.9</text:p>
          </table:table-cell>
          <table:table-cell office:value-type="float" office:value="0.00351462075220991" calcext:value-type="float">
            <text:p>0.0035146208</text:p>
          </table:table-cell>
          <table:table-cell table:formula="of:= [.K115]*1000" office:value-type="float" office:value="3.51462075220991" calcext:value-type="float">
            <text:p>3.5146207522</text:p>
          </table:table-cell>
          <table:table-cell table:number-columns-repeated="3"/>
          <table:table-cell office:value-type="float" office:value="-38.8999999999998" calcext:value-type="float">
            <text:p>-38.9</text:p>
          </table:table-cell>
          <table:table-cell office:value-type="float" office:value="0.00683735171983149" calcext:value-type="float">
            <text:p>0.00683735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9.745" calcext:value-type="float">
            <text:p>69.745</text:p>
          </table:table-cell>
          <table:table-cell table:formula="of:=[.E116]-17.5" office:value-type="float" office:value="52.245" calcext:value-type="float">
            <text:p>52.245</text:p>
          </table:table-cell>
          <table:table-cell office:value-type="float" office:value="0.00109423" calcext:value-type="float">
            <text:p>0.00109423</text:p>
          </table:table-cell>
          <table:table-cell table:formula="of:=1000*[.G116]" office:value-type="float" office:value="1.09423" calcext:value-type="float">
            <text:p>1.09423</text:p>
          </table:table-cell>
          <table:table-cell/>
          <table:table-cell office:value-type="float" office:value="-38.7999999999998" calcext:value-type="float">
            <text:p>-38.8</text:p>
          </table:table-cell>
          <table:table-cell office:value-type="float" office:value="0.00355475783431637" calcext:value-type="float">
            <text:p>0.0035547578</text:p>
          </table:table-cell>
          <table:table-cell table:formula="of:= [.K116]*1000" office:value-type="float" office:value="3.55475783431637" calcext:value-type="float">
            <text:p>3.5547578343</text:p>
          </table:table-cell>
          <table:table-cell table:number-columns-repeated="3"/>
          <table:table-cell office:value-type="float" office:value="-38.7999999999998" calcext:value-type="float">
            <text:p>-38.8</text:p>
          </table:table-cell>
          <table:table-cell office:value-type="float" office:value="0.00693350136390459" calcext:value-type="float">
            <text:p>0.00693350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9.61" calcext:value-type="float">
            <text:p>69.61</text:p>
          </table:table-cell>
          <table:table-cell table:formula="of:=[.E117]-17.5" office:value-type="float" office:value="52.11" calcext:value-type="float">
            <text:p>52.11</text:p>
          </table:table-cell>
          <table:table-cell office:value-type="float" office:value="0.0011058" calcext:value-type="float">
            <text:p>0.0011058</text:p>
          </table:table-cell>
          <table:table-cell table:formula="of:=1000*[.G117]" office:value-type="float" office:value="1.1058" calcext:value-type="float">
            <text:p>1.1058</text:p>
          </table:table-cell>
          <table:table-cell/>
          <table:table-cell office:value-type="float" office:value="-38.6999999999998" calcext:value-type="float">
            <text:p>-38.7</text:p>
          </table:table-cell>
          <table:table-cell office:value-type="float" office:value="0.00359491460387596" calcext:value-type="float">
            <text:p>0.0035949146</text:p>
          </table:table-cell>
          <table:table-cell table:formula="of:= [.K117]*1000" office:value-type="float" office:value="3.59491460387596" calcext:value-type="float">
            <text:p>3.5949146039</text:p>
          </table:table-cell>
          <table:table-cell table:number-columns-repeated="3"/>
          <table:table-cell office:value-type="float" office:value="-38.6999999999998" calcext:value-type="float">
            <text:p>-38.7</text:p>
          </table:table-cell>
          <table:table-cell office:value-type="float" office:value="0.00702969854374191" calcext:value-type="float">
            <text:p>0.00702969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9.475" calcext:value-type="float">
            <text:p>69.475</text:p>
          </table:table-cell>
          <table:table-cell table:formula="of:=[.E118]-17.5" office:value-type="float" office:value="51.975" calcext:value-type="float">
            <text:p>51.975</text:p>
          </table:table-cell>
          <table:table-cell office:value-type="float" office:value="0.00111835" calcext:value-type="float">
            <text:p>0.00111835</text:p>
          </table:table-cell>
          <table:table-cell table:formula="of:=1000*[.G118]" office:value-type="float" office:value="1.11835" calcext:value-type="float">
            <text:p>1.11835</text:p>
          </table:table-cell>
          <table:table-cell/>
          <table:table-cell office:value-type="float" office:value="-38.5999999999998" calcext:value-type="float">
            <text:p>-38.6</text:p>
          </table:table-cell>
          <table:table-cell office:value-type="float" office:value="0.00363509106088863" calcext:value-type="float">
            <text:p>0.0036350911</text:p>
          </table:table-cell>
          <table:table-cell table:formula="of:= [.K118]*1000" office:value-type="float" office:value="3.63509106088863" calcext:value-type="float">
            <text:p>3.6350910609</text:p>
          </table:table-cell>
          <table:table-cell table:number-columns-repeated="3"/>
          <table:table-cell office:value-type="float" office:value="-38.5999999999998" calcext:value-type="float">
            <text:p>-38.6</text:p>
          </table:table-cell>
          <table:table-cell office:value-type="float" office:value="0.00712594325934355" calcext:value-type="float">
            <text:p>0.00712594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9.34" calcext:value-type="float">
            <text:p>69.34</text:p>
          </table:table-cell>
          <table:table-cell table:formula="of:=[.E119]-17.5" office:value-type="float" office:value="51.84" calcext:value-type="float">
            <text:p>51.84</text:p>
          </table:table-cell>
          <table:table-cell office:value-type="float" office:value="0.00113091" calcext:value-type="float">
            <text:p>0.00113091</text:p>
          </table:table-cell>
          <table:table-cell table:formula="of:=1000*[.G119]" office:value-type="float" office:value="1.13091" calcext:value-type="float">
            <text:p>1.13091</text:p>
          </table:table-cell>
          <table:table-cell/>
          <table:table-cell office:value-type="float" office:value="-38.4999999999998" calcext:value-type="float">
            <text:p>-38.5</text:p>
          </table:table-cell>
          <table:table-cell office:value-type="float" office:value="0.0036752872053544" calcext:value-type="float">
            <text:p>0.0036752872</text:p>
          </table:table-cell>
          <table:table-cell table:formula="of:= [.K119]*1000" office:value-type="float" office:value="3.6752872053544" calcext:value-type="float">
            <text:p>3.6752872054</text:p>
          </table:table-cell>
          <table:table-cell table:number-columns-repeated="3"/>
          <table:table-cell office:value-type="float" office:value="-38.4999999999998" calcext:value-type="float">
            <text:p>-38.5</text:p>
          </table:table-cell>
          <table:table-cell office:value-type="float" office:value="0.00722223551070945" calcext:value-type="float">
            <text:p>0.00722223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9.205" calcext:value-type="float">
            <text:p>69.205</text:p>
          </table:table-cell>
          <table:table-cell table:formula="of:=[.E120]-17.5" office:value-type="float" office:value="51.705" calcext:value-type="float">
            <text:p>51.705</text:p>
          </table:table-cell>
          <table:table-cell office:value-type="float" office:value="0.00114346" calcext:value-type="float">
            <text:p>0.00114346</text:p>
          </table:table-cell>
          <table:table-cell table:formula="of:=1000*[.G120]" office:value-type="float" office:value="1.14346" calcext:value-type="float">
            <text:p>1.14346</text:p>
          </table:table-cell>
          <table:table-cell/>
          <table:table-cell office:value-type="float" office:value="-38.3999999999998" calcext:value-type="float">
            <text:p>-38.4</text:p>
          </table:table-cell>
          <table:table-cell office:value-type="float" office:value="0.00371550303727329" calcext:value-type="float">
            <text:p>0.003715503</text:p>
          </table:table-cell>
          <table:table-cell table:formula="of:= [.K120]*1000" office:value-type="float" office:value="3.71550303727329" calcext:value-type="float">
            <text:p>3.7155030373</text:p>
          </table:table-cell>
          <table:table-cell table:number-columns-repeated="3"/>
          <table:table-cell office:value-type="float" office:value="-38.3999999999998" calcext:value-type="float">
            <text:p>-38.4</text:p>
          </table:table-cell>
          <table:table-cell office:value-type="float" office:value="0.00731857529783962" calcext:value-type="float">
            <text:p>0.00731857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9.07" calcext:value-type="float">
            <text:p>69.07</text:p>
          </table:table-cell>
          <table:table-cell table:formula="of:=[.E121]-17.5" office:value-type="float" office:value="51.57" calcext:value-type="float">
            <text:p>51.57</text:p>
          </table:table-cell>
          <table:table-cell office:value-type="float" office:value="0.0011561" calcext:value-type="float">
            <text:p>0.0011561</text:p>
          </table:table-cell>
          <table:table-cell table:formula="of:=1000*[.G121]" office:value-type="float" office:value="1.1561" calcext:value-type="float">
            <text:p>1.1561</text:p>
          </table:table-cell>
          <table:table-cell/>
          <table:table-cell office:value-type="float" office:value="-38.2999999999998" calcext:value-type="float">
            <text:p>-38.3</text:p>
          </table:table-cell>
          <table:table-cell office:value-type="float" office:value="0.00375573855664527" calcext:value-type="float">
            <text:p>0.0037557386</text:p>
          </table:table-cell>
          <table:table-cell table:formula="of:= [.K121]*1000" office:value-type="float" office:value="3.75573855664527" calcext:value-type="float">
            <text:p>3.7557385566</text:p>
          </table:table-cell>
          <table:table-cell table:number-columns-repeated="3"/>
          <table:table-cell office:value-type="float" office:value="-38.2999999999998" calcext:value-type="float">
            <text:p>-38.3</text:p>
          </table:table-cell>
          <table:table-cell office:value-type="float" office:value="0.00741496262073407" calcext:value-type="float">
            <text:p>0.00741496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8.935" calcext:value-type="float">
            <text:p>68.935</text:p>
          </table:table-cell>
          <table:table-cell table:formula="of:=[.E122]-17.5" office:value-type="float" office:value="51.435" calcext:value-type="float">
            <text:p>51.435</text:p>
          </table:table-cell>
          <table:table-cell office:value-type="float" office:value="0.0011691" calcext:value-type="float">
            <text:p>0.0011691</text:p>
          </table:table-cell>
          <table:table-cell table:formula="of:=1000*[.G122]" office:value-type="float" office:value="1.1691" calcext:value-type="float">
            <text:p>1.1691</text:p>
          </table:table-cell>
          <table:table-cell/>
          <table:table-cell office:value-type="float" office:value="-38.1999999999998" calcext:value-type="float">
            <text:p>-38.2</text:p>
          </table:table-cell>
          <table:table-cell office:value-type="float" office:value="0.00379599376347036" calcext:value-type="float">
            <text:p>0.0037959938</text:p>
          </table:table-cell>
          <table:table-cell table:formula="of:= [.K122]*1000" office:value-type="float" office:value="3.79599376347036" calcext:value-type="float">
            <text:p>3.7959937635</text:p>
          </table:table-cell>
          <table:table-cell table:number-columns-repeated="3"/>
          <table:table-cell office:value-type="float" office:value="-38.1999999999998" calcext:value-type="float">
            <text:p>-38.2</text:p>
          </table:table-cell>
          <table:table-cell office:value-type="float" office:value="0.00751910204167124" calcext:value-type="float">
            <text:p>0.0075191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8.8" calcext:value-type="float">
            <text:p>68.8</text:p>
          </table:table-cell>
          <table:table-cell table:formula="of:=[.E123]-17.5" office:value-type="float" office:value="51.3" calcext:value-type="float">
            <text:p>51.3</text:p>
          </table:table-cell>
          <table:table-cell office:value-type="float" office:value="0.0011821" calcext:value-type="float">
            <text:p>0.0011821</text:p>
          </table:table-cell>
          <table:table-cell table:formula="of:=1000*[.G123]" office:value-type="float" office:value="1.1821" calcext:value-type="float">
            <text:p>1.1821</text:p>
          </table:table-cell>
          <table:table-cell/>
          <table:table-cell office:value-type="float" office:value="-38.0999999999998" calcext:value-type="float">
            <text:p>-38.1</text:p>
          </table:table-cell>
          <table:table-cell office:value-type="float" office:value="0.00383626865774854" calcext:value-type="float">
            <text:p>0.0038362687</text:p>
          </table:table-cell>
          <table:table-cell table:formula="of:= [.K123]*1000" office:value-type="float" office:value="3.83626865774854" calcext:value-type="float">
            <text:p>3.8362686577</text:p>
          </table:table-cell>
          <table:table-cell table:number-columns-repeated="3"/>
          <table:table-cell office:value-type="float" office:value="-38.0999999999998" calcext:value-type="float">
            <text:p>-38.1</text:p>
          </table:table-cell>
          <table:table-cell office:value-type="float" office:value="0.00762240160020522" calcext:value-type="float">
            <text:p>0.00762240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8.665" calcext:value-type="float">
            <text:p>68.665</text:p>
          </table:table-cell>
          <table:table-cell table:formula="of:=[.E124]-17.5" office:value-type="float" office:value="51.165" calcext:value-type="float">
            <text:p>51.165</text:p>
          </table:table-cell>
          <table:table-cell office:value-type="float" office:value="0.00119509" calcext:value-type="float">
            <text:p>0.00119509</text:p>
          </table:table-cell>
          <table:table-cell table:formula="of:=1000*[.G124]" office:value-type="float" office:value="1.19509" calcext:value-type="float">
            <text:p>1.19509</text:p>
          </table:table-cell>
          <table:table-cell/>
          <table:table-cell office:value-type="float" office:value="-37.9999999999998" calcext:value-type="float">
            <text:p>-38</text:p>
          </table:table-cell>
          <table:table-cell office:value-type="float" office:value="0.00387656323947983" calcext:value-type="float">
            <text:p>0.0038765632</text:p>
          </table:table-cell>
          <table:table-cell table:formula="of:= [.K124]*1000" office:value-type="float" office:value="3.87656323947983" calcext:value-type="float">
            <text:p>3.8765632395</text:p>
          </table:table-cell>
          <table:table-cell table:number-columns-repeated="3"/>
          <table:table-cell office:value-type="float" office:value="-37.9999999999998" calcext:value-type="float">
            <text:p>-38</text:p>
          </table:table-cell>
          <table:table-cell office:value-type="float" office:value="0.00772576766289056" calcext:value-type="float">
            <text:p>0.00772576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8.53" calcext:value-type="float">
            <text:p>68.53</text:p>
          </table:table-cell>
          <table:table-cell table:formula="of:=[.E125]-17.5" office:value-type="float" office:value="51.03" calcext:value-type="float">
            <text:p>51.03</text:p>
          </table:table-cell>
          <table:table-cell office:value-type="float" office:value="0.00120809" calcext:value-type="float">
            <text:p>0.00120809</text:p>
          </table:table-cell>
          <table:table-cell table:formula="of:=1000*[.G125]" office:value-type="float" office:value="1.20809" calcext:value-type="float">
            <text:p>1.20809</text:p>
          </table:table-cell>
          <table:table-cell/>
          <table:table-cell office:value-type="float" office:value="-37.8999999999998" calcext:value-type="float">
            <text:p>-37.9</text:p>
          </table:table-cell>
          <table:table-cell office:value-type="float" office:value="0.00391687750866422" calcext:value-type="float">
            <text:p>0.0039168775</text:p>
          </table:table-cell>
          <table:table-cell table:formula="of:= [.K125]*1000" office:value-type="float" office:value="3.91687750866422" calcext:value-type="float">
            <text:p>3.9168775087</text:p>
          </table:table-cell>
          <table:table-cell table:number-columns-repeated="3"/>
          <table:table-cell office:value-type="float" office:value="-37.8999999999998" calcext:value-type="float">
            <text:p>-37.9</text:p>
          </table:table-cell>
          <table:table-cell office:value-type="float" office:value="0.00782920022972732" calcext:value-type="float">
            <text:p>0.00782920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8.395" calcext:value-type="float">
            <text:p>68.395</text:p>
          </table:table-cell>
          <table:table-cell table:formula="of:=[.E126]-17.5" office:value-type="float" office:value="50.895" calcext:value-type="float">
            <text:p>50.895</text:p>
          </table:table-cell>
          <table:table-cell office:value-type="float" office:value="0.00122108" calcext:value-type="float">
            <text:p>0.00122108</text:p>
          </table:table-cell>
          <table:table-cell table:formula="of:=1000*[.G126]" office:value-type="float" office:value="1.22108" calcext:value-type="float">
            <text:p>1.22108</text:p>
          </table:table-cell>
          <table:table-cell/>
          <table:table-cell office:value-type="float" office:value="-37.7999999999998" calcext:value-type="float">
            <text:p>-37.8</text:p>
          </table:table-cell>
          <table:table-cell office:value-type="float" office:value="0.00395721146530171" calcext:value-type="float">
            <text:p>0.0039572115</text:p>
          </table:table-cell>
          <table:table-cell table:formula="of:= [.K126]*1000" office:value-type="float" office:value="3.95721146530171" calcext:value-type="float">
            <text:p>3.9572114653</text:p>
          </table:table-cell>
          <table:table-cell table:number-columns-repeated="3"/>
          <table:table-cell office:value-type="float" office:value="-37.7999999999998" calcext:value-type="float">
            <text:p>-37.8</text:p>
          </table:table-cell>
          <table:table-cell office:value-type="float" office:value="0.00793269930071545" calcext:value-type="float">
            <text:p>0.00793269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8.26" calcext:value-type="float">
            <text:p>68.26</text:p>
          </table:table-cell>
          <table:table-cell table:formula="of:=[.E127]-17.5" office:value-type="float" office:value="50.76" calcext:value-type="float">
            <text:p>50.76</text:p>
          </table:table-cell>
          <table:table-cell office:value-type="float" office:value="0.00123407" calcext:value-type="float">
            <text:p>0.00123407</text:p>
          </table:table-cell>
          <table:table-cell table:formula="of:=1000*[.G127]" office:value-type="float" office:value="1.23407" calcext:value-type="float">
            <text:p>1.23407</text:p>
          </table:table-cell>
          <table:table-cell/>
          <table:table-cell office:value-type="float" office:value="-37.6999999999998" calcext:value-type="float">
            <text:p>-37.7</text:p>
          </table:table-cell>
          <table:table-cell office:value-type="float" office:value="0.00399756510939232" calcext:value-type="float">
            <text:p>0.0039975651</text:p>
          </table:table-cell>
          <table:table-cell table:formula="of:= [.K127]*1000" office:value-type="float" office:value="3.99756510939232" calcext:value-type="float">
            <text:p>3.9975651094</text:p>
          </table:table-cell>
          <table:table-cell table:number-columns-repeated="3"/>
          <table:table-cell office:value-type="float" office:value="-37.6999999999998" calcext:value-type="float">
            <text:p>-37.7</text:p>
          </table:table-cell>
          <table:table-cell office:value-type="float" office:value="0.00803626487585496" calcext:value-type="float">
            <text:p>0.00803626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8.125" calcext:value-type="float">
            <text:p>68.125</text:p>
          </table:table-cell>
          <table:table-cell table:formula="of:=[.E128]-17.5" office:value-type="float" office:value="50.625" calcext:value-type="float">
            <text:p>50.625</text:p>
          </table:table-cell>
          <table:table-cell office:value-type="float" office:value="0.00124706" calcext:value-type="float">
            <text:p>0.00124706</text:p>
          </table:table-cell>
          <table:table-cell table:formula="of:=1000*[.G128]" office:value-type="float" office:value="1.24706" calcext:value-type="float">
            <text:p>1.24706</text:p>
          </table:table-cell>
          <table:table-cell/>
          <table:table-cell office:value-type="float" office:value="-37.5999999999998" calcext:value-type="float">
            <text:p>-37.6</text:p>
          </table:table-cell>
          <table:table-cell office:value-type="float" office:value="0.00403793844093601" calcext:value-type="float">
            <text:p>0.0040379384</text:p>
          </table:table-cell>
          <table:table-cell table:formula="of:= [.K128]*1000" office:value-type="float" office:value="4.03793844093601" calcext:value-type="float">
            <text:p>4.0379384409</text:p>
          </table:table-cell>
          <table:table-cell table:number-columns-repeated="3"/>
          <table:table-cell office:value-type="float" office:value="-37.5999999999998" calcext:value-type="float">
            <text:p>-37.6</text:p>
          </table:table-cell>
          <table:table-cell office:value-type="float" office:value="0.00813989695514589" calcext:value-type="float">
            <text:p>0.0081398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99" calcext:value-type="float">
            <text:p>67.99</text:p>
          </table:table-cell>
          <table:table-cell table:formula="of:=[.E129]-17.5" office:value-type="float" office:value="50.49" calcext:value-type="float">
            <text:p>50.49</text:p>
          </table:table-cell>
          <table:table-cell office:value-type="float" office:value="0.00126005" calcext:value-type="float">
            <text:p>0.00126005</text:p>
          </table:table-cell>
          <table:table-cell table:formula="of:=1000*[.G129]" office:value-type="float" office:value="1.26005" calcext:value-type="float">
            <text:p>1.26005</text:p>
          </table:table-cell>
          <table:table-cell/>
          <table:table-cell office:value-type="float" office:value="-37.4999999999998" calcext:value-type="float">
            <text:p>-37.5</text:p>
          </table:table-cell>
          <table:table-cell office:value-type="float" office:value="0.00407319277544234" calcext:value-type="float">
            <text:p>0.0040731928</text:p>
          </table:table-cell>
          <table:table-cell table:formula="of:= [.K129]*1000" office:value-type="float" office:value="4.07319277544234" calcext:value-type="float">
            <text:p>4.0731927754</text:p>
          </table:table-cell>
          <table:table-cell table:number-columns-repeated="3"/>
          <table:table-cell office:value-type="float" office:value="-37.4999999999998" calcext:value-type="float">
            <text:p>-37.5</text:p>
          </table:table-cell>
          <table:table-cell office:value-type="float" office:value="0.00824359553858819" calcext:value-type="float">
            <text:p>0.00824359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855" calcext:value-type="float">
            <text:p>67.855</text:p>
          </table:table-cell>
          <table:table-cell table:formula="of:=[.E130]-17.5" office:value-type="float" office:value="50.355" calcext:value-type="float">
            <text:p>50.355</text:p>
          </table:table-cell>
          <table:table-cell office:value-type="float" office:value="0.00127447" calcext:value-type="float">
            <text:p>0.00127447</text:p>
          </table:table-cell>
          <table:table-cell table:formula="of:=1000*[.G130]" office:value-type="float" office:value="1.27447" calcext:value-type="float">
            <text:p>1.27447</text:p>
          </table:table-cell>
          <table:table-cell/>
          <table:table-cell office:value-type="float" office:value="-37.3999999999998" calcext:value-type="float">
            <text:p>-37.4</text:p>
          </table:table-cell>
          <table:table-cell office:value-type="float" office:value="0.00412720403336629" calcext:value-type="float">
            <text:p>0.004127204</text:p>
          </table:table-cell>
          <table:table-cell table:formula="of:= [.K130]*1000" office:value-type="float" office:value="4.12720403336629" calcext:value-type="float">
            <text:p>4.1272040334</text:p>
          </table:table-cell>
          <table:table-cell table:number-columns-repeated="3"/>
          <table:table-cell office:value-type="float" office:value="-37.3999999999998" calcext:value-type="float">
            <text:p>-37.4</text:p>
          </table:table-cell>
          <table:table-cell office:value-type="float" office:value="0.00834736062618192" calcext:value-type="float">
            <text:p>0.00834736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72" calcext:value-type="float">
            <text:p>67.72</text:p>
          </table:table-cell>
          <table:table-cell table:formula="of:=[.E131]-17.5" office:value-type="float" office:value="50.22" calcext:value-type="float">
            <text:p>50.22</text:p>
          </table:table-cell>
          <table:table-cell office:value-type="float" office:value="0.00128926" calcext:value-type="float">
            <text:p>0.00128926</text:p>
          </table:table-cell>
          <table:table-cell table:formula="of:=1000*[.G131]" office:value-type="float" office:value="1.28926" calcext:value-type="float">
            <text:p>1.28926</text:p>
          </table:table-cell>
          <table:table-cell/>
          <table:table-cell office:value-type="float" office:value="-37.2999999999998" calcext:value-type="float">
            <text:p>-37.3</text:p>
          </table:table-cell>
          <table:table-cell office:value-type="float" office:value="0.00418126984042389" calcext:value-type="float">
            <text:p>0.0041812698</text:p>
          </table:table-cell>
          <table:table-cell table:formula="of:= [.K131]*1000" office:value-type="float" office:value="4.18126984042389" calcext:value-type="float">
            <text:p>4.1812698404</text:p>
          </table:table-cell>
          <table:table-cell table:number-columns-repeated="3"/>
          <table:table-cell office:value-type="float" office:value="-37.2999999999998" calcext:value-type="float">
            <text:p>-37.3</text:p>
          </table:table-cell>
          <table:table-cell office:value-type="float" office:value="0.00845119221792702" calcext:value-type="float">
            <text:p>0.00845119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585" calcext:value-type="float">
            <text:p>67.585</text:p>
          </table:table-cell>
          <table:table-cell table:formula="of:=[.E132]-17.5" office:value-type="float" office:value="50.085" calcext:value-type="float">
            <text:p>50.085</text:p>
          </table:table-cell>
          <table:table-cell office:value-type="float" office:value="0.00130448" calcext:value-type="float">
            <text:p>0.00130448</text:p>
          </table:table-cell>
          <table:table-cell table:formula="of:=1000*[.G132]" office:value-type="float" office:value="1.30448" calcext:value-type="float">
            <text:p>1.30448</text:p>
          </table:table-cell>
          <table:table-cell/>
          <table:table-cell office:value-type="float" office:value="-37.1999999999998" calcext:value-type="float">
            <text:p>-37.2</text:p>
          </table:table-cell>
          <table:table-cell office:value-type="float" office:value="0.00423539019661512" calcext:value-type="float">
            <text:p>0.0042353902</text:p>
          </table:table-cell>
          <table:table-cell table:formula="of:= [.K132]*1000" office:value-type="float" office:value="4.23539019661512" calcext:value-type="float">
            <text:p>4.2353901966</text:p>
          </table:table-cell>
          <table:table-cell table:number-columns-repeated="3"/>
          <table:table-cell office:value-type="float" office:value="-37.1999999999998" calcext:value-type="float">
            <text:p>-37.2</text:p>
          </table:table-cell>
          <table:table-cell office:value-type="float" office:value="0.0085550903138235" calcext:value-type="float">
            <text:p>0.00855509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45" calcext:value-type="float">
            <text:p>67.45</text:p>
          </table:table-cell>
          <table:table-cell table:formula="of:=[.E133]-17.5" office:value-type="float" office:value="49.95" calcext:value-type="float">
            <text:p>49.95</text:p>
          </table:table-cell>
          <table:table-cell office:value-type="float" office:value="0.00131987" calcext:value-type="float">
            <text:p>0.00131987</text:p>
          </table:table-cell>
          <table:table-cell table:formula="of:=1000*[.G133]" office:value-type="float" office:value="1.31987" calcext:value-type="float">
            <text:p>1.31987</text:p>
          </table:table-cell>
          <table:table-cell/>
          <table:table-cell office:value-type="float" office:value="-37.0999999999998" calcext:value-type="float">
            <text:p>-37.1</text:p>
          </table:table-cell>
          <table:table-cell office:value-type="float" office:value="0.00428956510193999" calcext:value-type="float">
            <text:p>0.0042895651</text:p>
          </table:table-cell>
          <table:table-cell table:formula="of:= [.K133]*1000" office:value-type="float" office:value="4.28956510193999" calcext:value-type="float">
            <text:p>4.2895651019</text:p>
          </table:table-cell>
          <table:table-cell table:number-columns-repeated="3"/>
          <table:table-cell office:value-type="float" office:value="-37.0999999999998" calcext:value-type="float">
            <text:p>-37.1</text:p>
          </table:table-cell>
          <table:table-cell office:value-type="float" office:value="0.0086590549138714" calcext:value-type="float">
            <text:p>0.00865905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315" calcext:value-type="float">
            <text:p>67.315</text:p>
          </table:table-cell>
          <table:table-cell table:formula="of:=[.E134]-17.5" office:value-type="float" office:value="49.815" calcext:value-type="float">
            <text:p>49.815</text:p>
          </table:table-cell>
          <table:table-cell office:value-type="float" office:value="0.00133527" calcext:value-type="float">
            <text:p>0.00133527</text:p>
          </table:table-cell>
          <table:table-cell table:formula="of:=1000*[.G134]" office:value-type="float" office:value="1.33527" calcext:value-type="float">
            <text:p>1.33527</text:p>
          </table:table-cell>
          <table:table-cell/>
          <table:table-cell office:value-type="float" office:value="-36.9999999999998" calcext:value-type="float">
            <text:p>-37</text:p>
          </table:table-cell>
          <table:table-cell office:value-type="float" office:value="0.00434379455639851" calcext:value-type="float">
            <text:p>0.0043437946</text:p>
          </table:table-cell>
          <table:table-cell table:formula="of:= [.K134]*1000" office:value-type="float" office:value="4.34379455639851" calcext:value-type="float">
            <text:p>4.3437945564</text:p>
          </table:table-cell>
          <table:table-cell table:number-columns-repeated="3"/>
          <table:table-cell office:value-type="float" office:value="-36.9999999999998" calcext:value-type="float">
            <text:p>-37</text:p>
          </table:table-cell>
          <table:table-cell office:value-type="float" office:value="0.00876308601807067" calcext:value-type="float">
            <text:p>0.0087630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18" calcext:value-type="float">
            <text:p>67.18</text:p>
          </table:table-cell>
          <table:table-cell table:formula="of:=[.E135]-17.5" office:value-type="float" office:value="49.68" calcext:value-type="float">
            <text:p>49.68</text:p>
          </table:table-cell>
          <table:table-cell office:value-type="float" office:value="0.00135066" calcext:value-type="float">
            <text:p>0.00135066</text:p>
          </table:table-cell>
          <table:table-cell table:formula="of:=1000*[.G135]" office:value-type="float" office:value="1.35066" calcext:value-type="float">
            <text:p>1.35066</text:p>
          </table:table-cell>
          <table:table-cell/>
          <table:table-cell office:value-type="float" office:value="-36.8999999999998" calcext:value-type="float">
            <text:p>-36.9</text:p>
          </table:table-cell>
          <table:table-cell office:value-type="float" office:value="0.00439807855999067" calcext:value-type="float">
            <text:p>0.0043980786</text:p>
          </table:table-cell>
          <table:table-cell table:formula="of:= [.K135]*1000" office:value-type="float" office:value="4.39807855999067" calcext:value-type="float">
            <text:p>4.39807856</text:p>
          </table:table-cell>
          <table:table-cell table:number-columns-repeated="3"/>
          <table:table-cell office:value-type="float" office:value="-36.8999999999998" calcext:value-type="float">
            <text:p>-36.9</text:p>
          </table:table-cell>
          <table:table-cell office:value-type="float" office:value="0.00886718362642135" calcext:value-type="float">
            <text:p>0.008867183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7.045" calcext:value-type="float">
            <text:p>67.045</text:p>
          </table:table-cell>
          <table:table-cell table:formula="of:=[.E136]-17.5" office:value-type="float" office:value="49.545" calcext:value-type="float">
            <text:p>49.545</text:p>
          </table:table-cell>
          <table:table-cell office:value-type="float" office:value="0.00136606" calcext:value-type="float">
            <text:p>0.00136606</text:p>
          </table:table-cell>
          <table:table-cell table:formula="of:=1000*[.G136]" office:value-type="float" office:value="1.36606" calcext:value-type="float">
            <text:p>1.36606</text:p>
          </table:table-cell>
          <table:table-cell/>
          <table:table-cell office:value-type="float" office:value="-36.7999999999998" calcext:value-type="float">
            <text:p>-36.8</text:p>
          </table:table-cell>
          <table:table-cell office:value-type="float" office:value="0.00445241711271647" calcext:value-type="float">
            <text:p>0.0044524171</text:p>
          </table:table-cell>
          <table:table-cell table:formula="of:= [.K136]*1000" office:value-type="float" office:value="4.45241711271647" calcext:value-type="float">
            <text:p>4.4524171127</text:p>
          </table:table-cell>
          <table:table-cell table:number-columns-repeated="3"/>
          <table:table-cell office:value-type="float" office:value="-36.7999999999998" calcext:value-type="float">
            <text:p>-36.8</text:p>
          </table:table-cell>
          <table:table-cell office:value-type="float" office:value="0.00897134773892341" calcext:value-type="float">
            <text:p>0.00897134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6.91" calcext:value-type="float">
            <text:p>66.91</text:p>
          </table:table-cell>
          <table:table-cell table:formula="of:=[.E137]-17.5" office:value-type="float" office:value="49.41" calcext:value-type="float">
            <text:p>49.41</text:p>
          </table:table-cell>
          <table:table-cell office:value-type="float" office:value="0.00138145" calcext:value-type="float">
            <text:p>0.00138145</text:p>
          </table:table-cell>
          <table:table-cell table:formula="of:=1000*[.G137]" office:value-type="float" office:value="1.38145" calcext:value-type="float">
            <text:p>1.38145</text:p>
          </table:table-cell>
          <table:table-cell/>
          <table:table-cell office:value-type="float" office:value="-36.6999999999998" calcext:value-type="float">
            <text:p>-36.7</text:p>
          </table:table-cell>
          <table:table-cell office:value-type="float" office:value="0.00450681021457591" calcext:value-type="float">
            <text:p>0.0045068102</text:p>
          </table:table-cell>
          <table:table-cell table:formula="of:= [.K137]*1000" office:value-type="float" office:value="4.50681021457591" calcext:value-type="float">
            <text:p>4.5068102146</text:p>
          </table:table-cell>
          <table:table-cell table:number-columns-repeated="3"/>
          <table:table-cell office:value-type="float" office:value="-36.6999999999998" calcext:value-type="float">
            <text:p>-36.7</text:p>
          </table:table-cell>
          <table:table-cell office:value-type="float" office:value="0.00914650111272445" calcext:value-type="float">
            <text:p>0.00914650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6.775" calcext:value-type="float">
            <text:p>66.775</text:p>
          </table:table-cell>
          <table:table-cell table:formula="of:=[.E138]-17.5" office:value-type="float" office:value="49.275" calcext:value-type="float">
            <text:p>49.275</text:p>
          </table:table-cell>
          <table:table-cell office:value-type="float" office:value="0.00139684" calcext:value-type="float">
            <text:p>0.00139684</text:p>
          </table:table-cell>
          <table:table-cell table:formula="of:=1000*[.G138]" office:value-type="float" office:value="1.39684" calcext:value-type="float">
            <text:p>1.39684</text:p>
          </table:table-cell>
          <table:table-cell/>
          <table:table-cell office:value-type="float" office:value="-36.5999999999998" calcext:value-type="float">
            <text:p>-36.6</text:p>
          </table:table-cell>
          <table:table-cell office:value-type="float" office:value="0.004561257865569" calcext:value-type="float">
            <text:p>0.0045612579</text:p>
          </table:table-cell>
          <table:table-cell table:formula="of:= [.K138]*1000" office:value-type="float" office:value="4.561257865569" calcext:value-type="float">
            <text:p>4.5612578656</text:p>
          </table:table-cell>
          <table:table-cell table:number-columns-repeated="3"/>
          <table:table-cell office:value-type="float" office:value="-36.5999999999998" calcext:value-type="float">
            <text:p>-36.6</text:p>
          </table:table-cell>
          <table:table-cell office:value-type="float" office:value="0.00926197893510683" calcext:value-type="float">
            <text:p>0.00926197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6.64" calcext:value-type="float">
            <text:p>66.64</text:p>
          </table:table-cell>
          <table:table-cell table:formula="of:=[.E139]-17.5" office:value-type="float" office:value="49.14" calcext:value-type="float">
            <text:p>49.14</text:p>
          </table:table-cell>
          <table:table-cell office:value-type="float" office:value="0.00141223" calcext:value-type="float">
            <text:p>0.00141223</text:p>
          </table:table-cell>
          <table:table-cell table:formula="of:=1000*[.G139]" office:value-type="float" office:value="1.41223" calcext:value-type="float">
            <text:p>1.41223</text:p>
          </table:table-cell>
          <table:table-cell/>
          <table:table-cell office:value-type="float" office:value="-36.4999999999998" calcext:value-type="float">
            <text:p>-36.5</text:p>
          </table:table-cell>
          <table:table-cell office:value-type="float" office:value="0.00461576006569571" calcext:value-type="float">
            <text:p>0.0046157601</text:p>
          </table:table-cell>
          <table:table-cell table:formula="of:= [.K139]*1000" office:value-type="float" office:value="4.61576006569571" calcext:value-type="float">
            <text:p>4.6157600657</text:p>
          </table:table-cell>
          <table:table-cell table:number-columns-repeated="3"/>
          <table:table-cell office:value-type="float" office:value="-36.4999999999998" calcext:value-type="float">
            <text:p>-36.5</text:p>
          </table:table-cell>
          <table:table-cell office:value-type="float" office:value="0.0094504603031294" calcext:value-type="float">
            <text:p>0.00945046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6.505" calcext:value-type="float">
            <text:p>66.505</text:p>
          </table:table-cell>
          <table:table-cell table:formula="of:=[.E140]-17.5" office:value-type="float" office:value="49.005" calcext:value-type="float">
            <text:p>49.005</text:p>
          </table:table-cell>
          <table:table-cell office:value-type="float" office:value="0.0014277" calcext:value-type="float">
            <text:p>0.0014277</text:p>
          </table:table-cell>
          <table:table-cell table:formula="of:=1000*[.G140]" office:value-type="float" office:value="1.4277" calcext:value-type="float">
            <text:p>1.4277</text:p>
          </table:table-cell>
          <table:table-cell/>
          <table:table-cell office:value-type="float" office:value="-36.3999999999998" calcext:value-type="float">
            <text:p>-36.4</text:p>
          </table:table-cell>
          <table:table-cell office:value-type="float" office:value="0.00467031681495609" calcext:value-type="float">
            <text:p>0.0046703168</text:p>
          </table:table-cell>
          <table:table-cell table:formula="of:= [.K140]*1000" office:value-type="float" office:value="4.67031681495609" calcext:value-type="float">
            <text:p>4.670316815</text:p>
          </table:table-cell>
          <table:table-cell table:number-columns-repeated="3"/>
          <table:table-cell office:value-type="float" office:value="-36.3999999999998" calcext:value-type="float">
            <text:p>-36.4</text:p>
          </table:table-cell>
          <table:table-cell office:value-type="float" office:value="0.00959299368423951" calcext:value-type="float">
            <text:p>0.00959299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6.37" calcext:value-type="float">
            <text:p>66.37</text:p>
          </table:table-cell>
          <table:table-cell table:formula="of:=[.E141]-17.5" office:value-type="float" office:value="48.87" calcext:value-type="float">
            <text:p>48.87</text:p>
          </table:table-cell>
          <table:table-cell office:value-type="float" office:value="0.00144287" calcext:value-type="float">
            <text:p>0.00144287</text:p>
          </table:table-cell>
          <table:table-cell table:formula="of:=1000*[.G141]" office:value-type="float" office:value="1.44287" calcext:value-type="float">
            <text:p>1.44287</text:p>
          </table:table-cell>
          <table:table-cell/>
          <table:table-cell office:value-type="float" office:value="-36.2999999999998" calcext:value-type="float">
            <text:p>-36.3</text:p>
          </table:table-cell>
          <table:table-cell office:value-type="float" office:value="0.00472492811335009" calcext:value-type="float">
            <text:p>0.0047249281</text:p>
          </table:table-cell>
          <table:table-cell table:formula="of:= [.K141]*1000" office:value-type="float" office:value="4.72492811335009" calcext:value-type="float">
            <text:p>4.7249281134</text:p>
          </table:table-cell>
          <table:table-cell table:number-columns-repeated="3"/>
          <table:table-cell office:value-type="float" office:value="-36.2999999999998" calcext:value-type="float">
            <text:p>-36.3</text:p>
          </table:table-cell>
          <table:table-cell office:value-type="float" office:value="0.00958271273801061" calcext:value-type="float">
            <text:p>0.00958271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6.235" calcext:value-type="float">
            <text:p>66.235</text:p>
          </table:table-cell>
          <table:table-cell table:formula="of:=[.E142]-17.5" office:value-type="float" office:value="48.735" calcext:value-type="float">
            <text:p>48.735</text:p>
          </table:table-cell>
          <table:table-cell office:value-type="float" office:value="0.00146061" calcext:value-type="float">
            <text:p>0.00146061</text:p>
          </table:table-cell>
          <table:table-cell table:formula="of:=1000*[.G142]" office:value-type="float" office:value="1.46061" calcext:value-type="float">
            <text:p>1.46061</text:p>
          </table:table-cell>
          <table:table-cell/>
          <table:table-cell office:value-type="float" office:value="-36.1999999999998" calcext:value-type="float">
            <text:p>-36.2</text:p>
          </table:table-cell>
          <table:table-cell office:value-type="float" office:value="0.00477959396087774" calcext:value-type="float">
            <text:p>0.004779594</text:p>
          </table:table-cell>
          <table:table-cell table:formula="of:= [.K142]*1000" office:value-type="float" office:value="4.77959396087774" calcext:value-type="float">
            <text:p>4.7795939609</text:p>
          </table:table-cell>
          <table:table-cell table:number-columns-repeated="3"/>
          <table:table-cell office:value-type="float" office:value="-36.1999999999998" calcext:value-type="float">
            <text:p>-36.2</text:p>
          </table:table-cell>
          <table:table-cell office:value-type="float" office:value="0.00973953774730847" calcext:value-type="float">
            <text:p>0.00973953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6.1" calcext:value-type="float">
            <text:p>66.1</text:p>
          </table:table-cell>
          <table:table-cell table:formula="of:=[.E143]-17.5" office:value-type="float" office:value="48.6" calcext:value-type="float">
            <text:p>48.6</text:p>
          </table:table-cell>
          <table:table-cell office:value-type="float" office:value="0.00147678" calcext:value-type="float">
            <text:p>0.00147678</text:p>
          </table:table-cell>
          <table:table-cell table:formula="of:=1000*[.G143]" office:value-type="float" office:value="1.47678" calcext:value-type="float">
            <text:p>1.47678</text:p>
          </table:table-cell>
          <table:table-cell/>
          <table:table-cell office:value-type="float" office:value="-36.0999999999998" calcext:value-type="float">
            <text:p>-36.1</text:p>
          </table:table-cell>
          <table:table-cell office:value-type="float" office:value="0.00483431435753902" calcext:value-type="float">
            <text:p>0.0048343144</text:p>
          </table:table-cell>
          <table:table-cell table:formula="of:= [.K143]*1000" office:value-type="float" office:value="4.83431435753902" calcext:value-type="float">
            <text:p>4.8343143575</text:p>
          </table:table-cell>
          <table:table-cell table:number-columns-repeated="3"/>
          <table:table-cell office:value-type="float" office:value="-36.0999999999998" calcext:value-type="float">
            <text:p>-36.1</text:p>
          </table:table-cell>
          <table:table-cell office:value-type="float" office:value="0.00989646194404716" calcext:value-type="float">
            <text:p>0.00989646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965" calcext:value-type="float">
            <text:p>65.965</text:p>
          </table:table-cell>
          <table:table-cell table:formula="of:=[.E144]-17.5" office:value-type="float" office:value="48.465" calcext:value-type="float">
            <text:p>48.465</text:p>
          </table:table-cell>
          <table:table-cell office:value-type="float" office:value="0.00149432" calcext:value-type="float">
            <text:p>0.00149432</text:p>
          </table:table-cell>
          <table:table-cell table:formula="of:=1000*[.G144]" office:value-type="float" office:value="1.49432" calcext:value-type="float">
            <text:p>1.49432</text:p>
          </table:table-cell>
          <table:table-cell/>
          <table:table-cell office:value-type="float" office:value="-35.9999999999998" calcext:value-type="float">
            <text:p>-36</text:p>
          </table:table-cell>
          <table:table-cell office:value-type="float" office:value="0.00488908930333396" calcext:value-type="float">
            <text:p>0.0048890893</text:p>
          </table:table-cell>
          <table:table-cell table:formula="of:= [.K144]*1000" office:value-type="float" office:value="4.88908930333396" calcext:value-type="float">
            <text:p>4.8890893033</text:p>
          </table:table-cell>
          <table:table-cell table:number-columns-repeated="3"/>
          <table:table-cell office:value-type="float" office:value="-35.9999999999998" calcext:value-type="float">
            <text:p>-36</text:p>
          </table:table-cell>
          <table:table-cell office:value-type="float" office:value="0.0100534853282269" calcext:value-type="float">
            <text:p>0.01005348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83" calcext:value-type="float">
            <text:p>65.83</text:p>
          </table:table-cell>
          <table:table-cell table:formula="of:=[.E145]-17.5" office:value-type="float" office:value="48.33" calcext:value-type="float">
            <text:p>48.33</text:p>
          </table:table-cell>
          <table:table-cell office:value-type="float" office:value="0.00151186" calcext:value-type="float">
            <text:p>0.00151186</text:p>
          </table:table-cell>
          <table:table-cell table:formula="of:=1000*[.G145]" office:value-type="float" office:value="1.51186" calcext:value-type="float">
            <text:p>1.51186</text:p>
          </table:table-cell>
          <table:table-cell/>
          <table:table-cell office:value-type="float" office:value="-35.8999999999998" calcext:value-type="float">
            <text:p>-35.9</text:p>
          </table:table-cell>
          <table:table-cell office:value-type="float" office:value="0.00494391879826253" calcext:value-type="float">
            <text:p>0.0049439188</text:p>
          </table:table-cell>
          <table:table-cell table:formula="of:= [.K145]*1000" office:value-type="float" office:value="4.94391879826253" calcext:value-type="float">
            <text:p>4.9439187983</text:p>
          </table:table-cell>
          <table:table-cell table:number-columns-repeated="3"/>
          <table:table-cell office:value-type="float" office:value="-35.8999999999998" calcext:value-type="float">
            <text:p>-35.9</text:p>
          </table:table-cell>
          <table:table-cell office:value-type="float" office:value="0.0102106078998475" calcext:value-type="float">
            <text:p>0.01021060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695" calcext:value-type="float">
            <text:p>65.695</text:p>
          </table:table-cell>
          <table:table-cell table:formula="of:=[.E146]-17.5" office:value-type="float" office:value="48.195" calcext:value-type="float">
            <text:p>48.195</text:p>
          </table:table-cell>
          <table:table-cell office:value-type="float" office:value="0.00152941" calcext:value-type="float">
            <text:p>0.00152941</text:p>
          </table:table-cell>
          <table:table-cell table:formula="of:=1000*[.G146]" office:value-type="float" office:value="1.52941" calcext:value-type="float">
            <text:p>1.52941</text:p>
          </table:table-cell>
          <table:table-cell/>
          <table:table-cell office:value-type="float" office:value="-35.7999999999998" calcext:value-type="float">
            <text:p>-35.8</text:p>
          </table:table-cell>
          <table:table-cell office:value-type="float" office:value="0.00501303615961037" calcext:value-type="float">
            <text:p>0.0050130362</text:p>
          </table:table-cell>
          <table:table-cell table:formula="of:= [.K146]*1000" office:value-type="float" office:value="5.01303615961037" calcext:value-type="float">
            <text:p>5.0130361596</text:p>
          </table:table-cell>
          <table:table-cell table:number-columns-repeated="3"/>
          <table:table-cell office:value-type="float" office:value="-35.7999999999998" calcext:value-type="float">
            <text:p>-35.8</text:p>
          </table:table-cell>
          <table:table-cell office:value-type="float" office:value="0.0103678296589091" calcext:value-type="float">
            <text:p>0.01036782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56" calcext:value-type="float">
            <text:p>65.56</text:p>
          </table:table-cell>
          <table:table-cell table:formula="of:=[.E147]-17.5" office:value-type="float" office:value="48.06" calcext:value-type="float">
            <text:p>48.06</text:p>
          </table:table-cell>
          <table:table-cell office:value-type="float" office:value="0.00154696" calcext:value-type="float">
            <text:p>0.00154696</text:p>
          </table:table-cell>
          <table:table-cell table:formula="of:=1000*[.G147]" office:value-type="float" office:value="1.54696" calcext:value-type="float">
            <text:p>1.54696</text:p>
          </table:table-cell>
          <table:table-cell/>
          <table:table-cell office:value-type="float" office:value="-35.6999999999998" calcext:value-type="float">
            <text:p>-35.7</text:p>
          </table:table-cell>
          <table:table-cell office:value-type="float" office:value="0.00507580562019511" calcext:value-type="float">
            <text:p>0.0050758056</text:p>
          </table:table-cell>
          <table:table-cell table:formula="of:= [.K147]*1000" office:value-type="float" office:value="5.07580562019511" calcext:value-type="float">
            <text:p>5.0758056202</text:p>
          </table:table-cell>
          <table:table-cell table:number-columns-repeated="3"/>
          <table:table-cell office:value-type="float" office:value="-35.6999999999998" calcext:value-type="float">
            <text:p>-35.7</text:p>
          </table:table-cell>
          <table:table-cell office:value-type="float" office:value="0.0105251506054116" calcext:value-type="float">
            <text:p>0.01052515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425" calcext:value-type="float">
            <text:p>65.425</text:p>
          </table:table-cell>
          <table:table-cell table:formula="of:=[.E148]-17.5" office:value-type="float" office:value="47.925" calcext:value-type="float">
            <text:p>47.925</text:p>
          </table:table-cell>
          <table:table-cell office:value-type="float" office:value="0.00156499" calcext:value-type="float">
            <text:p>0.00156499</text:p>
          </table:table-cell>
          <table:table-cell table:formula="of:=1000*[.G148]" office:value-type="float" office:value="1.56499" calcext:value-type="float">
            <text:p>1.56499</text:p>
          </table:table-cell>
          <table:table-cell/>
          <table:table-cell office:value-type="float" office:value="-35.5999999999998" calcext:value-type="float">
            <text:p>-35.6</text:p>
          </table:table-cell>
          <table:table-cell office:value-type="float" office:value="0.00513858350429012" calcext:value-type="float">
            <text:p>0.0051385835</text:p>
          </table:table-cell>
          <table:table-cell table:formula="of:= [.K148]*1000" office:value-type="float" office:value="5.13858350429012" calcext:value-type="float">
            <text:p>5.1385835043</text:p>
          </table:table-cell>
          <table:table-cell table:number-columns-repeated="3"/>
          <table:table-cell office:value-type="float" office:value="-35.5999999999998" calcext:value-type="float">
            <text:p>-35.6</text:p>
          </table:table-cell>
          <table:table-cell office:value-type="float" office:value="0.010682570739355" calcext:value-type="float">
            <text:p>0.01068257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29" calcext:value-type="float">
            <text:p>65.29</text:p>
          </table:table-cell>
          <table:table-cell table:formula="of:=[.E149]-17.5" office:value-type="float" office:value="47.79" calcext:value-type="float">
            <text:p>47.79</text:p>
          </table:table-cell>
          <table:table-cell office:value-type="float" office:value="0.00158251" calcext:value-type="float">
            <text:p>0.00158251</text:p>
          </table:table-cell>
          <table:table-cell table:formula="of:=1000*[.G149]" office:value-type="float" office:value="1.58251" calcext:value-type="float">
            <text:p>1.58251</text:p>
          </table:table-cell>
          <table:table-cell/>
          <table:table-cell office:value-type="float" office:value="-35.4999999999998" calcext:value-type="float">
            <text:p>-35.5</text:p>
          </table:table-cell>
          <table:table-cell office:value-type="float" office:value="0.00520136981189538" calcext:value-type="float">
            <text:p>0.0052013698</text:p>
          </table:table-cell>
          <table:table-cell table:formula="of:= [.K149]*1000" office:value-type="float" office:value="5.20136981189538" calcext:value-type="float">
            <text:p>5.2013698119</text:p>
          </table:table-cell>
          <table:table-cell table:number-columns-repeated="3"/>
          <table:table-cell office:value-type="float" office:value="-35.4999999999998" calcext:value-type="float">
            <text:p>-35.5</text:p>
          </table:table-cell>
          <table:table-cell office:value-type="float" office:value="0.0108400900607394" calcext:value-type="float">
            <text:p>0.01084009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155" calcext:value-type="float">
            <text:p>65.155</text:p>
          </table:table-cell>
          <table:table-cell table:formula="of:=[.E150]-17.5" office:value-type="float" office:value="47.655" calcext:value-type="float">
            <text:p>47.655</text:p>
          </table:table-cell>
          <table:table-cell office:value-type="float" office:value="0.00160171" calcext:value-type="float">
            <text:p>0.00160171</text:p>
          </table:table-cell>
          <table:table-cell table:formula="of:=1000*[.G150]" office:value-type="float" office:value="1.60171" calcext:value-type="float">
            <text:p>1.60171</text:p>
          </table:table-cell>
          <table:table-cell/>
          <table:table-cell office:value-type="float" office:value="-35.3999999999998" calcext:value-type="float">
            <text:p>-35.4</text:p>
          </table:table-cell>
          <table:table-cell office:value-type="float" office:value="0.00526416454301092" calcext:value-type="float">
            <text:p>0.0052641645</text:p>
          </table:table-cell>
          <table:table-cell table:formula="of:= [.K150]*1000" office:value-type="float" office:value="5.26416454301092" calcext:value-type="float">
            <text:p>5.264164543</text:p>
          </table:table-cell>
          <table:table-cell table:number-columns-repeated="3"/>
          <table:table-cell office:value-type="float" office:value="-35.3999999999998" calcext:value-type="float">
            <text:p>-35.4</text:p>
          </table:table-cell>
          <table:table-cell office:value-type="float" office:value="0.0109977085695646" calcext:value-type="float">
            <text:p>0.01099770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5.02" calcext:value-type="float">
            <text:p>65.02</text:p>
          </table:table-cell>
          <table:table-cell table:formula="of:=[.E151]-17.5" office:value-type="float" office:value="47.52" calcext:value-type="float">
            <text:p>47.52</text:p>
          </table:table-cell>
          <table:table-cell office:value-type="float" office:value="0.00162091" calcext:value-type="float">
            <text:p>0.00162091</text:p>
          </table:table-cell>
          <table:table-cell table:formula="of:=1000*[.G151]" office:value-type="float" office:value="1.62091" calcext:value-type="float">
            <text:p>1.62091</text:p>
          </table:table-cell>
          <table:table-cell/>
          <table:table-cell office:value-type="float" office:value="-35.2999999999998" calcext:value-type="float">
            <text:p>-35.3</text:p>
          </table:table-cell>
          <table:table-cell office:value-type="float" office:value="0.0053269676976367" calcext:value-type="float">
            <text:p>0.0053269677</text:p>
          </table:table-cell>
          <table:table-cell table:formula="of:= [.K151]*1000" office:value-type="float" office:value="5.3269676976367" calcext:value-type="float">
            <text:p>5.3269676976</text:p>
          </table:table-cell>
          <table:table-cell table:number-columns-repeated="3"/>
          <table:table-cell office:value-type="float" office:value="-35.2999999999998" calcext:value-type="float">
            <text:p>-35.3</text:p>
          </table:table-cell>
          <table:table-cell office:value-type="float" office:value="0.0111554262658309" calcext:value-type="float">
            <text:p>0.01115542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4.885" calcext:value-type="float">
            <text:p>64.885</text:p>
          </table:table-cell>
          <table:table-cell table:formula="of:=[.E152]-17.5" office:value-type="float" office:value="47.385" calcext:value-type="float">
            <text:p>47.385</text:p>
          </table:table-cell>
          <table:table-cell office:value-type="float" office:value="0.00164011" calcext:value-type="float">
            <text:p>0.00164011</text:p>
          </table:table-cell>
          <table:table-cell table:formula="of:=1000*[.G152]" office:value-type="float" office:value="1.64011" calcext:value-type="float">
            <text:p>1.64011</text:p>
          </table:table-cell>
          <table:table-cell/>
          <table:table-cell office:value-type="float" office:value="-35.1999999999998" calcext:value-type="float">
            <text:p>-35.2</text:p>
          </table:table-cell>
          <table:table-cell office:value-type="float" office:value="0.00538977927577277" calcext:value-type="float">
            <text:p>0.0053897793</text:p>
          </table:table-cell>
          <table:table-cell table:formula="of:= [.K152]*1000" office:value-type="float" office:value="5.38977927577277" calcext:value-type="float">
            <text:p>5.3897792758</text:p>
          </table:table-cell>
          <table:table-cell table:number-columns-repeated="3"/>
          <table:table-cell office:value-type="float" office:value="-35.1999999999998" calcext:value-type="float">
            <text:p>-35.2</text:p>
          </table:table-cell>
          <table:table-cell office:value-type="float" office:value="0.011313243149538" calcext:value-type="float">
            <text:p>0.011313243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4.75" calcext:value-type="float">
            <text:p>64.75</text:p>
          </table:table-cell>
          <table:table-cell table:formula="of:=[.E153]-17.5" office:value-type="float" office:value="47.25" calcext:value-type="float">
            <text:p>47.25</text:p>
          </table:table-cell>
          <table:table-cell office:value-type="float" office:value="0.00165931" calcext:value-type="float">
            <text:p>0.00165931</text:p>
          </table:table-cell>
          <table:table-cell table:formula="of:=1000*[.G153]" office:value-type="float" office:value="1.65931" calcext:value-type="float">
            <text:p>1.65931</text:p>
          </table:table-cell>
          <table:table-cell/>
          <table:table-cell office:value-type="float" office:value="-35.0999999999998" calcext:value-type="float">
            <text:p>-35.1</text:p>
          </table:table-cell>
          <table:table-cell office:value-type="float" office:value="0.00545259927741908" calcext:value-type="float">
            <text:p>0.0054525993</text:p>
          </table:table-cell>
          <table:table-cell table:formula="of:= [.K153]*1000" office:value-type="float" office:value="5.45259927741908" calcext:value-type="float">
            <text:p>5.4525992774</text:p>
          </table:table-cell>
          <table:table-cell table:number-columns-repeated="3"/>
          <table:table-cell office:value-type="float" office:value="-35.0999999999998" calcext:value-type="float">
            <text:p>-35.1</text:p>
          </table:table-cell>
          <table:table-cell office:value-type="float" office:value="0.0114711592206861" calcext:value-type="float">
            <text:p>0.01147115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4.615" calcext:value-type="float">
            <text:p>64.615</text:p>
          </table:table-cell>
          <table:table-cell table:formula="of:=[.E154]-17.5" office:value-type="float" office:value="47.115" calcext:value-type="float">
            <text:p>47.115</text:p>
          </table:table-cell>
          <table:table-cell office:value-type="float" office:value="0.00167907" calcext:value-type="float">
            <text:p>0.00167907</text:p>
          </table:table-cell>
          <table:table-cell table:formula="of:=1000*[.G154]" office:value-type="float" office:value="1.67907" calcext:value-type="float">
            <text:p>1.67907</text:p>
          </table:table-cell>
          <table:table-cell/>
          <table:table-cell office:value-type="float" office:value="-34.9999999999998" calcext:value-type="float">
            <text:p>-35</text:p>
          </table:table-cell>
          <table:table-cell office:value-type="float" office:value="0.00551542770257567" calcext:value-type="float">
            <text:p>0.0055154277</text:p>
          </table:table-cell>
          <table:table-cell table:formula="of:= [.K154]*1000" office:value-type="float" office:value="5.51542770257567" calcext:value-type="float">
            <text:p>5.5154277026</text:p>
          </table:table-cell>
          <table:table-cell table:number-columns-repeated="3"/>
          <table:table-cell office:value-type="float" office:value="-34.9999999999998" calcext:value-type="float">
            <text:p>-35</text:p>
          </table:table-cell>
          <table:table-cell office:value-type="float" office:value="0.0116291744792751" calcext:value-type="float">
            <text:p>0.01162917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4.48" calcext:value-type="float">
            <text:p>64.48</text:p>
          </table:table-cell>
          <table:table-cell table:formula="of:=[.E155]-17.5" office:value-type="float" office:value="46.98" calcext:value-type="float">
            <text:p>46.98</text:p>
          </table:table-cell>
          <table:table-cell office:value-type="float" office:value="0.00169841" calcext:value-type="float">
            <text:p>0.00169841</text:p>
          </table:table-cell>
          <table:table-cell table:formula="of:=1000*[.G155]" office:value-type="float" office:value="1.69841" calcext:value-type="float">
            <text:p>1.69841</text:p>
          </table:table-cell>
          <table:table-cell/>
          <table:table-cell office:value-type="float" office:value="-34.8999999999998" calcext:value-type="float">
            <text:p>-34.9</text:p>
          </table:table-cell>
          <table:table-cell office:value-type="float" office:value="0.00557826455124251" calcext:value-type="float">
            <text:p>0.0055782646</text:p>
          </table:table-cell>
          <table:table-cell table:formula="of:= [.K155]*1000" office:value-type="float" office:value="5.57826455124251" calcext:value-type="float">
            <text:p>5.5782645512</text:p>
          </table:table-cell>
          <table:table-cell table:number-columns-repeated="3"/>
          <table:table-cell office:value-type="float" office:value="-34.8999999999998" calcext:value-type="float">
            <text:p>-34.9</text:p>
          </table:table-cell>
          <table:table-cell office:value-type="float" office:value="0.0119526241623536" calcext:value-type="float">
            <text:p>0.01195262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4.345" calcext:value-type="float">
            <text:p>64.345</text:p>
          </table:table-cell>
          <table:table-cell table:formula="of:=[.E156]-17.5" office:value-type="float" office:value="46.845" calcext:value-type="float">
            <text:p>46.845</text:p>
          </table:table-cell>
          <table:table-cell office:value-type="float" office:value="0.00171933" calcext:value-type="float">
            <text:p>0.00171933</text:p>
          </table:table-cell>
          <table:table-cell table:formula="of:=1000*[.G156]" office:value-type="float" office:value="1.71933" calcext:value-type="float">
            <text:p>1.71933</text:p>
          </table:table-cell>
          <table:table-cell/>
          <table:table-cell office:value-type="float" office:value="-34.7999999999998" calcext:value-type="float">
            <text:p>-34.8</text:p>
          </table:table-cell>
          <table:table-cell office:value-type="float" office:value="0.00564110982341962" calcext:value-type="float">
            <text:p>0.0056411098</text:p>
          </table:table-cell>
          <table:table-cell table:formula="of:= [.K156]*1000" office:value-type="float" office:value="5.64110982341962" calcext:value-type="float">
            <text:p>5.6411098234</text:p>
          </table:table-cell>
          <table:table-cell table:number-columns-repeated="3"/>
          <table:table-cell office:value-type="float" office:value="-34.7999999999998" calcext:value-type="float">
            <text:p>-34.8</text:p>
          </table:table-cell>
          <table:table-cell office:value-type="float" office:value="0.0121497624132471" calcext:value-type="float">
            <text:p>0.012149762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4.21" calcext:value-type="float">
            <text:p>64.21</text:p>
          </table:table-cell>
          <table:table-cell table:formula="of:=[.E157]-17.5" office:value-type="float" office:value="46.71" calcext:value-type="float">
            <text:p>46.71</text:p>
          </table:table-cell>
          <table:table-cell office:value-type="float" office:value="0.00174025" calcext:value-type="float">
            <text:p>0.00174025</text:p>
          </table:table-cell>
          <table:table-cell table:formula="of:=1000*[.G157]" office:value-type="float" office:value="1.74025" calcext:value-type="float">
            <text:p>1.74025</text:p>
          </table:table-cell>
          <table:table-cell/>
          <table:table-cell office:value-type="float" office:value="-34.6999999999998" calcext:value-type="float">
            <text:p>-34.7</text:p>
          </table:table-cell>
          <table:table-cell office:value-type="float" office:value="0.00570396351910699" calcext:value-type="float">
            <text:p>0.0057039635</text:p>
          </table:table-cell>
          <table:table-cell table:formula="of:= [.K157]*1000" office:value-type="float" office:value="5.70396351910699" calcext:value-type="float">
            <text:p>5.7039635191</text:p>
          </table:table-cell>
          <table:table-cell table:number-columns-repeated="3"/>
          <table:table-cell office:value-type="float" office:value="-34.6999999999998" calcext:value-type="float">
            <text:p>-34.7</text:p>
          </table:table-cell>
          <table:table-cell office:value-type="float" office:value="0.012346968464662" calcext:value-type="float">
            <text:p>0.01234696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4.075" calcext:value-type="float">
            <text:p>64.075</text:p>
          </table:table-cell>
          <table:table-cell table:formula="of:=[.E158]-17.5" office:value-type="float" office:value="46.575" calcext:value-type="float">
            <text:p>46.575</text:p>
          </table:table-cell>
          <table:table-cell office:value-type="float" office:value="0.00176118" calcext:value-type="float">
            <text:p>0.00176118</text:p>
          </table:table-cell>
          <table:table-cell table:formula="of:=1000*[.G158]" office:value-type="float" office:value="1.76118" calcext:value-type="float">
            <text:p>1.76118</text:p>
          </table:table-cell>
          <table:table-cell/>
          <table:table-cell office:value-type="float" office:value="-34.5999999999998" calcext:value-type="float">
            <text:p>-34.6</text:p>
          </table:table-cell>
          <table:table-cell office:value-type="float" office:value="0.00576682563830462" calcext:value-type="float">
            <text:p>0.0057668256</text:p>
          </table:table-cell>
          <table:table-cell table:formula="of:= [.K158]*1000" office:value-type="float" office:value="5.76682563830462" calcext:value-type="float">
            <text:p>5.7668256383</text:p>
          </table:table-cell>
          <table:table-cell table:number-columns-repeated="3"/>
          <table:table-cell office:value-type="float" office:value="-34.5999999999998" calcext:value-type="float">
            <text:p>-34.6</text:p>
          </table:table-cell>
          <table:table-cell office:value-type="float" office:value="0.0123704737070604" calcext:value-type="float">
            <text:p>0.01237047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3.94" calcext:value-type="float">
            <text:p>63.94</text:p>
          </table:table-cell>
          <table:table-cell table:formula="of:=[.E159]-17.5" office:value-type="float" office:value="46.44" calcext:value-type="float">
            <text:p>46.44</text:p>
          </table:table-cell>
          <table:table-cell office:value-type="float" office:value="0.00178212" calcext:value-type="float">
            <text:p>0.00178212</text:p>
          </table:table-cell>
          <table:table-cell table:formula="of:=1000*[.G159]" office:value-type="float" office:value="1.78212" calcext:value-type="float">
            <text:p>1.78212</text:p>
          </table:table-cell>
          <table:table-cell/>
          <table:table-cell office:value-type="float" office:value="-34.4999999999998" calcext:value-type="float">
            <text:p>-34.5</text:p>
          </table:table-cell>
          <table:table-cell office:value-type="float" office:value="0.00582969618101251" calcext:value-type="float">
            <text:p>0.0058296962</text:p>
          </table:table-cell>
          <table:table-cell table:formula="of:= [.K159]*1000" office:value-type="float" office:value="5.82969618101251" calcext:value-type="float">
            <text:p>5.829696181</text:p>
          </table:table-cell>
          <table:table-cell table:number-columns-repeated="3"/>
          <table:table-cell office:value-type="float" office:value="-34.4999999999998" calcext:value-type="float">
            <text:p>-34.5</text:p>
          </table:table-cell>
          <table:table-cell office:value-type="float" office:value="0.0125771484047209" calcext:value-type="float">
            <text:p>0.01257714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3.805" calcext:value-type="float">
            <text:p>63.805</text:p>
          </table:table-cell>
          <table:table-cell table:formula="of:=[.E160]-17.5" office:value-type="float" office:value="46.305" calcext:value-type="float">
            <text:p>46.305</text:p>
          </table:table-cell>
          <table:table-cell office:value-type="float" office:value="0.00180393" calcext:value-type="float">
            <text:p>0.00180393</text:p>
          </table:table-cell>
          <table:table-cell table:formula="of:=1000*[.G160]" office:value-type="float" office:value="1.80393" calcext:value-type="float">
            <text:p>1.80393</text:p>
          </table:table-cell>
          <table:table-cell/>
          <table:table-cell office:value-type="float" office:value="-34.3999999999998" calcext:value-type="float">
            <text:p>-34.4</text:p>
          </table:table-cell>
          <table:table-cell office:value-type="float" office:value="0.00591919708522902" calcext:value-type="float">
            <text:p>0.0059191971</text:p>
          </table:table-cell>
          <table:table-cell table:formula="of:= [.K160]*1000" office:value-type="float" office:value="5.91919708522902" calcext:value-type="float">
            <text:p>5.9191970852</text:p>
          </table:table-cell>
          <table:table-cell table:number-columns-repeated="3"/>
          <table:table-cell office:value-type="float" office:value="-34.3999999999998" calcext:value-type="float">
            <text:p>-34.4</text:p>
          </table:table-cell>
          <table:table-cell office:value-type="float" office:value="0.0127839557249012" calcext:value-type="float">
            <text:p>0.01278395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3.67" calcext:value-type="float">
            <text:p>63.67</text:p>
          </table:table-cell>
          <table:table-cell table:formula="of:=[.E161]-17.5" office:value-type="float" office:value="46.17" calcext:value-type="float">
            <text:p>46.17</text:p>
          </table:table-cell>
          <table:table-cell office:value-type="float" office:value="0.00182609" calcext:value-type="float">
            <text:p>0.00182609</text:p>
          </table:table-cell>
          <table:table-cell table:formula="of:=1000*[.G161]" office:value-type="float" office:value="1.82609" calcext:value-type="float">
            <text:p>1.82609</text:p>
          </table:table-cell>
          <table:table-cell/>
          <table:table-cell office:value-type="float" office:value="-34.2999999999998" calcext:value-type="float">
            <text:p>-34.3</text:p>
          </table:table-cell>
          <table:table-cell office:value-type="float" office:value="0.00601213162572434" calcext:value-type="float">
            <text:p>0.0060121316</text:p>
          </table:table-cell>
          <table:table-cell table:formula="of:= [.K161]*1000" office:value-type="float" office:value="6.01213162572434" calcext:value-type="float">
            <text:p>6.0121316257</text:p>
          </table:table-cell>
          <table:table-cell table:number-columns-repeated="3"/>
          <table:table-cell office:value-type="float" office:value="-34.2999999999998" calcext:value-type="float">
            <text:p>-34.3</text:p>
          </table:table-cell>
          <table:table-cell office:value-type="float" office:value="0.0129908956676009" calcext:value-type="float">
            <text:p>0.01299089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3.535" calcext:value-type="float">
            <text:p>63.535</text:p>
          </table:table-cell>
          <table:table-cell table:formula="of:=[.E162]-17.5" office:value-type="float" office:value="46.035" calcext:value-type="float">
            <text:p>46.035</text:p>
          </table:table-cell>
          <table:table-cell office:value-type="float" office:value="0.00184827" calcext:value-type="float">
            <text:p>0.00184827</text:p>
          </table:table-cell>
          <table:table-cell table:formula="of:=1000*[.G162]" office:value-type="float" office:value="1.84827" calcext:value-type="float">
            <text:p>1.84827</text:p>
          </table:table-cell>
          <table:table-cell/>
          <table:table-cell office:value-type="float" office:value="-34.1999999999998" calcext:value-type="float">
            <text:p>-34.2</text:p>
          </table:table-cell>
          <table:table-cell office:value-type="float" office:value="0.00610499391074111" calcext:value-type="float">
            <text:p>0.0061049939</text:p>
          </table:table-cell>
          <table:table-cell table:formula="of:= [.K162]*1000" office:value-type="float" office:value="6.10499391074111" calcext:value-type="float">
            <text:p>6.1049939107</text:p>
          </table:table-cell>
          <table:table-cell table:number-columns-repeated="3"/>
          <table:table-cell office:value-type="float" office:value="-34.1999999999998" calcext:value-type="float">
            <text:p>-34.2</text:p>
          </table:table-cell>
          <table:table-cell office:value-type="float" office:value="0.0131979682328203" calcext:value-type="float">
            <text:p>0.01319796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3.4" calcext:value-type="float">
            <text:p>63.4</text:p>
          </table:table-cell>
          <table:table-cell table:formula="of:=[.E163]-17.5" office:value-type="float" office:value="45.9" calcext:value-type="float">
            <text:p>45.9</text:p>
          </table:table-cell>
          <table:table-cell office:value-type="float" office:value="0.00187045" calcext:value-type="float">
            <text:p>0.00187045</text:p>
          </table:table-cell>
          <table:table-cell table:formula="of:=1000*[.G163]" office:value-type="float" office:value="1.87045" calcext:value-type="float">
            <text:p>1.87045</text:p>
          </table:table-cell>
          <table:table-cell/>
          <table:table-cell office:value-type="float" office:value="-34.0999999999998" calcext:value-type="float">
            <text:p>-34.1</text:p>
          </table:table-cell>
          <table:table-cell office:value-type="float" office:value="0.00619778394027935" calcext:value-type="float">
            <text:p>0.0061977839</text:p>
          </table:table-cell>
          <table:table-cell table:formula="of:= [.K163]*1000" office:value-type="float" office:value="6.19778394027935" calcext:value-type="float">
            <text:p>6.1977839403</text:p>
          </table:table-cell>
          <table:table-cell table:number-columns-repeated="3"/>
          <table:table-cell office:value-type="float" office:value="-34.0999999999998" calcext:value-type="float">
            <text:p>-34.1</text:p>
          </table:table-cell>
          <table:table-cell office:value-type="float" office:value="0.0134051734205593" calcext:value-type="float">
            <text:p>0.01340517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3.265" calcext:value-type="float">
            <text:p>63.265</text:p>
          </table:table-cell>
          <table:table-cell table:formula="of:=[.E164]-17.5" office:value-type="float" office:value="45.765" calcext:value-type="float">
            <text:p>45.765</text:p>
          </table:table-cell>
          <table:table-cell office:value-type="float" office:value="0.00189735" calcext:value-type="float">
            <text:p>0.00189735</text:p>
          </table:table-cell>
          <table:table-cell table:formula="of:=1000*[.G164]" office:value-type="float" office:value="1.89735" calcext:value-type="float">
            <text:p>1.89735</text:p>
          </table:table-cell>
          <table:table-cell/>
          <table:table-cell office:value-type="float" office:value="-33.9999999999998" calcext:value-type="float">
            <text:p>-34</text:p>
          </table:table-cell>
          <table:table-cell office:value-type="float" office:value="0.00629050171433908" calcext:value-type="float">
            <text:p>0.0062905017</text:p>
          </table:table-cell>
          <table:table-cell table:formula="of:= [.K164]*1000" office:value-type="float" office:value="6.29050171433908" calcext:value-type="float">
            <text:p>6.2905017143</text:p>
          </table:table-cell>
          <table:table-cell table:number-columns-repeated="3"/>
          <table:table-cell office:value-type="float" office:value="-33.9999999999998" calcext:value-type="float">
            <text:p>-34</text:p>
          </table:table-cell>
          <table:table-cell office:value-type="float" office:value="0.0136125112308178" calcext:value-type="float">
            <text:p>0.01361251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3.13" calcext:value-type="float">
            <text:p>63.13</text:p>
          </table:table-cell>
          <table:table-cell table:formula="of:=[.E165]-17.5" office:value-type="float" office:value="45.63" calcext:value-type="float">
            <text:p>45.63</text:p>
          </table:table-cell>
          <table:table-cell office:value-type="float" office:value="0.00191836" calcext:value-type="float">
            <text:p>0.00191836</text:p>
          </table:table-cell>
          <table:table-cell table:formula="of:=1000*[.G165]" office:value-type="float" office:value="1.91836" calcext:value-type="float">
            <text:p>1.91836</text:p>
          </table:table-cell>
          <table:table-cell/>
          <table:table-cell office:value-type="float" office:value="-33.8999999999998" calcext:value-type="float">
            <text:p>-33.9</text:p>
          </table:table-cell>
          <table:table-cell office:value-type="float" office:value="0.00638314723292026" calcext:value-type="float">
            <text:p>0.0063831472</text:p>
          </table:table-cell>
          <table:table-cell table:formula="of:= [.K165]*1000" office:value-type="float" office:value="6.38314723292026" calcext:value-type="float">
            <text:p>6.3831472329</text:p>
          </table:table-cell>
          <table:table-cell table:number-columns-repeated="3"/>
          <table:table-cell office:value-type="float" office:value="-33.8999999999998" calcext:value-type="float">
            <text:p>-33.9</text:p>
          </table:table-cell>
          <table:table-cell office:value-type="float" office:value="0.0138199816635961" calcext:value-type="float">
            <text:p>0.01381998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995" calcext:value-type="float">
            <text:p>62.995</text:p>
          </table:table-cell>
          <table:table-cell table:formula="of:=[.E166]-17.5" office:value-type="float" office:value="45.495" calcext:value-type="float">
            <text:p>45.495</text:p>
          </table:table-cell>
          <table:table-cell office:value-type="float" office:value="0.00194339" calcext:value-type="float">
            <text:p>0.00194339</text:p>
          </table:table-cell>
          <table:table-cell table:formula="of:=1000*[.G166]" office:value-type="float" office:value="1.94339" calcext:value-type="float">
            <text:p>1.94339</text:p>
          </table:table-cell>
          <table:table-cell/>
          <table:table-cell office:value-type="float" office:value="-33.7999999999998" calcext:value-type="float">
            <text:p>-33.8</text:p>
          </table:table-cell>
          <table:table-cell office:value-type="float" office:value="0.00647572049602293" calcext:value-type="float">
            <text:p>0.0064757205</text:p>
          </table:table-cell>
          <table:table-cell table:formula="of:= [.K166]*1000" office:value-type="float" office:value="6.47572049602293" calcext:value-type="float">
            <text:p>6.475720496</text:p>
          </table:table-cell>
          <table:table-cell table:number-columns-repeated="3"/>
          <table:table-cell office:value-type="float" office:value="-33.7999999999998" calcext:value-type="float">
            <text:p>-33.8</text:p>
          </table:table-cell>
          <table:table-cell office:value-type="float" office:value="0.0140275847188939" calcext:value-type="float">
            <text:p>0.01402758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86" calcext:value-type="float">
            <text:p>62.86</text:p>
          </table:table-cell>
          <table:table-cell table:formula="of:=[.E167]-17.5" office:value-type="float" office:value="45.36" calcext:value-type="float">
            <text:p>45.36</text:p>
          </table:table-cell>
          <table:table-cell office:value-type="float" office:value="0.0019642" calcext:value-type="float">
            <text:p>0.0019642</text:p>
          </table:table-cell>
          <table:table-cell table:formula="of:=1000*[.G167]" office:value-type="float" office:value="1.9642" calcext:value-type="float">
            <text:p>1.9642</text:p>
          </table:table-cell>
          <table:table-cell/>
          <table:table-cell office:value-type="float" office:value="-33.6999999999998" calcext:value-type="float">
            <text:p>-33.7</text:p>
          </table:table-cell>
          <table:table-cell office:value-type="float" office:value="0.00656822150364703" calcext:value-type="float">
            <text:p>0.0065682215</text:p>
          </table:table-cell>
          <table:table-cell table:formula="of:= [.K167]*1000" office:value-type="float" office:value="6.56822150364703" calcext:value-type="float">
            <text:p>6.5682215036</text:p>
          </table:table-cell>
          <table:table-cell table:number-columns-repeated="3"/>
          <table:table-cell office:value-type="float" office:value="-33.6999999999998" calcext:value-type="float">
            <text:p>-33.7</text:p>
          </table:table-cell>
          <table:table-cell office:value-type="float" office:value="0.0142353203967114" calcext:value-type="float">
            <text:p>0.01423532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725" calcext:value-type="float">
            <text:p>62.725</text:p>
          </table:table-cell>
          <table:table-cell table:formula="of:=[.E168]-17.5" office:value-type="float" office:value="45.225" calcext:value-type="float">
            <text:p>45.225</text:p>
          </table:table-cell>
          <table:table-cell office:value-type="float" office:value="0.0019894" calcext:value-type="float">
            <text:p>0.0019894</text:p>
          </table:table-cell>
          <table:table-cell table:formula="of:=1000*[.G168]" office:value-type="float" office:value="1.9894" calcext:value-type="float">
            <text:p>1.9894</text:p>
          </table:table-cell>
          <table:table-cell/>
          <table:table-cell office:value-type="float" office:value="-33.5999999999998" calcext:value-type="float">
            <text:p>-33.6</text:p>
          </table:table-cell>
          <table:table-cell office:value-type="float" office:value="0.00666065025579263" calcext:value-type="float">
            <text:p>0.0066606503</text:p>
          </table:table-cell>
          <table:table-cell table:formula="of:= [.K168]*1000" office:value-type="float" office:value="6.66065025579263" calcext:value-type="float">
            <text:p>6.6606502558</text:p>
          </table:table-cell>
          <table:table-cell table:number-columns-repeated="3"/>
          <table:table-cell office:value-type="float" office:value="-33.5999999999998" calcext:value-type="float">
            <text:p>-33.6</text:p>
          </table:table-cell>
          <table:table-cell office:value-type="float" office:value="0.0144431886970484" calcext:value-type="float">
            <text:p>0.01444318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59" calcext:value-type="float">
            <text:p>62.59</text:p>
          </table:table-cell>
          <table:table-cell table:formula="of:=[.E169]-17.5" office:value-type="float" office:value="45.09" calcext:value-type="float">
            <text:p>45.09</text:p>
          </table:table-cell>
          <table:table-cell office:value-type="float" office:value="0.00201461" calcext:value-type="float">
            <text:p>0.00201461</text:p>
          </table:table-cell>
          <table:table-cell table:formula="of:=1000*[.G169]" office:value-type="float" office:value="2.01461" calcext:value-type="float">
            <text:p>2.01461</text:p>
          </table:table-cell>
          <table:table-cell/>
          <table:table-cell office:value-type="float" office:value="-33.4999999999998" calcext:value-type="float">
            <text:p>-33.5</text:p>
          </table:table-cell>
          <table:table-cell office:value-type="float" office:value="0.00675300675245971" calcext:value-type="float">
            <text:p>0.0067530068</text:p>
          </table:table-cell>
          <table:table-cell table:formula="of:= [.K169]*1000" office:value-type="float" office:value="6.75300675245971" calcext:value-type="float">
            <text:p>6.7530067525</text:p>
          </table:table-cell>
          <table:table-cell table:number-columns-repeated="3"/>
          <table:table-cell office:value-type="float" office:value="-33.4999999999998" calcext:value-type="float">
            <text:p>-33.5</text:p>
          </table:table-cell>
          <table:table-cell office:value-type="float" office:value="0.0146511896199051" calcext:value-type="float">
            <text:p>0.01465118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455" calcext:value-type="float">
            <text:p>62.455</text:p>
          </table:table-cell>
          <table:table-cell table:formula="of:=[.E170]-17.5" office:value-type="float" office:value="44.955" calcext:value-type="float">
            <text:p>44.955</text:p>
          </table:table-cell>
          <table:table-cell office:value-type="float" office:value="0.00203982" calcext:value-type="float">
            <text:p>0.00203982</text:p>
          </table:table-cell>
          <table:table-cell table:formula="of:=1000*[.G170]" office:value-type="float" office:value="2.03982" calcext:value-type="float">
            <text:p>2.03982</text:p>
          </table:table-cell>
          <table:table-cell/>
          <table:table-cell office:value-type="float" office:value="-33.3999999999998" calcext:value-type="float">
            <text:p>-33.4</text:p>
          </table:table-cell>
          <table:table-cell office:value-type="float" office:value="0.00684529099364824" calcext:value-type="float">
            <text:p>0.006845291</text:p>
          </table:table-cell>
          <table:table-cell table:formula="of:= [.K170]*1000" office:value-type="float" office:value="6.84529099364824" calcext:value-type="float">
            <text:p>6.8452909936</text:p>
          </table:table-cell>
          <table:table-cell table:number-columns-repeated="3"/>
          <table:table-cell office:value-type="float" office:value="-33.3999999999998" calcext:value-type="float">
            <text:p>-33.4</text:p>
          </table:table-cell>
          <table:table-cell office:value-type="float" office:value="0.0149494786603895" calcext:value-type="float">
            <text:p>0.01494947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32" calcext:value-type="float">
            <text:p>62.32</text:p>
          </table:table-cell>
          <table:table-cell table:formula="of:=[.E171]-17.5" office:value-type="float" office:value="44.82" calcext:value-type="float">
            <text:p>44.82</text:p>
          </table:table-cell>
          <table:table-cell office:value-type="float" office:value="0.00206545" calcext:value-type="float">
            <text:p>0.00206545</text:p>
          </table:table-cell>
          <table:table-cell table:formula="of:=1000*[.G171]" office:value-type="float" office:value="2.06545" calcext:value-type="float">
            <text:p>2.06545</text:p>
          </table:table-cell>
          <table:table-cell/>
          <table:table-cell office:value-type="float" office:value="-33.2999999999998" calcext:value-type="float">
            <text:p>-33.3</text:p>
          </table:table-cell>
          <table:table-cell office:value-type="float" office:value="0.00693750297935825" calcext:value-type="float">
            <text:p>0.006937503</text:p>
          </table:table-cell>
          <table:table-cell table:formula="of:= [.K171]*1000" office:value-type="float" office:value="6.93750297935825" calcext:value-type="float">
            <text:p>6.9375029794</text:p>
          </table:table-cell>
          <table:table-cell table:number-columns-repeated="3"/>
          <table:table-cell office:value-type="float" office:value="-33.2999999999998" calcext:value-type="float">
            <text:p>-33.3</text:p>
          </table:table-cell>
          <table:table-cell office:value-type="float" office:value="0.0152625359650993" calcext:value-type="float">
            <text:p>0.01526253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185" calcext:value-type="float">
            <text:p>62.185</text:p>
          </table:table-cell>
          <table:table-cell table:formula="of:=[.E172]-17.5" office:value-type="float" office:value="44.685" calcext:value-type="float">
            <text:p>44.685</text:p>
          </table:table-cell>
          <table:table-cell office:value-type="float" office:value="0.00209197" calcext:value-type="float">
            <text:p>0.00209197</text:p>
          </table:table-cell>
          <table:table-cell table:formula="of:=1000*[.G172]" office:value-type="float" office:value="2.09197" calcext:value-type="float">
            <text:p>2.09197</text:p>
          </table:table-cell>
          <table:table-cell/>
          <table:table-cell office:value-type="float" office:value="-33.1999999999998" calcext:value-type="float">
            <text:p>-33.2</text:p>
          </table:table-cell>
          <table:table-cell office:value-type="float" office:value="0.0070296427095897" calcext:value-type="float">
            <text:p>0.0070296427</text:p>
          </table:table-cell>
          <table:table-cell table:formula="of:= [.K172]*1000" office:value-type="float" office:value="7.0296427095897" calcext:value-type="float">
            <text:p>7.0296427096</text:p>
          </table:table-cell>
          <table:table-cell table:number-columns-repeated="3"/>
          <table:table-cell office:value-type="float" office:value="-33.1999999999998" calcext:value-type="float">
            <text:p>-33.2</text:p>
          </table:table-cell>
          <table:table-cell office:value-type="float" office:value="0.0155754552066692" calcext:value-type="float">
            <text:p>0.01557545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2.05" calcext:value-type="float">
            <text:p>62.05</text:p>
          </table:table-cell>
          <table:table-cell table:formula="of:=[.E173]-17.5" office:value-type="float" office:value="44.55" calcext:value-type="float">
            <text:p>44.55</text:p>
          </table:table-cell>
          <table:table-cell office:value-type="float" office:value="0.00211803" calcext:value-type="float">
            <text:p>0.00211803</text:p>
          </table:table-cell>
          <table:table-cell table:formula="of:=1000*[.G173]" office:value-type="float" office:value="2.11803" calcext:value-type="float">
            <text:p>2.11803</text:p>
          </table:table-cell>
          <table:table-cell/>
          <table:table-cell office:value-type="float" office:value="-33.0999999999998" calcext:value-type="float">
            <text:p>-33.1</text:p>
          </table:table-cell>
          <table:table-cell office:value-type="float" office:value="0.00712171018434265" calcext:value-type="float">
            <text:p>0.0071217102</text:p>
          </table:table-cell>
          <table:table-cell table:formula="of:= [.K173]*1000" office:value-type="float" office:value="7.12171018434265" calcext:value-type="float">
            <text:p>7.1217101843</text:p>
          </table:table-cell>
          <table:table-cell table:number-columns-repeated="3"/>
          <table:table-cell office:value-type="float" office:value="-33.0999999999998" calcext:value-type="float">
            <text:p>-33.1</text:p>
          </table:table-cell>
          <table:table-cell office:value-type="float" office:value="0.0158882363850992" calcext:value-type="float">
            <text:p>0.01588823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1.915" calcext:value-type="float">
            <text:p>61.915</text:p>
          </table:table-cell>
          <table:table-cell table:formula="of:=[.E174]-17.5" office:value-type="float" office:value="44.415" calcext:value-type="float">
            <text:p>44.415</text:p>
          </table:table-cell>
          <table:table-cell office:value-type="float" office:value="0.00214549" calcext:value-type="float">
            <text:p>0.00214549</text:p>
          </table:table-cell>
          <table:table-cell table:formula="of:=1000*[.G174]" office:value-type="float" office:value="2.14549" calcext:value-type="float">
            <text:p>2.14549</text:p>
          </table:table-cell>
          <table:table-cell/>
          <table:table-cell office:value-type="float" office:value="-32.9999999999998" calcext:value-type="float">
            <text:p>-33</text:p>
          </table:table-cell>
          <table:table-cell office:value-type="float" office:value="0.00721370540361706" calcext:value-type="float">
            <text:p>0.0072137054</text:p>
          </table:table-cell>
          <table:table-cell table:formula="of:= [.K174]*1000" office:value-type="float" office:value="7.21370540361706" calcext:value-type="float">
            <text:p>7.2137054036</text:p>
          </table:table-cell>
          <table:table-cell table:number-columns-repeated="3"/>
          <table:table-cell office:value-type="float" office:value="-32.9999999999998" calcext:value-type="float">
            <text:p>-33</text:p>
          </table:table-cell>
          <table:table-cell office:value-type="float" office:value="0.0162008795003893" calcext:value-type="float">
            <text:p>0.01620087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1.78" calcext:value-type="float">
            <text:p>61.78</text:p>
          </table:table-cell>
          <table:table-cell table:formula="of:=[.E175]-17.5" office:value-type="float" office:value="44.28" calcext:value-type="float">
            <text:p>44.28</text:p>
          </table:table-cell>
          <table:table-cell office:value-type="float" office:value="0.00217351" calcext:value-type="float">
            <text:p>0.00217351</text:p>
          </table:table-cell>
          <table:table-cell table:formula="of:=1000*[.G175]" office:value-type="float" office:value="2.17351" calcext:value-type="float">
            <text:p>2.17351</text:p>
          </table:table-cell>
          <table:table-cell/>
          <table:table-cell office:value-type="float" office:value="-32.8999999999998" calcext:value-type="float">
            <text:p>-32.9</text:p>
          </table:table-cell>
          <table:table-cell office:value-type="float" office:value="0.00738115278569122" calcext:value-type="float">
            <text:p>0.0073811528</text:p>
          </table:table-cell>
          <table:table-cell table:formula="of:= [.K175]*1000" office:value-type="float" office:value="7.38115278569122" calcext:value-type="float">
            <text:p>7.3811527857</text:p>
          </table:table-cell>
          <table:table-cell table:number-columns-repeated="3"/>
          <table:table-cell office:value-type="float" office:value="-32.8999999999998" calcext:value-type="float">
            <text:p>-32.9</text:p>
          </table:table-cell>
          <table:table-cell office:value-type="float" office:value="0.0163670046167152" calcext:value-type="float">
            <text:p>0.01636700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1.645" calcext:value-type="float">
            <text:p>61.645</text:p>
          </table:table-cell>
          <table:table-cell table:formula="of:=[.E176]-17.5" office:value-type="float" office:value="44.145" calcext:value-type="float">
            <text:p>44.145</text:p>
          </table:table-cell>
          <table:table-cell office:value-type="float" office:value="0.00220072" calcext:value-type="float">
            <text:p>0.00220072</text:p>
          </table:table-cell>
          <table:table-cell table:formula="of:=1000*[.G176]" office:value-type="float" office:value="2.20072" calcext:value-type="float">
            <text:p>2.20072</text:p>
          </table:table-cell>
          <table:table-cell/>
          <table:table-cell office:value-type="float" office:value="-32.7999999999998" calcext:value-type="float">
            <text:p>-32.8</text:p>
          </table:table-cell>
          <table:table-cell office:value-type="float" office:value="0.00749299462995694" calcext:value-type="float">
            <text:p>0.0074929946</text:p>
          </table:table-cell>
          <table:table-cell table:formula="of:= [.K176]*1000" office:value-type="float" office:value="7.49299462995694" calcext:value-type="float">
            <text:p>7.49299463</text:p>
          </table:table-cell>
          <table:table-cell table:number-columns-repeated="3"/>
          <table:table-cell office:value-type="float" office:value="-32.7999999999998" calcext:value-type="float">
            <text:p>-32.8</text:p>
          </table:table-cell>
          <table:table-cell office:value-type="float" office:value="0.0166332618254167" calcext:value-type="float">
            <text:p>0.01663326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1.51" calcext:value-type="float">
            <text:p>61.51</text:p>
          </table:table-cell>
          <table:table-cell table:formula="of:=[.E177]-17.5" office:value-type="float" office:value="44.01" calcext:value-type="float">
            <text:p>44.01</text:p>
          </table:table-cell>
          <table:table-cell office:value-type="float" office:value="0.00222889" calcext:value-type="float">
            <text:p>0.00222889</text:p>
          </table:table-cell>
          <table:table-cell table:formula="of:=1000*[.G177]" office:value-type="float" office:value="2.22889" calcext:value-type="float">
            <text:p>2.22889</text:p>
          </table:table-cell>
          <table:table-cell/>
          <table:table-cell office:value-type="float" office:value="-32.6999999999998" calcext:value-type="float">
            <text:p>-32.7</text:p>
          </table:table-cell>
          <table:table-cell office:value-type="float" office:value="0.00751565778547496" calcext:value-type="float">
            <text:p>0.0075156578</text:p>
          </table:table-cell>
          <table:table-cell table:formula="of:= [.K177]*1000" office:value-type="float" office:value="7.51565778547496" calcext:value-type="float">
            <text:p>7.5156577855</text:p>
          </table:table-cell>
          <table:table-cell table:number-columns-repeated="3"/>
          <table:table-cell office:value-type="float" office:value="-32.6999999999998" calcext:value-type="float">
            <text:p>-32.7</text:p>
          </table:table-cell>
          <table:table-cell office:value-type="float" office:value="0.0168997307301446" calcext:value-type="float">
            <text:p>0.01689973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1.375" calcext:value-type="float">
            <text:p>61.375</text:p>
          </table:table-cell>
          <table:table-cell table:formula="of:=[.E178]-17.5" office:value-type="float" office:value="43.875" calcext:value-type="float">
            <text:p>43.875</text:p>
          </table:table-cell>
          <table:table-cell office:value-type="float" office:value="0.00225758" calcext:value-type="float">
            <text:p>0.00225758</text:p>
          </table:table-cell>
          <table:table-cell table:formula="of:=1000*[.G178]" office:value-type="float" office:value="2.25758" calcext:value-type="float">
            <text:p>2.25758</text:p>
          </table:table-cell>
          <table:table-cell/>
          <table:table-cell office:value-type="float" office:value="-32.5999999999998" calcext:value-type="float">
            <text:p>-32.6</text:p>
          </table:table-cell>
          <table:table-cell office:value-type="float" office:value="0.00761864942568327" calcext:value-type="float">
            <text:p>0.0076186494</text:p>
          </table:table-cell>
          <table:table-cell table:formula="of:= [.K178]*1000" office:value-type="float" office:value="7.61864942568327" calcext:value-type="float">
            <text:p>7.6186494257</text:p>
          </table:table-cell>
          <table:table-cell table:number-columns-repeated="3"/>
          <table:table-cell office:value-type="float" office:value="-32.5999999999998" calcext:value-type="float">
            <text:p>-32.6</text:p>
          </table:table-cell>
          <table:table-cell office:value-type="float" office:value="0.0171664113308989" calcext:value-type="float">
            <text:p>0.01716641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1.24" calcext:value-type="float">
            <text:p>61.24</text:p>
          </table:table-cell>
          <table:table-cell table:formula="of:=[.E179]-17.5" office:value-type="float" office:value="43.74" calcext:value-type="float">
            <text:p>43.74</text:p>
          </table:table-cell>
          <table:table-cell office:value-type="float" office:value="0.00228587" calcext:value-type="float">
            <text:p>0.00228587</text:p>
          </table:table-cell>
          <table:table-cell table:formula="of:=1000*[.G179]" office:value-type="float" office:value="2.28587" calcext:value-type="float">
            <text:p>2.28587</text:p>
          </table:table-cell>
          <table:table-cell/>
          <table:table-cell office:value-type="float" office:value="-32.4999999999998" calcext:value-type="float">
            <text:p>-32.5</text:p>
          </table:table-cell>
          <table:table-cell office:value-type="float" office:value="0.00772194517470483" calcext:value-type="float">
            <text:p>0.0077219452</text:p>
          </table:table-cell>
          <table:table-cell table:formula="of:= [.K179]*1000" office:value-type="float" office:value="7.72194517470483" calcext:value-type="float">
            <text:p>7.7219451747</text:p>
          </table:table-cell>
          <table:table-cell table:number-columns-repeated="3"/>
          <table:table-cell office:value-type="float" office:value="-32.4999999999998" calcext:value-type="float">
            <text:p>-32.5</text:p>
          </table:table-cell>
          <table:table-cell office:value-type="float" office:value="0.0174333036276797" calcext:value-type="float">
            <text:p>0.017433303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1.105" calcext:value-type="float">
            <text:p>61.105</text:p>
          </table:table-cell>
          <table:table-cell table:formula="of:=[.E180]-17.5" office:value-type="float" office:value="43.605" calcext:value-type="float">
            <text:p>43.605</text:p>
          </table:table-cell>
          <table:table-cell office:value-type="float" office:value="0.00231649" calcext:value-type="float">
            <text:p>0.00231649</text:p>
          </table:table-cell>
          <table:table-cell table:formula="of:=1000*[.G180]" office:value-type="float" office:value="2.31649" calcext:value-type="float">
            <text:p>2.31649</text:p>
          </table:table-cell>
          <table:table-cell/>
          <table:table-cell office:value-type="float" office:value="-32.3999999999998" calcext:value-type="float">
            <text:p>-32.4</text:p>
          </table:table-cell>
          <table:table-cell office:value-type="float" office:value="0.0078255450325396" calcext:value-type="float">
            <text:p>0.007825545</text:p>
          </table:table-cell>
          <table:table-cell table:formula="of:= [.K180]*1000" office:value-type="float" office:value="7.8255450325396" calcext:value-type="float">
            <text:p>7.8255450325</text:p>
          </table:table-cell>
          <table:table-cell table:number-columns-repeated="3"/>
          <table:table-cell office:value-type="float" office:value="-32.3999999999998" calcext:value-type="float">
            <text:p>-32.4</text:p>
          </table:table-cell>
          <table:table-cell office:value-type="float" office:value="0.017680167362363" calcext:value-type="float">
            <text:p>0.01768016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97" calcext:value-type="float">
            <text:p>60.97</text:p>
          </table:table-cell>
          <table:table-cell table:formula="of:=[.E181]-17.5" office:value-type="float" office:value="43.47" calcext:value-type="float">
            <text:p>43.47</text:p>
          </table:table-cell>
          <table:table-cell office:value-type="float" office:value="0.00234713" calcext:value-type="float">
            <text:p>0.00234713</text:p>
          </table:table-cell>
          <table:table-cell table:formula="of:=1000*[.G181]" office:value-type="float" office:value="2.34713" calcext:value-type="float">
            <text:p>2.34713</text:p>
          </table:table-cell>
          <table:table-cell/>
          <table:table-cell office:value-type="float" office:value="-32.2999999999997" calcext:value-type="float">
            <text:p>-32.3</text:p>
          </table:table-cell>
          <table:table-cell office:value-type="float" office:value="0.00792944899918762" calcext:value-type="float">
            <text:p>0.007929449</text:p>
          </table:table-cell>
          <table:table-cell table:formula="of:= [.K181]*1000" office:value-type="float" office:value="7.92944899918762" calcext:value-type="float">
            <text:p>7.9294489992</text:p>
          </table:table-cell>
          <table:table-cell table:number-columns-repeated="3"/>
          <table:table-cell office:value-type="float" office:value="-32.2999999999997" calcext:value-type="float">
            <text:p>-32.3</text:p>
          </table:table-cell>
          <table:table-cell office:value-type="float" office:value="0.018022666565113" calcext:value-type="float">
            <text:p>0.01802266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835" calcext:value-type="float">
            <text:p>60.835</text:p>
          </table:table-cell>
          <table:table-cell table:formula="of:=[.E182]-17.5" office:value-type="float" office:value="43.335" calcext:value-type="float">
            <text:p>43.335</text:p>
          </table:table-cell>
          <table:table-cell office:value-type="float" office:value="0.00237777" calcext:value-type="float">
            <text:p>0.00237777</text:p>
          </table:table-cell>
          <table:table-cell table:formula="of:=1000*[.G182]" office:value-type="float" office:value="2.37777" calcext:value-type="float">
            <text:p>2.37777</text:p>
          </table:table-cell>
          <table:table-cell/>
          <table:table-cell office:value-type="float" office:value="-32.1999999999997" calcext:value-type="float">
            <text:p>-32.2</text:p>
          </table:table-cell>
          <table:table-cell office:value-type="float" office:value="0.00803365707464883" calcext:value-type="float">
            <text:p>0.0080336571</text:p>
          </table:table-cell>
          <table:table-cell table:formula="of:= [.K182]*1000" office:value-type="float" office:value="8.03365707464883" calcext:value-type="float">
            <text:p>8.0336570746</text:p>
          </table:table-cell>
          <table:table-cell table:number-columns-repeated="3"/>
          <table:table-cell office:value-type="float" office:value="-32.1999999999997" calcext:value-type="float">
            <text:p>-32.2</text:p>
          </table:table-cell>
          <table:table-cell office:value-type="float" office:value="0.0183655029650572" calcext:value-type="float">
            <text:p>0.0183655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7" calcext:value-type="float">
            <text:p>60.7</text:p>
          </table:table-cell>
          <table:table-cell table:formula="of:=[.E183]-17.5" office:value-type="float" office:value="43.2" calcext:value-type="float">
            <text:p>43.2</text:p>
          </table:table-cell>
          <table:table-cell office:value-type="float" office:value="0.00240928" calcext:value-type="float">
            <text:p>0.00240928</text:p>
          </table:table-cell>
          <table:table-cell table:formula="of:=1000*[.G183]" office:value-type="float" office:value="2.40928" calcext:value-type="float">
            <text:p>2.40928</text:p>
          </table:table-cell>
          <table:table-cell/>
          <table:table-cell office:value-type="float" office:value="-32.0999999999997" calcext:value-type="float">
            <text:p>-32.1</text:p>
          </table:table-cell>
          <table:table-cell office:value-type="float" office:value="0.00813816925892332" calcext:value-type="float">
            <text:p>0.0081381693</text:p>
          </table:table-cell>
          <table:table-cell table:formula="of:= [.K183]*1000" office:value-type="float" office:value="8.13816925892332" calcext:value-type="float">
            <text:p>8.1381692589</text:p>
          </table:table-cell>
          <table:table-cell table:number-columns-repeated="3"/>
          <table:table-cell office:value-type="float" office:value="-32.0999999999997" calcext:value-type="float">
            <text:p>-32.1</text:p>
          </table:table-cell>
          <table:table-cell office:value-type="float" office:value="0.0187086765621956" calcext:value-type="float">
            <text:p>0.01870867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565" calcext:value-type="float">
            <text:p>60.565</text:p>
          </table:table-cell>
          <table:table-cell table:formula="of:=[.E184]-17.5" office:value-type="float" office:value="43.065" calcext:value-type="float">
            <text:p>43.065</text:p>
          </table:table-cell>
          <table:table-cell office:value-type="float" office:value="0.00244101" calcext:value-type="float">
            <text:p>0.00244101</text:p>
          </table:table-cell>
          <table:table-cell table:formula="of:=1000*[.G184]" office:value-type="float" office:value="2.44101" calcext:value-type="float">
            <text:p>2.44101</text:p>
          </table:table-cell>
          <table:table-cell/>
          <table:table-cell office:value-type="float" office:value="-31.9999999999997" calcext:value-type="float">
            <text:p>-32</text:p>
          </table:table-cell>
          <table:table-cell office:value-type="float" office:value="0.00824298555201099" calcext:value-type="float">
            <text:p>0.0082429856</text:p>
          </table:table-cell>
          <table:table-cell table:formula="of:= [.K184]*1000" office:value-type="float" office:value="8.24298555201099" calcext:value-type="float">
            <text:p>8.242985552</text:p>
          </table:table-cell>
          <table:table-cell table:number-columns-repeated="3"/>
          <table:table-cell office:value-type="float" office:value="-31.9999999999997" calcext:value-type="float">
            <text:p>-32</text:p>
          </table:table-cell>
          <table:table-cell office:value-type="float" office:value="0.0190521873565282" calcext:value-type="float">
            <text:p>0.01905218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43" calcext:value-type="float">
            <text:p>60.43</text:p>
          </table:table-cell>
          <table:table-cell table:formula="of:=[.E185]-17.5" office:value-type="float" office:value="42.93" calcext:value-type="float">
            <text:p>42.93</text:p>
          </table:table-cell>
          <table:table-cell office:value-type="float" office:value="0.0024726" calcext:value-type="float">
            <text:p>0.0024726</text:p>
          </table:table-cell>
          <table:table-cell table:formula="of:=1000*[.G185]" office:value-type="float" office:value="2.4726" calcext:value-type="float">
            <text:p>2.4726</text:p>
          </table:table-cell>
          <table:table-cell/>
          <table:table-cell office:value-type="float" office:value="-31.8999999999997" calcext:value-type="float">
            <text:p>-31.9</text:p>
          </table:table-cell>
          <table:table-cell office:value-type="float" office:value="0.00834810595391194" calcext:value-type="float">
            <text:p>0.008348106</text:p>
          </table:table-cell>
          <table:table-cell table:formula="of:= [.K185]*1000" office:value-type="float" office:value="8.34810595391194" calcext:value-type="float">
            <text:p>8.3481059539</text:p>
          </table:table-cell>
          <table:table-cell table:number-columns-repeated="3"/>
          <table:table-cell office:value-type="float" office:value="-31.8999999999997" calcext:value-type="float">
            <text:p>-31.9</text:p>
          </table:table-cell>
          <table:table-cell office:value-type="float" office:value="0.0193960353480549" calcext:value-type="float">
            <text:p>0.01939603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295" calcext:value-type="float">
            <text:p>60.295</text:p>
          </table:table-cell>
          <table:table-cell table:formula="of:=[.E186]-17.5" office:value-type="float" office:value="42.795" calcext:value-type="float">
            <text:p>42.795</text:p>
          </table:table-cell>
          <table:table-cell office:value-type="float" office:value="0.00250628" calcext:value-type="float">
            <text:p>0.00250628</text:p>
          </table:table-cell>
          <table:table-cell table:formula="of:=1000*[.G186]" office:value-type="float" office:value="2.50628" calcext:value-type="float">
            <text:p>2.50628</text:p>
          </table:table-cell>
          <table:table-cell/>
          <table:table-cell office:value-type="float" office:value="-31.7999999999997" calcext:value-type="float">
            <text:p>-31.8</text:p>
          </table:table-cell>
          <table:table-cell office:value-type="float" office:value="0.00845353046462607" calcext:value-type="float">
            <text:p>0.0084535305</text:p>
          </table:table-cell>
          <table:table-cell table:formula="of:= [.K186]*1000" office:value-type="float" office:value="8.45353046462607" calcext:value-type="float">
            <text:p>8.4535304646</text:p>
          </table:table-cell>
          <table:table-cell table:number-columns-repeated="3"/>
          <table:table-cell office:value-type="float" office:value="-31.7999999999997" calcext:value-type="float">
            <text:p>-31.8</text:p>
          </table:table-cell>
          <table:table-cell office:value-type="float" office:value="0.0197402205367758" calcext:value-type="float">
            <text:p>0.01974022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16" calcext:value-type="float">
            <text:p>60.16</text:p>
          </table:table-cell>
          <table:table-cell table:formula="of:=[.E187]-17.5" office:value-type="float" office:value="42.66" calcext:value-type="float">
            <text:p>42.66</text:p>
          </table:table-cell>
          <table:table-cell office:value-type="float" office:value="0.00253997" calcext:value-type="float">
            <text:p>0.00253997</text:p>
          </table:table-cell>
          <table:table-cell table:formula="of:=1000*[.G187]" office:value-type="float" office:value="2.53997" calcext:value-type="float">
            <text:p>2.53997</text:p>
          </table:table-cell>
          <table:table-cell/>
          <table:table-cell office:value-type="float" office:value="-31.6999999999997" calcext:value-type="float">
            <text:p>-31.7</text:p>
          </table:table-cell>
          <table:table-cell office:value-type="float" office:value="0.00855925908415346" calcext:value-type="float">
            <text:p>0.0085592591</text:p>
          </table:table-cell>
          <table:table-cell table:formula="of:= [.K187]*1000" office:value-type="float" office:value="8.55925908415346" calcext:value-type="float">
            <text:p>8.5592590842</text:p>
          </table:table-cell>
          <table:table-cell table:number-columns-repeated="3"/>
          <table:table-cell office:value-type="float" office:value="-31.6999999999997" calcext:value-type="float">
            <text:p>-31.7</text:p>
          </table:table-cell>
          <table:table-cell office:value-type="float" office:value="0.0200847429226909" calcext:value-type="float">
            <text:p>0.020084742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0.025" calcext:value-type="float">
            <text:p>60.025</text:p>
          </table:table-cell>
          <table:table-cell table:formula="of:=[.E188]-17.5" office:value-type="float" office:value="42.525" calcext:value-type="float">
            <text:p>42.525</text:p>
          </table:table-cell>
          <table:table-cell office:value-type="float" office:value="0.00257367" calcext:value-type="float">
            <text:p>0.00257367</text:p>
          </table:table-cell>
          <table:table-cell table:formula="of:=1000*[.G188]" office:value-type="float" office:value="2.57367" calcext:value-type="float">
            <text:p>2.57367</text:p>
          </table:table-cell>
          <table:table-cell/>
          <table:table-cell office:value-type="float" office:value="-31.5999999999997" calcext:value-type="float">
            <text:p>-31.6</text:p>
          </table:table-cell>
          <table:table-cell office:value-type="float" office:value="0.00866529181249406" calcext:value-type="float">
            <text:p>0.0086652918</text:p>
          </table:table-cell>
          <table:table-cell table:formula="of:= [.K188]*1000" office:value-type="float" office:value="8.66529181249406" calcext:value-type="float">
            <text:p>8.6652918125</text:p>
          </table:table-cell>
          <table:table-cell table:number-columns-repeated="3"/>
          <table:table-cell office:value-type="float" office:value="-31.5999999999997" calcext:value-type="float">
            <text:p>-31.6</text:p>
          </table:table-cell>
          <table:table-cell office:value-type="float" office:value="0.0204296025058002" calcext:value-type="float">
            <text:p>0.020429602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9.89" calcext:value-type="float">
            <text:p>59.89</text:p>
          </table:table-cell>
          <table:table-cell table:formula="of:=[.E189]-17.5" office:value-type="float" office:value="42.39" calcext:value-type="float">
            <text:p>42.39</text:p>
          </table:table-cell>
          <table:table-cell office:value-type="float" office:value="0.00260879" calcext:value-type="float">
            <text:p>0.00260879</text:p>
          </table:table-cell>
          <table:table-cell table:formula="of:=1000*[.G189]" office:value-type="float" office:value="2.60879" calcext:value-type="float">
            <text:p>2.60879</text:p>
          </table:table-cell>
          <table:table-cell/>
          <table:table-cell office:value-type="float" office:value="-31.4999999999997" calcext:value-type="float">
            <text:p>-31.5</text:p>
          </table:table-cell>
          <table:table-cell office:value-type="float" office:value="0.00877162864964791" calcext:value-type="float">
            <text:p>0.0087716286</text:p>
          </table:table-cell>
          <table:table-cell table:formula="of:= [.K189]*1000" office:value-type="float" office:value="8.77162864964791" calcext:value-type="float">
            <text:p>8.7716286496</text:p>
          </table:table-cell>
          <table:table-cell table:number-columns-repeated="3"/>
          <table:table-cell office:value-type="float" office:value="-31.4999999999997" calcext:value-type="float">
            <text:p>-31.5</text:p>
          </table:table-cell>
          <table:table-cell office:value-type="float" office:value="0.0207747992861036" calcext:value-type="float">
            <text:p>0.02077479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9.755" calcext:value-type="float">
            <text:p>59.755</text:p>
          </table:table-cell>
          <table:table-cell table:formula="of:=[.E190]-17.5" office:value-type="float" office:value="42.255" calcext:value-type="float">
            <text:p>42.255</text:p>
          </table:table-cell>
          <table:table-cell office:value-type="float" office:value="0.00264386" calcext:value-type="float">
            <text:p>0.00264386</text:p>
          </table:table-cell>
          <table:table-cell table:formula="of:=1000*[.G190]" office:value-type="float" office:value="2.64386" calcext:value-type="float">
            <text:p>2.64386</text:p>
          </table:table-cell>
          <table:table-cell/>
          <table:table-cell office:value-type="float" office:value="-31.3999999999997" calcext:value-type="float">
            <text:p>-31.4</text:p>
          </table:table-cell>
          <table:table-cell office:value-type="float" office:value="0.00887826959561497" calcext:value-type="float">
            <text:p>0.0088782696</text:p>
          </table:table-cell>
          <table:table-cell table:formula="of:= [.K190]*1000" office:value-type="float" office:value="8.87826959561497" calcext:value-type="float">
            <text:p>8.8782695956</text:p>
          </table:table-cell>
          <table:table-cell table:number-columns-repeated="3"/>
          <table:table-cell office:value-type="float" office:value="-31.3999999999997" calcext:value-type="float">
            <text:p>-31.4</text:p>
          </table:table-cell>
          <table:table-cell office:value-type="float" office:value="0.021120333263601" calcext:value-type="float">
            <text:p>0.02112033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9.62" calcext:value-type="float">
            <text:p>59.62</text:p>
          </table:table-cell>
          <table:table-cell table:formula="of:=[.E191]-17.5" office:value-type="float" office:value="42.12" calcext:value-type="float">
            <text:p>42.12</text:p>
          </table:table-cell>
          <table:table-cell office:value-type="float" office:value="0.00267915" calcext:value-type="float">
            <text:p>0.00267915</text:p>
          </table:table-cell>
          <table:table-cell table:formula="of:=1000*[.G191]" office:value-type="float" office:value="2.67915" calcext:value-type="float">
            <text:p>2.67915</text:p>
          </table:table-cell>
          <table:table-cell/>
          <table:table-cell office:value-type="float" office:value="-31.2999999999997" calcext:value-type="float">
            <text:p>-31.3</text:p>
          </table:table-cell>
          <table:table-cell office:value-type="float" office:value="0.00898521465039528" calcext:value-type="float">
            <text:p>0.0089852147</text:p>
          </table:table-cell>
          <table:table-cell table:formula="of:= [.K191]*1000" office:value-type="float" office:value="8.98521465039528" calcext:value-type="float">
            <text:p>8.9852146504</text:p>
          </table:table-cell>
          <table:table-cell table:number-columns-repeated="3"/>
          <table:table-cell office:value-type="float" office:value="-31.2999999999997" calcext:value-type="float">
            <text:p>-31.3</text:p>
          </table:table-cell>
          <table:table-cell office:value-type="float" office:value="0.0214662044382928" calcext:value-type="float">
            <text:p>0.02146620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9.485" calcext:value-type="float">
            <text:p>59.485</text:p>
          </table:table-cell>
          <table:table-cell table:formula="of:=[.E192]-17.5" office:value-type="float" office:value="41.985" calcext:value-type="float">
            <text:p>41.985</text:p>
          </table:table-cell>
          <table:table-cell office:value-type="float" office:value="0.00271639" calcext:value-type="float">
            <text:p>0.00271639</text:p>
          </table:table-cell>
          <table:table-cell table:formula="of:=1000*[.G192]" office:value-type="float" office:value="2.71639" calcext:value-type="float">
            <text:p>2.71639</text:p>
          </table:table-cell>
          <table:table-cell/>
          <table:table-cell office:value-type="float" office:value="-31.1999999999997" calcext:value-type="float">
            <text:p>-31.2</text:p>
          </table:table-cell>
          <table:table-cell office:value-type="float" office:value="0.00912720624686621" calcext:value-type="float">
            <text:p>0.0091272062</text:p>
          </table:table-cell>
          <table:table-cell table:formula="of:= [.K192]*1000" office:value-type="float" office:value="9.12720624686621" calcext:value-type="float">
            <text:p>9.1272062469</text:p>
          </table:table-cell>
          <table:table-cell table:number-columns-repeated="3"/>
          <table:table-cell office:value-type="float" office:value="-31.1999999999997" calcext:value-type="float">
            <text:p>-31.2</text:p>
          </table:table-cell>
          <table:table-cell office:value-type="float" office:value="0.0218124128101787" calcext:value-type="float">
            <text:p>0.02181241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9.35" calcext:value-type="float">
            <text:p>59.35</text:p>
          </table:table-cell>
          <table:table-cell table:formula="of:=[.E193]-17.5" office:value-type="float" office:value="41.85" calcext:value-type="float">
            <text:p>41.85</text:p>
          </table:table-cell>
          <table:table-cell office:value-type="float" office:value="0.00275364" calcext:value-type="float">
            <text:p>0.00275364</text:p>
          </table:table-cell>
          <table:table-cell table:formula="of:=1000*[.G193]" office:value-type="float" office:value="2.75364" calcext:value-type="float">
            <text:p>2.75364</text:p>
          </table:table-cell>
          <table:table-cell/>
          <table:table-cell office:value-type="float" office:value="-31.0999999999997" calcext:value-type="float">
            <text:p>-31.1</text:p>
          </table:table-cell>
          <table:table-cell office:value-type="float" office:value="0.00928446499306799" calcext:value-type="float">
            <text:p>0.009284465</text:p>
          </table:table-cell>
          <table:table-cell table:formula="of:= [.K193]*1000" office:value-type="float" office:value="9.28446499306799" calcext:value-type="float">
            <text:p>9.2844649931</text:p>
          </table:table-cell>
          <table:table-cell table:number-columns-repeated="3"/>
          <table:table-cell office:value-type="float" office:value="-31.0999999999997" calcext:value-type="float">
            <text:p>-31.1</text:p>
          </table:table-cell>
          <table:table-cell office:value-type="float" office:value="0.02259389669319" calcext:value-type="float">
            <text:p>0.02259389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9.215" calcext:value-type="float">
            <text:p>59.215</text:p>
          </table:table-cell>
          <table:table-cell table:formula="of:=[.E194]-17.5" office:value-type="float" office:value="41.715" calcext:value-type="float">
            <text:p>41.715</text:p>
          </table:table-cell>
          <table:table-cell office:value-type="float" office:value="0.00279109" calcext:value-type="float">
            <text:p>0.00279109</text:p>
          </table:table-cell>
          <table:table-cell table:formula="of:=1000*[.G194]" office:value-type="float" office:value="2.79109" calcext:value-type="float">
            <text:p>2.79109</text:p>
          </table:table-cell>
          <table:table-cell/>
          <table:table-cell office:value-type="float" office:value="-30.9999999999997" calcext:value-type="float">
            <text:p>-31</text:p>
          </table:table-cell>
          <table:table-cell office:value-type="float" office:value="0.00944170940673217" calcext:value-type="float">
            <text:p>0.0094417094</text:p>
          </table:table-cell>
          <table:table-cell table:formula="of:= [.K194]*1000" office:value-type="float" office:value="9.44170940673217" calcext:value-type="float">
            <text:p>9.4417094067</text:p>
          </table:table-cell>
          <table:table-cell table:number-columns-repeated="3"/>
          <table:table-cell office:value-type="float" office:value="-30.9999999999997" calcext:value-type="float">
            <text:p>-31</text:p>
          </table:table-cell>
          <table:table-cell office:value-type="float" office:value="0.0229162083405472" calcext:value-type="float">
            <text:p>0.02291620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9.08" calcext:value-type="float">
            <text:p>59.08</text:p>
          </table:table-cell>
          <table:table-cell table:formula="of:=[.E195]-17.5" office:value-type="float" office:value="41.58" calcext:value-type="float">
            <text:p>41.58</text:p>
          </table:table-cell>
          <table:table-cell office:value-type="float" office:value="0.00283009" calcext:value-type="float">
            <text:p>0.00283009</text:p>
          </table:table-cell>
          <table:table-cell table:formula="of:=1000*[.G195]" office:value-type="float" office:value="2.83009" calcext:value-type="float">
            <text:p>2.83009</text:p>
          </table:table-cell>
          <table:table-cell/>
          <table:table-cell office:value-type="float" office:value="-30.8999999999997" calcext:value-type="float">
            <text:p>-30.9</text:p>
          </table:table-cell>
          <table:table-cell office:value-type="float" office:value="0.00959893948785866" calcext:value-type="float">
            <text:p>0.0095989395</text:p>
          </table:table-cell>
          <table:table-cell table:formula="of:= [.K195]*1000" office:value-type="float" office:value="9.59893948785866" calcext:value-type="float">
            <text:p>9.5989394879</text:p>
          </table:table-cell>
          <table:table-cell table:number-columns-repeated="3"/>
          <table:table-cell office:value-type="float" office:value="-30.8999999999997" calcext:value-type="float">
            <text:p>-30.9</text:p>
          </table:table-cell>
          <table:table-cell office:value-type="float" office:value="0.0233687242620962" calcext:value-type="float">
            <text:p>0.02336872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.945" calcext:value-type="float">
            <text:p>58.945</text:p>
          </table:table-cell>
          <table:table-cell table:formula="of:=[.E196]-17.5" office:value-type="float" office:value="41.445" calcext:value-type="float">
            <text:p>41.445</text:p>
          </table:table-cell>
          <table:table-cell office:value-type="float" office:value="0.0028691" calcext:value-type="float">
            <text:p>0.0028691</text:p>
          </table:table-cell>
          <table:table-cell table:formula="of:=1000*[.G196]" office:value-type="float" office:value="2.8691" calcext:value-type="float">
            <text:p>2.8691</text:p>
          </table:table-cell>
          <table:table-cell/>
          <table:table-cell office:value-type="float" office:value="-30.7999999999997" calcext:value-type="float">
            <text:p>-30.8</text:p>
          </table:table-cell>
          <table:table-cell office:value-type="float" office:value="0.00975615523644758" calcext:value-type="float">
            <text:p>0.0097561552</text:p>
          </table:table-cell>
          <table:table-cell table:formula="of:= [.K196]*1000" office:value-type="float" office:value="9.75615523644758" calcext:value-type="float">
            <text:p>9.7561552364</text:p>
          </table:table-cell>
          <table:table-cell table:number-columns-repeated="3"/>
          <table:table-cell office:value-type="float" office:value="-30.7999999999997" calcext:value-type="float">
            <text:p>-30.8</text:p>
          </table:table-cell>
          <table:table-cell office:value-type="float" office:value="0.0238218775038867" calcext:value-type="float">
            <text:p>0.023821877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.81" calcext:value-type="float">
            <text:p>58.81</text:p>
          </table:table-cell>
          <table:table-cell table:formula="of:=[.E197]-17.5" office:value-type="float" office:value="41.31" calcext:value-type="float">
            <text:p>41.31</text:p>
          </table:table-cell>
          <table:table-cell office:value-type="float" office:value="0.00290853" calcext:value-type="float">
            <text:p>0.00290853</text:p>
          </table:table-cell>
          <table:table-cell table:formula="of:=1000*[.G197]" office:value-type="float" office:value="2.90853" calcext:value-type="float">
            <text:p>2.90853</text:p>
          </table:table-cell>
          <table:table-cell/>
          <table:table-cell office:value-type="float" office:value="-30.6999999999997" calcext:value-type="float">
            <text:p>-30.7</text:p>
          </table:table-cell>
          <table:table-cell office:value-type="float" office:value="0.00991335665249882" calcext:value-type="float">
            <text:p>0.0099133567</text:p>
          </table:table-cell>
          <table:table-cell table:formula="of:= [.K197]*1000" office:value-type="float" office:value="9.91335665249882" calcext:value-type="float">
            <text:p>9.9133566525</text:p>
          </table:table-cell>
          <table:table-cell table:number-columns-repeated="3"/>
          <table:table-cell office:value-type="float" office:value="-30.6999999999997" calcext:value-type="float">
            <text:p>-30.7</text:p>
          </table:table-cell>
          <table:table-cell office:value-type="float" office:value="0.0242756680659188" calcext:value-type="float">
            <text:p>0.02427566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.675" calcext:value-type="float">
            <text:p>58.675</text:p>
          </table:table-cell>
          <table:table-cell table:formula="of:=[.E198]-17.5" office:value-type="float" office:value="41.175" calcext:value-type="float">
            <text:p>41.175</text:p>
          </table:table-cell>
          <table:table-cell office:value-type="float" office:value="0.00294973" calcext:value-type="float">
            <text:p>0.00294973</text:p>
          </table:table-cell>
          <table:table-cell table:formula="of:=1000*[.G198]" office:value-type="float" office:value="2.94973" calcext:value-type="float">
            <text:p>2.94973</text:p>
          </table:table-cell>
          <table:table-cell/>
          <table:table-cell office:value-type="float" office:value="-30.5999999999997" calcext:value-type="float">
            <text:p>-30.6</text:p>
          </table:table-cell>
          <table:table-cell office:value-type="float" office:value="0.0100705437360124" calcext:value-type="float">
            <text:p>0.0100705437</text:p>
          </table:table-cell>
          <table:table-cell table:formula="of:= [.K198]*1000" office:value-type="float" office:value="10.0705437360124" calcext:value-type="float">
            <text:p>10.070543736</text:p>
          </table:table-cell>
          <table:table-cell table:number-columns-repeated="3"/>
          <table:table-cell office:value-type="float" office:value="-30.5999999999997" calcext:value-type="float">
            <text:p>-30.6</text:p>
          </table:table-cell>
          <table:table-cell office:value-type="float" office:value="0.0247300959481923" calcext:value-type="float">
            <text:p>0.02473009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.54" calcext:value-type="float">
            <text:p>58.54</text:p>
          </table:table-cell>
          <table:table-cell table:formula="of:=[.E199]-17.5" office:value-type="float" office:value="41.04" calcext:value-type="float">
            <text:p>41.04</text:p>
          </table:table-cell>
          <table:table-cell office:value-type="float" office:value="0.00299093" calcext:value-type="float">
            <text:p>0.00299093</text:p>
          </table:table-cell>
          <table:table-cell table:formula="of:=1000*[.G199]" office:value-type="float" office:value="2.99093" calcext:value-type="float">
            <text:p>2.99093</text:p>
          </table:table-cell>
          <table:table-cell/>
          <table:table-cell office:value-type="float" office:value="-30.4999999999997" calcext:value-type="float">
            <text:p>-30.5</text:p>
          </table:table-cell>
          <table:table-cell office:value-type="float" office:value="0.0102277164869885" calcext:value-type="float">
            <text:p>0.0102277165</text:p>
          </table:table-cell>
          <table:table-cell table:formula="of:= [.K199]*1000" office:value-type="float" office:value="10.2277164869885" calcext:value-type="float">
            <text:p>10.227716487</text:p>
          </table:table-cell>
          <table:table-cell table:number-columns-repeated="3"/>
          <table:table-cell office:value-type="float" office:value="-30.4999999999997" calcext:value-type="float">
            <text:p>-30.5</text:p>
          </table:table-cell>
          <table:table-cell office:value-type="float" office:value="0.0251851611507073" calcext:value-type="float">
            <text:p>0.02518516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.405" calcext:value-type="float">
            <text:p>58.405</text:p>
          </table:table-cell>
          <table:table-cell table:formula="of:=[.E200]-17.5" office:value-type="float" office:value="40.905" calcext:value-type="float">
            <text:p>40.905</text:p>
          </table:table-cell>
          <table:table-cell office:value-type="float" office:value="0.00303262" calcext:value-type="float">
            <text:p>0.00303262</text:p>
          </table:table-cell>
          <table:table-cell table:formula="of:=1000*[.G200]" office:value-type="float" office:value="3.03262" calcext:value-type="float">
            <text:p>3.03262</text:p>
          </table:table-cell>
          <table:table-cell/>
          <table:table-cell office:value-type="float" office:value="-30.3999999999997" calcext:value-type="float">
            <text:p>-30.4</text:p>
          </table:table-cell>
          <table:table-cell office:value-type="float" office:value="0.0103848749054268" calcext:value-type="float">
            <text:p>0.0103848749</text:p>
          </table:table-cell>
          <table:table-cell table:formula="of:= [.K200]*1000" office:value-type="float" office:value="10.3848749054268" calcext:value-type="float">
            <text:p>10.3848749054</text:p>
          </table:table-cell>
          <table:table-cell table:number-columns-repeated="3"/>
          <table:table-cell office:value-type="float" office:value="-30.3999999999997" calcext:value-type="float">
            <text:p>-30.4</text:p>
          </table:table-cell>
          <table:table-cell office:value-type="float" office:value="0.025640863673464" calcext:value-type="float">
            <text:p>0.02564086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.27" calcext:value-type="float">
            <text:p>58.27</text:p>
          </table:table-cell>
          <table:table-cell table:formula="of:=[.E201]-17.5" office:value-type="float" office:value="40.77" calcext:value-type="float">
            <text:p>40.77</text:p>
          </table:table-cell>
          <table:table-cell office:value-type="float" office:value="0.00307668" calcext:value-type="float">
            <text:p>0.00307668</text:p>
          </table:table-cell>
          <table:table-cell table:formula="of:=1000*[.G201]" office:value-type="float" office:value="3.07668" calcext:value-type="float">
            <text:p>3.07668</text:p>
          </table:table-cell>
          <table:table-cell/>
          <table:table-cell office:value-type="float" office:value="-30.2999999999997" calcext:value-type="float">
            <text:p>-30.3</text:p>
          </table:table-cell>
          <table:table-cell office:value-type="float" office:value="0.0105420189913275" calcext:value-type="float">
            <text:p>0.010542019</text:p>
          </table:table-cell>
          <table:table-cell table:formula="of:= [.K201]*1000" office:value-type="float" office:value="10.5420189913275" calcext:value-type="float">
            <text:p>10.5420189913</text:p>
          </table:table-cell>
          <table:table-cell table:number-columns-repeated="3"/>
          <table:table-cell office:value-type="float" office:value="-30.2999999999997" calcext:value-type="float">
            <text:p>-30.3</text:p>
          </table:table-cell>
          <table:table-cell office:value-type="float" office:value="0.0260972035164622" calcext:value-type="float">
            <text:p>0.02609720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.135" calcext:value-type="float">
            <text:p>58.135</text:p>
          </table:table-cell>
          <table:table-cell table:formula="of:=[.E202]-17.5" office:value-type="float" office:value="40.635" calcext:value-type="float">
            <text:p>40.635</text:p>
          </table:table-cell>
          <table:table-cell office:value-type="float" office:value="0.00312071" calcext:value-type="float">
            <text:p>0.00312071</text:p>
          </table:table-cell>
          <table:table-cell table:formula="of:=1000*[.G202]" office:value-type="float" office:value="3.12071" calcext:value-type="float">
            <text:p>3.12071</text:p>
          </table:table-cell>
          <table:table-cell/>
          <table:table-cell office:value-type="float" office:value="-30.1999999999997" calcext:value-type="float">
            <text:p>-30.2</text:p>
          </table:table-cell>
          <table:table-cell office:value-type="float" office:value="0.0106991487446906" calcext:value-type="float">
            <text:p>0.0106991487</text:p>
          </table:table-cell>
          <table:table-cell table:formula="of:= [.K202]*1000" office:value-type="float" office:value="10.6991487446906" calcext:value-type="float">
            <text:p>10.6991487447</text:p>
          </table:table-cell>
          <table:table-cell table:number-columns-repeated="3"/>
          <table:table-cell office:value-type="float" office:value="-30.1999999999997" calcext:value-type="float">
            <text:p>-30.2</text:p>
          </table:table-cell>
          <table:table-cell office:value-type="float" office:value="0.026554180679702" calcext:value-type="float">
            <text:p>0.02655418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8" calcext:value-type="float">
            <text:p>58</text:p>
          </table:table-cell>
          <table:table-cell table:formula="of:=[.E203]-17.5" office:value-type="float" office:value="40.5" calcext:value-type="float">
            <text:p>40.5</text:p>
          </table:table-cell>
          <table:table-cell office:value-type="float" office:value="0.00316435" calcext:value-type="float">
            <text:p>0.00316435</text:p>
          </table:table-cell>
          <table:table-cell table:formula="of:=1000*[.G203]" office:value-type="float" office:value="3.16435" calcext:value-type="float">
            <text:p>3.16435</text:p>
          </table:table-cell>
          <table:table-cell/>
          <table:table-cell office:value-type="float" office:value="-30.0999999999997" calcext:value-type="float">
            <text:p>-30.1</text:p>
          </table:table-cell>
          <table:table-cell office:value-type="float" office:value="0.010856264165516" calcext:value-type="float">
            <text:p>0.0108562642</text:p>
          </table:table-cell>
          <table:table-cell table:formula="of:= [.K203]*1000" office:value-type="float" office:value="10.856264165516" calcext:value-type="float">
            <text:p>10.8562641655</text:p>
          </table:table-cell>
          <table:table-cell table:number-columns-repeated="3"/>
          <table:table-cell office:value-type="float" office:value="-30.0999999999997" calcext:value-type="float">
            <text:p>-30.1</text:p>
          </table:table-cell>
          <table:table-cell office:value-type="float" office:value="0.0270117951631833" calcext:value-type="float">
            <text:p>0.02701179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7.865" calcext:value-type="float">
            <text:p>57.865</text:p>
          </table:table-cell>
          <table:table-cell table:formula="of:=[.E204]-17.5" office:value-type="float" office:value="40.365" calcext:value-type="float">
            <text:p>40.365</text:p>
          </table:table-cell>
          <table:table-cell office:value-type="float" office:value="0.00321017" calcext:value-type="float">
            <text:p>0.00321017</text:p>
          </table:table-cell>
          <table:table-cell table:formula="of:=1000*[.G204]" office:value-type="float" office:value="3.21017" calcext:value-type="float">
            <text:p>3.21017</text:p>
          </table:table-cell>
          <table:table-cell/>
          <table:table-cell office:value-type="float" office:value="-29.9999999999997" calcext:value-type="float">
            <text:p>-30</text:p>
          </table:table-cell>
          <table:table-cell office:value-type="float" office:value="0.0110394953107603" calcext:value-type="float">
            <text:p>0.0110394953</text:p>
          </table:table-cell>
          <table:table-cell table:formula="of:= [.K204]*1000" office:value-type="float" office:value="11.0394953107603" calcext:value-type="float">
            <text:p>11.0394953108</text:p>
          </table:table-cell>
          <table:table-cell table:number-columns-repeated="3"/>
          <table:table-cell office:value-type="float" office:value="-29.9999999999997" calcext:value-type="float">
            <text:p>-30</text:p>
          </table:table-cell>
          <table:table-cell office:value-type="float" office:value="0.0274700469669061" calcext:value-type="float">
            <text:p>0.0274700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7.73" calcext:value-type="float">
            <text:p>57.73</text:p>
          </table:table-cell>
          <table:table-cell table:formula="of:=[.E205]-17.5" office:value-type="float" office:value="40.23" calcext:value-type="float">
            <text:p>40.23</text:p>
          </table:table-cell>
          <table:table-cell office:value-type="float" office:value="0.00325536" calcext:value-type="float">
            <text:p>0.00325536</text:p>
          </table:table-cell>
          <table:table-cell table:formula="of:=1000*[.G205]" office:value-type="float" office:value="3.25536" calcext:value-type="float">
            <text:p>3.25536</text:p>
          </table:table-cell>
          <table:table-cell/>
          <table:table-cell office:value-type="float" office:value="-29.8999999999997" calcext:value-type="float">
            <text:p>-29.9</text:p>
          </table:table-cell>
          <table:table-cell office:value-type="float" office:value="0.0112145541096597" calcext:value-type="float">
            <text:p>0.0112145541</text:p>
          </table:table-cell>
          <table:table-cell table:formula="of:= [.K205]*1000" office:value-type="float" office:value="11.2145541096597" calcext:value-type="float">
            <text:p>11.2145541097</text:p>
          </table:table-cell>
          <table:table-cell table:number-columns-repeated="3"/>
          <table:table-cell office:value-type="float" office:value="-29.8999999999997" calcext:value-type="float">
            <text:p>-29.9</text:p>
          </table:table-cell>
          <table:table-cell office:value-type="float" office:value="0.0279289360908704" calcext:value-type="float">
            <text:p>0.02792893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7.595" calcext:value-type="float">
            <text:p>57.595</text:p>
          </table:table-cell>
          <table:table-cell table:formula="of:=[.E206]-17.5" office:value-type="float" office:value="40.095" calcext:value-type="float">
            <text:p>40.095</text:p>
          </table:table-cell>
          <table:table-cell office:value-type="float" office:value="0.00330222" calcext:value-type="float">
            <text:p>0.00330222</text:p>
          </table:table-cell>
          <table:table-cell table:formula="of:=1000*[.G206]" office:value-type="float" office:value="3.30222" calcext:value-type="float">
            <text:p>3.30222</text:p>
          </table:table-cell>
          <table:table-cell/>
          <table:table-cell office:value-type="float" office:value="-29.7999999999997" calcext:value-type="float">
            <text:p>-29.8</text:p>
          </table:table-cell>
          <table:table-cell office:value-type="float" office:value="0.011389504297765" calcext:value-type="float">
            <text:p>0.0113895043</text:p>
          </table:table-cell>
          <table:table-cell table:formula="of:= [.K206]*1000" office:value-type="float" office:value="11.389504297765" calcext:value-type="float">
            <text:p>11.3895042978</text:p>
          </table:table-cell>
          <table:table-cell table:number-columns-repeated="3"/>
          <table:table-cell office:value-type="float" office:value="-29.7999999999997" calcext:value-type="float">
            <text:p>-29.8</text:p>
          </table:table-cell>
          <table:table-cell office:value-type="float" office:value="0.0288241483009866" calcext:value-type="float">
            <text:p>0.02882414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7.46" calcext:value-type="float">
            <text:p>57.46</text:p>
          </table:table-cell>
          <table:table-cell table:formula="of:=[.E207]-17.5" office:value-type="float" office:value="39.96" calcext:value-type="float">
            <text:p>39.96</text:p>
          </table:table-cell>
          <table:table-cell office:value-type="float" office:value="0.00335119" calcext:value-type="float">
            <text:p>0.00335119</text:p>
          </table:table-cell>
          <table:table-cell table:formula="of:=1000*[.G207]" office:value-type="float" office:value="3.35119" calcext:value-type="float">
            <text:p>3.35119</text:p>
          </table:table-cell>
          <table:table-cell/>
          <table:table-cell office:value-type="float" office:value="-29.6999999999997" calcext:value-type="float">
            <text:p>-29.7</text:p>
          </table:table-cell>
          <table:table-cell office:value-type="float" office:value="0.0115643458750763" calcext:value-type="float">
            <text:p>0.0115643459</text:p>
          </table:table-cell>
          <table:table-cell table:formula="of:= [.K207]*1000" office:value-type="float" office:value="11.5643458750763" calcext:value-type="float">
            <text:p>11.5643458751</text:p>
          </table:table-cell>
          <table:table-cell table:number-columns-repeated="3"/>
          <table:table-cell office:value-type="float" office:value="-29.6999999999997" calcext:value-type="float">
            <text:p>-29.7</text:p>
          </table:table-cell>
          <table:table-cell office:value-type="float" office:value="0.0292268999943498" calcext:value-type="float">
            <text:p>0.02922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7.325" calcext:value-type="float">
            <text:p>57.325</text:p>
          </table:table-cell>
          <table:table-cell table:formula="of:=[.E208]-17.5" office:value-type="float" office:value="39.825" calcext:value-type="float">
            <text:p>39.825</text:p>
          </table:table-cell>
          <table:table-cell office:value-type="float" office:value="0.00340182" calcext:value-type="float">
            <text:p>0.00340182</text:p>
          </table:table-cell>
          <table:table-cell table:formula="of:=1000*[.G208]" office:value-type="float" office:value="3.40182" calcext:value-type="float">
            <text:p>3.40182</text:p>
          </table:table-cell>
          <table:table-cell/>
          <table:table-cell office:value-type="float" office:value="-29.5999999999997" calcext:value-type="float">
            <text:p>-29.6</text:p>
          </table:table-cell>
          <table:table-cell office:value-type="float" office:value="0.011661560738464" calcext:value-type="float">
            <text:p>0.0116615607</text:p>
          </table:table-cell>
          <table:table-cell table:formula="of:= [.K208]*1000" office:value-type="float" office:value="11.661560738464" calcext:value-type="float">
            <text:p>11.6615607385</text:p>
          </table:table-cell>
          <table:table-cell table:number-columns-repeated="3"/>
          <table:table-cell office:value-type="float" office:value="-29.5999999999997" calcext:value-type="float">
            <text:p>-29.6</text:p>
          </table:table-cell>
          <table:table-cell office:value-type="float" office:value="0.0298724589742987" calcext:value-type="float">
            <text:p>0.0298724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7.19" calcext:value-type="float">
            <text:p>57.19</text:p>
          </table:table-cell>
          <table:table-cell table:formula="of:=[.E209]-17.5" office:value-type="float" office:value="39.69" calcext:value-type="float">
            <text:p>39.69</text:p>
          </table:table-cell>
          <table:table-cell office:value-type="float" office:value="0.00345145" calcext:value-type="float">
            <text:p>0.00345145</text:p>
          </table:table-cell>
          <table:table-cell table:formula="of:=1000*[.G209]" office:value-type="float" office:value="3.45145" calcext:value-type="float">
            <text:p>3.45145</text:p>
          </table:table-cell>
          <table:table-cell/>
          <table:table-cell office:value-type="float" office:value="-29.4999999999997" calcext:value-type="float">
            <text:p>-29.5</text:p>
          </table:table-cell>
          <table:table-cell office:value-type="float" office:value="0.0118800053963606" calcext:value-type="float">
            <text:p>0.0118800054</text:p>
          </table:table-cell>
          <table:table-cell table:formula="of:= [.K209]*1000" office:value-type="float" office:value="11.8800053963606" calcext:value-type="float">
            <text:p>11.8800053964</text:p>
          </table:table-cell>
          <table:table-cell table:number-columns-repeated="3"/>
          <table:table-cell office:value-type="float" office:value="-29.4999999999997" calcext:value-type="float">
            <text:p>-29.5</text:p>
          </table:table-cell>
          <table:table-cell office:value-type="float" office:value="0.0305191987365433" calcext:value-type="float">
            <text:p>0.03051919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7.055" calcext:value-type="float">
            <text:p>57.055</text:p>
          </table:table-cell>
          <table:table-cell table:formula="of:=[.E210]-17.5" office:value-type="float" office:value="39.555" calcext:value-type="float">
            <text:p>39.555</text:p>
          </table:table-cell>
          <table:table-cell office:value-type="float" office:value="0.00350005" calcext:value-type="float">
            <text:p>0.00350005</text:p>
          </table:table-cell>
          <table:table-cell table:formula="of:=1000*[.G210]" office:value-type="float" office:value="3.50005" calcext:value-type="float">
            <text:p>3.50005</text:p>
          </table:table-cell>
          <table:table-cell/>
          <table:table-cell office:value-type="float" office:value="-29.3999999999997" calcext:value-type="float">
            <text:p>-29.4</text:p>
          </table:table-cell>
          <table:table-cell office:value-type="float" office:value="0.0120985421519195" calcext:value-type="float">
            <text:p>0.0120985422</text:p>
          </table:table-cell>
          <table:table-cell table:formula="of:= [.K210]*1000" office:value-type="float" office:value="12.0985421519195" calcext:value-type="float">
            <text:p>12.0985421519</text:p>
          </table:table-cell>
          <table:table-cell table:number-columns-repeated="3"/>
          <table:table-cell office:value-type="float" office:value="-29.3999999999997" calcext:value-type="float">
            <text:p>-29.4</text:p>
          </table:table-cell>
          <table:table-cell office:value-type="float" office:value="0.0311671192810832" calcext:value-type="float">
            <text:p>0.03116711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6.92" calcext:value-type="float">
            <text:p>56.92</text:p>
          </table:table-cell>
          <table:table-cell table:formula="of:=[.E211]-17.5" office:value-type="float" office:value="39.42" calcext:value-type="float">
            <text:p>39.42</text:p>
          </table:table-cell>
          <table:table-cell office:value-type="float" office:value="0.00355041" calcext:value-type="float">
            <text:p>0.00355041</text:p>
          </table:table-cell>
          <table:table-cell table:formula="of:=1000*[.G211]" office:value-type="float" office:value="3.55041" calcext:value-type="float">
            <text:p>3.55041</text:p>
          </table:table-cell>
          <table:table-cell/>
          <table:table-cell office:value-type="float" office:value="-29.2999999999997" calcext:value-type="float">
            <text:p>-29.3</text:p>
          </table:table-cell>
          <table:table-cell office:value-type="float" office:value="0.0123171710051406" calcext:value-type="float">
            <text:p>0.012317171</text:p>
          </table:table-cell>
          <table:table-cell table:formula="of:= [.K211]*1000" office:value-type="float" office:value="12.3171710051406" calcext:value-type="float">
            <text:p>12.3171710051</text:p>
          </table:table-cell>
          <table:table-cell table:number-columns-repeated="3"/>
          <table:table-cell office:value-type="float" office:value="-29.2999999999997" calcext:value-type="float">
            <text:p>-29.3</text:p>
          </table:table-cell>
          <table:table-cell office:value-type="float" office:value="0.0318162206079193" calcext:value-type="float">
            <text:p>0.03181622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6.785" calcext:value-type="float">
            <text:p>56.785</text:p>
          </table:table-cell>
          <table:table-cell table:formula="of:=[.E212]-17.5" office:value-type="float" office:value="39.285" calcext:value-type="float">
            <text:p>39.285</text:p>
          </table:table-cell>
          <table:table-cell office:value-type="float" office:value="0.0036034" calcext:value-type="float">
            <text:p>0.0036034</text:p>
          </table:table-cell>
          <table:table-cell table:formula="of:=1000*[.G212]" office:value-type="float" office:value="3.6034" calcext:value-type="float">
            <text:p>3.6034</text:p>
          </table:table-cell>
          <table:table-cell/>
          <table:table-cell office:value-type="float" office:value="-29.1999999999997" calcext:value-type="float">
            <text:p>-29.2</text:p>
          </table:table-cell>
          <table:table-cell office:value-type="float" office:value="0.012535891956024" calcext:value-type="float">
            <text:p>0.012535892</text:p>
          </table:table-cell>
          <table:table-cell table:formula="of:= [.K212]*1000" office:value-type="float" office:value="12.535891956024" calcext:value-type="float">
            <text:p>12.535891956</text:p>
          </table:table-cell>
          <table:table-cell table:number-columns-repeated="3"/>
          <table:table-cell office:value-type="float" office:value="-29.1999999999997" calcext:value-type="float">
            <text:p>-29.2</text:p>
          </table:table-cell>
          <table:table-cell office:value-type="float" office:value="0.0324665027170513" calcext:value-type="float">
            <text:p>0.03246650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6.65" calcext:value-type="float">
            <text:p>56.65</text:p>
          </table:table-cell>
          <table:table-cell table:formula="of:=[.E213]-17.5" office:value-type="float" office:value="39.15" calcext:value-type="float">
            <text:p>39.15</text:p>
          </table:table-cell>
          <table:table-cell office:value-type="float" office:value="0.00365792" calcext:value-type="float">
            <text:p>0.00365792</text:p>
          </table:table-cell>
          <table:table-cell table:formula="of:=1000*[.G213]" office:value-type="float" office:value="3.65792" calcext:value-type="float">
            <text:p>3.65792</text:p>
          </table:table-cell>
          <table:table-cell/>
          <table:table-cell office:value-type="float" office:value="-29.0999999999997" calcext:value-type="float">
            <text:p>-29.1</text:p>
          </table:table-cell>
          <table:table-cell office:value-type="float" office:value="0.0127547050045697" calcext:value-type="float">
            <text:p>0.012754705</text:p>
          </table:table-cell>
          <table:table-cell table:formula="of:= [.K213]*1000" office:value-type="float" office:value="12.7547050045697" calcext:value-type="float">
            <text:p>12.7547050046</text:p>
          </table:table-cell>
          <table:table-cell table:number-columns-repeated="3"/>
          <table:table-cell office:value-type="float" office:value="-29.0999999999997" calcext:value-type="float">
            <text:p>-29.1</text:p>
          </table:table-cell>
          <table:table-cell office:value-type="float" office:value="0.0331179656084787" calcext:value-type="float">
            <text:p>0.03311796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6.515" calcext:value-type="float">
            <text:p>56.515</text:p>
          </table:table-cell>
          <table:table-cell table:formula="of:=[.E214]-17.5" office:value-type="float" office:value="39.015" calcext:value-type="float">
            <text:p>39.015</text:p>
          </table:table-cell>
          <table:table-cell office:value-type="float" office:value="0.00371275" calcext:value-type="float">
            <text:p>0.00371275</text:p>
          </table:table-cell>
          <table:table-cell table:formula="of:=1000*[.G214]" office:value-type="float" office:value="3.71275" calcext:value-type="float">
            <text:p>3.71275</text:p>
          </table:table-cell>
          <table:table-cell/>
          <table:table-cell office:value-type="float" office:value="-28.9999999999997" calcext:value-type="float">
            <text:p>-29</text:p>
          </table:table-cell>
          <table:table-cell office:value-type="float" office:value="0.0129736101507777" calcext:value-type="float">
            <text:p>0.0129736102</text:p>
          </table:table-cell>
          <table:table-cell table:formula="of:= [.K214]*1000" office:value-type="float" office:value="12.9736101507777" calcext:value-type="float">
            <text:p>12.9736101508</text:p>
          </table:table-cell>
          <table:table-cell table:number-columns-repeated="3"/>
          <table:table-cell office:value-type="float" office:value="-28.9999999999997" calcext:value-type="float">
            <text:p>-29</text:p>
          </table:table-cell>
          <table:table-cell office:value-type="float" office:value="0.033770609282202" calcext:value-type="float">
            <text:p>0.03377060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6.38" calcext:value-type="float">
            <text:p>56.38</text:p>
          </table:table-cell>
          <table:table-cell table:formula="of:=[.E215]-17.5" office:value-type="float" office:value="38.88" calcext:value-type="float">
            <text:p>38.88</text:p>
          </table:table-cell>
          <table:table-cell office:value-type="float" office:value="0.00376928" calcext:value-type="float">
            <text:p>0.00376928</text:p>
          </table:table-cell>
          <table:table-cell table:formula="of:=1000*[.G215]" office:value-type="float" office:value="3.76928" calcext:value-type="float">
            <text:p>3.76928</text:p>
          </table:table-cell>
          <table:table-cell/>
          <table:table-cell office:value-type="float" office:value="-28.8999999999997" calcext:value-type="float">
            <text:p>-28.9</text:p>
          </table:table-cell>
          <table:table-cell office:value-type="float" office:value="0.013192607394648" calcext:value-type="float">
            <text:p>0.0131926074</text:p>
          </table:table-cell>
          <table:table-cell table:formula="of:= [.K215]*1000" office:value-type="float" office:value="13.192607394648" calcext:value-type="float">
            <text:p>13.1926073946</text:p>
          </table:table-cell>
          <table:table-cell table:number-columns-repeated="3"/>
          <table:table-cell office:value-type="float" office:value="-28.8999999999997" calcext:value-type="float">
            <text:p>-28.9</text:p>
          </table:table-cell>
          <table:table-cell office:value-type="float" office:value="0.0344244337382212" calcext:value-type="float">
            <text:p>0.03442443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6.245" calcext:value-type="float">
            <text:p>56.245</text:p>
          </table:table-cell>
          <table:table-cell table:formula="of:=[.E216]-17.5" office:value-type="float" office:value="38.745" calcext:value-type="float">
            <text:p>38.745</text:p>
          </table:table-cell>
          <table:table-cell office:value-type="float" office:value="0.003824" calcext:value-type="float">
            <text:p>0.003824</text:p>
          </table:table-cell>
          <table:table-cell table:formula="of:=1000*[.G216]" office:value-type="float" office:value="3.824" calcext:value-type="float">
            <text:p>3.824</text:p>
          </table:table-cell>
          <table:table-cell/>
          <table:table-cell office:value-type="float" office:value="-28.7999999999997" calcext:value-type="float">
            <text:p>-28.8</text:p>
          </table:table-cell>
          <table:table-cell office:value-type="float" office:value="0.0134116967361805" calcext:value-type="float">
            <text:p>0.0134116967</text:p>
          </table:table-cell>
          <table:table-cell table:formula="of:= [.K216]*1000" office:value-type="float" office:value="13.4116967361805" calcext:value-type="float">
            <text:p>13.4116967362</text:p>
          </table:table-cell>
          <table:table-cell table:number-columns-repeated="3"/>
          <table:table-cell office:value-type="float" office:value="-28.7999999999997" calcext:value-type="float">
            <text:p>-28.8</text:p>
          </table:table-cell>
          <table:table-cell office:value-type="float" office:value="0.035079438976536" calcext:value-type="float">
            <text:p>0.0350794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6.11" calcext:value-type="float">
            <text:p>56.11</text:p>
          </table:table-cell>
          <table:table-cell table:formula="of:=[.E217]-17.5" office:value-type="float" office:value="38.61" calcext:value-type="float">
            <text:p>38.61</text:p>
          </table:table-cell>
          <table:table-cell office:value-type="float" office:value="0.00388148" calcext:value-type="float">
            <text:p>0.00388148</text:p>
          </table:table-cell>
          <table:table-cell table:formula="of:=1000*[.G217]" office:value-type="float" office:value="3.88148" calcext:value-type="float">
            <text:p>3.88148</text:p>
          </table:table-cell>
          <table:table-cell/>
          <table:table-cell office:value-type="float" office:value="-28.6999999999997" calcext:value-type="float">
            <text:p>-28.7</text:p>
          </table:table-cell>
          <table:table-cell office:value-type="float" office:value="0.0136308781753754" calcext:value-type="float">
            <text:p>0.0136308782</text:p>
          </table:table-cell>
          <table:table-cell table:formula="of:= [.K217]*1000" office:value-type="float" office:value="13.6308781753754" calcext:value-type="float">
            <text:p>13.6308781754</text:p>
          </table:table-cell>
          <table:table-cell table:number-columns-repeated="3"/>
          <table:table-cell office:value-type="float" office:value="-28.6999999999997" calcext:value-type="float">
            <text:p>-28.7</text:p>
          </table:table-cell>
          <table:table-cell office:value-type="float" office:value="0.0361525472657735" calcext:value-type="float">
            <text:p>0.03615254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975" calcext:value-type="float">
            <text:p>55.975</text:p>
          </table:table-cell>
          <table:table-cell table:formula="of:=[.E218]-17.5" office:value-type="float" office:value="38.475" calcext:value-type="float">
            <text:p>38.475</text:p>
          </table:table-cell>
          <table:table-cell office:value-type="float" office:value="0.00394075" calcext:value-type="float">
            <text:p>0.00394075</text:p>
          </table:table-cell>
          <table:table-cell table:formula="of:=1000*[.G218]" office:value-type="float" office:value="3.94075" calcext:value-type="float">
            <text:p>3.94075</text:p>
          </table:table-cell>
          <table:table-cell/>
          <table:table-cell office:value-type="float" office:value="-28.5999999999997" calcext:value-type="float">
            <text:p>-28.6</text:p>
          </table:table-cell>
          <table:table-cell office:value-type="float" office:value="0.0138501517122325" calcext:value-type="float">
            <text:p>0.0138501517</text:p>
          </table:table-cell>
          <table:table-cell table:formula="of:= [.K218]*1000" office:value-type="float" office:value="13.8501517122325" calcext:value-type="float">
            <text:p>13.8501517122</text:p>
          </table:table-cell>
          <table:table-cell table:number-columns-repeated="3"/>
          <table:table-cell office:value-type="float" office:value="-28.5999999999997" calcext:value-type="float">
            <text:p>-28.6</text:p>
          </table:table-cell>
          <table:table-cell office:value-type="float" office:value="0.0368632765130866" calcext:value-type="float">
            <text:p>0.03686327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84" calcext:value-type="float">
            <text:p>55.84</text:p>
          </table:table-cell>
          <table:table-cell table:formula="of:=[.E219]-17.5" office:value-type="float" office:value="38.34" calcext:value-type="float">
            <text:p>38.34</text:p>
          </table:table-cell>
          <table:table-cell office:value-type="float" office:value="0.00400259" calcext:value-type="float">
            <text:p>0.00400259</text:p>
          </table:table-cell>
          <table:table-cell table:formula="of:=1000*[.G219]" office:value-type="float" office:value="4.00259" calcext:value-type="float">
            <text:p>4.00259</text:p>
          </table:table-cell>
          <table:table-cell/>
          <table:table-cell office:value-type="float" office:value="-28.4999999999997" calcext:value-type="float">
            <text:p>-28.5</text:p>
          </table:table-cell>
          <table:table-cell office:value-type="float" office:value="0.0141212850842107" calcext:value-type="float">
            <text:p>0.0141212851</text:p>
          </table:table-cell>
          <table:table-cell table:formula="of:= [.K219]*1000" office:value-type="float" office:value="14.1212850842107" calcext:value-type="float">
            <text:p>14.1212850842</text:p>
          </table:table-cell>
          <table:table-cell table:number-columns-repeated="3"/>
          <table:table-cell office:value-type="float" office:value="-28.4999999999997" calcext:value-type="float">
            <text:p>-28.5</text:p>
          </table:table-cell>
          <table:table-cell office:value-type="float" office:value="0.0374892341403603" calcext:value-type="float">
            <text:p>0.03748923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705" calcext:value-type="float">
            <text:p>55.705</text:p>
          </table:table-cell>
          <table:table-cell table:formula="of:=[.E220]-17.5" office:value-type="float" office:value="38.205" calcext:value-type="float">
            <text:p>38.205</text:p>
          </table:table-cell>
          <table:table-cell office:value-type="float" office:value="0.00406144" calcext:value-type="float">
            <text:p>0.00406144</text:p>
          </table:table-cell>
          <table:table-cell table:formula="of:=1000*[.G220]" office:value-type="float" office:value="4.06144" calcext:value-type="float">
            <text:p>4.06144</text:p>
          </table:table-cell>
          <table:table-cell/>
          <table:table-cell office:value-type="float" office:value="-28.3999999999997" calcext:value-type="float">
            <text:p>-28.4</text:p>
          </table:table-cell>
          <table:table-cell office:value-type="float" office:value="0.0143190170413646" calcext:value-type="float">
            <text:p>0.014319017</text:p>
          </table:table-cell>
          <table:table-cell table:formula="of:= [.K220]*1000" office:value-type="float" office:value="14.3190170413646" calcext:value-type="float">
            <text:p>14.3190170414</text:p>
          </table:table-cell>
          <table:table-cell table:number-columns-repeated="3"/>
          <table:table-cell office:value-type="float" office:value="-28.3999999999997" calcext:value-type="float">
            <text:p>-28.4</text:p>
          </table:table-cell>
          <table:table-cell office:value-type="float" office:value="0.0384335777123349" calcext:value-type="float">
            <text:p>0.03843357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57" calcext:value-type="float">
            <text:p>55.57</text:p>
          </table:table-cell>
          <table:table-cell table:formula="of:=[.E221]-17.5" office:value-type="float" office:value="38.07" calcext:value-type="float">
            <text:p>38.07</text:p>
          </table:table-cell>
          <table:table-cell office:value-type="float" office:value="0.00412573" calcext:value-type="float">
            <text:p>0.00412573</text:p>
          </table:table-cell>
          <table:table-cell table:formula="of:=1000*[.G221]" office:value-type="float" office:value="4.12573" calcext:value-type="float">
            <text:p>4.12573</text:p>
          </table:table-cell>
          <table:table-cell/>
          <table:table-cell office:value-type="float" office:value="-28.2999999999997" calcext:value-type="float">
            <text:p>-28.3</text:p>
          </table:table-cell>
          <table:table-cell office:value-type="float" office:value="0.0145169496331668" calcext:value-type="float">
            <text:p>0.0145169496</text:p>
          </table:table-cell>
          <table:table-cell table:formula="of:= [.K221]*1000" office:value-type="float" office:value="14.5169496331668" calcext:value-type="float">
            <text:p>14.5169496332</text:p>
          </table:table-cell>
          <table:table-cell table:number-columns-repeated="3"/>
          <table:table-cell office:value-type="float" office:value="-28.2999999999997" calcext:value-type="float">
            <text:p>-28.3</text:p>
          </table:table-cell>
          <table:table-cell office:value-type="float" office:value="0.0393801288840182" calcext:value-type="float">
            <text:p>0.03938012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435" calcext:value-type="float">
            <text:p>55.435</text:p>
          </table:table-cell>
          <table:table-cell table:formula="of:=[.E222]-17.5" office:value-type="float" office:value="37.935" calcext:value-type="float">
            <text:p>37.935</text:p>
          </table:table-cell>
          <table:table-cell office:value-type="float" office:value="0.00418857" calcext:value-type="float">
            <text:p>0.00418857</text:p>
          </table:table-cell>
          <table:table-cell table:formula="of:=1000*[.G222]" office:value-type="float" office:value="4.18857" calcext:value-type="float">
            <text:p>4.18857</text:p>
          </table:table-cell>
          <table:table-cell/>
          <table:table-cell office:value-type="float" office:value="-28.1999999999997" calcext:value-type="float">
            <text:p>-28.2</text:p>
          </table:table-cell>
          <table:table-cell office:value-type="float" office:value="0.014715082859617" calcext:value-type="float">
            <text:p>0.0147150829</text:p>
          </table:table-cell>
          <table:table-cell table:formula="of:= [.K222]*1000" office:value-type="float" office:value="14.715082859617" calcext:value-type="float">
            <text:p>14.7150828596</text:p>
          </table:table-cell>
          <table:table-cell table:number-columns-repeated="3"/>
          <table:table-cell office:value-type="float" office:value="-28.1999999999997" calcext:value-type="float">
            <text:p>-28.2</text:p>
          </table:table-cell>
          <table:table-cell office:value-type="float" office:value="0.0403288876554093" calcext:value-type="float">
            <text:p>0.04032888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3" calcext:value-type="float">
            <text:p>55.3</text:p>
          </table:table-cell>
          <table:table-cell table:formula="of:=[.E223]-17.5" office:value-type="float" office:value="37.8" calcext:value-type="float">
            <text:p>37.8</text:p>
          </table:table-cell>
          <table:table-cell office:value-type="float" office:value="0.00425171" calcext:value-type="float">
            <text:p>0.00425171</text:p>
          </table:table-cell>
          <table:table-cell table:formula="of:=1000*[.G223]" office:value-type="float" office:value="4.25171" calcext:value-type="float">
            <text:p>4.25171</text:p>
          </table:table-cell>
          <table:table-cell/>
          <table:table-cell office:value-type="float" office:value="-28.0999999999997" calcext:value-type="float">
            <text:p>-28.1</text:p>
          </table:table-cell>
          <table:table-cell office:value-type="float" office:value="0.0149134167207155" calcext:value-type="float">
            <text:p>0.0149134167</text:p>
          </table:table-cell>
          <table:table-cell table:formula="of:= [.K223]*1000" office:value-type="float" office:value="14.9134167207155" calcext:value-type="float">
            <text:p>14.9134167207</text:p>
          </table:table-cell>
          <table:table-cell table:number-columns-repeated="3"/>
          <table:table-cell office:value-type="float" office:value="-28.0999999999997" calcext:value-type="float">
            <text:p>-28.1</text:p>
          </table:table-cell>
          <table:table-cell office:value-type="float" office:value="0.0412798540265091" calcext:value-type="float">
            <text:p>0.04127985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165" calcext:value-type="float">
            <text:p>55.165</text:p>
          </table:table-cell>
          <table:table-cell table:formula="of:=[.E224]-17.5" office:value-type="float" office:value="37.665" calcext:value-type="float">
            <text:p>37.665</text:p>
          </table:table-cell>
          <table:table-cell office:value-type="float" office:value="0.00431993" calcext:value-type="float">
            <text:p>0.00431993</text:p>
          </table:table-cell>
          <table:table-cell table:formula="of:=1000*[.G224]" office:value-type="float" office:value="4.31993" calcext:value-type="float">
            <text:p>4.31993</text:p>
          </table:table-cell>
          <table:table-cell/>
          <table:table-cell office:value-type="float" office:value="-27.9999999999997" calcext:value-type="float">
            <text:p>-28</text:p>
          </table:table-cell>
          <table:table-cell office:value-type="float" office:value="0.0151119512164622" calcext:value-type="float">
            <text:p>0.0151119512</text:p>
          </table:table-cell>
          <table:table-cell table:formula="of:= [.K224]*1000" office:value-type="float" office:value="15.1119512164622" calcext:value-type="float">
            <text:p>15.1119512165</text:p>
          </table:table-cell>
          <table:table-cell table:number-columns-repeated="3"/>
          <table:table-cell office:value-type="float" office:value="-27.9999999999997" calcext:value-type="float">
            <text:p>-28</text:p>
          </table:table-cell>
          <table:table-cell office:value-type="float" office:value="0.0422330279973168" calcext:value-type="float">
            <text:p>0.0422330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5.03" calcext:value-type="float">
            <text:p>55.03</text:p>
          </table:table-cell>
          <table:table-cell table:formula="of:=[.E225]-17.5" office:value-type="float" office:value="37.53" calcext:value-type="float">
            <text:p>37.53</text:p>
          </table:table-cell>
          <table:table-cell office:value-type="float" office:value="0.00438712" calcext:value-type="float">
            <text:p>0.00438712</text:p>
          </table:table-cell>
          <table:table-cell table:formula="of:=1000*[.G225]" office:value-type="float" office:value="4.38712" calcext:value-type="float">
            <text:p>4.38712</text:p>
          </table:table-cell>
          <table:table-cell/>
          <table:table-cell office:value-type="float" office:value="-27.8999999999997" calcext:value-type="float">
            <text:p>-27.9</text:p>
          </table:table-cell>
          <table:table-cell office:value-type="float" office:value="0.0154611189020137" calcext:value-type="float">
            <text:p>0.0154611189</text:p>
          </table:table-cell>
          <table:table-cell table:formula="of:= [.K225]*1000" office:value-type="float" office:value="15.4611189020137" calcext:value-type="float">
            <text:p>15.461118902</text:p>
          </table:table-cell>
          <table:table-cell table:number-columns-repeated="3"/>
          <table:table-cell office:value-type="float" office:value="-27.8999999999997" calcext:value-type="float">
            <text:p>-27.9</text:p>
          </table:table-cell>
          <table:table-cell office:value-type="float" office:value="0.0431884095678327" calcext:value-type="float">
            <text:p>0.04318840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4.895" calcext:value-type="float">
            <text:p>54.895</text:p>
          </table:table-cell>
          <table:table-cell table:formula="of:=[.E226]-17.5" office:value-type="float" office:value="37.395" calcext:value-type="float">
            <text:p>37.395</text:p>
          </table:table-cell>
          <table:table-cell office:value-type="float" office:value="0.00445468" calcext:value-type="float">
            <text:p>0.00445468</text:p>
          </table:table-cell>
          <table:table-cell table:formula="of:=1000*[.G226]" office:value-type="float" office:value="4.45468" calcext:value-type="float">
            <text:p>4.45468</text:p>
          </table:table-cell>
          <table:table-cell/>
          <table:table-cell office:value-type="float" office:value="-27.7999999999997" calcext:value-type="float">
            <text:p>-27.8</text:p>
          </table:table-cell>
          <table:table-cell office:value-type="float" office:value="0.0157127996412618" calcext:value-type="float">
            <text:p>0.0157127996</text:p>
          </table:table-cell>
          <table:table-cell table:formula="of:= [.K226]*1000" office:value-type="float" office:value="15.7127996412618" calcext:value-type="float">
            <text:p>15.7127996413</text:p>
          </table:table-cell>
          <table:table-cell table:number-columns-repeated="3"/>
          <table:table-cell office:value-type="float" office:value="-27.7999999999997" calcext:value-type="float">
            <text:p>-27.8</text:p>
          </table:table-cell>
          <table:table-cell office:value-type="float" office:value="0.0441459987380573" calcext:value-type="float">
            <text:p>0.04414599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4.76" calcext:value-type="float">
            <text:p>54.76</text:p>
          </table:table-cell>
          <table:table-cell table:formula="of:=[.E227]-17.5" office:value-type="float" office:value="37.26" calcext:value-type="float">
            <text:p>37.26</text:p>
          </table:table-cell>
          <table:table-cell office:value-type="float" office:value="0.00452663" calcext:value-type="float">
            <text:p>0.00452663</text:p>
          </table:table-cell>
          <table:table-cell table:formula="of:=1000*[.G227]" office:value-type="float" office:value="4.52663" calcext:value-type="float">
            <text:p>4.52663</text:p>
          </table:table-cell>
          <table:table-cell/>
          <table:table-cell office:value-type="float" office:value="-27.6999999999997" calcext:value-type="float">
            <text:p>-27.7</text:p>
          </table:table-cell>
          <table:table-cell office:value-type="float" office:value="0.0159419230377976" calcext:value-type="float">
            <text:p>0.015941923</text:p>
          </table:table-cell>
          <table:table-cell table:formula="of:= [.K227]*1000" office:value-type="float" office:value="15.9419230377976" calcext:value-type="float">
            <text:p>15.9419230378</text:p>
          </table:table-cell>
          <table:table-cell table:number-columns-repeated="3"/>
          <table:table-cell office:value-type="float" office:value="-27.6999999999997" calcext:value-type="float">
            <text:p>-27.7</text:p>
          </table:table-cell>
          <table:table-cell office:value-type="float" office:value="0.0451057955079898" calcext:value-type="float">
            <text:p>0.04510579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4.625" calcext:value-type="float">
            <text:p>54.625</text:p>
          </table:table-cell>
          <table:table-cell table:formula="of:=[.E228]-17.5" office:value-type="float" office:value="37.125" calcext:value-type="float">
            <text:p>37.125</text:p>
          </table:table-cell>
          <table:table-cell office:value-type="float" office:value="0.00459842" calcext:value-type="float">
            <text:p>0.00459842</text:p>
          </table:table-cell>
          <table:table-cell table:formula="of:=1000*[.G228]" office:value-type="float" office:value="4.59842" calcext:value-type="float">
            <text:p>4.59842</text:p>
          </table:table-cell>
          <table:table-cell/>
          <table:table-cell office:value-type="float" office:value="-27.5999999999997" calcext:value-type="float">
            <text:p>-27.6</text:p>
          </table:table-cell>
          <table:table-cell office:value-type="float" office:value="0.0162340542860083" calcext:value-type="float">
            <text:p>0.0162340543</text:p>
          </table:table-cell>
          <table:table-cell table:formula="of:= [.K228]*1000" office:value-type="float" office:value="16.2340542860083" calcext:value-type="float">
            <text:p>16.234054286</text:p>
          </table:table-cell>
          <table:table-cell table:number-columns-repeated="3"/>
          <table:table-cell office:value-type="float" office:value="-27.5999999999997" calcext:value-type="float">
            <text:p>-27.6</text:p>
          </table:table-cell>
          <table:table-cell office:value-type="float" office:value="0.0460677998776309" calcext:value-type="float">
            <text:p>0.046067799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4.49" calcext:value-type="float">
            <text:p>54.49</text:p>
          </table:table-cell>
          <table:table-cell table:formula="of:=[.E229]-17.5" office:value-type="float" office:value="36.99" calcext:value-type="float">
            <text:p>36.99</text:p>
          </table:table-cell>
          <table:table-cell office:value-type="float" office:value="0.00467043" calcext:value-type="float">
            <text:p>0.00467043</text:p>
          </table:table-cell>
          <table:table-cell table:formula="of:=1000*[.G229]" office:value-type="float" office:value="4.67043" calcext:value-type="float">
            <text:p>4.67043</text:p>
          </table:table-cell>
          <table:table-cell/>
          <table:table-cell office:value-type="float" office:value="-27.4999999999997" calcext:value-type="float">
            <text:p>-27.5</text:p>
          </table:table-cell>
          <table:table-cell office:value-type="float" office:value="0.0165265601488276" calcext:value-type="float">
            <text:p>0.0165265601</text:p>
          </table:table-cell>
          <table:table-cell table:formula="of:= [.K229]*1000" office:value-type="float" office:value="16.5265601488276" calcext:value-type="float">
            <text:p>16.5265601488</text:p>
          </table:table-cell>
          <table:table-cell table:number-columns-repeated="3"/>
          <table:table-cell office:value-type="float" office:value="-27.4999999999997" calcext:value-type="float">
            <text:p>-27.5</text:p>
          </table:table-cell>
          <table:table-cell office:value-type="float" office:value="0.0470320118469798" calcext:value-type="float">
            <text:p>0.04703201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4.355" calcext:value-type="float">
            <text:p>54.355</text:p>
          </table:table-cell>
          <table:table-cell table:formula="of:=[.E230]-17.5" office:value-type="float" office:value="36.855" calcext:value-type="float">
            <text:p>36.855</text:p>
          </table:table-cell>
          <table:table-cell office:value-type="float" office:value="0.00474489" calcext:value-type="float">
            <text:p>0.00474489</text:p>
          </table:table-cell>
          <table:table-cell table:formula="of:=1000*[.G230]" office:value-type="float" office:value="4.74489" calcext:value-type="float">
            <text:p>4.74489</text:p>
          </table:table-cell>
          <table:table-cell/>
          <table:table-cell office:value-type="float" office:value="-27.3999999999997" calcext:value-type="float">
            <text:p>-27.4</text:p>
          </table:table-cell>
          <table:table-cell office:value-type="float" office:value="0.0168194406262555" calcext:value-type="float">
            <text:p>0.0168194406</text:p>
          </table:table-cell>
          <table:table-cell table:formula="of:= [.K230]*1000" office:value-type="float" office:value="16.8194406262555" calcext:value-type="float">
            <text:p>16.8194406263</text:p>
          </table:table-cell>
          <table:table-cell table:number-columns-repeated="3"/>
          <table:table-cell office:value-type="float" office:value="-27.3999999999997" calcext:value-type="float">
            <text:p>-27.4</text:p>
          </table:table-cell>
          <table:table-cell office:value-type="float" office:value="0.0484420818447207" calcext:value-type="float">
            <text:p>0.04844208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4.22" calcext:value-type="float">
            <text:p>54.22</text:p>
          </table:table-cell>
          <table:table-cell table:formula="of:=[.E231]-17.5" office:value-type="float" office:value="36.72" calcext:value-type="float">
            <text:p>36.72</text:p>
          </table:table-cell>
          <table:table-cell office:value-type="float" office:value="0.00482039" calcext:value-type="float">
            <text:p>0.00482039</text:p>
          </table:table-cell>
          <table:table-cell table:formula="of:=1000*[.G231]" office:value-type="float" office:value="4.82039" calcext:value-type="float">
            <text:p>4.82039</text:p>
          </table:table-cell>
          <table:table-cell/>
          <table:table-cell office:value-type="float" office:value="-27.2999999999997" calcext:value-type="float">
            <text:p>-27.3</text:p>
          </table:table-cell>
          <table:table-cell office:value-type="float" office:value="0.017009564673148" calcext:value-type="float">
            <text:p>0.0170095647</text:p>
          </table:table-cell>
          <table:table-cell table:formula="of:= [.K231]*1000" office:value-type="float" office:value="17.009564673148" calcext:value-type="float">
            <text:p>17.0095646731</text:p>
          </table:table-cell>
          <table:table-cell table:number-columns-repeated="3"/>
          <table:table-cell office:value-type="float" office:value="-27.2999999999997" calcext:value-type="float">
            <text:p>-27.3</text:p>
          </table:table-cell>
          <table:table-cell office:value-type="float" office:value="0.0499189225481089" calcext:value-type="float">
            <text:p>0.049918922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4.085" calcext:value-type="float">
            <text:p>54.085</text:p>
          </table:table-cell>
          <table:table-cell table:formula="of:=[.E232]-17.5" office:value-type="float" office:value="36.585" calcext:value-type="float">
            <text:p>36.585</text:p>
          </table:table-cell>
          <table:table-cell office:value-type="float" office:value="0.00489778" calcext:value-type="float">
            <text:p>0.00489778</text:p>
          </table:table-cell>
          <table:table-cell table:formula="of:=1000*[.G232]" office:value-type="float" office:value="4.89778" calcext:value-type="float">
            <text:p>4.89778</text:p>
          </table:table-cell>
          <table:table-cell/>
          <table:table-cell office:value-type="float" office:value="-27.1999999999997" calcext:value-type="float">
            <text:p>-27.2</text:p>
          </table:table-cell>
          <table:table-cell office:value-type="float" office:value="0.0173254022306043" calcext:value-type="float">
            <text:p>0.0173254022</text:p>
          </table:table-cell>
          <table:table-cell table:formula="of:= [.K232]*1000" office:value-type="float" office:value="17.3254022306043" calcext:value-type="float">
            <text:p>17.3254022306</text:p>
          </table:table-cell>
          <table:table-cell table:number-columns-repeated="3"/>
          <table:table-cell office:value-type="float" office:value="-27.1999999999997" calcext:value-type="float">
            <text:p>-27.2</text:p>
          </table:table-cell>
          <table:table-cell office:value-type="float" office:value="0.0510276241873186" calcext:value-type="float">
            <text:p>0.05102762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95" calcext:value-type="float">
            <text:p>53.95</text:p>
          </table:table-cell>
          <table:table-cell table:formula="of:=[.E233]-17.5" office:value-type="float" office:value="36.45" calcext:value-type="float">
            <text:p>36.45</text:p>
          </table:table-cell>
          <table:table-cell office:value-type="float" office:value="0.00497796" calcext:value-type="float">
            <text:p>0.00497796</text:p>
          </table:table-cell>
          <table:table-cell table:formula="of:=1000*[.G233]" office:value-type="float" office:value="4.97796" calcext:value-type="float">
            <text:p>4.97796</text:p>
          </table:table-cell>
          <table:table-cell/>
          <table:table-cell office:value-type="float" office:value="-27.0999999999997" calcext:value-type="float">
            <text:p>-27.1</text:p>
          </table:table-cell>
          <table:table-cell office:value-type="float" office:value="0.0176415168469313" calcext:value-type="float">
            <text:p>0.0176415168</text:p>
          </table:table-cell>
          <table:table-cell table:formula="of:= [.K233]*1000" office:value-type="float" office:value="17.6415168469313" calcext:value-type="float">
            <text:p>17.6415168469</text:p>
          </table:table-cell>
          <table:table-cell table:number-columns-repeated="3"/>
          <table:table-cell office:value-type="float" office:value="-27.0999999999997" calcext:value-type="float">
            <text:p>-27.1</text:p>
          </table:table-cell>
          <table:table-cell office:value-type="float" office:value="0.0523510824164099" calcext:value-type="float">
            <text:p>0.052351082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815" calcext:value-type="float">
            <text:p>53.815</text:p>
          </table:table-cell>
          <table:table-cell table:formula="of:=[.E234]-17.5" office:value-type="float" office:value="36.315" calcext:value-type="float">
            <text:p>36.315</text:p>
          </table:table-cell>
          <table:table-cell office:value-type="float" office:value="0.00505989" calcext:value-type="float">
            <text:p>0.00505989</text:p>
          </table:table-cell>
          <table:table-cell table:formula="of:=1000*[.G234]" office:value-type="float" office:value="5.05989" calcext:value-type="float">
            <text:p>5.05989</text:p>
          </table:table-cell>
          <table:table-cell/>
          <table:table-cell office:value-type="float" office:value="-26.9999999999997" calcext:value-type="float">
            <text:p>-27</text:p>
          </table:table-cell>
          <table:table-cell office:value-type="float" office:value="0.0179579085221287" calcext:value-type="float">
            <text:p>0.0179579085</text:p>
          </table:table-cell>
          <table:table-cell table:formula="of:= [.K234]*1000" office:value-type="float" office:value="17.9579085221287" calcext:value-type="float">
            <text:p>17.9579085221</text:p>
          </table:table-cell>
          <table:table-cell table:number-columns-repeated="3"/>
          <table:table-cell office:value-type="float" office:value="-26.9999999999997" calcext:value-type="float">
            <text:p>-27</text:p>
          </table:table-cell>
          <table:table-cell office:value-type="float" office:value="0.0536784046309809" calcext:value-type="float">
            <text:p>0.05367840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68" calcext:value-type="float">
            <text:p>53.68</text:p>
          </table:table-cell>
          <table:table-cell table:formula="of:=[.E235]-17.5" office:value-type="float" office:value="36.18" calcext:value-type="float">
            <text:p>36.18</text:p>
          </table:table-cell>
          <table:table-cell office:value-type="float" office:value="0.00514234" calcext:value-type="float">
            <text:p>0.00514234</text:p>
          </table:table-cell>
          <table:table-cell table:formula="of:=1000*[.G235]" office:value-type="float" office:value="5.14234" calcext:value-type="float">
            <text:p>5.14234</text:p>
          </table:table-cell>
          <table:table-cell/>
          <table:table-cell office:value-type="float" office:value="-26.8999999999997" calcext:value-type="float">
            <text:p>-26.9</text:p>
          </table:table-cell>
          <table:table-cell office:value-type="float" office:value="0.0182745772561968" calcext:value-type="float">
            <text:p>0.0182745773</text:p>
          </table:table-cell>
          <table:table-cell table:formula="of:= [.K235]*1000" office:value-type="float" office:value="18.2745772561968" calcext:value-type="float">
            <text:p>18.2745772562</text:p>
          </table:table-cell>
          <table:table-cell table:number-columns-repeated="3"/>
          <table:table-cell office:value-type="float" office:value="-26.8999999999997" calcext:value-type="float">
            <text:p>-26.9</text:p>
          </table:table-cell>
          <table:table-cell office:value-type="float" office:value="0.0550095908310307" calcext:value-type="float">
            <text:p>0.05500959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545" calcext:value-type="float">
            <text:p>53.545</text:p>
          </table:table-cell>
          <table:table-cell table:formula="of:=[.E236]-17.5" office:value-type="float" office:value="36.045" calcext:value-type="float">
            <text:p>36.045</text:p>
          </table:table-cell>
          <table:table-cell office:value-type="float" office:value="0.00522833" calcext:value-type="float">
            <text:p>0.00522833</text:p>
          </table:table-cell>
          <table:table-cell table:formula="of:=1000*[.G236]" office:value-type="float" office:value="5.22833" calcext:value-type="float">
            <text:p>5.22833</text:p>
          </table:table-cell>
          <table:table-cell/>
          <table:table-cell office:value-type="float" office:value="-26.7999999999997" calcext:value-type="float">
            <text:p>-26.8</text:p>
          </table:table-cell>
          <table:table-cell office:value-type="float" office:value="0.0185915230491356" calcext:value-type="float">
            <text:p>0.018591523</text:p>
          </table:table-cell>
          <table:table-cell table:formula="of:= [.K236]*1000" office:value-type="float" office:value="18.5915230491356" calcext:value-type="float">
            <text:p>18.5915230491</text:p>
          </table:table-cell>
          <table:table-cell table:number-columns-repeated="3"/>
          <table:table-cell office:value-type="float" office:value="-26.7999999999997" calcext:value-type="float">
            <text:p>-26.8</text:p>
          </table:table-cell>
          <table:table-cell office:value-type="float" office:value="0.0563446410165597" calcext:value-type="float">
            <text:p>0.0563446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41" calcext:value-type="float">
            <text:p>53.41</text:p>
          </table:table-cell>
          <table:table-cell table:formula="of:=[.E237]-17.5" office:value-type="float" office:value="35.91" calcext:value-type="float">
            <text:p>35.91</text:p>
          </table:table-cell>
          <table:table-cell office:value-type="float" office:value="0.00531218" calcext:value-type="float">
            <text:p>0.00531218</text:p>
          </table:table-cell>
          <table:table-cell table:formula="of:=1000*[.G237]" office:value-type="float" office:value="5.31218" calcext:value-type="float">
            <text:p>5.31218</text:p>
          </table:table-cell>
          <table:table-cell/>
          <table:table-cell office:value-type="float" office:value="-26.6999999999997" calcext:value-type="float">
            <text:p>-26.7</text:p>
          </table:table-cell>
          <table:table-cell office:value-type="float" office:value="0.018908745900945" calcext:value-type="float">
            <text:p>0.0189087459</text:p>
          </table:table-cell>
          <table:table-cell table:formula="of:= [.K237]*1000" office:value-type="float" office:value="18.908745900945" calcext:value-type="float">
            <text:p>18.9087459009</text:p>
          </table:table-cell>
          <table:table-cell table:number-columns-repeated="3"/>
          <table:table-cell office:value-type="float" office:value="-26.6999999999997" calcext:value-type="float">
            <text:p>-26.7</text:p>
          </table:table-cell>
          <table:table-cell office:value-type="float" office:value="0.0579424449947352" calcext:value-type="float">
            <text:p>0.0579424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275" calcext:value-type="float">
            <text:p>53.275</text:p>
          </table:table-cell>
          <table:table-cell table:formula="of:=[.E238]-17.5" office:value-type="float" office:value="35.775" calcext:value-type="float">
            <text:p>35.775</text:p>
          </table:table-cell>
          <table:table-cell office:value-type="float" office:value="0.00540122" calcext:value-type="float">
            <text:p>0.00540122</text:p>
          </table:table-cell>
          <table:table-cell table:formula="of:=1000*[.G238]" office:value-type="float" office:value="5.40122" calcext:value-type="float">
            <text:p>5.40122</text:p>
          </table:table-cell>
          <table:table-cell/>
          <table:table-cell office:value-type="float" office:value="-26.5999999999997" calcext:value-type="float">
            <text:p>-26.6</text:p>
          </table:table-cell>
          <table:table-cell office:value-type="float" office:value="0.0192262458116249" calcext:value-type="float">
            <text:p>0.0192262458</text:p>
          </table:table-cell>
          <table:table-cell table:formula="of:= [.K238]*1000" office:value-type="float" office:value="19.2262458116249" calcext:value-type="float">
            <text:p>19.2262458116</text:p>
          </table:table-cell>
          <table:table-cell table:number-columns-repeated="3"/>
          <table:table-cell office:value-type="float" office:value="-26.5999999999997" calcext:value-type="float">
            <text:p>-26.6</text:p>
          </table:table-cell>
          <table:table-cell office:value-type="float" office:value="0.0595649912908092" calcext:value-type="float">
            <text:p>0.05956499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14" calcext:value-type="float">
            <text:p>53.14</text:p>
          </table:table-cell>
          <table:table-cell table:formula="of:=[.E239]-17.5" office:value-type="float" office:value="35.64" calcext:value-type="float">
            <text:p>35.64</text:p>
          </table:table-cell>
          <table:table-cell office:value-type="float" office:value="0.00549031" calcext:value-type="float">
            <text:p>0.00549031</text:p>
          </table:table-cell>
          <table:table-cell table:formula="of:=1000*[.G239]" office:value-type="float" office:value="5.49031" calcext:value-type="float">
            <text:p>5.49031</text:p>
          </table:table-cell>
          <table:table-cell/>
          <table:table-cell office:value-type="float" office:value="-26.4999999999997" calcext:value-type="float">
            <text:p>-26.5</text:p>
          </table:table-cell>
          <table:table-cell office:value-type="float" office:value="0.0195440227811754" calcext:value-type="float">
            <text:p>0.0195440228</text:p>
          </table:table-cell>
          <table:table-cell table:formula="of:= [.K239]*1000" office:value-type="float" office:value="19.5440227811754" calcext:value-type="float">
            <text:p>19.5440227812</text:p>
          </table:table-cell>
          <table:table-cell table:number-columns-repeated="3"/>
          <table:table-cell office:value-type="float" office:value="-26.4999999999997" calcext:value-type="float">
            <text:p>-26.5</text:p>
          </table:table-cell>
          <table:table-cell office:value-type="float" office:value="0.0611934374567984" calcext:value-type="float">
            <text:p>0.061193437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3.005" calcext:value-type="float">
            <text:p>53.005</text:p>
          </table:table-cell>
          <table:table-cell table:formula="of:=[.E240]-17.5" office:value-type="float" office:value="35.505" calcext:value-type="float">
            <text:p>35.505</text:p>
          </table:table-cell>
          <table:table-cell office:value-type="float" office:value="0.00557945" calcext:value-type="float">
            <text:p>0.00557945</text:p>
          </table:table-cell>
          <table:table-cell table:formula="of:=1000*[.G240]" office:value-type="float" office:value="5.57945" calcext:value-type="float">
            <text:p>5.57945</text:p>
          </table:table-cell>
          <table:table-cell/>
          <table:table-cell office:value-type="float" office:value="-26.3999999999997" calcext:value-type="float">
            <text:p>-26.4</text:p>
          </table:table-cell>
          <table:table-cell office:value-type="float" office:value="0.0198620768095965" calcext:value-type="float">
            <text:p>0.0198620768</text:p>
          </table:table-cell>
          <table:table-cell table:formula="of:= [.K240]*1000" office:value-type="float" office:value="19.8620768095965" calcext:value-type="float">
            <text:p>19.8620768096</text:p>
          </table:table-cell>
          <table:table-cell table:number-columns-repeated="3"/>
          <table:table-cell office:value-type="float" office:value="-26.3999999999997" calcext:value-type="float">
            <text:p>-26.4</text:p>
          </table:table-cell>
          <table:table-cell office:value-type="float" office:value="0.062827783492704" calcext:value-type="float">
            <text:p>0.06282778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2.87" calcext:value-type="float">
            <text:p>52.87</text:p>
          </table:table-cell>
          <table:table-cell table:formula="of:=[.E241]-17.5" office:value-type="float" office:value="35.37" calcext:value-type="float">
            <text:p>35.37</text:p>
          </table:table-cell>
          <table:table-cell office:value-type="float" office:value="0.00567508" calcext:value-type="float">
            <text:p>0.00567508</text:p>
          </table:table-cell>
          <table:table-cell table:formula="of:=1000*[.G241]" office:value-type="float" office:value="5.67508" calcext:value-type="float">
            <text:p>5.67508</text:p>
          </table:table-cell>
          <table:table-cell/>
          <table:table-cell office:value-type="float" office:value="-26.2999999999997" calcext:value-type="float">
            <text:p>-26.3</text:p>
          </table:table-cell>
          <table:table-cell office:value-type="float" office:value="0.0201804078968883" calcext:value-type="float">
            <text:p>0.0201804079</text:p>
          </table:table-cell>
          <table:table-cell table:formula="of:= [.K241]*1000" office:value-type="float" office:value="20.1804078968883" calcext:value-type="float">
            <text:p>20.1804078969</text:p>
          </table:table-cell>
          <table:table-cell table:number-columns-repeated="3"/>
          <table:table-cell office:value-type="float" office:value="-26.2999999999997" calcext:value-type="float">
            <text:p>-26.3</text:p>
          </table:table-cell>
          <table:table-cell office:value-type="float" office:value="0.0644680293985256" calcext:value-type="float">
            <text:p>0.06446802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2.735" calcext:value-type="float">
            <text:p>52.735</text:p>
          </table:table-cell>
          <table:table-cell table:formula="of:=[.E242]-17.5" office:value-type="float" office:value="35.235" calcext:value-type="float">
            <text:p>35.235</text:p>
          </table:table-cell>
          <table:table-cell office:value-type="float" office:value="0.00577126" calcext:value-type="float">
            <text:p>0.00577126</text:p>
          </table:table-cell>
          <table:table-cell table:formula="of:=1000*[.G242]" office:value-type="float" office:value="5.77126" calcext:value-type="float">
            <text:p>5.77126</text:p>
          </table:table-cell>
          <table:table-cell/>
          <table:table-cell office:value-type="float" office:value="-26.1999999999997" calcext:value-type="float">
            <text:p>-26.2</text:p>
          </table:table-cell>
          <table:table-cell office:value-type="float" office:value="0.0205635475763496" calcext:value-type="float">
            <text:p>0.0205635476</text:p>
          </table:table-cell>
          <table:table-cell table:formula="of:= [.K242]*1000" office:value-type="float" office:value="20.5635475763496" calcext:value-type="float">
            <text:p>20.5635475763</text:p>
          </table:table-cell>
          <table:table-cell table:number-columns-repeated="3"/>
          <table:table-cell office:value-type="float" office:value="-26.1999999999997" calcext:value-type="float">
            <text:p>-26.2</text:p>
          </table:table-cell>
          <table:table-cell office:value-type="float" office:value="0.0661141751742629" calcext:value-type="float">
            <text:p>0.06611417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2.6" calcext:value-type="float">
            <text:p>52.6</text:p>
          </table:table-cell>
          <table:table-cell table:formula="of:=[.E243]-17.5" office:value-type="float" office:value="35.1" calcext:value-type="float">
            <text:p>35.1</text:p>
          </table:table-cell>
          <table:table-cell office:value-type="float" office:value="0.0058686" calcext:value-type="float">
            <text:p>0.0058686</text:p>
          </table:table-cell>
          <table:table-cell table:formula="of:=1000*[.G243]" office:value-type="float" office:value="5.8686" calcext:value-type="float">
            <text:p>5.8686</text:p>
          </table:table-cell>
          <table:table-cell/>
          <table:table-cell office:value-type="float" office:value="-26.0999999999997" calcext:value-type="float">
            <text:p>-26.1</text:p>
          </table:table-cell>
          <table:table-cell office:value-type="float" office:value="0.0210105796513048" calcext:value-type="float">
            <text:p>0.0210105797</text:p>
          </table:table-cell>
          <table:table-cell table:formula="of:= [.K243]*1000" office:value-type="float" office:value="21.0105796513048" calcext:value-type="float">
            <text:p>21.0105796513</text:p>
          </table:table-cell>
          <table:table-cell table:number-columns-repeated="3"/>
          <table:table-cell office:value-type="float" office:value="-26.0999999999997" calcext:value-type="float">
            <text:p>-26.1</text:p>
          </table:table-cell>
          <table:table-cell office:value-type="float" office:value="0.0685035009083543" calcext:value-type="float">
            <text:p>0.06850350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2.465" calcext:value-type="float">
            <text:p>52.465</text:p>
          </table:table-cell>
          <table:table-cell table:formula="of:=[.E244]-17.5" office:value-type="float" office:value="34.965" calcext:value-type="float">
            <text:p>34.965</text:p>
          </table:table-cell>
          <table:table-cell office:value-type="float" office:value="0.00597022" calcext:value-type="float">
            <text:p>0.00597022</text:p>
          </table:table-cell>
          <table:table-cell table:formula="of:=1000*[.G244]" office:value-type="float" office:value="5.97022" calcext:value-type="float">
            <text:p>5.97022</text:p>
          </table:table-cell>
          <table:table-cell/>
          <table:table-cell office:value-type="float" office:value="-25.9999999999997" calcext:value-type="float">
            <text:p>-26</text:p>
          </table:table-cell>
          <table:table-cell office:value-type="float" office:value="0.021458043874728" calcext:value-type="float">
            <text:p>0.0214580439</text:p>
          </table:table-cell>
          <table:table-cell table:formula="of:= [.K244]*1000" office:value-type="float" office:value="21.458043874728" calcext:value-type="float">
            <text:p>21.4580438747</text:p>
          </table:table-cell>
          <table:table-cell table:number-columns-repeated="3"/>
          <table:table-cell office:value-type="float" office:value="-25.9999999999997" calcext:value-type="float">
            <text:p>-26</text:p>
          </table:table-cell>
          <table:table-cell office:value-type="float" office:value="0.0702748725667587" calcext:value-type="float">
            <text:p>0.07027487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2.33" calcext:value-type="float">
            <text:p>52.33</text:p>
          </table:table-cell>
          <table:table-cell table:formula="of:=[.E245]-17.5" office:value-type="float" office:value="34.83" calcext:value-type="float">
            <text:p>34.83</text:p>
          </table:table-cell>
          <table:table-cell office:value-type="float" office:value="0.00607275" calcext:value-type="float">
            <text:p>0.00607275</text:p>
          </table:table-cell>
          <table:table-cell table:formula="of:=1000*[.G245]" office:value-type="float" office:value="6.07275" calcext:value-type="float">
            <text:p>6.07275</text:p>
          </table:table-cell>
          <table:table-cell/>
          <table:table-cell office:value-type="float" office:value="-25.8999999999997" calcext:value-type="float">
            <text:p>-25.9</text:p>
          </table:table-cell>
          <table:table-cell office:value-type="float" office:value="0.0219059402466188" calcext:value-type="float">
            <text:p>0.0219059402</text:p>
          </table:table-cell>
          <table:table-cell table:formula="of:= [.K245]*1000" office:value-type="float" office:value="21.9059402466188" calcext:value-type="float">
            <text:p>21.9059402466</text:p>
          </table:table-cell>
          <table:table-cell table:number-columns-repeated="3"/>
          <table:table-cell office:value-type="float" office:value="-25.8999999999997" calcext:value-type="float">
            <text:p>-25.9</text:p>
          </table:table-cell>
          <table:table-cell office:value-type="float" office:value="0.0720962562512141" calcext:value-type="float">
            <text:p>0.07209625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2.195" calcext:value-type="float">
            <text:p>52.195</text:p>
          </table:table-cell>
          <table:table-cell table:formula="of:=[.E246]-17.5" office:value-type="float" office:value="34.695" calcext:value-type="float">
            <text:p>34.695</text:p>
          </table:table-cell>
          <table:table-cell office:value-type="float" office:value="0.00618231" calcext:value-type="float">
            <text:p>0.00618231</text:p>
          </table:table-cell>
          <table:table-cell table:formula="of:=1000*[.G246]" office:value-type="float" office:value="6.18231" calcext:value-type="float">
            <text:p>6.18231</text:p>
          </table:table-cell>
          <table:table-cell/>
          <table:table-cell office:value-type="float" office:value="-25.7999999999997" calcext:value-type="float">
            <text:p>-25.8</text:p>
          </table:table-cell>
          <table:table-cell office:value-type="float" office:value="0.0223542687669775" calcext:value-type="float">
            <text:p>0.0223542688</text:p>
          </table:table-cell>
          <table:table-cell table:formula="of:= [.K246]*1000" office:value-type="float" office:value="22.3542687669775" calcext:value-type="float">
            <text:p>22.354268767</text:p>
          </table:table-cell>
          <table:table-cell table:number-columns-repeated="3"/>
          <table:table-cell office:value-type="float" office:value="-25.7999999999997" calcext:value-type="float">
            <text:p>-25.8</text:p>
          </table:table-cell>
          <table:table-cell office:value-type="float" office:value="0.0742768149351319" calcext:value-type="float">
            <text:p>0.07427681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2.06" calcext:value-type="float">
            <text:p>52.06</text:p>
          </table:table-cell>
          <table:table-cell table:formula="of:=[.E247]-17.5" office:value-type="float" office:value="34.56" calcext:value-type="float">
            <text:p>34.56</text:p>
          </table:table-cell>
          <table:table-cell office:value-type="float" office:value="0.00628215" calcext:value-type="float">
            <text:p>0.00628215</text:p>
          </table:table-cell>
          <table:table-cell table:formula="of:=1000*[.G247]" office:value-type="float" office:value="6.28215" calcext:value-type="float">
            <text:p>6.28215</text:p>
          </table:table-cell>
          <table:table-cell/>
          <table:table-cell office:value-type="float" office:value="-25.6999999999997" calcext:value-type="float">
            <text:p>-25.7</text:p>
          </table:table-cell>
          <table:table-cell office:value-type="float" office:value="0.0228030294358041" calcext:value-type="float">
            <text:p>0.0228030294</text:p>
          </table:table-cell>
          <table:table-cell table:formula="of:= [.K247]*1000" office:value-type="float" office:value="22.8030294358041" calcext:value-type="float">
            <text:p>22.8030294358</text:p>
          </table:table-cell>
          <table:table-cell table:number-columns-repeated="3"/>
          <table:table-cell office:value-type="float" office:value="-25.6999999999997" calcext:value-type="float">
            <text:p>-25.7</text:p>
          </table:table-cell>
          <table:table-cell office:value-type="float" office:value="0.0764692748071009" calcext:value-type="float">
            <text:p>0.076469274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1.925" calcext:value-type="float">
            <text:p>51.925</text:p>
          </table:table-cell>
          <table:table-cell table:formula="of:=[.E248]-17.5" office:value-type="float" office:value="34.425" calcext:value-type="float">
            <text:p>34.425</text:p>
          </table:table-cell>
          <table:table-cell office:value-type="float" office:value="0.00639122" calcext:value-type="float">
            <text:p>0.00639122</text:p>
          </table:table-cell>
          <table:table-cell table:formula="of:=1000*[.G248]" office:value-type="float" office:value="6.39122" calcext:value-type="float">
            <text:p>6.39122</text:p>
          </table:table-cell>
          <table:table-cell/>
          <table:table-cell office:value-type="float" office:value="-25.5999999999997" calcext:value-type="float">
            <text:p>-25.6</text:p>
          </table:table-cell>
          <table:table-cell office:value-type="float" office:value="0.0232522222530984" calcext:value-type="float">
            <text:p>0.0232522223</text:p>
          </table:table-cell>
          <table:table-cell table:formula="of:= [.K248]*1000" office:value-type="float" office:value="23.2522222530984" calcext:value-type="float">
            <text:p>23.2522222531</text:p>
          </table:table-cell>
          <table:table-cell table:number-columns-repeated="3"/>
          <table:table-cell office:value-type="float" office:value="-25.5999999999997" calcext:value-type="float">
            <text:p>-25.6</text:p>
          </table:table-cell>
          <table:table-cell office:value-type="float" office:value="0.0786736358671252" calcext:value-type="float">
            <text:p>0.07867363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1.79" calcext:value-type="float">
            <text:p>51.79</text:p>
          </table:table-cell>
          <table:table-cell table:formula="of:=[.E249]-17.5" office:value-type="float" office:value="34.29" calcext:value-type="float">
            <text:p>34.29</text:p>
          </table:table-cell>
          <table:table-cell office:value-type="float" office:value="0.00650097" calcext:value-type="float">
            <text:p>0.00650097</text:p>
          </table:table-cell>
          <table:table-cell table:formula="of:=1000*[.G249]" office:value-type="float" office:value="6.50097" calcext:value-type="float">
            <text:p>6.50097</text:p>
          </table:table-cell>
          <table:table-cell/>
          <table:table-cell office:value-type="float" office:value="-25.4999999999997" calcext:value-type="float">
            <text:p>-25.5</text:p>
          </table:table-cell>
          <table:table-cell office:value-type="float" office:value="0.0236163935821171" calcext:value-type="float">
            <text:p>0.0236163936</text:p>
          </table:table-cell>
          <table:table-cell table:formula="of:= [.K249]*1000" office:value-type="float" office:value="23.6163935821171" calcext:value-type="float">
            <text:p>23.6163935821</text:p>
          </table:table-cell>
          <table:table-cell table:number-columns-repeated="3"/>
          <table:table-cell office:value-type="float" office:value="-25.4999999999997" calcext:value-type="float">
            <text:p>-25.5</text:p>
          </table:table-cell>
          <table:table-cell office:value-type="float" office:value="0.0813176708154585" calcext:value-type="float">
            <text:p>0.08131767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1.655" calcext:value-type="float">
            <text:p>51.655</text:p>
          </table:table-cell>
          <table:table-cell table:formula="of:=[.E250]-17.5" office:value-type="float" office:value="34.155" calcext:value-type="float">
            <text:p>34.155</text:p>
          </table:table-cell>
          <table:table-cell office:value-type="float" office:value="0.00661686" calcext:value-type="float">
            <text:p>0.00661686</text:p>
          </table:table-cell>
          <table:table-cell table:formula="of:=1000*[.G250]" office:value-type="float" office:value="6.61686" calcext:value-type="float">
            <text:p>6.61686</text:p>
          </table:table-cell>
          <table:table-cell/>
          <table:table-cell office:value-type="float" office:value="-25.3999999999997" calcext:value-type="float">
            <text:p>-25.4</text:p>
          </table:table-cell>
          <table:table-cell office:value-type="float" office:value="0.024067314318608" calcext:value-type="float">
            <text:p>0.0240673143</text:p>
          </table:table-cell>
          <table:table-cell table:formula="of:= [.K250]*1000" office:value-type="float" office:value="24.067314318608" calcext:value-type="float">
            <text:p>24.0673143186</text:p>
          </table:table-cell>
          <table:table-cell table:number-columns-repeated="3"/>
          <table:table-cell office:value-type="float" office:value="-25.3999999999997" calcext:value-type="float">
            <text:p>-25.4</text:p>
          </table:table-cell>
          <table:table-cell office:value-type="float" office:value="0.0837934963891033" calcext:value-type="float">
            <text:p>0.08379349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1.52" calcext:value-type="float">
            <text:p>51.52</text:p>
          </table:table-cell>
          <table:table-cell table:formula="of:=[.E251]-17.5" office:value-type="float" office:value="34.02" calcext:value-type="float">
            <text:p>34.02</text:p>
          </table:table-cell>
          <table:table-cell office:value-type="float" office:value="0.0067328" calcext:value-type="float">
            <text:p>0.0067328</text:p>
          </table:table-cell>
          <table:table-cell table:formula="of:=1000*[.G251]" office:value-type="float" office:value="6.7328" calcext:value-type="float">
            <text:p>6.7328</text:p>
          </table:table-cell>
          <table:table-cell/>
          <table:table-cell office:value-type="float" office:value="-25.2999999999996" calcext:value-type="float">
            <text:p>-25.3</text:p>
          </table:table-cell>
          <table:table-cell office:value-type="float" office:value="0.024518561692569" calcext:value-type="float">
            <text:p>0.0245185617</text:p>
          </table:table-cell>
          <table:table-cell table:formula="of:= [.K251]*1000" office:value-type="float" office:value="24.518561692569" calcext:value-type="float">
            <text:p>24.5185616926</text:p>
          </table:table-cell>
          <table:table-cell table:number-columns-repeated="3"/>
          <table:table-cell office:value-type="float" office:value="-25.2999999999996" calcext:value-type="float">
            <text:p>-25.3</text:p>
          </table:table-cell>
          <table:table-cell office:value-type="float" office:value="0.0862804968289334" calcext:value-type="float">
            <text:p>0.08628049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1.385" calcext:value-type="float">
            <text:p>51.385</text:p>
          </table:table-cell>
          <table:table-cell table:formula="of:=[.E252]-17.5" office:value-type="float" office:value="33.885" calcext:value-type="float">
            <text:p>33.885</text:p>
          </table:table-cell>
          <table:table-cell office:value-type="float" office:value="0.00685444" calcext:value-type="float">
            <text:p>0.00685444</text:p>
          </table:table-cell>
          <table:table-cell table:formula="of:=1000*[.G252]" office:value-type="float" office:value="6.85444" calcext:value-type="float">
            <text:p>6.85444</text:p>
          </table:table-cell>
          <table:table-cell/>
          <table:table-cell office:value-type="float" office:value="-25.1999999999996" calcext:value-type="float">
            <text:p>-25.2</text:p>
          </table:table-cell>
          <table:table-cell office:value-type="float" office:value="0.0249701357039997" calcext:value-type="float">
            <text:p>0.0249701357</text:p>
          </table:table-cell>
          <table:table-cell table:formula="of:= [.K252]*1000" office:value-type="float" office:value="24.9701357039997" calcext:value-type="float">
            <text:p>24.970135704</text:p>
          </table:table-cell>
          <table:table-cell table:number-columns-repeated="3"/>
          <table:table-cell office:value-type="float" office:value="-25.1999999999996" calcext:value-type="float">
            <text:p>-25.2</text:p>
          </table:table-cell>
          <table:table-cell office:value-type="float" office:value="0.0890696745162462" calcext:value-type="float">
            <text:p>0.08906967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1.25" calcext:value-type="float">
            <text:p>51.25</text:p>
          </table:table-cell>
          <table:table-cell table:formula="of:=[.E253]-17.5" office:value-type="float" office:value="33.75" calcext:value-type="float">
            <text:p>33.75</text:p>
          </table:table-cell>
          <table:table-cell office:value-type="float" office:value="0.00697419" calcext:value-type="float">
            <text:p>0.00697419</text:p>
          </table:table-cell>
          <table:table-cell table:formula="of:=1000*[.G253]" office:value-type="float" office:value="6.97419" calcext:value-type="float">
            <text:p>6.97419</text:p>
          </table:table-cell>
          <table:table-cell/>
          <table:table-cell office:value-type="float" office:value="-25.0999999999996" calcext:value-type="float">
            <text:p>-25.1</text:p>
          </table:table-cell>
          <table:table-cell office:value-type="float" office:value="0.0254220363529004" calcext:value-type="float">
            <text:p>0.0254220364</text:p>
          </table:table-cell>
          <table:table-cell table:formula="of:= [.K253]*1000" office:value-type="float" office:value="25.4220363529004" calcext:value-type="float">
            <text:p>25.4220363529</text:p>
          </table:table-cell>
          <table:table-cell table:number-columns-repeated="3"/>
          <table:table-cell office:value-type="float" office:value="-25.0999999999996" calcext:value-type="float">
            <text:p>-25.1</text:p>
          </table:table-cell>
          <table:table-cell office:value-type="float" office:value="0.0919670720701885" calcext:value-type="float">
            <text:p>0.09196707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1.115" calcext:value-type="float">
            <text:p>51.115</text:p>
          </table:table-cell>
          <table:table-cell table:formula="of:=[.E254]-17.5" office:value-type="float" office:value="33.615" calcext:value-type="float">
            <text:p>33.615</text:p>
          </table:table-cell>
          <table:table-cell office:value-type="float" office:value="0.00710257" calcext:value-type="float">
            <text:p>0.00710257</text:p>
          </table:table-cell>
          <table:table-cell table:formula="of:=1000*[.G254]" office:value-type="float" office:value="7.10257" calcext:value-type="float">
            <text:p>7.10257</text:p>
          </table:table-cell>
          <table:table-cell/>
          <table:table-cell office:value-type="float" office:value="-24.9999999999996" calcext:value-type="float">
            <text:p>-25</text:p>
          </table:table-cell>
          <table:table-cell office:value-type="float" office:value="0.0259696433806919" calcext:value-type="float">
            <text:p>0.0259696434</text:p>
          </table:table-cell>
          <table:table-cell table:formula="of:= [.K254]*1000" office:value-type="float" office:value="25.9696433806919" calcext:value-type="float">
            <text:p>25.9696433807</text:p>
          </table:table-cell>
          <table:table-cell table:number-columns-repeated="3"/>
          <table:table-cell office:value-type="float" office:value="-24.9999999999996" calcext:value-type="float">
            <text:p>-25</text:p>
          </table:table-cell>
          <table:table-cell office:value-type="float" office:value="0.095204033501479" calcext:value-type="float">
            <text:p>0.09520403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98" calcext:value-type="float">
            <text:p>50.98</text:p>
          </table:table-cell>
          <table:table-cell table:formula="of:=[.E255]-17.5" office:value-type="float" office:value="33.48" calcext:value-type="float">
            <text:p>33.48</text:p>
          </table:table-cell>
          <table:table-cell office:value-type="float" office:value="0.0072251" calcext:value-type="float">
            <text:p>0.0072251</text:p>
          </table:table-cell>
          <table:table-cell table:formula="of:=1000*[.G255]" office:value-type="float" office:value="7.2251" calcext:value-type="float">
            <text:p>7.2251</text:p>
          </table:table-cell>
          <table:table-cell/>
          <table:table-cell office:value-type="float" office:value="-24.8999999999996" calcext:value-type="float">
            <text:p>-24.9</text:p>
          </table:table-cell>
          <table:table-cell office:value-type="float" office:value="0.0264768104486362" calcext:value-type="float">
            <text:p>0.0264768104</text:p>
          </table:table-cell>
          <table:table-cell table:formula="of:= [.K255]*1000" office:value-type="float" office:value="26.4768104486362" calcext:value-type="float">
            <text:p>26.4768104486</text:p>
          </table:table-cell>
          <table:table-cell table:number-columns-repeated="3"/>
          <table:table-cell office:value-type="float" office:value="-24.8999999999996" calcext:value-type="float">
            <text:p>-24.9</text:p>
          </table:table-cell>
          <table:table-cell office:value-type="float" office:value="0.0979200370621295" calcext:value-type="float">
            <text:p>0.097920037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845" calcext:value-type="float">
            <text:p>50.845</text:p>
          </table:table-cell>
          <table:table-cell table:formula="of:=[.E256]-17.5" office:value-type="float" office:value="33.345" calcext:value-type="float">
            <text:p>33.345</text:p>
          </table:table-cell>
          <table:table-cell office:value-type="float" office:value="0.00735846" calcext:value-type="float">
            <text:p>0.00735846</text:p>
          </table:table-cell>
          <table:table-cell table:formula="of:=1000*[.G256]" office:value-type="float" office:value="7.35846" calcext:value-type="float">
            <text:p>7.35846</text:p>
          </table:table-cell>
          <table:table-cell/>
          <table:table-cell office:value-type="float" office:value="-24.7999999999996" calcext:value-type="float">
            <text:p>-24.8</text:p>
          </table:table-cell>
          <table:table-cell office:value-type="float" office:value="0.0269845558595216" calcext:value-type="float">
            <text:p>0.0269845559</text:p>
          </table:table-cell>
          <table:table-cell table:formula="of:= [.K256]*1000" office:value-type="float" office:value="26.9845558595216" calcext:value-type="float">
            <text:p>26.9845558595</text:p>
          </table:table-cell>
          <table:table-cell table:number-columns-repeated="3"/>
          <table:table-cell office:value-type="float" office:value="-24.7999999999996" calcext:value-type="float">
            <text:p>-24.8</text:p>
          </table:table-cell>
          <table:table-cell office:value-type="float" office:value="0.101507126298883" calcext:value-type="float">
            <text:p>0.10150712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71" calcext:value-type="float">
            <text:p>50.71</text:p>
          </table:table-cell>
          <table:table-cell table:formula="of:=[.E257]-17.5" office:value-type="float" office:value="33.21" calcext:value-type="float">
            <text:p>33.21</text:p>
          </table:table-cell>
          <table:table-cell office:value-type="float" office:value="0.00749183" calcext:value-type="float">
            <text:p>0.00749183</text:p>
          </table:table-cell>
          <table:table-cell table:formula="of:=1000*[.G257]" office:value-type="float" office:value="7.49183" calcext:value-type="float">
            <text:p>7.49183</text:p>
          </table:table-cell>
          <table:table-cell/>
          <table:table-cell office:value-type="float" office:value="-24.6999999999996" calcext:value-type="float">
            <text:p>-24.7</text:p>
          </table:table-cell>
          <table:table-cell office:value-type="float" office:value="0.0274928796133483" calcext:value-type="float">
            <text:p>0.0274928796</text:p>
          </table:table-cell>
          <table:table-cell table:formula="of:= [.K257]*1000" office:value-type="float" office:value="27.4928796133483" calcext:value-type="float">
            <text:p>27.4928796133</text:p>
          </table:table-cell>
          <table:table-cell table:number-columns-repeated="3"/>
          <table:table-cell office:value-type="float" office:value="-24.6999999999996" calcext:value-type="float">
            <text:p>-24.7</text:p>
          </table:table-cell>
          <table:table-cell office:value-type="float" office:value="0.105114013178176" calcext:value-type="float">
            <text:p>0.105114013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575" calcext:value-type="float">
            <text:p>50.575</text:p>
          </table:table-cell>
          <table:table-cell table:formula="of:=[.E258]-17.5" office:value-type="float" office:value="33.075" calcext:value-type="float">
            <text:p>33.075</text:p>
          </table:table-cell>
          <table:table-cell office:value-type="float" office:value="0.00762337" calcext:value-type="float">
            <text:p>0.00762337</text:p>
          </table:table-cell>
          <table:table-cell table:formula="of:=1000*[.G258]" office:value-type="float" office:value="7.62337" calcext:value-type="float">
            <text:p>7.62337</text:p>
          </table:table-cell>
          <table:table-cell/>
          <table:table-cell office:value-type="float" office:value="-24.5999999999996" calcext:value-type="float">
            <text:p>-24.6</text:p>
          </table:table-cell>
          <table:table-cell office:value-type="float" office:value="0.0280017817101161" calcext:value-type="float">
            <text:p>0.0280017817</text:p>
          </table:table-cell>
          <table:table-cell table:formula="of:= [.K258]*1000" office:value-type="float" office:value="28.0017817101161" calcext:value-type="float">
            <text:p>28.0017817101</text:p>
          </table:table-cell>
          <table:table-cell table:number-columns-repeated="3"/>
          <table:table-cell office:value-type="float" office:value="-24.5999999999996" calcext:value-type="float">
            <text:p>-24.6</text:p>
          </table:table-cell>
          <table:table-cell office:value-type="float" office:value="0.108740697700003" calcext:value-type="float">
            <text:p>0.10874069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44" calcext:value-type="float">
            <text:p>50.44</text:p>
          </table:table-cell>
          <table:table-cell table:formula="of:=[.E259]-17.5" office:value-type="float" office:value="32.94" calcext:value-type="float">
            <text:p>32.94</text:p>
          </table:table-cell>
          <table:table-cell office:value-type="float" office:value="0.00776798" calcext:value-type="float">
            <text:p>0.00776798</text:p>
          </table:table-cell>
          <table:table-cell table:formula="of:=1000*[.G259]" office:value-type="float" office:value="7.76798" calcext:value-type="float">
            <text:p>7.76798</text:p>
          </table:table-cell>
          <table:table-cell/>
          <table:table-cell office:value-type="float" office:value="-24.4999999999996" calcext:value-type="float">
            <text:p>-24.5</text:p>
          </table:table-cell>
          <table:table-cell office:value-type="float" office:value="0.0285027938531896" calcext:value-type="float">
            <text:p>0.0285027939</text:p>
          </table:table-cell>
          <table:table-cell table:formula="of:= [.K259]*1000" office:value-type="float" office:value="28.5027938531896" calcext:value-type="float">
            <text:p>28.5027938532</text:p>
          </table:table-cell>
          <table:table-cell table:number-columns-repeated="3"/>
          <table:table-cell office:value-type="float" office:value="-24.4999999999996" calcext:value-type="float">
            <text:p>-24.5</text:p>
          </table:table-cell>
          <table:table-cell office:value-type="float" office:value="0.112387179864369" calcext:value-type="float">
            <text:p>0.112387179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305" calcext:value-type="float">
            <text:p>50.305</text:p>
          </table:table-cell>
          <table:table-cell table:formula="of:=[.E260]-17.5" office:value-type="float" office:value="32.805" calcext:value-type="float">
            <text:p>32.805</text:p>
          </table:table-cell>
          <table:table-cell office:value-type="float" office:value="0.00791029" calcext:value-type="float">
            <text:p>0.00791029</text:p>
          </table:table-cell>
          <table:table-cell table:formula="of:=1000*[.G260]" office:value-type="float" office:value="7.91029" calcext:value-type="float">
            <text:p>7.91029</text:p>
          </table:table-cell>
          <table:table-cell/>
          <table:table-cell office:value-type="float" office:value="-24.3999999999996" calcext:value-type="float">
            <text:p>-24.4</text:p>
          </table:table-cell>
          <table:table-cell office:value-type="float" office:value="0.0292140102085356" calcext:value-type="float">
            <text:p>0.0292140102</text:p>
          </table:table-cell>
          <table:table-cell table:formula="of:= [.K260]*1000" office:value-type="float" office:value="29.2140102085356" calcext:value-type="float">
            <text:p>29.2140102085</text:p>
          </table:table-cell>
          <table:table-cell table:number-columns-repeated="3"/>
          <table:table-cell office:value-type="float" office:value="-24.3999999999996" calcext:value-type="float">
            <text:p>-24.4</text:p>
          </table:table-cell>
          <table:table-cell office:value-type="float" office:value="0.115945468437577" calcext:value-type="float">
            <text:p>0.11594546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17" calcext:value-type="float">
            <text:p>50.17</text:p>
          </table:table-cell>
          <table:table-cell table:formula="of:=[.E261]-17.5" office:value-type="float" office:value="32.67" calcext:value-type="float">
            <text:p>32.67</text:p>
          </table:table-cell>
          <table:table-cell office:value-type="float" office:value="0.00805516" calcext:value-type="float">
            <text:p>0.00805516</text:p>
          </table:table-cell>
          <table:table-cell table:formula="of:=1000*[.G261]" office:value-type="float" office:value="8.05516" calcext:value-type="float">
            <text:p>8.05516</text:p>
          </table:table-cell>
          <table:table-cell/>
          <table:table-cell office:value-type="float" office:value="-24.2999999999996" calcext:value-type="float">
            <text:p>-24.3</text:p>
          </table:table-cell>
          <table:table-cell office:value-type="float" office:value="0.0299259314689726" calcext:value-type="float">
            <text:p>0.0299259315</text:p>
          </table:table-cell>
          <table:table-cell table:formula="of:= [.K261]*1000" office:value-type="float" office:value="29.9259314689726" calcext:value-type="float">
            <text:p>29.925931469</text:p>
          </table:table-cell>
          <table:table-cell table:number-columns-repeated="3"/>
          <table:table-cell office:value-type="float" office:value="-24.2999999999996" calcext:value-type="float">
            <text:p>-24.3</text:p>
          </table:table-cell>
          <table:table-cell office:value-type="float" office:value="0.120932588332253" calcext:value-type="float">
            <text:p>0.12093258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0.035" calcext:value-type="float">
            <text:p>50.035</text:p>
          </table:table-cell>
          <table:table-cell table:formula="of:=[.E262]-17.5" office:value-type="float" office:value="32.535" calcext:value-type="float">
            <text:p>32.535</text:p>
          </table:table-cell>
          <table:table-cell office:value-type="float" office:value="0.0082051" calcext:value-type="float">
            <text:p>0.0082051</text:p>
          </table:table-cell>
          <table:table-cell table:formula="of:=1000*[.G262]" office:value-type="float" office:value="8.2051" calcext:value-type="float">
            <text:p>8.2051</text:p>
          </table:table-cell>
          <table:table-cell/>
          <table:table-cell office:value-type="float" office:value="-24.1999999999996" calcext:value-type="float">
            <text:p>-24.2</text:p>
          </table:table-cell>
          <table:table-cell office:value-type="float" office:value="0.0306385576345006" calcext:value-type="float">
            <text:p>0.0306385576</text:p>
          </table:table-cell>
          <table:table-cell table:formula="of:= [.K262]*1000" office:value-type="float" office:value="30.6385576345006" calcext:value-type="float">
            <text:p>30.6385576345</text:p>
          </table:table-cell>
          <table:table-cell table:number-columns-repeated="3"/>
          <table:table-cell office:value-type="float" office:value="-24.1999999999996" calcext:value-type="float">
            <text:p>-24.2</text:p>
          </table:table-cell>
          <table:table-cell office:value-type="float" office:value="0.125088685694995" calcext:value-type="float">
            <text:p>0.12508868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9.9" calcext:value-type="float">
            <text:p>49.9</text:p>
          </table:table-cell>
          <table:table-cell table:formula="of:=[.E263]-17.5" office:value-type="float" office:value="32.4" calcext:value-type="float">
            <text:p>32.4</text:p>
          </table:table-cell>
          <table:table-cell office:value-type="float" office:value="0.00835726" calcext:value-type="float">
            <text:p>0.00835726</text:p>
          </table:table-cell>
          <table:table-cell table:formula="of:=1000*[.G263]" office:value-type="float" office:value="8.35726" calcext:value-type="float">
            <text:p>8.35726</text:p>
          </table:table-cell>
          <table:table-cell/>
          <table:table-cell office:value-type="float" office:value="-24.0999999999996" calcext:value-type="float">
            <text:p>-24.1</text:p>
          </table:table-cell>
          <table:table-cell office:value-type="float" office:value="0.0313518887051199" calcext:value-type="float">
            <text:p>0.0313518887</text:p>
          </table:table-cell>
          <table:table-cell table:formula="of:= [.K263]*1000" office:value-type="float" office:value="31.3518887051199" calcext:value-type="float">
            <text:p>31.3518887051</text:p>
          </table:table-cell>
          <table:table-cell table:number-columns-repeated="3"/>
          <table:table-cell office:value-type="float" office:value="-24.0999999999996" calcext:value-type="float">
            <text:p>-24.1</text:p>
          </table:table-cell>
          <table:table-cell office:value-type="float" office:value="0.129322017369462" calcext:value-type="float">
            <text:p>0.12932201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9.765" calcext:value-type="float">
            <text:p>49.765</text:p>
          </table:table-cell>
          <table:table-cell table:formula="of:=[.E264]-17.5" office:value-type="float" office:value="32.265" calcext:value-type="float">
            <text:p>32.265</text:p>
          </table:table-cell>
          <table:table-cell office:value-type="float" office:value="0.00851485" calcext:value-type="float">
            <text:p>0.00851485</text:p>
          </table:table-cell>
          <table:table-cell table:formula="of:=1000*[.G264]" office:value-type="float" office:value="8.51485" calcext:value-type="float">
            <text:p>8.51485</text:p>
          </table:table-cell>
          <table:table-cell/>
          <table:table-cell office:value-type="float" office:value="-23.9999999999996" calcext:value-type="float">
            <text:p>-24</text:p>
          </table:table-cell>
          <table:table-cell office:value-type="float" office:value="0.0320659246808304" calcext:value-type="float">
            <text:p>0.0320659247</text:p>
          </table:table-cell>
          <table:table-cell table:formula="of:= [.K264]*1000" office:value-type="float" office:value="32.0659246808304" calcext:value-type="float">
            <text:p>32.0659246808</text:p>
          </table:table-cell>
          <table:table-cell table:number-columns-repeated="3"/>
          <table:table-cell office:value-type="float" office:value="-23.9999999999996" calcext:value-type="float">
            <text:p>-24</text:p>
          </table:table-cell>
          <table:table-cell office:value-type="float" office:value="0.133632583355655" calcext:value-type="float">
            <text:p>0.13363258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9.63" calcext:value-type="float">
            <text:p>49.63</text:p>
          </table:table-cell>
          <table:table-cell table:formula="of:=[.E265]-17.5" office:value-type="float" office:value="32.13" calcext:value-type="float">
            <text:p>32.13</text:p>
          </table:table-cell>
          <table:table-cell office:value-type="float" office:value="0.00867658" calcext:value-type="float">
            <text:p>0.00867658</text:p>
          </table:table-cell>
          <table:table-cell table:formula="of:=1000*[.G265]" office:value-type="float" office:value="8.67658" calcext:value-type="float">
            <text:p>8.67658</text:p>
          </table:table-cell>
          <table:table-cell/>
          <table:table-cell office:value-type="float" office:value="-23.8999999999996" calcext:value-type="float">
            <text:p>-23.9</text:p>
          </table:table-cell>
          <table:table-cell office:value-type="float" office:value="0.0327806655616317" calcext:value-type="float">
            <text:p>0.0327806656</text:p>
          </table:table-cell>
          <table:table-cell table:formula="of:= [.K265]*1000" office:value-type="float" office:value="32.7806655616317" calcext:value-type="float">
            <text:p>32.7806655616</text:p>
          </table:table-cell>
          <table:table-cell table:number-columns-repeated="3"/>
          <table:table-cell office:value-type="float" office:value="-23.8999999999996" calcext:value-type="float">
            <text:p>-23.9</text:p>
          </table:table-cell>
          <table:table-cell office:value-type="float" office:value="0.139755677857769" calcext:value-type="float">
            <text:p>0.13975567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9.495" calcext:value-type="float">
            <text:p>49.495</text:p>
          </table:table-cell>
          <table:table-cell table:formula="of:=[.E266]-17.5" office:value-type="float" office:value="31.995" calcext:value-type="float">
            <text:p>31.995</text:p>
          </table:table-cell>
          <table:table-cell office:value-type="float" office:value="0.00883839" calcext:value-type="float">
            <text:p>0.00883839</text:p>
          </table:table-cell>
          <table:table-cell table:formula="of:=1000*[.G266]" office:value-type="float" office:value="8.83839" calcext:value-type="float">
            <text:p>8.83839</text:p>
          </table:table-cell>
          <table:table-cell/>
          <table:table-cell office:value-type="float" office:value="-23.7999999999996" calcext:value-type="float">
            <text:p>-23.8</text:p>
          </table:table-cell>
          <table:table-cell office:value-type="float" office:value="0.0332871368335324" calcext:value-type="float">
            <text:p>0.0332871368</text:p>
          </table:table-cell>
          <table:table-cell table:formula="of:= [.K266]*1000" office:value-type="float" office:value="33.2871368335324" calcext:value-type="float">
            <text:p>33.2871368335</text:p>
          </table:table-cell>
          <table:table-cell table:number-columns-repeated="3"/>
          <table:table-cell office:value-type="float" office:value="-23.7999999999996" calcext:value-type="float">
            <text:p>-23.8</text:p>
          </table:table-cell>
          <table:table-cell office:value-type="float" office:value="0.144497744836396" calcext:value-type="float">
            <text:p>0.144497744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9.36" calcext:value-type="float">
            <text:p>49.36</text:p>
          </table:table-cell>
          <table:table-cell table:formula="of:=[.E267]-17.5" office:value-type="float" office:value="31.86" calcext:value-type="float">
            <text:p>31.86</text:p>
          </table:table-cell>
          <table:table-cell office:value-type="float" office:value="0.00901085" calcext:value-type="float">
            <text:p>0.00901085</text:p>
          </table:table-cell>
          <table:table-cell table:formula="of:=1000*[.G267]" office:value-type="float" office:value="9.01085" calcext:value-type="float">
            <text:p>9.01085</text:p>
          </table:table-cell>
          <table:table-cell/>
          <table:table-cell office:value-type="float" office:value="-23.6999999999996" calcext:value-type="float">
            <text:p>-23.7</text:p>
          </table:table-cell>
          <table:table-cell office:value-type="float" office:value="0.0338366259317221" calcext:value-type="float">
            <text:p>0.0338366259</text:p>
          </table:table-cell>
          <table:table-cell table:formula="of:= [.K267]*1000" office:value-type="float" office:value="33.8366259317221" calcext:value-type="float">
            <text:p>33.8366259317</text:p>
          </table:table-cell>
          <table:table-cell table:number-columns-repeated="3"/>
          <table:table-cell office:value-type="float" office:value="-23.6999999999996" calcext:value-type="float">
            <text:p>-23.7</text:p>
          </table:table-cell>
          <table:table-cell office:value-type="float" office:value="0.150310888506214" calcext:value-type="float">
            <text:p>0.15031088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9.225" calcext:value-type="float">
            <text:p>49.225</text:p>
          </table:table-cell>
          <table:table-cell table:formula="of:=[.E268]-17.5" office:value-type="float" office:value="31.725" calcext:value-type="float">
            <text:p>31.725</text:p>
          </table:table-cell>
          <table:table-cell office:value-type="float" office:value="0.00918295" calcext:value-type="float">
            <text:p>0.00918295</text:p>
          </table:table-cell>
          <table:table-cell table:formula="of:=1000*[.G268]" office:value-type="float" office:value="9.18295" calcext:value-type="float">
            <text:p>9.18295</text:p>
          </table:table-cell>
          <table:table-cell/>
          <table:table-cell office:value-type="float" office:value="-23.5999999999996" calcext:value-type="float">
            <text:p>-23.6</text:p>
          </table:table-cell>
          <table:table-cell office:value-type="float" office:value="0.035143288812147" calcext:value-type="float">
            <text:p>0.0351432888</text:p>
          </table:table-cell>
          <table:table-cell table:formula="of:= [.K268]*1000" office:value-type="float" office:value="35.143288812147" calcext:value-type="float">
            <text:p>35.1432888121</text:p>
          </table:table-cell>
          <table:table-cell table:number-columns-repeated="3"/>
          <table:table-cell office:value-type="float" office:value="-23.5999999999996" calcext:value-type="float">
            <text:p>-23.6</text:p>
          </table:table-cell>
          <table:table-cell office:value-type="float" office:value="0.155833964701527" calcext:value-type="float">
            <text:p>0.15583396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9.09" calcext:value-type="float">
            <text:p>49.09</text:p>
          </table:table-cell>
          <table:table-cell table:formula="of:=[.E269]-17.5" office:value-type="float" office:value="31.59" calcext:value-type="float">
            <text:p>31.59</text:p>
          </table:table-cell>
          <table:table-cell office:value-type="float" office:value="0.00935932" calcext:value-type="float">
            <text:p>0.00935932</text:p>
          </table:table-cell>
          <table:table-cell table:formula="of:=1000*[.G269]" office:value-type="float" office:value="9.35932" calcext:value-type="float">
            <text:p>9.35932</text:p>
          </table:table-cell>
          <table:table-cell/>
          <table:table-cell office:value-type="float" office:value="-23.4999999999996" calcext:value-type="float">
            <text:p>-23.5</text:p>
          </table:table-cell>
          <table:table-cell office:value-type="float" office:value="0.0356846618416748" calcext:value-type="float">
            <text:p>0.0356846618</text:p>
          </table:table-cell>
          <table:table-cell table:formula="of:= [.K269]*1000" office:value-type="float" office:value="35.6846618416748" calcext:value-type="float">
            <text:p>35.6846618417</text:p>
          </table:table-cell>
          <table:table-cell table:number-columns-repeated="3"/>
          <table:table-cell office:value-type="float" office:value="-23.4999999999996" calcext:value-type="float">
            <text:p>-23.5</text:p>
          </table:table-cell>
          <table:table-cell office:value-type="float" office:value="0.161583180584096" calcext:value-type="float">
            <text:p>0.16158318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955" calcext:value-type="float">
            <text:p>48.955</text:p>
          </table:table-cell>
          <table:table-cell table:formula="of:=[.E270]-17.5" office:value-type="float" office:value="31.455" calcext:value-type="float">
            <text:p>31.455</text:p>
          </table:table-cell>
          <table:table-cell office:value-type="float" office:value="0.00954103" calcext:value-type="float">
            <text:p>0.00954103</text:p>
          </table:table-cell>
          <table:table-cell table:formula="of:=1000*[.G270]" office:value-type="float" office:value="9.54103" calcext:value-type="float">
            <text:p>9.54103</text:p>
          </table:table-cell>
          <table:table-cell/>
          <table:table-cell office:value-type="float" office:value="-23.3999999999996" calcext:value-type="float">
            <text:p>-23.4</text:p>
          </table:table-cell>
          <table:table-cell office:value-type="float" office:value="0.0362601673739285" calcext:value-type="float">
            <text:p>0.0362601674</text:p>
          </table:table-cell>
          <table:table-cell table:formula="of:= [.K270]*1000" office:value-type="float" office:value="36.2601673739285" calcext:value-type="float">
            <text:p>36.2601673739</text:p>
          </table:table-cell>
          <table:table-cell table:number-columns-repeated="3"/>
          <table:table-cell office:value-type="float" office:value="-23.3999999999996" calcext:value-type="float">
            <text:p>-23.4</text:p>
          </table:table-cell>
          <table:table-cell office:value-type="float" office:value="0.168273412832171" calcext:value-type="float">
            <text:p>0.16827341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82" calcext:value-type="float">
            <text:p>48.82</text:p>
          </table:table-cell>
          <table:table-cell table:formula="of:=[.E271]-17.5" office:value-type="float" office:value="31.32" calcext:value-type="float">
            <text:p>31.32</text:p>
          </table:table-cell>
          <table:table-cell office:value-type="float" office:value="0.0097263" calcext:value-type="float">
            <text:p>0.0097263</text:p>
          </table:table-cell>
          <table:table-cell table:formula="of:=1000*[.G271]" office:value-type="float" office:value="9.7263" calcext:value-type="float">
            <text:p>9.7263</text:p>
          </table:table-cell>
          <table:table-cell/>
          <table:table-cell office:value-type="float" office:value="-23.2999999999996" calcext:value-type="float">
            <text:p>-23.3</text:p>
          </table:table-cell>
          <table:table-cell office:value-type="float" office:value="0.0371197269592077" calcext:value-type="float">
            <text:p>0.037119727</text:p>
          </table:table-cell>
          <table:table-cell table:formula="of:= [.K271]*1000" office:value-type="float" office:value="37.1197269592077" calcext:value-type="float">
            <text:p>37.1197269592</text:p>
          </table:table-cell>
          <table:table-cell table:number-columns-repeated="3"/>
          <table:table-cell office:value-type="float" office:value="-23.2999999999996" calcext:value-type="float">
            <text:p>-23.3</text:p>
          </table:table-cell>
          <table:table-cell office:value-type="float" office:value="0.17415268954991" calcext:value-type="float">
            <text:p>0.17415268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685" calcext:value-type="float">
            <text:p>48.685</text:p>
          </table:table-cell>
          <table:table-cell table:formula="of:=[.E272]-17.5" office:value-type="float" office:value="31.185" calcext:value-type="float">
            <text:p>31.185</text:p>
          </table:table-cell>
          <table:table-cell office:value-type="float" office:value="0.00991388" calcext:value-type="float">
            <text:p>0.00991388</text:p>
          </table:table-cell>
          <table:table-cell table:formula="of:=1000*[.G272]" office:value-type="float" office:value="9.91388" calcext:value-type="float">
            <text:p>9.91388</text:p>
          </table:table-cell>
          <table:table-cell/>
          <table:table-cell office:value-type="float" office:value="-23.1999999999996" calcext:value-type="float">
            <text:p>-23.2</text:p>
          </table:table-cell>
          <table:table-cell office:value-type="float" office:value="0.0379803064152297" calcext:value-type="float">
            <text:p>0.0379803064</text:p>
          </table:table-cell>
          <table:table-cell table:formula="of:= [.K272]*1000" office:value-type="float" office:value="37.9803064152297" calcext:value-type="float">
            <text:p>37.9803064152</text:p>
          </table:table-cell>
          <table:table-cell table:number-columns-repeated="3"/>
          <table:table-cell office:value-type="float" office:value="-23.1999999999996" calcext:value-type="float">
            <text:p>-23.2</text:p>
          </table:table-cell>
          <table:table-cell office:value-type="float" office:value="0.180388740136716" calcext:value-type="float">
            <text:p>0.18038874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55" calcext:value-type="float">
            <text:p>48.55</text:p>
          </table:table-cell>
          <table:table-cell table:formula="of:=[.E273]-17.5" office:value-type="float" office:value="31.05" calcext:value-type="float">
            <text:p>31.05</text:p>
          </table:table-cell>
          <table:table-cell office:value-type="float" office:value="0.0101127" calcext:value-type="float">
            <text:p>0.0101127</text:p>
          </table:table-cell>
          <table:table-cell table:formula="of:=1000*[.G273]" office:value-type="float" office:value="10.1127" calcext:value-type="float">
            <text:p>10.1127</text:p>
          </table:table-cell>
          <table:table-cell/>
          <table:table-cell office:value-type="float" office:value="-23.0999999999996" calcext:value-type="float">
            <text:p>-23.1</text:p>
          </table:table-cell>
          <table:table-cell office:value-type="float" office:value="0.0388419057419949" calcext:value-type="float">
            <text:p>0.0388419057</text:p>
          </table:table-cell>
          <table:table-cell table:formula="of:= [.K273]*1000" office:value-type="float" office:value="38.8419057419949" calcext:value-type="float">
            <text:p>38.841905742</text:p>
          </table:table-cell>
          <table:table-cell table:number-columns-repeated="3"/>
          <table:table-cell office:value-type="float" office:value="-23.0999999999996" calcext:value-type="float">
            <text:p>-23.1</text:p>
          </table:table-cell>
          <table:table-cell office:value-type="float" office:value="0.187883592146915" calcext:value-type="float">
            <text:p>0.18788359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415" calcext:value-type="float">
            <text:p>48.415</text:p>
          </table:table-cell>
          <table:table-cell table:formula="of:=[.E274]-17.5" office:value-type="float" office:value="30.915" calcext:value-type="float">
            <text:p>30.915</text:p>
          </table:table-cell>
          <table:table-cell office:value-type="float" office:value="0.0103122" calcext:value-type="float">
            <text:p>0.0103122</text:p>
          </table:table-cell>
          <table:table-cell table:formula="of:=1000*[.G274]" office:value-type="float" office:value="10.3122" calcext:value-type="float">
            <text:p>10.3122</text:p>
          </table:table-cell>
          <table:table-cell/>
          <table:table-cell office:value-type="float" office:value="-22.9999999999996" calcext:value-type="float">
            <text:p>-23</text:p>
          </table:table-cell>
          <table:table-cell office:value-type="float" office:value="0.0397045249395035" calcext:value-type="float">
            <text:p>0.0397045249</text:p>
          </table:table-cell>
          <table:table-cell table:formula="of:= [.K274]*1000" office:value-type="float" office:value="39.7045249395035" calcext:value-type="float">
            <text:p>39.7045249395</text:p>
          </table:table-cell>
          <table:table-cell table:number-columns-repeated="3"/>
          <table:table-cell office:value-type="float" office:value="-22.9999999999996" calcext:value-type="float">
            <text:p>-23</text:p>
          </table:table-cell>
          <table:table-cell office:value-type="float" office:value="0.193560210869491" calcext:value-type="float">
            <text:p>0.19356021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28" calcext:value-type="float">
            <text:p>48.28</text:p>
          </table:table-cell>
          <table:table-cell table:formula="of:=[.E275]-17.5" office:value-type="float" office:value="30.78" calcext:value-type="float">
            <text:p>30.78</text:p>
          </table:table-cell>
          <table:table-cell office:value-type="float" office:value="0.010516" calcext:value-type="float">
            <text:p>0.010516</text:p>
          </table:table-cell>
          <table:table-cell table:formula="of:=1000*[.G275]" office:value-type="float" office:value="10.516" calcext:value-type="float">
            <text:p>10.516</text:p>
          </table:table-cell>
          <table:table-cell/>
          <table:table-cell office:value-type="float" office:value="-22.8999999999996" calcext:value-type="float">
            <text:p>-22.9</text:p>
          </table:table-cell>
          <table:table-cell office:value-type="float" office:value="0.0405681640077552" calcext:value-type="float">
            <text:p>0.040568164</text:p>
          </table:table-cell>
          <table:table-cell table:formula="of:= [.K275]*1000" office:value-type="float" office:value="40.5681640077552" calcext:value-type="float">
            <text:p>40.5681640078</text:p>
          </table:table-cell>
          <table:table-cell table:number-columns-repeated="3"/>
          <table:table-cell office:value-type="float" office:value="-22.8999999999996" calcext:value-type="float">
            <text:p>-22.9</text:p>
          </table:table-cell>
          <table:table-cell office:value-type="float" office:value="0.199739430475114" calcext:value-type="float">
            <text:p>0.19973943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145" calcext:value-type="float">
            <text:p>48.145</text:p>
          </table:table-cell>
          <table:table-cell table:formula="of:=[.E276]-17.5" office:value-type="float" office:value="30.645" calcext:value-type="float">
            <text:p>30.645</text:p>
          </table:table-cell>
          <table:table-cell office:value-type="float" office:value="0.0107317" calcext:value-type="float">
            <text:p>0.0107317</text:p>
          </table:table-cell>
          <table:table-cell table:formula="of:=1000*[.G276]" office:value-type="float" office:value="10.7317" calcext:value-type="float">
            <text:p>10.7317</text:p>
          </table:table-cell>
          <table:table-cell/>
          <table:table-cell office:value-type="float" office:value="-22.7999999999996" calcext:value-type="float">
            <text:p>-22.8</text:p>
          </table:table-cell>
          <table:table-cell office:value-type="float" office:value="0.0413362316815016" calcext:value-type="float">
            <text:p>0.0413362317</text:p>
          </table:table-cell>
          <table:table-cell table:formula="of:= [.K276]*1000" office:value-type="float" office:value="41.3362316815016" calcext:value-type="float">
            <text:p>41.3362316815</text:p>
          </table:table-cell>
          <table:table-cell table:number-columns-repeated="3"/>
          <table:table-cell office:value-type="float" office:value="-22.7999999999996" calcext:value-type="float">
            <text:p>-22.8</text:p>
          </table:table-cell>
          <table:table-cell office:value-type="float" office:value="0.206198707074961" calcext:value-type="float">
            <text:p>0.206198707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8.01" calcext:value-type="float">
            <text:p>48.01</text:p>
          </table:table-cell>
          <table:table-cell table:formula="of:=[.E277]-17.5" office:value-type="float" office:value="30.51" calcext:value-type="float">
            <text:p>30.51</text:p>
          </table:table-cell>
          <table:table-cell office:value-type="float" office:value="0.0109454" calcext:value-type="float">
            <text:p>0.0109454</text:p>
          </table:table-cell>
          <table:table-cell table:formula="of:=1000*[.G277]" office:value-type="float" office:value="10.9454" calcext:value-type="float">
            <text:p>10.9454</text:p>
          </table:table-cell>
          <table:table-cell/>
          <table:table-cell office:value-type="float" office:value="-22.6999999999996" calcext:value-type="float">
            <text:p>-22.7</text:p>
          </table:table-cell>
          <table:table-cell office:value-type="float" office:value="0.0425340806451353" calcext:value-type="float">
            <text:p>0.0425340806</text:p>
          </table:table-cell>
          <table:table-cell table:formula="of:= [.K277]*1000" office:value-type="float" office:value="42.5340806451353" calcext:value-type="float">
            <text:p>42.5340806451</text:p>
          </table:table-cell>
          <table:table-cell table:number-columns-repeated="3"/>
          <table:table-cell office:value-type="float" office:value="-22.6999999999996" calcext:value-type="float">
            <text:p>-22.7</text:p>
          </table:table-cell>
          <table:table-cell office:value-type="float" office:value="0.21153519403983" calcext:value-type="float">
            <text:p>0.2115351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7.875" calcext:value-type="float">
            <text:p>47.875</text:p>
          </table:table-cell>
          <table:table-cell table:formula="of:=[.E278]-17.5" office:value-type="float" office:value="30.375" calcext:value-type="float">
            <text:p>30.375</text:p>
          </table:table-cell>
          <table:table-cell office:value-type="float" office:value="0.011166" calcext:value-type="float">
            <text:p>0.011166</text:p>
          </table:table-cell>
          <table:table-cell table:formula="of:=1000*[.G278]" office:value-type="float" office:value="11.166" calcext:value-type="float">
            <text:p>11.166</text:p>
          </table:table-cell>
          <table:table-cell/>
          <table:table-cell office:value-type="float" office:value="-22.5999999999996" calcext:value-type="float">
            <text:p>-22.6</text:p>
          </table:table-cell>
          <table:table-cell office:value-type="float" office:value="0.0437340132338403" calcext:value-type="float">
            <text:p>0.0437340132</text:p>
          </table:table-cell>
          <table:table-cell table:formula="of:= [.K278]*1000" office:value-type="float" office:value="43.7340132338403" calcext:value-type="float">
            <text:p>43.7340132338</text:p>
          </table:table-cell>
          <table:table-cell table:number-columns-repeated="3"/>
          <table:table-cell office:value-type="float" office:value="-22.5999999999996" calcext:value-type="float">
            <text:p>-22.6</text:p>
          </table:table-cell>
          <table:table-cell office:value-type="float" office:value="0.216106775773617" calcext:value-type="float">
            <text:p>0.216106775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7.74" calcext:value-type="float">
            <text:p>47.74</text:p>
          </table:table-cell>
          <table:table-cell table:formula="of:=[.E279]-17.5" office:value-type="float" office:value="30.24" calcext:value-type="float">
            <text:p>30.24</text:p>
          </table:table-cell>
          <table:table-cell office:value-type="float" office:value="0.0113927" calcext:value-type="float">
            <text:p>0.0113927</text:p>
          </table:table-cell>
          <table:table-cell table:formula="of:=1000*[.G279]" office:value-type="float" office:value="11.3927" calcext:value-type="float">
            <text:p>11.3927</text:p>
          </table:table-cell>
          <table:table-cell/>
          <table:table-cell office:value-type="float" office:value="-22.4999999999996" calcext:value-type="float">
            <text:p>-22.5</text:p>
          </table:table-cell>
          <table:table-cell office:value-type="float" office:value="0.044936029447617" calcext:value-type="float">
            <text:p>0.0449360294</text:p>
          </table:table-cell>
          <table:table-cell table:formula="of:= [.K279]*1000" office:value-type="float" office:value="44.936029447617" calcext:value-type="float">
            <text:p>44.9360294476</text:p>
          </table:table-cell>
          <table:table-cell table:number-columns-repeated="3"/>
          <table:table-cell office:value-type="float" office:value="-22.4999999999996" calcext:value-type="float">
            <text:p>-22.5</text:p>
          </table:table-cell>
          <table:table-cell office:value-type="float" office:value="0.221797414940509" calcext:value-type="float">
            <text:p>0.22179741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7.605" calcext:value-type="float">
            <text:p>47.605</text:p>
          </table:table-cell>
          <table:table-cell table:formula="of:=[.E280]-17.5" office:value-type="float" office:value="30.105" calcext:value-type="float">
            <text:p>30.105</text:p>
          </table:table-cell>
          <table:table-cell office:value-type="float" office:value="0.0116256" calcext:value-type="float">
            <text:p>0.0116256</text:p>
          </table:table-cell>
          <table:table-cell table:formula="of:=1000*[.G280]" office:value-type="float" office:value="11.6256" calcext:value-type="float">
            <text:p>11.6256</text:p>
          </table:table-cell>
          <table:table-cell/>
          <table:table-cell office:value-type="float" office:value="-22.3999999999996" calcext:value-type="float">
            <text:p>-22.4</text:p>
          </table:table-cell>
          <table:table-cell office:value-type="float" office:value="0.0461401292864653" calcext:value-type="float">
            <text:p>0.0461401293</text:p>
          </table:table-cell>
          <table:table-cell table:formula="of:= [.K280]*1000" office:value-type="float" office:value="46.1401292864653" calcext:value-type="float">
            <text:p>46.1401292865</text:p>
          </table:table-cell>
          <table:table-cell table:number-columns-repeated="3"/>
          <table:table-cell office:value-type="float" office:value="-22.3999999999996" calcext:value-type="float">
            <text:p>-22.4</text:p>
          </table:table-cell>
          <table:table-cell office:value-type="float" office:value="0.223983639336" calcext:value-type="float">
            <text:p>0.22398363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7.47" calcext:value-type="float">
            <text:p>47.47</text:p>
          </table:table-cell>
          <table:table-cell table:formula="of:=[.E281]-17.5" office:value-type="float" office:value="29.97" calcext:value-type="float">
            <text:p>29.97</text:p>
          </table:table-cell>
          <table:table-cell office:value-type="float" office:value="0.0118627" calcext:value-type="float">
            <text:p>0.0118627</text:p>
          </table:table-cell>
          <table:table-cell table:formula="of:=1000*[.G281]" office:value-type="float" office:value="11.8627" calcext:value-type="float">
            <text:p>11.8627</text:p>
          </table:table-cell>
          <table:table-cell/>
          <table:table-cell office:value-type="float" office:value="-22.2999999999996" calcext:value-type="float">
            <text:p>-22.3</text:p>
          </table:table-cell>
          <table:table-cell office:value-type="float" office:value="0.0473463127503855" calcext:value-type="float">
            <text:p>0.0473463128</text:p>
          </table:table-cell>
          <table:table-cell table:formula="of:= [.K281]*1000" office:value-type="float" office:value="47.3463127503855" calcext:value-type="float">
            <text:p>47.3463127504</text:p>
          </table:table-cell>
          <table:table-cell table:number-columns-repeated="3"/>
          <table:table-cell office:value-type="float" office:value="-22.2999999999996" calcext:value-type="float">
            <text:p>-22.3</text:p>
          </table:table-cell>
          <table:table-cell office:value-type="float" office:value="0.226803710081384" calcext:value-type="float">
            <text:p>0.22680371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7.335" calcext:value-type="float">
            <text:p>47.335</text:p>
          </table:table-cell>
          <table:table-cell table:formula="of:=[.E282]-17.5" office:value-type="float" office:value="29.835" calcext:value-type="float">
            <text:p>29.835</text:p>
          </table:table-cell>
          <table:table-cell office:value-type="float" office:value="0.0121116" calcext:value-type="float">
            <text:p>0.0121116</text:p>
          </table:table-cell>
          <table:table-cell table:formula="of:=1000*[.G282]" office:value-type="float" office:value="12.1116" calcext:value-type="float">
            <text:p>12.1116</text:p>
          </table:table-cell>
          <table:table-cell/>
          <table:table-cell office:value-type="float" office:value="-22.1999999999996" calcext:value-type="float">
            <text:p>-22.2</text:p>
          </table:table-cell>
          <table:table-cell office:value-type="float" office:value="0.0485545798393767" calcext:value-type="float">
            <text:p>0.0485545798</text:p>
          </table:table-cell>
          <table:table-cell table:formula="of:= [.K282]*1000" office:value-type="float" office:value="48.5545798393767" calcext:value-type="float">
            <text:p>48.5545798394</text:p>
          </table:table-cell>
          <table:table-cell table:number-columns-repeated="3"/>
          <table:table-cell office:value-type="float" office:value="-22.1999999999996" calcext:value-type="float">
            <text:p>-22.2</text:p>
          </table:table-cell>
          <table:table-cell office:value-type="float" office:value="0.22860535668813" calcext:value-type="float">
            <text:p>0.22860535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7.2" calcext:value-type="float">
            <text:p>47.2</text:p>
          </table:table-cell>
          <table:table-cell table:formula="of:=[.E283]-17.5" office:value-type="float" office:value="29.7" calcext:value-type="float">
            <text:p>29.7</text:p>
          </table:table-cell>
          <table:table-cell office:value-type="float" office:value="0.0123651" calcext:value-type="float">
            <text:p>0.0123651</text:p>
          </table:table-cell>
          <table:table-cell table:formula="of:=1000*[.G283]" office:value-type="float" office:value="12.3651" calcext:value-type="float">
            <text:p>12.3651</text:p>
          </table:table-cell>
          <table:table-cell/>
          <table:table-cell office:value-type="float" office:value="-22.0999999999996" calcext:value-type="float">
            <text:p>-22.1</text:p>
          </table:table-cell>
          <table:table-cell office:value-type="float" office:value="0.0494608893816158" calcext:value-type="float">
            <text:p>0.0494608894</text:p>
          </table:table-cell>
          <table:table-cell table:formula="of:= [.K283]*1000" office:value-type="float" office:value="49.4608893816158" calcext:value-type="float">
            <text:p>49.4608893816</text:p>
          </table:table-cell>
          <table:table-cell table:number-columns-repeated="3"/>
          <table:table-cell office:value-type="float" office:value="-22.0999999999996" calcext:value-type="float">
            <text:p>-22.1</text:p>
          </table:table-cell>
          <table:table-cell office:value-type="float" office:value="0.229529768609311" calcext:value-type="float">
            <text:p>0.22952976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7.065" calcext:value-type="float">
            <text:p>47.065</text:p>
          </table:table-cell>
          <table:table-cell table:formula="of:=[.E284]-17.5" office:value-type="float" office:value="29.565" calcext:value-type="float">
            <text:p>29.565</text:p>
          </table:table-cell>
          <table:table-cell office:value-type="float" office:value="0.0126198" calcext:value-type="float">
            <text:p>0.0126198</text:p>
          </table:table-cell>
          <table:table-cell table:formula="of:=1000*[.G284]" office:value-type="float" office:value="12.6198" calcext:value-type="float">
            <text:p>12.6198</text:p>
          </table:table-cell>
          <table:table-cell/>
          <table:table-cell office:value-type="float" office:value="-21.9999999999996" calcext:value-type="float">
            <text:p>-22</text:p>
          </table:table-cell>
          <table:table-cell office:value-type="float" office:value="0.0504743806096191" calcext:value-type="float">
            <text:p>0.0504743806</text:p>
          </table:table-cell>
          <table:table-cell table:formula="of:= [.K284]*1000" office:value-type="float" office:value="50.4743806096191" calcext:value-type="float">
            <text:p>50.4743806096</text:p>
          </table:table-cell>
          <table:table-cell table:number-columns-repeated="3"/>
          <table:table-cell office:value-type="float" office:value="-21.9999999999996" calcext:value-type="float">
            <text:p>-22</text:p>
          </table:table-cell>
          <table:table-cell office:value-type="float" office:value="0.229428715263731" calcext:value-type="float">
            <text:p>0.22942871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6.93" calcext:value-type="float">
            <text:p>46.93</text:p>
          </table:table-cell>
          <table:table-cell table:formula="of:=[.E285]-17.5" office:value-type="float" office:value="29.43" calcext:value-type="float">
            <text:p>29.43</text:p>
          </table:table-cell>
          <table:table-cell office:value-type="float" office:value="0.0128882" calcext:value-type="float">
            <text:p>0.0128882</text:p>
          </table:table-cell>
          <table:table-cell table:formula="of:=1000*[.G285]" office:value-type="float" office:value="12.8882" calcext:value-type="float">
            <text:p>12.8882</text:p>
          </table:table-cell>
          <table:table-cell/>
          <table:table-cell office:value-type="float" office:value="-21.8999999999996" calcext:value-type="float">
            <text:p>-21.9</text:p>
          </table:table-cell>
          <table:table-cell office:value-type="float" office:value="0.0521339945551321" calcext:value-type="float">
            <text:p>0.0521339946</text:p>
          </table:table-cell>
          <table:table-cell table:formula="of:= [.K285]*1000" office:value-type="float" office:value="52.1339945551321" calcext:value-type="float">
            <text:p>52.1339945551</text:p>
          </table:table-cell>
          <table:table-cell table:number-columns-repeated="3"/>
          <table:table-cell office:value-type="float" office:value="-21.8999999999996" calcext:value-type="float">
            <text:p>-21.9</text:p>
          </table:table-cell>
          <table:table-cell office:value-type="float" office:value="0.229868094598621" calcext:value-type="float">
            <text:p>0.22986809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6.795" calcext:value-type="float">
            <text:p>46.795</text:p>
          </table:table-cell>
          <table:table-cell table:formula="of:=[.E286]-17.5" office:value-type="float" office:value="29.295" calcext:value-type="float">
            <text:p>29.295</text:p>
          </table:table-cell>
          <table:table-cell office:value-type="float" office:value="0.0131633" calcext:value-type="float">
            <text:p>0.0131633</text:p>
          </table:table-cell>
          <table:table-cell table:formula="of:=1000*[.G286]" office:value-type="float" office:value="13.1633" calcext:value-type="float">
            <text:p>13.1633</text:p>
          </table:table-cell>
          <table:table-cell/>
          <table:table-cell office:value-type="float" office:value="-21.7999999999996" calcext:value-type="float">
            <text:p>-21.8</text:p>
          </table:table-cell>
          <table:table-cell office:value-type="float" office:value="0.0534901409519306" calcext:value-type="float">
            <text:p>0.053490141</text:p>
          </table:table-cell>
          <table:table-cell table:formula="of:= [.K286]*1000" office:value-type="float" office:value="53.4901409519306" calcext:value-type="float">
            <text:p>53.4901409519</text:p>
          </table:table-cell>
          <table:table-cell table:number-columns-repeated="3"/>
          <table:table-cell office:value-type="float" office:value="-21.7999999999996" calcext:value-type="float">
            <text:p>-21.8</text:p>
          </table:table-cell>
          <table:table-cell office:value-type="float" office:value="0.229263706194826" calcext:value-type="float">
            <text:p>0.22926370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6.66" calcext:value-type="float">
            <text:p>46.66</text:p>
          </table:table-cell>
          <table:table-cell table:formula="of:=[.E287]-17.5" office:value-type="float" office:value="29.16" calcext:value-type="float">
            <text:p>29.16</text:p>
          </table:table-cell>
          <table:table-cell office:value-type="float" office:value="0.0134406" calcext:value-type="float">
            <text:p>0.0134406</text:p>
          </table:table-cell>
          <table:table-cell table:formula="of:=1000*[.G287]" office:value-type="float" office:value="13.4406" calcext:value-type="float">
            <text:p>13.4406</text:p>
          </table:table-cell>
          <table:table-cell/>
          <table:table-cell office:value-type="float" office:value="-21.6999999999996" calcext:value-type="float">
            <text:p>-21.7</text:p>
          </table:table-cell>
          <table:table-cell office:value-type="float" office:value="0.0548859024225614" calcext:value-type="float">
            <text:p>0.0548859024</text:p>
          </table:table-cell>
          <table:table-cell table:formula="of:= [.K287]*1000" office:value-type="float" office:value="54.8859024225614" calcext:value-type="float">
            <text:p>54.8859024226</text:p>
          </table:table-cell>
          <table:table-cell table:number-columns-repeated="3"/>
          <table:table-cell office:value-type="float" office:value="-21.6999999999996" calcext:value-type="float">
            <text:p>-21.7</text:p>
          </table:table-cell>
          <table:table-cell office:value-type="float" office:value="0.228381992216198" calcext:value-type="float">
            <text:p>0.22838199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6.525" calcext:value-type="float">
            <text:p>46.525</text:p>
          </table:table-cell>
          <table:table-cell table:formula="of:=[.E288]-17.5" office:value-type="float" office:value="29.025" calcext:value-type="float">
            <text:p>29.025</text:p>
          </table:table-cell>
          <table:table-cell office:value-type="float" office:value="0.0137303" calcext:value-type="float">
            <text:p>0.0137303</text:p>
          </table:table-cell>
          <table:table-cell table:formula="of:=1000*[.G288]" office:value-type="float" office:value="13.7303" calcext:value-type="float">
            <text:p>13.7303</text:p>
          </table:table-cell>
          <table:table-cell/>
          <table:table-cell office:value-type="float" office:value="-21.5999999999996" calcext:value-type="float">
            <text:p>-21.6</text:p>
          </table:table-cell>
          <table:table-cell office:value-type="float" office:value="0.0564318781721241" calcext:value-type="float">
            <text:p>0.0564318782</text:p>
          </table:table-cell>
          <table:table-cell table:formula="of:= [.K288]*1000" office:value-type="float" office:value="56.4318781721241" calcext:value-type="float">
            <text:p>56.4318781721</text:p>
          </table:table-cell>
          <table:table-cell table:number-columns-repeated="3"/>
          <table:table-cell office:value-type="float" office:value="-21.5999999999996" calcext:value-type="float">
            <text:p>-21.6</text:p>
          </table:table-cell>
          <table:table-cell office:value-type="float" office:value="0.226838679417188" calcext:value-type="float">
            <text:p>0.22683867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6.39" calcext:value-type="float">
            <text:p>46.39</text:p>
          </table:table-cell>
          <table:table-cell table:formula="of:=[.E289]-17.5" office:value-type="float" office:value="28.89" calcext:value-type="float">
            <text:p>28.89</text:p>
          </table:table-cell>
          <table:table-cell office:value-type="float" office:value="0.0140284" calcext:value-type="float">
            <text:p>0.0140284</text:p>
          </table:table-cell>
          <table:table-cell table:formula="of:=1000*[.G289]" office:value-type="float" office:value="14.0284" calcext:value-type="float">
            <text:p>14.0284</text:p>
          </table:table-cell>
          <table:table-cell/>
          <table:table-cell office:value-type="float" office:value="-21.4999999999996" calcext:value-type="float">
            <text:p>-21.5</text:p>
          </table:table-cell>
          <table:table-cell office:value-type="float" office:value="0.0579827813979968" calcext:value-type="float">
            <text:p>0.0579827814</text:p>
          </table:table-cell>
          <table:table-cell table:formula="of:= [.K289]*1000" office:value-type="float" office:value="57.9827813979968" calcext:value-type="float">
            <text:p>57.982781398</text:p>
          </table:table-cell>
          <table:table-cell table:number-columns-repeated="3"/>
          <table:table-cell office:value-type="float" office:value="-21.4999999999996" calcext:value-type="float">
            <text:p>-21.5</text:p>
          </table:table-cell>
          <table:table-cell office:value-type="float" office:value="0.224275119461909" calcext:value-type="float">
            <text:p>0.22427511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6.255" calcext:value-type="float">
            <text:p>46.255</text:p>
          </table:table-cell>
          <table:table-cell table:formula="of:=[.E290]-17.5" office:value-type="float" office:value="28.755" calcext:value-type="float">
            <text:p>28.755</text:p>
          </table:table-cell>
          <table:table-cell office:value-type="float" office:value="0.0143303" calcext:value-type="float">
            <text:p>0.0143303</text:p>
          </table:table-cell>
          <table:table-cell table:formula="of:=1000*[.G290]" office:value-type="float" office:value="14.3303" calcext:value-type="float">
            <text:p>14.3303</text:p>
          </table:table-cell>
          <table:table-cell/>
          <table:table-cell office:value-type="float" office:value="-21.3999999999996" calcext:value-type="float">
            <text:p>-21.4</text:p>
          </table:table-cell>
          <table:table-cell office:value-type="float" office:value="0.0595386121001796" calcext:value-type="float">
            <text:p>0.0595386121</text:p>
          </table:table-cell>
          <table:table-cell table:formula="of:= [.K290]*1000" office:value-type="float" office:value="59.5386121001796" calcext:value-type="float">
            <text:p>59.5386121002</text:p>
          </table:table-cell>
          <table:table-cell table:number-columns-repeated="3"/>
          <table:table-cell office:value-type="float" office:value="-21.3999999999996" calcext:value-type="float">
            <text:p>-21.4</text:p>
          </table:table-cell>
          <table:table-cell office:value-type="float" office:value="0.22454422833223" calcext:value-type="float">
            <text:p>0.22454422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6.12" calcext:value-type="float">
            <text:p>46.12</text:p>
          </table:table-cell>
          <table:table-cell table:formula="of:=[.E291]-17.5" office:value-type="float" office:value="28.62" calcext:value-type="float">
            <text:p>28.62</text:p>
          </table:table-cell>
          <table:table-cell office:value-type="float" office:value="0.014643" calcext:value-type="float">
            <text:p>0.014643</text:p>
          </table:table-cell>
          <table:table-cell table:formula="of:=1000*[.G291]" office:value-type="float" office:value="14.643" calcext:value-type="float">
            <text:p>14.643</text:p>
          </table:table-cell>
          <table:table-cell/>
          <table:table-cell office:value-type="float" office:value="-21.2999999999996" calcext:value-type="float">
            <text:p>-21.3</text:p>
          </table:table-cell>
          <table:table-cell office:value-type="float" office:value="0.0610993702786705" calcext:value-type="float">
            <text:p>0.0610993703</text:p>
          </table:table-cell>
          <table:table-cell table:formula="of:= [.K291]*1000" office:value-type="float" office:value="61.0993702786705" calcext:value-type="float">
            <text:p>61.0993702787</text:p>
          </table:table-cell>
          <table:table-cell table:number-columns-repeated="3"/>
          <table:table-cell office:value-type="float" office:value="-21.2999999999996" calcext:value-type="float">
            <text:p>-21.3</text:p>
          </table:table-cell>
          <table:table-cell office:value-type="float" office:value="0.223709873534021" calcext:value-type="float">
            <text:p>0.22370987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985" calcext:value-type="float">
            <text:p>45.985</text:p>
          </table:table-cell>
          <table:table-cell table:formula="of:=[.E292]-17.5" office:value-type="float" office:value="28.485" calcext:value-type="float">
            <text:p>28.485</text:p>
          </table:table-cell>
          <table:table-cell office:value-type="float" office:value="0.0149704" calcext:value-type="float">
            <text:p>0.0149704</text:p>
          </table:table-cell>
          <table:table-cell table:formula="of:=1000*[.G292]" office:value-type="float" office:value="14.9704" calcext:value-type="float">
            <text:p>14.9704</text:p>
          </table:table-cell>
          <table:table-cell/>
          <table:table-cell office:value-type="float" office:value="-21.1999999999996" calcext:value-type="float">
            <text:p>-21.2</text:p>
          </table:table-cell>
          <table:table-cell office:value-type="float" office:value="0.0626650559334714" calcext:value-type="float">
            <text:p>0.0626650559</text:p>
          </table:table-cell>
          <table:table-cell table:formula="of:= [.K292]*1000" office:value-type="float" office:value="62.6650559334714" calcext:value-type="float">
            <text:p>62.6650559335</text:p>
          </table:table-cell>
          <table:table-cell table:number-columns-repeated="3"/>
          <table:table-cell office:value-type="float" office:value="-21.1999999999996" calcext:value-type="float">
            <text:p>-21.2</text:p>
          </table:table-cell>
          <table:table-cell office:value-type="float" office:value="0.221957020945804" calcext:value-type="float">
            <text:p>0.22195702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85" calcext:value-type="float">
            <text:p>45.85</text:p>
          </table:table-cell>
          <table:table-cell table:formula="of:=[.E293]-17.5" office:value-type="float" office:value="28.35" calcext:value-type="float">
            <text:p>28.35</text:p>
          </table:table-cell>
          <table:table-cell office:value-type="float" office:value="0.0152975" calcext:value-type="float">
            <text:p>0.0152975</text:p>
          </table:table-cell>
          <table:table-cell table:formula="of:=1000*[.G293]" office:value-type="float" office:value="15.2975" calcext:value-type="float">
            <text:p>15.2975</text:p>
          </table:table-cell>
          <table:table-cell/>
          <table:table-cell office:value-type="float" office:value="-21.0999999999996" calcext:value-type="float">
            <text:p>-21.1</text:p>
          </table:table-cell>
          <table:table-cell office:value-type="float" office:value="0.0642356690645811" calcext:value-type="float">
            <text:p>0.0642356691</text:p>
          </table:table-cell>
          <table:table-cell table:formula="of:= [.K293]*1000" office:value-type="float" office:value="64.2356690645811" calcext:value-type="float">
            <text:p>64.2356690646</text:p>
          </table:table-cell>
          <table:table-cell table:number-columns-repeated="3"/>
          <table:table-cell office:value-type="float" office:value="-21.0999999999996" calcext:value-type="float">
            <text:p>-21.1</text:p>
          </table:table-cell>
          <table:table-cell office:value-type="float" office:value="0.221213455512102" calcext:value-type="float">
            <text:p>0.22121345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715" calcext:value-type="float">
            <text:p>45.715</text:p>
          </table:table-cell>
          <table:table-cell table:formula="of:=[.E294]-17.5" office:value-type="float" office:value="28.215" calcext:value-type="float">
            <text:p>28.215</text:p>
          </table:table-cell>
          <table:table-cell office:value-type="float" office:value="0.0156369" calcext:value-type="float">
            <text:p>0.0156369</text:p>
          </table:table-cell>
          <table:table-cell table:formula="of:=1000*[.G294]" office:value-type="float" office:value="15.6369" calcext:value-type="float">
            <text:p>15.6369</text:p>
          </table:table-cell>
          <table:table-cell/>
          <table:table-cell office:value-type="float" office:value="-20.9999999999996" calcext:value-type="float">
            <text:p>-21</text:p>
          </table:table-cell>
          <table:table-cell office:value-type="float" office:value="0.0665958511101516" calcext:value-type="float">
            <text:p>0.0665958511</text:p>
          </table:table-cell>
          <table:table-cell table:formula="of:= [.K294]*1000" office:value-type="float" office:value="66.5958511101516" calcext:value-type="float">
            <text:p>66.5958511102</text:p>
          </table:table-cell>
          <table:table-cell table:number-columns-repeated="3"/>
          <table:table-cell office:value-type="float" office:value="-20.9999999999996" calcext:value-type="float">
            <text:p>-21</text:p>
          </table:table-cell>
          <table:table-cell office:value-type="float" office:value="0.220444636909026" calcext:value-type="float">
            <text:p>0.22044463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58" calcext:value-type="float">
            <text:p>45.58</text:p>
          </table:table-cell>
          <table:table-cell table:formula="of:=[.E295]-17.5" office:value-type="float" office:value="28.08" calcext:value-type="float">
            <text:p>28.08</text:p>
          </table:table-cell>
          <table:table-cell office:value-type="float" office:value="0.0159881" calcext:value-type="float">
            <text:p>0.0159881</text:p>
          </table:table-cell>
          <table:table-cell table:formula="of:=1000*[.G295]" office:value-type="float" office:value="15.9881" calcext:value-type="float">
            <text:p>15.9881</text:p>
          </table:table-cell>
          <table:table-cell/>
          <table:table-cell office:value-type="float" office:value="-20.8999999999996" calcext:value-type="float">
            <text:p>-20.9</text:p>
          </table:table-cell>
          <table:table-cell office:value-type="float" office:value="0.0684792057483941" calcext:value-type="float">
            <text:p>0.0684792057</text:p>
          </table:table-cell>
          <table:table-cell table:formula="of:= [.K295]*1000" office:value-type="float" office:value="68.4792057483941" calcext:value-type="float">
            <text:p>68.4792057484</text:p>
          </table:table-cell>
          <table:table-cell table:number-columns-repeated="3"/>
          <table:table-cell office:value-type="float" office:value="-20.8999999999996" calcext:value-type="float">
            <text:p>-20.9</text:p>
          </table:table-cell>
          <table:table-cell office:value-type="float" office:value="0.219121979385565" calcext:value-type="float">
            <text:p>0.21912197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445" calcext:value-type="float">
            <text:p>45.445</text:p>
          </table:table-cell>
          <table:table-cell table:formula="of:=[.E296]-17.5" office:value-type="float" office:value="27.945" calcext:value-type="float">
            <text:p>27.945</text:p>
          </table:table-cell>
          <table:table-cell office:value-type="float" office:value="0.0163491" calcext:value-type="float">
            <text:p>0.0163491</text:p>
          </table:table-cell>
          <table:table-cell table:formula="of:=1000*[.G296]" office:value-type="float" office:value="16.3491" calcext:value-type="float">
            <text:p>16.3491</text:p>
          </table:table-cell>
          <table:table-cell/>
          <table:table-cell office:value-type="float" office:value="-20.7999999999996" calcext:value-type="float">
            <text:p>-20.8</text:p>
          </table:table-cell>
          <table:table-cell office:value-type="float" office:value="0.0706230753459613" calcext:value-type="float">
            <text:p>0.0706230753</text:p>
          </table:table-cell>
          <table:table-cell table:formula="of:= [.K296]*1000" office:value-type="float" office:value="70.6230753459613" calcext:value-type="float">
            <text:p>70.623075346</text:p>
          </table:table-cell>
          <table:table-cell table:number-columns-repeated="3"/>
          <table:table-cell office:value-type="float" office:value="-20.7999999999996" calcext:value-type="float">
            <text:p>-20.8</text:p>
          </table:table-cell>
          <table:table-cell office:value-type="float" office:value="0.218741666517841" calcext:value-type="float">
            <text:p>0.21874166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31" calcext:value-type="float">
            <text:p>45.31</text:p>
          </table:table-cell>
          <table:table-cell table:formula="of:=[.E297]-17.5" office:value-type="float" office:value="27.81" calcext:value-type="float">
            <text:p>27.81</text:p>
          </table:table-cell>
          <table:table-cell office:value-type="float" office:value="0.016721" calcext:value-type="float">
            <text:p>0.016721</text:p>
          </table:table-cell>
          <table:table-cell table:formula="of:=1000*[.G297]" office:value-type="float" office:value="16.721" calcext:value-type="float">
            <text:p>16.721</text:p>
          </table:table-cell>
          <table:table-cell/>
          <table:table-cell office:value-type="float" office:value="-20.6999999999996" calcext:value-type="float">
            <text:p>-20.7</text:p>
          </table:table-cell>
          <table:table-cell office:value-type="float" office:value="0.0727860102791393" calcext:value-type="float">
            <text:p>0.0727860103</text:p>
          </table:table-cell>
          <table:table-cell table:formula="of:= [.K297]*1000" office:value-type="float" office:value="72.7860102791393" calcext:value-type="float">
            <text:p>72.7860102791</text:p>
          </table:table-cell>
          <table:table-cell table:number-columns-repeated="3"/>
          <table:table-cell office:value-type="float" office:value="-20.6999999999996" calcext:value-type="float">
            <text:p>-20.7</text:p>
          </table:table-cell>
          <table:table-cell office:value-type="float" office:value="0.218719923280729" calcext:value-type="float">
            <text:p>0.21871992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175" calcext:value-type="float">
            <text:p>45.175</text:p>
          </table:table-cell>
          <table:table-cell table:formula="of:=[.E298]-17.5" office:value-type="float" office:value="27.675" calcext:value-type="float">
            <text:p>27.675</text:p>
          </table:table-cell>
          <table:table-cell office:value-type="float" office:value="0.017102" calcext:value-type="float">
            <text:p>0.017102</text:p>
          </table:table-cell>
          <table:table-cell table:formula="of:=1000*[.G298]" office:value-type="float" office:value="17.102" calcext:value-type="float">
            <text:p>17.102</text:p>
          </table:table-cell>
          <table:table-cell/>
          <table:table-cell office:value-type="float" office:value="-20.5999999999996" calcext:value-type="float">
            <text:p>-20.6</text:p>
          </table:table-cell>
          <table:table-cell office:value-type="float" office:value="0.0747329607860549" calcext:value-type="float">
            <text:p>0.0747329608</text:p>
          </table:table-cell>
          <table:table-cell table:formula="of:= [.K298]*1000" office:value-type="float" office:value="74.7329607860549" calcext:value-type="float">
            <text:p>74.7329607861</text:p>
          </table:table-cell>
          <table:table-cell table:number-columns-repeated="3"/>
          <table:table-cell office:value-type="float" office:value="-20.5999999999996" calcext:value-type="float">
            <text:p>-20.6</text:p>
          </table:table-cell>
          <table:table-cell office:value-type="float" office:value="0.217983775028955" calcext:value-type="float">
            <text:p>0.21798377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5.04" calcext:value-type="float">
            <text:p>45.04</text:p>
          </table:table-cell>
          <table:table-cell table:formula="of:=[.E299]-17.5" office:value-type="float" office:value="27.54" calcext:value-type="float">
            <text:p>27.54</text:p>
          </table:table-cell>
          <table:table-cell office:value-type="float" office:value="0.0174957" calcext:value-type="float">
            <text:p>0.0174957</text:p>
          </table:table-cell>
          <table:table-cell table:formula="of:=1000*[.G299]" office:value-type="float" office:value="17.4957" calcext:value-type="float">
            <text:p>17.4957</text:p>
          </table:table-cell>
          <table:table-cell/>
          <table:table-cell office:value-type="float" office:value="-20.4999999999996" calcext:value-type="float">
            <text:p>-20.5</text:p>
          </table:table-cell>
          <table:table-cell office:value-type="float" office:value="0.07721993098255" calcext:value-type="float">
            <text:p>0.077219931</text:p>
          </table:table-cell>
          <table:table-cell table:formula="of:= [.K299]*1000" office:value-type="float" office:value="77.21993098255" calcext:value-type="float">
            <text:p>77.2199309826</text:p>
          </table:table-cell>
          <table:table-cell table:number-columns-repeated="3"/>
          <table:table-cell office:value-type="float" office:value="-20.4999999999996" calcext:value-type="float">
            <text:p>-20.5</text:p>
          </table:table-cell>
          <table:table-cell office:value-type="float" office:value="0.217995422509915" calcext:value-type="float">
            <text:p>0.217995422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4.905" calcext:value-type="float">
            <text:p>44.905</text:p>
          </table:table-cell>
          <table:table-cell table:formula="of:=[.E300]-17.5" office:value-type="float" office:value="27.405" calcext:value-type="float">
            <text:p>27.405</text:p>
          </table:table-cell>
          <table:table-cell office:value-type="float" office:value="0.0179018" calcext:value-type="float">
            <text:p>0.0179018</text:p>
          </table:table-cell>
          <table:table-cell table:formula="of:=1000*[.G300]" office:value-type="float" office:value="17.9018" calcext:value-type="float">
            <text:p>17.9018</text:p>
          </table:table-cell>
          <table:table-cell/>
          <table:table-cell office:value-type="float" office:value="-20.3999999999996" calcext:value-type="float">
            <text:p>-20.4</text:p>
          </table:table-cell>
          <table:table-cell office:value-type="float" office:value="0.0797171357717898" calcext:value-type="float">
            <text:p>0.0797171358</text:p>
          </table:table-cell>
          <table:table-cell table:formula="of:= [.K300]*1000" office:value-type="float" office:value="79.7171357717898" calcext:value-type="float">
            <text:p>79.7171357718</text:p>
          </table:table-cell>
          <table:table-cell table:number-columns-repeated="3"/>
          <table:table-cell office:value-type="float" office:value="-20.3999999999996" calcext:value-type="float">
            <text:p>-20.4</text:p>
          </table:table-cell>
          <table:table-cell office:value-type="float" office:value="0.218091391074031" calcext:value-type="float">
            <text:p>0.21809139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4.77" calcext:value-type="float">
            <text:p>44.77</text:p>
          </table:table-cell>
          <table:table-cell table:formula="of:=[.E301]-17.5" office:value-type="float" office:value="27.27" calcext:value-type="float">
            <text:p>27.27</text:p>
          </table:table-cell>
          <table:table-cell office:value-type="float" office:value="0.0183209" calcext:value-type="float">
            <text:p>0.0183209</text:p>
          </table:table-cell>
          <table:table-cell table:formula="of:=1000*[.G301]" office:value-type="float" office:value="18.3209" calcext:value-type="float">
            <text:p>18.3209</text:p>
          </table:table-cell>
          <table:table-cell/>
          <table:table-cell office:value-type="float" office:value="-20.2999999999996" calcext:value-type="float">
            <text:p>-20.3</text:p>
          </table:table-cell>
          <table:table-cell office:value-type="float" office:value="0.0822245751537719" calcext:value-type="float">
            <text:p>0.0822245752</text:p>
          </table:table-cell>
          <table:table-cell table:formula="of:= [.K301]*1000" office:value-type="float" office:value="82.2245751537719" calcext:value-type="float">
            <text:p>82.2245751538</text:p>
          </table:table-cell>
          <table:table-cell table:number-columns-repeated="3"/>
          <table:table-cell office:value-type="float" office:value="-20.2999999999996" calcext:value-type="float">
            <text:p>-20.3</text:p>
          </table:table-cell>
          <table:table-cell office:value-type="float" office:value="0.218562826236774" calcext:value-type="float">
            <text:p>0.21856282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4.635" calcext:value-type="float">
            <text:p>44.635</text:p>
          </table:table-cell>
          <table:table-cell table:formula="of:=[.E302]-17.5" office:value-type="float" office:value="27.135" calcext:value-type="float">
            <text:p>27.135</text:p>
          </table:table-cell>
          <table:table-cell office:value-type="float" office:value="0.0187503" calcext:value-type="float">
            <text:p>0.0187503</text:p>
          </table:table-cell>
          <table:table-cell table:formula="of:=1000*[.G302]" office:value-type="float" office:value="18.7503" calcext:value-type="float">
            <text:p>18.7503</text:p>
          </table:table-cell>
          <table:table-cell/>
          <table:table-cell office:value-type="float" office:value="-20.1999999999996" calcext:value-type="float">
            <text:p>-20.2</text:p>
          </table:table-cell>
          <table:table-cell office:value-type="float" office:value="0.0843015954982601" calcext:value-type="float">
            <text:p>0.0843015955</text:p>
          </table:table-cell>
          <table:table-cell table:formula="of:= [.K302]*1000" office:value-type="float" office:value="84.3015954982601" calcext:value-type="float">
            <text:p>84.3015954983</text:p>
          </table:table-cell>
          <table:table-cell table:number-columns-repeated="3"/>
          <table:table-cell office:value-type="float" office:value="-20.1999999999996" calcext:value-type="float">
            <text:p>-20.2</text:p>
          </table:table-cell>
          <table:table-cell office:value-type="float" office:value="0.218665164389276" calcext:value-type="float">
            <text:p>0.21866516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4.5" calcext:value-type="float">
            <text:p>44.5</text:p>
          </table:table-cell>
          <table:table-cell table:formula="of:=[.E303]-17.5" office:value-type="float" office:value="27" calcext:value-type="float">
            <text:p>27</text:p>
          </table:table-cell>
          <table:table-cell office:value-type="float" office:value="0.019187" calcext:value-type="float">
            <text:p>0.019187</text:p>
          </table:table-cell>
          <table:table-cell table:formula="of:=1000*[.G303]" office:value-type="float" office:value="19.187" calcext:value-type="float">
            <text:p>19.187</text:p>
          </table:table-cell>
          <table:table-cell/>
          <table:table-cell office:value-type="float" office:value="-20.0999999999996" calcext:value-type="float">
            <text:p>-20.1</text:p>
          </table:table-cell>
          <table:table-cell office:value-type="float" office:value="0.0877913749365448" calcext:value-type="float">
            <text:p>0.0877913749</text:p>
          </table:table-cell>
          <table:table-cell table:formula="of:= [.K303]*1000" office:value-type="float" office:value="87.7913749365448" calcext:value-type="float">
            <text:p>87.7913749365</text:p>
          </table:table-cell>
          <table:table-cell table:number-columns-repeated="3"/>
          <table:table-cell office:value-type="float" office:value="-20.0999999999996" calcext:value-type="float">
            <text:p>-20.1</text:p>
          </table:table-cell>
          <table:table-cell office:value-type="float" office:value="0.219724116758828" calcext:value-type="float">
            <text:p>0.21972411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4.365" calcext:value-type="float">
            <text:p>44.365</text:p>
          </table:table-cell>
          <table:table-cell table:formula="of:=[.E304]-17.5" office:value-type="float" office:value="26.865" calcext:value-type="float">
            <text:p>26.865</text:p>
          </table:table-cell>
          <table:table-cell office:value-type="float" office:value="0.0196588" calcext:value-type="float">
            <text:p>0.0196588</text:p>
          </table:table-cell>
          <table:table-cell table:formula="of:=1000*[.G304]" office:value-type="float" office:value="19.6588" calcext:value-type="float">
            <text:p>19.6588</text:p>
          </table:table-cell>
          <table:table-cell/>
          <table:table-cell office:value-type="float" office:value="-19.9999999999996" calcext:value-type="float">
            <text:p>-20</text:p>
          </table:table-cell>
          <table:table-cell office:value-type="float" office:value="0.0909794568947912" calcext:value-type="float">
            <text:p>0.0909794569</text:p>
          </table:table-cell>
          <table:table-cell table:formula="of:= [.K304]*1000" office:value-type="float" office:value="90.9794568947912" calcext:value-type="float">
            <text:p>90.9794568948</text:p>
          </table:table-cell>
          <table:table-cell table:number-columns-repeated="3"/>
          <table:table-cell office:value-type="float" office:value="-19.9999999999996" calcext:value-type="float">
            <text:p>-20</text:p>
          </table:table-cell>
          <table:table-cell office:value-type="float" office:value="0.220812043690857" calcext:value-type="float">
            <text:p>0.22081204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4.23" calcext:value-type="float">
            <text:p>44.23</text:p>
          </table:table-cell>
          <table:table-cell table:formula="of:=[.E305]-17.5" office:value-type="float" office:value="26.73" calcext:value-type="float">
            <text:p>26.73</text:p>
          </table:table-cell>
          <table:table-cell office:value-type="float" office:value="0.0201311" calcext:value-type="float">
            <text:p>0.0201311</text:p>
          </table:table-cell>
          <table:table-cell table:formula="of:=1000*[.G305]" office:value-type="float" office:value="20.1311" calcext:value-type="float">
            <text:p>20.1311</text:p>
          </table:table-cell>
          <table:table-cell/>
          <table:table-cell office:value-type="float" office:value="-19.8999999999996" calcext:value-type="float">
            <text:p>-19.9</text:p>
          </table:table-cell>
          <table:table-cell office:value-type="float" office:value="0.0937253613328536" calcext:value-type="float">
            <text:p>0.0937253613</text:p>
          </table:table-cell>
          <table:table-cell table:formula="of:= [.K305]*1000" office:value-type="float" office:value="93.7253613328536" calcext:value-type="float">
            <text:p>93.7253613329</text:p>
          </table:table-cell>
          <table:table-cell table:number-columns-repeated="3"/>
          <table:table-cell office:value-type="float" office:value="-19.8999999999996" calcext:value-type="float">
            <text:p>-19.9</text:p>
          </table:table-cell>
          <table:table-cell office:value-type="float" office:value="0.22208919949969" calcext:value-type="float">
            <text:p>0.22208919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4.095" calcext:value-type="float">
            <text:p>44.095</text:p>
          </table:table-cell>
          <table:table-cell table:formula="of:=[.E306]-17.5" office:value-type="float" office:value="26.595" calcext:value-type="float">
            <text:p>26.595</text:p>
          </table:table-cell>
          <table:table-cell office:value-type="float" office:value="0.0206138" calcext:value-type="float">
            <text:p>0.0206138</text:p>
          </table:table-cell>
          <table:table-cell table:formula="of:=1000*[.G306]" office:value-type="float" office:value="20.6138" calcext:value-type="float">
            <text:p>20.6138</text:p>
          </table:table-cell>
          <table:table-cell/>
          <table:table-cell office:value-type="float" office:value="-19.7999999999996" calcext:value-type="float">
            <text:p>-19.8</text:p>
          </table:table-cell>
          <table:table-cell office:value-type="float" office:value="0.0964944154098135" calcext:value-type="float">
            <text:p>0.0964944154</text:p>
          </table:table-cell>
          <table:table-cell table:formula="of:= [.K306]*1000" office:value-type="float" office:value="96.4944154098135" calcext:value-type="float">
            <text:p>96.4944154098</text:p>
          </table:table-cell>
          <table:table-cell table:number-columns-repeated="3"/>
          <table:table-cell office:value-type="float" office:value="-19.7999999999996" calcext:value-type="float">
            <text:p>-19.8</text:p>
          </table:table-cell>
          <table:table-cell office:value-type="float" office:value="0.223553484117404" calcext:value-type="float">
            <text:p>0.22355348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96" calcext:value-type="float">
            <text:p>43.96</text:p>
          </table:table-cell>
          <table:table-cell table:formula="of:=[.E307]-17.5" office:value-type="float" office:value="26.46" calcext:value-type="float">
            <text:p>26.46</text:p>
          </table:table-cell>
          <table:table-cell office:value-type="float" office:value="0.0211181" calcext:value-type="float">
            <text:p>0.0211181</text:p>
          </table:table-cell>
          <table:table-cell table:formula="of:=1000*[.G307]" office:value-type="float" office:value="21.1181" calcext:value-type="float">
            <text:p>21.1181</text:p>
          </table:table-cell>
          <table:table-cell/>
          <table:table-cell office:value-type="float" office:value="-19.6999999999996" calcext:value-type="float">
            <text:p>-19.7</text:p>
          </table:table-cell>
          <table:table-cell office:value-type="float" office:value="0.10051063452577" calcext:value-type="float">
            <text:p>0.1005106345</text:p>
          </table:table-cell>
          <table:table-cell table:formula="of:= [.K307]*1000" office:value-type="float" office:value="100.51063452577" calcext:value-type="float">
            <text:p>100.5106345258</text:p>
          </table:table-cell>
          <table:table-cell table:number-columns-repeated="3"/>
          <table:table-cell office:value-type="float" office:value="-19.6999999999996" calcext:value-type="float">
            <text:p>-19.7</text:p>
          </table:table-cell>
          <table:table-cell office:value-type="float" office:value="0.224955814616967" calcext:value-type="float">
            <text:p>0.22495581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825" calcext:value-type="float">
            <text:p>43.825</text:p>
          </table:table-cell>
          <table:table-cell table:formula="of:=[.E308]-17.5" office:value-type="float" office:value="26.325" calcext:value-type="float">
            <text:p>26.325</text:p>
          </table:table-cell>
          <table:table-cell office:value-type="float" office:value="0.0216404" calcext:value-type="float">
            <text:p>0.0216404</text:p>
          </table:table-cell>
          <table:table-cell table:formula="of:=1000*[.G308]" office:value-type="float" office:value="21.6404" calcext:value-type="float">
            <text:p>21.6404</text:p>
          </table:table-cell>
          <table:table-cell/>
          <table:table-cell office:value-type="float" office:value="-19.5999999999996" calcext:value-type="float">
            <text:p>-19.6</text:p>
          </table:table-cell>
          <table:table-cell office:value-type="float" office:value="0.10345594285698" calcext:value-type="float">
            <text:p>0.1034559429</text:p>
          </table:table-cell>
          <table:table-cell table:formula="of:= [.K308]*1000" office:value-type="float" office:value="103.45594285698" calcext:value-type="float">
            <text:p>103.455942857</text:p>
          </table:table-cell>
          <table:table-cell table:number-columns-repeated="3"/>
          <table:table-cell office:value-type="float" office:value="-19.5999999999996" calcext:value-type="float">
            <text:p>-19.6</text:p>
          </table:table-cell>
          <table:table-cell office:value-type="float" office:value="0.226515443522788" calcext:value-type="float">
            <text:p>0.22651544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69" calcext:value-type="float">
            <text:p>43.69</text:p>
          </table:table-cell>
          <table:table-cell table:formula="of:=[.E309]-17.5" office:value-type="float" office:value="26.19" calcext:value-type="float">
            <text:p>26.19</text:p>
          </table:table-cell>
          <table:table-cell office:value-type="float" office:value="0.0221703" calcext:value-type="float">
            <text:p>0.0221703</text:p>
          </table:table-cell>
          <table:table-cell table:formula="of:=1000*[.G309]" office:value-type="float" office:value="22.1703" calcext:value-type="float">
            <text:p>22.1703</text:p>
          </table:table-cell>
          <table:table-cell/>
          <table:table-cell office:value-type="float" office:value="-19.4999999999996" calcext:value-type="float">
            <text:p>-19.5</text:p>
          </table:table-cell>
          <table:table-cell office:value-type="float" office:value="0.10730493838108" calcext:value-type="float">
            <text:p>0.1073049384</text:p>
          </table:table-cell>
          <table:table-cell table:formula="of:= [.K309]*1000" office:value-type="float" office:value="107.30493838108" calcext:value-type="float">
            <text:p>107.3049383811</text:p>
          </table:table-cell>
          <table:table-cell table:number-columns-repeated="3"/>
          <table:table-cell office:value-type="float" office:value="-19.4999999999996" calcext:value-type="float">
            <text:p>-19.5</text:p>
          </table:table-cell>
          <table:table-cell office:value-type="float" office:value="0.228775008408749" calcext:value-type="float">
            <text:p>0.22877500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555" calcext:value-type="float">
            <text:p>43.555</text:p>
          </table:table-cell>
          <table:table-cell table:formula="of:=[.E310]-17.5" office:value-type="float" office:value="26.055" calcext:value-type="float">
            <text:p>26.055</text:p>
          </table:table-cell>
          <table:table-cell office:value-type="float" office:value="0.0227308" calcext:value-type="float">
            <text:p>0.0227308</text:p>
          </table:table-cell>
          <table:table-cell table:formula="of:=1000*[.G310]" office:value-type="float" office:value="22.7308" calcext:value-type="float">
            <text:p>22.7308</text:p>
          </table:table-cell>
          <table:table-cell/>
          <table:table-cell office:value-type="float" office:value="-19.3999999999996" calcext:value-type="float">
            <text:p>-19.4</text:p>
          </table:table-cell>
          <table:table-cell office:value-type="float" office:value="0.111194215478574" calcext:value-type="float">
            <text:p>0.1111942155</text:p>
          </table:table-cell>
          <table:table-cell table:formula="of:= [.K310]*1000" office:value-type="float" office:value="111.194215478574" calcext:value-type="float">
            <text:p>111.1942154786</text:p>
          </table:table-cell>
          <table:table-cell table:number-columns-repeated="3"/>
          <table:table-cell office:value-type="float" office:value="-19.3999999999996" calcext:value-type="float">
            <text:p>-19.4</text:p>
          </table:table-cell>
          <table:table-cell office:value-type="float" office:value="0.231407997416379" calcext:value-type="float">
            <text:p>0.23140799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42" calcext:value-type="float">
            <text:p>43.42</text:p>
          </table:table-cell>
          <table:table-cell table:formula="of:=[.E311]-17.5" office:value-type="float" office:value="25.92" calcext:value-type="float">
            <text:p>25.92</text:p>
          </table:table-cell>
          <table:table-cell office:value-type="float" office:value="0.0232961" calcext:value-type="float">
            <text:p>0.0232961</text:p>
          </table:table-cell>
          <table:table-cell table:formula="of:=1000*[.G311]" office:value-type="float" office:value="23.2961" calcext:value-type="float">
            <text:p>23.2961</text:p>
          </table:table-cell>
          <table:table-cell/>
          <table:table-cell office:value-type="float" office:value="-19.2999999999996" calcext:value-type="float">
            <text:p>-19.3</text:p>
          </table:table-cell>
          <table:table-cell office:value-type="float" office:value="0.114829718361794" calcext:value-type="float">
            <text:p>0.1148297184</text:p>
          </table:table-cell>
          <table:table-cell table:formula="of:= [.K311]*1000" office:value-type="float" office:value="114.829718361794" calcext:value-type="float">
            <text:p>114.8297183618</text:p>
          </table:table-cell>
          <table:table-cell table:number-columns-repeated="3"/>
          <table:table-cell office:value-type="float" office:value="-19.2999999999996" calcext:value-type="float">
            <text:p>-19.3</text:p>
          </table:table-cell>
          <table:table-cell office:value-type="float" office:value="0.233852755245151" calcext:value-type="float">
            <text:p>0.23385275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285" calcext:value-type="float">
            <text:p>43.285</text:p>
          </table:table-cell>
          <table:table-cell table:formula="of:=[.E312]-17.5" office:value-type="float" office:value="25.785" calcext:value-type="float">
            <text:p>25.785</text:p>
          </table:table-cell>
          <table:table-cell office:value-type="float" office:value="0.0238938" calcext:value-type="float">
            <text:p>0.0238938</text:p>
          </table:table-cell>
          <table:table-cell table:formula="of:=1000*[.G312]" office:value-type="float" office:value="23.8938" calcext:value-type="float">
            <text:p>23.8938</text:p>
          </table:table-cell>
          <table:table-cell/>
          <table:table-cell office:value-type="float" office:value="-19.1999999999996" calcext:value-type="float">
            <text:p>-19.2</text:p>
          </table:table-cell>
          <table:table-cell office:value-type="float" office:value="0.119894547261518" calcext:value-type="float">
            <text:p>0.1198945473</text:p>
          </table:table-cell>
          <table:table-cell table:formula="of:= [.K312]*1000" office:value-type="float" office:value="119.894547261518" calcext:value-type="float">
            <text:p>119.8945472615</text:p>
          </table:table-cell>
          <table:table-cell table:number-columns-repeated="3"/>
          <table:table-cell office:value-type="float" office:value="-19.1999999999996" calcext:value-type="float">
            <text:p>-19.2</text:p>
          </table:table-cell>
          <table:table-cell office:value-type="float" office:value="0.236241263027527" calcext:value-type="float">
            <text:p>0.2362412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15" calcext:value-type="float">
            <text:p>43.15</text:p>
          </table:table-cell>
          <table:table-cell table:formula="of:=[.E313]-17.5" office:value-type="float" office:value="25.65" calcext:value-type="float">
            <text:p>25.65</text:p>
          </table:table-cell>
          <table:table-cell office:value-type="float" office:value="0.0245054" calcext:value-type="float">
            <text:p>0.0245054</text:p>
          </table:table-cell>
          <table:table-cell table:formula="of:=1000*[.G313]" office:value-type="float" office:value="24.5054" calcext:value-type="float">
            <text:p>24.5054</text:p>
          </table:table-cell>
          <table:table-cell/>
          <table:table-cell office:value-type="float" office:value="-19.0999999999996" calcext:value-type="float">
            <text:p>-19.1</text:p>
          </table:table-cell>
          <table:table-cell office:value-type="float" office:value="0.124591814039884" calcext:value-type="float">
            <text:p>0.124591814</text:p>
          </table:table-cell>
          <table:table-cell table:formula="of:= [.K313]*1000" office:value-type="float" office:value="124.591814039884" calcext:value-type="float">
            <text:p>124.5918140399</text:p>
          </table:table-cell>
          <table:table-cell table:number-columns-repeated="3"/>
          <table:table-cell office:value-type="float" office:value="-19.0999999999996" calcext:value-type="float">
            <text:p>-19.1</text:p>
          </table:table-cell>
          <table:table-cell office:value-type="float" office:value="0.239197512616728" calcext:value-type="float">
            <text:p>0.23919751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3.015" calcext:value-type="float">
            <text:p>43.015</text:p>
          </table:table-cell>
          <table:table-cell table:formula="of:=[.E314]-17.5" office:value-type="float" office:value="25.515" calcext:value-type="float">
            <text:p>25.515</text:p>
          </table:table-cell>
          <table:table-cell office:value-type="float" office:value="0.0251391" calcext:value-type="float">
            <text:p>0.0251391</text:p>
          </table:table-cell>
          <table:table-cell table:formula="of:=1000*[.G314]" office:value-type="float" office:value="25.1391" calcext:value-type="float">
            <text:p>25.1391</text:p>
          </table:table-cell>
          <table:table-cell/>
          <table:table-cell office:value-type="float" office:value="-18.9999999999996" calcext:value-type="float">
            <text:p>-19</text:p>
          </table:table-cell>
          <table:table-cell office:value-type="float" office:value="0.1288391872638" calcext:value-type="float">
            <text:p>0.1288391873</text:p>
          </table:table-cell>
          <table:table-cell table:formula="of:= [.K314]*1000" office:value-type="float" office:value="128.8391872638" calcext:value-type="float">
            <text:p>128.8391872638</text:p>
          </table:table-cell>
          <table:table-cell table:number-columns-repeated="3"/>
          <table:table-cell office:value-type="float" office:value="-18.9999999999996" calcext:value-type="float">
            <text:p>-19</text:p>
          </table:table-cell>
          <table:table-cell office:value-type="float" office:value="0.242583950152117" calcext:value-type="float">
            <text:p>0.24258395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2.88" calcext:value-type="float">
            <text:p>42.88</text:p>
          </table:table-cell>
          <table:table-cell table:formula="of:=[.E315]-17.5" office:value-type="float" office:value="25.38" calcext:value-type="float">
            <text:p>25.38</text:p>
          </table:table-cell>
          <table:table-cell office:value-type="float" office:value="0.0258029" calcext:value-type="float">
            <text:p>0.0258029</text:p>
          </table:table-cell>
          <table:table-cell table:formula="of:=1000*[.G315]" office:value-type="float" office:value="25.8029" calcext:value-type="float">
            <text:p>25.8029</text:p>
          </table:table-cell>
          <table:table-cell/>
          <table:table-cell office:value-type="float" office:value="-18.8999999999996" calcext:value-type="float">
            <text:p>-18.9</text:p>
          </table:table-cell>
          <table:table-cell office:value-type="float" office:value="0.133981070733119" calcext:value-type="float">
            <text:p>0.1339810707</text:p>
          </table:table-cell>
          <table:table-cell table:formula="of:= [.K315]*1000" office:value-type="float" office:value="133.981070733119" calcext:value-type="float">
            <text:p>133.9810707331</text:p>
          </table:table-cell>
          <table:table-cell table:number-columns-repeated="3"/>
          <table:table-cell office:value-type="float" office:value="-18.8999999999996" calcext:value-type="float">
            <text:p>-18.9</text:p>
          </table:table-cell>
          <table:table-cell office:value-type="float" office:value="0.245162240290635" calcext:value-type="float">
            <text:p>0.24516224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2.745" calcext:value-type="float">
            <text:p>42.745</text:p>
          </table:table-cell>
          <table:table-cell table:formula="of:=[.E316]-17.5" office:value-type="float" office:value="25.245" calcext:value-type="float">
            <text:p>25.245</text:p>
          </table:table-cell>
          <table:table-cell office:value-type="float" office:value="0.0264761" calcext:value-type="float">
            <text:p>0.0264761</text:p>
          </table:table-cell>
          <table:table-cell table:formula="of:=1000*[.G316]" office:value-type="float" office:value="26.4761" calcext:value-type="float">
            <text:p>26.4761</text:p>
          </table:table-cell>
          <table:table-cell/>
          <table:table-cell office:value-type="float" office:value="-18.7999999999996" calcext:value-type="float">
            <text:p>-18.8</text:p>
          </table:table-cell>
          <table:table-cell office:value-type="float" office:value="0.13907502506249" calcext:value-type="float">
            <text:p>0.1390750251</text:p>
          </table:table-cell>
          <table:table-cell table:formula="of:= [.K316]*1000" office:value-type="float" office:value="139.07502506249" calcext:value-type="float">
            <text:p>139.0750250625</text:p>
          </table:table-cell>
          <table:table-cell table:number-columns-repeated="3"/>
          <table:table-cell office:value-type="float" office:value="-18.7999999999996" calcext:value-type="float">
            <text:p>-18.8</text:p>
          </table:table-cell>
          <table:table-cell office:value-type="float" office:value="0.24858631465083" calcext:value-type="float">
            <text:p>0.24858631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2.61" calcext:value-type="float">
            <text:p>42.61</text:p>
          </table:table-cell>
          <table:table-cell table:formula="of:=[.E317]-17.5" office:value-type="float" office:value="25.11" calcext:value-type="float">
            <text:p>25.11</text:p>
          </table:table-cell>
          <table:table-cell office:value-type="float" office:value="0.0271839" calcext:value-type="float">
            <text:p>0.0271839</text:p>
          </table:table-cell>
          <table:table-cell table:formula="of:=1000*[.G317]" office:value-type="float" office:value="27.1839" calcext:value-type="float">
            <text:p>27.1839</text:p>
          </table:table-cell>
          <table:table-cell/>
          <table:table-cell office:value-type="float" office:value="-18.6999999999996" calcext:value-type="float">
            <text:p>-18.7</text:p>
          </table:table-cell>
          <table:table-cell office:value-type="float" office:value="0.144754702754542" calcext:value-type="float">
            <text:p>0.1447547028</text:p>
          </table:table-cell>
          <table:table-cell table:formula="of:= [.K317]*1000" office:value-type="float" office:value="144.754702754542" calcext:value-type="float">
            <text:p>144.7547027545</text:p>
          </table:table-cell>
          <table:table-cell table:number-columns-repeated="3"/>
          <table:table-cell office:value-type="float" office:value="-18.6999999999996" calcext:value-type="float">
            <text:p>-18.7</text:p>
          </table:table-cell>
          <table:table-cell office:value-type="float" office:value="0.252233545529039" calcext:value-type="float">
            <text:p>0.25223354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2.475" calcext:value-type="float">
            <text:p>42.475</text:p>
          </table:table-cell>
          <table:table-cell table:formula="of:=[.E318]-17.5" office:value-type="float" office:value="24.975" calcext:value-type="float">
            <text:p>24.975</text:p>
          </table:table-cell>
          <table:table-cell office:value-type="float" office:value="0.0279104" calcext:value-type="float">
            <text:p>0.0279104</text:p>
          </table:table-cell>
          <table:table-cell table:formula="of:=1000*[.G318]" office:value-type="float" office:value="27.9104" calcext:value-type="float">
            <text:p>27.9104</text:p>
          </table:table-cell>
          <table:table-cell/>
          <table:table-cell office:value-type="float" office:value="-18.5999999999996" calcext:value-type="float">
            <text:p>-18.6</text:p>
          </table:table-cell>
          <table:table-cell office:value-type="float" office:value="0.150459878822555" calcext:value-type="float">
            <text:p>0.1504598788</text:p>
          </table:table-cell>
          <table:table-cell table:formula="of:= [.K318]*1000" office:value-type="float" office:value="150.459878822555" calcext:value-type="float">
            <text:p>150.4598788226</text:p>
          </table:table-cell>
          <table:table-cell table:number-columns-repeated="3"/>
          <table:table-cell office:value-type="float" office:value="-18.5999999999996" calcext:value-type="float">
            <text:p>-18.6</text:p>
          </table:table-cell>
          <table:table-cell office:value-type="float" office:value="0.255070828841108" calcext:value-type="float">
            <text:p>0.25507082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2.34" calcext:value-type="float">
            <text:p>42.34</text:p>
          </table:table-cell>
          <table:table-cell table:formula="of:=[.E319]-17.5" office:value-type="float" office:value="24.84" calcext:value-type="float">
            <text:p>24.84</text:p>
          </table:table-cell>
          <table:table-cell office:value-type="float" office:value="0.0286627" calcext:value-type="float">
            <text:p>0.0286627</text:p>
          </table:table-cell>
          <table:table-cell table:formula="of:=1000*[.G319]" office:value-type="float" office:value="28.6627" calcext:value-type="float">
            <text:p>28.6627</text:p>
          </table:table-cell>
          <table:table-cell/>
          <table:table-cell office:value-type="float" office:value="-18.4999999999996" calcext:value-type="float">
            <text:p>-18.5</text:p>
          </table:table-cell>
          <table:table-cell office:value-type="float" office:value="0.155612529584407" calcext:value-type="float">
            <text:p>0.1556125296</text:p>
          </table:table-cell>
          <table:table-cell table:formula="of:= [.K319]*1000" office:value-type="float" office:value="155.612529584407" calcext:value-type="float">
            <text:p>155.6125295844</text:p>
          </table:table-cell>
          <table:table-cell table:number-columns-repeated="3"/>
          <table:table-cell office:value-type="float" office:value="-18.4999999999996" calcext:value-type="float">
            <text:p>-18.5</text:p>
          </table:table-cell>
          <table:table-cell office:value-type="float" office:value="0.258418277893205" calcext:value-type="float">
            <text:p>0.25841827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2.205" calcext:value-type="float">
            <text:p>42.205</text:p>
          </table:table-cell>
          <table:table-cell table:formula="of:=[.E320]-17.5" office:value-type="float" office:value="24.705" calcext:value-type="float">
            <text:p>24.705</text:p>
          </table:table-cell>
          <table:table-cell office:value-type="float" office:value="0.0294562" calcext:value-type="float">
            <text:p>0.0294562</text:p>
          </table:table-cell>
          <table:table-cell table:formula="of:=1000*[.G320]" office:value-type="float" office:value="29.4562" calcext:value-type="float">
            <text:p>29.4562</text:p>
          </table:table-cell>
          <table:table-cell/>
          <table:table-cell office:value-type="float" office:value="-18.3999999999996" calcext:value-type="float">
            <text:p>-18.4</text:p>
          </table:table-cell>
          <table:table-cell office:value-type="float" office:value="0.160948734204395" calcext:value-type="float">
            <text:p>0.1609487342</text:p>
          </table:table-cell>
          <table:table-cell table:formula="of:= [.K320]*1000" office:value-type="float" office:value="160.948734204395" calcext:value-type="float">
            <text:p>160.9487342044</text:p>
          </table:table-cell>
          <table:table-cell table:number-columns-repeated="3"/>
          <table:table-cell office:value-type="float" office:value="-18.3999999999996" calcext:value-type="float">
            <text:p>-18.4</text:p>
          </table:table-cell>
          <table:table-cell office:value-type="float" office:value="0.262279298013447" calcext:value-type="float">
            <text:p>0.26227929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2.07" calcext:value-type="float">
            <text:p>42.07</text:p>
          </table:table-cell>
          <table:table-cell table:formula="of:=[.E321]-17.5" office:value-type="float" office:value="24.57" calcext:value-type="float">
            <text:p>24.57</text:p>
          </table:table-cell>
          <table:table-cell office:value-type="float" office:value="0.0302645" calcext:value-type="float">
            <text:p>0.0302645</text:p>
          </table:table-cell>
          <table:table-cell table:formula="of:=1000*[.G321]" office:value-type="float" office:value="30.2645" calcext:value-type="float">
            <text:p>30.2645</text:p>
          </table:table-cell>
          <table:table-cell/>
          <table:table-cell office:value-type="float" office:value="-18.2999999999996" calcext:value-type="float">
            <text:p>-18.3</text:p>
          </table:table-cell>
          <table:table-cell office:value-type="float" office:value="0.168854888204901" calcext:value-type="float">
            <text:p>0.1688548882</text:p>
          </table:table-cell>
          <table:table-cell table:formula="of:= [.K321]*1000" office:value-type="float" office:value="168.854888204901" calcext:value-type="float">
            <text:p>168.8548882049</text:p>
          </table:table-cell>
          <table:table-cell table:number-columns-repeated="3"/>
          <table:table-cell office:value-type="float" office:value="-18.2999999999996" calcext:value-type="float">
            <text:p>-18.3</text:p>
          </table:table-cell>
          <table:table-cell office:value-type="float" office:value="0.264930570049977" calcext:value-type="float">
            <text:p>0.264930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1.935" calcext:value-type="float">
            <text:p>41.935</text:p>
          </table:table-cell>
          <table:table-cell table:formula="of:=[.E322]-17.5" office:value-type="float" office:value="24.435" calcext:value-type="float">
            <text:p>24.435</text:p>
          </table:table-cell>
          <table:table-cell office:value-type="float" office:value="0.0311091" calcext:value-type="float">
            <text:p>0.0311091</text:p>
          </table:table-cell>
          <table:table-cell table:formula="of:=1000*[.G322]" office:value-type="float" office:value="31.1091" calcext:value-type="float">
            <text:p>31.1091</text:p>
          </table:table-cell>
          <table:table-cell/>
          <table:table-cell office:value-type="float" office:value="-18.1999999999995" calcext:value-type="float">
            <text:p>-18.2</text:p>
          </table:table-cell>
          <table:table-cell office:value-type="float" office:value="0.175327041485231" calcext:value-type="float">
            <text:p>0.1753270415</text:p>
          </table:table-cell>
          <table:table-cell table:formula="of:= [.K322]*1000" office:value-type="float" office:value="175.327041485231" calcext:value-type="float">
            <text:p>175.3270414852</text:p>
          </table:table-cell>
          <table:table-cell table:number-columns-repeated="3"/>
          <table:table-cell office:value-type="float" office:value="-18.1999999999995" calcext:value-type="float">
            <text:p>-18.2</text:p>
          </table:table-cell>
          <table:table-cell office:value-type="float" office:value="0.267754627980228" calcext:value-type="float">
            <text:p>0.2677546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1.8" calcext:value-type="float">
            <text:p>41.8</text:p>
          </table:table-cell>
          <table:table-cell table:formula="of:=[.E323]-17.5" office:value-type="float" office:value="24.3" calcext:value-type="float">
            <text:p>24.3</text:p>
          </table:table-cell>
          <table:table-cell office:value-type="float" office:value="0.0319881" calcext:value-type="float">
            <text:p>0.0319881</text:p>
          </table:table-cell>
          <table:table-cell table:formula="of:=1000*[.G323]" office:value-type="float" office:value="31.9881" calcext:value-type="float">
            <text:p>31.9881</text:p>
          </table:table-cell>
          <table:table-cell/>
          <table:table-cell office:value-type="float" office:value="-18.0999999999995" calcext:value-type="float">
            <text:p>-18.1</text:p>
          </table:table-cell>
          <table:table-cell office:value-type="float" office:value="0.181592904913602" calcext:value-type="float">
            <text:p>0.1815929049</text:p>
          </table:table-cell>
          <table:table-cell table:formula="of:= [.K323]*1000" office:value-type="float" office:value="181.592904913602" calcext:value-type="float">
            <text:p>181.5929049136</text:p>
          </table:table-cell>
          <table:table-cell table:number-columns-repeated="3"/>
          <table:table-cell office:value-type="float" office:value="-18.0999999999995" calcext:value-type="float">
            <text:p>-18.1</text:p>
          </table:table-cell>
          <table:table-cell office:value-type="float" office:value="0.271195558531957" calcext:value-type="float">
            <text:p>0.27119555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1.665" calcext:value-type="float">
            <text:p>41.665</text:p>
          </table:table-cell>
          <table:table-cell table:formula="of:=[.E324]-17.5" office:value-type="float" office:value="24.165" calcext:value-type="float">
            <text:p>24.165</text:p>
          </table:table-cell>
          <table:table-cell office:value-type="float" office:value="0.032901" calcext:value-type="float">
            <text:p>0.032901</text:p>
          </table:table-cell>
          <table:table-cell table:formula="of:=1000*[.G324]" office:value-type="float" office:value="32.901" calcext:value-type="float">
            <text:p>32.901</text:p>
          </table:table-cell>
          <table:table-cell/>
          <table:table-cell office:value-type="float" office:value="-17.9999999999995" calcext:value-type="float">
            <text:p>-18</text:p>
          </table:table-cell>
          <table:table-cell office:value-type="float" office:value="0.18787623905263" calcext:value-type="float">
            <text:p>0.1878762391</text:p>
          </table:table-cell>
          <table:table-cell table:formula="of:= [.K324]*1000" office:value-type="float" office:value="187.87623905263" calcext:value-type="float">
            <text:p>187.8762390526</text:p>
          </table:table-cell>
          <table:table-cell table:number-columns-repeated="3"/>
          <table:table-cell office:value-type="float" office:value="-17.9999999999995" calcext:value-type="float">
            <text:p>-18</text:p>
          </table:table-cell>
          <table:table-cell office:value-type="float" office:value="0.27251731810949" calcext:value-type="float">
            <text:p>0.27251731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1.53" calcext:value-type="float">
            <text:p>41.53</text:p>
          </table:table-cell>
          <table:table-cell table:formula="of:=[.E325]-17.5" office:value-type="float" office:value="24.03" calcext:value-type="float">
            <text:p>24.03</text:p>
          </table:table-cell>
          <table:table-cell office:value-type="float" office:value="0.0338469" calcext:value-type="float">
            <text:p>0.0338469</text:p>
          </table:table-cell>
          <table:table-cell table:formula="of:=1000*[.G325]" office:value-type="float" office:value="33.8469" calcext:value-type="float">
            <text:p>33.8469</text:p>
          </table:table-cell>
          <table:table-cell/>
          <table:table-cell office:value-type="float" office:value="-17.8999999999995" calcext:value-type="float">
            <text:p>-17.9</text:p>
          </table:table-cell>
          <table:table-cell office:value-type="float" office:value="0.194526450312407" calcext:value-type="float">
            <text:p>0.1945264503</text:p>
          </table:table-cell>
          <table:table-cell table:formula="of:= [.K325]*1000" office:value-type="float" office:value="194.526450312407" calcext:value-type="float">
            <text:p>194.5264503124</text:p>
          </table:table-cell>
          <table:table-cell table:number-columns-repeated="3"/>
          <table:table-cell office:value-type="float" office:value="-17.8999999999995" calcext:value-type="float">
            <text:p>-17.9</text:p>
          </table:table-cell>
          <table:table-cell office:value-type="float" office:value="0.273587458262927" calcext:value-type="float">
            <text:p>0.27358745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1.395" calcext:value-type="float">
            <text:p>41.395</text:p>
          </table:table-cell>
          <table:table-cell table:formula="of:=[.E326]-17.5" office:value-type="float" office:value="23.895" calcext:value-type="float">
            <text:p>23.895</text:p>
          </table:table-cell>
          <table:table-cell office:value-type="float" office:value="0.0348365" calcext:value-type="float">
            <text:p>0.0348365</text:p>
          </table:table-cell>
          <table:table-cell table:formula="of:=1000*[.G326]" office:value-type="float" office:value="34.8365" calcext:value-type="float">
            <text:p>34.8365</text:p>
          </table:table-cell>
          <table:table-cell/>
          <table:table-cell office:value-type="float" office:value="-17.7999999999995" calcext:value-type="float">
            <text:p>-17.8</text:p>
          </table:table-cell>
          <table:table-cell office:value-type="float" office:value="0.200411226094393" calcext:value-type="float">
            <text:p>0.2004112261</text:p>
          </table:table-cell>
          <table:table-cell table:formula="of:= [.K326]*1000" office:value-type="float" office:value="200.411226094393" calcext:value-type="float">
            <text:p>200.4112260944</text:p>
          </table:table-cell>
          <table:table-cell table:number-columns-repeated="3"/>
          <table:table-cell office:value-type="float" office:value="-17.7999999999995" calcext:value-type="float">
            <text:p>-17.8</text:p>
          </table:table-cell>
          <table:table-cell office:value-type="float" office:value="0.27529184157981" calcext:value-type="float">
            <text:p>0.27529184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1.26" calcext:value-type="float">
            <text:p>41.26</text:p>
          </table:table-cell>
          <table:table-cell table:formula="of:=[.E327]-17.5" office:value-type="float" office:value="23.76" calcext:value-type="float">
            <text:p>23.76</text:p>
          </table:table-cell>
          <table:table-cell office:value-type="float" office:value="0.0358678" calcext:value-type="float">
            <text:p>0.0358678</text:p>
          </table:table-cell>
          <table:table-cell table:formula="of:=1000*[.G327]" office:value-type="float" office:value="35.8678" calcext:value-type="float">
            <text:p>35.8678</text:p>
          </table:table-cell>
          <table:table-cell/>
          <table:table-cell office:value-type="float" office:value="-17.6999999999995" calcext:value-type="float">
            <text:p>-17.7</text:p>
          </table:table-cell>
          <table:table-cell office:value-type="float" office:value="0.206568733546617" calcext:value-type="float">
            <text:p>0.2065687335</text:p>
          </table:table-cell>
          <table:table-cell table:formula="of:= [.K327]*1000" office:value-type="float" office:value="206.568733546617" calcext:value-type="float">
            <text:p>206.5687335466</text:p>
          </table:table-cell>
          <table:table-cell table:number-columns-repeated="3"/>
          <table:table-cell office:value-type="float" office:value="-17.6999999999995" calcext:value-type="float">
            <text:p>-17.7</text:p>
          </table:table-cell>
          <table:table-cell office:value-type="float" office:value="0.276228174893806" calcext:value-type="float">
            <text:p>0.27622817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1.125" calcext:value-type="float">
            <text:p>41.125</text:p>
          </table:table-cell>
          <table:table-cell table:formula="of:=[.E328]-17.5" office:value-type="float" office:value="23.625" calcext:value-type="float">
            <text:p>23.625</text:p>
          </table:table-cell>
          <table:table-cell office:value-type="float" office:value="0.0369398" calcext:value-type="float">
            <text:p>0.0369398</text:p>
          </table:table-cell>
          <table:table-cell table:formula="of:=1000*[.G328]" office:value-type="float" office:value="36.9398" calcext:value-type="float">
            <text:p>36.9398</text:p>
          </table:table-cell>
          <table:table-cell/>
          <table:table-cell office:value-type="float" office:value="-17.5999999999995" calcext:value-type="float">
            <text:p>-17.6</text:p>
          </table:table-cell>
          <table:table-cell office:value-type="float" office:value="0.2106836226459" calcext:value-type="float">
            <text:p>0.2106836226</text:p>
          </table:table-cell>
          <table:table-cell table:formula="of:= [.K328]*1000" office:value-type="float" office:value="210.6836226459" calcext:value-type="float">
            <text:p>210.6836226459</text:p>
          </table:table-cell>
          <table:table-cell table:number-columns-repeated="3"/>
          <table:table-cell office:value-type="float" office:value="-17.5999999999995" calcext:value-type="float">
            <text:p>-17.6</text:p>
          </table:table-cell>
          <table:table-cell office:value-type="float" office:value="0.273688107857359" calcext:value-type="float">
            <text:p>0.27368810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99" calcext:value-type="float">
            <text:p>40.99</text:p>
          </table:table-cell>
          <table:table-cell table:formula="of:=[.E329]-17.5" office:value-type="float" office:value="23.49" calcext:value-type="float">
            <text:p>23.49</text:p>
          </table:table-cell>
          <table:table-cell office:value-type="float" office:value="0.0380538" calcext:value-type="float">
            <text:p>0.0380538</text:p>
          </table:table-cell>
          <table:table-cell table:formula="of:=1000*[.G329]" office:value-type="float" office:value="38.0538" calcext:value-type="float">
            <text:p>38.0538</text:p>
          </table:table-cell>
          <table:table-cell/>
          <table:table-cell office:value-type="float" office:value="-17.4999999999995" calcext:value-type="float">
            <text:p>-17.5</text:p>
          </table:table-cell>
          <table:table-cell office:value-type="float" office:value="0.215789778009855" calcext:value-type="float">
            <text:p>0.215789778</text:p>
          </table:table-cell>
          <table:table-cell table:formula="of:= [.K329]*1000" office:value-type="float" office:value="215.789778009855" calcext:value-type="float">
            <text:p>215.7897780099</text:p>
          </table:table-cell>
          <table:table-cell table:number-columns-repeated="3"/>
          <table:table-cell office:value-type="float" office:value="-17.4999999999995" calcext:value-type="float">
            <text:p>-17.5</text:p>
          </table:table-cell>
          <table:table-cell office:value-type="float" office:value="0.271882548480284" calcext:value-type="float">
            <text:p>0.27188254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855" calcext:value-type="float">
            <text:p>40.855</text:p>
          </table:table-cell>
          <table:table-cell table:formula="of:=[.E330]-17.5" office:value-type="float" office:value="23.355" calcext:value-type="float">
            <text:p>23.355</text:p>
          </table:table-cell>
          <table:table-cell office:value-type="float" office:value="0.0392221" calcext:value-type="float">
            <text:p>0.0392221</text:p>
          </table:table-cell>
          <table:table-cell table:formula="of:=1000*[.G330]" office:value-type="float" office:value="39.2221" calcext:value-type="float">
            <text:p>39.2221</text:p>
          </table:table-cell>
          <table:table-cell/>
          <table:table-cell office:value-type="float" office:value="-17.3999999999995" calcext:value-type="float">
            <text:p>-17.4</text:p>
          </table:table-cell>
          <table:table-cell office:value-type="float" office:value="0.219597813422839" calcext:value-type="float">
            <text:p>0.2195978134</text:p>
          </table:table-cell>
          <table:table-cell table:formula="of:= [.K330]*1000" office:value-type="float" office:value="219.597813422839" calcext:value-type="float">
            <text:p>219.5978134228</text:p>
          </table:table-cell>
          <table:table-cell table:number-columns-repeated="3"/>
          <table:table-cell office:value-type="float" office:value="-17.3999999999995" calcext:value-type="float">
            <text:p>-17.4</text:p>
          </table:table-cell>
          <table:table-cell office:value-type="float" office:value="0.268456268033639" calcext:value-type="float">
            <text:p>0.2684562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72" calcext:value-type="float">
            <text:p>40.72</text:p>
          </table:table-cell>
          <table:table-cell table:formula="of:=[.E331]-17.5" office:value-type="float" office:value="23.22" calcext:value-type="float">
            <text:p>23.22</text:p>
          </table:table-cell>
          <table:table-cell office:value-type="float" office:value="0.0404292" calcext:value-type="float">
            <text:p>0.0404292</text:p>
          </table:table-cell>
          <table:table-cell table:formula="of:=1000*[.G331]" office:value-type="float" office:value="40.4292" calcext:value-type="float">
            <text:p>40.4292</text:p>
          </table:table-cell>
          <table:table-cell/>
          <table:table-cell office:value-type="float" office:value="-17.2999999999995" calcext:value-type="float">
            <text:p>-17.3</text:p>
          </table:table-cell>
          <table:table-cell office:value-type="float" office:value="0.221932049196837" calcext:value-type="float">
            <text:p>0.2219320492</text:p>
          </table:table-cell>
          <table:table-cell table:formula="of:= [.K331]*1000" office:value-type="float" office:value="221.932049196837" calcext:value-type="float">
            <text:p>221.9320491968</text:p>
          </table:table-cell>
          <table:table-cell table:number-columns-repeated="3"/>
          <table:table-cell office:value-type="float" office:value="-17.2999999999995" calcext:value-type="float">
            <text:p>-17.3</text:p>
          </table:table-cell>
          <table:table-cell office:value-type="float" office:value="0.265389686290485" calcext:value-type="float">
            <text:p>0.26538968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585" calcext:value-type="float">
            <text:p>40.585</text:p>
          </table:table-cell>
          <table:table-cell table:formula="of:=[.E332]-17.5" office:value-type="float" office:value="23.085" calcext:value-type="float">
            <text:p>23.085</text:p>
          </table:table-cell>
          <table:table-cell office:value-type="float" office:value="0.0416858" calcext:value-type="float">
            <text:p>0.0416858</text:p>
          </table:table-cell>
          <table:table-cell table:formula="of:=1000*[.G332]" office:value-type="float" office:value="41.6858" calcext:value-type="float">
            <text:p>41.6858</text:p>
          </table:table-cell>
          <table:table-cell/>
          <table:table-cell office:value-type="float" office:value="-17.1999999999995" calcext:value-type="float">
            <text:p>-17.2</text:p>
          </table:table-cell>
          <table:table-cell office:value-type="float" office:value="0.224328317957397" calcext:value-type="float">
            <text:p>0.224328318</text:p>
          </table:table-cell>
          <table:table-cell table:formula="of:= [.K332]*1000" office:value-type="float" office:value="224.328317957397" calcext:value-type="float">
            <text:p>224.3283179574</text:p>
          </table:table-cell>
          <table:table-cell table:number-columns-repeated="3"/>
          <table:table-cell office:value-type="float" office:value="-17.1999999999995" calcext:value-type="float">
            <text:p>-17.2</text:p>
          </table:table-cell>
          <table:table-cell office:value-type="float" office:value="0.260711559521022" calcext:value-type="float">
            <text:p>0.26071155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45" calcext:value-type="float">
            <text:p>40.45</text:p>
          </table:table-cell>
          <table:table-cell table:formula="of:=[.E333]-17.5" office:value-type="float" office:value="22.95" calcext:value-type="float">
            <text:p>22.95</text:p>
          </table:table-cell>
          <table:table-cell office:value-type="float" office:value="0.0430305" calcext:value-type="float">
            <text:p>0.0430305</text:p>
          </table:table-cell>
          <table:table-cell table:formula="of:=1000*[.G333]" office:value-type="float" office:value="43.0305" calcext:value-type="float">
            <text:p>43.0305</text:p>
          </table:table-cell>
          <table:table-cell/>
          <table:table-cell office:value-type="float" office:value="-17.0999999999995" calcext:value-type="float">
            <text:p>-17.1</text:p>
          </table:table-cell>
          <table:table-cell office:value-type="float" office:value="0.226000453240154" calcext:value-type="float">
            <text:p>0.2260004532</text:p>
          </table:table-cell>
          <table:table-cell table:formula="of:= [.K333]*1000" office:value-type="float" office:value="226.000453240154" calcext:value-type="float">
            <text:p>226.0004532402</text:p>
          </table:table-cell>
          <table:table-cell table:number-columns-repeated="3"/>
          <table:table-cell office:value-type="float" office:value="-17.0999999999995" calcext:value-type="float">
            <text:p>-17.1</text:p>
          </table:table-cell>
          <table:table-cell office:value-type="float" office:value="0.255549740141731" calcext:value-type="float">
            <text:p>0.25554974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315" calcext:value-type="float">
            <text:p>40.315</text:p>
          </table:table-cell>
          <table:table-cell table:formula="of:=[.E334]-17.5" office:value-type="float" office:value="22.815" calcext:value-type="float">
            <text:p>22.815</text:p>
          </table:table-cell>
          <table:table-cell office:value-type="float" office:value="0.0444164" calcext:value-type="float">
            <text:p>0.0444164</text:p>
          </table:table-cell>
          <table:table-cell table:formula="of:=1000*[.G334]" office:value-type="float" office:value="44.4164" calcext:value-type="float">
            <text:p>44.4164</text:p>
          </table:table-cell>
          <table:table-cell/>
          <table:table-cell office:value-type="float" office:value="-16.9999999999995" calcext:value-type="float">
            <text:p>-17</text:p>
          </table:table-cell>
          <table:table-cell office:value-type="float" office:value="0.226298252743651" calcext:value-type="float">
            <text:p>0.2262982527</text:p>
          </table:table-cell>
          <table:table-cell table:formula="of:= [.K334]*1000" office:value-type="float" office:value="226.298252743651" calcext:value-type="float">
            <text:p>226.2982527437</text:p>
          </table:table-cell>
          <table:table-cell table:number-columns-repeated="3"/>
          <table:table-cell office:value-type="float" office:value="-16.9999999999995" calcext:value-type="float">
            <text:p>-17</text:p>
          </table:table-cell>
          <table:table-cell office:value-type="float" office:value="0.249927142595086" calcext:value-type="float">
            <text:p>0.24992714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18" calcext:value-type="float">
            <text:p>40.18</text:p>
          </table:table-cell>
          <table:table-cell table:formula="of:=[.E335]-17.5" office:value-type="float" office:value="22.68" calcext:value-type="float">
            <text:p>22.68</text:p>
          </table:table-cell>
          <table:table-cell office:value-type="float" office:value="0.045868" calcext:value-type="float">
            <text:p>0.045868</text:p>
          </table:table-cell>
          <table:table-cell table:formula="of:=1000*[.G335]" office:value-type="float" office:value="45.868" calcext:value-type="float">
            <text:p>45.868</text:p>
          </table:table-cell>
          <table:table-cell/>
          <table:table-cell office:value-type="float" office:value="-16.8999999999995" calcext:value-type="float">
            <text:p>-16.9</text:p>
          </table:table-cell>
          <table:table-cell office:value-type="float" office:value="0.226387753429313" calcext:value-type="float">
            <text:p>0.2263877534</text:p>
          </table:table-cell>
          <table:table-cell table:formula="of:= [.K335]*1000" office:value-type="float" office:value="226.387753429313" calcext:value-type="float">
            <text:p>226.3877534293</text:p>
          </table:table-cell>
          <table:table-cell table:number-columns-repeated="3"/>
          <table:table-cell office:value-type="float" office:value="-16.8999999999995" calcext:value-type="float">
            <text:p>-16.9</text:p>
          </table:table-cell>
          <table:table-cell office:value-type="float" office:value="0.245208268483764" calcext:value-type="float">
            <text:p>0.24520826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0.045" calcext:value-type="float">
            <text:p>40.045</text:p>
          </table:table-cell>
          <table:table-cell table:formula="of:=[.E336]-17.5" office:value-type="float" office:value="22.545" calcext:value-type="float">
            <text:p>22.545</text:p>
          </table:table-cell>
          <table:table-cell office:value-type="float" office:value="0.0473845" calcext:value-type="float">
            <text:p>0.0473845</text:p>
          </table:table-cell>
          <table:table-cell table:formula="of:=1000*[.G336]" office:value-type="float" office:value="47.3845" calcext:value-type="float">
            <text:p>47.3845</text:p>
          </table:table-cell>
          <table:table-cell/>
          <table:table-cell office:value-type="float" office:value="-16.7999999999995" calcext:value-type="float">
            <text:p>-16.8</text:p>
          </table:table-cell>
          <table:table-cell office:value-type="float" office:value="0.227155047066441" calcext:value-type="float">
            <text:p>0.2271550471</text:p>
          </table:table-cell>
          <table:table-cell table:formula="of:= [.K336]*1000" office:value-type="float" office:value="227.155047066441" calcext:value-type="float">
            <text:p>227.1550470664</text:p>
          </table:table-cell>
          <table:table-cell table:number-columns-repeated="3"/>
          <table:table-cell office:value-type="float" office:value="-16.7999999999995" calcext:value-type="float">
            <text:p>-16.8</text:p>
          </table:table-cell>
          <table:table-cell office:value-type="float" office:value="0.239116656970964" calcext:value-type="float">
            <text:p>0.2391166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9.91" calcext:value-type="float">
            <text:p>39.91</text:p>
          </table:table-cell>
          <table:table-cell table:formula="of:=[.E337]-17.5" office:value-type="float" office:value="22.41" calcext:value-type="float">
            <text:p>22.41</text:p>
          </table:table-cell>
          <table:table-cell office:value-type="float" office:value="0.0489768" calcext:value-type="float">
            <text:p>0.0489768</text:p>
          </table:table-cell>
          <table:table-cell table:formula="of:=1000*[.G337]" office:value-type="float" office:value="48.9768" calcext:value-type="float">
            <text:p>48.9768</text:p>
          </table:table-cell>
          <table:table-cell/>
          <table:table-cell office:value-type="float" office:value="-16.6999999999995" calcext:value-type="float">
            <text:p>-16.7</text:p>
          </table:table-cell>
          <table:table-cell office:value-type="float" office:value="0.225446978648066" calcext:value-type="float">
            <text:p>0.2254469786</text:p>
          </table:table-cell>
          <table:table-cell table:formula="of:= [.K337]*1000" office:value-type="float" office:value="225.446978648066" calcext:value-type="float">
            <text:p>225.4469786481</text:p>
          </table:table-cell>
          <table:table-cell table:number-columns-repeated="3"/>
          <table:table-cell office:value-type="float" office:value="-16.6999999999995" calcext:value-type="float">
            <text:p>-16.7</text:p>
          </table:table-cell>
          <table:table-cell office:value-type="float" office:value="0.233612884493686" calcext:value-type="float">
            <text:p>0.23361288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9.775" calcext:value-type="float">
            <text:p>39.775</text:p>
          </table:table-cell>
          <table:table-cell table:formula="of:=[.E338]-17.5" office:value-type="float" office:value="22.275" calcext:value-type="float">
            <text:p>22.275</text:p>
          </table:table-cell>
          <table:table-cell office:value-type="float" office:value="0.0506488" calcext:value-type="float">
            <text:p>0.0506488</text:p>
          </table:table-cell>
          <table:table-cell table:formula="of:=1000*[.G338]" office:value-type="float" office:value="50.6488" calcext:value-type="float">
            <text:p>50.6488</text:p>
          </table:table-cell>
          <table:table-cell/>
          <table:table-cell office:value-type="float" office:value="-16.5999999999995" calcext:value-type="float">
            <text:p>-16.6</text:p>
          </table:table-cell>
          <table:table-cell office:value-type="float" office:value="0.225128418210273" calcext:value-type="float">
            <text:p>0.2251284182</text:p>
          </table:table-cell>
          <table:table-cell table:formula="of:= [.K338]*1000" office:value-type="float" office:value="225.128418210273" calcext:value-type="float">
            <text:p>225.1284182103</text:p>
          </table:table-cell>
          <table:table-cell table:number-columns-repeated="3"/>
          <table:table-cell office:value-type="float" office:value="-16.5999999999995" calcext:value-type="float">
            <text:p>-16.6</text:p>
          </table:table-cell>
          <table:table-cell office:value-type="float" office:value="0.228062362746084" calcext:value-type="float">
            <text:p>0.22806236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9.64" calcext:value-type="float">
            <text:p>39.64</text:p>
          </table:table-cell>
          <table:table-cell table:formula="of:=[.E339]-17.5" office:value-type="float" office:value="22.14" calcext:value-type="float">
            <text:p>22.14</text:p>
          </table:table-cell>
          <table:table-cell office:value-type="float" office:value="0.0523987" calcext:value-type="float">
            <text:p>0.0523987</text:p>
          </table:table-cell>
          <table:table-cell table:formula="of:=1000*[.G339]" office:value-type="float" office:value="52.3987" calcext:value-type="float">
            <text:p>52.3987</text:p>
          </table:table-cell>
          <table:table-cell/>
          <table:table-cell office:value-type="float" office:value="-16.4999999999995" calcext:value-type="float">
            <text:p>-16.5</text:p>
          </table:table-cell>
          <table:table-cell office:value-type="float" office:value="0.224170122297311" calcext:value-type="float">
            <text:p>0.2241701223</text:p>
          </table:table-cell>
          <table:table-cell table:formula="of:= [.K339]*1000" office:value-type="float" office:value="224.170122297311" calcext:value-type="float">
            <text:p>224.1701222973</text:p>
          </table:table-cell>
          <table:table-cell table:number-columns-repeated="3"/>
          <table:table-cell office:value-type="float" office:value="-16.4999999999995" calcext:value-type="float">
            <text:p>-16.5</text:p>
          </table:table-cell>
          <table:table-cell office:value-type="float" office:value="0.223266003067016" calcext:value-type="float">
            <text:p>0.223266003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9.505" calcext:value-type="float">
            <text:p>39.505</text:p>
          </table:table-cell>
          <table:table-cell table:formula="of:=[.E340]-17.5" office:value-type="float" office:value="22.005" calcext:value-type="float">
            <text:p>22.005</text:p>
          </table:table-cell>
          <table:table-cell office:value-type="float" office:value="0.0542415" calcext:value-type="float">
            <text:p>0.0542415</text:p>
          </table:table-cell>
          <table:table-cell table:formula="of:=1000*[.G340]" office:value-type="float" office:value="54.2415" calcext:value-type="float">
            <text:p>54.2415</text:p>
          </table:table-cell>
          <table:table-cell/>
          <table:table-cell office:value-type="float" office:value="-16.3999999999995" calcext:value-type="float">
            <text:p>-16.4</text:p>
          </table:table-cell>
          <table:table-cell office:value-type="float" office:value="0.223434077989047" calcext:value-type="float">
            <text:p>0.223434078</text:p>
          </table:table-cell>
          <table:table-cell table:formula="of:= [.K340]*1000" office:value-type="float" office:value="223.434077989047" calcext:value-type="float">
            <text:p>223.434077989</text:p>
          </table:table-cell>
          <table:table-cell table:number-columns-repeated="3"/>
          <table:table-cell office:value-type="float" office:value="-16.3999999999995" calcext:value-type="float">
            <text:p>-16.4</text:p>
          </table:table-cell>
          <table:table-cell office:value-type="float" office:value="0.217229084518354" calcext:value-type="float">
            <text:p>0.21722908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9.37" calcext:value-type="float">
            <text:p>39.37</text:p>
          </table:table-cell>
          <table:table-cell table:formula="of:=[.E341]-17.5" office:value-type="float" office:value="21.87" calcext:value-type="float">
            <text:p>21.87</text:p>
          </table:table-cell>
          <table:table-cell office:value-type="float" office:value="0.0561784" calcext:value-type="float">
            <text:p>0.0561784</text:p>
          </table:table-cell>
          <table:table-cell table:formula="of:=1000*[.G341]" office:value-type="float" office:value="56.1784" calcext:value-type="float">
            <text:p>56.1784</text:p>
          </table:table-cell>
          <table:table-cell/>
          <table:table-cell office:value-type="float" office:value="-16.2999999999995" calcext:value-type="float">
            <text:p>-16.3</text:p>
          </table:table-cell>
          <table:table-cell office:value-type="float" office:value="0.22330367675608" calcext:value-type="float">
            <text:p>0.2233036768</text:p>
          </table:table-cell>
          <table:table-cell table:formula="of:= [.K341]*1000" office:value-type="float" office:value="223.30367675608" calcext:value-type="float">
            <text:p>223.3036767561</text:p>
          </table:table-cell>
          <table:table-cell table:number-columns-repeated="3"/>
          <table:table-cell office:value-type="float" office:value="-16.2999999999995" calcext:value-type="float">
            <text:p>-16.3</text:p>
          </table:table-cell>
          <table:table-cell office:value-type="float" office:value="0.213216057426715" calcext:value-type="float">
            <text:p>0.21321605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9.235" calcext:value-type="float">
            <text:p>39.235</text:p>
          </table:table-cell>
          <table:table-cell table:formula="of:=[.E342]-17.5" office:value-type="float" office:value="21.735" calcext:value-type="float">
            <text:p>21.735</text:p>
          </table:table-cell>
          <table:table-cell office:value-type="float" office:value="0.0582171" calcext:value-type="float">
            <text:p>0.0582171</text:p>
          </table:table-cell>
          <table:table-cell table:formula="of:=1000*[.G342]" office:value-type="float" office:value="58.2171" calcext:value-type="float">
            <text:p>58.2171</text:p>
          </table:table-cell>
          <table:table-cell/>
          <table:table-cell office:value-type="float" office:value="-16.1999999999995" calcext:value-type="float">
            <text:p>-16.2</text:p>
          </table:table-cell>
          <table:table-cell office:value-type="float" office:value="0.221862707109448" calcext:value-type="float">
            <text:p>0.2218627071</text:p>
          </table:table-cell>
          <table:table-cell table:formula="of:= [.K342]*1000" office:value-type="float" office:value="221.862707109448" calcext:value-type="float">
            <text:p>221.8627071094</text:p>
          </table:table-cell>
          <table:table-cell table:number-columns-repeated="3"/>
          <table:table-cell office:value-type="float" office:value="-16.1999999999995" calcext:value-type="float">
            <text:p>-16.2</text:p>
          </table:table-cell>
          <table:table-cell office:value-type="float" office:value="0.209156061990837" calcext:value-type="float">
            <text:p>0.2091560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9.1" calcext:value-type="float">
            <text:p>39.1</text:p>
          </table:table-cell>
          <table:table-cell table:formula="of:=[.E343]-17.5" office:value-type="float" office:value="21.6" calcext:value-type="float">
            <text:p>21.6</text:p>
          </table:table-cell>
          <table:table-cell office:value-type="float" office:value="0.0603476" calcext:value-type="float">
            <text:p>0.0603476</text:p>
          </table:table-cell>
          <table:table-cell table:formula="of:=1000*[.G343]" office:value-type="float" office:value="60.3476" calcext:value-type="float">
            <text:p>60.3476</text:p>
          </table:table-cell>
          <table:table-cell/>
          <table:table-cell office:value-type="float" office:value="-16.0999999999995" calcext:value-type="float">
            <text:p>-16.1</text:p>
          </table:table-cell>
          <table:table-cell office:value-type="float" office:value="0.221690837425431" calcext:value-type="float">
            <text:p>0.2216908374</text:p>
          </table:table-cell>
          <table:table-cell table:formula="of:= [.K343]*1000" office:value-type="float" office:value="221.690837425431" calcext:value-type="float">
            <text:p>221.6908374254</text:p>
          </table:table-cell>
          <table:table-cell table:number-columns-repeated="3"/>
          <table:table-cell office:value-type="float" office:value="-16.0999999999995" calcext:value-type="float">
            <text:p>-16.1</text:p>
          </table:table-cell>
          <table:table-cell office:value-type="float" office:value="0.204629204173805" calcext:value-type="float">
            <text:p>0.20462920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965" calcext:value-type="float">
            <text:p>38.965</text:p>
          </table:table-cell>
          <table:table-cell table:formula="of:=[.E344]-17.5" office:value-type="float" office:value="21.465" calcext:value-type="float">
            <text:p>21.465</text:p>
          </table:table-cell>
          <table:table-cell office:value-type="float" office:value="0.0626094" calcext:value-type="float">
            <text:p>0.0626094</text:p>
          </table:table-cell>
          <table:table-cell table:formula="of:=1000*[.G344]" office:value-type="float" office:value="62.6094" calcext:value-type="float">
            <text:p>62.6094</text:p>
          </table:table-cell>
          <table:table-cell/>
          <table:table-cell office:value-type="float" office:value="-15.9999999999995" calcext:value-type="float">
            <text:p>-16</text:p>
          </table:table-cell>
          <table:table-cell office:value-type="float" office:value="0.221373907786413" calcext:value-type="float">
            <text:p>0.2213739078</text:p>
          </table:table-cell>
          <table:table-cell table:formula="of:= [.K344]*1000" office:value-type="float" office:value="221.373907786413" calcext:value-type="float">
            <text:p>221.3739077864</text:p>
          </table:table-cell>
          <table:table-cell table:number-columns-repeated="3"/>
          <table:table-cell office:value-type="float" office:value="-15.9999999999995" calcext:value-type="float">
            <text:p>-16</text:p>
          </table:table-cell>
          <table:table-cell office:value-type="float" office:value="0.201009458875026" calcext:value-type="float">
            <text:p>0.20100945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83" calcext:value-type="float">
            <text:p>38.83</text:p>
          </table:table-cell>
          <table:table-cell table:formula="of:=[.E345]-17.5" office:value-type="float" office:value="21.33" calcext:value-type="float">
            <text:p>21.33</text:p>
          </table:table-cell>
          <table:table-cell office:value-type="float" office:value="0.0650052" calcext:value-type="float">
            <text:p>0.0650052</text:p>
          </table:table-cell>
          <table:table-cell table:formula="of:=1000*[.G345]" office:value-type="float" office:value="65.0052" calcext:value-type="float">
            <text:p>65.0052</text:p>
          </table:table-cell>
          <table:table-cell/>
          <table:table-cell office:value-type="float" office:value="-15.8999999999995" calcext:value-type="float">
            <text:p>-15.9</text:p>
          </table:table-cell>
          <table:table-cell office:value-type="float" office:value="0.221604674417124" calcext:value-type="float">
            <text:p>0.2216046744</text:p>
          </table:table-cell>
          <table:table-cell table:formula="of:= [.K345]*1000" office:value-type="float" office:value="221.604674417124" calcext:value-type="float">
            <text:p>221.6046744171</text:p>
          </table:table-cell>
          <table:table-cell table:number-columns-repeated="3"/>
          <table:table-cell office:value-type="float" office:value="-15.8999999999995" calcext:value-type="float">
            <text:p>-15.9</text:p>
          </table:table-cell>
          <table:table-cell office:value-type="float" office:value="0.197992187592779" calcext:value-type="float">
            <text:p>0.19799218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695" calcext:value-type="float">
            <text:p>38.695</text:p>
          </table:table-cell>
          <table:table-cell table:formula="of:=[.E346]-17.5" office:value-type="float" office:value="21.195" calcext:value-type="float">
            <text:p>21.195</text:p>
          </table:table-cell>
          <table:table-cell office:value-type="float" office:value="0.0675119" calcext:value-type="float">
            <text:p>0.0675119</text:p>
          </table:table-cell>
          <table:table-cell table:formula="of:=1000*[.G346]" office:value-type="float" office:value="67.5119" calcext:value-type="float">
            <text:p>67.5119</text:p>
          </table:table-cell>
          <table:table-cell/>
          <table:table-cell office:value-type="float" office:value="-15.7999999999995" calcext:value-type="float">
            <text:p>-15.8</text:p>
          </table:table-cell>
          <table:table-cell office:value-type="float" office:value="0.221116474054568" calcext:value-type="float">
            <text:p>0.2211164741</text:p>
          </table:table-cell>
          <table:table-cell table:formula="of:= [.K346]*1000" office:value-type="float" office:value="221.116474054568" calcext:value-type="float">
            <text:p>221.1164740546</text:p>
          </table:table-cell>
          <table:table-cell table:number-columns-repeated="3"/>
          <table:table-cell office:value-type="float" office:value="-15.7999999999995" calcext:value-type="float">
            <text:p>-15.8</text:p>
          </table:table-cell>
          <table:table-cell office:value-type="float" office:value="0.194648674046538" calcext:value-type="float">
            <text:p>0.1946486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56" calcext:value-type="float">
            <text:p>38.56</text:p>
          </table:table-cell>
          <table:table-cell table:formula="of:=[.E347]-17.5" office:value-type="float" office:value="21.06" calcext:value-type="float">
            <text:p>21.06</text:p>
          </table:table-cell>
          <table:table-cell office:value-type="float" office:value="0.0701615" calcext:value-type="float">
            <text:p>0.0701615</text:p>
          </table:table-cell>
          <table:table-cell table:formula="of:=1000*[.G347]" office:value-type="float" office:value="70.1615" calcext:value-type="float">
            <text:p>70.1615</text:p>
          </table:table-cell>
          <table:table-cell/>
          <table:table-cell office:value-type="float" office:value="-15.6999999999995" calcext:value-type="float">
            <text:p>-15.7</text:p>
          </table:table-cell>
          <table:table-cell office:value-type="float" office:value="0.22166922499592" calcext:value-type="float">
            <text:p>0.221669225</text:p>
          </table:table-cell>
          <table:table-cell table:formula="of:= [.K347]*1000" office:value-type="float" office:value="221.66922499592" calcext:value-type="float">
            <text:p>221.6692249959</text:p>
          </table:table-cell>
          <table:table-cell table:number-columns-repeated="3"/>
          <table:table-cell office:value-type="float" office:value="-15.6999999999995" calcext:value-type="float">
            <text:p>-15.7</text:p>
          </table:table-cell>
          <table:table-cell office:value-type="float" office:value="0.19181088609405" calcext:value-type="float">
            <text:p>0.19181088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425" calcext:value-type="float">
            <text:p>38.425</text:p>
          </table:table-cell>
          <table:table-cell table:formula="of:=[.E348]-17.5" office:value-type="float" office:value="20.925" calcext:value-type="float">
            <text:p>20.925</text:p>
          </table:table-cell>
          <table:table-cell office:value-type="float" office:value="0.0729738" calcext:value-type="float">
            <text:p>0.0729738</text:p>
          </table:table-cell>
          <table:table-cell table:formula="of:=1000*[.G348]" office:value-type="float" office:value="72.9738" calcext:value-type="float">
            <text:p>72.9738</text:p>
          </table:table-cell>
          <table:table-cell/>
          <table:table-cell office:value-type="float" office:value="-15.5999999999995" calcext:value-type="float">
            <text:p>-15.6</text:p>
          </table:table-cell>
          <table:table-cell office:value-type="float" office:value="0.221788222449054" calcext:value-type="float">
            <text:p>0.2217882224</text:p>
          </table:table-cell>
          <table:table-cell table:formula="of:= [.K348]*1000" office:value-type="float" office:value="221.788222449054" calcext:value-type="float">
            <text:p>221.7882224491</text:p>
          </table:table-cell>
          <table:table-cell table:number-columns-repeated="3"/>
          <table:table-cell office:value-type="float" office:value="-15.5999999999995" calcext:value-type="float">
            <text:p>-15.6</text:p>
          </table:table-cell>
          <table:table-cell office:value-type="float" office:value="0.189821710529379" calcext:value-type="float">
            <text:p>0.18982171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29" calcext:value-type="float">
            <text:p>38.29</text:p>
          </table:table-cell>
          <table:table-cell table:formula="of:=[.E349]-17.5" office:value-type="float" office:value="20.79" calcext:value-type="float">
            <text:p>20.79</text:p>
          </table:table-cell>
          <table:table-cell office:value-type="float" office:value="0.0759537" calcext:value-type="float">
            <text:p>0.0759537</text:p>
          </table:table-cell>
          <table:table-cell table:formula="of:=1000*[.G349]" office:value-type="float" office:value="75.9537" calcext:value-type="float">
            <text:p>75.9537</text:p>
          </table:table-cell>
          <table:table-cell/>
          <table:table-cell office:value-type="float" office:value="-15.4999999999995" calcext:value-type="float">
            <text:p>-15.5</text:p>
          </table:table-cell>
          <table:table-cell office:value-type="float" office:value="0.222391230295913" calcext:value-type="float">
            <text:p>0.2223912303</text:p>
          </table:table-cell>
          <table:table-cell table:formula="of:= [.K349]*1000" office:value-type="float" office:value="222.391230295913" calcext:value-type="float">
            <text:p>222.3912302959</text:p>
          </table:table-cell>
          <table:table-cell table:number-columns-repeated="3"/>
          <table:table-cell office:value-type="float" office:value="-15.4999999999995" calcext:value-type="float">
            <text:p>-15.5</text:p>
          </table:table-cell>
          <table:table-cell office:value-type="float" office:value="0.188284761586646" calcext:value-type="float">
            <text:p>0.18828476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155" calcext:value-type="float">
            <text:p>38.155</text:p>
          </table:table-cell>
          <table:table-cell table:formula="of:=[.E350]-17.5" office:value-type="float" office:value="20.655" calcext:value-type="float">
            <text:p>20.655</text:p>
          </table:table-cell>
          <table:table-cell office:value-type="float" office:value="0.0791146" calcext:value-type="float">
            <text:p>0.0791146</text:p>
          </table:table-cell>
          <table:table-cell table:formula="of:=1000*[.G350]" office:value-type="float" office:value="79.1146" calcext:value-type="float">
            <text:p>79.1146</text:p>
          </table:table-cell>
          <table:table-cell/>
          <table:table-cell office:value-type="float" office:value="-15.3999999999995" calcext:value-type="float">
            <text:p>-15.4</text:p>
          </table:table-cell>
          <table:table-cell office:value-type="float" office:value="0.223177751573269" calcext:value-type="float">
            <text:p>0.2231777516</text:p>
          </table:table-cell>
          <table:table-cell table:formula="of:= [.K350]*1000" office:value-type="float" office:value="223.177751573269" calcext:value-type="float">
            <text:p>223.1777515733</text:p>
          </table:table-cell>
          <table:table-cell table:number-columns-repeated="3"/>
          <table:table-cell office:value-type="float" office:value="-15.3999999999995" calcext:value-type="float">
            <text:p>-15.4</text:p>
          </table:table-cell>
          <table:table-cell office:value-type="float" office:value="0.18625788190395" calcext:value-type="float">
            <text:p>0.18625788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8.02" calcext:value-type="float">
            <text:p>38.02</text:p>
          </table:table-cell>
          <table:table-cell table:formula="of:=[.E351]-17.5" office:value-type="float" office:value="20.52" calcext:value-type="float">
            <text:p>20.52</text:p>
          </table:table-cell>
          <table:table-cell office:value-type="float" office:value="0.082465" calcext:value-type="float">
            <text:p>0.082465</text:p>
          </table:table-cell>
          <table:table-cell table:formula="of:=1000*[.G351]" office:value-type="float" office:value="82.465" calcext:value-type="float">
            <text:p>82.465</text:p>
          </table:table-cell>
          <table:table-cell/>
          <table:table-cell office:value-type="float" office:value="-15.2999999999995" calcext:value-type="float">
            <text:p>-15.3</text:p>
          </table:table-cell>
          <table:table-cell office:value-type="float" office:value="0.224265114097438" calcext:value-type="float">
            <text:p>0.2242651141</text:p>
          </table:table-cell>
          <table:table-cell table:formula="of:= [.K351]*1000" office:value-type="float" office:value="224.265114097438" calcext:value-type="float">
            <text:p>224.2651140974</text:p>
          </table:table-cell>
          <table:table-cell table:number-columns-repeated="3"/>
          <table:table-cell office:value-type="float" office:value="-15.2999999999995" calcext:value-type="float">
            <text:p>-15.3</text:p>
          </table:table-cell>
          <table:table-cell office:value-type="float" office:value="0.184717484226455" calcext:value-type="float">
            <text:p>0.18471748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7.885" calcext:value-type="float">
            <text:p>37.885</text:p>
          </table:table-cell>
          <table:table-cell table:formula="of:=[.E352]-17.5" office:value-type="float" office:value="20.385" calcext:value-type="float">
            <text:p>20.385</text:p>
          </table:table-cell>
          <table:table-cell office:value-type="float" office:value="0.0860142" calcext:value-type="float">
            <text:p>0.0860142</text:p>
          </table:table-cell>
          <table:table-cell table:formula="of:=1000*[.G352]" office:value-type="float" office:value="86.0142" calcext:value-type="float">
            <text:p>86.0142</text:p>
          </table:table-cell>
          <table:table-cell/>
          <table:table-cell office:value-type="float" office:value="-15.1999999999995" calcext:value-type="float">
            <text:p>-15.2</text:p>
          </table:table-cell>
          <table:table-cell office:value-type="float" office:value="0.225587715651835" calcext:value-type="float">
            <text:p>0.2255877157</text:p>
          </table:table-cell>
          <table:table-cell table:formula="of:= [.K352]*1000" office:value-type="float" office:value="225.587715651835" calcext:value-type="float">
            <text:p>225.5877156518</text:p>
          </table:table-cell>
          <table:table-cell table:number-columns-repeated="3"/>
          <table:table-cell office:value-type="float" office:value="-15.1999999999995" calcext:value-type="float">
            <text:p>-15.2</text:p>
          </table:table-cell>
          <table:table-cell office:value-type="float" office:value="0.183566509570255" calcext:value-type="float">
            <text:p>0.18356650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7.75" calcext:value-type="float">
            <text:p>37.75</text:p>
          </table:table-cell>
          <table:table-cell table:formula="of:=[.E353]-17.5" office:value-type="float" office:value="20.25" calcext:value-type="float">
            <text:p>20.25</text:p>
          </table:table-cell>
          <table:table-cell office:value-type="float" office:value="0.0897904" calcext:value-type="float">
            <text:p>0.0897904</text:p>
          </table:table-cell>
          <table:table-cell table:formula="of:=1000*[.G353]" office:value-type="float" office:value="89.7904" calcext:value-type="float">
            <text:p>89.7904</text:p>
          </table:table-cell>
          <table:table-cell/>
          <table:table-cell office:value-type="float" office:value="-15.0999999999995" calcext:value-type="float">
            <text:p>-15.1</text:p>
          </table:table-cell>
          <table:table-cell office:value-type="float" office:value="0.227097931296701" calcext:value-type="float">
            <text:p>0.2270979313</text:p>
          </table:table-cell>
          <table:table-cell table:formula="of:= [.K353]*1000" office:value-type="float" office:value="227.097931296701" calcext:value-type="float">
            <text:p>227.0979312967</text:p>
          </table:table-cell>
          <table:table-cell table:number-columns-repeated="3"/>
          <table:table-cell office:value-type="float" office:value="-15.0999999999995" calcext:value-type="float">
            <text:p>-15.1</text:p>
          </table:table-cell>
          <table:table-cell office:value-type="float" office:value="0.183214701946816" calcext:value-type="float">
            <text:p>0.18321470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7.615" calcext:value-type="float">
            <text:p>37.615</text:p>
          </table:table-cell>
          <table:table-cell table:formula="of:=[.E354]-17.5" office:value-type="float" office:value="20.115" calcext:value-type="float">
            <text:p>20.115</text:p>
          </table:table-cell>
          <table:table-cell office:value-type="float" office:value="0.0937914" calcext:value-type="float">
            <text:p>0.0937914</text:p>
          </table:table-cell>
          <table:table-cell table:formula="of:=1000*[.G354]" office:value-type="float" office:value="93.7914" calcext:value-type="float">
            <text:p>93.7914</text:p>
          </table:table-cell>
          <table:table-cell/>
          <table:table-cell office:value-type="float" office:value="-14.9999999999995" calcext:value-type="float">
            <text:p>-15</text:p>
          </table:table-cell>
          <table:table-cell office:value-type="float" office:value="0.229017281111972" calcext:value-type="float">
            <text:p>0.2290172811</text:p>
          </table:table-cell>
          <table:table-cell table:formula="of:= [.K354]*1000" office:value-type="float" office:value="229.017281111972" calcext:value-type="float">
            <text:p>229.017281112</text:p>
          </table:table-cell>
          <table:table-cell table:number-columns-repeated="3"/>
          <table:table-cell office:value-type="float" office:value="-14.9999999999995" calcext:value-type="float">
            <text:p>-15</text:p>
          </table:table-cell>
          <table:table-cell office:value-type="float" office:value="0.182863348165158" calcext:value-type="float">
            <text:p>0.18286334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7.48" calcext:value-type="float">
            <text:p>37.48</text:p>
          </table:table-cell>
          <table:table-cell table:formula="of:=[.E355]-17.5" office:value-type="float" office:value="19.98" calcext:value-type="float">
            <text:p>19.98</text:p>
          </table:table-cell>
          <table:table-cell office:value-type="float" office:value="0.0980755" calcext:value-type="float">
            <text:p>0.0980755</text:p>
          </table:table-cell>
          <table:table-cell table:formula="of:=1000*[.G355]" office:value-type="float" office:value="98.0755" calcext:value-type="float">
            <text:p>98.0755</text:p>
          </table:table-cell>
          <table:table-cell/>
          <table:table-cell office:value-type="float" office:value="-14.8999999999995" calcext:value-type="float">
            <text:p>-14.9</text:p>
          </table:table-cell>
          <table:table-cell office:value-type="float" office:value="0.231121233162129" calcext:value-type="float">
            <text:p>0.2311212332</text:p>
          </table:table-cell>
          <table:table-cell table:formula="of:= [.K355]*1000" office:value-type="float" office:value="231.121233162129" calcext:value-type="float">
            <text:p>231.1212331621</text:p>
          </table:table-cell>
          <table:table-cell table:number-columns-repeated="3"/>
          <table:table-cell office:value-type="float" office:value="-14.8999999999995" calcext:value-type="float">
            <text:p>-14.9</text:p>
          </table:table-cell>
          <table:table-cell office:value-type="float" office:value="0.182679298397345" calcext:value-type="float">
            <text:p>0.18267929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7.345" calcext:value-type="float">
            <text:p>37.345</text:p>
          </table:table-cell>
          <table:table-cell table:formula="of:=[.E356]-17.5" office:value-type="float" office:value="19.845" calcext:value-type="float">
            <text:p>19.845</text:p>
          </table:table-cell>
          <table:table-cell office:value-type="float" office:value="0.102638" calcext:value-type="float">
            <text:p>0.102638</text:p>
          </table:table-cell>
          <table:table-cell table:formula="of:=1000*[.G356]" office:value-type="float" office:value="102.638" calcext:value-type="float">
            <text:p>102.638</text:p>
          </table:table-cell>
          <table:table-cell/>
          <table:table-cell office:value-type="float" office:value="-14.7999999999995" calcext:value-type="float">
            <text:p>-14.8</text:p>
          </table:table-cell>
          <table:table-cell office:value-type="float" office:value="0.233110541570962" calcext:value-type="float">
            <text:p>0.2331105416</text:p>
          </table:table-cell>
          <table:table-cell table:formula="of:= [.K356]*1000" office:value-type="float" office:value="233.110541570962" calcext:value-type="float">
            <text:p>233.110541571</text:p>
          </table:table-cell>
          <table:table-cell table:number-columns-repeated="3"/>
          <table:table-cell office:value-type="float" office:value="-14.7999999999995" calcext:value-type="float">
            <text:p>-14.8</text:p>
          </table:table-cell>
          <table:table-cell office:value-type="float" office:value="0.18333379301553" calcext:value-type="float">
            <text:p>0.1833337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7.21" calcext:value-type="float">
            <text:p>37.21</text:p>
          </table:table-cell>
          <table:table-cell table:formula="of:=[.E357]-17.5" office:value-type="float" office:value="19.71" calcext:value-type="float">
            <text:p>19.71</text:p>
          </table:table-cell>
          <table:table-cell office:value-type="float" office:value="0.10749" calcext:value-type="float">
            <text:p>0.10749</text:p>
          </table:table-cell>
          <table:table-cell table:formula="of:=1000*[.G357]" office:value-type="float" office:value="107.49" calcext:value-type="float">
            <text:p>107.49</text:p>
          </table:table-cell>
          <table:table-cell/>
          <table:table-cell office:value-type="float" office:value="-14.6999999999995" calcext:value-type="float">
            <text:p>-14.7</text:p>
          </table:table-cell>
          <table:table-cell office:value-type="float" office:value="0.235516858082231" calcext:value-type="float">
            <text:p>0.2355168581</text:p>
          </table:table-cell>
          <table:table-cell table:formula="of:= [.K357]*1000" office:value-type="float" office:value="235.516858082231" calcext:value-type="float">
            <text:p>235.5168580822</text:p>
          </table:table-cell>
          <table:table-cell table:number-columns-repeated="3"/>
          <table:table-cell office:value-type="float" office:value="-14.6999999999995" calcext:value-type="float">
            <text:p>-14.7</text:p>
          </table:table-cell>
          <table:table-cell office:value-type="float" office:value="0.18398870038279" calcext:value-type="float">
            <text:p>0.18398870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7.075" calcext:value-type="float">
            <text:p>37.075</text:p>
          </table:table-cell>
          <table:table-cell table:formula="of:=[.E358]-17.5" office:value-type="float" office:value="19.575" calcext:value-type="float">
            <text:p>19.575</text:p>
          </table:table-cell>
          <table:table-cell office:value-type="float" office:value="0.112678" calcext:value-type="float">
            <text:p>0.112678</text:p>
          </table:table-cell>
          <table:table-cell table:formula="of:=1000*[.G358]" office:value-type="float" office:value="112.678" calcext:value-type="float">
            <text:p>112.678</text:p>
          </table:table-cell>
          <table:table-cell/>
          <table:table-cell office:value-type="float" office:value="-14.5999999999995" calcext:value-type="float">
            <text:p>-14.6</text:p>
          </table:table-cell>
          <table:table-cell office:value-type="float" office:value="0.238292549120165" calcext:value-type="float">
            <text:p>0.2382925491</text:p>
          </table:table-cell>
          <table:table-cell table:formula="of:= [.K358]*1000" office:value-type="float" office:value="238.292549120165" calcext:value-type="float">
            <text:p>238.2925491202</text:p>
          </table:table-cell>
          <table:table-cell table:number-columns-repeated="3"/>
          <table:table-cell office:value-type="float" office:value="-14.5999999999995" calcext:value-type="float">
            <text:p>-14.6</text:p>
          </table:table-cell>
          <table:table-cell office:value-type="float" office:value="0.184810973380703" calcext:value-type="float">
            <text:p>0.18481097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6.94" calcext:value-type="float">
            <text:p>36.94</text:p>
          </table:table-cell>
          <table:table-cell table:formula="of:=[.E359]-17.5" office:value-type="float" office:value="19.44" calcext:value-type="float">
            <text:p>19.44</text:p>
          </table:table-cell>
          <table:table-cell office:value-type="float" office:value="0.118215" calcext:value-type="float">
            <text:p>0.118215</text:p>
          </table:table-cell>
          <table:table-cell table:formula="of:=1000*[.G359]" office:value-type="float" office:value="118.215" calcext:value-type="float">
            <text:p>118.215</text:p>
          </table:table-cell>
          <table:table-cell/>
          <table:table-cell office:value-type="float" office:value="-14.4999999999995" calcext:value-type="float">
            <text:p>-14.5</text:p>
          </table:table-cell>
          <table:table-cell office:value-type="float" office:value="0.241437614684767" calcext:value-type="float">
            <text:p>0.2414376147</text:p>
          </table:table-cell>
          <table:table-cell table:formula="of:= [.K359]*1000" office:value-type="float" office:value="241.437614684767" calcext:value-type="float">
            <text:p>241.4376146848</text:p>
          </table:table-cell>
          <table:table-cell table:number-columns-repeated="3"/>
          <table:table-cell office:value-type="float" office:value="-14.4999999999995" calcext:value-type="float">
            <text:p>-14.5</text:p>
          </table:table-cell>
          <table:table-cell office:value-type="float" office:value="0.186427574736284" calcext:value-type="float">
            <text:p>0.18642757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6.805" calcext:value-type="float">
            <text:p>36.805</text:p>
          </table:table-cell>
          <table:table-cell table:formula="of:=[.E360]-17.5" office:value-type="float" office:value="19.305" calcext:value-type="float">
            <text:p>19.305</text:p>
          </table:table-cell>
          <table:table-cell office:value-type="float" office:value="0.124157" calcext:value-type="float">
            <text:p>0.124157</text:p>
          </table:table-cell>
          <table:table-cell table:formula="of:=1000*[.G360]" office:value-type="float" office:value="124.157" calcext:value-type="float">
            <text:p>124.157</text:p>
          </table:table-cell>
          <table:table-cell/>
          <table:table-cell office:value-type="float" office:value="-14.3999999999995" calcext:value-type="float">
            <text:p>-14.4</text:p>
          </table:table-cell>
          <table:table-cell office:value-type="float" office:value="0.24398699589776" calcext:value-type="float">
            <text:p>0.2439869959</text:p>
          </table:table-cell>
          <table:table-cell table:formula="of:= [.K360]*1000" office:value-type="float" office:value="243.98699589776" calcext:value-type="float">
            <text:p>243.9869958978</text:p>
          </table:table-cell>
          <table:table-cell table:number-columns-repeated="3"/>
          <table:table-cell office:value-type="float" office:value="-14.3999999999995" calcext:value-type="float">
            <text:p>-14.4</text:p>
          </table:table-cell>
          <table:table-cell office:value-type="float" office:value="0.188453484037648" calcext:value-type="float">
            <text:p>0.1884534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6.67" calcext:value-type="float">
            <text:p>36.67</text:p>
          </table:table-cell>
          <table:table-cell table:formula="of:=[.E361]-17.5" office:value-type="float" office:value="19.17" calcext:value-type="float">
            <text:p>19.17</text:p>
          </table:table-cell>
          <table:table-cell office:value-type="float" office:value="0.130498" calcext:value-type="float">
            <text:p>0.130498</text:p>
          </table:table-cell>
          <table:table-cell table:formula="of:=1000*[.G361]" office:value-type="float" office:value="130.498" calcext:value-type="float">
            <text:p>130.498</text:p>
          </table:table-cell>
          <table:table-cell/>
          <table:table-cell office:value-type="float" office:value="-14.2999999999995" calcext:value-type="float">
            <text:p>-14.3</text:p>
          </table:table-cell>
          <table:table-cell office:value-type="float" office:value="0.249091544409721" calcext:value-type="float">
            <text:p>0.2490915444</text:p>
          </table:table-cell>
          <table:table-cell table:formula="of:= [.K361]*1000" office:value-type="float" office:value="249.091544409721" calcext:value-type="float">
            <text:p>249.0915444097</text:p>
          </table:table-cell>
          <table:table-cell table:number-columns-repeated="3"/>
          <table:table-cell office:value-type="float" office:value="-14.2999999999995" calcext:value-type="float">
            <text:p>-14.3</text:p>
          </table:table-cell>
          <table:table-cell office:value-type="float" office:value="0.190582295206623" calcext:value-type="float">
            <text:p>0.19058229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6.535" calcext:value-type="float">
            <text:p>36.535</text:p>
          </table:table-cell>
          <table:table-cell table:formula="of:=[.E362]-17.5" office:value-type="float" office:value="19.035" calcext:value-type="float">
            <text:p>19.035</text:p>
          </table:table-cell>
          <table:table-cell office:value-type="float" office:value="0.137278" calcext:value-type="float">
            <text:p>0.137278</text:p>
          </table:table-cell>
          <table:table-cell table:formula="of:=1000*[.G362]" office:value-type="float" office:value="137.278" calcext:value-type="float">
            <text:p>137.278</text:p>
          </table:table-cell>
          <table:table-cell/>
          <table:table-cell office:value-type="float" office:value="-14.1999999999995" calcext:value-type="float">
            <text:p>-14.2</text:p>
          </table:table-cell>
          <table:table-cell office:value-type="float" office:value="0.252094085311789" calcext:value-type="float">
            <text:p>0.2520940853</text:p>
          </table:table-cell>
          <table:table-cell table:formula="of:= [.K362]*1000" office:value-type="float" office:value="252.094085311789" calcext:value-type="float">
            <text:p>252.0940853118</text:p>
          </table:table-cell>
          <table:table-cell table:number-columns-repeated="3"/>
          <table:table-cell office:value-type="float" office:value="-14.1999999999995" calcext:value-type="float">
            <text:p>-14.2</text:p>
          </table:table-cell>
          <table:table-cell office:value-type="float" office:value="0.19271492240474" calcext:value-type="float">
            <text:p>0.192714922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6.4" calcext:value-type="float">
            <text:p>36.4</text:p>
          </table:table-cell>
          <table:table-cell table:formula="of:=[.E363]-17.5" office:value-type="float" office:value="18.9" calcext:value-type="float">
            <text:p>18.9</text:p>
          </table:table-cell>
          <table:table-cell office:value-type="float" office:value="0.144515" calcext:value-type="float">
            <text:p>0.144515</text:p>
          </table:table-cell>
          <table:table-cell table:formula="of:=1000*[.G363]" office:value-type="float" office:value="144.515" calcext:value-type="float">
            <text:p>144.515</text:p>
          </table:table-cell>
          <table:table-cell/>
          <table:table-cell office:value-type="float" office:value="-14.0999999999995" calcext:value-type="float">
            <text:p>-14.1</text:p>
          </table:table-cell>
          <table:table-cell office:value-type="float" office:value="0.255502907689274" calcext:value-type="float">
            <text:p>0.2555029077</text:p>
          </table:table-cell>
          <table:table-cell table:formula="of:= [.K363]*1000" office:value-type="float" office:value="255.502907689274" calcext:value-type="float">
            <text:p>255.5029076893</text:p>
          </table:table-cell>
          <table:table-cell table:number-columns-repeated="3"/>
          <table:table-cell office:value-type="float" office:value="-14.0999999999995" calcext:value-type="float">
            <text:p>-14.1</text:p>
          </table:table-cell>
          <table:table-cell office:value-type="float" office:value="0.195608832702164" calcext:value-type="float">
            <text:p>0.19560883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6.265" calcext:value-type="float">
            <text:p>36.265</text:p>
          </table:table-cell>
          <table:table-cell table:formula="of:=[.E364]-17.5" office:value-type="float" office:value="18.765" calcext:value-type="float">
            <text:p>18.765</text:p>
          </table:table-cell>
          <table:table-cell office:value-type="float" office:value="0.15222" calcext:value-type="float">
            <text:p>0.15222</text:p>
          </table:table-cell>
          <table:table-cell table:formula="of:=1000*[.G364]" office:value-type="float" office:value="152.22" calcext:value-type="float">
            <text:p>152.22</text:p>
          </table:table-cell>
          <table:table-cell/>
          <table:table-cell office:value-type="float" office:value="-13.9999999999995" calcext:value-type="float">
            <text:p>-14</text:p>
          </table:table-cell>
          <table:table-cell office:value-type="float" office:value="0.259318011542178" calcext:value-type="float">
            <text:p>0.2593180115</text:p>
          </table:table-cell>
          <table:table-cell table:formula="of:= [.K364]*1000" office:value-type="float" office:value="259.318011542178" calcext:value-type="float">
            <text:p>259.3180115422</text:p>
          </table:table-cell>
          <table:table-cell table:number-columns-repeated="3"/>
          <table:table-cell office:value-type="float" office:value="-13.9999999999995" calcext:value-type="float">
            <text:p>-14</text:p>
          </table:table-cell>
          <table:table-cell office:value-type="float" office:value="0.198730409307897" calcext:value-type="float">
            <text:p>0.19873040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6.13" calcext:value-type="float">
            <text:p>36.13</text:p>
          </table:table-cell>
          <table:table-cell table:formula="of:=[.E365]-17.5" office:value-type="float" office:value="18.63" calcext:value-type="float">
            <text:p>18.63</text:p>
          </table:table-cell>
          <table:table-cell office:value-type="float" office:value="0.160425" calcext:value-type="float">
            <text:p>0.160425</text:p>
          </table:table-cell>
          <table:table-cell table:formula="of:=1000*[.G365]" office:value-type="float" office:value="160.425" calcext:value-type="float">
            <text:p>160.425</text:p>
          </table:table-cell>
          <table:table-cell/>
          <table:table-cell office:value-type="float" office:value="-13.8999999999995" calcext:value-type="float">
            <text:p>-13.9</text:p>
          </table:table-cell>
          <table:table-cell office:value-type="float" office:value="0.265132350814006" calcext:value-type="float">
            <text:p>0.2651323508</text:p>
          </table:table-cell>
          <table:table-cell table:formula="of:= [.K365]*1000" office:value-type="float" office:value="265.132350814006" calcext:value-type="float">
            <text:p>265.132350814</text:p>
          </table:table-cell>
          <table:table-cell table:number-columns-repeated="3"/>
          <table:table-cell office:value-type="float" office:value="-13.8999999999995" calcext:value-type="float">
            <text:p>-13.9</text:p>
          </table:table-cell>
          <table:table-cell office:value-type="float" office:value="0.202616999491341" calcext:value-type="float">
            <text:p>0.20261699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995" calcext:value-type="float">
            <text:p>35.995</text:p>
          </table:table-cell>
          <table:table-cell table:formula="of:=[.E366]-17.5" office:value-type="float" office:value="18.495" calcext:value-type="float">
            <text:p>18.495</text:p>
          </table:table-cell>
          <table:table-cell office:value-type="float" office:value="0.169122" calcext:value-type="float">
            <text:p>0.169122</text:p>
          </table:table-cell>
          <table:table-cell table:formula="of:=1000*[.G366]" office:value-type="float" office:value="169.122" calcext:value-type="float">
            <text:p>169.122</text:p>
          </table:table-cell>
          <table:table-cell/>
          <table:table-cell office:value-type="float" office:value="-13.7999999999995" calcext:value-type="float">
            <text:p>-13.8</text:p>
          </table:table-cell>
          <table:table-cell office:value-type="float" office:value="0.268833991981558" calcext:value-type="float">
            <text:p>0.268833992</text:p>
          </table:table-cell>
          <table:table-cell table:formula="of:= [.K366]*1000" office:value-type="float" office:value="268.833991981558" calcext:value-type="float">
            <text:p>268.8339919816</text:p>
          </table:table-cell>
          <table:table-cell table:number-columns-repeated="3"/>
          <table:table-cell office:value-type="float" office:value="-13.7999999999995" calcext:value-type="float">
            <text:p>-13.8</text:p>
          </table:table-cell>
          <table:table-cell office:value-type="float" office:value="0.206957063255349" calcext:value-type="float">
            <text:p>0.20695706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86" calcext:value-type="float">
            <text:p>35.86</text:p>
          </table:table-cell>
          <table:table-cell table:formula="of:=[.E367]-17.5" office:value-type="float" office:value="18.36" calcext:value-type="float">
            <text:p>18.36</text:p>
          </table:table-cell>
          <table:table-cell office:value-type="float" office:value="0.17822" calcext:value-type="float">
            <text:p>0.17822</text:p>
          </table:table-cell>
          <table:table-cell table:formula="of:=1000*[.G367]" office:value-type="float" office:value="178.22" calcext:value-type="float">
            <text:p>178.22</text:p>
          </table:table-cell>
          <table:table-cell/>
          <table:table-cell office:value-type="float" office:value="-13.6999999999995" calcext:value-type="float">
            <text:p>-13.7</text:p>
          </table:table-cell>
          <table:table-cell office:value-type="float" office:value="0.273612475521188" calcext:value-type="float">
            <text:p>0.2736124755</text:p>
          </table:table-cell>
          <table:table-cell table:formula="of:= [.K367]*1000" office:value-type="float" office:value="273.612475521188" calcext:value-type="float">
            <text:p>273.6124755212</text:p>
          </table:table-cell>
          <table:table-cell table:number-columns-repeated="3"/>
          <table:table-cell office:value-type="float" office:value="-13.6999999999995" calcext:value-type="float">
            <text:p>-13.7</text:p>
          </table:table-cell>
          <table:table-cell office:value-type="float" office:value="0.211315394645338" calcext:value-type="float">
            <text:p>0.21131539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725" calcext:value-type="float">
            <text:p>35.725</text:p>
          </table:table-cell>
          <table:table-cell table:formula="of:=[.E368]-17.5" office:value-type="float" office:value="18.225" calcext:value-type="float">
            <text:p>18.225</text:p>
          </table:table-cell>
          <table:table-cell office:value-type="float" office:value="0.187674" calcext:value-type="float">
            <text:p>0.187674</text:p>
          </table:table-cell>
          <table:table-cell table:formula="of:=1000*[.G368]" office:value-type="float" office:value="187.674" calcext:value-type="float">
            <text:p>187.674</text:p>
          </table:table-cell>
          <table:table-cell/>
          <table:table-cell office:value-type="float" office:value="-13.5999999999995" calcext:value-type="float">
            <text:p>-13.6</text:p>
          </table:table-cell>
          <table:table-cell office:value-type="float" office:value="0.27817366565294" calcext:value-type="float">
            <text:p>0.2781736657</text:p>
          </table:table-cell>
          <table:table-cell table:formula="of:= [.K368]*1000" office:value-type="float" office:value="278.17366565294" calcext:value-type="float">
            <text:p>278.1736656529</text:p>
          </table:table-cell>
          <table:table-cell table:number-columns-repeated="3"/>
          <table:table-cell office:value-type="float" office:value="-13.5999999999995" calcext:value-type="float">
            <text:p>-13.6</text:p>
          </table:table-cell>
          <table:table-cell office:value-type="float" office:value="0.214818337990756" calcext:value-type="float">
            <text:p>0.2148183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59" calcext:value-type="float">
            <text:p>35.59</text:p>
          </table:table-cell>
          <table:table-cell table:formula="of:=[.E369]-17.5" office:value-type="float" office:value="18.09" calcext:value-type="float">
            <text:p>18.09</text:p>
          </table:table-cell>
          <table:table-cell office:value-type="float" office:value="0.197288" calcext:value-type="float">
            <text:p>0.197288</text:p>
          </table:table-cell>
          <table:table-cell table:formula="of:=1000*[.G369]" office:value-type="float" office:value="197.288" calcext:value-type="float">
            <text:p>197.288</text:p>
          </table:table-cell>
          <table:table-cell/>
          <table:table-cell office:value-type="float" office:value="-13.4999999999995" calcext:value-type="float">
            <text:p>-13.5</text:p>
          </table:table-cell>
          <table:table-cell office:value-type="float" office:value="0.283166713114797" calcext:value-type="float">
            <text:p>0.2831667131</text:p>
          </table:table-cell>
          <table:table-cell table:formula="of:= [.K369]*1000" office:value-type="float" office:value="283.166713114797" calcext:value-type="float">
            <text:p>283.1667131148</text:p>
          </table:table-cell>
          <table:table-cell table:number-columns-repeated="3"/>
          <table:table-cell office:value-type="float" office:value="-13.4999999999995" calcext:value-type="float">
            <text:p>-13.5</text:p>
          </table:table-cell>
          <table:table-cell office:value-type="float" office:value="0.218565243356282" calcext:value-type="float">
            <text:p>0.21856524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455" calcext:value-type="float">
            <text:p>35.455</text:p>
          </table:table-cell>
          <table:table-cell table:formula="of:=[.E370]-17.5" office:value-type="float" office:value="17.955" calcext:value-type="float">
            <text:p>17.955</text:p>
          </table:table-cell>
          <table:table-cell office:value-type="float" office:value="0.206884" calcext:value-type="float">
            <text:p>0.206884</text:p>
          </table:table-cell>
          <table:table-cell table:formula="of:=1000*[.G370]" office:value-type="float" office:value="206.884" calcext:value-type="float">
            <text:p>206.884</text:p>
          </table:table-cell>
          <table:table-cell/>
          <table:table-cell office:value-type="float" office:value="-13.3999999999995" calcext:value-type="float">
            <text:p>-13.4</text:p>
          </table:table-cell>
          <table:table-cell office:value-type="float" office:value="0.288664375510771" calcext:value-type="float">
            <text:p>0.2886643755</text:p>
          </table:table-cell>
          <table:table-cell table:formula="of:= [.K370]*1000" office:value-type="float" office:value="288.664375510771" calcext:value-type="float">
            <text:p>288.6643755108</text:p>
          </table:table-cell>
          <table:table-cell table:number-columns-repeated="3"/>
          <table:table-cell office:value-type="float" office:value="-13.3999999999995" calcext:value-type="float">
            <text:p>-13.4</text:p>
          </table:table-cell>
          <table:table-cell office:value-type="float" office:value="0.226576015014009" calcext:value-type="float">
            <text:p>0.22657601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32" calcext:value-type="float">
            <text:p>35.32</text:p>
          </table:table-cell>
          <table:table-cell table:formula="of:=[.E371]-17.5" office:value-type="float" office:value="17.82" calcext:value-type="float">
            <text:p>17.82</text:p>
          </table:table-cell>
          <table:table-cell office:value-type="float" office:value="0.216125" calcext:value-type="float">
            <text:p>0.216125</text:p>
          </table:table-cell>
          <table:table-cell table:formula="of:=1000*[.G371]" office:value-type="float" office:value="216.125" calcext:value-type="float">
            <text:p>216.125</text:p>
          </table:table-cell>
          <table:table-cell/>
          <table:table-cell office:value-type="float" office:value="-13.2999999999995" calcext:value-type="float">
            <text:p>-13.3</text:p>
          </table:table-cell>
          <table:table-cell office:value-type="float" office:value="0.291561359595973" calcext:value-type="float">
            <text:p>0.2915613596</text:p>
          </table:table-cell>
          <table:table-cell table:formula="of:= [.K371]*1000" office:value-type="float" office:value="291.561359595973" calcext:value-type="float">
            <text:p>291.561359596</text:p>
          </table:table-cell>
          <table:table-cell table:number-columns-repeated="3"/>
          <table:table-cell office:value-type="float" office:value="-13.2999999999995" calcext:value-type="float">
            <text:p>-13.3</text:p>
          </table:table-cell>
          <table:table-cell office:value-type="float" office:value="0.231261851519931" calcext:value-type="float">
            <text:p>0.231261851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185" calcext:value-type="float">
            <text:p>35.185</text:p>
          </table:table-cell>
          <table:table-cell table:formula="of:=[.E372]-17.5" office:value-type="float" office:value="17.685" calcext:value-type="float">
            <text:p>17.685</text:p>
          </table:table-cell>
          <table:table-cell office:value-type="float" office:value="0.224589" calcext:value-type="float">
            <text:p>0.224589</text:p>
          </table:table-cell>
          <table:table-cell table:formula="of:=1000*[.G372]" office:value-type="float" office:value="224.589" calcext:value-type="float">
            <text:p>224.589</text:p>
          </table:table-cell>
          <table:table-cell/>
          <table:table-cell office:value-type="float" office:value="-13.1999999999995" calcext:value-type="float">
            <text:p>-13.2</text:p>
          </table:table-cell>
          <table:table-cell office:value-type="float" office:value="0.297077234963651" calcext:value-type="float">
            <text:p>0.297077235</text:p>
          </table:table-cell>
          <table:table-cell table:formula="of:= [.K372]*1000" office:value-type="float" office:value="297.077234963651" calcext:value-type="float">
            <text:p>297.0772349637</text:p>
          </table:table-cell>
          <table:table-cell table:number-columns-repeated="3"/>
          <table:table-cell office:value-type="float" office:value="-13.1999999999995" calcext:value-type="float">
            <text:p>-13.2</text:p>
          </table:table-cell>
          <table:table-cell office:value-type="float" office:value="0.237723711213882" calcext:value-type="float">
            <text:p>0.23772371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5.05" calcext:value-type="float">
            <text:p>35.05</text:p>
          </table:table-cell>
          <table:table-cell table:formula="of:=[.E373]-17.5" office:value-type="float" office:value="17.55" calcext:value-type="float">
            <text:p>17.55</text:p>
          </table:table-cell>
          <table:table-cell office:value-type="float" office:value="0.231886" calcext:value-type="float">
            <text:p>0.231886</text:p>
          </table:table-cell>
          <table:table-cell table:formula="of:=1000*[.G373]" office:value-type="float" office:value="231.886" calcext:value-type="float">
            <text:p>231.886</text:p>
          </table:table-cell>
          <table:table-cell/>
          <table:table-cell office:value-type="float" office:value="-13.0999999999995" calcext:value-type="float">
            <text:p>-13.1</text:p>
          </table:table-cell>
          <table:table-cell office:value-type="float" office:value="0.301886485691796" calcext:value-type="float">
            <text:p>0.3018864857</text:p>
          </table:table-cell>
          <table:table-cell table:formula="of:= [.K373]*1000" office:value-type="float" office:value="301.886485691796" calcext:value-type="float">
            <text:p>301.8864856918</text:p>
          </table:table-cell>
          <table:table-cell table:number-columns-repeated="3"/>
          <table:table-cell office:value-type="float" office:value="-13.0999999999995" calcext:value-type="float">
            <text:p>-13.1</text:p>
          </table:table-cell>
          <table:table-cell office:value-type="float" office:value="0.243389625091466" calcext:value-type="float">
            <text:p>0.24338962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4.915" calcext:value-type="float">
            <text:p>34.915</text:p>
          </table:table-cell>
          <table:table-cell table:formula="of:=[.E374]-17.5" office:value-type="float" office:value="17.415" calcext:value-type="float">
            <text:p>17.415</text:p>
          </table:table-cell>
          <table:table-cell office:value-type="float" office:value="0.237776" calcext:value-type="float">
            <text:p>0.237776</text:p>
          </table:table-cell>
          <table:table-cell table:formula="of:=1000*[.G374]" office:value-type="float" office:value="237.776" calcext:value-type="float">
            <text:p>237.776</text:p>
          </table:table-cell>
          <table:table-cell/>
          <table:table-cell office:value-type="float" office:value="-12.9999999999995" calcext:value-type="float">
            <text:p>-13</text:p>
          </table:table-cell>
          <table:table-cell office:value-type="float" office:value="0.305227770440182" calcext:value-type="float">
            <text:p>0.3052277704</text:p>
          </table:table-cell>
          <table:table-cell table:formula="of:= [.K374]*1000" office:value-type="float" office:value="305.227770440182" calcext:value-type="float">
            <text:p>305.2277704402</text:p>
          </table:table-cell>
          <table:table-cell table:number-columns-repeated="3"/>
          <table:table-cell office:value-type="float" office:value="-12.9999999999995" calcext:value-type="float">
            <text:p>-13</text:p>
          </table:table-cell>
          <table:table-cell office:value-type="float" office:value="0.248729860067049" calcext:value-type="float">
            <text:p>0.24872986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4.78" calcext:value-type="float">
            <text:p>34.78</text:p>
          </table:table-cell>
          <table:table-cell table:formula="of:=[.E375]-17.5" office:value-type="float" office:value="17.28" calcext:value-type="float">
            <text:p>17.28</text:p>
          </table:table-cell>
          <table:table-cell office:value-type="float" office:value="0.241958" calcext:value-type="float">
            <text:p>0.241958</text:p>
          </table:table-cell>
          <table:table-cell table:formula="of:=1000*[.G375]" office:value-type="float" office:value="241.958" calcext:value-type="float">
            <text:p>241.958</text:p>
          </table:table-cell>
          <table:table-cell/>
          <table:table-cell office:value-type="float" office:value="-12.8999999999995" calcext:value-type="float">
            <text:p>-12.9</text:p>
          </table:table-cell>
          <table:table-cell office:value-type="float" office:value="0.309054300844592" calcext:value-type="float">
            <text:p>0.3090543008</text:p>
          </table:table-cell>
          <table:table-cell table:formula="of:= [.K375]*1000" office:value-type="float" office:value="309.054300844592" calcext:value-type="float">
            <text:p>309.0543008446</text:p>
          </table:table-cell>
          <table:table-cell table:number-columns-repeated="3"/>
          <table:table-cell office:value-type="float" office:value="-12.8999999999995" calcext:value-type="float">
            <text:p>-12.9</text:p>
          </table:table-cell>
          <table:table-cell office:value-type="float" office:value="0.25519854960773" calcext:value-type="float">
            <text:p>0.25519854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4.645" calcext:value-type="float">
            <text:p>34.645</text:p>
          </table:table-cell>
          <table:table-cell table:formula="of:=[.E376]-17.5" office:value-type="float" office:value="17.145" calcext:value-type="float">
            <text:p>17.145</text:p>
          </table:table-cell>
          <table:table-cell office:value-type="float" office:value="0.244664" calcext:value-type="float">
            <text:p>0.244664</text:p>
          </table:table-cell>
          <table:table-cell table:formula="of:=1000*[.G376]" office:value-type="float" office:value="244.664" calcext:value-type="float">
            <text:p>244.664</text:p>
          </table:table-cell>
          <table:table-cell/>
          <table:table-cell office:value-type="float" office:value="-12.7999999999995" calcext:value-type="float">
            <text:p>-12.8</text:p>
          </table:table-cell>
          <table:table-cell office:value-type="float" office:value="0.311663223290918" calcext:value-type="float">
            <text:p>0.3116632233</text:p>
          </table:table-cell>
          <table:table-cell table:formula="of:= [.K376]*1000" office:value-type="float" office:value="311.663223290918" calcext:value-type="float">
            <text:p>311.6632232909</text:p>
          </table:table-cell>
          <table:table-cell table:number-columns-repeated="3"/>
          <table:table-cell office:value-type="float" office:value="-12.7999999999995" calcext:value-type="float">
            <text:p>-12.8</text:p>
          </table:table-cell>
          <table:table-cell office:value-type="float" office:value="0.260753298070846" calcext:value-type="float">
            <text:p>0.26075329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4.51" calcext:value-type="float">
            <text:p>34.51</text:p>
          </table:table-cell>
          <table:table-cell table:formula="of:=[.E377]-17.5" office:value-type="float" office:value="17.01" calcext:value-type="float">
            <text:p>17.01</text:p>
          </table:table-cell>
          <table:table-cell office:value-type="float" office:value="0.245976" calcext:value-type="float">
            <text:p>0.245976</text:p>
          </table:table-cell>
          <table:table-cell table:formula="of:=1000*[.G377]" office:value-type="float" office:value="245.976" calcext:value-type="float">
            <text:p>245.976</text:p>
          </table:table-cell>
          <table:table-cell/>
          <table:table-cell office:value-type="float" office:value="-12.6999999999995" calcext:value-type="float">
            <text:p>-12.7</text:p>
          </table:table-cell>
          <table:table-cell office:value-type="float" office:value="0.314976852253371" calcext:value-type="float">
            <text:p>0.3149768523</text:p>
          </table:table-cell>
          <table:table-cell table:formula="of:= [.K377]*1000" office:value-type="float" office:value="314.976852253371" calcext:value-type="float">
            <text:p>314.9768522534</text:p>
          </table:table-cell>
          <table:table-cell table:number-columns-repeated="3"/>
          <table:table-cell office:value-type="float" office:value="-12.6999999999995" calcext:value-type="float">
            <text:p>-12.7</text:p>
          </table:table-cell>
          <table:table-cell office:value-type="float" office:value="0.264726806128255" calcext:value-type="float">
            <text:p>0.26472680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4.375" calcext:value-type="float">
            <text:p>34.375</text:p>
          </table:table-cell>
          <table:table-cell table:formula="of:=[.E378]-17.5" office:value-type="float" office:value="16.875" calcext:value-type="float">
            <text:p>16.875</text:p>
          </table:table-cell>
          <table:table-cell office:value-type="float" office:value="0.246291" calcext:value-type="float">
            <text:p>0.246291</text:p>
          </table:table-cell>
          <table:table-cell table:formula="of:=1000*[.G378]" office:value-type="float" office:value="246.291" calcext:value-type="float">
            <text:p>246.291</text:p>
          </table:table-cell>
          <table:table-cell/>
          <table:table-cell office:value-type="float" office:value="-12.5999999999995" calcext:value-type="float">
            <text:p>-12.6</text:p>
          </table:table-cell>
          <table:table-cell office:value-type="float" office:value="0.315309664332039" calcext:value-type="float">
            <text:p>0.3153096643</text:p>
          </table:table-cell>
          <table:table-cell table:formula="of:= [.K378]*1000" office:value-type="float" office:value="315.309664332039" calcext:value-type="float">
            <text:p>315.309664332</text:p>
          </table:table-cell>
          <table:table-cell table:number-columns-repeated="3"/>
          <table:table-cell office:value-type="float" office:value="-12.5999999999995" calcext:value-type="float">
            <text:p>-12.6</text:p>
          </table:table-cell>
          <table:table-cell office:value-type="float" office:value="0.26985342351134" calcext:value-type="float">
            <text:p>0.26985342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4.24" calcext:value-type="float">
            <text:p>34.24</text:p>
          </table:table-cell>
          <table:table-cell table:formula="of:=[.E379]-17.5" office:value-type="float" office:value="16.74" calcext:value-type="float">
            <text:p>16.74</text:p>
          </table:table-cell>
          <table:table-cell office:value-type="float" office:value="0.245814" calcext:value-type="float">
            <text:p>0.245814</text:p>
          </table:table-cell>
          <table:table-cell table:formula="of:=1000*[.G379]" office:value-type="float" office:value="245.814" calcext:value-type="float">
            <text:p>245.814</text:p>
          </table:table-cell>
          <table:table-cell/>
          <table:table-cell office:value-type="float" office:value="-12.4999999999995" calcext:value-type="float">
            <text:p>-12.5</text:p>
          </table:table-cell>
          <table:table-cell office:value-type="float" office:value="0.315964588916393" calcext:value-type="float">
            <text:p>0.3159645889</text:p>
          </table:table-cell>
          <table:table-cell table:formula="of:= [.K379]*1000" office:value-type="float" office:value="315.964588916393" calcext:value-type="float">
            <text:p>315.9645889164</text:p>
          </table:table-cell>
          <table:table-cell table:number-columns-repeated="3"/>
          <table:table-cell office:value-type="float" office:value="-12.4999999999995" calcext:value-type="float">
            <text:p>-12.5</text:p>
          </table:table-cell>
          <table:table-cell office:value-type="float" office:value="0.273893597362191" calcext:value-type="float">
            <text:p>0.27389359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4.105" calcext:value-type="float">
            <text:p>34.105</text:p>
          </table:table-cell>
          <table:table-cell table:formula="of:=[.E380]-17.5" office:value-type="float" office:value="16.605" calcext:value-type="float">
            <text:p>16.605</text:p>
          </table:table-cell>
          <table:table-cell office:value-type="float" office:value="0.244953" calcext:value-type="float">
            <text:p>0.244953</text:p>
          </table:table-cell>
          <table:table-cell table:formula="of:=1000*[.G380]" office:value-type="float" office:value="244.953" calcext:value-type="float">
            <text:p>244.953</text:p>
          </table:table-cell>
          <table:table-cell/>
          <table:table-cell office:value-type="float" office:value="-12.3999999999995" calcext:value-type="float">
            <text:p>-12.4</text:p>
          </table:table-cell>
          <table:table-cell office:value-type="float" office:value="0.31459242970731" calcext:value-type="float">
            <text:p>0.3145924297</text:p>
          </table:table-cell>
          <table:table-cell table:formula="of:= [.K380]*1000" office:value-type="float" office:value="314.59242970731" calcext:value-type="float">
            <text:p>314.5924297073</text:p>
          </table:table-cell>
          <table:table-cell table:number-columns-repeated="3"/>
          <table:table-cell office:value-type="float" office:value="-12.3999999999995" calcext:value-type="float">
            <text:p>-12.4</text:p>
          </table:table-cell>
          <table:table-cell office:value-type="float" office:value="0.275851949085773" calcext:value-type="float">
            <text:p>0.275851949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97" calcext:value-type="float">
            <text:p>33.97</text:p>
          </table:table-cell>
          <table:table-cell table:formula="of:=[.E381]-17.5" office:value-type="float" office:value="16.47" calcext:value-type="float">
            <text:p>16.47</text:p>
          </table:table-cell>
          <table:table-cell office:value-type="float" office:value="0.24386" calcext:value-type="float">
            <text:p>0.24386</text:p>
          </table:table-cell>
          <table:table-cell table:formula="of:=1000*[.G381]" office:value-type="float" office:value="243.86" calcext:value-type="float">
            <text:p>243.86</text:p>
          </table:table-cell>
          <table:table-cell/>
          <table:table-cell office:value-type="float" office:value="-12.2999999999995" calcext:value-type="float">
            <text:p>-12.3</text:p>
          </table:table-cell>
          <table:table-cell office:value-type="float" office:value="0.313358436112455" calcext:value-type="float">
            <text:p>0.3133584361</text:p>
          </table:table-cell>
          <table:table-cell table:formula="of:= [.K381]*1000" office:value-type="float" office:value="313.358436112455" calcext:value-type="float">
            <text:p>313.3584361125</text:p>
          </table:table-cell>
          <table:table-cell table:number-columns-repeated="3"/>
          <table:table-cell office:value-type="float" office:value="-12.2999999999995" calcext:value-type="float">
            <text:p>-12.3</text:p>
          </table:table-cell>
          <table:table-cell office:value-type="float" office:value="0.278508631817562" calcext:value-type="float">
            <text:p>0.27850863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835" calcext:value-type="float">
            <text:p>33.835</text:p>
          </table:table-cell>
          <table:table-cell table:formula="of:=[.E382]-17.5" office:value-type="float" office:value="16.335" calcext:value-type="float">
            <text:p>16.335</text:p>
          </table:table-cell>
          <table:table-cell office:value-type="float" office:value="0.242776" calcext:value-type="float">
            <text:p>0.242776</text:p>
          </table:table-cell>
          <table:table-cell table:formula="of:=1000*[.G382]" office:value-type="float" office:value="242.776" calcext:value-type="float">
            <text:p>242.776</text:p>
          </table:table-cell>
          <table:table-cell/>
          <table:table-cell office:value-type="float" office:value="-12.1999999999995" calcext:value-type="float">
            <text:p>-12.2</text:p>
          </table:table-cell>
          <table:table-cell office:value-type="float" office:value="0.311520738651997" calcext:value-type="float">
            <text:p>0.3115207387</text:p>
          </table:table-cell>
          <table:table-cell table:formula="of:= [.K382]*1000" office:value-type="float" office:value="311.520738651997" calcext:value-type="float">
            <text:p>311.520738652</text:p>
          </table:table-cell>
          <table:table-cell table:number-columns-repeated="3"/>
          <table:table-cell office:value-type="float" office:value="-12.1999999999995" calcext:value-type="float">
            <text:p>-12.2</text:p>
          </table:table-cell>
          <table:table-cell office:value-type="float" office:value="0.279124282651014" calcext:value-type="float">
            <text:p>0.27912428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7" calcext:value-type="float">
            <text:p>33.7</text:p>
          </table:table-cell>
          <table:table-cell table:formula="of:=[.E383]-17.5" office:value-type="float" office:value="16.2" calcext:value-type="float">
            <text:p>16.2</text:p>
          </table:table-cell>
          <table:table-cell office:value-type="float" office:value="0.241766" calcext:value-type="float">
            <text:p>0.241766</text:p>
          </table:table-cell>
          <table:table-cell table:formula="of:=1000*[.G383]" office:value-type="float" office:value="241.766" calcext:value-type="float">
            <text:p>241.766</text:p>
          </table:table-cell>
          <table:table-cell/>
          <table:table-cell office:value-type="float" office:value="-12.0999999999995" calcext:value-type="float">
            <text:p>-12.1</text:p>
          </table:table-cell>
          <table:table-cell office:value-type="float" office:value="0.309786455074083" calcext:value-type="float">
            <text:p>0.3097864551</text:p>
          </table:table-cell>
          <table:table-cell table:formula="of:= [.K383]*1000" office:value-type="float" office:value="309.786455074083" calcext:value-type="float">
            <text:p>309.7864550741</text:p>
          </table:table-cell>
          <table:table-cell table:number-columns-repeated="3"/>
          <table:table-cell office:value-type="float" office:value="-12.0999999999995" calcext:value-type="float">
            <text:p>-12.1</text:p>
          </table:table-cell>
          <table:table-cell office:value-type="float" office:value="0.279122341625391" calcext:value-type="float">
            <text:p>0.27912234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565" calcext:value-type="float">
            <text:p>33.565</text:p>
          </table:table-cell>
          <table:table-cell table:formula="of:=[.E384]-17.5" office:value-type="float" office:value="16.065" calcext:value-type="float">
            <text:p>16.065</text:p>
          </table:table-cell>
          <table:table-cell office:value-type="float" office:value="0.241009" calcext:value-type="float">
            <text:p>0.241009</text:p>
          </table:table-cell>
          <table:table-cell table:formula="of:=1000*[.G384]" office:value-type="float" office:value="241.009" calcext:value-type="float">
            <text:p>241.009</text:p>
          </table:table-cell>
          <table:table-cell/>
          <table:table-cell office:value-type="float" office:value="-11.9999999999995" calcext:value-type="float">
            <text:p>-12</text:p>
          </table:table-cell>
          <table:table-cell office:value-type="float" office:value="0.30686632019696" calcext:value-type="float">
            <text:p>0.3068663202</text:p>
          </table:table-cell>
          <table:table-cell table:formula="of:= [.K384]*1000" office:value-type="float" office:value="306.86632019696" calcext:value-type="float">
            <text:p>306.866320197</text:p>
          </table:table-cell>
          <table:table-cell table:number-columns-repeated="3"/>
          <table:table-cell office:value-type="float" office:value="-11.9999999999995" calcext:value-type="float">
            <text:p>-12</text:p>
          </table:table-cell>
          <table:table-cell office:value-type="float" office:value="0.279151407303892" calcext:value-type="float">
            <text:p>0.27915140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43" calcext:value-type="float">
            <text:p>33.43</text:p>
          </table:table-cell>
          <table:table-cell table:formula="of:=[.E385]-17.5" office:value-type="float" office:value="15.93" calcext:value-type="float">
            <text:p>15.93</text:p>
          </table:table-cell>
          <table:table-cell office:value-type="float" office:value="0.240568" calcext:value-type="float">
            <text:p>0.240568</text:p>
          </table:table-cell>
          <table:table-cell table:formula="of:=1000*[.G385]" office:value-type="float" office:value="240.568" calcext:value-type="float">
            <text:p>240.568</text:p>
          </table:table-cell>
          <table:table-cell/>
          <table:table-cell office:value-type="float" office:value="-11.8999999999995" calcext:value-type="float">
            <text:p>-11.9</text:p>
          </table:table-cell>
          <table:table-cell office:value-type="float" office:value="0.30430063946513" calcext:value-type="float">
            <text:p>0.3043006395</text:p>
          </table:table-cell>
          <table:table-cell table:formula="of:= [.K385]*1000" office:value-type="float" office:value="304.30063946513" calcext:value-type="float">
            <text:p>304.3006394651</text:p>
          </table:table-cell>
          <table:table-cell table:number-columns-repeated="3"/>
          <table:table-cell office:value-type="float" office:value="-11.8999999999995" calcext:value-type="float">
            <text:p>-11.9</text:p>
          </table:table-cell>
          <table:table-cell office:value-type="float" office:value="0.277175376943841" calcext:value-type="float">
            <text:p>0.27717537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295" calcext:value-type="float">
            <text:p>33.295</text:p>
          </table:table-cell>
          <table:table-cell table:formula="of:=[.E386]-17.5" office:value-type="float" office:value="15.795" calcext:value-type="float">
            <text:p>15.795</text:p>
          </table:table-cell>
          <table:table-cell office:value-type="float" office:value="0.240461" calcext:value-type="float">
            <text:p>0.240461</text:p>
          </table:table-cell>
          <table:table-cell table:formula="of:=1000*[.G386]" office:value-type="float" office:value="240.461" calcext:value-type="float">
            <text:p>240.461</text:p>
          </table:table-cell>
          <table:table-cell/>
          <table:table-cell office:value-type="float" office:value="-11.7999999999995" calcext:value-type="float">
            <text:p>-11.8</text:p>
          </table:table-cell>
          <table:table-cell office:value-type="float" office:value="0.301711456737225" calcext:value-type="float">
            <text:p>0.3017114567</text:p>
          </table:table-cell>
          <table:table-cell table:formula="of:= [.K386]*1000" office:value-type="float" office:value="301.711456737225" calcext:value-type="float">
            <text:p>301.7114567372</text:p>
          </table:table-cell>
          <table:table-cell table:number-columns-repeated="3"/>
          <table:table-cell office:value-type="float" office:value="-11.7999999999995" calcext:value-type="float">
            <text:p>-11.8</text:p>
          </table:table-cell>
          <table:table-cell office:value-type="float" office:value="0.275555383460585" calcext:value-type="float">
            <text:p>0.27555538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16" calcext:value-type="float">
            <text:p>33.16</text:p>
          </table:table-cell>
          <table:table-cell table:formula="of:=[.E387]-17.5" office:value-type="float" office:value="15.66" calcext:value-type="float">
            <text:p>15.66</text:p>
          </table:table-cell>
          <table:table-cell office:value-type="float" office:value="0.240765" calcext:value-type="float">
            <text:p>0.240765</text:p>
          </table:table-cell>
          <table:table-cell table:formula="of:=1000*[.G387]" office:value-type="float" office:value="240.765" calcext:value-type="float">
            <text:p>240.765</text:p>
          </table:table-cell>
          <table:table-cell/>
          <table:table-cell office:value-type="float" office:value="-11.6999999999995" calcext:value-type="float">
            <text:p>-11.7</text:p>
          </table:table-cell>
          <table:table-cell office:value-type="float" office:value="0.299627021824167" calcext:value-type="float">
            <text:p>0.2996270218</text:p>
          </table:table-cell>
          <table:table-cell table:formula="of:= [.K387]*1000" office:value-type="float" office:value="299.627021824167" calcext:value-type="float">
            <text:p>299.6270218242</text:p>
          </table:table-cell>
          <table:table-cell table:number-columns-repeated="3"/>
          <table:table-cell office:value-type="float" office:value="-11.6999999999995" calcext:value-type="float">
            <text:p>-11.7</text:p>
          </table:table-cell>
          <table:table-cell office:value-type="float" office:value="0.274158779055026" calcext:value-type="float">
            <text:p>0.274158779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3.025" calcext:value-type="float">
            <text:p>33.025</text:p>
          </table:table-cell>
          <table:table-cell table:formula="of:=[.E388]-17.5" office:value-type="float" office:value="15.525" calcext:value-type="float">
            <text:p>15.525</text:p>
          </table:table-cell>
          <table:table-cell office:value-type="float" office:value="0.241491" calcext:value-type="float">
            <text:p>0.241491</text:p>
          </table:table-cell>
          <table:table-cell table:formula="of:=1000*[.G388]" office:value-type="float" office:value="241.491" calcext:value-type="float">
            <text:p>241.491</text:p>
          </table:table-cell>
          <table:table-cell/>
          <table:table-cell office:value-type="float" office:value="-11.5999999999995" calcext:value-type="float">
            <text:p>-11.6</text:p>
          </table:table-cell>
          <table:table-cell office:value-type="float" office:value="0.29772576086607" calcext:value-type="float">
            <text:p>0.2977257609</text:p>
          </table:table-cell>
          <table:table-cell table:formula="of:= [.K388]*1000" office:value-type="float" office:value="297.72576086607" calcext:value-type="float">
            <text:p>297.7257608661</text:p>
          </table:table-cell>
          <table:table-cell table:number-columns-repeated="3"/>
          <table:table-cell office:value-type="float" office:value="-11.5999999999995" calcext:value-type="float">
            <text:p>-11.6</text:p>
          </table:table-cell>
          <table:table-cell office:value-type="float" office:value="0.271203945880187" calcext:value-type="float">
            <text:p>0.27120394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2.89" calcext:value-type="float">
            <text:p>32.89</text:p>
          </table:table-cell>
          <table:table-cell table:formula="of:=[.E389]-17.5" office:value-type="float" office:value="15.39" calcext:value-type="float">
            <text:p>15.39</text:p>
          </table:table-cell>
          <table:table-cell office:value-type="float" office:value="0.242632" calcext:value-type="float">
            <text:p>0.242632</text:p>
          </table:table-cell>
          <table:table-cell table:formula="of:=1000*[.G389]" office:value-type="float" office:value="242.632" calcext:value-type="float">
            <text:p>242.632</text:p>
          </table:table-cell>
          <table:table-cell/>
          <table:table-cell office:value-type="float" office:value="-11.4999999999995" calcext:value-type="float">
            <text:p>-11.5</text:p>
          </table:table-cell>
          <table:table-cell office:value-type="float" office:value="0.296099632768449" calcext:value-type="float">
            <text:p>0.2960996328</text:p>
          </table:table-cell>
          <table:table-cell table:formula="of:= [.K389]*1000" office:value-type="float" office:value="296.099632768449" calcext:value-type="float">
            <text:p>296.0996327684</text:p>
          </table:table-cell>
          <table:table-cell table:number-columns-repeated="3"/>
          <table:table-cell office:value-type="float" office:value="-11.4999999999995" calcext:value-type="float">
            <text:p>-11.5</text:p>
          </table:table-cell>
          <table:table-cell office:value-type="float" office:value="0.268768432985106" calcext:value-type="float">
            <text:p>0.2687684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2.755" calcext:value-type="float">
            <text:p>32.755</text:p>
          </table:table-cell>
          <table:table-cell table:formula="of:=[.E390]-17.5" office:value-type="float" office:value="15.255" calcext:value-type="float">
            <text:p>15.255</text:p>
          </table:table-cell>
          <table:table-cell office:value-type="float" office:value="0.244246" calcext:value-type="float">
            <text:p>0.244246</text:p>
          </table:table-cell>
          <table:table-cell table:formula="of:=1000*[.G390]" office:value-type="float" office:value="244.246" calcext:value-type="float">
            <text:p>244.246</text:p>
          </table:table-cell>
          <table:table-cell/>
          <table:table-cell office:value-type="float" office:value="-11.3999999999995" calcext:value-type="float">
            <text:p>-11.4</text:p>
          </table:table-cell>
          <table:table-cell office:value-type="float" office:value="0.295148699924278" calcext:value-type="float">
            <text:p>0.2951486999</text:p>
          </table:table-cell>
          <table:table-cell table:formula="of:= [.K390]*1000" office:value-type="float" office:value="295.148699924278" calcext:value-type="float">
            <text:p>295.1486999243</text:p>
          </table:table-cell>
          <table:table-cell table:number-columns-repeated="3"/>
          <table:table-cell office:value-type="float" office:value="-11.3999999999995" calcext:value-type="float">
            <text:p>-11.4</text:p>
          </table:table-cell>
          <table:table-cell office:value-type="float" office:value="0.266751901730074" calcext:value-type="float">
            <text:p>0.26675190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2.62" calcext:value-type="float">
            <text:p>32.62</text:p>
          </table:table-cell>
          <table:table-cell table:formula="of:=[.E391]-17.5" office:value-type="float" office:value="15.12" calcext:value-type="float">
            <text:p>15.12</text:p>
          </table:table-cell>
          <table:table-cell office:value-type="float" office:value="0.246335" calcext:value-type="float">
            <text:p>0.246335</text:p>
          </table:table-cell>
          <table:table-cell table:formula="of:=1000*[.G391]" office:value-type="float" office:value="246.335" calcext:value-type="float">
            <text:p>246.335</text:p>
          </table:table-cell>
          <table:table-cell/>
          <table:table-cell office:value-type="float" office:value="-11.2999999999995" calcext:value-type="float">
            <text:p>-11.3</text:p>
          </table:table-cell>
          <table:table-cell office:value-type="float" office:value="0.294566388647422" calcext:value-type="float">
            <text:p>0.2945663886</text:p>
          </table:table-cell>
          <table:table-cell table:formula="of:= [.K391]*1000" office:value-type="float" office:value="294.566388647422" calcext:value-type="float">
            <text:p>294.5663886474</text:p>
          </table:table-cell>
          <table:table-cell table:number-columns-repeated="3"/>
          <table:table-cell office:value-type="float" office:value="-11.2999999999995" calcext:value-type="float">
            <text:p>-11.3</text:p>
          </table:table-cell>
          <table:table-cell office:value-type="float" office:value="0.263772966042883" calcext:value-type="float">
            <text:p>0.2637729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2.485" calcext:value-type="float">
            <text:p>32.485</text:p>
          </table:table-cell>
          <table:table-cell table:formula="of:=[.E392]-17.5" office:value-type="float" office:value="14.985" calcext:value-type="float">
            <text:p>14.985</text:p>
          </table:table-cell>
          <table:table-cell office:value-type="float" office:value="0.248925" calcext:value-type="float">
            <text:p>0.248925</text:p>
          </table:table-cell>
          <table:table-cell table:formula="of:=1000*[.G392]" office:value-type="float" office:value="248.925" calcext:value-type="float">
            <text:p>248.925</text:p>
          </table:table-cell>
          <table:table-cell/>
          <table:table-cell office:value-type="float" office:value="-11.1999999999995" calcext:value-type="float">
            <text:p>-11.2</text:p>
          </table:table-cell>
          <table:table-cell office:value-type="float" office:value="0.294116333751107" calcext:value-type="float">
            <text:p>0.2941163338</text:p>
          </table:table-cell>
          <table:table-cell table:formula="of:= [.K392]*1000" office:value-type="float" office:value="294.116333751107" calcext:value-type="float">
            <text:p>294.1163337511</text:p>
          </table:table-cell>
          <table:table-cell table:number-columns-repeated="3"/>
          <table:table-cell office:value-type="float" office:value="-11.1999999999995" calcext:value-type="float">
            <text:p>-11.2</text:p>
          </table:table-cell>
          <table:table-cell office:value-type="float" office:value="0.261297933014561" calcext:value-type="float">
            <text:p>0.2612979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2.35" calcext:value-type="float">
            <text:p>32.35</text:p>
          </table:table-cell>
          <table:table-cell table:formula="of:=[.E393]-17.5" office:value-type="float" office:value="14.85" calcext:value-type="float">
            <text:p>14.85</text:p>
          </table:table-cell>
          <table:table-cell office:value-type="float" office:value="0.251931" calcext:value-type="float">
            <text:p>0.251931</text:p>
          </table:table-cell>
          <table:table-cell table:formula="of:=1000*[.G393]" office:value-type="float" office:value="251.931" calcext:value-type="float">
            <text:p>251.931</text:p>
          </table:table-cell>
          <table:table-cell/>
          <table:table-cell office:value-type="float" office:value="-11.0999999999995" calcext:value-type="float">
            <text:p>-11.1</text:p>
          </table:table-cell>
          <table:table-cell office:value-type="float" office:value="0.295196465478577" calcext:value-type="float">
            <text:p>0.2951964655</text:p>
          </table:table-cell>
          <table:table-cell table:formula="of:= [.K393]*1000" office:value-type="float" office:value="295.196465478577" calcext:value-type="float">
            <text:p>295.1964654786</text:p>
          </table:table-cell>
          <table:table-cell table:number-columns-repeated="3"/>
          <table:table-cell office:value-type="float" office:value="-11.0999999999995" calcext:value-type="float">
            <text:p>-11.1</text:p>
          </table:table-cell>
          <table:table-cell office:value-type="float" office:value="0.259202133790931" calcext:value-type="float">
            <text:p>0.25920213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2.215" calcext:value-type="float">
            <text:p>32.215</text:p>
          </table:table-cell>
          <table:table-cell table:formula="of:=[.E394]-17.5" office:value-type="float" office:value="14.715" calcext:value-type="float">
            <text:p>14.715</text:p>
          </table:table-cell>
          <table:table-cell office:value-type="float" office:value="0.255448" calcext:value-type="float">
            <text:p>0.255448</text:p>
          </table:table-cell>
          <table:table-cell table:formula="of:=1000*[.G394]" office:value-type="float" office:value="255.448" calcext:value-type="float">
            <text:p>255.448</text:p>
          </table:table-cell>
          <table:table-cell/>
          <table:table-cell office:value-type="float" office:value="-10.9999999999995" calcext:value-type="float">
            <text:p>-11</text:p>
          </table:table-cell>
          <table:table-cell office:value-type="float" office:value="0.296235249682183" calcext:value-type="float">
            <text:p>0.2962352497</text:p>
          </table:table-cell>
          <table:table-cell table:formula="of:= [.K394]*1000" office:value-type="float" office:value="296.235249682183" calcext:value-type="float">
            <text:p>296.2352496822</text:p>
          </table:table-cell>
          <table:table-cell table:number-columns-repeated="3"/>
          <table:table-cell office:value-type="float" office:value="-10.9999999999995" calcext:value-type="float">
            <text:p>-11</text:p>
          </table:table-cell>
          <table:table-cell office:value-type="float" office:value="0.256606912610254" calcext:value-type="float">
            <text:p>0.25660691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2.08" calcext:value-type="float">
            <text:p>32.08</text:p>
          </table:table-cell>
          <table:table-cell table:formula="of:=[.E395]-17.5" office:value-type="float" office:value="14.58" calcext:value-type="float">
            <text:p>14.58</text:p>
          </table:table-cell>
          <table:table-cell office:value-type="float" office:value="0.259449" calcext:value-type="float">
            <text:p>0.259449</text:p>
          </table:table-cell>
          <table:table-cell table:formula="of:=1000*[.G395]" office:value-type="float" office:value="259.449" calcext:value-type="float">
            <text:p>259.449</text:p>
          </table:table-cell>
          <table:table-cell/>
          <table:table-cell office:value-type="float" office:value="-10.8999999999995" calcext:value-type="float">
            <text:p>-10.9</text:p>
          </table:table-cell>
          <table:table-cell office:value-type="float" office:value="0.297412269823584" calcext:value-type="float">
            <text:p>0.2974122698</text:p>
          </table:table-cell>
          <table:table-cell table:formula="of:= [.K395]*1000" office:value-type="float" office:value="297.412269823584" calcext:value-type="float">
            <text:p>297.4122698236</text:p>
          </table:table-cell>
          <table:table-cell table:number-columns-repeated="3"/>
          <table:table-cell office:value-type="float" office:value="-10.8999999999995" calcext:value-type="float">
            <text:p>-10.9</text:p>
          </table:table-cell>
          <table:table-cell office:value-type="float" office:value="0.254432558687451" calcext:value-type="float">
            <text:p>0.25443255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.945" calcext:value-type="float">
            <text:p>31.945</text:p>
          </table:table-cell>
          <table:table-cell table:formula="of:=[.E396]-17.5" office:value-type="float" office:value="14.445" calcext:value-type="float">
            <text:p>14.445</text:p>
          </table:table-cell>
          <table:table-cell office:value-type="float" office:value="0.263925" calcext:value-type="float">
            <text:p>0.263925</text:p>
          </table:table-cell>
          <table:table-cell table:formula="of:=1000*[.G396]" office:value-type="float" office:value="263.925" calcext:value-type="float">
            <text:p>263.925</text:p>
          </table:table-cell>
          <table:table-cell/>
          <table:table-cell office:value-type="float" office:value="-10.7999999999995" calcext:value-type="float">
            <text:p>-10.8</text:p>
          </table:table-cell>
          <table:table-cell office:value-type="float" office:value="0.2999434740848" calcext:value-type="float">
            <text:p>0.2999434741</text:p>
          </table:table-cell>
          <table:table-cell table:formula="of:= [.K396]*1000" office:value-type="float" office:value="299.9434740848" calcext:value-type="float">
            <text:p>299.9434740848</text:p>
          </table:table-cell>
          <table:table-cell table:number-columns-repeated="3"/>
          <table:table-cell office:value-type="float" office:value="-10.7999999999995" calcext:value-type="float">
            <text:p>-10.8</text:p>
          </table:table-cell>
          <table:table-cell office:value-type="float" office:value="0.252511629645613" calcext:value-type="float">
            <text:p>0.25251162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.81" calcext:value-type="float">
            <text:p>31.81</text:p>
          </table:table-cell>
          <table:table-cell table:formula="of:=[.E397]-17.5" office:value-type="float" office:value="14.31" calcext:value-type="float">
            <text:p>14.31</text:p>
          </table:table-cell>
          <table:table-cell office:value-type="float" office:value="0.268871" calcext:value-type="float">
            <text:p>0.268871</text:p>
          </table:table-cell>
          <table:table-cell table:formula="of:=1000*[.G397]" office:value-type="float" office:value="268.871" calcext:value-type="float">
            <text:p>268.871</text:p>
          </table:table-cell>
          <table:table-cell/>
          <table:table-cell office:value-type="float" office:value="-10.6999999999995" calcext:value-type="float">
            <text:p>-10.7</text:p>
          </table:table-cell>
          <table:table-cell office:value-type="float" office:value="0.30250726401312" calcext:value-type="float">
            <text:p>0.302507264</text:p>
          </table:table-cell>
          <table:table-cell table:formula="of:= [.K397]*1000" office:value-type="float" office:value="302.50726401312" calcext:value-type="float">
            <text:p>302.5072640131</text:p>
          </table:table-cell>
          <table:table-cell table:number-columns-repeated="3"/>
          <table:table-cell office:value-type="float" office:value="-10.6999999999995" calcext:value-type="float">
            <text:p>-10.7</text:p>
          </table:table-cell>
          <table:table-cell office:value-type="float" office:value="0.251009773370804" calcext:value-type="float">
            <text:p>0.25100977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.675" calcext:value-type="float">
            <text:p>31.675</text:p>
          </table:table-cell>
          <table:table-cell table:formula="of:=[.E398]-17.5" office:value-type="float" office:value="14.175" calcext:value-type="float">
            <text:p>14.175</text:p>
          </table:table-cell>
          <table:table-cell office:value-type="float" office:value="0.274262" calcext:value-type="float">
            <text:p>0.274262</text:p>
          </table:table-cell>
          <table:table-cell table:formula="of:=1000*[.G398]" office:value-type="float" office:value="274.262" calcext:value-type="float">
            <text:p>274.262</text:p>
          </table:table-cell>
          <table:table-cell/>
          <table:table-cell office:value-type="float" office:value="-10.5999999999995" calcext:value-type="float">
            <text:p>-10.6</text:p>
          </table:table-cell>
          <table:table-cell office:value-type="float" office:value="0.305121240856843" calcext:value-type="float">
            <text:p>0.3051212409</text:p>
          </table:table-cell>
          <table:table-cell table:formula="of:= [.K398]*1000" office:value-type="float" office:value="305.121240856843" calcext:value-type="float">
            <text:p>305.1212408568</text:p>
          </table:table-cell>
          <table:table-cell table:number-columns-repeated="3"/>
          <table:table-cell office:value-type="float" office:value="-10.5999999999995" calcext:value-type="float">
            <text:p>-10.6</text:p>
          </table:table-cell>
          <table:table-cell office:value-type="float" office:value="0.249343929569459" calcext:value-type="float">
            <text:p>0.24934392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.54" calcext:value-type="float">
            <text:p>31.54</text:p>
          </table:table-cell>
          <table:table-cell table:formula="of:=[.E399]-17.5" office:value-type="float" office:value="14.04" calcext:value-type="float">
            <text:p>14.04</text:p>
          </table:table-cell>
          <table:table-cell office:value-type="float" office:value="0.280094" calcext:value-type="float">
            <text:p>0.280094</text:p>
          </table:table-cell>
          <table:table-cell table:formula="of:=1000*[.G399]" office:value-type="float" office:value="280.094" calcext:value-type="float">
            <text:p>280.094</text:p>
          </table:table-cell>
          <table:table-cell/>
          <table:table-cell office:value-type="float" office:value="-10.4999999999995" calcext:value-type="float">
            <text:p>-10.5</text:p>
          </table:table-cell>
          <table:table-cell office:value-type="float" office:value="0.308829863306188" calcext:value-type="float">
            <text:p>0.3088298633</text:p>
          </table:table-cell>
          <table:table-cell table:formula="of:= [.K399]*1000" office:value-type="float" office:value="308.829863306188" calcext:value-type="float">
            <text:p>308.8298633062</text:p>
          </table:table-cell>
          <table:table-cell table:number-columns-repeated="3"/>
          <table:table-cell office:value-type="float" office:value="-10.4999999999995" calcext:value-type="float">
            <text:p>-10.5</text:p>
          </table:table-cell>
          <table:table-cell office:value-type="float" office:value="0.2479053976379" calcext:value-type="float">
            <text:p>0.24790539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.405" calcext:value-type="float">
            <text:p>31.405</text:p>
          </table:table-cell>
          <table:table-cell table:formula="of:=[.E400]-17.5" office:value-type="float" office:value="13.905" calcext:value-type="float">
            <text:p>13.905</text:p>
          </table:table-cell>
          <table:table-cell office:value-type="float" office:value="0.286323" calcext:value-type="float">
            <text:p>0.286323</text:p>
          </table:table-cell>
          <table:table-cell table:formula="of:=1000*[.G400]" office:value-type="float" office:value="286.323" calcext:value-type="float">
            <text:p>286.323</text:p>
          </table:table-cell>
          <table:table-cell/>
          <table:table-cell office:value-type="float" office:value="-10.3999999999995" calcext:value-type="float">
            <text:p>-10.4</text:p>
          </table:table-cell>
          <table:table-cell office:value-type="float" office:value="0.311225972944058" calcext:value-type="float">
            <text:p>0.3112259729</text:p>
          </table:table-cell>
          <table:table-cell table:formula="of:= [.K400]*1000" office:value-type="float" office:value="311.225972944058" calcext:value-type="float">
            <text:p>311.2259729441</text:p>
          </table:table-cell>
          <table:table-cell table:number-columns-repeated="3"/>
          <table:table-cell office:value-type="float" office:value="-10.3999999999995" calcext:value-type="float">
            <text:p>-10.4</text:p>
          </table:table-cell>
          <table:table-cell office:value-type="float" office:value="0.246902849296437" calcext:value-type="float">
            <text:p>0.24690284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.27" calcext:value-type="float">
            <text:p>31.27</text:p>
          </table:table-cell>
          <table:table-cell table:formula="of:=[.E401]-17.5" office:value-type="float" office:value="13.77" calcext:value-type="float">
            <text:p>13.77</text:p>
          </table:table-cell>
          <table:table-cell office:value-type="float" office:value="0.292888" calcext:value-type="float">
            <text:p>0.292888</text:p>
          </table:table-cell>
          <table:table-cell table:formula="of:=1000*[.G401]" office:value-type="float" office:value="292.888" calcext:value-type="float">
            <text:p>292.888</text:p>
          </table:table-cell>
          <table:table-cell/>
          <table:table-cell office:value-type="float" office:value="-10.2999999999995" calcext:value-type="float">
            <text:p>-10.3</text:p>
          </table:table-cell>
          <table:table-cell office:value-type="float" office:value="0.314064197942274" calcext:value-type="float">
            <text:p>0.3140641979</text:p>
          </table:table-cell>
          <table:table-cell table:formula="of:= [.K401]*1000" office:value-type="float" office:value="314.064197942274" calcext:value-type="float">
            <text:p>314.0641979423</text:p>
          </table:table-cell>
          <table:table-cell table:number-columns-repeated="3"/>
          <table:table-cell office:value-type="float" office:value="-10.2999999999995" calcext:value-type="float">
            <text:p>-10.3</text:p>
          </table:table-cell>
          <table:table-cell office:value-type="float" office:value="0.245838501361499" calcext:value-type="float">
            <text:p>0.24583850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.135" calcext:value-type="float">
            <text:p>31.135</text:p>
          </table:table-cell>
          <table:table-cell table:formula="of:=[.E402]-17.5" office:value-type="float" office:value="13.635" calcext:value-type="float">
            <text:p>13.635</text:p>
          </table:table-cell>
          <table:table-cell office:value-type="float" office:value="0.299729" calcext:value-type="float">
            <text:p>0.299729</text:p>
          </table:table-cell>
          <table:table-cell table:formula="of:=1000*[.G402]" office:value-type="float" office:value="299.729" calcext:value-type="float">
            <text:p>299.729</text:p>
          </table:table-cell>
          <table:table-cell/>
          <table:table-cell office:value-type="float" office:value="-10.1999999999995" calcext:value-type="float">
            <text:p>-10.2</text:p>
          </table:table-cell>
          <table:table-cell office:value-type="float" office:value="0.316195657125117" calcext:value-type="float">
            <text:p>0.3161956571</text:p>
          </table:table-cell>
          <table:table-cell table:formula="of:= [.K402]*1000" office:value-type="float" office:value="316.195657125117" calcext:value-type="float">
            <text:p>316.1956571251</text:p>
          </table:table-cell>
          <table:table-cell table:number-columns-repeated="3"/>
          <table:table-cell office:value-type="float" office:value="-10.1999999999995" calcext:value-type="float">
            <text:p>-10.2</text:p>
          </table:table-cell>
          <table:table-cell office:value-type="float" office:value="0.245000288645084" calcext:value-type="float">
            <text:p>0.24500028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1" calcext:value-type="float">
            <text:p>31</text:p>
          </table:table-cell>
          <table:table-cell table:formula="of:=[.E403]-17.5" office:value-type="float" office:value="13.5" calcext:value-type="float">
            <text:p>13.5</text:p>
          </table:table-cell>
          <table:table-cell office:value-type="float" office:value="0.306752" calcext:value-type="float">
            <text:p>0.306752</text:p>
          </table:table-cell>
          <table:table-cell table:formula="of:=1000*[.G403]" office:value-type="float" office:value="306.752" calcext:value-type="float">
            <text:p>306.752</text:p>
          </table:table-cell>
          <table:table-cell/>
          <table:table-cell office:value-type="float" office:value="-10.0999999999995" calcext:value-type="float">
            <text:p>-10.1</text:p>
          </table:table-cell>
          <table:table-cell office:value-type="float" office:value="0.318561625735168" calcext:value-type="float">
            <text:p>0.3185616257</text:p>
          </table:table-cell>
          <table:table-cell table:formula="of:= [.K403]*1000" office:value-type="float" office:value="318.561625735168" calcext:value-type="float">
            <text:p>318.5616257352</text:p>
          </table:table-cell>
          <table:table-cell table:number-columns-repeated="3"/>
          <table:table-cell office:value-type="float" office:value="-10.0999999999995" calcext:value-type="float">
            <text:p>-10.1</text:p>
          </table:table-cell>
          <table:table-cell office:value-type="float" office:value="0.244781866717492" calcext:value-type="float">
            <text:p>0.24478186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0.865" calcext:value-type="float">
            <text:p>30.865</text:p>
          </table:table-cell>
          <table:table-cell table:formula="of:=[.E404]-17.5" office:value-type="float" office:value="13.365" calcext:value-type="float">
            <text:p>13.365</text:p>
          </table:table-cell>
          <table:table-cell office:value-type="float" office:value="0.313758" calcext:value-type="float">
            <text:p>0.313758</text:p>
          </table:table-cell>
          <table:table-cell table:formula="of:=1000*[.G404]" office:value-type="float" office:value="313.758" calcext:value-type="float">
            <text:p>313.758</text:p>
          </table:table-cell>
          <table:table-cell/>
          <table:table-cell office:value-type="float" office:value="-9.99999999999954" calcext:value-type="float">
            <text:p>-10</text:p>
          </table:table-cell>
          <table:table-cell office:value-type="float" office:value="0.320106548376425" calcext:value-type="float">
            <text:p>0.3201065484</text:p>
          </table:table-cell>
          <table:table-cell table:formula="of:= [.K404]*1000" office:value-type="float" office:value="320.106548376425" calcext:value-type="float">
            <text:p>320.1065483764</text:p>
          </table:table-cell>
          <table:table-cell table:number-columns-repeated="3"/>
          <table:table-cell office:value-type="float" office:value="-9.99999999999954" calcext:value-type="float">
            <text:p>-10</text:p>
          </table:table-cell>
          <table:table-cell office:value-type="float" office:value="0.244415271422067" calcext:value-type="float">
            <text:p>0.24441527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0.73" calcext:value-type="float">
            <text:p>30.73</text:p>
          </table:table-cell>
          <table:table-cell table:formula="of:=[.E405]-17.5" office:value-type="float" office:value="13.23" calcext:value-type="float">
            <text:p>13.23</text:p>
          </table:table-cell>
          <table:table-cell office:value-type="float" office:value="0.320579" calcext:value-type="float">
            <text:p>0.320579</text:p>
          </table:table-cell>
          <table:table-cell table:formula="of:=1000*[.G405]" office:value-type="float" office:value="320.579" calcext:value-type="float">
            <text:p>320.579</text:p>
          </table:table-cell>
          <table:table-cell/>
          <table:table-cell office:value-type="float" office:value="-9.89999999999954" calcext:value-type="float">
            <text:p>-9.9</text:p>
          </table:table-cell>
          <table:table-cell office:value-type="float" office:value="0.320746618416708" calcext:value-type="float">
            <text:p>0.3207466184</text:p>
          </table:table-cell>
          <table:table-cell table:formula="of:= [.K405]*1000" office:value-type="float" office:value="320.746618416708" calcext:value-type="float">
            <text:p>320.7466184167</text:p>
          </table:table-cell>
          <table:table-cell table:number-columns-repeated="3"/>
          <table:table-cell office:value-type="float" office:value="-9.89999999999954" calcext:value-type="float">
            <text:p>-9.9</text:p>
          </table:table-cell>
          <table:table-cell office:value-type="float" office:value="0.244361145696505" calcext:value-type="float">
            <text:p>0.24436114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0.595" calcext:value-type="float">
            <text:p>30.595</text:p>
          </table:table-cell>
          <table:table-cell table:formula="of:=[.E406]-17.5" office:value-type="float" office:value="13.095" calcext:value-type="float">
            <text:p>13.095</text:p>
          </table:table-cell>
          <table:table-cell office:value-type="float" office:value="0.326936" calcext:value-type="float">
            <text:p>0.326936</text:p>
          </table:table-cell>
          <table:table-cell table:formula="of:=1000*[.G406]" office:value-type="float" office:value="326.936" calcext:value-type="float">
            <text:p>326.936</text:p>
          </table:table-cell>
          <table:table-cell/>
          <table:table-cell office:value-type="float" office:value="-9.79999999999954" calcext:value-type="float">
            <text:p>-9.8</text:p>
          </table:table-cell>
          <table:table-cell office:value-type="float" office:value="0.319888444003667" calcext:value-type="float">
            <text:p>0.319888444</text:p>
          </table:table-cell>
          <table:table-cell table:formula="of:= [.K406]*1000" office:value-type="float" office:value="319.888444003667" calcext:value-type="float">
            <text:p>319.8884440037</text:p>
          </table:table-cell>
          <table:table-cell table:number-columns-repeated="3"/>
          <table:table-cell office:value-type="float" office:value="-9.79999999999954" calcext:value-type="float">
            <text:p>-9.8</text:p>
          </table:table-cell>
          <table:table-cell office:value-type="float" office:value="0.244372565278281" calcext:value-type="float">
            <text:p>0.24437256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0.46" calcext:value-type="float">
            <text:p>30.46</text:p>
          </table:table-cell>
          <table:table-cell table:formula="of:=[.E407]-17.5" office:value-type="float" office:value="12.96" calcext:value-type="float">
            <text:p>12.96</text:p>
          </table:table-cell>
          <table:table-cell office:value-type="float" office:value="0.332531" calcext:value-type="float">
            <text:p>0.332531</text:p>
          </table:table-cell>
          <table:table-cell table:formula="of:=1000*[.G407]" office:value-type="float" office:value="332.531" calcext:value-type="float">
            <text:p>332.531</text:p>
          </table:table-cell>
          <table:table-cell/>
          <table:table-cell office:value-type="float" office:value="-9.69999999999954" calcext:value-type="float">
            <text:p>-9.7</text:p>
          </table:table-cell>
          <table:table-cell office:value-type="float" office:value="0.319213939391116" calcext:value-type="float">
            <text:p>0.3192139394</text:p>
          </table:table-cell>
          <table:table-cell table:formula="of:= [.K407]*1000" office:value-type="float" office:value="319.213939391116" calcext:value-type="float">
            <text:p>319.2139393911</text:p>
          </table:table-cell>
          <table:table-cell table:number-columns-repeated="3"/>
          <table:table-cell office:value-type="float" office:value="-9.69999999999954" calcext:value-type="float">
            <text:p>-9.7</text:p>
          </table:table-cell>
          <table:table-cell office:value-type="float" office:value="0.244757929764629" calcext:value-type="float">
            <text:p>0.244757929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0.325" calcext:value-type="float">
            <text:p>30.325</text:p>
          </table:table-cell>
          <table:table-cell table:formula="of:=[.E408]-17.5" office:value-type="float" office:value="12.825" calcext:value-type="float">
            <text:p>12.825</text:p>
          </table:table-cell>
          <table:table-cell office:value-type="float" office:value="0.33688" calcext:value-type="float">
            <text:p>0.33688</text:p>
          </table:table-cell>
          <table:table-cell table:formula="of:=1000*[.G408]" office:value-type="float" office:value="336.88" calcext:value-type="float">
            <text:p>336.88</text:p>
          </table:table-cell>
          <table:table-cell/>
          <table:table-cell office:value-type="float" office:value="-9.59999999999954" calcext:value-type="float">
            <text:p>-9.6</text:p>
          </table:table-cell>
          <table:table-cell office:value-type="float" office:value="0.317344945290373" calcext:value-type="float">
            <text:p>0.3173449453</text:p>
          </table:table-cell>
          <table:table-cell table:formula="of:= [.K408]*1000" office:value-type="float" office:value="317.344945290373" calcext:value-type="float">
            <text:p>317.3449452904</text:p>
          </table:table-cell>
          <table:table-cell table:number-columns-repeated="3"/>
          <table:table-cell office:value-type="float" office:value="-9.59999999999954" calcext:value-type="float">
            <text:p>-9.6</text:p>
          </table:table-cell>
          <table:table-cell office:value-type="float" office:value="0.245517239155544" calcext:value-type="float">
            <text:p>0.24551723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0.19" calcext:value-type="float">
            <text:p>30.19</text:p>
          </table:table-cell>
          <table:table-cell table:formula="of:=[.E409]-17.5" office:value-type="float" office:value="12.69" calcext:value-type="float">
            <text:p>12.69</text:p>
          </table:table-cell>
          <table:table-cell office:value-type="float" office:value="0.339745" calcext:value-type="float">
            <text:p>0.339745</text:p>
          </table:table-cell>
          <table:table-cell table:formula="of:=1000*[.G409]" office:value-type="float" office:value="339.745" calcext:value-type="float">
            <text:p>339.745</text:p>
          </table:table-cell>
          <table:table-cell/>
          <table:table-cell office:value-type="float" office:value="-9.49999999999954" calcext:value-type="float">
            <text:p>-9.5</text:p>
          </table:table-cell>
          <table:table-cell office:value-type="float" office:value="0.314805147748981" calcext:value-type="float">
            <text:p>0.3148051477</text:p>
          </table:table-cell>
          <table:table-cell table:formula="of:= [.K409]*1000" office:value-type="float" office:value="314.805147748981" calcext:value-type="float">
            <text:p>314.805147749</text:p>
          </table:table-cell>
          <table:table-cell table:number-columns-repeated="3"/>
          <table:table-cell office:value-type="float" office:value="-9.49999999999954" calcext:value-type="float">
            <text:p>-9.5</text:p>
          </table:table-cell>
          <table:table-cell office:value-type="float" office:value="0.246650493451033" calcext:value-type="float">
            <text:p>0.24665049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0.055" calcext:value-type="float">
            <text:p>30.055</text:p>
          </table:table-cell>
          <table:table-cell table:formula="of:=[.E410]-17.5" office:value-type="float" office:value="12.555" calcext:value-type="float">
            <text:p>12.555</text:p>
          </table:table-cell>
          <table:table-cell office:value-type="float" office:value="0.340908" calcext:value-type="float">
            <text:p>0.340908</text:p>
          </table:table-cell>
          <table:table-cell table:formula="of:=1000*[.G410]" office:value-type="float" office:value="340.908" calcext:value-type="float">
            <text:p>340.908</text:p>
          </table:table-cell>
          <table:table-cell/>
          <table:table-cell office:value-type="float" office:value="-9.39999999999954" calcext:value-type="float">
            <text:p>-9.4</text:p>
          </table:table-cell>
          <table:table-cell office:value-type="float" office:value="0.311823799028259" calcext:value-type="float">
            <text:p>0.311823799</text:p>
          </table:table-cell>
          <table:table-cell table:formula="of:= [.K410]*1000" office:value-type="float" office:value="311.823799028259" calcext:value-type="float">
            <text:p>311.8237990283</text:p>
          </table:table-cell>
          <table:table-cell table:number-columns-repeated="3"/>
          <table:table-cell office:value-type="float" office:value="-9.39999999999954" calcext:value-type="float">
            <text:p>-9.4</text:p>
          </table:table-cell>
          <table:table-cell office:value-type="float" office:value="0.247263296915599" calcext:value-type="float">
            <text:p>0.24726329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9.92" calcext:value-type="float">
            <text:p>29.92</text:p>
          </table:table-cell>
          <table:table-cell table:formula="of:=[.E411]-17.5" office:value-type="float" office:value="12.42" calcext:value-type="float">
            <text:p>12.42</text:p>
          </table:table-cell>
          <table:table-cell office:value-type="float" office:value="0.340302" calcext:value-type="float">
            <text:p>0.340302</text:p>
          </table:table-cell>
          <table:table-cell table:formula="of:=1000*[.G411]" office:value-type="float" office:value="340.302" calcext:value-type="float">
            <text:p>340.302</text:p>
          </table:table-cell>
          <table:table-cell/>
          <table:table-cell office:value-type="float" office:value="-9.29999999999954" calcext:value-type="float">
            <text:p>-9.3</text:p>
          </table:table-cell>
          <table:table-cell office:value-type="float" office:value="0.309627829718536" calcext:value-type="float">
            <text:p>0.3096278297</text:p>
          </table:table-cell>
          <table:table-cell table:formula="of:= [.K411]*1000" office:value-type="float" office:value="309.627829718536" calcext:value-type="float">
            <text:p>309.6278297185</text:p>
          </table:table-cell>
          <table:table-cell table:number-columns-repeated="3"/>
          <table:table-cell office:value-type="float" office:value="-9.29999999999954" calcext:value-type="float">
            <text:p>-9.3</text:p>
          </table:table-cell>
          <table:table-cell office:value-type="float" office:value="0.248857573018104" calcext:value-type="float">
            <text:p>0.2488575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9.785" calcext:value-type="float">
            <text:p>29.785</text:p>
          </table:table-cell>
          <table:table-cell table:formula="of:=[.E412]-17.5" office:value-type="float" office:value="12.285" calcext:value-type="float">
            <text:p>12.285</text:p>
          </table:table-cell>
          <table:table-cell office:value-type="float" office:value="0.338131" calcext:value-type="float">
            <text:p>0.338131</text:p>
          </table:table-cell>
          <table:table-cell table:formula="of:=1000*[.G412]" office:value-type="float" office:value="338.131" calcext:value-type="float">
            <text:p>338.131</text:p>
          </table:table-cell>
          <table:table-cell/>
          <table:table-cell office:value-type="float" office:value="-9.19999999999954" calcext:value-type="float">
            <text:p>-9.2</text:p>
          </table:table-cell>
          <table:table-cell office:value-type="float" office:value="0.304880722376441" calcext:value-type="float">
            <text:p>0.3048807224</text:p>
          </table:table-cell>
          <table:table-cell table:formula="of:= [.K412]*1000" office:value-type="float" office:value="304.880722376441" calcext:value-type="float">
            <text:p>304.8807223764</text:p>
          </table:table-cell>
          <table:table-cell table:number-columns-repeated="3"/>
          <table:table-cell office:value-type="float" office:value="-9.19999999999954" calcext:value-type="float">
            <text:p>-9.2</text:p>
          </table:table-cell>
          <table:table-cell office:value-type="float" office:value="0.250200207201148" calcext:value-type="float">
            <text:p>0.25020020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9.65" calcext:value-type="float">
            <text:p>29.65</text:p>
          </table:table-cell>
          <table:table-cell table:formula="of:=[.E413]-17.5" office:value-type="float" office:value="12.15" calcext:value-type="float">
            <text:p>12.15</text:p>
          </table:table-cell>
          <table:table-cell office:value-type="float" office:value="0.334825" calcext:value-type="float">
            <text:p>0.334825</text:p>
          </table:table-cell>
          <table:table-cell table:formula="of:=1000*[.G413]" office:value-type="float" office:value="334.825" calcext:value-type="float">
            <text:p>334.825</text:p>
          </table:table-cell>
          <table:table-cell/>
          <table:table-cell office:value-type="float" office:value="-9.09999999999954" calcext:value-type="float">
            <text:p>-9.1</text:p>
          </table:table-cell>
          <table:table-cell office:value-type="float" office:value="0.301001078889278" calcext:value-type="float">
            <text:p>0.3010010789</text:p>
          </table:table-cell>
          <table:table-cell table:formula="of:= [.K413]*1000" office:value-type="float" office:value="301.001078889278" calcext:value-type="float">
            <text:p>301.0010788893</text:p>
          </table:table-cell>
          <table:table-cell table:number-columns-repeated="3"/>
          <table:table-cell office:value-type="float" office:value="-9.09999999999954" calcext:value-type="float">
            <text:p>-9.1</text:p>
          </table:table-cell>
          <table:table-cell office:value-type="float" office:value="0.251769734349191" calcext:value-type="float">
            <text:p>0.25176973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9.515" calcext:value-type="float">
            <text:p>29.515</text:p>
          </table:table-cell>
          <table:table-cell table:formula="of:=[.E414]-17.5" office:value-type="float" office:value="12.015" calcext:value-type="float">
            <text:p>12.015</text:p>
          </table:table-cell>
          <table:table-cell office:value-type="float" office:value="0.330948" calcext:value-type="float">
            <text:p>0.330948</text:p>
          </table:table-cell>
          <table:table-cell table:formula="of:=1000*[.G414]" office:value-type="float" office:value="330.948" calcext:value-type="float">
            <text:p>330.948</text:p>
          </table:table-cell>
          <table:table-cell/>
          <table:table-cell office:value-type="float" office:value="-8.99999999999954" calcext:value-type="float">
            <text:p>-9</text:p>
          </table:table-cell>
          <table:table-cell office:value-type="float" office:value="0.29775469956948" calcext:value-type="float">
            <text:p>0.2977546996</text:p>
          </table:table-cell>
          <table:table-cell table:formula="of:= [.K414]*1000" office:value-type="float" office:value="297.75469956948" calcext:value-type="float">
            <text:p>297.7546995695</text:p>
          </table:table-cell>
          <table:table-cell table:number-columns-repeated="3"/>
          <table:table-cell office:value-type="float" office:value="-8.99999999999954" calcext:value-type="float">
            <text:p>-9</text:p>
          </table:table-cell>
          <table:table-cell office:value-type="float" office:value="0.254019965051326" calcext:value-type="float">
            <text:p>0.25401996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9.38" calcext:value-type="float">
            <text:p>29.38</text:p>
          </table:table-cell>
          <table:table-cell table:formula="of:=[.E415]-17.5" office:value-type="float" office:value="11.88" calcext:value-type="float">
            <text:p>11.88</text:p>
          </table:table-cell>
          <table:table-cell office:value-type="float" office:value="0.326879" calcext:value-type="float">
            <text:p>0.326879</text:p>
          </table:table-cell>
          <table:table-cell table:formula="of:=1000*[.G415]" office:value-type="float" office:value="326.879" calcext:value-type="float">
            <text:p>326.879</text:p>
          </table:table-cell>
          <table:table-cell/>
          <table:table-cell office:value-type="float" office:value="-8.89999999999954" calcext:value-type="float">
            <text:p>-8.9</text:p>
          </table:table-cell>
          <table:table-cell office:value-type="float" office:value="0.293503139884121" calcext:value-type="float">
            <text:p>0.2935031399</text:p>
          </table:table-cell>
          <table:table-cell table:formula="of:= [.K415]*1000" office:value-type="float" office:value="293.503139884121" calcext:value-type="float">
            <text:p>293.5031398841</text:p>
          </table:table-cell>
          <table:table-cell table:number-columns-repeated="3"/>
          <table:table-cell office:value-type="float" office:value="-8.89999999999954" calcext:value-type="float">
            <text:p>-8.9</text:p>
          </table:table-cell>
          <table:table-cell office:value-type="float" office:value="0.255627110461365" calcext:value-type="float">
            <text:p>0.25562711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9.245" calcext:value-type="float">
            <text:p>29.245</text:p>
          </table:table-cell>
          <table:table-cell table:formula="of:=[.E416]-17.5" office:value-type="float" office:value="11.745" calcext:value-type="float">
            <text:p>11.745</text:p>
          </table:table-cell>
          <table:table-cell office:value-type="float" office:value="0.323143" calcext:value-type="float">
            <text:p>0.323143</text:p>
          </table:table-cell>
          <table:table-cell table:formula="of:=1000*[.G416]" office:value-type="float" office:value="323.143" calcext:value-type="float">
            <text:p>323.143</text:p>
          </table:table-cell>
          <table:table-cell/>
          <table:table-cell office:value-type="float" office:value="-8.79999999999954" calcext:value-type="float">
            <text:p>-8.8</text:p>
          </table:table-cell>
          <table:table-cell office:value-type="float" office:value="0.289855267912786" calcext:value-type="float">
            <text:p>0.2898552679</text:p>
          </table:table-cell>
          <table:table-cell table:formula="of:= [.K416]*1000" office:value-type="float" office:value="289.855267912786" calcext:value-type="float">
            <text:p>289.8552679128</text:p>
          </table:table-cell>
          <table:table-cell table:number-columns-repeated="3"/>
          <table:table-cell office:value-type="float" office:value="-8.79999999999954" calcext:value-type="float">
            <text:p>-8.8</text:p>
          </table:table-cell>
          <table:table-cell office:value-type="float" office:value="0.257596718507276" calcext:value-type="float">
            <text:p>0.25759671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9.11" calcext:value-type="float">
            <text:p>29.11</text:p>
          </table:table-cell>
          <table:table-cell table:formula="of:=[.E417]-17.5" office:value-type="float" office:value="11.61" calcext:value-type="float">
            <text:p>11.61</text:p>
          </table:table-cell>
          <table:table-cell office:value-type="float" office:value="0.320048" calcext:value-type="float">
            <text:p>0.320048</text:p>
          </table:table-cell>
          <table:table-cell table:formula="of:=1000*[.G417]" office:value-type="float" office:value="320.048" calcext:value-type="float">
            <text:p>320.048</text:p>
          </table:table-cell>
          <table:table-cell/>
          <table:table-cell office:value-type="float" office:value="-8.69999999999954" calcext:value-type="float">
            <text:p>-8.7</text:p>
          </table:table-cell>
          <table:table-cell office:value-type="float" office:value="0.286731784381421" calcext:value-type="float">
            <text:p>0.2867317844</text:p>
          </table:table-cell>
          <table:table-cell table:formula="of:= [.K417]*1000" office:value-type="float" office:value="286.731784381421" calcext:value-type="float">
            <text:p>286.7317843814</text:p>
          </table:table-cell>
          <table:table-cell table:number-columns-repeated="3"/>
          <table:table-cell office:value-type="float" office:value="-8.69999999999954" calcext:value-type="float">
            <text:p>-8.7</text:p>
          </table:table-cell>
          <table:table-cell office:value-type="float" office:value="0.260304599395024" calcext:value-type="float">
            <text:p>0.26030459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975" calcext:value-type="float">
            <text:p>28.975</text:p>
          </table:table-cell>
          <table:table-cell table:formula="of:=[.E418]-17.5" office:value-type="float" office:value="11.475" calcext:value-type="float">
            <text:p>11.475</text:p>
          </table:table-cell>
          <table:table-cell office:value-type="float" office:value="0.317753" calcext:value-type="float">
            <text:p>0.317753</text:p>
          </table:table-cell>
          <table:table-cell table:formula="of:=1000*[.G418]" office:value-type="float" office:value="317.753" calcext:value-type="float">
            <text:p>317.753</text:p>
          </table:table-cell>
          <table:table-cell/>
          <table:table-cell office:value-type="float" office:value="-8.59999999999954" calcext:value-type="float">
            <text:p>-8.6</text:p>
          </table:table-cell>
          <table:table-cell office:value-type="float" office:value="0.282607102700679" calcext:value-type="float">
            <text:p>0.2826071027</text:p>
          </table:table-cell>
          <table:table-cell table:formula="of:= [.K418]*1000" office:value-type="float" office:value="282.607102700679" calcext:value-type="float">
            <text:p>282.6071027007</text:p>
          </table:table-cell>
          <table:table-cell table:number-columns-repeated="3"/>
          <table:table-cell office:value-type="float" office:value="-8.59999999999954" calcext:value-type="float">
            <text:p>-8.6</text:p>
          </table:table-cell>
          <table:table-cell office:value-type="float" office:value="0.26232824504977" calcext:value-type="float">
            <text:p>0.2623282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84" calcext:value-type="float">
            <text:p>28.84</text:p>
          </table:table-cell>
          <table:table-cell table:formula="of:=[.E419]-17.5" office:value-type="float" office:value="11.34" calcext:value-type="float">
            <text:p>11.34</text:p>
          </table:table-cell>
          <table:table-cell office:value-type="float" office:value="0.316482" calcext:value-type="float">
            <text:p>0.316482</text:p>
          </table:table-cell>
          <table:table-cell table:formula="of:=1000*[.G419]" office:value-type="float" office:value="316.482" calcext:value-type="float">
            <text:p>316.482</text:p>
          </table:table-cell>
          <table:table-cell/>
          <table:table-cell office:value-type="float" office:value="-8.49999999999955" calcext:value-type="float">
            <text:p>-8.5</text:p>
          </table:table-cell>
          <table:table-cell office:value-type="float" office:value="0.279640749359791" calcext:value-type="float">
            <text:p>0.2796407494</text:p>
          </table:table-cell>
          <table:table-cell table:formula="of:= [.K419]*1000" office:value-type="float" office:value="279.640749359791" calcext:value-type="float">
            <text:p>279.6407493598</text:p>
          </table:table-cell>
          <table:table-cell table:number-columns-repeated="3"/>
          <table:table-cell office:value-type="float" office:value="-8.49999999999955" calcext:value-type="float">
            <text:p>-8.5</text:p>
          </table:table-cell>
          <table:table-cell office:value-type="float" office:value="0.264315884641704" calcext:value-type="float">
            <text:p>0.26431588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705" calcext:value-type="float">
            <text:p>28.705</text:p>
          </table:table-cell>
          <table:table-cell table:formula="of:=[.E420]-17.5" office:value-type="float" office:value="11.205" calcext:value-type="float">
            <text:p>11.205</text:p>
          </table:table-cell>
          <table:table-cell office:value-type="float" office:value="0.316317" calcext:value-type="float">
            <text:p>0.316317</text:p>
          </table:table-cell>
          <table:table-cell table:formula="of:=1000*[.G420]" office:value-type="float" office:value="316.317" calcext:value-type="float">
            <text:p>316.317</text:p>
          </table:table-cell>
          <table:table-cell/>
          <table:table-cell office:value-type="float" office:value="-8.39999999999955" calcext:value-type="float">
            <text:p>-8.4</text:p>
          </table:table-cell>
          <table:table-cell office:value-type="float" office:value="0.276987264359385" calcext:value-type="float">
            <text:p>0.2769872644</text:p>
          </table:table-cell>
          <table:table-cell table:formula="of:= [.K420]*1000" office:value-type="float" office:value="276.987264359385" calcext:value-type="float">
            <text:p>276.9872643594</text:p>
          </table:table-cell>
          <table:table-cell table:number-columns-repeated="3"/>
          <table:table-cell office:value-type="float" office:value="-8.39999999999955" calcext:value-type="float">
            <text:p>-8.4</text:p>
          </table:table-cell>
          <table:table-cell office:value-type="float" office:value="0.266776886919491" calcext:value-type="float">
            <text:p>0.26677688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57" calcext:value-type="float">
            <text:p>28.57</text:p>
          </table:table-cell>
          <table:table-cell table:formula="of:=[.E421]-17.5" office:value-type="float" office:value="11.07" calcext:value-type="float">
            <text:p>11.07</text:p>
          </table:table-cell>
          <table:table-cell office:value-type="float" office:value="0.317176" calcext:value-type="float">
            <text:p>0.317176</text:p>
          </table:table-cell>
          <table:table-cell table:formula="of:=1000*[.G421]" office:value-type="float" office:value="317.176" calcext:value-type="float">
            <text:p>317.176</text:p>
          </table:table-cell>
          <table:table-cell/>
          <table:table-cell office:value-type="float" office:value="-8.29999999999955" calcext:value-type="float">
            <text:p>-8.3</text:p>
          </table:table-cell>
          <table:table-cell office:value-type="float" office:value="0.274011257235317" calcext:value-type="float">
            <text:p>0.2740112572</text:p>
          </table:table-cell>
          <table:table-cell table:formula="of:= [.K421]*1000" office:value-type="float" office:value="274.011257235317" calcext:value-type="float">
            <text:p>274.0112572353</text:p>
          </table:table-cell>
          <table:table-cell table:number-columns-repeated="3"/>
          <table:table-cell office:value-type="float" office:value="-8.29999999999955" calcext:value-type="float">
            <text:p>-8.3</text:p>
          </table:table-cell>
          <table:table-cell office:value-type="float" office:value="0.26899650272531" calcext:value-type="float">
            <text:p>0.26899650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435" calcext:value-type="float">
            <text:p>28.435</text:p>
          </table:table-cell>
          <table:table-cell table:formula="of:=[.E422]-17.5" office:value-type="float" office:value="10.935" calcext:value-type="float">
            <text:p>10.935</text:p>
          </table:table-cell>
          <table:table-cell office:value-type="float" office:value="0.319225" calcext:value-type="float">
            <text:p>0.319225</text:p>
          </table:table-cell>
          <table:table-cell table:formula="of:=1000*[.G422]" office:value-type="float" office:value="319.225" calcext:value-type="float">
            <text:p>319.225</text:p>
          </table:table-cell>
          <table:table-cell/>
          <table:table-cell office:value-type="float" office:value="-8.19999999999955" calcext:value-type="float">
            <text:p>-8.2</text:p>
          </table:table-cell>
          <table:table-cell office:value-type="float" office:value="0.271394330005496" calcext:value-type="float">
            <text:p>0.27139433</text:p>
          </table:table-cell>
          <table:table-cell table:formula="of:= [.K422]*1000" office:value-type="float" office:value="271.394330005496" calcext:value-type="float">
            <text:p>271.3943300055</text:p>
          </table:table-cell>
          <table:table-cell table:number-columns-repeated="3"/>
          <table:table-cell office:value-type="float" office:value="-8.19999999999955" calcext:value-type="float">
            <text:p>-8.2</text:p>
          </table:table-cell>
          <table:table-cell office:value-type="float" office:value="0.270286666194483" calcext:value-type="float">
            <text:p>0.27028666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3" calcext:value-type="float">
            <text:p>28.3</text:p>
          </table:table-cell>
          <table:table-cell table:formula="of:=[.E423]-17.5" office:value-type="float" office:value="10.8" calcext:value-type="float">
            <text:p>10.8</text:p>
          </table:table-cell>
          <table:table-cell office:value-type="float" office:value="0.322196" calcext:value-type="float">
            <text:p>0.322196</text:p>
          </table:table-cell>
          <table:table-cell table:formula="of:=1000*[.G423]" office:value-type="float" office:value="322.196" calcext:value-type="float">
            <text:p>322.196</text:p>
          </table:table-cell>
          <table:table-cell/>
          <table:table-cell office:value-type="float" office:value="-8.09999999999955" calcext:value-type="float">
            <text:p>-8.1</text:p>
          </table:table-cell>
          <table:table-cell office:value-type="float" office:value="0.269201408801086" calcext:value-type="float">
            <text:p>0.2692014088</text:p>
          </table:table-cell>
          <table:table-cell table:formula="of:= [.K423]*1000" office:value-type="float" office:value="269.201408801086" calcext:value-type="float">
            <text:p>269.2014088011</text:p>
          </table:table-cell>
          <table:table-cell table:number-columns-repeated="3"/>
          <table:table-cell office:value-type="float" office:value="-8.09999999999955" calcext:value-type="float">
            <text:p>-8.1</text:p>
          </table:table-cell>
          <table:table-cell office:value-type="float" office:value="0.272244068345389" calcext:value-type="float">
            <text:p>0.27224406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165" calcext:value-type="float">
            <text:p>28.165</text:p>
          </table:table-cell>
          <table:table-cell table:formula="of:=[.E424]-17.5" office:value-type="float" office:value="10.665" calcext:value-type="float">
            <text:p>10.665</text:p>
          </table:table-cell>
          <table:table-cell office:value-type="float" office:value="0.326003" calcext:value-type="float">
            <text:p>0.326003</text:p>
          </table:table-cell>
          <table:table-cell table:formula="of:=1000*[.G424]" office:value-type="float" office:value="326.003" calcext:value-type="float">
            <text:p>326.003</text:p>
          </table:table-cell>
          <table:table-cell/>
          <table:table-cell office:value-type="float" office:value="-7.99999999999955" calcext:value-type="float">
            <text:p>-8</text:p>
          </table:table-cell>
          <table:table-cell office:value-type="float" office:value="0.267438649254668" calcext:value-type="float">
            <text:p>0.2674386493</text:p>
          </table:table-cell>
          <table:table-cell table:formula="of:= [.K424]*1000" office:value-type="float" office:value="267.438649254668" calcext:value-type="float">
            <text:p>267.4386492547</text:p>
          </table:table-cell>
          <table:table-cell table:number-columns-repeated="3"/>
          <table:table-cell office:value-type="float" office:value="-7.99999999999955" calcext:value-type="float">
            <text:p>-8</text:p>
          </table:table-cell>
          <table:table-cell office:value-type="float" office:value="0.273195916139781" calcext:value-type="float">
            <text:p>0.27319591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8.03" calcext:value-type="float">
            <text:p>28.03</text:p>
          </table:table-cell>
          <table:table-cell table:formula="of:=[.E425]-17.5" office:value-type="float" office:value="10.53" calcext:value-type="float">
            <text:p>10.53</text:p>
          </table:table-cell>
          <table:table-cell office:value-type="float" office:value="0.330398" calcext:value-type="float">
            <text:p>0.330398</text:p>
          </table:table-cell>
          <table:table-cell table:formula="of:=1000*[.G425]" office:value-type="float" office:value="330.398" calcext:value-type="float">
            <text:p>330.398</text:p>
          </table:table-cell>
          <table:table-cell/>
          <table:table-cell office:value-type="float" office:value="-7.89999999999955" calcext:value-type="float">
            <text:p>-7.9</text:p>
          </table:table-cell>
          <table:table-cell office:value-type="float" office:value="0.266094613569379" calcext:value-type="float">
            <text:p>0.2660946136</text:p>
          </table:table-cell>
          <table:table-cell table:formula="of:= [.K425]*1000" office:value-type="float" office:value="266.094613569379" calcext:value-type="float">
            <text:p>266.0946135694</text:p>
          </table:table-cell>
          <table:table-cell table:number-columns-repeated="3"/>
          <table:table-cell office:value-type="float" office:value="-7.89999999999955" calcext:value-type="float">
            <text:p>-7.9</text:p>
          </table:table-cell>
          <table:table-cell office:value-type="float" office:value="0.273482461157899" calcext:value-type="float">
            <text:p>0.27348246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7.895" calcext:value-type="float">
            <text:p>27.895</text:p>
          </table:table-cell>
          <table:table-cell table:formula="of:=[.E426]-17.5" office:value-type="float" office:value="10.395" calcext:value-type="float">
            <text:p>10.395</text:p>
          </table:table-cell>
          <table:table-cell office:value-type="float" office:value="0.334955" calcext:value-type="float">
            <text:p>0.334955</text:p>
          </table:table-cell>
          <table:table-cell table:formula="of:=1000*[.G426]" office:value-type="float" office:value="334.955" calcext:value-type="float">
            <text:p>334.955</text:p>
          </table:table-cell>
          <table:table-cell/>
          <table:table-cell office:value-type="float" office:value="-7.79999999999955" calcext:value-type="float">
            <text:p>-7.8</text:p>
          </table:table-cell>
          <table:table-cell office:value-type="float" office:value="0.264423278057811" calcext:value-type="float">
            <text:p>0.2644232781</text:p>
          </table:table-cell>
          <table:table-cell table:formula="of:= [.K426]*1000" office:value-type="float" office:value="264.423278057811" calcext:value-type="float">
            <text:p>264.4232780578</text:p>
          </table:table-cell>
          <table:table-cell table:number-columns-repeated="3"/>
          <table:table-cell office:value-type="float" office:value="-7.79999999999955" calcext:value-type="float">
            <text:p>-7.8</text:p>
          </table:table-cell>
          <table:table-cell office:value-type="float" office:value="0.273326508549293" calcext:value-type="float">
            <text:p>0.27332650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7.76" calcext:value-type="float">
            <text:p>27.76</text:p>
          </table:table-cell>
          <table:table-cell table:formula="of:=[.E427]-17.5" office:value-type="float" office:value="10.26" calcext:value-type="float">
            <text:p>10.26</text:p>
          </table:table-cell>
          <table:table-cell office:value-type="float" office:value="0.339323" calcext:value-type="float">
            <text:p>0.339323</text:p>
          </table:table-cell>
          <table:table-cell table:formula="of:=1000*[.G427]" office:value-type="float" office:value="339.323" calcext:value-type="float">
            <text:p>339.323</text:p>
          </table:table-cell>
          <table:table-cell/>
          <table:table-cell office:value-type="float" office:value="-7.69999999999955" calcext:value-type="float">
            <text:p>-7.7</text:p>
          </table:table-cell>
          <table:table-cell office:value-type="float" office:value="0.263190456896256" calcext:value-type="float">
            <text:p>0.2631904569</text:p>
          </table:table-cell>
          <table:table-cell table:formula="of:= [.K427]*1000" office:value-type="float" office:value="263.190456896256" calcext:value-type="float">
            <text:p>263.1904568963</text:p>
          </table:table-cell>
          <table:table-cell table:number-columns-repeated="3"/>
          <table:table-cell office:value-type="float" office:value="-7.69999999999955" calcext:value-type="float">
            <text:p>-7.7</text:p>
          </table:table-cell>
          <table:table-cell office:value-type="float" office:value="0.272319116991741" calcext:value-type="float">
            <text:p>0.2723191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7.625" calcext:value-type="float">
            <text:p>27.625</text:p>
          </table:table-cell>
          <table:table-cell table:formula="of:=[.E428]-17.5" office:value-type="float" office:value="10.125" calcext:value-type="float">
            <text:p>10.125</text:p>
          </table:table-cell>
          <table:table-cell office:value-type="float" office:value="0.342855" calcext:value-type="float">
            <text:p>0.342855</text:p>
          </table:table-cell>
          <table:table-cell table:formula="of:=1000*[.G428]" office:value-type="float" office:value="342.855" calcext:value-type="float">
            <text:p>342.855</text:p>
          </table:table-cell>
          <table:table-cell/>
          <table:table-cell office:value-type="float" office:value="-7.59999999999955" calcext:value-type="float">
            <text:p>-7.6</text:p>
          </table:table-cell>
          <table:table-cell office:value-type="float" office:value="0.262396150084712" calcext:value-type="float">
            <text:p>0.2623961501</text:p>
          </table:table-cell>
          <table:table-cell table:formula="of:= [.K428]*1000" office:value-type="float" office:value="262.396150084712" calcext:value-type="float">
            <text:p>262.3961500847</text:p>
          </table:table-cell>
          <table:table-cell table:number-columns-repeated="3"/>
          <table:table-cell office:value-type="float" office:value="-7.59999999999955" calcext:value-type="float">
            <text:p>-7.6</text:p>
          </table:table-cell>
          <table:table-cell office:value-type="float" office:value="0.270824062026681" calcext:value-type="float">
            <text:p>0.2708240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7.49" calcext:value-type="float">
            <text:p>27.49</text:p>
          </table:table-cell>
          <table:table-cell table:formula="of:=[.E429]-17.5" office:value-type="float" office:value="9.99" calcext:value-type="float">
            <text:p>9.99</text:p>
          </table:table-cell>
          <table:table-cell office:value-type="float" office:value="0.345171" calcext:value-type="float">
            <text:p>0.345171</text:p>
          </table:table-cell>
          <table:table-cell table:formula="of:=1000*[.G429]" office:value-type="float" office:value="345.171" calcext:value-type="float">
            <text:p>345.171</text:p>
          </table:table-cell>
          <table:table-cell/>
          <table:table-cell office:value-type="float" office:value="-7.49999999999955" calcext:value-type="float">
            <text:p>-7.5</text:p>
          </table:table-cell>
          <table:table-cell office:value-type="float" office:value="0.262040357623182" calcext:value-type="float">
            <text:p>0.2620403576</text:p>
          </table:table-cell>
          <table:table-cell table:formula="of:= [.K429]*1000" office:value-type="float" office:value="262.040357623182" calcext:value-type="float">
            <text:p>262.0403576232</text:p>
          </table:table-cell>
          <table:table-cell table:number-columns-repeated="3"/>
          <table:table-cell office:value-type="float" office:value="-7.49999999999955" calcext:value-type="float">
            <text:p>-7.5</text:p>
          </table:table-cell>
          <table:table-cell office:value-type="float" office:value="0.267116017362074" calcext:value-type="float">
            <text:p>0.26711601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7.355" calcext:value-type="float">
            <text:p>27.355</text:p>
          </table:table-cell>
          <table:table-cell table:formula="of:=[.E430]-17.5" office:value-type="float" office:value="9.855" calcext:value-type="float">
            <text:p>9.855</text:p>
          </table:table-cell>
          <table:table-cell office:value-type="float" office:value="0.345953" calcext:value-type="float">
            <text:p>0.345953</text:p>
          </table:table-cell>
          <table:table-cell table:formula="of:=1000*[.G430]" office:value-type="float" office:value="345.953" calcext:value-type="float">
            <text:p>345.953</text:p>
          </table:table-cell>
          <table:table-cell/>
          <table:table-cell office:value-type="float" office:value="-7.39999999999955" calcext:value-type="float">
            <text:p>-7.4</text:p>
          </table:table-cell>
          <table:table-cell office:value-type="float" office:value="0.261822023094987" calcext:value-type="float">
            <text:p>0.2618220231</text:p>
          </table:table-cell>
          <table:table-cell table:formula="of:= [.K430]*1000" office:value-type="float" office:value="261.822023094987" calcext:value-type="float">
            <text:p>261.822023095</text:p>
          </table:table-cell>
          <table:table-cell table:number-columns-repeated="3"/>
          <table:table-cell office:value-type="float" office:value="-7.39999999999955" calcext:value-type="float">
            <text:p>-7.4</text:p>
          </table:table-cell>
          <table:table-cell office:value-type="float" office:value="0.263303936340245" calcext:value-type="float">
            <text:p>0.26330393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7.22" calcext:value-type="float">
            <text:p>27.22</text:p>
          </table:table-cell>
          <table:table-cell table:formula="of:=[.E431]-17.5" office:value-type="float" office:value="9.72" calcext:value-type="float">
            <text:p>9.72</text:p>
          </table:table-cell>
          <table:table-cell office:value-type="float" office:value="0.345038" calcext:value-type="float">
            <text:p>0.345038</text:p>
          </table:table-cell>
          <table:table-cell table:formula="of:=1000*[.G431]" office:value-type="float" office:value="345.038" calcext:value-type="float">
            <text:p>345.038</text:p>
          </table:table-cell>
          <table:table-cell/>
          <table:table-cell office:value-type="float" office:value="-7.29999999999955" calcext:value-type="float">
            <text:p>-7.3</text:p>
          </table:table-cell>
          <table:table-cell office:value-type="float" office:value="0.262071746462467" calcext:value-type="float">
            <text:p>0.2620717465</text:p>
          </table:table-cell>
          <table:table-cell table:formula="of:= [.K431]*1000" office:value-type="float" office:value="262.071746462467" calcext:value-type="float">
            <text:p>262.0717464625</text:p>
          </table:table-cell>
          <table:table-cell table:number-columns-repeated="3"/>
          <table:table-cell office:value-type="float" office:value="-7.29999999999955" calcext:value-type="float">
            <text:p>-7.3</text:p>
          </table:table-cell>
          <table:table-cell office:value-type="float" office:value="0.259179524543296" calcext:value-type="float">
            <text:p>0.25917952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7.085" calcext:value-type="float">
            <text:p>27.085</text:p>
          </table:table-cell>
          <table:table-cell table:formula="of:=[.E432]-17.5" office:value-type="float" office:value="9.585" calcext:value-type="float">
            <text:p>9.585</text:p>
          </table:table-cell>
          <table:table-cell office:value-type="float" office:value="0.342645" calcext:value-type="float">
            <text:p>0.342645</text:p>
          </table:table-cell>
          <table:table-cell table:formula="of:=1000*[.G432]" office:value-type="float" office:value="342.645" calcext:value-type="float">
            <text:p>342.645</text:p>
          </table:table-cell>
          <table:table-cell/>
          <table:table-cell office:value-type="float" office:value="-7.19999999999955" calcext:value-type="float">
            <text:p>-7.2</text:p>
          </table:table-cell>
          <table:table-cell office:value-type="float" office:value="0.262287891585155" calcext:value-type="float">
            <text:p>0.2622878916</text:p>
          </table:table-cell>
          <table:table-cell table:formula="of:= [.K432]*1000" office:value-type="float" office:value="262.287891585155" calcext:value-type="float">
            <text:p>262.2878915852</text:p>
          </table:table-cell>
          <table:table-cell table:number-columns-repeated="3"/>
          <table:table-cell office:value-type="float" office:value="-7.19999999999955" calcext:value-type="float">
            <text:p>-7.2</text:p>
          </table:table-cell>
          <table:table-cell office:value-type="float" office:value="0.254037527263057" calcext:value-type="float">
            <text:p>0.25403752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95" calcext:value-type="float">
            <text:p>26.95</text:p>
          </table:table-cell>
          <table:table-cell table:formula="of:=[.E433]-17.5" office:value-type="float" office:value="9.45" calcext:value-type="float">
            <text:p>9.45</text:p>
          </table:table-cell>
          <table:table-cell office:value-type="float" office:value="0.338892" calcext:value-type="float">
            <text:p>0.338892</text:p>
          </table:table-cell>
          <table:table-cell table:formula="of:=1000*[.G433]" office:value-type="float" office:value="338.892" calcext:value-type="float">
            <text:p>338.892</text:p>
          </table:table-cell>
          <table:table-cell/>
          <table:table-cell office:value-type="float" office:value="-7.09999999999955" calcext:value-type="float">
            <text:p>-7.1</text:p>
          </table:table-cell>
          <table:table-cell office:value-type="float" office:value="0.263136131966229" calcext:value-type="float">
            <text:p>0.263136132</text:p>
          </table:table-cell>
          <table:table-cell table:formula="of:= [.K433]*1000" office:value-type="float" office:value="263.136131966229" calcext:value-type="float">
            <text:p>263.1361319662</text:p>
          </table:table-cell>
          <table:table-cell table:number-columns-repeated="3"/>
          <table:table-cell office:value-type="float" office:value="-7.09999999999955" calcext:value-type="float">
            <text:p>-7.1</text:p>
          </table:table-cell>
          <table:table-cell office:value-type="float" office:value="0.247987864276107" calcext:value-type="float">
            <text:p>0.24798786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815" calcext:value-type="float">
            <text:p>26.815</text:p>
          </table:table-cell>
          <table:table-cell table:formula="of:=[.E434]-17.5" office:value-type="float" office:value="9.315" calcext:value-type="float">
            <text:p>9.315</text:p>
          </table:table-cell>
          <table:table-cell office:value-type="float" office:value="0.334297" calcext:value-type="float">
            <text:p>0.334297</text:p>
          </table:table-cell>
          <table:table-cell table:formula="of:=1000*[.G434]" office:value-type="float" office:value="334.297" calcext:value-type="float">
            <text:p>334.297</text:p>
          </table:table-cell>
          <table:table-cell/>
          <table:table-cell office:value-type="float" office:value="-6.99999999999955" calcext:value-type="float">
            <text:p>-7</text:p>
          </table:table-cell>
          <table:table-cell office:value-type="float" office:value="0.264298708402056" calcext:value-type="float">
            <text:p>0.2642987084</text:p>
          </table:table-cell>
          <table:table-cell table:formula="of:= [.K434]*1000" office:value-type="float" office:value="264.298708402056" calcext:value-type="float">
            <text:p>264.2987084021</text:p>
          </table:table-cell>
          <table:table-cell table:number-columns-repeated="3"/>
          <table:table-cell office:value-type="float" office:value="-6.99999999999955" calcext:value-type="float">
            <text:p>-7</text:p>
          </table:table-cell>
          <table:table-cell office:value-type="float" office:value="0.242427192006456" calcext:value-type="float">
            <text:p>0.2424271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68" calcext:value-type="float">
            <text:p>26.68</text:p>
          </table:table-cell>
          <table:table-cell table:formula="of:=[.E435]-17.5" office:value-type="float" office:value="9.18" calcext:value-type="float">
            <text:p>9.18</text:p>
          </table:table-cell>
          <table:table-cell office:value-type="float" office:value="0.329108" calcext:value-type="float">
            <text:p>0.329108</text:p>
          </table:table-cell>
          <table:table-cell table:formula="of:=1000*[.G435]" office:value-type="float" office:value="329.108" calcext:value-type="float">
            <text:p>329.108</text:p>
          </table:table-cell>
          <table:table-cell/>
          <table:table-cell office:value-type="float" office:value="-6.89999999999955" calcext:value-type="float">
            <text:p>-6.9</text:p>
          </table:table-cell>
          <table:table-cell office:value-type="float" office:value="0.265383477694284" calcext:value-type="float">
            <text:p>0.2653834777</text:p>
          </table:table-cell>
          <table:table-cell table:formula="of:= [.K435]*1000" office:value-type="float" office:value="265.383477694284" calcext:value-type="float">
            <text:p>265.3834776943</text:p>
          </table:table-cell>
          <table:table-cell table:number-columns-repeated="3"/>
          <table:table-cell office:value-type="float" office:value="-6.89999999999955" calcext:value-type="float">
            <text:p>-6.9</text:p>
          </table:table-cell>
          <table:table-cell office:value-type="float" office:value="0.236731169067158" calcext:value-type="float">
            <text:p>0.236731169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545" calcext:value-type="float">
            <text:p>26.545</text:p>
          </table:table-cell>
          <table:table-cell table:formula="of:=[.E436]-17.5" office:value-type="float" office:value="9.045" calcext:value-type="float">
            <text:p>9.045</text:p>
          </table:table-cell>
          <table:table-cell office:value-type="float" office:value="0.323682" calcext:value-type="float">
            <text:p>0.323682</text:p>
          </table:table-cell>
          <table:table-cell table:formula="of:=1000*[.G436]" office:value-type="float" office:value="323.682" calcext:value-type="float">
            <text:p>323.682</text:p>
          </table:table-cell>
          <table:table-cell/>
          <table:table-cell office:value-type="float" office:value="-6.79999999999955" calcext:value-type="float">
            <text:p>-6.8</text:p>
          </table:table-cell>
          <table:table-cell office:value-type="float" office:value="0.266943530798808" calcext:value-type="float">
            <text:p>0.2669435308</text:p>
          </table:table-cell>
          <table:table-cell table:formula="of:= [.K436]*1000" office:value-type="float" office:value="266.943530798808" calcext:value-type="float">
            <text:p>266.9435307988</text:p>
          </table:table-cell>
          <table:table-cell table:number-columns-repeated="3"/>
          <table:table-cell office:value-type="float" office:value="-6.79999999999955" calcext:value-type="float">
            <text:p>-6.8</text:p>
          </table:table-cell>
          <table:table-cell office:value-type="float" office:value="0.230577276585191" calcext:value-type="float">
            <text:p>0.23057727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41" calcext:value-type="float">
            <text:p>26.41</text:p>
          </table:table-cell>
          <table:table-cell table:formula="of:=[.E437]-17.5" office:value-type="float" office:value="8.91" calcext:value-type="float">
            <text:p>8.91</text:p>
          </table:table-cell>
          <table:table-cell office:value-type="float" office:value="0.318196" calcext:value-type="float">
            <text:p>0.318196</text:p>
          </table:table-cell>
          <table:table-cell table:formula="of:=1000*[.G437]" office:value-type="float" office:value="318.196" calcext:value-type="float">
            <text:p>318.196</text:p>
          </table:table-cell>
          <table:table-cell/>
          <table:table-cell office:value-type="float" office:value="-6.69999999999955" calcext:value-type="float">
            <text:p>-6.7</text:p>
          </table:table-cell>
          <table:table-cell office:value-type="float" office:value="0.268667311549057" calcext:value-type="float">
            <text:p>0.2686673115</text:p>
          </table:table-cell>
          <table:table-cell table:formula="of:= [.K437]*1000" office:value-type="float" office:value="268.667311549057" calcext:value-type="float">
            <text:p>268.6673115491</text:p>
          </table:table-cell>
          <table:table-cell table:number-columns-repeated="3"/>
          <table:table-cell office:value-type="float" office:value="-6.69999999999955" calcext:value-type="float">
            <text:p>-6.7</text:p>
          </table:table-cell>
          <table:table-cell office:value-type="float" office:value="0.223303637959099" calcext:value-type="float">
            <text:p>0.2233036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275" calcext:value-type="float">
            <text:p>26.275</text:p>
          </table:table-cell>
          <table:table-cell table:formula="of:=[.E438]-17.5" office:value-type="float" office:value="8.775" calcext:value-type="float">
            <text:p>8.775</text:p>
          </table:table-cell>
          <table:table-cell office:value-type="float" office:value="0.312854" calcext:value-type="float">
            <text:p>0.312854</text:p>
          </table:table-cell>
          <table:table-cell table:formula="of:=1000*[.G438]" office:value-type="float" office:value="312.854" calcext:value-type="float">
            <text:p>312.854</text:p>
          </table:table-cell>
          <table:table-cell/>
          <table:table-cell office:value-type="float" office:value="-6.59999999999955" calcext:value-type="float">
            <text:p>-6.6</text:p>
          </table:table-cell>
          <table:table-cell office:value-type="float" office:value="0.270578916461161" calcext:value-type="float">
            <text:p>0.2705789165</text:p>
          </table:table-cell>
          <table:table-cell table:formula="of:= [.K438]*1000" office:value-type="float" office:value="270.578916461161" calcext:value-type="float">
            <text:p>270.5789164612</text:p>
          </table:table-cell>
          <table:table-cell table:number-columns-repeated="3"/>
          <table:table-cell office:value-type="float" office:value="-6.59999999999955" calcext:value-type="float">
            <text:p>-6.6</text:p>
          </table:table-cell>
          <table:table-cell office:value-type="float" office:value="0.218804503070966" calcext:value-type="float">
            <text:p>0.218804503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14" calcext:value-type="float">
            <text:p>26.14</text:p>
          </table:table-cell>
          <table:table-cell table:formula="of:=[.E439]-17.5" office:value-type="float" office:value="8.64" calcext:value-type="float">
            <text:p>8.64</text:p>
          </table:table-cell>
          <table:table-cell office:value-type="float" office:value="0.307772" calcext:value-type="float">
            <text:p>0.307772</text:p>
          </table:table-cell>
          <table:table-cell table:formula="of:=1000*[.G439]" office:value-type="float" office:value="307.772" calcext:value-type="float">
            <text:p>307.772</text:p>
          </table:table-cell>
          <table:table-cell/>
          <table:table-cell office:value-type="float" office:value="-6.49999999999955" calcext:value-type="float">
            <text:p>-6.5</text:p>
          </table:table-cell>
          <table:table-cell office:value-type="float" office:value="0.272975151613572" calcext:value-type="float">
            <text:p>0.2729751516</text:p>
          </table:table-cell>
          <table:table-cell table:formula="of:= [.K439]*1000" office:value-type="float" office:value="272.975151613572" calcext:value-type="float">
            <text:p>272.9751516136</text:p>
          </table:table-cell>
          <table:table-cell table:number-columns-repeated="3"/>
          <table:table-cell office:value-type="float" office:value="-6.49999999999955" calcext:value-type="float">
            <text:p>-6.5</text:p>
          </table:table-cell>
          <table:table-cell office:value-type="float" office:value="0.213739939595918" calcext:value-type="float">
            <text:p>0.21373993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6.005" calcext:value-type="float">
            <text:p>26.005</text:p>
          </table:table-cell>
          <table:table-cell table:formula="of:=[.E440]-17.5" office:value-type="float" office:value="8.505" calcext:value-type="float">
            <text:p>8.505</text:p>
          </table:table-cell>
          <table:table-cell office:value-type="float" office:value="0.30306" calcext:value-type="float">
            <text:p>0.30306</text:p>
          </table:table-cell>
          <table:table-cell table:formula="of:=1000*[.G440]" office:value-type="float" office:value="303.06" calcext:value-type="float">
            <text:p>303.06</text:p>
          </table:table-cell>
          <table:table-cell/>
          <table:table-cell office:value-type="float" office:value="-6.39999999999955" calcext:value-type="float">
            <text:p>-6.4</text:p>
          </table:table-cell>
          <table:table-cell office:value-type="float" office:value="0.275698083256626" calcext:value-type="float">
            <text:p>0.2756980833</text:p>
          </table:table-cell>
          <table:table-cell table:formula="of:= [.K440]*1000" office:value-type="float" office:value="275.698083256626" calcext:value-type="float">
            <text:p>275.6980832566</text:p>
          </table:table-cell>
          <table:table-cell table:number-columns-repeated="3"/>
          <table:table-cell office:value-type="float" office:value="-6.39999999999955" calcext:value-type="float">
            <text:p>-6.4</text:p>
          </table:table-cell>
          <table:table-cell office:value-type="float" office:value="0.208269116558499" calcext:value-type="float">
            <text:p>0.20826911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5.87" calcext:value-type="float">
            <text:p>25.87</text:p>
          </table:table-cell>
          <table:table-cell table:formula="of:=[.E441]-17.5" office:value-type="float" office:value="8.37" calcext:value-type="float">
            <text:p>8.37</text:p>
          </table:table-cell>
          <table:table-cell office:value-type="float" office:value="0.29879" calcext:value-type="float">
            <text:p>0.29879</text:p>
          </table:table-cell>
          <table:table-cell table:formula="of:=1000*[.G441]" office:value-type="float" office:value="298.79" calcext:value-type="float">
            <text:p>298.79</text:p>
          </table:table-cell>
          <table:table-cell/>
          <table:table-cell office:value-type="float" office:value="-6.29999999999955" calcext:value-type="float">
            <text:p>-6.3</text:p>
          </table:table-cell>
          <table:table-cell office:value-type="float" office:value="0.278360324410636" calcext:value-type="float">
            <text:p>0.2783603244</text:p>
          </table:table-cell>
          <table:table-cell table:formula="of:= [.K441]*1000" office:value-type="float" office:value="278.360324410636" calcext:value-type="float">
            <text:p>278.3603244106</text:p>
          </table:table-cell>
          <table:table-cell table:number-columns-repeated="3"/>
          <table:table-cell office:value-type="float" office:value="-6.29999999999955" calcext:value-type="float">
            <text:p>-6.3</text:p>
          </table:table-cell>
          <table:table-cell office:value-type="float" office:value="0.203851303512115" calcext:value-type="float">
            <text:p>0.20385130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5.735" calcext:value-type="float">
            <text:p>25.735</text:p>
          </table:table-cell>
          <table:table-cell table:formula="of:=[.E442]-17.5" office:value-type="float" office:value="8.235" calcext:value-type="float">
            <text:p>8.235</text:p>
          </table:table-cell>
          <table:table-cell office:value-type="float" office:value="0.295011" calcext:value-type="float">
            <text:p>0.295011</text:p>
          </table:table-cell>
          <table:table-cell table:formula="of:=1000*[.G442]" office:value-type="float" office:value="295.011" calcext:value-type="float">
            <text:p>295.011</text:p>
          </table:table-cell>
          <table:table-cell/>
          <table:table-cell office:value-type="float" office:value="-6.19999999999955" calcext:value-type="float">
            <text:p>-6.2</text:p>
          </table:table-cell>
          <table:table-cell office:value-type="float" office:value="0.281548332689431" calcext:value-type="float">
            <text:p>0.2815483327</text:p>
          </table:table-cell>
          <table:table-cell table:formula="of:= [.K442]*1000" office:value-type="float" office:value="281.548332689431" calcext:value-type="float">
            <text:p>281.5483326894</text:p>
          </table:table-cell>
          <table:table-cell table:number-columns-repeated="3"/>
          <table:table-cell office:value-type="float" office:value="-6.19999999999955" calcext:value-type="float">
            <text:p>-6.2</text:p>
          </table:table-cell>
          <table:table-cell office:value-type="float" office:value="0.199421830898338" calcext:value-type="float">
            <text:p>0.19942183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5.6" calcext:value-type="float">
            <text:p>25.6</text:p>
          </table:table-cell>
          <table:table-cell table:formula="of:=[.E443]-17.5" office:value-type="float" office:value="8.1" calcext:value-type="float">
            <text:p>8.1</text:p>
          </table:table-cell>
          <table:table-cell office:value-type="float" office:value="0.291712" calcext:value-type="float">
            <text:p>0.291712</text:p>
          </table:table-cell>
          <table:table-cell table:formula="of:=1000*[.G443]" office:value-type="float" office:value="291.712" calcext:value-type="float">
            <text:p>291.712</text:p>
          </table:table-cell>
          <table:table-cell/>
          <table:table-cell office:value-type="float" office:value="-6.09999999999955" calcext:value-type="float">
            <text:p>-6.1</text:p>
          </table:table-cell>
          <table:table-cell office:value-type="float" office:value="0.285784644272081" calcext:value-type="float">
            <text:p>0.2857846443</text:p>
          </table:table-cell>
          <table:table-cell table:formula="of:= [.K443]*1000" office:value-type="float" office:value="285.784644272081" calcext:value-type="float">
            <text:p>285.7846442721</text:p>
          </table:table-cell>
          <table:table-cell table:number-columns-repeated="3"/>
          <table:table-cell office:value-type="float" office:value="-6.09999999999955" calcext:value-type="float">
            <text:p>-6.1</text:p>
          </table:table-cell>
          <table:table-cell office:value-type="float" office:value="0.19546851209908" calcext:value-type="float">
            <text:p>0.19546851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5.465" calcext:value-type="float">
            <text:p>25.465</text:p>
          </table:table-cell>
          <table:table-cell table:formula="of:=[.E444]-17.5" office:value-type="float" office:value="7.965" calcext:value-type="float">
            <text:p>7.965</text:p>
          </table:table-cell>
          <table:table-cell office:value-type="float" office:value="0.288972" calcext:value-type="float">
            <text:p>0.288972</text:p>
          </table:table-cell>
          <table:table-cell table:formula="of:=1000*[.G444]" office:value-type="float" office:value="288.972" calcext:value-type="float">
            <text:p>288.972</text:p>
          </table:table-cell>
          <table:table-cell/>
          <table:table-cell office:value-type="float" office:value="-5.99999999999955" calcext:value-type="float">
            <text:p>-6</text:p>
          </table:table-cell>
          <table:table-cell office:value-type="float" office:value="0.288606450482982" calcext:value-type="float">
            <text:p>0.2886064505</text:p>
          </table:table-cell>
          <table:table-cell table:formula="of:= [.K444]*1000" office:value-type="float" office:value="288.606450482982" calcext:value-type="float">
            <text:p>288.606450483</text:p>
          </table:table-cell>
          <table:table-cell table:number-columns-repeated="3"/>
          <table:table-cell office:value-type="float" office:value="-5.99999999999955" calcext:value-type="float">
            <text:p>-6</text:p>
          </table:table-cell>
          <table:table-cell office:value-type="float" office:value="0.19148484180033" calcext:value-type="float">
            <text:p>0.19148484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5.33" calcext:value-type="float">
            <text:p>25.33</text:p>
          </table:table-cell>
          <table:table-cell table:formula="of:=[.E445]-17.5" office:value-type="float" office:value="7.83" calcext:value-type="float">
            <text:p>7.83</text:p>
          </table:table-cell>
          <table:table-cell office:value-type="float" office:value="0.286788" calcext:value-type="float">
            <text:p>0.286788</text:p>
          </table:table-cell>
          <table:table-cell table:formula="of:=1000*[.G445]" office:value-type="float" office:value="286.788" calcext:value-type="float">
            <text:p>286.788</text:p>
          </table:table-cell>
          <table:table-cell/>
          <table:table-cell office:value-type="float" office:value="-5.89999999999955" calcext:value-type="float">
            <text:p>-5.9</text:p>
          </table:table-cell>
          <table:table-cell office:value-type="float" office:value="0.290644675922551" calcext:value-type="float">
            <text:p>0.2906446759</text:p>
          </table:table-cell>
          <table:table-cell table:formula="of:= [.K445]*1000" office:value-type="float" office:value="290.644675922551" calcext:value-type="float">
            <text:p>290.6446759226</text:p>
          </table:table-cell>
          <table:table-cell table:number-columns-repeated="3"/>
          <table:table-cell office:value-type="float" office:value="-5.89999999999955" calcext:value-type="float">
            <text:p>-5.9</text:p>
          </table:table-cell>
          <table:table-cell office:value-type="float" office:value="0.188538401550767" calcext:value-type="float">
            <text:p>0.18853840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5.195" calcext:value-type="float">
            <text:p>25.195</text:p>
          </table:table-cell>
          <table:table-cell table:formula="of:=[.E446]-17.5" office:value-type="float" office:value="7.695" calcext:value-type="float">
            <text:p>7.695</text:p>
          </table:table-cell>
          <table:table-cell office:value-type="float" office:value="0.285178" calcext:value-type="float">
            <text:p>0.285178</text:p>
          </table:table-cell>
          <table:table-cell table:formula="of:=1000*[.G446]" office:value-type="float" office:value="285.178" calcext:value-type="float">
            <text:p>285.178</text:p>
          </table:table-cell>
          <table:table-cell/>
          <table:table-cell office:value-type="float" office:value="-5.79999999999955" calcext:value-type="float">
            <text:p>-5.8</text:p>
          </table:table-cell>
          <table:table-cell office:value-type="float" office:value="0.293295035484655" calcext:value-type="float">
            <text:p>0.2932950355</text:p>
          </table:table-cell>
          <table:table-cell table:formula="of:= [.K446]*1000" office:value-type="float" office:value="293.295035484655" calcext:value-type="float">
            <text:p>293.2950354847</text:p>
          </table:table-cell>
          <table:table-cell table:number-columns-repeated="3"/>
          <table:table-cell office:value-type="float" office:value="-5.79999999999955" calcext:value-type="float">
            <text:p>-5.8</text:p>
          </table:table-cell>
          <table:table-cell office:value-type="float" office:value="0.185269053904909" calcext:value-type="float">
            <text:p>0.18526905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5.06" calcext:value-type="float">
            <text:p>25.06</text:p>
          </table:table-cell>
          <table:table-cell table:formula="of:=[.E447]-17.5" office:value-type="float" office:value="7.56" calcext:value-type="float">
            <text:p>7.56</text:p>
          </table:table-cell>
          <table:table-cell office:value-type="float" office:value="0.28413" calcext:value-type="float">
            <text:p>0.28413</text:p>
          </table:table-cell>
          <table:table-cell table:formula="of:=1000*[.G447]" office:value-type="float" office:value="284.13" calcext:value-type="float">
            <text:p>284.13</text:p>
          </table:table-cell>
          <table:table-cell/>
          <table:table-cell office:value-type="float" office:value="-5.69999999999956" calcext:value-type="float">
            <text:p>-5.7</text:p>
          </table:table-cell>
          <table:table-cell office:value-type="float" office:value="0.296575562840932" calcext:value-type="float">
            <text:p>0.2965755628</text:p>
          </table:table-cell>
          <table:table-cell table:formula="of:= [.K447]*1000" office:value-type="float" office:value="296.575562840932" calcext:value-type="float">
            <text:p>296.5755628409</text:p>
          </table:table-cell>
          <table:table-cell table:number-columns-repeated="3"/>
          <table:table-cell office:value-type="float" office:value="-5.69999999999956" calcext:value-type="float">
            <text:p>-5.7</text:p>
          </table:table-cell>
          <table:table-cell office:value-type="float" office:value="0.183194871133539" calcext:value-type="float">
            <text:p>0.18319487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4.925" calcext:value-type="float">
            <text:p>24.925</text:p>
          </table:table-cell>
          <table:table-cell table:formula="of:=[.E448]-17.5" office:value-type="float" office:value="7.425" calcext:value-type="float">
            <text:p>7.425</text:p>
          </table:table-cell>
          <table:table-cell office:value-type="float" office:value="0.283664" calcext:value-type="float">
            <text:p>0.283664</text:p>
          </table:table-cell>
          <table:table-cell table:formula="of:=1000*[.G448]" office:value-type="float" office:value="283.664" calcext:value-type="float">
            <text:p>283.664</text:p>
          </table:table-cell>
          <table:table-cell/>
          <table:table-cell office:value-type="float" office:value="-5.59999999999956" calcext:value-type="float">
            <text:p>-5.6</text:p>
          </table:table-cell>
          <table:table-cell office:value-type="float" office:value="0.299286886935368" calcext:value-type="float">
            <text:p>0.2992868869</text:p>
          </table:table-cell>
          <table:table-cell table:formula="of:= [.K448]*1000" office:value-type="float" office:value="299.286886935368" calcext:value-type="float">
            <text:p>299.2868869354</text:p>
          </table:table-cell>
          <table:table-cell table:number-columns-repeated="3"/>
          <table:table-cell office:value-type="float" office:value="-5.59999999999956" calcext:value-type="float">
            <text:p>-5.6</text:p>
          </table:table-cell>
          <table:table-cell office:value-type="float" office:value="0.180937793358139" calcext:value-type="float">
            <text:p>0.18093779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4.79" calcext:value-type="float">
            <text:p>24.79</text:p>
          </table:table-cell>
          <table:table-cell table:formula="of:=[.E449]-17.5" office:value-type="float" office:value="7.29" calcext:value-type="float">
            <text:p>7.29</text:p>
          </table:table-cell>
          <table:table-cell office:value-type="float" office:value="0.283773" calcext:value-type="float">
            <text:p>0.283773</text:p>
          </table:table-cell>
          <table:table-cell table:formula="of:=1000*[.G449]" office:value-type="float" office:value="283.773" calcext:value-type="float">
            <text:p>283.773</text:p>
          </table:table-cell>
          <table:table-cell/>
          <table:table-cell office:value-type="float" office:value="-5.49999999999956" calcext:value-type="float">
            <text:p>-5.5</text:p>
          </table:table-cell>
          <table:table-cell office:value-type="float" office:value="0.302106874647991" calcext:value-type="float">
            <text:p>0.3021068746</text:p>
          </table:table-cell>
          <table:table-cell table:formula="of:= [.K449]*1000" office:value-type="float" office:value="302.106874647991" calcext:value-type="float">
            <text:p>302.106874648</text:p>
          </table:table-cell>
          <table:table-cell table:number-columns-repeated="3"/>
          <table:table-cell office:value-type="float" office:value="-5.49999999999956" calcext:value-type="float">
            <text:p>-5.5</text:p>
          </table:table-cell>
          <table:table-cell office:value-type="float" office:value="0.178489240841317" calcext:value-type="float">
            <text:p>0.17848924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4.655" calcext:value-type="float">
            <text:p>24.655</text:p>
          </table:table-cell>
          <table:table-cell table:formula="of:=[.E450]-17.5" office:value-type="float" office:value="7.155" calcext:value-type="float">
            <text:p>7.155</text:p>
          </table:table-cell>
          <table:table-cell office:value-type="float" office:value="0.284475" calcext:value-type="float">
            <text:p>0.284475</text:p>
          </table:table-cell>
          <table:table-cell table:formula="of:=1000*[.G450]" office:value-type="float" office:value="284.475" calcext:value-type="float">
            <text:p>284.475</text:p>
          </table:table-cell>
          <table:table-cell/>
          <table:table-cell office:value-type="float" office:value="-5.39999999999956" calcext:value-type="float">
            <text:p>-5.4</text:p>
          </table:table-cell>
          <table:table-cell office:value-type="float" office:value="0.305111784784766" calcext:value-type="float">
            <text:p>0.3051117848</text:p>
          </table:table-cell>
          <table:table-cell table:formula="of:= [.K450]*1000" office:value-type="float" office:value="305.111784784766" calcext:value-type="float">
            <text:p>305.1117847848</text:p>
          </table:table-cell>
          <table:table-cell table:number-columns-repeated="3"/>
          <table:table-cell office:value-type="float" office:value="-5.39999999999956" calcext:value-type="float">
            <text:p>-5.4</text:p>
          </table:table-cell>
          <table:table-cell office:value-type="float" office:value="0.177501039607619" calcext:value-type="float">
            <text:p>0.17750103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4.52" calcext:value-type="float">
            <text:p>24.52</text:p>
          </table:table-cell>
          <table:table-cell table:formula="of:=[.E451]-17.5" office:value-type="float" office:value="7.02" calcext:value-type="float">
            <text:p>7.02</text:p>
          </table:table-cell>
          <table:table-cell office:value-type="float" office:value="0.28574" calcext:value-type="float">
            <text:p>0.28574</text:p>
          </table:table-cell>
          <table:table-cell table:formula="of:=1000*[.G451]" office:value-type="float" office:value="285.74" calcext:value-type="float">
            <text:p>285.74</text:p>
          </table:table-cell>
          <table:table-cell/>
          <table:table-cell office:value-type="float" office:value="-5.29999999999956" calcext:value-type="float">
            <text:p>-5.3</text:p>
          </table:table-cell>
          <table:table-cell office:value-type="float" office:value="0.305627847191331" calcext:value-type="float">
            <text:p>0.3056278472</text:p>
          </table:table-cell>
          <table:table-cell table:formula="of:= [.K451]*1000" office:value-type="float" office:value="305.627847191331" calcext:value-type="float">
            <text:p>305.6278471913</text:p>
          </table:table-cell>
          <table:table-cell table:number-columns-repeated="3"/>
          <table:table-cell office:value-type="float" office:value="-5.29999999999956" calcext:value-type="float">
            <text:p>-5.3</text:p>
          </table:table-cell>
          <table:table-cell office:value-type="float" office:value="0.176338537176455" calcext:value-type="float">
            <text:p>0.17633853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4.385" calcext:value-type="float">
            <text:p>24.385</text:p>
          </table:table-cell>
          <table:table-cell table:formula="of:=[.E452]-17.5" office:value-type="float" office:value="6.885" calcext:value-type="float">
            <text:p>6.885</text:p>
          </table:table-cell>
          <table:table-cell office:value-type="float" office:value="0.287557" calcext:value-type="float">
            <text:p>0.287557</text:p>
          </table:table-cell>
          <table:table-cell table:formula="of:=1000*[.G452]" office:value-type="float" office:value="287.557" calcext:value-type="float">
            <text:p>287.557</text:p>
          </table:table-cell>
          <table:table-cell/>
          <table:table-cell office:value-type="float" office:value="-5.19999999999956" calcext:value-type="float">
            <text:p>-5.2</text:p>
          </table:table-cell>
          <table:table-cell office:value-type="float" office:value="0.307809646465815" calcext:value-type="float">
            <text:p>0.3078096465</text:p>
          </table:table-cell>
          <table:table-cell table:formula="of:= [.K452]*1000" office:value-type="float" office:value="307.809646465815" calcext:value-type="float">
            <text:p>307.8096464658</text:p>
          </table:table-cell>
          <table:table-cell table:number-columns-repeated="3"/>
          <table:table-cell office:value-type="float" office:value="-5.19999999999956" calcext:value-type="float">
            <text:p>-5.2</text:p>
          </table:table-cell>
          <table:table-cell office:value-type="float" office:value="0.175585754756024" calcext:value-type="float">
            <text:p>0.175585754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4.25" calcext:value-type="float">
            <text:p>24.25</text:p>
          </table:table-cell>
          <table:table-cell table:formula="of:=[.E453]-17.5" office:value-type="float" office:value="6.75" calcext:value-type="float">
            <text:p>6.75</text:p>
          </table:table-cell>
          <table:table-cell office:value-type="float" office:value="0.289923" calcext:value-type="float">
            <text:p>0.289923</text:p>
          </table:table-cell>
          <table:table-cell table:formula="of:=1000*[.G453]" office:value-type="float" office:value="289.923" calcext:value-type="float">
            <text:p>289.923</text:p>
          </table:table-cell>
          <table:table-cell/>
          <table:table-cell office:value-type="float" office:value="-5.09999999999956" calcext:value-type="float">
            <text:p>-5.1</text:p>
          </table:table-cell>
          <table:table-cell office:value-type="float" office:value="0.306319828091274" calcext:value-type="float">
            <text:p>0.3063198281</text:p>
          </table:table-cell>
          <table:table-cell table:formula="of:= [.K453]*1000" office:value-type="float" office:value="306.319828091274" calcext:value-type="float">
            <text:p>306.3198280913</text:p>
          </table:table-cell>
          <table:table-cell table:number-columns-repeated="3"/>
          <table:table-cell office:value-type="float" office:value="-5.09999999999956" calcext:value-type="float">
            <text:p>-5.1</text:p>
          </table:table-cell>
          <table:table-cell office:value-type="float" office:value="0.1749062919601" calcext:value-type="float">
            <text:p>0.1749062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4.115" calcext:value-type="float">
            <text:p>24.115</text:p>
          </table:table-cell>
          <table:table-cell table:formula="of:=[.E454]-17.5" office:value-type="float" office:value="6.615" calcext:value-type="float">
            <text:p>6.615</text:p>
          </table:table-cell>
          <table:table-cell office:value-type="float" office:value="0.292844" calcext:value-type="float">
            <text:p>0.292844</text:p>
          </table:table-cell>
          <table:table-cell table:formula="of:=1000*[.G454]" office:value-type="float" office:value="292.844" calcext:value-type="float">
            <text:p>292.844</text:p>
          </table:table-cell>
          <table:table-cell/>
          <table:table-cell office:value-type="float" office:value="-4.99999999999956" calcext:value-type="float">
            <text:p>-5</text:p>
          </table:table-cell>
          <table:table-cell office:value-type="float" office:value="0.305246108183665" calcext:value-type="float">
            <text:p>0.3052461082</text:p>
          </table:table-cell>
          <table:table-cell table:formula="of:= [.K454]*1000" office:value-type="float" office:value="305.246108183665" calcext:value-type="float">
            <text:p>305.2461081837</text:p>
          </table:table-cell>
          <table:table-cell table:number-columns-repeated="3"/>
          <table:table-cell office:value-type="float" office:value="-4.99999999999956" calcext:value-type="float">
            <text:p>-5</text:p>
          </table:table-cell>
          <table:table-cell office:value-type="float" office:value="0.17491468372939" calcext:value-type="float">
            <text:p>0.17491468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98" calcext:value-type="float">
            <text:p>23.98</text:p>
          </table:table-cell>
          <table:table-cell table:formula="of:=[.E455]-17.5" office:value-type="float" office:value="6.48" calcext:value-type="float">
            <text:p>6.48</text:p>
          </table:table-cell>
          <table:table-cell office:value-type="float" office:value="0.29623" calcext:value-type="float">
            <text:p>0.29623</text:p>
          </table:table-cell>
          <table:table-cell table:formula="of:=1000*[.G455]" office:value-type="float" office:value="296.23" calcext:value-type="float">
            <text:p>296.23</text:p>
          </table:table-cell>
          <table:table-cell/>
          <table:table-cell office:value-type="float" office:value="-4.89999999999956" calcext:value-type="float">
            <text:p>-4.9</text:p>
          </table:table-cell>
          <table:table-cell office:value-type="float" office:value="0.30431992883921" calcext:value-type="float">
            <text:p>0.3043199288</text:p>
          </table:table-cell>
          <table:table-cell table:formula="of:= [.K455]*1000" office:value-type="float" office:value="304.31992883921" calcext:value-type="float">
            <text:p>304.3199288392</text:p>
          </table:table-cell>
          <table:table-cell table:number-columns-repeated="3"/>
          <table:table-cell office:value-type="float" office:value="-4.89999999999956" calcext:value-type="float">
            <text:p>-4.9</text:p>
          </table:table-cell>
          <table:table-cell office:value-type="float" office:value="0.174923193026732" calcext:value-type="float">
            <text:p>0.1749231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845" calcext:value-type="float">
            <text:p>23.845</text:p>
          </table:table-cell>
          <table:table-cell table:formula="of:=[.E456]-17.5" office:value-type="float" office:value="6.345" calcext:value-type="float">
            <text:p>6.345</text:p>
          </table:table-cell>
          <table:table-cell office:value-type="float" office:value="0.300074" calcext:value-type="float">
            <text:p>0.300074</text:p>
          </table:table-cell>
          <table:table-cell table:formula="of:=1000*[.G456]" office:value-type="float" office:value="300.074" calcext:value-type="float">
            <text:p>300.074</text:p>
          </table:table-cell>
          <table:table-cell/>
          <table:table-cell office:value-type="float" office:value="-4.79999999999956" calcext:value-type="float">
            <text:p>-4.8</text:p>
          </table:table-cell>
          <table:table-cell office:value-type="float" office:value="0.301882476505765" calcext:value-type="float">
            <text:p>0.3018824765</text:p>
          </table:table-cell>
          <table:table-cell table:formula="of:= [.K456]*1000" office:value-type="float" office:value="301.882476505765" calcext:value-type="float">
            <text:p>301.8824765058</text:p>
          </table:table-cell>
          <table:table-cell table:number-columns-repeated="3"/>
          <table:table-cell office:value-type="float" office:value="-4.79999999999956" calcext:value-type="float">
            <text:p>-4.8</text:p>
          </table:table-cell>
          <table:table-cell office:value-type="float" office:value="0.175117860434442" calcext:value-type="float">
            <text:p>0.17511786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71" calcext:value-type="float">
            <text:p>23.71</text:p>
          </table:table-cell>
          <table:table-cell table:formula="of:=[.E457]-17.5" office:value-type="float" office:value="6.21" calcext:value-type="float">
            <text:p>6.21</text:p>
          </table:table-cell>
          <table:table-cell office:value-type="float" office:value="0.3043" calcext:value-type="float">
            <text:p>0.3043</text:p>
          </table:table-cell>
          <table:table-cell table:formula="of:=1000*[.G457]" office:value-type="float" office:value="304.3" calcext:value-type="float">
            <text:p>304.3</text:p>
          </table:table-cell>
          <table:table-cell/>
          <table:table-cell office:value-type="float" office:value="-4.69999999999956" calcext:value-type="float">
            <text:p>-4.7</text:p>
          </table:table-cell>
          <table:table-cell office:value-type="float" office:value="0.298823455680833" calcext:value-type="float">
            <text:p>0.2988234557</text:p>
          </table:table-cell>
          <table:table-cell table:formula="of:= [.K457]*1000" office:value-type="float" office:value="298.823455680833" calcext:value-type="float">
            <text:p>298.8234556808</text:p>
          </table:table-cell>
          <table:table-cell table:number-columns-repeated="3"/>
          <table:table-cell office:value-type="float" office:value="-4.69999999999956" calcext:value-type="float">
            <text:p>-4.7</text:p>
          </table:table-cell>
          <table:table-cell office:value-type="float" office:value="0.176435887869108" calcext:value-type="float">
            <text:p>0.17643588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575" calcext:value-type="float">
            <text:p>23.575</text:p>
          </table:table-cell>
          <table:table-cell table:formula="of:=[.E458]-17.5" office:value-type="float" office:value="6.075" calcext:value-type="float">
            <text:p>6.075</text:p>
          </table:table-cell>
          <table:table-cell office:value-type="float" office:value="0.308783" calcext:value-type="float">
            <text:p>0.308783</text:p>
          </table:table-cell>
          <table:table-cell table:formula="of:=1000*[.G458]" office:value-type="float" office:value="308.783" calcext:value-type="float">
            <text:p>308.783</text:p>
          </table:table-cell>
          <table:table-cell/>
          <table:table-cell office:value-type="float" office:value="-4.59999999999956" calcext:value-type="float">
            <text:p>-4.6</text:p>
          </table:table-cell>
          <table:table-cell office:value-type="float" office:value="0.295575052814358" calcext:value-type="float">
            <text:p>0.2955750528</text:p>
          </table:table-cell>
          <table:table-cell table:formula="of:= [.K458]*1000" office:value-type="float" office:value="295.575052814358" calcext:value-type="float">
            <text:p>295.5750528144</text:p>
          </table:table-cell>
          <table:table-cell table:number-columns-repeated="3"/>
          <table:table-cell office:value-type="float" office:value="-4.59999999999956" calcext:value-type="float">
            <text:p>-4.6</text:p>
          </table:table-cell>
          <table:table-cell office:value-type="float" office:value="0.17775401110833" calcext:value-type="float">
            <text:p>0.17775401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44" calcext:value-type="float">
            <text:p>23.44</text:p>
          </table:table-cell>
          <table:table-cell table:formula="of:=[.E459]-17.5" office:value-type="float" office:value="5.94" calcext:value-type="float">
            <text:p>5.94</text:p>
          </table:table-cell>
          <table:table-cell office:value-type="float" office:value="0.313433" calcext:value-type="float">
            <text:p>0.313433</text:p>
          </table:table-cell>
          <table:table-cell table:formula="of:=1000*[.G459]" office:value-type="float" office:value="313.433" calcext:value-type="float">
            <text:p>313.433</text:p>
          </table:table-cell>
          <table:table-cell/>
          <table:table-cell office:value-type="float" office:value="-4.49999999999956" calcext:value-type="float">
            <text:p>-4.5</text:p>
          </table:table-cell>
          <table:table-cell office:value-type="float" office:value="0.293059229174994" calcext:value-type="float">
            <text:p>0.2930592292</text:p>
          </table:table-cell>
          <table:table-cell table:formula="of:= [.K459]*1000" office:value-type="float" office:value="293.059229174994" calcext:value-type="float">
            <text:p>293.059229175</text:p>
          </table:table-cell>
          <table:table-cell table:number-columns-repeated="3"/>
          <table:table-cell office:value-type="float" office:value="-4.49999999999956" calcext:value-type="float">
            <text:p>-4.5</text:p>
          </table:table-cell>
          <table:table-cell office:value-type="float" office:value="0.179072230152109" calcext:value-type="float">
            <text:p>0.17907223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305" calcext:value-type="float">
            <text:p>23.305</text:p>
          </table:table-cell>
          <table:table-cell table:formula="of:=[.E460]-17.5" office:value-type="float" office:value="5.805" calcext:value-type="float">
            <text:p>5.805</text:p>
          </table:table-cell>
          <table:table-cell office:value-type="float" office:value="0.317987" calcext:value-type="float">
            <text:p>0.317987</text:p>
          </table:table-cell>
          <table:table-cell table:formula="of:=1000*[.G460]" office:value-type="float" office:value="317.987" calcext:value-type="float">
            <text:p>317.987</text:p>
          </table:table-cell>
          <table:table-cell/>
          <table:table-cell office:value-type="float" office:value="-4.39999999999956" calcext:value-type="float">
            <text:p>-4.4</text:p>
          </table:table-cell>
          <table:table-cell office:value-type="float" office:value="0.289367212388437" calcext:value-type="float">
            <text:p>0.2893672124</text:p>
          </table:table-cell>
          <table:table-cell table:formula="of:= [.K460]*1000" office:value-type="float" office:value="289.367212388437" calcext:value-type="float">
            <text:p>289.3672123884</text:p>
          </table:table-cell>
          <table:table-cell table:number-columns-repeated="3"/>
          <table:table-cell office:value-type="float" office:value="-4.39999999999956" calcext:value-type="float">
            <text:p>-4.4</text:p>
          </table:table-cell>
          <table:table-cell office:value-type="float" office:value="0.180658269223973" calcext:value-type="float">
            <text:p>0.18065826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17" calcext:value-type="float">
            <text:p>23.17</text:p>
          </table:table-cell>
          <table:table-cell table:formula="of:=[.E461]-17.5" office:value-type="float" office:value="5.67" calcext:value-type="float">
            <text:p>5.67</text:p>
          </table:table-cell>
          <table:table-cell office:value-type="float" office:value="0.322416" calcext:value-type="float">
            <text:p>0.322416</text:p>
          </table:table-cell>
          <table:table-cell table:formula="of:=1000*[.G461]" office:value-type="float" office:value="322.416" calcext:value-type="float">
            <text:p>322.416</text:p>
          </table:table-cell>
          <table:table-cell/>
          <table:table-cell office:value-type="float" office:value="-4.29999999999956" calcext:value-type="float">
            <text:p>-4.3</text:p>
          </table:table-cell>
          <table:table-cell office:value-type="float" office:value="0.286396412895223" calcext:value-type="float">
            <text:p>0.2863964129</text:p>
          </table:table-cell>
          <table:table-cell table:formula="of:= [.K461]*1000" office:value-type="float" office:value="286.396412895223" calcext:value-type="float">
            <text:p>286.3964128952</text:p>
          </table:table-cell>
          <table:table-cell table:number-columns-repeated="3"/>
          <table:table-cell office:value-type="float" office:value="-4.29999999999956" calcext:value-type="float">
            <text:p>-4.3</text:p>
          </table:table-cell>
          <table:table-cell office:value-type="float" office:value="0.183233247533175" calcext:value-type="float">
            <text:p>0.183233247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3.035" calcext:value-type="float">
            <text:p>23.035</text:p>
          </table:table-cell>
          <table:table-cell table:formula="of:=[.E462]-17.5" office:value-type="float" office:value="5.535" calcext:value-type="float">
            <text:p>5.535</text:p>
          </table:table-cell>
          <table:table-cell office:value-type="float" office:value="0.326224" calcext:value-type="float">
            <text:p>0.326224</text:p>
          </table:table-cell>
          <table:table-cell table:formula="of:=1000*[.G462]" office:value-type="float" office:value="326.224" calcext:value-type="float">
            <text:p>326.224</text:p>
          </table:table-cell>
          <table:table-cell/>
          <table:table-cell office:value-type="float" office:value="-4.19999999999956" calcext:value-type="float">
            <text:p>-4.2</text:p>
          </table:table-cell>
          <table:table-cell office:value-type="float" office:value="0.284372980410783" calcext:value-type="float">
            <text:p>0.2843729804</text:p>
          </table:table-cell>
          <table:table-cell table:formula="of:= [.K462]*1000" office:value-type="float" office:value="284.372980410783" calcext:value-type="float">
            <text:p>284.3729804108</text:p>
          </table:table-cell>
          <table:table-cell table:number-columns-repeated="3"/>
          <table:table-cell office:value-type="float" office:value="-4.19999999999956" calcext:value-type="float">
            <text:p>-4.2</text:p>
          </table:table-cell>
          <table:table-cell office:value-type="float" office:value="0.185818908252725" calcext:value-type="float">
            <text:p>0.18581890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2.9" calcext:value-type="float">
            <text:p>22.9</text:p>
          </table:table-cell>
          <table:table-cell table:formula="of:=[.E463]-17.5" office:value-type="float" office:value="5.4" calcext:value-type="float">
            <text:p>5.4</text:p>
          </table:table-cell>
          <table:table-cell office:value-type="float" office:value="0.329124" calcext:value-type="float">
            <text:p>0.329124</text:p>
          </table:table-cell>
          <table:table-cell table:formula="of:=1000*[.G463]" office:value-type="float" office:value="329.124" calcext:value-type="float">
            <text:p>329.124</text:p>
          </table:table-cell>
          <table:table-cell/>
          <table:table-cell office:value-type="float" office:value="-4.09999999999956" calcext:value-type="float">
            <text:p>-4.1</text:p>
          </table:table-cell>
          <table:table-cell office:value-type="float" office:value="0.281334971325188" calcext:value-type="float">
            <text:p>0.2813349713</text:p>
          </table:table-cell>
          <table:table-cell table:formula="of:= [.K463]*1000" office:value-type="float" office:value="281.334971325188" calcext:value-type="float">
            <text:p>281.3349713252</text:p>
          </table:table-cell>
          <table:table-cell table:number-columns-repeated="3"/>
          <table:table-cell office:value-type="float" office:value="-4.09999999999956" calcext:value-type="float">
            <text:p>-4.1</text:p>
          </table:table-cell>
          <table:table-cell office:value-type="float" office:value="0.188415251382622" calcext:value-type="float">
            <text:p>0.18841525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2.765" calcext:value-type="float">
            <text:p>22.765</text:p>
          </table:table-cell>
          <table:table-cell table:formula="of:=[.E464]-17.5" office:value-type="float" office:value="5.265" calcext:value-type="float">
            <text:p>5.265</text:p>
          </table:table-cell>
          <table:table-cell office:value-type="float" office:value="0.330854" calcext:value-type="float">
            <text:p>0.330854</text:p>
          </table:table-cell>
          <table:table-cell table:formula="of:=1000*[.G464]" office:value-type="float" office:value="330.854" calcext:value-type="float">
            <text:p>330.854</text:p>
          </table:table-cell>
          <table:table-cell/>
          <table:table-cell office:value-type="float" office:value="-3.99999999999956" calcext:value-type="float">
            <text:p>-4</text:p>
          </table:table-cell>
          <table:table-cell office:value-type="float" office:value="0.279805262592415" calcext:value-type="float">
            <text:p>0.2798052626</text:p>
          </table:table-cell>
          <table:table-cell table:formula="of:= [.K464]*1000" office:value-type="float" office:value="279.805262592415" calcext:value-type="float">
            <text:p>279.8052625924</text:p>
          </table:table-cell>
          <table:table-cell table:number-columns-repeated="3"/>
          <table:table-cell office:value-type="float" office:value="-3.99999999999956" calcext:value-type="float">
            <text:p>-4</text:p>
          </table:table-cell>
          <table:table-cell office:value-type="float" office:value="0.194196010172659" calcext:value-type="float">
            <text:p>0.19419601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2.63" calcext:value-type="float">
            <text:p>22.63</text:p>
          </table:table-cell>
          <table:table-cell table:formula="of:=[.E465]-17.5" office:value-type="float" office:value="5.13" calcext:value-type="float">
            <text:p>5.13</text:p>
          </table:table-cell>
          <table:table-cell office:value-type="float" office:value="0.331019" calcext:value-type="float">
            <text:p>0.331019</text:p>
          </table:table-cell>
          <table:table-cell table:formula="of:=1000*[.G465]" office:value-type="float" office:value="331.019" calcext:value-type="float">
            <text:p>331.019</text:p>
          </table:table-cell>
          <table:table-cell/>
          <table:table-cell office:value-type="float" office:value="-3.89999999999956" calcext:value-type="float">
            <text:p>-3.9</text:p>
          </table:table-cell>
          <table:table-cell office:value-type="float" office:value="0.278966364504865" calcext:value-type="float">
            <text:p>0.2789663645</text:p>
          </table:table-cell>
          <table:table-cell table:formula="of:= [.K465]*1000" office:value-type="float" office:value="278.966364504865" calcext:value-type="float">
            <text:p>278.9663645049</text:p>
          </table:table-cell>
          <table:table-cell table:number-columns-repeated="3"/>
          <table:table-cell office:value-type="float" office:value="-3.89999999999956" calcext:value-type="float">
            <text:p>-3.9</text:p>
          </table:table-cell>
          <table:table-cell office:value-type="float" office:value="0.195082681873224" calcext:value-type="float">
            <text:p>0.19508268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2.495" calcext:value-type="float">
            <text:p>22.495</text:p>
          </table:table-cell>
          <table:table-cell table:formula="of:=[.E466]-17.5" office:value-type="float" office:value="4.995" calcext:value-type="float">
            <text:p>4.995</text:p>
          </table:table-cell>
          <table:table-cell office:value-type="float" office:value="0.32966" calcext:value-type="float">
            <text:p>0.32966</text:p>
          </table:table-cell>
          <table:table-cell table:formula="of:=1000*[.G466]" office:value-type="float" office:value="329.66" calcext:value-type="float">
            <text:p>329.66</text:p>
          </table:table-cell>
          <table:table-cell/>
          <table:table-cell office:value-type="float" office:value="-3.79999999999956" calcext:value-type="float">
            <text:p>-3.8</text:p>
          </table:table-cell>
          <table:table-cell office:value-type="float" office:value="0.278291275689464" calcext:value-type="float">
            <text:p>0.2782912757</text:p>
          </table:table-cell>
          <table:table-cell table:formula="of:= [.K466]*1000" office:value-type="float" office:value="278.291275689464" calcext:value-type="float">
            <text:p>278.2912756895</text:p>
          </table:table-cell>
          <table:table-cell table:number-columns-repeated="3"/>
          <table:table-cell office:value-type="float" office:value="-3.79999999999956" calcext:value-type="float">
            <text:p>-3.8</text:p>
          </table:table-cell>
          <table:table-cell office:value-type="float" office:value="0.199150669158844" calcext:value-type="float">
            <text:p>0.19915066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2.36" calcext:value-type="float">
            <text:p>22.36</text:p>
          </table:table-cell>
          <table:table-cell table:formula="of:=[.E467]-17.5" office:value-type="float" office:value="4.86" calcext:value-type="float">
            <text:p>4.86</text:p>
          </table:table-cell>
          <table:table-cell office:value-type="float" office:value="0.326817" calcext:value-type="float">
            <text:p>0.326817</text:p>
          </table:table-cell>
          <table:table-cell table:formula="of:=1000*[.G467]" office:value-type="float" office:value="326.817" calcext:value-type="float">
            <text:p>326.817</text:p>
          </table:table-cell>
          <table:table-cell/>
          <table:table-cell office:value-type="float" office:value="-3.69999999999956" calcext:value-type="float">
            <text:p>-3.7</text:p>
          </table:table-cell>
          <table:table-cell office:value-type="float" office:value="0.278095541671812" calcext:value-type="float">
            <text:p>0.2780955417</text:p>
          </table:table-cell>
          <table:table-cell table:formula="of:= [.K467]*1000" office:value-type="float" office:value="278.095541671812" calcext:value-type="float">
            <text:p>278.0955416718</text:p>
          </table:table-cell>
          <table:table-cell table:number-columns-repeated="3"/>
          <table:table-cell office:value-type="float" office:value="-3.69999999999956" calcext:value-type="float">
            <text:p>-3.7</text:p>
          </table:table-cell>
          <table:table-cell office:value-type="float" office:value="0.203263173540448" calcext:value-type="float">
            <text:p>0.20326317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2.225" calcext:value-type="float">
            <text:p>22.225</text:p>
          </table:table-cell>
          <table:table-cell table:formula="of:=[.E468]-17.5" office:value-type="float" office:value="4.725" calcext:value-type="float">
            <text:p>4.725</text:p>
          </table:table-cell>
          <table:table-cell office:value-type="float" office:value="0.322837" calcext:value-type="float">
            <text:p>0.322837</text:p>
          </table:table-cell>
          <table:table-cell table:formula="of:=1000*[.G468]" office:value-type="float" office:value="322.837" calcext:value-type="float">
            <text:p>322.837</text:p>
          </table:table-cell>
          <table:table-cell/>
          <table:table-cell office:value-type="float" office:value="-3.59999999999956" calcext:value-type="float">
            <text:p>-3.6</text:p>
          </table:table-cell>
          <table:table-cell office:value-type="float" office:value="0.27881357741007" calcext:value-type="float">
            <text:p>0.2788135774</text:p>
          </table:table-cell>
          <table:table-cell table:formula="of:= [.K468]*1000" office:value-type="float" office:value="278.81357741007" calcext:value-type="float">
            <text:p>278.8135774101</text:p>
          </table:table-cell>
          <table:table-cell table:number-columns-repeated="3"/>
          <table:table-cell office:value-type="float" office:value="-3.59999999999956" calcext:value-type="float">
            <text:p>-3.6</text:p>
          </table:table-cell>
          <table:table-cell office:value-type="float" office:value="0.209148158908486" calcext:value-type="float">
            <text:p>0.20914815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2.09" calcext:value-type="float">
            <text:p>22.09</text:p>
          </table:table-cell>
          <table:table-cell table:formula="of:=[.E469]-17.5" office:value-type="float" office:value="4.59" calcext:value-type="float">
            <text:p>4.59</text:p>
          </table:table-cell>
          <table:table-cell office:value-type="float" office:value="0.318145" calcext:value-type="float">
            <text:p>0.318145</text:p>
          </table:table-cell>
          <table:table-cell table:formula="of:=1000*[.G469]" office:value-type="float" office:value="318.145" calcext:value-type="float">
            <text:p>318.145</text:p>
          </table:table-cell>
          <table:table-cell/>
          <table:table-cell office:value-type="float" office:value="-3.49999999999956" calcext:value-type="float">
            <text:p>-3.5</text:p>
          </table:table-cell>
          <table:table-cell office:value-type="float" office:value="0.279716034547529" calcext:value-type="float">
            <text:p>0.2797160345</text:p>
          </table:table-cell>
          <table:table-cell table:formula="of:= [.K469]*1000" office:value-type="float" office:value="279.716034547529" calcext:value-type="float">
            <text:p>279.7160345475</text:p>
          </table:table-cell>
          <table:table-cell table:number-columns-repeated="3"/>
          <table:table-cell office:value-type="float" office:value="-3.49999999999956" calcext:value-type="float">
            <text:p>-3.5</text:p>
          </table:table-cell>
          <table:table-cell office:value-type="float" office:value="0.213502694393938" calcext:value-type="float">
            <text:p>0.21350269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955" calcext:value-type="float">
            <text:p>21.955</text:p>
          </table:table-cell>
          <table:table-cell table:formula="of:=[.E470]-17.5" office:value-type="float" office:value="4.455" calcext:value-type="float">
            <text:p>4.455</text:p>
          </table:table-cell>
          <table:table-cell office:value-type="float" office:value="0.31335" calcext:value-type="float">
            <text:p>0.31335</text:p>
          </table:table-cell>
          <table:table-cell table:formula="of:=1000*[.G470]" office:value-type="float" office:value="313.35" calcext:value-type="float">
            <text:p>313.35</text:p>
          </table:table-cell>
          <table:table-cell/>
          <table:table-cell office:value-type="float" office:value="-3.39999999999956" calcext:value-type="float">
            <text:p>-3.4</text:p>
          </table:table-cell>
          <table:table-cell office:value-type="float" office:value="0.28080291308419" calcext:value-type="float">
            <text:p>0.2808029131</text:p>
          </table:table-cell>
          <table:table-cell table:formula="of:= [.K470]*1000" office:value-type="float" office:value="280.80291308419" calcext:value-type="float">
            <text:p>280.8029130842</text:p>
          </table:table-cell>
          <table:table-cell table:number-columns-repeated="3"/>
          <table:table-cell office:value-type="float" office:value="-3.39999999999956" calcext:value-type="float">
            <text:p>-3.4</text:p>
          </table:table-cell>
          <table:table-cell office:value-type="float" office:value="0.218925793318975" calcext:value-type="float">
            <text:p>0.21892579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82" calcext:value-type="float">
            <text:p>21.82</text:p>
          </table:table-cell>
          <table:table-cell table:formula="of:=[.E471]-17.5" office:value-type="float" office:value="4.32" calcext:value-type="float">
            <text:p>4.32</text:p>
          </table:table-cell>
          <table:table-cell office:value-type="float" office:value="0.308836" calcext:value-type="float">
            <text:p>0.308836</text:p>
          </table:table-cell>
          <table:table-cell table:formula="of:=1000*[.G471]" office:value-type="float" office:value="308.836" calcext:value-type="float">
            <text:p>308.836</text:p>
          </table:table-cell>
          <table:table-cell/>
          <table:table-cell office:value-type="float" office:value="-3.29999999999956" calcext:value-type="float">
            <text:p>-3.3</text:p>
          </table:table-cell>
          <table:table-cell office:value-type="float" office:value="0.282074213020051" calcext:value-type="float">
            <text:p>0.282074213</text:p>
          </table:table-cell>
          <table:table-cell table:formula="of:= [.K471]*1000" office:value-type="float" office:value="282.074213020051" calcext:value-type="float">
            <text:p>282.0742130201</text:p>
          </table:table-cell>
          <table:table-cell table:number-columns-repeated="3"/>
          <table:table-cell office:value-type="float" office:value="-3.29999999999956" calcext:value-type="float">
            <text:p>-3.3</text:p>
          </table:table-cell>
          <table:table-cell office:value-type="float" office:value="0.224058748999059" calcext:value-type="float">
            <text:p>0.2240587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685" calcext:value-type="float">
            <text:p>21.685</text:p>
          </table:table-cell>
          <table:table-cell table:formula="of:=[.E472]-17.5" office:value-type="float" office:value="4.185" calcext:value-type="float">
            <text:p>4.185</text:p>
          </table:table-cell>
          <table:table-cell office:value-type="float" office:value="0.304917" calcext:value-type="float">
            <text:p>0.304917</text:p>
          </table:table-cell>
          <table:table-cell table:formula="of:=1000*[.G472]" office:value-type="float" office:value="304.917" calcext:value-type="float">
            <text:p>304.917</text:p>
          </table:table-cell>
          <table:table-cell/>
          <table:table-cell office:value-type="float" office:value="-3.19999999999956" calcext:value-type="float">
            <text:p>-3.2</text:p>
          </table:table-cell>
          <table:table-cell office:value-type="float" office:value="0.286768614898871" calcext:value-type="float">
            <text:p>0.2867686149</text:p>
          </table:table-cell>
          <table:table-cell table:formula="of:= [.K472]*1000" office:value-type="float" office:value="286.768614898871" calcext:value-type="float">
            <text:p>286.7686148989</text:p>
          </table:table-cell>
          <table:table-cell table:number-columns-repeated="3"/>
          <table:table-cell office:value-type="float" office:value="-3.19999999999956" calcext:value-type="float">
            <text:p>-3.2</text:p>
          </table:table-cell>
          <table:table-cell office:value-type="float" office:value="0.229999823463875" calcext:value-type="float">
            <text:p>0.22999982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55" calcext:value-type="float">
            <text:p>21.55</text:p>
          </table:table-cell>
          <table:table-cell table:formula="of:=[.E473]-17.5" office:value-type="float" office:value="4.05" calcext:value-type="float">
            <text:p>4.05</text:p>
          </table:table-cell>
          <table:table-cell office:value-type="float" office:value="0.301831" calcext:value-type="float">
            <text:p>0.301831</text:p>
          </table:table-cell>
          <table:table-cell table:formula="of:=1000*[.G473]" office:value-type="float" office:value="301.831" calcext:value-type="float">
            <text:p>301.831</text:p>
          </table:table-cell>
          <table:table-cell/>
          <table:table-cell office:value-type="float" office:value="-3.09999999999956" calcext:value-type="float">
            <text:p>-3.1</text:p>
          </table:table-cell>
          <table:table-cell office:value-type="float" office:value="0.287922150755579" calcext:value-type="float">
            <text:p>0.2879221508</text:p>
          </table:table-cell>
          <table:table-cell table:formula="of:= [.K473]*1000" office:value-type="float" office:value="287.922150755579" calcext:value-type="float">
            <text:p>287.9221507556</text:p>
          </table:table-cell>
          <table:table-cell table:number-columns-repeated="3"/>
          <table:table-cell office:value-type="float" office:value="-3.09999999999956" calcext:value-type="float">
            <text:p>-3.1</text:p>
          </table:table-cell>
          <table:table-cell office:value-type="float" office:value="0.235482475512103" calcext:value-type="float">
            <text:p>0.23548247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415" calcext:value-type="float">
            <text:p>21.415</text:p>
          </table:table-cell>
          <table:table-cell table:formula="of:=[.E474]-17.5" office:value-type="float" office:value="3.915" calcext:value-type="float">
            <text:p>3.915</text:p>
          </table:table-cell>
          <table:table-cell office:value-type="float" office:value="0.299802" calcext:value-type="float">
            <text:p>0.299802</text:p>
          </table:table-cell>
          <table:table-cell table:formula="of:=1000*[.G474]" office:value-type="float" office:value="299.802" calcext:value-type="float">
            <text:p>299.802</text:p>
          </table:table-cell>
          <table:table-cell/>
          <table:table-cell office:value-type="float" office:value="-2.99999999999956" calcext:value-type="float">
            <text:p>-3</text:p>
          </table:table-cell>
          <table:table-cell office:value-type="float" office:value="0.290404262120282" calcext:value-type="float">
            <text:p>0.2904042621</text:p>
          </table:table-cell>
          <table:table-cell table:formula="of:= [.K474]*1000" office:value-type="float" office:value="290.404262120282" calcext:value-type="float">
            <text:p>290.4042621203</text:p>
          </table:table-cell>
          <table:table-cell table:number-columns-repeated="3"/>
          <table:table-cell office:value-type="float" office:value="-2.99999999999956" calcext:value-type="float">
            <text:p>-3</text:p>
          </table:table-cell>
          <table:table-cell office:value-type="float" office:value="0.24108011538664" calcext:value-type="float">
            <text:p>0.241080115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28" calcext:value-type="float">
            <text:p>21.28</text:p>
          </table:table-cell>
          <table:table-cell table:formula="of:=[.E475]-17.5" office:value-type="float" office:value="3.78" calcext:value-type="float">
            <text:p>3.78</text:p>
          </table:table-cell>
          <table:table-cell office:value-type="float" office:value="0.298842" calcext:value-type="float">
            <text:p>0.298842</text:p>
          </table:table-cell>
          <table:table-cell table:formula="of:=1000*[.G475]" office:value-type="float" office:value="298.842" calcext:value-type="float">
            <text:p>298.842</text:p>
          </table:table-cell>
          <table:table-cell/>
          <table:table-cell office:value-type="float" office:value="-2.89999999999956" calcext:value-type="float">
            <text:p>-2.9</text:p>
          </table:table-cell>
          <table:table-cell office:value-type="float" office:value="0.293165159340055" calcext:value-type="float">
            <text:p>0.2931651593</text:p>
          </table:table-cell>
          <table:table-cell table:formula="of:= [.K475]*1000" office:value-type="float" office:value="293.165159340055" calcext:value-type="float">
            <text:p>293.1651593401</text:p>
          </table:table-cell>
          <table:table-cell table:number-columns-repeated="3"/>
          <table:table-cell office:value-type="float" office:value="-2.89999999999956" calcext:value-type="float">
            <text:p>-2.9</text:p>
          </table:table-cell>
          <table:table-cell office:value-type="float" office:value="0.246348268667238" calcext:value-type="float">
            <text:p>0.24634826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145" calcext:value-type="float">
            <text:p>21.145</text:p>
          </table:table-cell>
          <table:table-cell table:formula="of:=[.E476]-17.5" office:value-type="float" office:value="3.645" calcext:value-type="float">
            <text:p>3.645</text:p>
          </table:table-cell>
          <table:table-cell office:value-type="float" office:value="0.299009" calcext:value-type="float">
            <text:p>0.299009</text:p>
          </table:table-cell>
          <table:table-cell table:formula="of:=1000*[.G476]" office:value-type="float" office:value="299.009" calcext:value-type="float">
            <text:p>299.009</text:p>
          </table:table-cell>
          <table:table-cell/>
          <table:table-cell office:value-type="float" office:value="-2.79999999999956" calcext:value-type="float">
            <text:p>-2.8</text:p>
          </table:table-cell>
          <table:table-cell office:value-type="float" office:value="0.295756694869975" calcext:value-type="float">
            <text:p>0.2957566949</text:p>
          </table:table-cell>
          <table:table-cell table:formula="of:= [.K476]*1000" office:value-type="float" office:value="295.756694869975" calcext:value-type="float">
            <text:p>295.75669487</text:p>
          </table:table-cell>
          <table:table-cell table:number-columns-repeated="3"/>
          <table:table-cell office:value-type="float" office:value="-2.79999999999956" calcext:value-type="float">
            <text:p>-2.8</text:p>
          </table:table-cell>
          <table:table-cell office:value-type="float" office:value="0.252767357546395" calcext:value-type="float">
            <text:p>0.252767357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1.01" calcext:value-type="float">
            <text:p>21.01</text:p>
          </table:table-cell>
          <table:table-cell table:formula="of:=[.E477]-17.5" office:value-type="float" office:value="3.51" calcext:value-type="float">
            <text:p>3.51</text:p>
          </table:table-cell>
          <table:table-cell office:value-type="float" office:value="0.300258" calcext:value-type="float">
            <text:p>0.300258</text:p>
          </table:table-cell>
          <table:table-cell table:formula="of:=1000*[.G477]" office:value-type="float" office:value="300.258" calcext:value-type="float">
            <text:p>300.258</text:p>
          </table:table-cell>
          <table:table-cell/>
          <table:table-cell office:value-type="float" office:value="-2.69999999999956" calcext:value-type="float">
            <text:p>-2.7</text:p>
          </table:table-cell>
          <table:table-cell office:value-type="float" office:value="0.297862305171384" calcext:value-type="float">
            <text:p>0.2978623052</text:p>
          </table:table-cell>
          <table:table-cell table:formula="of:= [.K477]*1000" office:value-type="float" office:value="297.862305171384" calcext:value-type="float">
            <text:p>297.8623051714</text:p>
          </table:table-cell>
          <table:table-cell table:number-columns-repeated="3"/>
          <table:table-cell office:value-type="float" office:value="-2.69999999999956" calcext:value-type="float">
            <text:p>-2.7</text:p>
          </table:table-cell>
          <table:table-cell office:value-type="float" office:value="0.256988615650339" calcext:value-type="float">
            <text:p>0.25698861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0.875" calcext:value-type="float">
            <text:p>20.875</text:p>
          </table:table-cell>
          <table:table-cell table:formula="of:=[.E478]-17.5" office:value-type="float" office:value="3.375" calcext:value-type="float">
            <text:p>3.375</text:p>
          </table:table-cell>
          <table:table-cell office:value-type="float" office:value="0.302529" calcext:value-type="float">
            <text:p>0.302529</text:p>
          </table:table-cell>
          <table:table-cell table:formula="of:=1000*[.G478]" office:value-type="float" office:value="302.529" calcext:value-type="float">
            <text:p>302.529</text:p>
          </table:table-cell>
          <table:table-cell/>
          <table:table-cell office:value-type="float" office:value="-2.59999999999956" calcext:value-type="float">
            <text:p>-2.6</text:p>
          </table:table-cell>
          <table:table-cell office:value-type="float" office:value="0.29942005670958" calcext:value-type="float">
            <text:p>0.2994200567</text:p>
          </table:table-cell>
          <table:table-cell table:formula="of:= [.K478]*1000" office:value-type="float" office:value="299.42005670958" calcext:value-type="float">
            <text:p>299.4200567096</text:p>
          </table:table-cell>
          <table:table-cell table:number-columns-repeated="3"/>
          <table:table-cell office:value-type="float" office:value="-2.59999999999956" calcext:value-type="float">
            <text:p>-2.6</text:p>
          </table:table-cell>
          <table:table-cell office:value-type="float" office:value="0.262776063166792" calcext:value-type="float">
            <text:p>0.262776063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0.74" calcext:value-type="float">
            <text:p>20.74</text:p>
          </table:table-cell>
          <table:table-cell table:formula="of:=[.E479]-17.5" office:value-type="float" office:value="3.24" calcext:value-type="float">
            <text:p>3.24</text:p>
          </table:table-cell>
          <table:table-cell office:value-type="float" office:value="0.305713" calcext:value-type="float">
            <text:p>0.305713</text:p>
          </table:table-cell>
          <table:table-cell table:formula="of:=1000*[.G479]" office:value-type="float" office:value="305.713" calcext:value-type="float">
            <text:p>305.713</text:p>
          </table:table-cell>
          <table:table-cell/>
          <table:table-cell office:value-type="float" office:value="-2.49999999999956" calcext:value-type="float">
            <text:p>-2.5</text:p>
          </table:table-cell>
          <table:table-cell office:value-type="float" office:value="0.300935338290191" calcext:value-type="float">
            <text:p>0.3009353383</text:p>
          </table:table-cell>
          <table:table-cell table:formula="of:= [.K479]*1000" office:value-type="float" office:value="300.935338290191" calcext:value-type="float">
            <text:p>300.9353382902</text:p>
          </table:table-cell>
          <table:table-cell table:number-columns-repeated="3"/>
          <table:table-cell office:value-type="float" office:value="-2.49999999999956" calcext:value-type="float">
            <text:p>-2.5</text:p>
          </table:table-cell>
          <table:table-cell office:value-type="float" office:value="0.264560789867247" calcext:value-type="float">
            <text:p>0.264560789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0.605" calcext:value-type="float">
            <text:p>20.605</text:p>
          </table:table-cell>
          <table:table-cell table:formula="of:=[.E480]-17.5" office:value-type="float" office:value="3.105" calcext:value-type="float">
            <text:p>3.105</text:p>
          </table:table-cell>
          <table:table-cell office:value-type="float" office:value="0.309537" calcext:value-type="float">
            <text:p>0.309537</text:p>
          </table:table-cell>
          <table:table-cell table:formula="of:=1000*[.G480]" office:value-type="float" office:value="309.537" calcext:value-type="float">
            <text:p>309.537</text:p>
          </table:table-cell>
          <table:table-cell/>
          <table:table-cell office:value-type="float" office:value="-2.39999999999956" calcext:value-type="float">
            <text:p>-2.4</text:p>
          </table:table-cell>
          <table:table-cell office:value-type="float" office:value="0.300971716003549" calcext:value-type="float">
            <text:p>0.300971716</text:p>
          </table:table-cell>
          <table:table-cell table:formula="of:= [.K480]*1000" office:value-type="float" office:value="300.971716003549" calcext:value-type="float">
            <text:p>300.9717160035</text:p>
          </table:table-cell>
          <table:table-cell table:number-columns-repeated="3"/>
          <table:table-cell office:value-type="float" office:value="-2.39999999999956" calcext:value-type="float">
            <text:p>-2.4</text:p>
          </table:table-cell>
          <table:table-cell office:value-type="float" office:value="0.267183892854051" calcext:value-type="float">
            <text:p>0.267183892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0.47" calcext:value-type="float">
            <text:p>20.47</text:p>
          </table:table-cell>
          <table:table-cell table:formula="of:=[.E481]-17.5" office:value-type="float" office:value="2.97" calcext:value-type="float">
            <text:p>2.97</text:p>
          </table:table-cell>
          <table:table-cell office:value-type="float" office:value="0.313705" calcext:value-type="float">
            <text:p>0.313705</text:p>
          </table:table-cell>
          <table:table-cell table:formula="of:=1000*[.G481]" office:value-type="float" office:value="313.705" calcext:value-type="float">
            <text:p>313.705</text:p>
          </table:table-cell>
          <table:table-cell/>
          <table:table-cell office:value-type="float" office:value="-2.29999999999956" calcext:value-type="float">
            <text:p>-2.3</text:p>
          </table:table-cell>
          <table:table-cell office:value-type="float" office:value="0.300740343658827" calcext:value-type="float">
            <text:p>0.3007403437</text:p>
          </table:table-cell>
          <table:table-cell table:formula="of:= [.K481]*1000" office:value-type="float" office:value="300.740343658827" calcext:value-type="float">
            <text:p>300.7403436588</text:p>
          </table:table-cell>
          <table:table-cell table:number-columns-repeated="3"/>
          <table:table-cell office:value-type="float" office:value="-2.29999999999956" calcext:value-type="float">
            <text:p>-2.3</text:p>
          </table:table-cell>
          <table:table-cell office:value-type="float" office:value="0.268961859764265" calcext:value-type="float">
            <text:p>0.268961859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0.335" calcext:value-type="float">
            <text:p>20.335</text:p>
          </table:table-cell>
          <table:table-cell table:formula="of:=[.E482]-17.5" office:value-type="float" office:value="2.835" calcext:value-type="float">
            <text:p>2.835</text:p>
          </table:table-cell>
          <table:table-cell office:value-type="float" office:value="0.317865" calcext:value-type="float">
            <text:p>0.317865</text:p>
          </table:table-cell>
          <table:table-cell table:formula="of:=1000*[.G482]" office:value-type="float" office:value="317.865" calcext:value-type="float">
            <text:p>317.865</text:p>
          </table:table-cell>
          <table:table-cell/>
          <table:table-cell office:value-type="float" office:value="-2.19999999999956" calcext:value-type="float">
            <text:p>-2.2</text:p>
          </table:table-cell>
          <table:table-cell office:value-type="float" office:value="0.299121055501556" calcext:value-type="float">
            <text:p>0.2991210555</text:p>
          </table:table-cell>
          <table:table-cell table:formula="of:= [.K482]*1000" office:value-type="float" office:value="299.121055501556" calcext:value-type="float">
            <text:p>299.1210555016</text:p>
          </table:table-cell>
          <table:table-cell table:number-columns-repeated="3"/>
          <table:table-cell office:value-type="float" office:value="-2.19999999999956" calcext:value-type="float">
            <text:p>-2.2</text:p>
          </table:table-cell>
          <table:table-cell office:value-type="float" office:value="0.270306242138778" calcext:value-type="float">
            <text:p>0.27030624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0.2" calcext:value-type="float">
            <text:p>20.2</text:p>
          </table:table-cell>
          <table:table-cell table:formula="of:=[.E483]-17.5" office:value-type="float" office:value="2.7" calcext:value-type="float">
            <text:p>2.7</text:p>
          </table:table-cell>
          <table:table-cell office:value-type="float" office:value="0.321508" calcext:value-type="float">
            <text:p>0.321508</text:p>
          </table:table-cell>
          <table:table-cell table:formula="of:=1000*[.G483]" office:value-type="float" office:value="321.508" calcext:value-type="float">
            <text:p>321.508</text:p>
          </table:table-cell>
          <table:table-cell/>
          <table:table-cell office:value-type="float" office:value="-2.09999999999956" calcext:value-type="float">
            <text:p>-2.1</text:p>
          </table:table-cell>
          <table:table-cell office:value-type="float" office:value="0.297011756341719" calcext:value-type="float">
            <text:p>0.2970117563</text:p>
          </table:table-cell>
          <table:table-cell table:formula="of:= [.K483]*1000" office:value-type="float" office:value="297.011756341719" calcext:value-type="float">
            <text:p>297.0117563417</text:p>
          </table:table-cell>
          <table:table-cell table:number-columns-repeated="3"/>
          <table:table-cell office:value-type="float" office:value="-2.09999999999956" calcext:value-type="float">
            <text:p>-2.1</text:p>
          </table:table-cell>
          <table:table-cell office:value-type="float" office:value="0.269724905988587" calcext:value-type="float">
            <text:p>0.2697249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0.065" calcext:value-type="float">
            <text:p>20.065</text:p>
          </table:table-cell>
          <table:table-cell table:formula="of:=[.E484]-17.5" office:value-type="float" office:value="2.565" calcext:value-type="float">
            <text:p>2.565</text:p>
          </table:table-cell>
          <table:table-cell office:value-type="float" office:value="0.324124" calcext:value-type="float">
            <text:p>0.324124</text:p>
          </table:table-cell>
          <table:table-cell table:formula="of:=1000*[.G484]" office:value-type="float" office:value="324.124" calcext:value-type="float">
            <text:p>324.124</text:p>
          </table:table-cell>
          <table:table-cell/>
          <table:table-cell office:value-type="float" office:value="-1.99999999999956" calcext:value-type="float">
            <text:p>-2</text:p>
          </table:table-cell>
          <table:table-cell office:value-type="float" office:value="0.295127482521108" calcext:value-type="float">
            <text:p>0.2951274825</text:p>
          </table:table-cell>
          <table:table-cell table:formula="of:= [.K484]*1000" office:value-type="float" office:value="295.127482521108" calcext:value-type="float">
            <text:p>295.1274825211</text:p>
          </table:table-cell>
          <table:table-cell table:number-columns-repeated="3"/>
          <table:table-cell office:value-type="float" office:value="-1.99999999999956" calcext:value-type="float">
            <text:p>-2</text:p>
          </table:table-cell>
          <table:table-cell office:value-type="float" office:value="0.269415908561784" calcext:value-type="float">
            <text:p>0.26941590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9.93" calcext:value-type="float">
            <text:p>19.93</text:p>
          </table:table-cell>
          <table:table-cell table:formula="of:=[.E485]-17.5" office:value-type="float" office:value="2.43" calcext:value-type="float">
            <text:p>2.43</text:p>
          </table:table-cell>
          <table:table-cell office:value-type="float" office:value="0.32537" calcext:value-type="float">
            <text:p>0.32537</text:p>
          </table:table-cell>
          <table:table-cell table:formula="of:=1000*[.G485]" office:value-type="float" office:value="325.37" calcext:value-type="float">
            <text:p>325.37</text:p>
          </table:table-cell>
          <table:table-cell/>
          <table:table-cell office:value-type="float" office:value="-1.89999999999956" calcext:value-type="float">
            <text:p>-1.9</text:p>
          </table:table-cell>
          <table:table-cell office:value-type="float" office:value="0.291556677203409" calcext:value-type="float">
            <text:p>0.2915566772</text:p>
          </table:table-cell>
          <table:table-cell table:formula="of:= [.K485]*1000" office:value-type="float" office:value="291.556677203409" calcext:value-type="float">
            <text:p>291.5566772034</text:p>
          </table:table-cell>
          <table:table-cell table:number-columns-repeated="3"/>
          <table:table-cell office:value-type="float" office:value="-1.89999999999956" calcext:value-type="float">
            <text:p>-1.9</text:p>
          </table:table-cell>
          <table:table-cell office:value-type="float" office:value="0.267621004968614" calcext:value-type="float">
            <text:p>0.2676210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9.795" calcext:value-type="float">
            <text:p>19.795</text:p>
          </table:table-cell>
          <table:table-cell table:formula="of:=[.E486]-17.5" office:value-type="float" office:value="2.295" calcext:value-type="float">
            <text:p>2.295</text:p>
          </table:table-cell>
          <table:table-cell office:value-type="float" office:value="0.324957" calcext:value-type="float">
            <text:p>0.324957</text:p>
          </table:table-cell>
          <table:table-cell table:formula="of:=1000*[.G486]" office:value-type="float" office:value="324.957" calcext:value-type="float">
            <text:p>324.957</text:p>
          </table:table-cell>
          <table:table-cell/>
          <table:table-cell office:value-type="float" office:value="-1.79999999999956" calcext:value-type="float">
            <text:p>-1.8</text:p>
          </table:table-cell>
          <table:table-cell office:value-type="float" office:value="0.287761429509106" calcext:value-type="float">
            <text:p>0.2877614295</text:p>
          </table:table-cell>
          <table:table-cell table:formula="of:= [.K486]*1000" office:value-type="float" office:value="287.761429509106" calcext:value-type="float">
            <text:p>287.7614295091</text:p>
          </table:table-cell>
          <table:table-cell table:number-columns-repeated="3"/>
          <table:table-cell office:value-type="float" office:value="-1.79999999999956" calcext:value-type="float">
            <text:p>-1.8</text:p>
          </table:table-cell>
          <table:table-cell office:value-type="float" office:value="0.265736549052944" calcext:value-type="float">
            <text:p>0.265736549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9.66" calcext:value-type="float">
            <text:p>19.66</text:p>
          </table:table-cell>
          <table:table-cell table:formula="of:=[.E487]-17.5" office:value-type="float" office:value="2.16" calcext:value-type="float">
            <text:p>2.16</text:p>
          </table:table-cell>
          <table:table-cell office:value-type="float" office:value="0.322981" calcext:value-type="float">
            <text:p>0.322981</text:p>
          </table:table-cell>
          <table:table-cell table:formula="of:=1000*[.G487]" office:value-type="float" office:value="322.981" calcext:value-type="float">
            <text:p>322.981</text:p>
          </table:table-cell>
          <table:table-cell/>
          <table:table-cell office:value-type="float" office:value="-1.69999999999956" calcext:value-type="float">
            <text:p>-1.7</text:p>
          </table:table-cell>
          <table:table-cell office:value-type="float" office:value="0.284752664976914" calcext:value-type="float">
            <text:p>0.284752665</text:p>
          </table:table-cell>
          <table:table-cell table:formula="of:= [.K487]*1000" office:value-type="float" office:value="284.752664976914" calcext:value-type="float">
            <text:p>284.7526649769</text:p>
          </table:table-cell>
          <table:table-cell table:number-columns-repeated="3"/>
          <table:table-cell office:value-type="float" office:value="-1.69999999999956" calcext:value-type="float">
            <text:p>-1.7</text:p>
          </table:table-cell>
          <table:table-cell office:value-type="float" office:value="0.263481802307099" calcext:value-type="float">
            <text:p>0.26348180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9.525" calcext:value-type="float">
            <text:p>19.525</text:p>
          </table:table-cell>
          <table:table-cell table:formula="of:=[.E488]-17.5" office:value-type="float" office:value="2.025" calcext:value-type="float">
            <text:p>2.025</text:p>
          </table:table-cell>
          <table:table-cell office:value-type="float" office:value="0.319638" calcext:value-type="float">
            <text:p>0.319638</text:p>
          </table:table-cell>
          <table:table-cell table:formula="of:=1000*[.G488]" office:value-type="float" office:value="319.638" calcext:value-type="float">
            <text:p>319.638</text:p>
          </table:table-cell>
          <table:table-cell/>
          <table:table-cell office:value-type="float" office:value="-1.59999999999956" calcext:value-type="float">
            <text:p>-1.6</text:p>
          </table:table-cell>
          <table:table-cell office:value-type="float" office:value="0.28022979864404" calcext:value-type="float">
            <text:p>0.2802297986</text:p>
          </table:table-cell>
          <table:table-cell table:formula="of:= [.K488]*1000" office:value-type="float" office:value="280.22979864404" calcext:value-type="float">
            <text:p>280.229798644</text:p>
          </table:table-cell>
          <table:table-cell table:number-columns-repeated="3"/>
          <table:table-cell office:value-type="float" office:value="-1.59999999999956" calcext:value-type="float">
            <text:p>-1.6</text:p>
          </table:table-cell>
          <table:table-cell office:value-type="float" office:value="0.261049368665418" calcext:value-type="float">
            <text:p>0.26104936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9.39" calcext:value-type="float">
            <text:p>19.39</text:p>
          </table:table-cell>
          <table:table-cell table:formula="of:=[.E489]-17.5" office:value-type="float" office:value="1.89" calcext:value-type="float">
            <text:p>1.89</text:p>
          </table:table-cell>
          <table:table-cell office:value-type="float" office:value="0.315289" calcext:value-type="float">
            <text:p>0.315289</text:p>
          </table:table-cell>
          <table:table-cell table:formula="of:=1000*[.G489]" office:value-type="float" office:value="315.289" calcext:value-type="float">
            <text:p>315.289</text:p>
          </table:table-cell>
          <table:table-cell/>
          <table:table-cell office:value-type="float" office:value="-1.49999999999956" calcext:value-type="float">
            <text:p>-1.5</text:p>
          </table:table-cell>
          <table:table-cell office:value-type="float" office:value="0.276578933952018" calcext:value-type="float">
            <text:p>0.276578934</text:p>
          </table:table-cell>
          <table:table-cell table:formula="of:= [.K489]*1000" office:value-type="float" office:value="276.578933952018" calcext:value-type="float">
            <text:p>276.578933952</text:p>
          </table:table-cell>
          <table:table-cell table:number-columns-repeated="3"/>
          <table:table-cell office:value-type="float" office:value="-1.49999999999956" calcext:value-type="float">
            <text:p>-1.5</text:p>
          </table:table-cell>
          <table:table-cell office:value-type="float" office:value="0.258569750763557" calcext:value-type="float">
            <text:p>0.25856975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9.255" calcext:value-type="float">
            <text:p>19.255</text:p>
          </table:table-cell>
          <table:table-cell table:formula="of:=[.E490]-17.5" office:value-type="float" office:value="1.755" calcext:value-type="float">
            <text:p>1.755</text:p>
          </table:table-cell>
          <table:table-cell office:value-type="float" office:value="0.310291" calcext:value-type="float">
            <text:p>0.310291</text:p>
          </table:table-cell>
          <table:table-cell table:formula="of:=1000*[.G490]" office:value-type="float" office:value="310.291" calcext:value-type="float">
            <text:p>310.291</text:p>
          </table:table-cell>
          <table:table-cell/>
          <table:table-cell office:value-type="float" office:value="-1.39999999999956" calcext:value-type="float">
            <text:p>-1.4</text:p>
          </table:table-cell>
          <table:table-cell office:value-type="float" office:value="0.273012093401342" calcext:value-type="float">
            <text:p>0.2730120934</text:p>
          </table:table-cell>
          <table:table-cell table:formula="of:= [.K490]*1000" office:value-type="float" office:value="273.012093401342" calcext:value-type="float">
            <text:p>273.0120934013</text:p>
          </table:table-cell>
          <table:table-cell table:number-columns-repeated="3"/>
          <table:table-cell office:value-type="float" office:value="-1.39999999999956" calcext:value-type="float">
            <text:p>-1.4</text:p>
          </table:table-cell>
          <table:table-cell office:value-type="float" office:value="0.255892108341259" calcext:value-type="float">
            <text:p>0.25589210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9.12" calcext:value-type="float">
            <text:p>19.12</text:p>
          </table:table-cell>
          <table:table-cell table:formula="of:=[.E491]-17.5" office:value-type="float" office:value="1.62" calcext:value-type="float">
            <text:p>1.62</text:p>
          </table:table-cell>
          <table:table-cell office:value-type="float" office:value="0.304935" calcext:value-type="float">
            <text:p>0.304935</text:p>
          </table:table-cell>
          <table:table-cell table:formula="of:=1000*[.G491]" office:value-type="float" office:value="304.935" calcext:value-type="float">
            <text:p>304.935</text:p>
          </table:table-cell>
          <table:table-cell/>
          <table:table-cell office:value-type="float" office:value="-1.29999999999956" calcext:value-type="float">
            <text:p>-1.3</text:p>
          </table:table-cell>
          <table:table-cell office:value-type="float" office:value="0.270055348182961" calcext:value-type="float">
            <text:p>0.2700553482</text:p>
          </table:table-cell>
          <table:table-cell table:formula="of:= [.K491]*1000" office:value-type="float" office:value="270.055348182961" calcext:value-type="float">
            <text:p>270.055348183</text:p>
          </table:table-cell>
          <table:table-cell table:number-columns-repeated="3"/>
          <table:table-cell office:value-type="float" office:value="-1.29999999999956" calcext:value-type="float">
            <text:p>-1.3</text:p>
          </table:table-cell>
          <table:table-cell office:value-type="float" office:value="0.25322064545445" calcext:value-type="float">
            <text:p>0.25322064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985" calcext:value-type="float">
            <text:p>18.985</text:p>
          </table:table-cell>
          <table:table-cell table:formula="of:=[.E492]-17.5" office:value-type="float" office:value="1.485" calcext:value-type="float">
            <text:p>1.485</text:p>
          </table:table-cell>
          <table:table-cell office:value-type="float" office:value="0.299497" calcext:value-type="float">
            <text:p>0.299497</text:p>
          </table:table-cell>
          <table:table-cell table:formula="of:=1000*[.G492]" office:value-type="float" office:value="299.497" calcext:value-type="float">
            <text:p>299.497</text:p>
          </table:table-cell>
          <table:table-cell/>
          <table:table-cell office:value-type="float" office:value="-1.19999999999956" calcext:value-type="float">
            <text:p>-1.2</text:p>
          </table:table-cell>
          <table:table-cell office:value-type="float" office:value="0.26625734737443" calcext:value-type="float">
            <text:p>0.2662573474</text:p>
          </table:table-cell>
          <table:table-cell table:formula="of:= [.K492]*1000" office:value-type="float" office:value="266.25734737443" calcext:value-type="float">
            <text:p>266.2573473744</text:p>
          </table:table-cell>
          <table:table-cell table:number-columns-repeated="3"/>
          <table:table-cell office:value-type="float" office:value="-1.19999999999956" calcext:value-type="float">
            <text:p>-1.2</text:p>
          </table:table-cell>
          <table:table-cell office:value-type="float" office:value="0.251202630618987" calcext:value-type="float">
            <text:p>0.25120263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85" calcext:value-type="float">
            <text:p>18.85</text:p>
          </table:table-cell>
          <table:table-cell table:formula="of:=[.E493]-17.5" office:value-type="float" office:value="1.35" calcext:value-type="float">
            <text:p>1.35</text:p>
          </table:table-cell>
          <table:table-cell office:value-type="float" office:value="0.294162" calcext:value-type="float">
            <text:p>0.294162</text:p>
          </table:table-cell>
          <table:table-cell table:formula="of:=1000*[.G493]" office:value-type="float" office:value="294.162" calcext:value-type="float">
            <text:p>294.162</text:p>
          </table:table-cell>
          <table:table-cell/>
          <table:table-cell office:value-type="float" office:value="-1.09999999999956" calcext:value-type="float">
            <text:p>-1.1</text:p>
          </table:table-cell>
          <table:table-cell office:value-type="float" office:value="0.262856779292969" calcext:value-type="float">
            <text:p>0.2628567793</text:p>
          </table:table-cell>
          <table:table-cell table:formula="of:= [.K493]*1000" office:value-type="float" office:value="262.856779292969" calcext:value-type="float">
            <text:p>262.856779293</text:p>
          </table:table-cell>
          <table:table-cell table:number-columns-repeated="3"/>
          <table:table-cell office:value-type="float" office:value="-1.09999999999956" calcext:value-type="float">
            <text:p>-1.1</text:p>
          </table:table-cell>
          <table:table-cell office:value-type="float" office:value="0.248704579253517" calcext:value-type="float">
            <text:p>0.24870457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715" calcext:value-type="float">
            <text:p>18.715</text:p>
          </table:table-cell>
          <table:table-cell table:formula="of:=[.E494]-17.5" office:value-type="float" office:value="1.215" calcext:value-type="float">
            <text:p>1.215</text:p>
          </table:table-cell>
          <table:table-cell office:value-type="float" office:value="0.289086" calcext:value-type="float">
            <text:p>0.289086</text:p>
          </table:table-cell>
          <table:table-cell table:formula="of:=1000*[.G494]" office:value-type="float" office:value="289.086" calcext:value-type="float">
            <text:p>289.086</text:p>
          </table:table-cell>
          <table:table-cell/>
          <table:table-cell office:value-type="float" office:value="-0.999999999999558" calcext:value-type="float">
            <text:p>-1</text:p>
          </table:table-cell>
          <table:table-cell office:value-type="float" office:value="0.260106080448668" calcext:value-type="float">
            <text:p>0.2601060804</text:p>
          </table:table-cell>
          <table:table-cell table:formula="of:= [.K494]*1000" office:value-type="float" office:value="260.106080448668" calcext:value-type="float">
            <text:p>260.1060804487</text:p>
          </table:table-cell>
          <table:table-cell table:number-columns-repeated="3"/>
          <table:table-cell office:value-type="float" office:value="-0.999999999999558" calcext:value-type="float">
            <text:p>-1</text:p>
          </table:table-cell>
          <table:table-cell office:value-type="float" office:value="0.246390427191842" calcext:value-type="float">
            <text:p>0.24639042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58" calcext:value-type="float">
            <text:p>18.58</text:p>
          </table:table-cell>
          <table:table-cell table:formula="of:=[.E495]-17.5" office:value-type="float" office:value="1.08" calcext:value-type="float">
            <text:p>1.08</text:p>
          </table:table-cell>
          <table:table-cell office:value-type="float" office:value="0.284382" calcext:value-type="float">
            <text:p>0.284382</text:p>
          </table:table-cell>
          <table:table-cell table:formula="of:=1000*[.G495]" office:value-type="float" office:value="284.382" calcext:value-type="float">
            <text:p>284.382</text:p>
          </table:table-cell>
          <table:table-cell/>
          <table:table-cell office:value-type="float" office:value="-0.899999999999558" calcext:value-type="float">
            <text:p>-0.9</text:p>
          </table:table-cell>
          <table:table-cell office:value-type="float" office:value="0.257308720666995" calcext:value-type="float">
            <text:p>0.2573087207</text:p>
          </table:table-cell>
          <table:table-cell table:formula="of:= [.K495]*1000" office:value-type="float" office:value="257.308720666995" calcext:value-type="float">
            <text:p>257.308720667</text:p>
          </table:table-cell>
          <table:table-cell table:number-columns-repeated="3"/>
          <table:table-cell office:value-type="float" office:value="-0.899999999999558" calcext:value-type="float">
            <text:p>-0.9</text:p>
          </table:table-cell>
          <table:table-cell office:value-type="float" office:value="0.244486231307174" calcext:value-type="float">
            <text:p>0.24448623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445" calcext:value-type="float">
            <text:p>18.445</text:p>
          </table:table-cell>
          <table:table-cell table:formula="of:=[.E496]-17.5" office:value-type="float" office:value="0.945" calcext:value-type="float">
            <text:p>0.945</text:p>
          </table:table-cell>
          <table:table-cell office:value-type="float" office:value="0.280116" calcext:value-type="float">
            <text:p>0.280116</text:p>
          </table:table-cell>
          <table:table-cell table:formula="of:=1000*[.G496]" office:value-type="float" office:value="280.116" calcext:value-type="float">
            <text:p>280.116</text:p>
          </table:table-cell>
          <table:table-cell/>
          <table:table-cell office:value-type="float" office:value="-0.799999999999558" calcext:value-type="float">
            <text:p>-0.8</text:p>
          </table:table-cell>
          <table:table-cell office:value-type="float" office:value="0.2545221915529" calcext:value-type="float">
            <text:p>0.2545221916</text:p>
          </table:table-cell>
          <table:table-cell table:formula="of:= [.K496]*1000" office:value-type="float" office:value="254.5221915529" calcext:value-type="float">
            <text:p>254.5221915529</text:p>
          </table:table-cell>
          <table:table-cell table:number-columns-repeated="3"/>
          <table:table-cell office:value-type="float" office:value="-0.799999999999558" calcext:value-type="float">
            <text:p>-0.8</text:p>
          </table:table-cell>
          <table:table-cell office:value-type="float" office:value="0.242540509476768" calcext:value-type="float">
            <text:p>0.24254050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31" calcext:value-type="float">
            <text:p>18.31</text:p>
          </table:table-cell>
          <table:table-cell table:formula="of:=[.E497]-17.5" office:value-type="float" office:value="0.809999999999999" calcext:value-type="float">
            <text:p>0.81</text:p>
          </table:table-cell>
          <table:table-cell office:value-type="float" office:value="0.276346" calcext:value-type="float">
            <text:p>0.276346</text:p>
          </table:table-cell>
          <table:table-cell table:formula="of:=1000*[.G497]" office:value-type="float" office:value="276.346" calcext:value-type="float">
            <text:p>276.346</text:p>
          </table:table-cell>
          <table:table-cell/>
          <table:table-cell office:value-type="float" office:value="-0.699999999999558" calcext:value-type="float">
            <text:p>-0.7</text:p>
          </table:table-cell>
          <table:table-cell office:value-type="float" office:value="0.252406513805756" calcext:value-type="float">
            <text:p>0.2524065138</text:p>
          </table:table-cell>
          <table:table-cell table:formula="of:= [.K497]*1000" office:value-type="float" office:value="252.406513805756" calcext:value-type="float">
            <text:p>252.4065138058</text:p>
          </table:table-cell>
          <table:table-cell table:number-columns-repeated="3"/>
          <table:table-cell office:value-type="float" office:value="-0.699999999999558" calcext:value-type="float">
            <text:p>-0.7</text:p>
          </table:table-cell>
          <table:table-cell office:value-type="float" office:value="0.240753251136786" calcext:value-type="float">
            <text:p>0.24075325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175" calcext:value-type="float">
            <text:p>18.175</text:p>
          </table:table-cell>
          <table:table-cell table:formula="of:=[.E498]-17.5" office:value-type="float" office:value="0.675000000000001" calcext:value-type="float">
            <text:p>0.675</text:p>
          </table:table-cell>
          <table:table-cell office:value-type="float" office:value="0.273103" calcext:value-type="float">
            <text:p>0.273103</text:p>
          </table:table-cell>
          <table:table-cell table:formula="of:=1000*[.G498]" office:value-type="float" office:value="273.103" calcext:value-type="float">
            <text:p>273.103</text:p>
          </table:table-cell>
          <table:table-cell/>
          <table:table-cell office:value-type="float" office:value="-0.599999999999558" calcext:value-type="float">
            <text:p>-0.6</text:p>
          </table:table-cell>
          <table:table-cell office:value-type="float" office:value="0.250611492056608" calcext:value-type="float">
            <text:p>0.2506114921</text:p>
          </table:table-cell>
          <table:table-cell table:formula="of:= [.K498]*1000" office:value-type="float" office:value="250.611492056608" calcext:value-type="float">
            <text:p>250.6114920566</text:p>
          </table:table-cell>
          <table:table-cell table:number-columns-repeated="3"/>
          <table:table-cell office:value-type="float" office:value="-0.599999999999558" calcext:value-type="float">
            <text:p>-0.6</text:p>
          </table:table-cell>
          <table:table-cell office:value-type="float" office:value="0.239397905750445" calcext:value-type="float">
            <text:p>0.239397905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8.04" calcext:value-type="float">
            <text:p>18.04</text:p>
          </table:table-cell>
          <table:table-cell table:formula="of:=[.E499]-17.5" office:value-type="float" office:value="0.539999999999999" calcext:value-type="float">
            <text:p>0.54</text:p>
          </table:table-cell>
          <table:table-cell office:value-type="float" office:value="0.270431" calcext:value-type="float">
            <text:p>0.270431</text:p>
          </table:table-cell>
          <table:table-cell table:formula="of:=1000*[.G499]" office:value-type="float" office:value="270.431" calcext:value-type="float">
            <text:p>270.431</text:p>
          </table:table-cell>
          <table:table-cell/>
          <table:table-cell office:value-type="float" office:value="-0.499999999999558" calcext:value-type="float">
            <text:p>-0.5</text:p>
          </table:table-cell>
          <table:table-cell office:value-type="float" office:value="0.248798193089048" calcext:value-type="float">
            <text:p>0.2487981931</text:p>
          </table:table-cell>
          <table:table-cell table:formula="of:= [.K499]*1000" office:value-type="float" office:value="248.798193089048" calcext:value-type="float">
            <text:p>248.798193089</text:p>
          </table:table-cell>
          <table:table-cell table:number-columns-repeated="3"/>
          <table:table-cell office:value-type="float" office:value="-0.499999999999558" calcext:value-type="float">
            <text:p>-0.5</text:p>
          </table:table-cell>
          <table:table-cell office:value-type="float" office:value="0.238097758470142" calcext:value-type="float">
            <text:p>0.23809775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7.905" calcext:value-type="float">
            <text:p>17.905</text:p>
          </table:table-cell>
          <table:table-cell table:formula="of:=[.E500]-17.5" office:value-type="float" office:value="0.405000000000001" calcext:value-type="float">
            <text:p>0.405</text:p>
          </table:table-cell>
          <table:table-cell office:value-type="float" office:value="0.268331" calcext:value-type="float">
            <text:p>0.268331</text:p>
          </table:table-cell>
          <table:table-cell table:formula="of:=1000*[.G500]" office:value-type="float" office:value="268.331" calcext:value-type="float">
            <text:p>268.331</text:p>
          </table:table-cell>
          <table:table-cell/>
          <table:table-cell office:value-type="float" office:value="-0.399999999999558" calcext:value-type="float">
            <text:p>-0.4</text:p>
          </table:table-cell>
          <table:table-cell office:value-type="float" office:value="0.247542044018928" calcext:value-type="float">
            <text:p>0.247542044</text:p>
          </table:table-cell>
          <table:table-cell table:formula="of:= [.K500]*1000" office:value-type="float" office:value="247.542044018928" calcext:value-type="float">
            <text:p>247.5420440189</text:p>
          </table:table-cell>
          <table:table-cell table:number-columns-repeated="3"/>
          <table:table-cell office:value-type="float" office:value="-0.399999999999558" calcext:value-type="float">
            <text:p>-0.4</text:p>
          </table:table-cell>
          <table:table-cell office:value-type="float" office:value="0.236993927943461" calcext:value-type="float">
            <text:p>0.23699392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7.77" calcext:value-type="float">
            <text:p>17.77</text:p>
          </table:table-cell>
          <table:table-cell table:formula="of:=[.E501]-17.5" office:value-type="float" office:value="0.27" calcext:value-type="float">
            <text:p>0.27</text:p>
          </table:table-cell>
          <table:table-cell office:value-type="float" office:value="0.266826" calcext:value-type="float">
            <text:p>0.266826</text:p>
          </table:table-cell>
          <table:table-cell table:formula="of:=1000*[.G501]" office:value-type="float" office:value="266.826" calcext:value-type="float">
            <text:p>266.826</text:p>
          </table:table-cell>
          <table:table-cell/>
          <table:table-cell office:value-type="float" office:value="-0.299999999999558" calcext:value-type="float">
            <text:p>-0.3</text:p>
          </table:table-cell>
          <table:table-cell office:value-type="float" office:value="0.246440191380125" calcext:value-type="float">
            <text:p>0.2464401914</text:p>
          </table:table-cell>
          <table:table-cell table:formula="of:= [.K501]*1000" office:value-type="float" office:value="246.440191380125" calcext:value-type="float">
            <text:p>246.4401913801</text:p>
          </table:table-cell>
          <table:table-cell table:number-columns-repeated="3"/>
          <table:table-cell office:value-type="float" office:value="-0.299999999999558" calcext:value-type="float">
            <text:p>-0.3</text:p>
          </table:table-cell>
          <table:table-cell office:value-type="float" office:value="0.236282258066082" calcext:value-type="float">
            <text:p>0.23628225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7.635" calcext:value-type="float">
            <text:p>17.635</text:p>
          </table:table-cell>
          <table:table-cell table:formula="of:=[.E502]-17.5" office:value-type="float" office:value="0.135000000000002" calcext:value-type="float">
            <text:p>0.135</text:p>
          </table:table-cell>
          <table:table-cell office:value-type="float" office:value="0.265922" calcext:value-type="float">
            <text:p>0.265922</text:p>
          </table:table-cell>
          <table:table-cell table:formula="of:=1000*[.G502]" office:value-type="float" office:value="265.922" calcext:value-type="float">
            <text:p>265.922</text:p>
          </table:table-cell>
          <table:table-cell/>
          <table:table-cell office:value-type="float" office:value="-0.199999999999558" calcext:value-type="float">
            <text:p>-0.2</text:p>
          </table:table-cell>
          <table:table-cell office:value-type="float" office:value="0.245482450702862" calcext:value-type="float">
            <text:p>0.2454824507</text:p>
          </table:table-cell>
          <table:table-cell table:formula="of:= [.K502]*1000" office:value-type="float" office:value="245.482450702862" calcext:value-type="float">
            <text:p>245.4824507029</text:p>
          </table:table-cell>
          <table:table-cell table:number-columns-repeated="3"/>
          <table:table-cell office:value-type="float" office:value="-0.199999999999558" calcext:value-type="float">
            <text:p>-0.2</text:p>
          </table:table-cell>
          <table:table-cell office:value-type="float" office:value="0.23569173166055" calcext:value-type="float">
            <text:p>0.23569173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7.5" calcext:value-type="float">
            <text:p>17.5</text:p>
          </table:table-cell>
          <table:table-cell table:formula="of:=[.E503]-17.5" office:value-type="float" office:value="0" calcext:value-type="float">
            <text:p>0</text:p>
          </table:table-cell>
          <table:table-cell office:value-type="float" office:value="0.265629" calcext:value-type="float">
            <text:p>0.265629</text:p>
          </table:table-cell>
          <table:table-cell table:formula="of:=1000*[.G503]" office:value-type="float" office:value="265.629" calcext:value-type="float">
            <text:p>265.629</text:p>
          </table:table-cell>
          <table:table-cell/>
          <table:table-cell office:value-type="float" office:value="-0.0999999999995584" calcext:value-type="float">
            <text:p>-0.1</text:p>
          </table:table-cell>
          <table:table-cell office:value-type="float" office:value="0.244960219076033" calcext:value-type="float">
            <text:p>0.2449602191</text:p>
          </table:table-cell>
          <table:table-cell table:formula="of:= [.K503]*1000" office:value-type="float" office:value="244.960219076033" calcext:value-type="float">
            <text:p>244.960219076</text:p>
          </table:table-cell>
          <table:table-cell table:number-columns-repeated="3"/>
          <table:table-cell office:value-type="float" office:value="-0.0999999999995584" calcext:value-type="float">
            <text:p>-0.1</text:p>
          </table:table-cell>
          <table:table-cell office:value-type="float" office:value="0.235330917600287" calcext:value-type="float">
            <text:p>0.23533091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7.365" calcext:value-type="float">
            <text:p>17.365</text:p>
          </table:table-cell>
          <table:table-cell table:formula="of:=[.E504]-17.5" office:value-type="float" office:value="-0.135000000000002" calcext:value-type="float">
            <text:p>-0.135</text:p>
          </table:table-cell>
          <table:table-cell office:value-type="float" office:value="0.265921" calcext:value-type="float">
            <text:p>0.265921</text:p>
          </table:table-cell>
          <table:table-cell table:formula="of:=1000*[.G504]" office:value-type="float" office:value="265.921" calcext:value-type="float">
            <text:p>265.921</text:p>
          </table:table-cell>
          <table:table-cell/>
          <table:table-cell office:value-type="float" office:value="0.000000000000441618963620272" calcext:value-type="float">
            <text:p>4.41618963620272E-013</text:p>
          </table:table-cell>
          <table:table-cell office:value-type="float" office:value="0.244796087103998" calcext:value-type="float">
            <text:p>0.2447960871</text:p>
          </table:table-cell>
          <table:table-cell table:formula="of:= [.K504]*1000" office:value-type="float" office:value="244.796087103998" calcext:value-type="float">
            <text:p>244.796087104</text:p>
          </table:table-cell>
          <table:table-cell table:number-columns-repeated="3"/>
          <table:table-cell office:value-type="float" office:value="0.000000000000441618963620272" calcext:value-type="float">
            <text:p>4.41618963620272E-013</text:p>
          </table:table-cell>
          <table:table-cell office:value-type="float" office:value="0.235621857745551" calcext:value-type="float">
            <text:p>0.23562185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7.23" calcext:value-type="float">
            <text:p>17.23</text:p>
          </table:table-cell>
          <table:table-cell table:formula="of:=[.E505]-17.5" office:value-type="float" office:value="-0.27" calcext:value-type="float">
            <text:p>-0.27</text:p>
          </table:table-cell>
          <table:table-cell office:value-type="float" office:value="0.266825" calcext:value-type="float">
            <text:p>0.266825</text:p>
          </table:table-cell>
          <table:table-cell table:formula="of:=1000*[.G505]" office:value-type="float" office:value="266.825" calcext:value-type="float">
            <text:p>266.825</text:p>
          </table:table-cell>
          <table:table-cell/>
          <table:table-cell office:value-type="float" office:value="0.100000000000442" calcext:value-type="float">
            <text:p>0.1</text:p>
          </table:table-cell>
          <table:table-cell office:value-type="float" office:value="0.245104387150976" calcext:value-type="float">
            <text:p>0.2451043872</text:p>
          </table:table-cell>
          <table:table-cell table:formula="of:= [.K505]*1000" office:value-type="float" office:value="245.104387150976" calcext:value-type="float">
            <text:p>245.104387151</text:p>
          </table:table-cell>
          <table:table-cell table:number-columns-repeated="3"/>
          <table:table-cell office:value-type="float" office:value="0.100000000000442" calcext:value-type="float">
            <text:p>0.1</text:p>
          </table:table-cell>
          <table:table-cell office:value-type="float" office:value="0.236128187802563" calcext:value-type="float">
            <text:p>0.23612818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7.095" calcext:value-type="float">
            <text:p>17.095</text:p>
          </table:table-cell>
          <table:table-cell table:formula="of:=[.E506]-17.5" office:value-type="float" office:value="-0.405000000000001" calcext:value-type="float">
            <text:p>-0.405</text:p>
          </table:table-cell>
          <table:table-cell office:value-type="float" office:value="0.268334" calcext:value-type="float">
            <text:p>0.268334</text:p>
          </table:table-cell>
          <table:table-cell table:formula="of:=1000*[.G506]" office:value-type="float" office:value="268.334" calcext:value-type="float">
            <text:p>268.334</text:p>
          </table:table-cell>
          <table:table-cell/>
          <table:table-cell office:value-type="float" office:value="0.200000000000442" calcext:value-type="float">
            <text:p>0.2</text:p>
          </table:table-cell>
          <table:table-cell office:value-type="float" office:value="0.245510123291267" calcext:value-type="float">
            <text:p>0.2455101233</text:p>
          </table:table-cell>
          <table:table-cell table:formula="of:= [.K506]*1000" office:value-type="float" office:value="245.510123291267" calcext:value-type="float">
            <text:p>245.5101232913</text:p>
          </table:table-cell>
          <table:table-cell table:number-columns-repeated="3"/>
          <table:table-cell office:value-type="float" office:value="0.200000000000442" calcext:value-type="float">
            <text:p>0.2</text:p>
          </table:table-cell>
          <table:table-cell office:value-type="float" office:value="0.235988810422685" calcext:value-type="float">
            <text:p>0.23598881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96" calcext:value-type="float">
            <text:p>16.96</text:p>
          </table:table-cell>
          <table:table-cell table:formula="of:=[.E507]-17.5" office:value-type="float" office:value="-0.539999999999999" calcext:value-type="float">
            <text:p>-0.54</text:p>
          </table:table-cell>
          <table:table-cell office:value-type="float" office:value="0.270437" calcext:value-type="float">
            <text:p>0.270437</text:p>
          </table:table-cell>
          <table:table-cell table:formula="of:=1000*[.G507]" office:value-type="float" office:value="270.437" calcext:value-type="float">
            <text:p>270.437</text:p>
          </table:table-cell>
          <table:table-cell/>
          <table:table-cell office:value-type="float" office:value="0.300000000000442" calcext:value-type="float">
            <text:p>0.3</text:p>
          </table:table-cell>
          <table:table-cell office:value-type="float" office:value="0.246513892156682" calcext:value-type="float">
            <text:p>0.2465138922</text:p>
          </table:table-cell>
          <table:table-cell table:formula="of:= [.K507]*1000" office:value-type="float" office:value="246.513892156682" calcext:value-type="float">
            <text:p>246.5138921567</text:p>
          </table:table-cell>
          <table:table-cell table:number-columns-repeated="3"/>
          <table:table-cell office:value-type="float" office:value="0.300000000000442" calcext:value-type="float">
            <text:p>0.3</text:p>
          </table:table-cell>
          <table:table-cell office:value-type="float" office:value="0.236249619709113" calcext:value-type="float">
            <text:p>0.23624961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825" calcext:value-type="float">
            <text:p>16.825</text:p>
          </table:table-cell>
          <table:table-cell table:formula="of:=[.E508]-17.5" office:value-type="float" office:value="-0.675000000000001" calcext:value-type="float">
            <text:p>-0.675</text:p>
          </table:table-cell>
          <table:table-cell office:value-type="float" office:value="0.273104" calcext:value-type="float">
            <text:p>0.273104</text:p>
          </table:table-cell>
          <table:table-cell table:formula="of:=1000*[.G508]" office:value-type="float" office:value="273.104" calcext:value-type="float">
            <text:p>273.104</text:p>
          </table:table-cell>
          <table:table-cell/>
          <table:table-cell office:value-type="float" office:value="0.400000000000442" calcext:value-type="float">
            <text:p>0.4</text:p>
          </table:table-cell>
          <table:table-cell office:value-type="float" office:value="0.247246018582253" calcext:value-type="float">
            <text:p>0.2472460186</text:p>
          </table:table-cell>
          <table:table-cell table:formula="of:= [.K508]*1000" office:value-type="float" office:value="247.246018582253" calcext:value-type="float">
            <text:p>247.2460185823</text:p>
          </table:table-cell>
          <table:table-cell table:number-columns-repeated="3"/>
          <table:table-cell office:value-type="float" office:value="0.400000000000442" calcext:value-type="float">
            <text:p>0.4</text:p>
          </table:table-cell>
          <table:table-cell office:value-type="float" office:value="0.237247901174683" calcext:value-type="float">
            <text:p>0.23724790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69" calcext:value-type="float">
            <text:p>16.69</text:p>
          </table:table-cell>
          <table:table-cell table:formula="of:=[.E509]-17.5" office:value-type="float" office:value="-0.809999999999999" calcext:value-type="float">
            <text:p>-0.81</text:p>
          </table:table-cell>
          <table:table-cell office:value-type="float" office:value="0.276332" calcext:value-type="float">
            <text:p>0.276332</text:p>
          </table:table-cell>
          <table:table-cell table:formula="of:=1000*[.G509]" office:value-type="float" office:value="276.332" calcext:value-type="float">
            <text:p>276.332</text:p>
          </table:table-cell>
          <table:table-cell/>
          <table:table-cell office:value-type="float" office:value="0.500000000000442" calcext:value-type="float">
            <text:p>0.5</text:p>
          </table:table-cell>
          <table:table-cell office:value-type="float" office:value="0.248401626680376" calcext:value-type="float">
            <text:p>0.2484016267</text:p>
          </table:table-cell>
          <table:table-cell table:formula="of:= [.K509]*1000" office:value-type="float" office:value="248.401626680376" calcext:value-type="float">
            <text:p>248.4016266804</text:p>
          </table:table-cell>
          <table:table-cell table:number-columns-repeated="3"/>
          <table:table-cell office:value-type="float" office:value="0.500000000000442" calcext:value-type="float">
            <text:p>0.5</text:p>
          </table:table-cell>
          <table:table-cell office:value-type="float" office:value="0.238909394285112" calcext:value-type="float">
            <text:p>0.23890939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555" calcext:value-type="float">
            <text:p>16.555</text:p>
          </table:table-cell>
          <table:table-cell table:formula="of:=[.E510]-17.5" office:value-type="float" office:value="-0.945" calcext:value-type="float">
            <text:p>-0.945</text:p>
          </table:table-cell>
          <table:table-cell office:value-type="float" office:value="0.280126" calcext:value-type="float">
            <text:p>0.280126</text:p>
          </table:table-cell>
          <table:table-cell table:formula="of:=1000*[.G510]" office:value-type="float" office:value="280.126" calcext:value-type="float">
            <text:p>280.126</text:p>
          </table:table-cell>
          <table:table-cell/>
          <table:table-cell office:value-type="float" office:value="0.600000000000442" calcext:value-type="float">
            <text:p>0.6</text:p>
          </table:table-cell>
          <table:table-cell office:value-type="float" office:value="0.250158385554827" calcext:value-type="float">
            <text:p>0.2501583856</text:p>
          </table:table-cell>
          <table:table-cell table:formula="of:= [.K510]*1000" office:value-type="float" office:value="250.158385554827" calcext:value-type="float">
            <text:p>250.1583855548</text:p>
          </table:table-cell>
          <table:table-cell table:number-columns-repeated="3"/>
          <table:table-cell office:value-type="float" office:value="0.600000000000442" calcext:value-type="float">
            <text:p>0.6</text:p>
          </table:table-cell>
          <table:table-cell office:value-type="float" office:value="0.238286656240034" calcext:value-type="float">
            <text:p>0.23828665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42" calcext:value-type="float">
            <text:p>16.42</text:p>
          </table:table-cell>
          <table:table-cell table:formula="of:=[.E511]-17.5" office:value-type="float" office:value="-1.08" calcext:value-type="float">
            <text:p>-1.08</text:p>
          </table:table-cell>
          <table:table-cell office:value-type="float" office:value="0.284382" calcext:value-type="float">
            <text:p>0.284382</text:p>
          </table:table-cell>
          <table:table-cell table:formula="of:=1000*[.G511]" office:value-type="float" office:value="284.382" calcext:value-type="float">
            <text:p>284.382</text:p>
          </table:table-cell>
          <table:table-cell/>
          <table:table-cell office:value-type="float" office:value="0.700000000000442" calcext:value-type="float">
            <text:p>0.7</text:p>
          </table:table-cell>
          <table:table-cell office:value-type="float" office:value="0.252594329494965" calcext:value-type="float">
            <text:p>0.2525943295</text:p>
          </table:table-cell>
          <table:table-cell table:formula="of:= [.K511]*1000" office:value-type="float" office:value="252.594329494965" calcext:value-type="float">
            <text:p>252.594329495</text:p>
          </table:table-cell>
          <table:table-cell table:number-columns-repeated="3"/>
          <table:table-cell office:value-type="float" office:value="0.700000000000442" calcext:value-type="float">
            <text:p>0.7</text:p>
          </table:table-cell>
          <table:table-cell office:value-type="float" office:value="0.240049824630886" calcext:value-type="float">
            <text:p>0.24004982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285" calcext:value-type="float">
            <text:p>16.285</text:p>
          </table:table-cell>
          <table:table-cell table:formula="of:=[.E512]-17.5" office:value-type="float" office:value="-1.215" calcext:value-type="float">
            <text:p>-1.215</text:p>
          </table:table-cell>
          <table:table-cell office:value-type="float" office:value="0.289079" calcext:value-type="float">
            <text:p>0.289079</text:p>
          </table:table-cell>
          <table:table-cell table:formula="of:=1000*[.G512]" office:value-type="float" office:value="289.079" calcext:value-type="float">
            <text:p>289.079</text:p>
          </table:table-cell>
          <table:table-cell/>
          <table:table-cell office:value-type="float" office:value="0.800000000000442" calcext:value-type="float">
            <text:p>0.8</text:p>
          </table:table-cell>
          <table:table-cell office:value-type="float" office:value="0.254658774488682" calcext:value-type="float">
            <text:p>0.2546587745</text:p>
          </table:table-cell>
          <table:table-cell table:formula="of:= [.K512]*1000" office:value-type="float" office:value="254.658774488682" calcext:value-type="float">
            <text:p>254.6587744887</text:p>
          </table:table-cell>
          <table:table-cell table:number-columns-repeated="3"/>
          <table:table-cell office:value-type="float" office:value="0.800000000000442" calcext:value-type="float">
            <text:p>0.8</text:p>
          </table:table-cell>
          <table:table-cell office:value-type="float" office:value="0.242043272328729" calcext:value-type="float">
            <text:p>0.24204327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15" calcext:value-type="float">
            <text:p>16.15</text:p>
          </table:table-cell>
          <table:table-cell table:formula="of:=[.E513]-17.5" office:value-type="float" office:value="-1.35" calcext:value-type="float">
            <text:p>-1.35</text:p>
          </table:table-cell>
          <table:table-cell office:value-type="float" office:value="0.294165" calcext:value-type="float">
            <text:p>0.294165</text:p>
          </table:table-cell>
          <table:table-cell table:formula="of:=1000*[.G513]" office:value-type="float" office:value="294.165" calcext:value-type="float">
            <text:p>294.165</text:p>
          </table:table-cell>
          <table:table-cell/>
          <table:table-cell office:value-type="float" office:value="0.900000000000442" calcext:value-type="float">
            <text:p>0.9</text:p>
          </table:table-cell>
          <table:table-cell office:value-type="float" office:value="0.257015519142169" calcext:value-type="float">
            <text:p>0.2570155191</text:p>
          </table:table-cell>
          <table:table-cell table:formula="of:= [.K513]*1000" office:value-type="float" office:value="257.015519142169" calcext:value-type="float">
            <text:p>257.0155191422</text:p>
          </table:table-cell>
          <table:table-cell table:number-columns-repeated="3"/>
          <table:table-cell office:value-type="float" office:value="0.900000000000442" calcext:value-type="float">
            <text:p>0.9</text:p>
          </table:table-cell>
          <table:table-cell office:value-type="float" office:value="0.244489682313444" calcext:value-type="float">
            <text:p>0.24448968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6.015" calcext:value-type="float">
            <text:p>16.015</text:p>
          </table:table-cell>
          <table:table-cell table:formula="of:=[.E514]-17.5" office:value-type="float" office:value="-1.485" calcext:value-type="float">
            <text:p>-1.485</text:p>
          </table:table-cell>
          <table:table-cell office:value-type="float" office:value="0.299498" calcext:value-type="float">
            <text:p>0.299498</text:p>
          </table:table-cell>
          <table:table-cell table:formula="of:=1000*[.G514]" office:value-type="float" office:value="299.498" calcext:value-type="float">
            <text:p>299.498</text:p>
          </table:table-cell>
          <table:table-cell/>
          <table:table-cell office:value-type="float" office:value="1.00000000000044" calcext:value-type="float">
            <text:p>1</text:p>
          </table:table-cell>
          <table:table-cell office:value-type="float" office:value="0.260093916457078" calcext:value-type="float">
            <text:p>0.2600939165</text:p>
          </table:table-cell>
          <table:table-cell table:formula="of:= [.K514]*1000" office:value-type="float" office:value="260.093916457078" calcext:value-type="float">
            <text:p>260.0939164571</text:p>
          </table:table-cell>
          <table:table-cell table:number-columns-repeated="3"/>
          <table:table-cell office:value-type="float" office:value="1.00000000000044" calcext:value-type="float">
            <text:p>1</text:p>
          </table:table-cell>
          <table:table-cell office:value-type="float" office:value="0.2464968458076" calcext:value-type="float">
            <text:p>0.246496845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5.88" calcext:value-type="float">
            <text:p>15.88</text:p>
          </table:table-cell>
          <table:table-cell table:formula="of:=[.E515]-17.5" office:value-type="float" office:value="-1.62" calcext:value-type="float">
            <text:p>-1.62</text:p>
          </table:table-cell>
          <table:table-cell office:value-type="float" office:value="0.304954" calcext:value-type="float">
            <text:p>0.304954</text:p>
          </table:table-cell>
          <table:table-cell table:formula="of:=1000*[.G515]" office:value-type="float" office:value="304.954" calcext:value-type="float">
            <text:p>304.954</text:p>
          </table:table-cell>
          <table:table-cell/>
          <table:table-cell office:value-type="float" office:value="1.10000000000044" calcext:value-type="float">
            <text:p>1.1</text:p>
          </table:table-cell>
          <table:table-cell office:value-type="float" office:value="0.263332796188772" calcext:value-type="float">
            <text:p>0.2633327962</text:p>
          </table:table-cell>
          <table:table-cell table:formula="of:= [.K515]*1000" office:value-type="float" office:value="263.332796188772" calcext:value-type="float">
            <text:p>263.3327961888</text:p>
          </table:table-cell>
          <table:table-cell table:number-columns-repeated="3"/>
          <table:table-cell office:value-type="float" office:value="1.10000000000044" calcext:value-type="float">
            <text:p>1.1</text:p>
          </table:table-cell>
          <table:table-cell office:value-type="float" office:value="0.248730696730564" calcext:value-type="float">
            <text:p>0.24873069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5.745" calcext:value-type="float">
            <text:p>15.745</text:p>
          </table:table-cell>
          <table:table-cell table:formula="of:=[.E516]-17.5" office:value-type="float" office:value="-1.755" calcext:value-type="float">
            <text:p>-1.755</text:p>
          </table:table-cell>
          <table:table-cell office:value-type="float" office:value="0.310292" calcext:value-type="float">
            <text:p>0.310292</text:p>
          </table:table-cell>
          <table:table-cell table:formula="of:=1000*[.G516]" office:value-type="float" office:value="310.292" calcext:value-type="float">
            <text:p>310.292</text:p>
          </table:table-cell>
          <table:table-cell/>
          <table:table-cell office:value-type="float" office:value="1.20000000000044" calcext:value-type="float">
            <text:p>1.2</text:p>
          </table:table-cell>
          <table:table-cell office:value-type="float" office:value="0.266121546763568" calcext:value-type="float">
            <text:p>0.2661215468</text:p>
          </table:table-cell>
          <table:table-cell table:formula="of:= [.K516]*1000" office:value-type="float" office:value="266.121546763568" calcext:value-type="float">
            <text:p>266.1215467636</text:p>
          </table:table-cell>
          <table:table-cell table:number-columns-repeated="3"/>
          <table:table-cell office:value-type="float" office:value="1.20000000000044" calcext:value-type="float">
            <text:p>1.2</text:p>
          </table:table-cell>
          <table:table-cell office:value-type="float" office:value="0.250641021081044" calcext:value-type="float">
            <text:p>0.25064102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5.61" calcext:value-type="float">
            <text:p>15.61</text:p>
          </table:table-cell>
          <table:table-cell table:formula="of:=[.E517]-17.5" office:value-type="float" office:value="-1.89" calcext:value-type="float">
            <text:p>-1.89</text:p>
          </table:table-cell>
          <table:table-cell office:value-type="float" office:value="0.315314" calcext:value-type="float">
            <text:p>0.315314</text:p>
          </table:table-cell>
          <table:table-cell table:formula="of:=1000*[.G517]" office:value-type="float" office:value="315.314" calcext:value-type="float">
            <text:p>315.314</text:p>
          </table:table-cell>
          <table:table-cell/>
          <table:table-cell office:value-type="float" office:value="1.30000000000044" calcext:value-type="float">
            <text:p>1.3</text:p>
          </table:table-cell>
          <table:table-cell office:value-type="float" office:value="0.269821523287232" calcext:value-type="float">
            <text:p>0.2698215233</text:p>
          </table:table-cell>
          <table:table-cell table:formula="of:= [.K517]*1000" office:value-type="float" office:value="269.821523287232" calcext:value-type="float">
            <text:p>269.8215232872</text:p>
          </table:table-cell>
          <table:table-cell table:number-columns-repeated="3"/>
          <table:table-cell office:value-type="float" office:value="1.30000000000044" calcext:value-type="float">
            <text:p>1.3</text:p>
          </table:table-cell>
          <table:table-cell office:value-type="float" office:value="0.253421733783122" calcext:value-type="float">
            <text:p>0.25342173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5.475" calcext:value-type="float">
            <text:p>15.475</text:p>
          </table:table-cell>
          <table:table-cell table:formula="of:=[.E518]-17.5" office:value-type="float" office:value="-2.025" calcext:value-type="float">
            <text:p>-2.025</text:p>
          </table:table-cell>
          <table:table-cell office:value-type="float" office:value="0.319628" calcext:value-type="float">
            <text:p>0.319628</text:p>
          </table:table-cell>
          <table:table-cell table:formula="of:=1000*[.G518]" office:value-type="float" office:value="319.628" calcext:value-type="float">
            <text:p>319.628</text:p>
          </table:table-cell>
          <table:table-cell/>
          <table:table-cell office:value-type="float" office:value="1.40000000000044" calcext:value-type="float">
            <text:p>1.4</text:p>
          </table:table-cell>
          <table:table-cell office:value-type="float" office:value="0.273629342534819" calcext:value-type="float">
            <text:p>0.2736293425</text:p>
          </table:table-cell>
          <table:table-cell table:formula="of:= [.K518]*1000" office:value-type="float" office:value="273.629342534819" calcext:value-type="float">
            <text:p>273.6293425348</text:p>
          </table:table-cell>
          <table:table-cell table:number-columns-repeated="3"/>
          <table:table-cell office:value-type="float" office:value="1.40000000000044" calcext:value-type="float">
            <text:p>1.4</text:p>
          </table:table-cell>
          <table:table-cell office:value-type="float" office:value="0.255775608703873" calcext:value-type="float">
            <text:p>0.25577560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5.34" calcext:value-type="float">
            <text:p>15.34</text:p>
          </table:table-cell>
          <table:table-cell table:formula="of:=[.E519]-17.5" office:value-type="float" office:value="-2.16" calcext:value-type="float">
            <text:p>-2.16</text:p>
          </table:table-cell>
          <table:table-cell office:value-type="float" office:value="0.322997" calcext:value-type="float">
            <text:p>0.322997</text:p>
          </table:table-cell>
          <table:table-cell table:formula="of:=1000*[.G519]" office:value-type="float" office:value="322.997" calcext:value-type="float">
            <text:p>322.997</text:p>
          </table:table-cell>
          <table:table-cell/>
          <table:table-cell office:value-type="float" office:value="1.50000000000044" calcext:value-type="float">
            <text:p>1.5</text:p>
          </table:table-cell>
          <table:table-cell office:value-type="float" office:value="0.276817265727483" calcext:value-type="float">
            <text:p>0.2768172657</text:p>
          </table:table-cell>
          <table:table-cell table:formula="of:= [.K519]*1000" office:value-type="float" office:value="276.817265727483" calcext:value-type="float">
            <text:p>276.8172657275</text:p>
          </table:table-cell>
          <table:table-cell table:number-columns-repeated="3"/>
          <table:table-cell office:value-type="float" office:value="1.50000000000044" calcext:value-type="float">
            <text:p>1.5</text:p>
          </table:table-cell>
          <table:table-cell office:value-type="float" office:value="0.258678411399062" calcext:value-type="float">
            <text:p>0.25867841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5.205" calcext:value-type="float">
            <text:p>15.205</text:p>
          </table:table-cell>
          <table:table-cell table:formula="of:=[.E520]-17.5" office:value-type="float" office:value="-2.295" calcext:value-type="float">
            <text:p>-2.295</text:p>
          </table:table-cell>
          <table:table-cell office:value-type="float" office:value="0.324921" calcext:value-type="float">
            <text:p>0.324921</text:p>
          </table:table-cell>
          <table:table-cell table:formula="of:=1000*[.G520]" office:value-type="float" office:value="324.921" calcext:value-type="float">
            <text:p>324.921</text:p>
          </table:table-cell>
          <table:table-cell/>
          <table:table-cell office:value-type="float" office:value="1.60000000000044" calcext:value-type="float">
            <text:p>1.6</text:p>
          </table:table-cell>
          <table:table-cell office:value-type="float" office:value="0.28057918320189" calcext:value-type="float">
            <text:p>0.2805791832</text:p>
          </table:table-cell>
          <table:table-cell table:formula="of:= [.K520]*1000" office:value-type="float" office:value="280.57918320189" calcext:value-type="float">
            <text:p>280.5791832019</text:p>
          </table:table-cell>
          <table:table-cell table:number-columns-repeated="3"/>
          <table:table-cell office:value-type="float" office:value="1.60000000000044" calcext:value-type="float">
            <text:p>1.6</text:p>
          </table:table-cell>
          <table:table-cell office:value-type="float" office:value="0.261362507779885" calcext:value-type="float">
            <text:p>0.26136250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5.07" calcext:value-type="float">
            <text:p>15.07</text:p>
          </table:table-cell>
          <table:table-cell table:formula="of:=[.E521]-17.5" office:value-type="float" office:value="-2.43" calcext:value-type="float">
            <text:p>-2.43</text:p>
          </table:table-cell>
          <table:table-cell office:value-type="float" office:value="0.325214" calcext:value-type="float">
            <text:p>0.325214</text:p>
          </table:table-cell>
          <table:table-cell table:formula="of:=1000*[.G521]" office:value-type="float" office:value="325.214" calcext:value-type="float">
            <text:p>325.214</text:p>
          </table:table-cell>
          <table:table-cell/>
          <table:table-cell office:value-type="float" office:value="1.70000000000044" calcext:value-type="float">
            <text:p>1.7</text:p>
          </table:table-cell>
          <table:table-cell office:value-type="float" office:value="0.285423910431791" calcext:value-type="float">
            <text:p>0.2854239104</text:p>
          </table:table-cell>
          <table:table-cell table:formula="of:= [.K521]*1000" office:value-type="float" office:value="285.423910431791" calcext:value-type="float">
            <text:p>285.4239104318</text:p>
          </table:table-cell>
          <table:table-cell table:number-columns-repeated="3"/>
          <table:table-cell office:value-type="float" office:value="1.70000000000044" calcext:value-type="float">
            <text:p>1.7</text:p>
          </table:table-cell>
          <table:table-cell office:value-type="float" office:value="0.263933112656688" calcext:value-type="float">
            <text:p>0.26393311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4.935" calcext:value-type="float">
            <text:p>14.935</text:p>
          </table:table-cell>
          <table:table-cell table:formula="of:=[.E522]-17.5" office:value-type="float" office:value="-2.565" calcext:value-type="float">
            <text:p>-2.565</text:p>
          </table:table-cell>
          <table:table-cell office:value-type="float" office:value="0.324109" calcext:value-type="float">
            <text:p>0.324109</text:p>
          </table:table-cell>
          <table:table-cell table:formula="of:=1000*[.G522]" office:value-type="float" office:value="324.109" calcext:value-type="float">
            <text:p>324.109</text:p>
          </table:table-cell>
          <table:table-cell/>
          <table:table-cell office:value-type="float" office:value="1.80000000000044" calcext:value-type="float">
            <text:p>1.8</text:p>
          </table:table-cell>
          <table:table-cell office:value-type="float" office:value="0.287879616803482" calcext:value-type="float">
            <text:p>0.2878796168</text:p>
          </table:table-cell>
          <table:table-cell table:formula="of:= [.K522]*1000" office:value-type="float" office:value="287.879616803482" calcext:value-type="float">
            <text:p>287.8796168035</text:p>
          </table:table-cell>
          <table:table-cell table:number-columns-repeated="3"/>
          <table:table-cell office:value-type="float" office:value="1.80000000000044" calcext:value-type="float">
            <text:p>1.8</text:p>
          </table:table-cell>
          <table:table-cell office:value-type="float" office:value="0.26504357971489" calcext:value-type="float">
            <text:p>0.26504357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4.8" calcext:value-type="float">
            <text:p>14.8</text:p>
          </table:table-cell>
          <table:table-cell table:formula="of:=[.E523]-17.5" office:value-type="float" office:value="-2.7" calcext:value-type="float">
            <text:p>-2.7</text:p>
          </table:table-cell>
          <table:table-cell office:value-type="float" office:value="0.321497" calcext:value-type="float">
            <text:p>0.321497</text:p>
          </table:table-cell>
          <table:table-cell table:formula="of:=1000*[.G523]" office:value-type="float" office:value="321.497" calcext:value-type="float">
            <text:p>321.497</text:p>
          </table:table-cell>
          <table:table-cell/>
          <table:table-cell office:value-type="float" office:value="1.90000000000044" calcext:value-type="float">
            <text:p>1.9</text:p>
          </table:table-cell>
          <table:table-cell office:value-type="float" office:value="0.29118452895062" calcext:value-type="float">
            <text:p>0.291184529</text:p>
          </table:table-cell>
          <table:table-cell table:formula="of:= [.K523]*1000" office:value-type="float" office:value="291.18452895062" calcext:value-type="float">
            <text:p>291.1845289506</text:p>
          </table:table-cell>
          <table:table-cell table:number-columns-repeated="3"/>
          <table:table-cell office:value-type="float" office:value="1.90000000000044" calcext:value-type="float">
            <text:p>1.9</text:p>
          </table:table-cell>
          <table:table-cell office:value-type="float" office:value="0.26779938567822" calcext:value-type="float">
            <text:p>0.26779938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4.665" calcext:value-type="float">
            <text:p>14.665</text:p>
          </table:table-cell>
          <table:table-cell table:formula="of:=[.E524]-17.5" office:value-type="float" office:value="-2.835" calcext:value-type="float">
            <text:p>-2.835</text:p>
          </table:table-cell>
          <table:table-cell office:value-type="float" office:value="0.317883" calcext:value-type="float">
            <text:p>0.317883</text:p>
          </table:table-cell>
          <table:table-cell table:formula="of:=1000*[.G524]" office:value-type="float" office:value="317.883" calcext:value-type="float">
            <text:p>317.883</text:p>
          </table:table-cell>
          <table:table-cell/>
          <table:table-cell office:value-type="float" office:value="2.00000000000044" calcext:value-type="float">
            <text:p>2</text:p>
          </table:table-cell>
          <table:table-cell office:value-type="float" office:value="0.295261893310641" calcext:value-type="float">
            <text:p>0.2952618933</text:p>
          </table:table-cell>
          <table:table-cell table:formula="of:= [.K524]*1000" office:value-type="float" office:value="295.261893310641" calcext:value-type="float">
            <text:p>295.2618933106</text:p>
          </table:table-cell>
          <table:table-cell table:number-columns-repeated="3"/>
          <table:table-cell office:value-type="float" office:value="2.00000000000044" calcext:value-type="float">
            <text:p>2</text:p>
          </table:table-cell>
          <table:table-cell office:value-type="float" office:value="0.269254705279557" calcext:value-type="float">
            <text:p>0.26925470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4.53" calcext:value-type="float">
            <text:p>14.53</text:p>
          </table:table-cell>
          <table:table-cell table:formula="of:=[.E525]-17.5" office:value-type="float" office:value="-2.97" calcext:value-type="float">
            <text:p>-2.97</text:p>
          </table:table-cell>
          <table:table-cell office:value-type="float" office:value="0.313739" calcext:value-type="float">
            <text:p>0.313739</text:p>
          </table:table-cell>
          <table:table-cell table:formula="of:=1000*[.G525]" office:value-type="float" office:value="313.739" calcext:value-type="float">
            <text:p>313.739</text:p>
          </table:table-cell>
          <table:table-cell/>
          <table:table-cell office:value-type="float" office:value="2.10000000000044" calcext:value-type="float">
            <text:p>2.1</text:p>
          </table:table-cell>
          <table:table-cell office:value-type="float" office:value="0.297297815655328" calcext:value-type="float">
            <text:p>0.2972978157</text:p>
          </table:table-cell>
          <table:table-cell table:formula="of:= [.K525]*1000" office:value-type="float" office:value="297.297815655328" calcext:value-type="float">
            <text:p>297.2978156553</text:p>
          </table:table-cell>
          <table:table-cell table:number-columns-repeated="3"/>
          <table:table-cell office:value-type="float" office:value="2.10000000000044" calcext:value-type="float">
            <text:p>2.1</text:p>
          </table:table-cell>
          <table:table-cell office:value-type="float" office:value="0.269270483825431" calcext:value-type="float">
            <text:p>0.26927048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4.395" calcext:value-type="float">
            <text:p>14.395</text:p>
          </table:table-cell>
          <table:table-cell table:formula="of:=[.E526]-17.5" office:value-type="float" office:value="-3.105" calcext:value-type="float">
            <text:p>-3.105</text:p>
          </table:table-cell>
          <table:table-cell office:value-type="float" office:value="0.309562" calcext:value-type="float">
            <text:p>0.309562</text:p>
          </table:table-cell>
          <table:table-cell table:formula="of:=1000*[.G526]" office:value-type="float" office:value="309.562" calcext:value-type="float">
            <text:p>309.562</text:p>
          </table:table-cell>
          <table:table-cell/>
          <table:table-cell office:value-type="float" office:value="2.20000000000044" calcext:value-type="float">
            <text:p>2.2</text:p>
          </table:table-cell>
          <table:table-cell office:value-type="float" office:value="0.298986160374659" calcext:value-type="float">
            <text:p>0.2989861604</text:p>
          </table:table-cell>
          <table:table-cell table:formula="of:= [.K526]*1000" office:value-type="float" office:value="298.986160374659" calcext:value-type="float">
            <text:p>298.9861603747</text:p>
          </table:table-cell>
          <table:table-cell table:number-columns-repeated="3"/>
          <table:table-cell office:value-type="float" office:value="2.20000000000044" calcext:value-type="float">
            <text:p>2.2</text:p>
          </table:table-cell>
          <table:table-cell office:value-type="float" office:value="0.269917663878273" calcext:value-type="float">
            <text:p>0.26991766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4.26" calcext:value-type="float">
            <text:p>14.26</text:p>
          </table:table-cell>
          <table:table-cell table:formula="of:=[.E527]-17.5" office:value-type="float" office:value="-3.24" calcext:value-type="float">
            <text:p>-3.24</text:p>
          </table:table-cell>
          <table:table-cell office:value-type="float" office:value="0.305705" calcext:value-type="float">
            <text:p>0.305705</text:p>
          </table:table-cell>
          <table:table-cell table:formula="of:=1000*[.G527]" office:value-type="float" office:value="305.705" calcext:value-type="float">
            <text:p>305.705</text:p>
          </table:table-cell>
          <table:table-cell/>
          <table:table-cell office:value-type="float" office:value="2.30000000000044" calcext:value-type="float">
            <text:p>2.3</text:p>
          </table:table-cell>
          <table:table-cell office:value-type="float" office:value="0.300042804115242" calcext:value-type="float">
            <text:p>0.3000428041</text:p>
          </table:table-cell>
          <table:table-cell table:formula="of:= [.K527]*1000" office:value-type="float" office:value="300.042804115242" calcext:value-type="float">
            <text:p>300.0428041152</text:p>
          </table:table-cell>
          <table:table-cell table:number-columns-repeated="3"/>
          <table:table-cell office:value-type="float" office:value="2.30000000000044" calcext:value-type="float">
            <text:p>2.3</text:p>
          </table:table-cell>
          <table:table-cell office:value-type="float" office:value="0.269143739414792" calcext:value-type="float">
            <text:p>0.26914373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4.125" calcext:value-type="float">
            <text:p>14.125</text:p>
          </table:table-cell>
          <table:table-cell table:formula="of:=[.E528]-17.5" office:value-type="float" office:value="-3.375" calcext:value-type="float">
            <text:p>-3.375</text:p>
          </table:table-cell>
          <table:table-cell office:value-type="float" office:value="0.302543" calcext:value-type="float">
            <text:p>0.302543</text:p>
          </table:table-cell>
          <table:table-cell table:formula="of:=1000*[.G528]" office:value-type="float" office:value="302.543" calcext:value-type="float">
            <text:p>302.543</text:p>
          </table:table-cell>
          <table:table-cell/>
          <table:table-cell office:value-type="float" office:value="2.40000000000044" calcext:value-type="float">
            <text:p>2.4</text:p>
          </table:table-cell>
          <table:table-cell office:value-type="float" office:value="0.300968778923548" calcext:value-type="float">
            <text:p>0.3009687789</text:p>
          </table:table-cell>
          <table:table-cell table:formula="of:= [.K528]*1000" office:value-type="float" office:value="300.968778923548" calcext:value-type="float">
            <text:p>300.9687789235</text:p>
          </table:table-cell>
          <table:table-cell table:number-columns-repeated="3"/>
          <table:table-cell office:value-type="float" office:value="2.40000000000044" calcext:value-type="float">
            <text:p>2.4</text:p>
          </table:table-cell>
          <table:table-cell office:value-type="float" office:value="0.267487218560473" calcext:value-type="float">
            <text:p>0.26748721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99" calcext:value-type="float">
            <text:p>13.99</text:p>
          </table:table-cell>
          <table:table-cell table:formula="of:=[.E529]-17.5" office:value-type="float" office:value="-3.51" calcext:value-type="float">
            <text:p>-3.51</text:p>
          </table:table-cell>
          <table:table-cell office:value-type="float" office:value="0.300238" calcext:value-type="float">
            <text:p>0.300238</text:p>
          </table:table-cell>
          <table:table-cell table:formula="of:=1000*[.G529]" office:value-type="float" office:value="300.238" calcext:value-type="float">
            <text:p>300.238</text:p>
          </table:table-cell>
          <table:table-cell/>
          <table:table-cell office:value-type="float" office:value="2.50000000000044" calcext:value-type="float">
            <text:p>2.5</text:p>
          </table:table-cell>
          <table:table-cell office:value-type="float" office:value="0.300345708134022" calcext:value-type="float">
            <text:p>0.3003457081</text:p>
          </table:table-cell>
          <table:table-cell table:formula="of:= [.K529]*1000" office:value-type="float" office:value="300.345708134022" calcext:value-type="float">
            <text:p>300.345708134</text:p>
          </table:table-cell>
          <table:table-cell table:number-columns-repeated="3"/>
          <table:table-cell office:value-type="float" office:value="2.50000000000044" calcext:value-type="float">
            <text:p>2.5</text:p>
          </table:table-cell>
          <table:table-cell office:value-type="float" office:value="0.264929749729405" calcext:value-type="float">
            <text:p>0.26492974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855" calcext:value-type="float">
            <text:p>13.855</text:p>
          </table:table-cell>
          <table:table-cell table:formula="of:=[.E530]-17.5" office:value-type="float" office:value="-3.645" calcext:value-type="float">
            <text:p>-3.645</text:p>
          </table:table-cell>
          <table:table-cell office:value-type="float" office:value="0.299001" calcext:value-type="float">
            <text:p>0.299001</text:p>
          </table:table-cell>
          <table:table-cell table:formula="of:=1000*[.G530]" office:value-type="float" office:value="299.001" calcext:value-type="float">
            <text:p>299.001</text:p>
          </table:table-cell>
          <table:table-cell/>
          <table:table-cell office:value-type="float" office:value="2.60000000000044" calcext:value-type="float">
            <text:p>2.6</text:p>
          </table:table-cell>
          <table:table-cell office:value-type="float" office:value="0.301590094152173" calcext:value-type="float">
            <text:p>0.3015900942</text:p>
          </table:table-cell>
          <table:table-cell table:formula="of:= [.K530]*1000" office:value-type="float" office:value="301.590094152173" calcext:value-type="float">
            <text:p>301.5900941522</text:p>
          </table:table-cell>
          <table:table-cell table:number-columns-repeated="3"/>
          <table:table-cell office:value-type="float" office:value="2.60000000000044" calcext:value-type="float">
            <text:p>2.6</text:p>
          </table:table-cell>
          <table:table-cell office:value-type="float" office:value="0.26131856572824" calcext:value-type="float">
            <text:p>0.26131856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72" calcext:value-type="float">
            <text:p>13.72</text:p>
          </table:table-cell>
          <table:table-cell table:formula="of:=[.E531]-17.5" office:value-type="float" office:value="-3.78" calcext:value-type="float">
            <text:p>-3.78</text:p>
          </table:table-cell>
          <table:table-cell office:value-type="float" office:value="0.29885" calcext:value-type="float">
            <text:p>0.29885</text:p>
          </table:table-cell>
          <table:table-cell table:formula="of:=1000*[.G531]" office:value-type="float" office:value="298.85" calcext:value-type="float">
            <text:p>298.85</text:p>
          </table:table-cell>
          <table:table-cell/>
          <table:table-cell office:value-type="float" office:value="2.70000000000044" calcext:value-type="float">
            <text:p>2.7</text:p>
          </table:table-cell>
          <table:table-cell office:value-type="float" office:value="0.29846486593443" calcext:value-type="float">
            <text:p>0.2984648659</text:p>
          </table:table-cell>
          <table:table-cell table:formula="of:= [.K531]*1000" office:value-type="float" office:value="298.46486593443" calcext:value-type="float">
            <text:p>298.4648659344</text:p>
          </table:table-cell>
          <table:table-cell table:number-columns-repeated="3"/>
          <table:table-cell office:value-type="float" office:value="2.70000000000044" calcext:value-type="float">
            <text:p>2.7</text:p>
          </table:table-cell>
          <table:table-cell office:value-type="float" office:value="0.256751761003451" calcext:value-type="float">
            <text:p>0.2567517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585" calcext:value-type="float">
            <text:p>13.585</text:p>
          </table:table-cell>
          <table:table-cell table:formula="of:=[.E532]-17.5" office:value-type="float" office:value="-3.915" calcext:value-type="float">
            <text:p>-3.915</text:p>
          </table:table-cell>
          <table:table-cell office:value-type="float" office:value="0.299797" calcext:value-type="float">
            <text:p>0.299797</text:p>
          </table:table-cell>
          <table:table-cell table:formula="of:=1000*[.G532]" office:value-type="float" office:value="299.797" calcext:value-type="float">
            <text:p>299.797</text:p>
          </table:table-cell>
          <table:table-cell/>
          <table:table-cell office:value-type="float" office:value="2.80000000000044" calcext:value-type="float">
            <text:p>2.8</text:p>
          </table:table-cell>
          <table:table-cell office:value-type="float" office:value="0.296431712296253" calcext:value-type="float">
            <text:p>0.2964317123</text:p>
          </table:table-cell>
          <table:table-cell table:formula="of:= [.K532]*1000" office:value-type="float" office:value="296.431712296253" calcext:value-type="float">
            <text:p>296.4317122963</text:p>
          </table:table-cell>
          <table:table-cell table:number-columns-repeated="3"/>
          <table:table-cell office:value-type="float" office:value="2.80000000000044" calcext:value-type="float">
            <text:p>2.8</text:p>
          </table:table-cell>
          <table:table-cell office:value-type="float" office:value="0.252617585674273" calcext:value-type="float">
            <text:p>0.25261758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45" calcext:value-type="float">
            <text:p>13.45</text:p>
          </table:table-cell>
          <table:table-cell table:formula="of:=[.E533]-17.5" office:value-type="float" office:value="-4.05" calcext:value-type="float">
            <text:p>-4.05</text:p>
          </table:table-cell>
          <table:table-cell office:value-type="float" office:value="0.30184" calcext:value-type="float">
            <text:p>0.30184</text:p>
          </table:table-cell>
          <table:table-cell table:formula="of:=1000*[.G533]" office:value-type="float" office:value="301.84" calcext:value-type="float">
            <text:p>301.84</text:p>
          </table:table-cell>
          <table:table-cell/>
          <table:table-cell office:value-type="float" office:value="2.90000000000044" calcext:value-type="float">
            <text:p>2.9</text:p>
          </table:table-cell>
          <table:table-cell office:value-type="float" office:value="0.292575597576999" calcext:value-type="float">
            <text:p>0.2925755976</text:p>
          </table:table-cell>
          <table:table-cell table:formula="of:= [.K533]*1000" office:value-type="float" office:value="292.575597576999" calcext:value-type="float">
            <text:p>292.575597577</text:p>
          </table:table-cell>
          <table:table-cell table:number-columns-repeated="3"/>
          <table:table-cell office:value-type="float" office:value="2.90000000000044" calcext:value-type="float">
            <text:p>2.9</text:p>
          </table:table-cell>
          <table:table-cell office:value-type="float" office:value="0.246921536568737" calcext:value-type="float">
            <text:p>0.24692153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315" calcext:value-type="float">
            <text:p>13.315</text:p>
          </table:table-cell>
          <table:table-cell table:formula="of:=[.E534]-17.5" office:value-type="float" office:value="-4.185" calcext:value-type="float">
            <text:p>-4.185</text:p>
          </table:table-cell>
          <table:table-cell office:value-type="float" office:value="0.304913" calcext:value-type="float">
            <text:p>0.304913</text:p>
          </table:table-cell>
          <table:table-cell table:formula="of:=1000*[.G534]" office:value-type="float" office:value="304.913" calcext:value-type="float">
            <text:p>304.913</text:p>
          </table:table-cell>
          <table:table-cell/>
          <table:table-cell office:value-type="float" office:value="3.00000000000044" calcext:value-type="float">
            <text:p>3</text:p>
          </table:table-cell>
          <table:table-cell office:value-type="float" office:value="0.290771625285718" calcext:value-type="float">
            <text:p>0.2907716253</text:p>
          </table:table-cell>
          <table:table-cell table:formula="of:= [.K534]*1000" office:value-type="float" office:value="290.771625285718" calcext:value-type="float">
            <text:p>290.7716252857</text:p>
          </table:table-cell>
          <table:table-cell table:number-columns-repeated="3"/>
          <table:table-cell office:value-type="float" office:value="3.00000000000044" calcext:value-type="float">
            <text:p>3</text:p>
          </table:table-cell>
          <table:table-cell office:value-type="float" office:value="0.241334601086816" calcext:value-type="float">
            <text:p>0.24133460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18" calcext:value-type="float">
            <text:p>13.18</text:p>
          </table:table-cell>
          <table:table-cell table:formula="of:=[.E535]-17.5" office:value-type="float" office:value="-4.32" calcext:value-type="float">
            <text:p>-4.32</text:p>
          </table:table-cell>
          <table:table-cell office:value-type="float" office:value="0.308836" calcext:value-type="float">
            <text:p>0.308836</text:p>
          </table:table-cell>
          <table:table-cell table:formula="of:=1000*[.G535]" office:value-type="float" office:value="308.836" calcext:value-type="float">
            <text:p>308.836</text:p>
          </table:table-cell>
          <table:table-cell/>
          <table:table-cell office:value-type="float" office:value="3.10000000000044" calcext:value-type="float">
            <text:p>3.1</text:p>
          </table:table-cell>
          <table:table-cell office:value-type="float" office:value="0.287996659366261" calcext:value-type="float">
            <text:p>0.2879966594</text:p>
          </table:table-cell>
          <table:table-cell table:formula="of:= [.K535]*1000" office:value-type="float" office:value="287.996659366261" calcext:value-type="float">
            <text:p>287.9966593663</text:p>
          </table:table-cell>
          <table:table-cell table:number-columns-repeated="3"/>
          <table:table-cell office:value-type="float" office:value="3.10000000000044" calcext:value-type="float">
            <text:p>3.1</text:p>
          </table:table-cell>
          <table:table-cell office:value-type="float" office:value="0.235520227919145" calcext:value-type="float">
            <text:p>0.23552022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3.045" calcext:value-type="float">
            <text:p>13.045</text:p>
          </table:table-cell>
          <table:table-cell table:formula="of:=[.E536]-17.5" office:value-type="float" office:value="-4.455" calcext:value-type="float">
            <text:p>-4.455</text:p>
          </table:table-cell>
          <table:table-cell office:value-type="float" office:value="0.313348" calcext:value-type="float">
            <text:p>0.313348</text:p>
          </table:table-cell>
          <table:table-cell table:formula="of:=1000*[.G536]" office:value-type="float" office:value="313.348" calcext:value-type="float">
            <text:p>313.348</text:p>
          </table:table-cell>
          <table:table-cell/>
          <table:table-cell office:value-type="float" office:value="3.20000000000044" calcext:value-type="float">
            <text:p>3.2</text:p>
          </table:table-cell>
          <table:table-cell office:value-type="float" office:value="0.284511927148684" calcext:value-type="float">
            <text:p>0.2845119271</text:p>
          </table:table-cell>
          <table:table-cell table:formula="of:= [.K536]*1000" office:value-type="float" office:value="284.511927148684" calcext:value-type="float">
            <text:p>284.5119271487</text:p>
          </table:table-cell>
          <table:table-cell table:number-columns-repeated="3"/>
          <table:table-cell office:value-type="float" office:value="3.20000000000044" calcext:value-type="float">
            <text:p>3.2</text:p>
          </table:table-cell>
          <table:table-cell office:value-type="float" office:value="0.229201100022781" calcext:value-type="float">
            <text:p>0.22920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2.91" calcext:value-type="float">
            <text:p>12.91</text:p>
          </table:table-cell>
          <table:table-cell table:formula="of:=[.E537]-17.5" office:value-type="float" office:value="-4.59" calcext:value-type="float">
            <text:p>-4.59</text:p>
          </table:table-cell>
          <table:table-cell office:value-type="float" office:value="0.318159" calcext:value-type="float">
            <text:p>0.318159</text:p>
          </table:table-cell>
          <table:table-cell table:formula="of:=1000*[.G537]" office:value-type="float" office:value="318.159" calcext:value-type="float">
            <text:p>318.159</text:p>
          </table:table-cell>
          <table:table-cell/>
          <table:table-cell office:value-type="float" office:value="3.30000000000044" calcext:value-type="float">
            <text:p>3.3</text:p>
          </table:table-cell>
          <table:table-cell office:value-type="float" office:value="0.283149980004396" calcext:value-type="float">
            <text:p>0.28314998</text:p>
          </table:table-cell>
          <table:table-cell table:formula="of:= [.K537]*1000" office:value-type="float" office:value="283.149980004396" calcext:value-type="float">
            <text:p>283.1499800044</text:p>
          </table:table-cell>
          <table:table-cell table:number-columns-repeated="3"/>
          <table:table-cell office:value-type="float" office:value="3.30000000000044" calcext:value-type="float">
            <text:p>3.3</text:p>
          </table:table-cell>
          <table:table-cell office:value-type="float" office:value="0.224409136873135" calcext:value-type="float">
            <text:p>0.22440913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2.775" calcext:value-type="float">
            <text:p>12.775</text:p>
          </table:table-cell>
          <table:table-cell table:formula="of:=[.E538]-17.5" office:value-type="float" office:value="-4.725" calcext:value-type="float">
            <text:p>-4.725</text:p>
          </table:table-cell>
          <table:table-cell office:value-type="float" office:value="0.322838" calcext:value-type="float">
            <text:p>0.322838</text:p>
          </table:table-cell>
          <table:table-cell table:formula="of:=1000*[.G538]" office:value-type="float" office:value="322.838" calcext:value-type="float">
            <text:p>322.838</text:p>
          </table:table-cell>
          <table:table-cell/>
          <table:table-cell office:value-type="float" office:value="3.40000000000044" calcext:value-type="float">
            <text:p>3.4</text:p>
          </table:table-cell>
          <table:table-cell office:value-type="float" office:value="0.281221670534463" calcext:value-type="float">
            <text:p>0.2812216705</text:p>
          </table:table-cell>
          <table:table-cell table:formula="of:= [.K538]*1000" office:value-type="float" office:value="281.221670534463" calcext:value-type="float">
            <text:p>281.2216705345</text:p>
          </table:table-cell>
          <table:table-cell table:number-columns-repeated="3"/>
          <table:table-cell office:value-type="float" office:value="3.40000000000044" calcext:value-type="float">
            <text:p>3.4</text:p>
          </table:table-cell>
          <table:table-cell office:value-type="float" office:value="0.218592471813367" calcext:value-type="float">
            <text:p>0.21859247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2.64" calcext:value-type="float">
            <text:p>12.64</text:p>
          </table:table-cell>
          <table:table-cell table:formula="of:=[.E539]-17.5" office:value-type="float" office:value="-4.86" calcext:value-type="float">
            <text:p>-4.86</text:p>
          </table:table-cell>
          <table:table-cell office:value-type="float" office:value="0.326788" calcext:value-type="float">
            <text:p>0.326788</text:p>
          </table:table-cell>
          <table:table-cell table:formula="of:=1000*[.G539]" office:value-type="float" office:value="326.788" calcext:value-type="float">
            <text:p>326.788</text:p>
          </table:table-cell>
          <table:table-cell/>
          <table:table-cell office:value-type="float" office:value="3.50000000000044" calcext:value-type="float">
            <text:p>3.5</text:p>
          </table:table-cell>
          <table:table-cell office:value-type="float" office:value="0.279020501923622" calcext:value-type="float">
            <text:p>0.2790205019</text:p>
          </table:table-cell>
          <table:table-cell table:formula="of:= [.K539]*1000" office:value-type="float" office:value="279.020501923622" calcext:value-type="float">
            <text:p>279.0205019236</text:p>
          </table:table-cell>
          <table:table-cell table:number-columns-repeated="3"/>
          <table:table-cell office:value-type="float" office:value="3.50000000000044" calcext:value-type="float">
            <text:p>3.5</text:p>
          </table:table-cell>
          <table:table-cell office:value-type="float" office:value="0.213702491309534" calcext:value-type="float">
            <text:p>0.21370249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2.505" calcext:value-type="float">
            <text:p>12.505</text:p>
          </table:table-cell>
          <table:table-cell table:formula="of:=[.E540]-17.5" office:value-type="float" office:value="-4.995" calcext:value-type="float">
            <text:p>-4.995</text:p>
          </table:table-cell>
          <table:table-cell office:value-type="float" office:value="0.329645" calcext:value-type="float">
            <text:p>0.329645</text:p>
          </table:table-cell>
          <table:table-cell table:formula="of:=1000*[.G540]" office:value-type="float" office:value="329.645" calcext:value-type="float">
            <text:p>329.645</text:p>
          </table:table-cell>
          <table:table-cell/>
          <table:table-cell office:value-type="float" office:value="3.60000000000044" calcext:value-type="float">
            <text:p>3.6</text:p>
          </table:table-cell>
          <table:table-cell office:value-type="float" office:value="0.278662890792583" calcext:value-type="float">
            <text:p>0.2786628908</text:p>
          </table:table-cell>
          <table:table-cell table:formula="of:= [.K540]*1000" office:value-type="float" office:value="278.662890792583" calcext:value-type="float">
            <text:p>278.6628907926</text:p>
          </table:table-cell>
          <table:table-cell table:number-columns-repeated="3"/>
          <table:table-cell office:value-type="float" office:value="3.60000000000044" calcext:value-type="float">
            <text:p>3.6</text:p>
          </table:table-cell>
          <table:table-cell office:value-type="float" office:value="0.208603280833748" calcext:value-type="float">
            <text:p>0.20860328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2.37" calcext:value-type="float">
            <text:p>12.37</text:p>
          </table:table-cell>
          <table:table-cell table:formula="of:=[.E541]-17.5" office:value-type="float" office:value="-5.13" calcext:value-type="float">
            <text:p>-5.13</text:p>
          </table:table-cell>
          <table:table-cell office:value-type="float" office:value="0.331041" calcext:value-type="float">
            <text:p>0.331041</text:p>
          </table:table-cell>
          <table:table-cell table:formula="of:=1000*[.G541]" office:value-type="float" office:value="331.041" calcext:value-type="float">
            <text:p>331.041</text:p>
          </table:table-cell>
          <table:table-cell/>
          <table:table-cell office:value-type="float" office:value="3.70000000000044" calcext:value-type="float">
            <text:p>3.7</text:p>
          </table:table-cell>
          <table:table-cell office:value-type="float" office:value="0.278032865531782" calcext:value-type="float">
            <text:p>0.2780328655</text:p>
          </table:table-cell>
          <table:table-cell table:formula="of:= [.K541]*1000" office:value-type="float" office:value="278.032865531782" calcext:value-type="float">
            <text:p>278.0328655318</text:p>
          </table:table-cell>
          <table:table-cell table:number-columns-repeated="3"/>
          <table:table-cell office:value-type="float" office:value="3.70000000000044" calcext:value-type="float">
            <text:p>3.7</text:p>
          </table:table-cell>
          <table:table-cell office:value-type="float" office:value="0.204071757694585" calcext:value-type="float">
            <text:p>0.20407175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2.235" calcext:value-type="float">
            <text:p>12.235</text:p>
          </table:table-cell>
          <table:table-cell table:formula="of:=[.E542]-17.5" office:value-type="float" office:value="-5.265" calcext:value-type="float">
            <text:p>-5.265</text:p>
          </table:table-cell>
          <table:table-cell office:value-type="float" office:value="0.330816" calcext:value-type="float">
            <text:p>0.330816</text:p>
          </table:table-cell>
          <table:table-cell table:formula="of:=1000*[.G542]" office:value-type="float" office:value="330.816" calcext:value-type="float">
            <text:p>330.816</text:p>
          </table:table-cell>
          <table:table-cell/>
          <table:table-cell office:value-type="float" office:value="3.80000000000044" calcext:value-type="float">
            <text:p>3.8</text:p>
          </table:table-cell>
          <table:table-cell office:value-type="float" office:value="0.278125911609502" calcext:value-type="float">
            <text:p>0.2781259116</text:p>
          </table:table-cell>
          <table:table-cell table:formula="of:= [.K542]*1000" office:value-type="float" office:value="278.125911609502" calcext:value-type="float">
            <text:p>278.1259116095</text:p>
          </table:table-cell>
          <table:table-cell table:number-columns-repeated="3"/>
          <table:table-cell office:value-type="float" office:value="3.80000000000044" calcext:value-type="float">
            <text:p>3.8</text:p>
          </table:table-cell>
          <table:table-cell office:value-type="float" office:value="0.199300301353805" calcext:value-type="float">
            <text:p>0.19930030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2.1" calcext:value-type="float">
            <text:p>12.1</text:p>
          </table:table-cell>
          <table:table-cell table:formula="of:=[.E543]-17.5" office:value-type="float" office:value="-5.4" calcext:value-type="float">
            <text:p>-5.4</text:p>
          </table:table-cell>
          <table:table-cell office:value-type="float" office:value="0.329146" calcext:value-type="float">
            <text:p>0.329146</text:p>
          </table:table-cell>
          <table:table-cell table:formula="of:=1000*[.G543]" office:value-type="float" office:value="329.146" calcext:value-type="float">
            <text:p>329.146</text:p>
          </table:table-cell>
          <table:table-cell/>
          <table:table-cell office:value-type="float" office:value="3.90000000000044" calcext:value-type="float">
            <text:p>3.9</text:p>
          </table:table-cell>
          <table:table-cell office:value-type="float" office:value="0.279306047678459" calcext:value-type="float">
            <text:p>0.2793060477</text:p>
          </table:table-cell>
          <table:table-cell table:formula="of:= [.K543]*1000" office:value-type="float" office:value="279.306047678459" calcext:value-type="float">
            <text:p>279.3060476785</text:p>
          </table:table-cell>
          <table:table-cell table:number-columns-repeated="3"/>
          <table:table-cell office:value-type="float" office:value="3.90000000000044" calcext:value-type="float">
            <text:p>3.9</text:p>
          </table:table-cell>
          <table:table-cell office:value-type="float" office:value="0.19570501770352" calcext:value-type="float">
            <text:p>0.19570501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965" calcext:value-type="float">
            <text:p>11.965</text:p>
          </table:table-cell>
          <table:table-cell table:formula="of:=[.E544]-17.5" office:value-type="float" office:value="-5.535" calcext:value-type="float">
            <text:p>-5.535</text:p>
          </table:table-cell>
          <table:table-cell office:value-type="float" office:value="0.326181" calcext:value-type="float">
            <text:p>0.326181</text:p>
          </table:table-cell>
          <table:table-cell table:formula="of:=1000*[.G544]" office:value-type="float" office:value="326.181" calcext:value-type="float">
            <text:p>326.181</text:p>
          </table:table-cell>
          <table:table-cell/>
          <table:table-cell office:value-type="float" office:value="4.00000000000044" calcext:value-type="float">
            <text:p>4</text:p>
          </table:table-cell>
          <table:table-cell office:value-type="float" office:value="0.280230923332897" calcext:value-type="float">
            <text:p>0.2802309233</text:p>
          </table:table-cell>
          <table:table-cell table:formula="of:= [.K544]*1000" office:value-type="float" office:value="280.230923332897" calcext:value-type="float">
            <text:p>280.2309233329</text:p>
          </table:table-cell>
          <table:table-cell table:number-columns-repeated="3"/>
          <table:table-cell office:value-type="float" office:value="4.00000000000044" calcext:value-type="float">
            <text:p>4</text:p>
          </table:table-cell>
          <table:table-cell office:value-type="float" office:value="0.191446804864618" calcext:value-type="float">
            <text:p>0.19144680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83" calcext:value-type="float">
            <text:p>11.83</text:p>
          </table:table-cell>
          <table:table-cell table:formula="of:=[.E545]-17.5" office:value-type="float" office:value="-5.67" calcext:value-type="float">
            <text:p>-5.67</text:p>
          </table:table-cell>
          <table:table-cell office:value-type="float" office:value="0.32241" calcext:value-type="float">
            <text:p>0.32241</text:p>
          </table:table-cell>
          <table:table-cell table:formula="of:=1000*[.G545]" office:value-type="float" office:value="322.41" calcext:value-type="float">
            <text:p>322.41</text:p>
          </table:table-cell>
          <table:table-cell/>
          <table:table-cell office:value-type="float" office:value="4.10000000000044" calcext:value-type="float">
            <text:p>4.1</text:p>
          </table:table-cell>
          <table:table-cell office:value-type="float" office:value="0.281355705329453" calcext:value-type="float">
            <text:p>0.2813557053</text:p>
          </table:table-cell>
          <table:table-cell table:formula="of:= [.K545]*1000" office:value-type="float" office:value="281.355705329453" calcext:value-type="float">
            <text:p>281.3557053295</text:p>
          </table:table-cell>
          <table:table-cell table:number-columns-repeated="3"/>
          <table:table-cell office:value-type="float" office:value="4.10000000000044" calcext:value-type="float">
            <text:p>4.1</text:p>
          </table:table-cell>
          <table:table-cell office:value-type="float" office:value="0.188642396199146" calcext:value-type="float">
            <text:p>0.18864239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695" calcext:value-type="float">
            <text:p>11.695</text:p>
          </table:table-cell>
          <table:table-cell table:formula="of:=[.E546]-17.5" office:value-type="float" office:value="-5.805" calcext:value-type="float">
            <text:p>-5.805</text:p>
          </table:table-cell>
          <table:table-cell office:value-type="float" office:value="0.318059" calcext:value-type="float">
            <text:p>0.318059</text:p>
          </table:table-cell>
          <table:table-cell table:formula="of:=1000*[.G546]" office:value-type="float" office:value="318.059" calcext:value-type="float">
            <text:p>318.059</text:p>
          </table:table-cell>
          <table:table-cell/>
          <table:table-cell office:value-type="float" office:value="4.20000000000044" calcext:value-type="float">
            <text:p>4.2</text:p>
          </table:table-cell>
          <table:table-cell office:value-type="float" office:value="0.284035063478796" calcext:value-type="float">
            <text:p>0.2840350635</text:p>
          </table:table-cell>
          <table:table-cell table:formula="of:= [.K546]*1000" office:value-type="float" office:value="284.035063478796" calcext:value-type="float">
            <text:p>284.0350634788</text:p>
          </table:table-cell>
          <table:table-cell table:number-columns-repeated="3"/>
          <table:table-cell office:value-type="float" office:value="4.20000000000044" calcext:value-type="float">
            <text:p>4.2</text:p>
          </table:table-cell>
          <table:table-cell office:value-type="float" office:value="0.185626679775287" calcext:value-type="float">
            <text:p>0.185626679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56" calcext:value-type="float">
            <text:p>11.56</text:p>
          </table:table-cell>
          <table:table-cell table:formula="of:=[.E547]-17.5" office:value-type="float" office:value="-5.94" calcext:value-type="float">
            <text:p>-5.94</text:p>
          </table:table-cell>
          <table:table-cell office:value-type="float" office:value="0.313439" calcext:value-type="float">
            <text:p>0.313439</text:p>
          </table:table-cell>
          <table:table-cell table:formula="of:=1000*[.G547]" office:value-type="float" office:value="313.439" calcext:value-type="float">
            <text:p>313.439</text:p>
          </table:table-cell>
          <table:table-cell/>
          <table:table-cell office:value-type="float" office:value="4.30000000000044" calcext:value-type="float">
            <text:p>4.3</text:p>
          </table:table-cell>
          <table:table-cell office:value-type="float" office:value="0.285799442077771" calcext:value-type="float">
            <text:p>0.2857994421</text:p>
          </table:table-cell>
          <table:table-cell table:formula="of:= [.K547]*1000" office:value-type="float" office:value="285.799442077771" calcext:value-type="float">
            <text:p>285.7994420778</text:p>
          </table:table-cell>
          <table:table-cell table:number-columns-repeated="3"/>
          <table:table-cell office:value-type="float" office:value="4.30000000000044" calcext:value-type="float">
            <text:p>4.3</text:p>
          </table:table-cell>
          <table:table-cell office:value-type="float" office:value="0.182763929471507" calcext:value-type="float">
            <text:p>0.18276392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425" calcext:value-type="float">
            <text:p>11.425</text:p>
          </table:table-cell>
          <table:table-cell table:formula="of:=[.E548]-17.5" office:value-type="float" office:value="-6.075" calcext:value-type="float">
            <text:p>-6.075</text:p>
          </table:table-cell>
          <table:table-cell office:value-type="float" office:value="0.308787" calcext:value-type="float">
            <text:p>0.308787</text:p>
          </table:table-cell>
          <table:table-cell table:formula="of:=1000*[.G548]" office:value-type="float" office:value="308.787" calcext:value-type="float">
            <text:p>308.787</text:p>
          </table:table-cell>
          <table:table-cell/>
          <table:table-cell office:value-type="float" office:value="4.40000000000044" calcext:value-type="float">
            <text:p>4.4</text:p>
          </table:table-cell>
          <table:table-cell office:value-type="float" office:value="0.289906057803663" calcext:value-type="float">
            <text:p>0.2899060578</text:p>
          </table:table-cell>
          <table:table-cell table:formula="of:= [.K548]*1000" office:value-type="float" office:value="289.906057803663" calcext:value-type="float">
            <text:p>289.9060578037</text:p>
          </table:table-cell>
          <table:table-cell table:number-columns-repeated="3"/>
          <table:table-cell office:value-type="float" office:value="4.40000000000044" calcext:value-type="float">
            <text:p>4.4</text:p>
          </table:table-cell>
          <table:table-cell office:value-type="float" office:value="0.181288733097087" calcext:value-type="float">
            <text:p>0.181288733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29" calcext:value-type="float">
            <text:p>11.29</text:p>
          </table:table-cell>
          <table:table-cell table:formula="of:=[.E549]-17.5" office:value-type="float" office:value="-6.21" calcext:value-type="float">
            <text:p>-6.21</text:p>
          </table:table-cell>
          <table:table-cell office:value-type="float" office:value="0.304292" calcext:value-type="float">
            <text:p>0.304292</text:p>
          </table:table-cell>
          <table:table-cell table:formula="of:=1000*[.G549]" office:value-type="float" office:value="304.292" calcext:value-type="float">
            <text:p>304.292</text:p>
          </table:table-cell>
          <table:table-cell/>
          <table:table-cell office:value-type="float" office:value="4.50000000000044" calcext:value-type="float">
            <text:p>4.5</text:p>
          </table:table-cell>
          <table:table-cell office:value-type="float" office:value="0.291914267704732" calcext:value-type="float">
            <text:p>0.2919142677</text:p>
          </table:table-cell>
          <table:table-cell table:formula="of:= [.K549]*1000" office:value-type="float" office:value="291.914267704732" calcext:value-type="float">
            <text:p>291.9142677047</text:p>
          </table:table-cell>
          <table:table-cell table:number-columns-repeated="3"/>
          <table:table-cell office:value-type="float" office:value="4.50000000000044" calcext:value-type="float">
            <text:p>4.5</text:p>
          </table:table-cell>
          <table:table-cell office:value-type="float" office:value="0.179053009340789" calcext:value-type="float">
            <text:p>0.17905300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155" calcext:value-type="float">
            <text:p>11.155</text:p>
          </table:table-cell>
          <table:table-cell table:formula="of:=[.E550]-17.5" office:value-type="float" office:value="-6.345" calcext:value-type="float">
            <text:p>-6.345</text:p>
          </table:table-cell>
          <table:table-cell office:value-type="float" office:value="0.300095" calcext:value-type="float">
            <text:p>0.300095</text:p>
          </table:table-cell>
          <table:table-cell table:formula="of:=1000*[.G550]" office:value-type="float" office:value="300.095" calcext:value-type="float">
            <text:p>300.095</text:p>
          </table:table-cell>
          <table:table-cell/>
          <table:table-cell office:value-type="float" office:value="4.60000000000044" calcext:value-type="float">
            <text:p>4.6</text:p>
          </table:table-cell>
          <table:table-cell office:value-type="float" office:value="0.296815068799912" calcext:value-type="float">
            <text:p>0.2968150688</text:p>
          </table:table-cell>
          <table:table-cell table:formula="of:= [.K550]*1000" office:value-type="float" office:value="296.815068799912" calcext:value-type="float">
            <text:p>296.8150687999</text:p>
          </table:table-cell>
          <table:table-cell table:number-columns-repeated="3"/>
          <table:table-cell office:value-type="float" office:value="4.60000000000044" calcext:value-type="float">
            <text:p>4.6</text:p>
          </table:table-cell>
          <table:table-cell office:value-type="float" office:value="0.177089302793936" calcext:value-type="float">
            <text:p>0.17708930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1.02" calcext:value-type="float">
            <text:p>11.02</text:p>
          </table:table-cell>
          <table:table-cell table:formula="of:=[.E551]-17.5" office:value-type="float" office:value="-6.48" calcext:value-type="float">
            <text:p>-6.48</text:p>
          </table:table-cell>
          <table:table-cell office:value-type="float" office:value="0.29623" calcext:value-type="float">
            <text:p>0.29623</text:p>
          </table:table-cell>
          <table:table-cell table:formula="of:=1000*[.G551]" office:value-type="float" office:value="296.23" calcext:value-type="float">
            <text:p>296.23</text:p>
          </table:table-cell>
          <table:table-cell/>
          <table:table-cell office:value-type="float" office:value="4.70000000000044" calcext:value-type="float">
            <text:p>4.7</text:p>
          </table:table-cell>
          <table:table-cell office:value-type="float" office:value="0.298611915262288" calcext:value-type="float">
            <text:p>0.2986119153</text:p>
          </table:table-cell>
          <table:table-cell table:formula="of:= [.K551]*1000" office:value-type="float" office:value="298.611915262288" calcext:value-type="float">
            <text:p>298.6119152623</text:p>
          </table:table-cell>
          <table:table-cell table:number-columns-repeated="3"/>
          <table:table-cell office:value-type="float" office:value="4.70000000000044" calcext:value-type="float">
            <text:p>4.7</text:p>
          </table:table-cell>
          <table:table-cell office:value-type="float" office:value="0.176413511354587" calcext:value-type="float">
            <text:p>0.17641351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.885" calcext:value-type="float">
            <text:p>10.885</text:p>
          </table:table-cell>
          <table:table-cell table:formula="of:=[.E552]-17.5" office:value-type="float" office:value="-6.615" calcext:value-type="float">
            <text:p>-6.615</text:p>
          </table:table-cell>
          <table:table-cell office:value-type="float" office:value="0.292867" calcext:value-type="float">
            <text:p>0.292867</text:p>
          </table:table-cell>
          <table:table-cell table:formula="of:=1000*[.G552]" office:value-type="float" office:value="292.867" calcext:value-type="float">
            <text:p>292.867</text:p>
          </table:table-cell>
          <table:table-cell/>
          <table:table-cell office:value-type="float" office:value="4.80000000000044" calcext:value-type="float">
            <text:p>4.8</text:p>
          </table:table-cell>
          <table:table-cell office:value-type="float" office:value="0.302881246762436" calcext:value-type="float">
            <text:p>0.3028812468</text:p>
          </table:table-cell>
          <table:table-cell table:formula="of:= [.K552]*1000" office:value-type="float" office:value="302.881246762436" calcext:value-type="float">
            <text:p>302.8812467624</text:p>
          </table:table-cell>
          <table:table-cell table:number-columns-repeated="3"/>
          <table:table-cell office:value-type="float" office:value="4.80000000000044" calcext:value-type="float">
            <text:p>4.8</text:p>
          </table:table-cell>
          <table:table-cell office:value-type="float" office:value="0.175738155596686" calcext:value-type="float">
            <text:p>0.17573815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.75" calcext:value-type="float">
            <text:p>10.75</text:p>
          </table:table-cell>
          <table:table-cell table:formula="of:=[.E553]-17.5" office:value-type="float" office:value="-6.75" calcext:value-type="float">
            <text:p>-6.75</text:p>
          </table:table-cell>
          <table:table-cell office:value-type="float" office:value="0.289945" calcext:value-type="float">
            <text:p>0.289945</text:p>
          </table:table-cell>
          <table:table-cell table:formula="of:=1000*[.G553]" office:value-type="float" office:value="289.945" calcext:value-type="float">
            <text:p>289.945</text:p>
          </table:table-cell>
          <table:table-cell/>
          <table:table-cell office:value-type="float" office:value="4.90000000000044" calcext:value-type="float">
            <text:p>4.9</text:p>
          </table:table-cell>
          <table:table-cell office:value-type="float" office:value="0.304447744478486" calcext:value-type="float">
            <text:p>0.3044477445</text:p>
          </table:table-cell>
          <table:table-cell table:formula="of:= [.K553]*1000" office:value-type="float" office:value="304.447744478486" calcext:value-type="float">
            <text:p>304.4477444785</text:p>
          </table:table-cell>
          <table:table-cell table:number-columns-repeated="3"/>
          <table:table-cell office:value-type="float" office:value="4.90000000000044" calcext:value-type="float">
            <text:p>4.9</text:p>
          </table:table-cell>
          <table:table-cell office:value-type="float" office:value="0.175207897809073" calcext:value-type="float">
            <text:p>0.17520789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.615" calcext:value-type="float">
            <text:p>10.615</text:p>
          </table:table-cell>
          <table:table-cell table:formula="of:=[.E554]-17.5" office:value-type="float" office:value="-6.885" calcext:value-type="float">
            <text:p>-6.885</text:p>
          </table:table-cell>
          <table:table-cell office:value-type="float" office:value="0.28755" calcext:value-type="float">
            <text:p>0.28755</text:p>
          </table:table-cell>
          <table:table-cell table:formula="of:=1000*[.G554]" office:value-type="float" office:value="287.55" calcext:value-type="float">
            <text:p>287.55</text:p>
          </table:table-cell>
          <table:table-cell/>
          <table:table-cell office:value-type="float" office:value="5.00000000000044" calcext:value-type="float">
            <text:p>5</text:p>
          </table:table-cell>
          <table:table-cell office:value-type="float" office:value="0.305516875964096" calcext:value-type="float">
            <text:p>0.305516876</text:p>
          </table:table-cell>
          <table:table-cell table:formula="of:= [.K554]*1000" office:value-type="float" office:value="305.516875964096" calcext:value-type="float">
            <text:p>305.5168759641</text:p>
          </table:table-cell>
          <table:table-cell table:number-columns-repeated="3"/>
          <table:table-cell office:value-type="float" office:value="5.00000000000044" calcext:value-type="float">
            <text:p>5</text:p>
          </table:table-cell>
          <table:table-cell office:value-type="float" office:value="0.174869483942967" calcext:value-type="float">
            <text:p>0.17486948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.48" calcext:value-type="float">
            <text:p>10.48</text:p>
          </table:table-cell>
          <table:table-cell table:formula="of:=[.E555]-17.5" office:value-type="float" office:value="-7.02" calcext:value-type="float">
            <text:p>-7.02</text:p>
          </table:table-cell>
          <table:table-cell office:value-type="float" office:value="0.285744" calcext:value-type="float">
            <text:p>0.285744</text:p>
          </table:table-cell>
          <table:table-cell table:formula="of:=1000*[.G555]" office:value-type="float" office:value="285.744" calcext:value-type="float">
            <text:p>285.744</text:p>
          </table:table-cell>
          <table:table-cell/>
          <table:table-cell office:value-type="float" office:value="5.10000000000044" calcext:value-type="float">
            <text:p>5.1</text:p>
          </table:table-cell>
          <table:table-cell office:value-type="float" office:value="0.307365354109816" calcext:value-type="float">
            <text:p>0.3073653541</text:p>
          </table:table-cell>
          <table:table-cell table:formula="of:= [.K555]*1000" office:value-type="float" office:value="307.365354109816" calcext:value-type="float">
            <text:p>307.3653541098</text:p>
          </table:table-cell>
          <table:table-cell table:number-columns-repeated="3"/>
          <table:table-cell office:value-type="float" office:value="5.10000000000044" calcext:value-type="float">
            <text:p>5.1</text:p>
          </table:table-cell>
          <table:table-cell office:value-type="float" office:value="0.174531594467832" calcext:value-type="float">
            <text:p>0.17453159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.345" calcext:value-type="float">
            <text:p>10.345</text:p>
          </table:table-cell>
          <table:table-cell table:formula="of:=[.E556]-17.5" office:value-type="float" office:value="-7.155" calcext:value-type="float">
            <text:p>-7.155</text:p>
          </table:table-cell>
          <table:table-cell office:value-type="float" office:value="0.284469" calcext:value-type="float">
            <text:p>0.284469</text:p>
          </table:table-cell>
          <table:table-cell table:formula="of:=1000*[.G556]" office:value-type="float" office:value="284.469" calcext:value-type="float">
            <text:p>284.469</text:p>
          </table:table-cell>
          <table:table-cell/>
          <table:table-cell office:value-type="float" office:value="5.20000000000044" calcext:value-type="float">
            <text:p>5.2</text:p>
          </table:table-cell>
          <table:table-cell office:value-type="float" office:value="0.306214147558169" calcext:value-type="float">
            <text:p>0.3062141476</text:p>
          </table:table-cell>
          <table:table-cell table:formula="of:= [.K556]*1000" office:value-type="float" office:value="306.214147558169" calcext:value-type="float">
            <text:p>306.2141475582</text:p>
          </table:table-cell>
          <table:table-cell table:number-columns-repeated="3"/>
          <table:table-cell office:value-type="float" office:value="5.20000000000044" calcext:value-type="float">
            <text:p>5.2</text:p>
          </table:table-cell>
          <table:table-cell office:value-type="float" office:value="0.17539243880474" calcext:value-type="float">
            <text:p>0.17539243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.21" calcext:value-type="float">
            <text:p>10.21</text:p>
          </table:table-cell>
          <table:table-cell table:formula="of:=[.E557]-17.5" office:value-type="float" office:value="-7.29" calcext:value-type="float">
            <text:p>-7.29</text:p>
          </table:table-cell>
          <table:table-cell office:value-type="float" office:value="0.283783" calcext:value-type="float">
            <text:p>0.283783</text:p>
          </table:table-cell>
          <table:table-cell table:formula="of:=1000*[.G557]" office:value-type="float" office:value="283.783" calcext:value-type="float">
            <text:p>283.783</text:p>
          </table:table-cell>
          <table:table-cell/>
          <table:table-cell office:value-type="float" office:value="5.30000000000044" calcext:value-type="float">
            <text:p>5.3</text:p>
          </table:table-cell>
          <table:table-cell office:value-type="float" office:value="0.305627430075454" calcext:value-type="float">
            <text:p>0.3056274301</text:p>
          </table:table-cell>
          <table:table-cell table:formula="of:= [.K557]*1000" office:value-type="float" office:value="305.627430075454" calcext:value-type="float">
            <text:p>305.6274300755</text:p>
          </table:table-cell>
          <table:table-cell table:number-columns-repeated="3"/>
          <table:table-cell office:value-type="float" office:value="5.30000000000044" calcext:value-type="float">
            <text:p>5.3</text:p>
          </table:table-cell>
          <table:table-cell office:value-type="float" office:value="0.176481080552865" calcext:value-type="float">
            <text:p>0.17648108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0.075" calcext:value-type="float">
            <text:p>10.075</text:p>
          </table:table-cell>
          <table:table-cell table:formula="of:=[.E558]-17.5" office:value-type="float" office:value="-7.425" calcext:value-type="float">
            <text:p>-7.425</text:p>
          </table:table-cell>
          <table:table-cell office:value-type="float" office:value="0.283667" calcext:value-type="float">
            <text:p>0.283667</text:p>
          </table:table-cell>
          <table:table-cell table:formula="of:=1000*[.G558]" office:value-type="float" office:value="283.667" calcext:value-type="float">
            <text:p>283.667</text:p>
          </table:table-cell>
          <table:table-cell/>
          <table:table-cell office:value-type="float" office:value="5.40000000000044" calcext:value-type="float">
            <text:p>5.4</text:p>
          </table:table-cell>
          <table:table-cell office:value-type="float" office:value="0.303891865570314" calcext:value-type="float">
            <text:p>0.3038918656</text:p>
          </table:table-cell>
          <table:table-cell table:formula="of:= [.K558]*1000" office:value-type="float" office:value="303.891865570314" calcext:value-type="float">
            <text:p>303.8918655703</text:p>
          </table:table-cell>
          <table:table-cell table:number-columns-repeated="3"/>
          <table:table-cell office:value-type="float" office:value="5.40000000000044" calcext:value-type="float">
            <text:p>5.4</text:p>
          </table:table-cell>
          <table:table-cell office:value-type="float" office:value="0.177570422227816" calcext:value-type="float">
            <text:p>0.17757042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9.94" calcext:value-type="float">
            <text:p>9.94</text:p>
          </table:table-cell>
          <table:table-cell table:formula="of:=[.E559]-17.5" office:value-type="float" office:value="-7.56" calcext:value-type="float">
            <text:p>-7.56</text:p>
          </table:table-cell>
          <table:table-cell office:value-type="float" office:value="0.28415" calcext:value-type="float">
            <text:p>0.28415</text:p>
          </table:table-cell>
          <table:table-cell table:formula="of:=1000*[.G559]" office:value-type="float" office:value="284.15" calcext:value-type="float">
            <text:p>284.15</text:p>
          </table:table-cell>
          <table:table-cell/>
          <table:table-cell office:value-type="float" office:value="5.50000000000044" calcext:value-type="float">
            <text:p>5.5</text:p>
          </table:table-cell>
          <table:table-cell office:value-type="float" office:value="0.30251383382313" calcext:value-type="float">
            <text:p>0.3025138338</text:p>
          </table:table-cell>
          <table:table-cell table:formula="of:= [.K559]*1000" office:value-type="float" office:value="302.51383382313" calcext:value-type="float">
            <text:p>302.5138338231</text:p>
          </table:table-cell>
          <table:table-cell table:number-columns-repeated="3"/>
          <table:table-cell office:value-type="float" office:value="5.50000000000044" calcext:value-type="float">
            <text:p>5.5</text:p>
          </table:table-cell>
          <table:table-cell office:value-type="float" office:value="0.179075285371985" calcext:value-type="float">
            <text:p>0.179075285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9.805" calcext:value-type="float">
            <text:p>9.805</text:p>
          </table:table-cell>
          <table:table-cell table:formula="of:=[.E560]-17.5" office:value-type="float" office:value="-7.695" calcext:value-type="float">
            <text:p>-7.695</text:p>
          </table:table-cell>
          <table:table-cell office:value-type="float" office:value="0.285174" calcext:value-type="float">
            <text:p>0.285174</text:p>
          </table:table-cell>
          <table:table-cell table:formula="of:=1000*[.G560]" office:value-type="float" office:value="285.174" calcext:value-type="float">
            <text:p>285.174</text:p>
          </table:table-cell>
          <table:table-cell/>
          <table:table-cell office:value-type="float" office:value="5.60000000000044" calcext:value-type="float">
            <text:p>5.6</text:p>
          </table:table-cell>
          <table:table-cell office:value-type="float" office:value="0.30001030119113" calcext:value-type="float">
            <text:p>0.3000103012</text:p>
          </table:table-cell>
          <table:table-cell table:formula="of:= [.K560]*1000" office:value-type="float" office:value="300.01030119113" calcext:value-type="float">
            <text:p>300.0103011911</text:p>
          </table:table-cell>
          <table:table-cell table:number-columns-repeated="3"/>
          <table:table-cell office:value-type="float" office:value="5.60000000000044" calcext:value-type="float">
            <text:p>5.6</text:p>
          </table:table-cell>
          <table:table-cell office:value-type="float" office:value="0.180965859141276" calcext:value-type="float">
            <text:p>0.180965859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9.67" calcext:value-type="float">
            <text:p>9.67</text:p>
          </table:table-cell>
          <table:table-cell table:formula="of:=[.E561]-17.5" office:value-type="float" office:value="-7.83" calcext:value-type="float">
            <text:p>-7.83</text:p>
          </table:table-cell>
          <table:table-cell office:value-type="float" office:value="0.286794" calcext:value-type="float">
            <text:p>0.286794</text:p>
          </table:table-cell>
          <table:table-cell table:formula="of:=1000*[.G561]" office:value-type="float" office:value="286.794" calcext:value-type="float">
            <text:p>286.794</text:p>
          </table:table-cell>
          <table:table-cell/>
          <table:table-cell office:value-type="float" office:value="5.70000000000044" calcext:value-type="float">
            <text:p>5.7</text:p>
          </table:table-cell>
          <table:table-cell office:value-type="float" office:value="0.297565531058686" calcext:value-type="float">
            <text:p>0.2975655311</text:p>
          </table:table-cell>
          <table:table-cell table:formula="of:= [.K561]*1000" office:value-type="float" office:value="297.565531058686" calcext:value-type="float">
            <text:p>297.5655310587</text:p>
          </table:table-cell>
          <table:table-cell table:number-columns-repeated="3"/>
          <table:table-cell office:value-type="float" office:value="5.70000000000044" calcext:value-type="float">
            <text:p>5.7</text:p>
          </table:table-cell>
          <table:table-cell office:value-type="float" office:value="0.182859944926048" calcext:value-type="float">
            <text:p>0.18285994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9.535" calcext:value-type="float">
            <text:p>9.535</text:p>
          </table:table-cell>
          <table:table-cell table:formula="of:=[.E562]-17.5" office:value-type="float" office:value="-7.965" calcext:value-type="float">
            <text:p>-7.965</text:p>
          </table:table-cell>
          <table:table-cell office:value-type="float" office:value="0.288974" calcext:value-type="float">
            <text:p>0.288974</text:p>
          </table:table-cell>
          <table:table-cell table:formula="of:=1000*[.G562]" office:value-type="float" office:value="288.974" calcext:value-type="float">
            <text:p>288.974</text:p>
          </table:table-cell>
          <table:table-cell/>
          <table:table-cell office:value-type="float" office:value="5.80000000000044" calcext:value-type="float">
            <text:p>5.8</text:p>
          </table:table-cell>
          <table:table-cell office:value-type="float" office:value="0.293772573214318" calcext:value-type="float">
            <text:p>0.2937725732</text:p>
          </table:table-cell>
          <table:table-cell table:formula="of:= [.K562]*1000" office:value-type="float" office:value="293.772573214318" calcext:value-type="float">
            <text:p>293.7725732143</text:p>
          </table:table-cell>
          <table:table-cell table:number-columns-repeated="3"/>
          <table:table-cell office:value-type="float" office:value="5.80000000000044" calcext:value-type="float">
            <text:p>5.8</text:p>
          </table:table-cell>
          <table:table-cell office:value-type="float" office:value="0.185319181076124" calcext:value-type="float">
            <text:p>0.18531918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9.4" calcext:value-type="float">
            <text:p>9.4</text:p>
          </table:table-cell>
          <table:table-cell table:formula="of:=[.E563]-17.5" office:value-type="float" office:value="-8.1" calcext:value-type="float">
            <text:p>-8.1</text:p>
          </table:table-cell>
          <table:table-cell office:value-type="float" office:value="0.29172" calcext:value-type="float">
            <text:p>0.29172</text:p>
          </table:table-cell>
          <table:table-cell table:formula="of:=1000*[.G563]" office:value-type="float" office:value="291.72" calcext:value-type="float">
            <text:p>291.72</text:p>
          </table:table-cell>
          <table:table-cell/>
          <table:table-cell office:value-type="float" office:value="5.90000000000044" calcext:value-type="float">
            <text:p>5.9</text:p>
          </table:table-cell>
          <table:table-cell office:value-type="float" office:value="0.290677093613691" calcext:value-type="float">
            <text:p>0.2906770936</text:p>
          </table:table-cell>
          <table:table-cell table:formula="of:= [.K563]*1000" office:value-type="float" office:value="290.677093613691" calcext:value-type="float">
            <text:p>290.6770936137</text:p>
          </table:table-cell>
          <table:table-cell table:number-columns-repeated="3"/>
          <table:table-cell office:value-type="float" office:value="5.90000000000044" calcext:value-type="float">
            <text:p>5.9</text:p>
          </table:table-cell>
          <table:table-cell office:value-type="float" office:value="0.188465587801953" calcext:value-type="float">
            <text:p>0.18846558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9.265" calcext:value-type="float">
            <text:p>9.265</text:p>
          </table:table-cell>
          <table:table-cell table:formula="of:=[.E564]-17.5" office:value-type="float" office:value="-8.235" calcext:value-type="float">
            <text:p>-8.235</text:p>
          </table:table-cell>
          <table:table-cell office:value-type="float" office:value="0.294992" calcext:value-type="float">
            <text:p>0.294992</text:p>
          </table:table-cell>
          <table:table-cell table:formula="of:=1000*[.G564]" office:value-type="float" office:value="294.992" calcext:value-type="float">
            <text:p>294.992</text:p>
          </table:table-cell>
          <table:table-cell/>
          <table:table-cell office:value-type="float" office:value="6.00000000000044" calcext:value-type="float">
            <text:p>6</text:p>
          </table:table-cell>
          <table:table-cell office:value-type="float" office:value="0.287787123029737" calcext:value-type="float">
            <text:p>0.287787123</text:p>
          </table:table-cell>
          <table:table-cell table:formula="of:= [.K564]*1000" office:value-type="float" office:value="287.787123029737" calcext:value-type="float">
            <text:p>287.7871230297</text:p>
          </table:table-cell>
          <table:table-cell table:number-columns-repeated="3"/>
          <table:table-cell office:value-type="float" office:value="6.00000000000044" calcext:value-type="float">
            <text:p>6</text:p>
          </table:table-cell>
          <table:table-cell office:value-type="float" office:value="0.192265772056145" calcext:value-type="float">
            <text:p>0.19226577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9.13" calcext:value-type="float">
            <text:p>9.13</text:p>
          </table:table-cell>
          <table:table-cell table:formula="of:=[.E565]-17.5" office:value-type="float" office:value="-8.37" calcext:value-type="float">
            <text:p>-8.37</text:p>
          </table:table-cell>
          <table:table-cell office:value-type="float" office:value="0.298783" calcext:value-type="float">
            <text:p>0.298783</text:p>
          </table:table-cell>
          <table:table-cell table:formula="of:=1000*[.G565]" office:value-type="float" office:value="298.783" calcext:value-type="float">
            <text:p>298.783</text:p>
          </table:table-cell>
          <table:table-cell/>
          <table:table-cell office:value-type="float" office:value="6.10000000000044" calcext:value-type="float">
            <text:p>6.1</text:p>
          </table:table-cell>
          <table:table-cell office:value-type="float" office:value="0.284157218816903" calcext:value-type="float">
            <text:p>0.2841572188</text:p>
          </table:table-cell>
          <table:table-cell table:formula="of:= [.K565]*1000" office:value-type="float" office:value="284.157218816903" calcext:value-type="float">
            <text:p>284.1572188169</text:p>
          </table:table-cell>
          <table:table-cell table:number-columns-repeated="3"/>
          <table:table-cell office:value-type="float" office:value="6.10000000000044" calcext:value-type="float">
            <text:p>6.1</text:p>
          </table:table-cell>
          <table:table-cell office:value-type="float" office:value="0.195474093868546" calcext:value-type="float">
            <text:p>0.19547409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995" calcext:value-type="float">
            <text:p>8.995</text:p>
          </table:table-cell>
          <table:table-cell table:formula="of:=[.E566]-17.5" office:value-type="float" office:value="-8.505" calcext:value-type="float">
            <text:p>-8.505</text:p>
          </table:table-cell>
          <table:table-cell office:value-type="float" office:value="0.303083" calcext:value-type="float">
            <text:p>0.303083</text:p>
          </table:table-cell>
          <table:table-cell table:formula="of:=1000*[.G566]" office:value-type="float" office:value="303.083" calcext:value-type="float">
            <text:p>303.083</text:p>
          </table:table-cell>
          <table:table-cell/>
          <table:table-cell office:value-type="float" office:value="6.20000000000044" calcext:value-type="float">
            <text:p>6.2</text:p>
          </table:table-cell>
          <table:table-cell office:value-type="float" office:value="0.28115442714046" calcext:value-type="float">
            <text:p>0.2811544271</text:p>
          </table:table-cell>
          <table:table-cell table:formula="of:= [.K566]*1000" office:value-type="float" office:value="281.15442714046" calcext:value-type="float">
            <text:p>281.1544271405</text:p>
          </table:table-cell>
          <table:table-cell table:number-columns-repeated="3"/>
          <table:table-cell office:value-type="float" office:value="6.20000000000044" calcext:value-type="float">
            <text:p>6.2</text:p>
          </table:table-cell>
          <table:table-cell office:value-type="float" office:value="0.199117843294763" calcext:value-type="float">
            <text:p>0.19911784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86" calcext:value-type="float">
            <text:p>8.86</text:p>
          </table:table-cell>
          <table:table-cell table:formula="of:=[.E567]-17.5" office:value-type="float" office:value="-8.64" calcext:value-type="float">
            <text:p>-8.64</text:p>
          </table:table-cell>
          <table:table-cell office:value-type="float" office:value="0.307782" calcext:value-type="float">
            <text:p>0.307782</text:p>
          </table:table-cell>
          <table:table-cell table:formula="of:=1000*[.G567]" office:value-type="float" office:value="307.782" calcext:value-type="float">
            <text:p>307.782</text:p>
          </table:table-cell>
          <table:table-cell/>
          <table:table-cell office:value-type="float" office:value="6.30000000000044" calcext:value-type="float">
            <text:p>6.3</text:p>
          </table:table-cell>
          <table:table-cell office:value-type="float" office:value="0.278557497907298" calcext:value-type="float">
            <text:p>0.2785574979</text:p>
          </table:table-cell>
          <table:table-cell table:formula="of:= [.K567]*1000" office:value-type="float" office:value="278.557497907298" calcext:value-type="float">
            <text:p>278.5574979073</text:p>
          </table:table-cell>
          <table:table-cell table:number-columns-repeated="3"/>
          <table:table-cell office:value-type="float" office:value="6.30000000000044" calcext:value-type="float">
            <text:p>6.3</text:p>
          </table:table-cell>
          <table:table-cell office:value-type="float" office:value="0.203692695769536" calcext:value-type="float">
            <text:p>0.203692695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725" calcext:value-type="float">
            <text:p>8.725</text:p>
          </table:table-cell>
          <table:table-cell table:formula="of:=[.E568]-17.5" office:value-type="float" office:value="-8.775" calcext:value-type="float">
            <text:p>-8.775</text:p>
          </table:table-cell>
          <table:table-cell office:value-type="float" office:value="0.31285" calcext:value-type="float">
            <text:p>0.31285</text:p>
          </table:table-cell>
          <table:table-cell table:formula="of:=1000*[.G568]" office:value-type="float" office:value="312.85" calcext:value-type="float">
            <text:p>312.85</text:p>
          </table:table-cell>
          <table:table-cell/>
          <table:table-cell office:value-type="float" office:value="6.40000000000044" calcext:value-type="float">
            <text:p>6.4</text:p>
          </table:table-cell>
          <table:table-cell office:value-type="float" office:value="0.275416935381785" calcext:value-type="float">
            <text:p>0.2754169354</text:p>
          </table:table-cell>
          <table:table-cell table:formula="of:= [.K568]*1000" office:value-type="float" office:value="275.416935381785" calcext:value-type="float">
            <text:p>275.4169353818</text:p>
          </table:table-cell>
          <table:table-cell table:number-columns-repeated="3"/>
          <table:table-cell office:value-type="float" office:value="6.40000000000044" calcext:value-type="float">
            <text:p>6.4</text:p>
          </table:table-cell>
          <table:table-cell office:value-type="float" office:value="0.208126452868227" calcext:value-type="float">
            <text:p>0.208126452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59" calcext:value-type="float">
            <text:p>8.59</text:p>
          </table:table-cell>
          <table:table-cell table:formula="of:=[.E569]-17.5" office:value-type="float" office:value="-8.91" calcext:value-type="float">
            <text:p>-8.91</text:p>
          </table:table-cell>
          <table:table-cell office:value-type="float" office:value="0.318201" calcext:value-type="float">
            <text:p>0.318201</text:p>
          </table:table-cell>
          <table:table-cell table:formula="of:=1000*[.G569]" office:value-type="float" office:value="318.201" calcext:value-type="float">
            <text:p>318.201</text:p>
          </table:table-cell>
          <table:table-cell/>
          <table:table-cell office:value-type="float" office:value="6.50000000000044" calcext:value-type="float">
            <text:p>6.5</text:p>
          </table:table-cell>
          <table:table-cell office:value-type="float" office:value="0.272928541695385" calcext:value-type="float">
            <text:p>0.2729285417</text:p>
          </table:table-cell>
          <table:table-cell table:formula="of:= [.K569]*1000" office:value-type="float" office:value="272.928541695385" calcext:value-type="float">
            <text:p>272.9285416954</text:p>
          </table:table-cell>
          <table:table-cell table:number-columns-repeated="3"/>
          <table:table-cell office:value-type="float" office:value="6.50000000000044" calcext:value-type="float">
            <text:p>6.5</text:p>
          </table:table-cell>
          <table:table-cell office:value-type="float" office:value="0.213719523675863" calcext:value-type="float">
            <text:p>0.21371952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455" calcext:value-type="float">
            <text:p>8.455</text:p>
          </table:table-cell>
          <table:table-cell table:formula="of:=[.E570]-17.5" office:value-type="float" office:value="-9.045" calcext:value-type="float">
            <text:p>-9.045</text:p>
          </table:table-cell>
          <table:table-cell office:value-type="float" office:value="0.323673" calcext:value-type="float">
            <text:p>0.323673</text:p>
          </table:table-cell>
          <table:table-cell table:formula="of:=1000*[.G570]" office:value-type="float" office:value="323.673" calcext:value-type="float">
            <text:p>323.673</text:p>
          </table:table-cell>
          <table:table-cell/>
          <table:table-cell office:value-type="float" office:value="6.60000000000043" calcext:value-type="float">
            <text:p>6.6</text:p>
          </table:table-cell>
          <table:table-cell office:value-type="float" office:value="0.271100681981071" calcext:value-type="float">
            <text:p>0.271100682</text:p>
          </table:table-cell>
          <table:table-cell table:formula="of:= [.K570]*1000" office:value-type="float" office:value="271.100681981071" calcext:value-type="float">
            <text:p>271.1006819811</text:p>
          </table:table-cell>
          <table:table-cell table:number-columns-repeated="3"/>
          <table:table-cell office:value-type="float" office:value="6.60000000000043" calcext:value-type="float">
            <text:p>6.6</text:p>
          </table:table-cell>
          <table:table-cell office:value-type="float" office:value="0.218894368008917" calcext:value-type="float">
            <text:p>0.2188943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32" calcext:value-type="float">
            <text:p>8.32</text:p>
          </table:table-cell>
          <table:table-cell table:formula="of:=[.E571]-17.5" office:value-type="float" office:value="-9.18" calcext:value-type="float">
            <text:p>-9.18</text:p>
          </table:table-cell>
          <table:table-cell office:value-type="float" office:value="0.329121" calcext:value-type="float">
            <text:p>0.329121</text:p>
          </table:table-cell>
          <table:table-cell table:formula="of:=1000*[.G571]" office:value-type="float" office:value="329.121" calcext:value-type="float">
            <text:p>329.121</text:p>
          </table:table-cell>
          <table:table-cell/>
          <table:table-cell office:value-type="float" office:value="6.70000000000043" calcext:value-type="float">
            <text:p>6.7</text:p>
          </table:table-cell>
          <table:table-cell office:value-type="float" office:value="0.269162015913307" calcext:value-type="float">
            <text:p>0.2691620159</text:p>
          </table:table-cell>
          <table:table-cell table:formula="of:= [.K571]*1000" office:value-type="float" office:value="269.162015913307" calcext:value-type="float">
            <text:p>269.1620159133</text:p>
          </table:table-cell>
          <table:table-cell table:number-columns-repeated="3"/>
          <table:table-cell office:value-type="float" office:value="6.70000000000043" calcext:value-type="float">
            <text:p>6.7</text:p>
          </table:table-cell>
          <table:table-cell office:value-type="float" office:value="0.22422064833229" calcext:value-type="float">
            <text:p>0.22422064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185" calcext:value-type="float">
            <text:p>8.185</text:p>
          </table:table-cell>
          <table:table-cell table:formula="of:=[.E572]-17.5" office:value-type="float" office:value="-9.315" calcext:value-type="float">
            <text:p>-9.315</text:p>
          </table:table-cell>
          <table:table-cell office:value-type="float" office:value="0.334293" calcext:value-type="float">
            <text:p>0.334293</text:p>
          </table:table-cell>
          <table:table-cell table:formula="of:=1000*[.G572]" office:value-type="float" office:value="334.293" calcext:value-type="float">
            <text:p>334.293</text:p>
          </table:table-cell>
          <table:table-cell/>
          <table:table-cell office:value-type="float" office:value="6.80000000000043" calcext:value-type="float">
            <text:p>6.8</text:p>
          </table:table-cell>
          <table:table-cell office:value-type="float" office:value="0.266896828361233" calcext:value-type="float">
            <text:p>0.2668968284</text:p>
          </table:table-cell>
          <table:table-cell table:formula="of:= [.K572]*1000" office:value-type="float" office:value="266.896828361233" calcext:value-type="float">
            <text:p>266.8968283612</text:p>
          </table:table-cell>
          <table:table-cell table:number-columns-repeated="3"/>
          <table:table-cell office:value-type="float" office:value="6.80000000000043" calcext:value-type="float">
            <text:p>6.8</text:p>
          </table:table-cell>
          <table:table-cell office:value-type="float" office:value="0.230228460069466" calcext:value-type="float">
            <text:p>0.23022846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8.05" calcext:value-type="float">
            <text:p>8.05</text:p>
          </table:table-cell>
          <table:table-cell table:formula="of:=[.E573]-17.5" office:value-type="float" office:value="-9.45" calcext:value-type="float">
            <text:p>-9.45</text:p>
          </table:table-cell>
          <table:table-cell office:value-type="float" office:value="0.338925" calcext:value-type="float">
            <text:p>0.338925</text:p>
          </table:table-cell>
          <table:table-cell table:formula="of:=1000*[.G573]" office:value-type="float" office:value="338.925" calcext:value-type="float">
            <text:p>338.925</text:p>
          </table:table-cell>
          <table:table-cell/>
          <table:table-cell office:value-type="float" office:value="6.90000000000043" calcext:value-type="float">
            <text:p>6.9</text:p>
          </table:table-cell>
          <table:table-cell office:value-type="float" office:value="0.265106542925496" calcext:value-type="float">
            <text:p>0.2651065429</text:p>
          </table:table-cell>
          <table:table-cell table:formula="of:= [.K573]*1000" office:value-type="float" office:value="265.106542925496" calcext:value-type="float">
            <text:p>265.1065429255</text:p>
          </table:table-cell>
          <table:table-cell table:number-columns-repeated="3"/>
          <table:table-cell office:value-type="float" office:value="6.90000000000043" calcext:value-type="float">
            <text:p>6.9</text:p>
          </table:table-cell>
          <table:table-cell office:value-type="float" office:value="0.236812397386108" calcext:value-type="float">
            <text:p>0.23681239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.915" calcext:value-type="float">
            <text:p>7.915</text:p>
          </table:table-cell>
          <table:table-cell table:formula="of:=[.E574]-17.5" office:value-type="float" office:value="-9.585" calcext:value-type="float">
            <text:p>-9.585</text:p>
          </table:table-cell>
          <table:table-cell office:value-type="float" office:value="0.342606" calcext:value-type="float">
            <text:p>0.342606</text:p>
          </table:table-cell>
          <table:table-cell table:formula="of:=1000*[.G574]" office:value-type="float" office:value="342.606" calcext:value-type="float">
            <text:p>342.606</text:p>
          </table:table-cell>
          <table:table-cell/>
          <table:table-cell office:value-type="float" office:value="7.00000000000043" calcext:value-type="float">
            <text:p>7</text:p>
          </table:table-cell>
          <table:table-cell office:value-type="float" office:value="0.26379115960609" calcext:value-type="float">
            <text:p>0.2637911596</text:p>
          </table:table-cell>
          <table:table-cell table:formula="of:= [.K574]*1000" office:value-type="float" office:value="263.79115960609" calcext:value-type="float">
            <text:p>263.7911596061</text:p>
          </table:table-cell>
          <table:table-cell table:number-columns-repeated="3"/>
          <table:table-cell office:value-type="float" office:value="7.00000000000043" calcext:value-type="float">
            <text:p>7</text:p>
          </table:table-cell>
          <table:table-cell office:value-type="float" office:value="0.242239817874834" calcext:value-type="float">
            <text:p>0.24223981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.78" calcext:value-type="float">
            <text:p>7.78</text:p>
          </table:table-cell>
          <table:table-cell table:formula="of:=[.E575]-17.5" office:value-type="float" office:value="-9.72" calcext:value-type="float">
            <text:p>-9.72</text:p>
          </table:table-cell>
          <table:table-cell office:value-type="float" office:value="0.345028" calcext:value-type="float">
            <text:p>0.345028</text:p>
          </table:table-cell>
          <table:table-cell table:formula="of:=1000*[.G575]" office:value-type="float" office:value="345.028" calcext:value-type="float">
            <text:p>345.028</text:p>
          </table:table-cell>
          <table:table-cell/>
          <table:table-cell office:value-type="float" office:value="7.10000000000043" calcext:value-type="float">
            <text:p>7.1</text:p>
          </table:table-cell>
          <table:table-cell office:value-type="float" office:value="0.262950678403018" calcext:value-type="float">
            <text:p>0.2629506784</text:p>
          </table:table-cell>
          <table:table-cell table:formula="of:= [.K575]*1000" office:value-type="float" office:value="262.950678403018" calcext:value-type="float">
            <text:p>262.950678403</text:p>
          </table:table-cell>
          <table:table-cell table:number-columns-repeated="3"/>
          <table:table-cell office:value-type="float" office:value="7.10000000000043" calcext:value-type="float">
            <text:p>7.1</text:p>
          </table:table-cell>
          <table:table-cell office:value-type="float" office:value="0.247284178023664" calcext:value-type="float">
            <text:p>0.2472841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.645" calcext:value-type="float">
            <text:p>7.645</text:p>
          </table:table-cell>
          <table:table-cell table:formula="of:=[.E576]-17.5" office:value-type="float" office:value="-9.855" calcext:value-type="float">
            <text:p>-9.855</text:p>
          </table:table-cell>
          <table:table-cell office:value-type="float" office:value="0.34592" calcext:value-type="float">
            <text:p>0.34592</text:p>
          </table:table-cell>
          <table:table-cell table:formula="of:=1000*[.G576]" office:value-type="float" office:value="345.92" calcext:value-type="float">
            <text:p>345.92</text:p>
          </table:table-cell>
          <table:table-cell/>
          <table:table-cell office:value-type="float" office:value="7.20000000000043" calcext:value-type="float">
            <text:p>7.2</text:p>
          </table:table-cell>
          <table:table-cell office:value-type="float" office:value="0.262173304248884" calcext:value-type="float">
            <text:p>0.2621733042</text:p>
          </table:table-cell>
          <table:table-cell table:formula="of:= [.K576]*1000" office:value-type="float" office:value="262.173304248884" calcext:value-type="float">
            <text:p>262.1733042489</text:p>
          </table:table-cell>
          <table:table-cell table:number-columns-repeated="3"/>
          <table:table-cell office:value-type="float" office:value="7.20000000000043" calcext:value-type="float">
            <text:p>7.2</text:p>
          </table:table-cell>
          <table:table-cell office:value-type="float" office:value="0.254181745081804" calcext:value-type="float">
            <text:p>0.25418174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.51" calcext:value-type="float">
            <text:p>7.51</text:p>
          </table:table-cell>
          <table:table-cell table:formula="of:=[.E577]-17.5" office:value-type="float" office:value="-9.99" calcext:value-type="float">
            <text:p>-9.99</text:p>
          </table:table-cell>
          <table:table-cell office:value-type="float" office:value="0.345224" calcext:value-type="float">
            <text:p>0.345224</text:p>
          </table:table-cell>
          <table:table-cell table:formula="of:=1000*[.G577]" office:value-type="float" office:value="345.224" calcext:value-type="float">
            <text:p>345.224</text:p>
          </table:table-cell>
          <table:table-cell/>
          <table:table-cell office:value-type="float" office:value="7.30000000000043" calcext:value-type="float">
            <text:p>7.3</text:p>
          </table:table-cell>
          <table:table-cell office:value-type="float" office:value="0.2618445472658" calcext:value-type="float">
            <text:p>0.2618445473</text:p>
          </table:table-cell>
          <table:table-cell table:formula="of:= [.K577]*1000" office:value-type="float" office:value="261.8445472658" calcext:value-type="float">
            <text:p>261.8445472658</text:p>
          </table:table-cell>
          <table:table-cell table:number-columns-repeated="3"/>
          <table:table-cell office:value-type="float" office:value="7.30000000000043" calcext:value-type="float">
            <text:p>7.3</text:p>
          </table:table-cell>
          <table:table-cell office:value-type="float" office:value="0.259118855549494" calcext:value-type="float">
            <text:p>0.25911885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.375" calcext:value-type="float">
            <text:p>7.375</text:p>
          </table:table-cell>
          <table:table-cell table:formula="of:=[.E578]-17.5" office:value-type="float" office:value="-10.125" calcext:value-type="float">
            <text:p>-10.125</text:p>
          </table:table-cell>
          <table:table-cell office:value-type="float" office:value="0.342892" calcext:value-type="float">
            <text:p>0.342892</text:p>
          </table:table-cell>
          <table:table-cell table:formula="of:=1000*[.G578]" office:value-type="float" office:value="342.892" calcext:value-type="float">
            <text:p>342.892</text:p>
          </table:table-cell>
          <table:table-cell/>
          <table:table-cell office:value-type="float" office:value="7.40000000000043" calcext:value-type="float">
            <text:p>7.4</text:p>
          </table:table-cell>
          <table:table-cell office:value-type="float" office:value="0.261770944574701" calcext:value-type="float">
            <text:p>0.2617709446</text:p>
          </table:table-cell>
          <table:table-cell table:formula="of:= [.K578]*1000" office:value-type="float" office:value="261.770944574701" calcext:value-type="float">
            <text:p>261.7709445747</text:p>
          </table:table-cell>
          <table:table-cell table:number-columns-repeated="3"/>
          <table:table-cell office:value-type="float" office:value="7.40000000000043" calcext:value-type="float">
            <text:p>7.4</text:p>
          </table:table-cell>
          <table:table-cell office:value-type="float" office:value="0.263220938180154" calcext:value-type="float">
            <text:p>0.26322093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.24" calcext:value-type="float">
            <text:p>7.24</text:p>
          </table:table-cell>
          <table:table-cell table:formula="of:=[.E579]-17.5" office:value-type="float" office:value="-10.26" calcext:value-type="float">
            <text:p>-10.26</text:p>
          </table:table-cell>
          <table:table-cell office:value-type="float" office:value="0.339298" calcext:value-type="float">
            <text:p>0.339298</text:p>
          </table:table-cell>
          <table:table-cell table:formula="of:=1000*[.G579]" office:value-type="float" office:value="339.298" calcext:value-type="float">
            <text:p>339.298</text:p>
          </table:table-cell>
          <table:table-cell/>
          <table:table-cell office:value-type="float" office:value="7.50000000000043" calcext:value-type="float">
            <text:p>7.5</text:p>
          </table:table-cell>
          <table:table-cell office:value-type="float" office:value="0.261861435937048" calcext:value-type="float">
            <text:p>0.2618614359</text:p>
          </table:table-cell>
          <table:table-cell table:formula="of:= [.K579]*1000" office:value-type="float" office:value="261.861435937048" calcext:value-type="float">
            <text:p>261.861435937</text:p>
          </table:table-cell>
          <table:table-cell table:number-columns-repeated="3"/>
          <table:table-cell office:value-type="float" office:value="7.50000000000043" calcext:value-type="float">
            <text:p>7.5</text:p>
          </table:table-cell>
          <table:table-cell office:value-type="float" office:value="0.26716005525799" calcext:value-type="float">
            <text:p>0.26716005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7.105" calcext:value-type="float">
            <text:p>7.105</text:p>
          </table:table-cell>
          <table:table-cell table:formula="of:=[.E580]-17.5" office:value-type="float" office:value="-10.395" calcext:value-type="float">
            <text:p>-10.395</text:p>
          </table:table-cell>
          <table:table-cell office:value-type="float" office:value="0.334977" calcext:value-type="float">
            <text:p>0.334977</text:p>
          </table:table-cell>
          <table:table-cell table:formula="of:=1000*[.G580]" office:value-type="float" office:value="334.977" calcext:value-type="float">
            <text:p>334.977</text:p>
          </table:table-cell>
          <table:table-cell/>
          <table:table-cell office:value-type="float" office:value="7.60000000000043" calcext:value-type="float">
            <text:p>7.6</text:p>
          </table:table-cell>
          <table:table-cell office:value-type="float" office:value="0.262413638949683" calcext:value-type="float">
            <text:p>0.2624136389</text:p>
          </table:table-cell>
          <table:table-cell table:formula="of:= [.K580]*1000" office:value-type="float" office:value="262.413638949683" calcext:value-type="float">
            <text:p>262.4136389497</text:p>
          </table:table-cell>
          <table:table-cell table:number-columns-repeated="3"/>
          <table:table-cell office:value-type="float" office:value="7.60000000000043" calcext:value-type="float">
            <text:p>7.6</text:p>
          </table:table-cell>
          <table:table-cell office:value-type="float" office:value="0.270416183289277" calcext:value-type="float">
            <text:p>0.27041618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97" calcext:value-type="float">
            <text:p>6.97</text:p>
          </table:table-cell>
          <table:table-cell table:formula="of:=[.E581]-17.5" office:value-type="float" office:value="-10.53" calcext:value-type="float">
            <text:p>-10.53</text:p>
          </table:table-cell>
          <table:table-cell office:value-type="float" office:value="0.330371" calcext:value-type="float">
            <text:p>0.330371</text:p>
          </table:table-cell>
          <table:table-cell table:formula="of:=1000*[.G581]" office:value-type="float" office:value="330.371" calcext:value-type="float">
            <text:p>330.371</text:p>
          </table:table-cell>
          <table:table-cell/>
          <table:table-cell office:value-type="float" office:value="7.70000000000043" calcext:value-type="float">
            <text:p>7.7</text:p>
          </table:table-cell>
          <table:table-cell office:value-type="float" office:value="0.2633398930851" calcext:value-type="float">
            <text:p>0.2633398931</text:p>
          </table:table-cell>
          <table:table-cell table:formula="of:= [.K581]*1000" office:value-type="float" office:value="263.3398930851" calcext:value-type="float">
            <text:p>263.3398930851</text:p>
          </table:table-cell>
          <table:table-cell table:number-columns-repeated="3"/>
          <table:table-cell office:value-type="float" office:value="7.70000000000043" calcext:value-type="float">
            <text:p>7.7</text:p>
          </table:table-cell>
          <table:table-cell office:value-type="float" office:value="0.272268889557961" calcext:value-type="float">
            <text:p>0.27226888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835" calcext:value-type="float">
            <text:p>6.835</text:p>
          </table:table-cell>
          <table:table-cell table:formula="of:=[.E582]-17.5" office:value-type="float" office:value="-10.665" calcext:value-type="float">
            <text:p>-10.665</text:p>
          </table:table-cell>
          <table:table-cell office:value-type="float" office:value="0.326003" calcext:value-type="float">
            <text:p>0.326003</text:p>
          </table:table-cell>
          <table:table-cell table:formula="of:=1000*[.G582]" office:value-type="float" office:value="326.003" calcext:value-type="float">
            <text:p>326.003</text:p>
          </table:table-cell>
          <table:table-cell/>
          <table:table-cell office:value-type="float" office:value="7.80000000000043" calcext:value-type="float">
            <text:p>7.8</text:p>
          </table:table-cell>
          <table:table-cell office:value-type="float" office:value="0.26407869281092" calcext:value-type="float">
            <text:p>0.2640786928</text:p>
          </table:table-cell>
          <table:table-cell table:formula="of:= [.K582]*1000" office:value-type="float" office:value="264.07869281092" calcext:value-type="float">
            <text:p>264.0786928109</text:p>
          </table:table-cell>
          <table:table-cell table:number-columns-repeated="3"/>
          <table:table-cell office:value-type="float" office:value="7.80000000000043" calcext:value-type="float">
            <text:p>7.8</text:p>
          </table:table-cell>
          <table:table-cell office:value-type="float" office:value="0.273046931414629" calcext:value-type="float">
            <text:p>0.27304693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7" calcext:value-type="float">
            <text:p>6.7</text:p>
          </table:table-cell>
          <table:table-cell table:formula="of:=[.E583]-17.5" office:value-type="float" office:value="-10.8" calcext:value-type="float">
            <text:p>-10.8</text:p>
          </table:table-cell>
          <table:table-cell office:value-type="float" office:value="0.322201" calcext:value-type="float">
            <text:p>0.322201</text:p>
          </table:table-cell>
          <table:table-cell table:formula="of:=1000*[.G583]" office:value-type="float" office:value="322.201" calcext:value-type="float">
            <text:p>322.201</text:p>
          </table:table-cell>
          <table:table-cell/>
          <table:table-cell office:value-type="float" office:value="7.90000000000043" calcext:value-type="float">
            <text:p>7.9</text:p>
          </table:table-cell>
          <table:table-cell office:value-type="float" office:value="0.265204415687641" calcext:value-type="float">
            <text:p>0.2652044157</text:p>
          </table:table-cell>
          <table:table-cell table:formula="of:= [.K583]*1000" office:value-type="float" office:value="265.204415687641" calcext:value-type="float">
            <text:p>265.2044156876</text:p>
          </table:table-cell>
          <table:table-cell table:number-columns-repeated="3"/>
          <table:table-cell office:value-type="float" office:value="7.90000000000043" calcext:value-type="float">
            <text:p>7.9</text:p>
          </table:table-cell>
          <table:table-cell office:value-type="float" office:value="0.273670377463792" calcext:value-type="float">
            <text:p>0.273670377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565" calcext:value-type="float">
            <text:p>6.565</text:p>
          </table:table-cell>
          <table:table-cell table:formula="of:=[.E584]-17.5" office:value-type="float" office:value="-10.935" calcext:value-type="float">
            <text:p>-10.935</text:p>
          </table:table-cell>
          <table:table-cell office:value-type="float" office:value="0.319205" calcext:value-type="float">
            <text:p>0.319205</text:p>
          </table:table-cell>
          <table:table-cell table:formula="of:=1000*[.G584]" office:value-type="float" office:value="319.205" calcext:value-type="float">
            <text:p>319.205</text:p>
          </table:table-cell>
          <table:table-cell/>
          <table:table-cell office:value-type="float" office:value="8.00000000000043" calcext:value-type="float">
            <text:p>8</text:p>
          </table:table-cell>
          <table:table-cell office:value-type="float" office:value="0.266884725399545" calcext:value-type="float">
            <text:p>0.2668847254</text:p>
          </table:table-cell>
          <table:table-cell table:formula="of:= [.K584]*1000" office:value-type="float" office:value="266.884725399545" calcext:value-type="float">
            <text:p>266.8847253995</text:p>
          </table:table-cell>
          <table:table-cell table:number-columns-repeated="3"/>
          <table:table-cell office:value-type="float" office:value="8.00000000000043" calcext:value-type="float">
            <text:p>8</text:p>
          </table:table-cell>
          <table:table-cell office:value-type="float" office:value="0.273263565030806" calcext:value-type="float">
            <text:p>0.2732635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43" calcext:value-type="float">
            <text:p>6.43</text:p>
          </table:table-cell>
          <table:table-cell table:formula="of:=[.E585]-17.5" office:value-type="float" office:value="-11.07" calcext:value-type="float">
            <text:p>-11.07</text:p>
          </table:table-cell>
          <table:table-cell office:value-type="float" office:value="0.317211" calcext:value-type="float">
            <text:p>0.317211</text:p>
          </table:table-cell>
          <table:table-cell table:formula="of:=1000*[.G585]" office:value-type="float" office:value="317.211" calcext:value-type="float">
            <text:p>317.211</text:p>
          </table:table-cell>
          <table:table-cell/>
          <table:table-cell office:value-type="float" office:value="8.10000000000043" calcext:value-type="float">
            <text:p>8.1</text:p>
          </table:table-cell>
          <table:table-cell office:value-type="float" office:value="0.2691626323207" calcext:value-type="float">
            <text:p>0.2691626323</text:p>
          </table:table-cell>
          <table:table-cell table:formula="of:= [.K585]*1000" office:value-type="float" office:value="269.1626323207" calcext:value-type="float">
            <text:p>269.1626323207</text:p>
          </table:table-cell>
          <table:table-cell table:number-columns-repeated="3"/>
          <table:table-cell office:value-type="float" office:value="8.10000000000043" calcext:value-type="float">
            <text:p>8.1</text:p>
          </table:table-cell>
          <table:table-cell office:value-type="float" office:value="0.271934930867315" calcext:value-type="float">
            <text:p>0.27193493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295" calcext:value-type="float">
            <text:p>6.295</text:p>
          </table:table-cell>
          <table:table-cell table:formula="of:=[.E586]-17.5" office:value-type="float" office:value="-11.205" calcext:value-type="float">
            <text:p>-11.205</text:p>
          </table:table-cell>
          <table:table-cell office:value-type="float" office:value="0.316308" calcext:value-type="float">
            <text:p>0.316308</text:p>
          </table:table-cell>
          <table:table-cell table:formula="of:=1000*[.G586]" office:value-type="float" office:value="316.308" calcext:value-type="float">
            <text:p>316.308</text:p>
          </table:table-cell>
          <table:table-cell/>
          <table:table-cell office:value-type="float" office:value="8.20000000000043" calcext:value-type="float">
            <text:p>8.2</text:p>
          </table:table-cell>
          <table:table-cell office:value-type="float" office:value="0.271421665325974" calcext:value-type="float">
            <text:p>0.2714216653</text:p>
          </table:table-cell>
          <table:table-cell table:formula="of:= [.K586]*1000" office:value-type="float" office:value="271.421665325974" calcext:value-type="float">
            <text:p>271.421665326</text:p>
          </table:table-cell>
          <table:table-cell table:number-columns-repeated="3"/>
          <table:table-cell office:value-type="float" office:value="8.20000000000043" calcext:value-type="float">
            <text:p>8.2</text:p>
          </table:table-cell>
          <table:table-cell office:value-type="float" office:value="0.270358496762673" calcext:value-type="float">
            <text:p>0.27035849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16" calcext:value-type="float">
            <text:p>6.16</text:p>
          </table:table-cell>
          <table:table-cell table:formula="of:=[.E587]-17.5" office:value-type="float" office:value="-11.34" calcext:value-type="float">
            <text:p>-11.34</text:p>
          </table:table-cell>
          <table:table-cell office:value-type="float" office:value="0.316485" calcext:value-type="float">
            <text:p>0.316485</text:p>
          </table:table-cell>
          <table:table-cell table:formula="of:=1000*[.G587]" office:value-type="float" office:value="316.485" calcext:value-type="float">
            <text:p>316.485</text:p>
          </table:table-cell>
          <table:table-cell/>
          <table:table-cell office:value-type="float" office:value="8.30000000000043" calcext:value-type="float">
            <text:p>8.3</text:p>
          </table:table-cell>
          <table:table-cell office:value-type="float" office:value="0.273948225692901" calcext:value-type="float">
            <text:p>0.2739482257</text:p>
          </table:table-cell>
          <table:table-cell table:formula="of:= [.K587]*1000" office:value-type="float" office:value="273.948225692901" calcext:value-type="float">
            <text:p>273.9482256929</text:p>
          </table:table-cell>
          <table:table-cell table:number-columns-repeated="3"/>
          <table:table-cell office:value-type="float" office:value="8.30000000000043" calcext:value-type="float">
            <text:p>8.3</text:p>
          </table:table-cell>
          <table:table-cell office:value-type="float" office:value="0.268680366445829" calcext:value-type="float">
            <text:p>0.26868036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6.025" calcext:value-type="float">
            <text:p>6.025</text:p>
          </table:table-cell>
          <table:table-cell table:formula="of:=[.E588]-17.5" office:value-type="float" office:value="-11.475" calcext:value-type="float">
            <text:p>-11.475</text:p>
          </table:table-cell>
          <table:table-cell office:value-type="float" office:value="0.317771" calcext:value-type="float">
            <text:p>0.317771</text:p>
          </table:table-cell>
          <table:table-cell table:formula="of:=1000*[.G588]" office:value-type="float" office:value="317.771" calcext:value-type="float">
            <text:p>317.771</text:p>
          </table:table-cell>
          <table:table-cell/>
          <table:table-cell office:value-type="float" office:value="8.40000000000043" calcext:value-type="float">
            <text:p>8.4</text:p>
          </table:table-cell>
          <table:table-cell office:value-type="float" office:value="0.276943558633209" calcext:value-type="float">
            <text:p>0.2769435586</text:p>
          </table:table-cell>
          <table:table-cell table:formula="of:= [.K588]*1000" office:value-type="float" office:value="276.943558633209" calcext:value-type="float">
            <text:p>276.9435586332</text:p>
          </table:table-cell>
          <table:table-cell table:number-columns-repeated="3"/>
          <table:table-cell office:value-type="float" office:value="8.40000000000043" calcext:value-type="float">
            <text:p>8.4</text:p>
          </table:table-cell>
          <table:table-cell office:value-type="float" office:value="0.26702095679127" calcext:value-type="float">
            <text:p>0.26702095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.89" calcext:value-type="float">
            <text:p>5.89</text:p>
          </table:table-cell>
          <table:table-cell table:formula="of:=[.E589]-17.5" office:value-type="float" office:value="-11.61" calcext:value-type="float">
            <text:p>-11.61</text:p>
          </table:table-cell>
          <table:table-cell office:value-type="float" office:value="0.320052" calcext:value-type="float">
            <text:p>0.320052</text:p>
          </table:table-cell>
          <table:table-cell table:formula="of:=1000*[.G589]" office:value-type="float" office:value="320.052" calcext:value-type="float">
            <text:p>320.052</text:p>
          </table:table-cell>
          <table:table-cell/>
          <table:table-cell office:value-type="float" office:value="8.50000000000043" calcext:value-type="float">
            <text:p>8.5</text:p>
          </table:table-cell>
          <table:table-cell office:value-type="float" office:value="0.28042680189492" calcext:value-type="float">
            <text:p>0.2804268019</text:p>
          </table:table-cell>
          <table:table-cell table:formula="of:= [.K589]*1000" office:value-type="float" office:value="280.42680189492" calcext:value-type="float">
            <text:p>280.4268018949</text:p>
          </table:table-cell>
          <table:table-cell table:number-columns-repeated="3"/>
          <table:table-cell office:value-type="float" office:value="8.50000000000043" calcext:value-type="float">
            <text:p>8.5</text:p>
          </table:table-cell>
          <table:table-cell office:value-type="float" office:value="0.264568326821787" calcext:value-type="float">
            <text:p>0.26456832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.755" calcext:value-type="float">
            <text:p>5.755</text:p>
          </table:table-cell>
          <table:table-cell table:formula="of:=[.E590]-17.5" office:value-type="float" office:value="-11.745" calcext:value-type="float">
            <text:p>-11.745</text:p>
          </table:table-cell>
          <table:table-cell office:value-type="float" office:value="0.323112" calcext:value-type="float">
            <text:p>0.323112</text:p>
          </table:table-cell>
          <table:table-cell table:formula="of:=1000*[.G590]" office:value-type="float" office:value="323.112" calcext:value-type="float">
            <text:p>323.112</text:p>
          </table:table-cell>
          <table:table-cell/>
          <table:table-cell office:value-type="float" office:value="8.60000000000043" calcext:value-type="float">
            <text:p>8.6</text:p>
          </table:table-cell>
          <table:table-cell office:value-type="float" office:value="0.282855753764254" calcext:value-type="float">
            <text:p>0.2828557538</text:p>
          </table:table-cell>
          <table:table-cell table:formula="of:= [.K590]*1000" office:value-type="float" office:value="282.855753764254" calcext:value-type="float">
            <text:p>282.8557537643</text:p>
          </table:table-cell>
          <table:table-cell table:number-columns-repeated="3"/>
          <table:table-cell office:value-type="float" office:value="8.60000000000043" calcext:value-type="float">
            <text:p>8.6</text:p>
          </table:table-cell>
          <table:table-cell office:value-type="float" office:value="0.262307186516751" calcext:value-type="float">
            <text:p>0.26230718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.62" calcext:value-type="float">
            <text:p>5.62</text:p>
          </table:table-cell>
          <table:table-cell table:formula="of:=[.E591]-17.5" office:value-type="float" office:value="-11.88" calcext:value-type="float">
            <text:p>-11.88</text:p>
          </table:table-cell>
          <table:table-cell office:value-type="float" office:value="0.326897" calcext:value-type="float">
            <text:p>0.326897</text:p>
          </table:table-cell>
          <table:table-cell table:formula="of:=1000*[.G591]" office:value-type="float" office:value="326.897" calcext:value-type="float">
            <text:p>326.897</text:p>
          </table:table-cell>
          <table:table-cell/>
          <table:table-cell office:value-type="float" office:value="8.70000000000043" calcext:value-type="float">
            <text:p>8.7</text:p>
          </table:table-cell>
          <table:table-cell office:value-type="float" office:value="0.286241842256406" calcext:value-type="float">
            <text:p>0.2862418423</text:p>
          </table:table-cell>
          <table:table-cell table:formula="of:= [.K591]*1000" office:value-type="float" office:value="286.241842256406" calcext:value-type="float">
            <text:p>286.2418422564</text:p>
          </table:table-cell>
          <table:table-cell table:number-columns-repeated="3"/>
          <table:table-cell office:value-type="float" office:value="8.70000000000043" calcext:value-type="float">
            <text:p>8.7</text:p>
          </table:table-cell>
          <table:table-cell office:value-type="float" office:value="0.260216840570569" calcext:value-type="float">
            <text:p>0.26021684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.485" calcext:value-type="float">
            <text:p>5.485</text:p>
          </table:table-cell>
          <table:table-cell table:formula="of:=[.E592]-17.5" office:value-type="float" office:value="-12.015" calcext:value-type="float">
            <text:p>-12.015</text:p>
          </table:table-cell>
          <table:table-cell office:value-type="float" office:value="0.330944" calcext:value-type="float">
            <text:p>0.330944</text:p>
          </table:table-cell>
          <table:table-cell table:formula="of:=1000*[.G592]" office:value-type="float" office:value="330.944" calcext:value-type="float">
            <text:p>330.944</text:p>
          </table:table-cell>
          <table:table-cell/>
          <table:table-cell office:value-type="float" office:value="8.80000000000043" calcext:value-type="float">
            <text:p>8.8</text:p>
          </table:table-cell>
          <table:table-cell office:value-type="float" office:value="0.289668600192893" calcext:value-type="float">
            <text:p>0.2896686002</text:p>
          </table:table-cell>
          <table:table-cell table:formula="of:= [.K592]*1000" office:value-type="float" office:value="289.668600192893" calcext:value-type="float">
            <text:p>289.6686001929</text:p>
          </table:table-cell>
          <table:table-cell table:number-columns-repeated="3"/>
          <table:table-cell office:value-type="float" office:value="8.80000000000043" calcext:value-type="float">
            <text:p>8.8</text:p>
          </table:table-cell>
          <table:table-cell office:value-type="float" office:value="0.257386938863431" calcext:value-type="float">
            <text:p>0.25738693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.35" calcext:value-type="float">
            <text:p>5.35</text:p>
          </table:table-cell>
          <table:table-cell table:formula="of:=[.E593]-17.5" office:value-type="float" office:value="-12.15" calcext:value-type="float">
            <text:p>-12.15</text:p>
          </table:table-cell>
          <table:table-cell office:value-type="float" office:value="0.334801" calcext:value-type="float">
            <text:p>0.334801</text:p>
          </table:table-cell>
          <table:table-cell table:formula="of:=1000*[.G593]" office:value-type="float" office:value="334.801" calcext:value-type="float">
            <text:p>334.801</text:p>
          </table:table-cell>
          <table:table-cell/>
          <table:table-cell office:value-type="float" office:value="8.90000000000043" calcext:value-type="float">
            <text:p>8.9</text:p>
          </table:table-cell>
          <table:table-cell office:value-type="float" office:value="0.292961087748005" calcext:value-type="float">
            <text:p>0.2929610877</text:p>
          </table:table-cell>
          <table:table-cell table:formula="of:= [.K593]*1000" office:value-type="float" office:value="292.961087748005" calcext:value-type="float">
            <text:p>292.961087748</text:p>
          </table:table-cell>
          <table:table-cell table:number-columns-repeated="3"/>
          <table:table-cell office:value-type="float" office:value="8.90000000000043" calcext:value-type="float">
            <text:p>8.9</text:p>
          </table:table-cell>
          <table:table-cell office:value-type="float" office:value="0.255537308339394" calcext:value-type="float">
            <text:p>0.25553730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.215" calcext:value-type="float">
            <text:p>5.215</text:p>
          </table:table-cell>
          <table:table-cell table:formula="of:=[.E594]-17.5" office:value-type="float" office:value="-12.285" calcext:value-type="float">
            <text:p>-12.285</text:p>
          </table:table-cell>
          <table:table-cell office:value-type="float" office:value="0.338145" calcext:value-type="float">
            <text:p>0.338145</text:p>
          </table:table-cell>
          <table:table-cell table:formula="of:=1000*[.G594]" office:value-type="float" office:value="338.145" calcext:value-type="float">
            <text:p>338.145</text:p>
          </table:table-cell>
          <table:table-cell/>
          <table:table-cell office:value-type="float" office:value="9.00000000000043" calcext:value-type="float">
            <text:p>9</text:p>
          </table:table-cell>
          <table:table-cell office:value-type="float" office:value="0.296897105056017" calcext:value-type="float">
            <text:p>0.2968971051</text:p>
          </table:table-cell>
          <table:table-cell table:formula="of:= [.K594]*1000" office:value-type="float" office:value="296.897105056017" calcext:value-type="float">
            <text:p>296.897105056</text:p>
          </table:table-cell>
          <table:table-cell table:number-columns-repeated="3"/>
          <table:table-cell office:value-type="float" office:value="9.00000000000043" calcext:value-type="float">
            <text:p>9</text:p>
          </table:table-cell>
          <table:table-cell office:value-type="float" office:value="0.254199997617482" calcext:value-type="float">
            <text:p>0.25419999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5.08" calcext:value-type="float">
            <text:p>5.08</text:p>
          </table:table-cell>
          <table:table-cell table:formula="of:=[.E595]-17.5" office:value-type="float" office:value="-12.42" calcext:value-type="float">
            <text:p>-12.42</text:p>
          </table:table-cell>
          <table:table-cell office:value-type="float" office:value="0.34028" calcext:value-type="float">
            <text:p>0.34028</text:p>
          </table:table-cell>
          <table:table-cell table:formula="of:=1000*[.G595]" office:value-type="float" office:value="340.28" calcext:value-type="float">
            <text:p>340.28</text:p>
          </table:table-cell>
          <table:table-cell/>
          <table:table-cell office:value-type="float" office:value="9.10000000000043" calcext:value-type="float">
            <text:p>9.1</text:p>
          </table:table-cell>
          <table:table-cell office:value-type="float" office:value="0.301278490453209" calcext:value-type="float">
            <text:p>0.3012784905</text:p>
          </table:table-cell>
          <table:table-cell table:formula="of:= [.K595]*1000" office:value-type="float" office:value="301.278490453209" calcext:value-type="float">
            <text:p>301.2784904532</text:p>
          </table:table-cell>
          <table:table-cell table:number-columns-repeated="3"/>
          <table:table-cell office:value-type="float" office:value="9.10000000000043" calcext:value-type="float">
            <text:p>9.1</text:p>
          </table:table-cell>
          <table:table-cell office:value-type="float" office:value="0.251931272777882" calcext:value-type="float">
            <text:p>0.25193127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.945" calcext:value-type="float">
            <text:p>4.945</text:p>
          </table:table-cell>
          <table:table-cell table:formula="of:=[.E596]-17.5" office:value-type="float" office:value="-12.555" calcext:value-type="float">
            <text:p>-12.555</text:p>
          </table:table-cell>
          <table:table-cell office:value-type="float" office:value="0.340926" calcext:value-type="float">
            <text:p>0.340926</text:p>
          </table:table-cell>
          <table:table-cell table:formula="of:=1000*[.G596]" office:value-type="float" office:value="340.926" calcext:value-type="float">
            <text:p>340.926</text:p>
          </table:table-cell>
          <table:table-cell/>
          <table:table-cell office:value-type="float" office:value="9.20000000000043" calcext:value-type="float">
            <text:p>9.2</text:p>
          </table:table-cell>
          <table:table-cell office:value-type="float" office:value="0.3048510261497" calcext:value-type="float">
            <text:p>0.3048510261</text:p>
          </table:table-cell>
          <table:table-cell table:formula="of:= [.K596]*1000" office:value-type="float" office:value="304.8510261497" calcext:value-type="float">
            <text:p>304.8510261497</text:p>
          </table:table-cell>
          <table:table-cell table:number-columns-repeated="3"/>
          <table:table-cell office:value-type="float" office:value="9.20000000000043" calcext:value-type="float">
            <text:p>9.2</text:p>
          </table:table-cell>
          <table:table-cell office:value-type="float" office:value="0.250219895186609" calcext:value-type="float">
            <text:p>0.25021989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.81" calcext:value-type="float">
            <text:p>4.81</text:p>
          </table:table-cell>
          <table:table-cell table:formula="of:=[.E597]-17.5" office:value-type="float" office:value="-12.69" calcext:value-type="float">
            <text:p>-12.69</text:p>
          </table:table-cell>
          <table:table-cell office:value-type="float" office:value="0.339739" calcext:value-type="float">
            <text:p>0.339739</text:p>
          </table:table-cell>
          <table:table-cell table:formula="of:=1000*[.G597]" office:value-type="float" office:value="339.739" calcext:value-type="float">
            <text:p>339.739</text:p>
          </table:table-cell>
          <table:table-cell/>
          <table:table-cell office:value-type="float" office:value="9.30000000000043" calcext:value-type="float">
            <text:p>9.3</text:p>
          </table:table-cell>
          <table:table-cell office:value-type="float" office:value="0.310130874998215" calcext:value-type="float">
            <text:p>0.310130875</text:p>
          </table:table-cell>
          <table:table-cell table:formula="of:= [.K597]*1000" office:value-type="float" office:value="310.130874998215" calcext:value-type="float">
            <text:p>310.1308749982</text:p>
          </table:table-cell>
          <table:table-cell table:number-columns-repeated="3"/>
          <table:table-cell office:value-type="float" office:value="9.30000000000043" calcext:value-type="float">
            <text:p>9.3</text:p>
          </table:table-cell>
          <table:table-cell office:value-type="float" office:value="0.248858702961409" calcext:value-type="float">
            <text:p>0.2488587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.675" calcext:value-type="float">
            <text:p>4.675</text:p>
          </table:table-cell>
          <table:table-cell table:formula="of:=[.E598]-17.5" office:value-type="float" office:value="-12.825" calcext:value-type="float">
            <text:p>-12.825</text:p>
          </table:table-cell>
          <table:table-cell office:value-type="float" office:value="0.336857" calcext:value-type="float">
            <text:p>0.336857</text:p>
          </table:table-cell>
          <table:table-cell table:formula="of:=1000*[.G598]" office:value-type="float" office:value="336.857" calcext:value-type="float">
            <text:p>336.857</text:p>
          </table:table-cell>
          <table:table-cell/>
          <table:table-cell office:value-type="float" office:value="9.40000000000042" calcext:value-type="float">
            <text:p>9.4</text:p>
          </table:table-cell>
          <table:table-cell office:value-type="float" office:value="0.312196777097708" calcext:value-type="float">
            <text:p>0.3121967771</text:p>
          </table:table-cell>
          <table:table-cell table:formula="of:= [.K598]*1000" office:value-type="float" office:value="312.196777097708" calcext:value-type="float">
            <text:p>312.1967770977</text:p>
          </table:table-cell>
          <table:table-cell table:number-columns-repeated="3"/>
          <table:table-cell office:value-type="float" office:value="9.40000000000042" calcext:value-type="float">
            <text:p>9.4</text:p>
          </table:table-cell>
          <table:table-cell office:value-type="float" office:value="0.247420041628502" calcext:value-type="float">
            <text:p>0.24742004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.54" calcext:value-type="float">
            <text:p>4.54</text:p>
          </table:table-cell>
          <table:table-cell table:formula="of:=[.E599]-17.5" office:value-type="float" office:value="-12.96" calcext:value-type="float">
            <text:p>-12.96</text:p>
          </table:table-cell>
          <table:table-cell office:value-type="float" office:value="0.332534" calcext:value-type="float">
            <text:p>0.332534</text:p>
          </table:table-cell>
          <table:table-cell table:formula="of:=1000*[.G599]" office:value-type="float" office:value="332.534" calcext:value-type="float">
            <text:p>332.534</text:p>
          </table:table-cell>
          <table:table-cell/>
          <table:table-cell office:value-type="float" office:value="9.50000000000042" calcext:value-type="float">
            <text:p>9.5</text:p>
          </table:table-cell>
          <table:table-cell office:value-type="float" office:value="0.315038512312948" calcext:value-type="float">
            <text:p>0.3150385123</text:p>
          </table:table-cell>
          <table:table-cell table:formula="of:= [.K599]*1000" office:value-type="float" office:value="315.038512312948" calcext:value-type="float">
            <text:p>315.0385123129</text:p>
          </table:table-cell>
          <table:table-cell table:number-columns-repeated="3"/>
          <table:table-cell office:value-type="float" office:value="9.50000000000042" calcext:value-type="float">
            <text:p>9.5</text:p>
          </table:table-cell>
          <table:table-cell office:value-type="float" office:value="0.246330170736621" calcext:value-type="float">
            <text:p>0.24633017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.405" calcext:value-type="float">
            <text:p>4.405</text:p>
          </table:table-cell>
          <table:table-cell table:formula="of:=[.E600]-17.5" office:value-type="float" office:value="-13.095" calcext:value-type="float">
            <text:p>-13.095</text:p>
          </table:table-cell>
          <table:table-cell office:value-type="float" office:value="0.326934" calcext:value-type="float">
            <text:p>0.326934</text:p>
          </table:table-cell>
          <table:table-cell table:formula="of:=1000*[.G600]" office:value-type="float" office:value="326.934" calcext:value-type="float">
            <text:p>326.934</text:p>
          </table:table-cell>
          <table:table-cell/>
          <table:table-cell office:value-type="float" office:value="9.60000000000042" calcext:value-type="float">
            <text:p>9.6</text:p>
          </table:table-cell>
          <table:table-cell office:value-type="float" office:value="0.317533333982189" calcext:value-type="float">
            <text:p>0.317533334</text:p>
          </table:table-cell>
          <table:table-cell table:formula="of:= [.K600]*1000" office:value-type="float" office:value="317.533333982189" calcext:value-type="float">
            <text:p>317.5333339822</text:p>
          </table:table-cell>
          <table:table-cell table:number-columns-repeated="3"/>
          <table:table-cell office:value-type="float" office:value="9.60000000000042" calcext:value-type="float">
            <text:p>9.6</text:p>
          </table:table-cell>
          <table:table-cell office:value-type="float" office:value="0.245526280096161" calcext:value-type="float">
            <text:p>0.24552628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.27" calcext:value-type="float">
            <text:p>4.27</text:p>
          </table:table-cell>
          <table:table-cell table:formula="of:=[.E601]-17.5" office:value-type="float" office:value="-13.23" calcext:value-type="float">
            <text:p>-13.23</text:p>
          </table:table-cell>
          <table:table-cell office:value-type="float" office:value="0.32058" calcext:value-type="float">
            <text:p>0.32058</text:p>
          </table:table-cell>
          <table:table-cell table:formula="of:=1000*[.G601]" office:value-type="float" office:value="320.58" calcext:value-type="float">
            <text:p>320.58</text:p>
          </table:table-cell>
          <table:table-cell/>
          <table:table-cell office:value-type="float" office:value="9.70000000000042" calcext:value-type="float">
            <text:p>9.7</text:p>
          </table:table-cell>
          <table:table-cell office:value-type="float" office:value="0.318966405844396" calcext:value-type="float">
            <text:p>0.3189664058</text:p>
          </table:table-cell>
          <table:table-cell table:formula="of:= [.K601]*1000" office:value-type="float" office:value="318.966405844396" calcext:value-type="float">
            <text:p>318.9664058444</text:p>
          </table:table-cell>
          <table:table-cell table:number-columns-repeated="3"/>
          <table:table-cell office:value-type="float" office:value="9.70000000000042" calcext:value-type="float">
            <text:p>9.7</text:p>
          </table:table-cell>
          <table:table-cell office:value-type="float" office:value="0.24524689422018" calcext:value-type="float">
            <text:p>0.24524689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.135" calcext:value-type="float">
            <text:p>4.135</text:p>
          </table:table-cell>
          <table:table-cell table:formula="of:=[.E602]-17.5" office:value-type="float" office:value="-13.365" calcext:value-type="float">
            <text:p>-13.365</text:p>
          </table:table-cell>
          <table:table-cell office:value-type="float" office:value="0.313744" calcext:value-type="float">
            <text:p>0.313744</text:p>
          </table:table-cell>
          <table:table-cell table:formula="of:=1000*[.G602]" office:value-type="float" office:value="313.744" calcext:value-type="float">
            <text:p>313.744</text:p>
          </table:table-cell>
          <table:table-cell/>
          <table:table-cell office:value-type="float" office:value="9.80000000000042" calcext:value-type="float">
            <text:p>9.8</text:p>
          </table:table-cell>
          <table:table-cell office:value-type="float" office:value="0.320023709272054" calcext:value-type="float">
            <text:p>0.3200237093</text:p>
          </table:table-cell>
          <table:table-cell table:formula="of:= [.K602]*1000" office:value-type="float" office:value="320.023709272054" calcext:value-type="float">
            <text:p>320.0237092721</text:p>
          </table:table-cell>
          <table:table-cell table:number-columns-repeated="3"/>
          <table:table-cell office:value-type="float" office:value="9.80000000000042" calcext:value-type="float">
            <text:p>9.8</text:p>
          </table:table-cell>
          <table:table-cell office:value-type="float" office:value="0.244657637709575" calcext:value-type="float">
            <text:p>0.24465763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formula="of:=[.E603]-17.5" office:value-type="float" office:value="-13.5" calcext:value-type="float">
            <text:p>-13.5</text:p>
          </table:table-cell>
          <table:table-cell office:value-type="float" office:value="0.306753" calcext:value-type="float">
            <text:p>0.306753</text:p>
          </table:table-cell>
          <table:table-cell table:formula="of:=1000*[.G603]" office:value-type="float" office:value="306.753" calcext:value-type="float">
            <text:p>306.753</text:p>
          </table:table-cell>
          <table:table-cell/>
          <table:table-cell office:value-type="float" office:value="9.90000000000042" calcext:value-type="float">
            <text:p>9.9</text:p>
          </table:table-cell>
          <table:table-cell office:value-type="float" office:value="0.321361412483232" calcext:value-type="float">
            <text:p>0.3213614125</text:p>
          </table:table-cell>
          <table:table-cell table:formula="of:= [.K603]*1000" office:value-type="float" office:value="321.361412483232" calcext:value-type="float">
            <text:p>321.3614124832</text:p>
          </table:table-cell>
          <table:table-cell table:number-columns-repeated="3"/>
          <table:table-cell office:value-type="float" office:value="9.90000000000042" calcext:value-type="float">
            <text:p>9.9</text:p>
          </table:table-cell>
          <table:table-cell office:value-type="float" office:value="0.244222109704979" calcext:value-type="float">
            <text:p>0.24422210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.865" calcext:value-type="float">
            <text:p>3.865</text:p>
          </table:table-cell>
          <table:table-cell table:formula="of:=[.E604]-17.5" office:value-type="float" office:value="-13.635" calcext:value-type="float">
            <text:p>-13.635</text:p>
          </table:table-cell>
          <table:table-cell office:value-type="float" office:value="0.299736" calcext:value-type="float">
            <text:p>0.299736</text:p>
          </table:table-cell>
          <table:table-cell table:formula="of:=1000*[.G604]" office:value-type="float" office:value="299.736" calcext:value-type="float">
            <text:p>299.736</text:p>
          </table:table-cell>
          <table:table-cell/>
          <table:table-cell office:value-type="float" office:value="10.0000000000004" calcext:value-type="float">
            <text:p>10</text:p>
          </table:table-cell>
          <table:table-cell office:value-type="float" office:value="0.320085001620991" calcext:value-type="float">
            <text:p>0.3200850016</text:p>
          </table:table-cell>
          <table:table-cell table:formula="of:= [.K604]*1000" office:value-type="float" office:value="320.085001620991" calcext:value-type="float">
            <text:p>320.085001621</text:p>
          </table:table-cell>
          <table:table-cell table:number-columns-repeated="3"/>
          <table:table-cell office:value-type="float" office:value="10.0000000000004" calcext:value-type="float">
            <text:p>10</text:p>
          </table:table-cell>
          <table:table-cell office:value-type="float" office:value="0.244266418347009" calcext:value-type="float">
            <text:p>0.24426641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.73" calcext:value-type="float">
            <text:p>3.73</text:p>
          </table:table-cell>
          <table:table-cell table:formula="of:=[.E605]-17.5" office:value-type="float" office:value="-13.77" calcext:value-type="float">
            <text:p>-13.77</text:p>
          </table:table-cell>
          <table:table-cell office:value-type="float" office:value="0.292912" calcext:value-type="float">
            <text:p>0.292912</text:p>
          </table:table-cell>
          <table:table-cell table:formula="of:=1000*[.G605]" office:value-type="float" office:value="292.912" calcext:value-type="float">
            <text:p>292.912</text:p>
          </table:table-cell>
          <table:table-cell/>
          <table:table-cell office:value-type="float" office:value="10.1000000000004" calcext:value-type="float">
            <text:p>10.1</text:p>
          </table:table-cell>
          <table:table-cell office:value-type="float" office:value="0.317885242086039" calcext:value-type="float">
            <text:p>0.3178852421</text:p>
          </table:table-cell>
          <table:table-cell table:formula="of:= [.K605]*1000" office:value-type="float" office:value="317.885242086039" calcext:value-type="float">
            <text:p>317.885242086</text:p>
          </table:table-cell>
          <table:table-cell table:number-columns-repeated="3"/>
          <table:table-cell office:value-type="float" office:value="10.1000000000004" calcext:value-type="float">
            <text:p>10.1</text:p>
          </table:table-cell>
          <table:table-cell office:value-type="float" office:value="0.244375408603688" calcext:value-type="float">
            <text:p>0.24437540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.595" calcext:value-type="float">
            <text:p>3.595</text:p>
          </table:table-cell>
          <table:table-cell table:formula="of:=[.E606]-17.5" office:value-type="float" office:value="-13.905" calcext:value-type="float">
            <text:p>-13.905</text:p>
          </table:table-cell>
          <table:table-cell office:value-type="float" office:value="0.28632" calcext:value-type="float">
            <text:p>0.28632</text:p>
          </table:table-cell>
          <table:table-cell table:formula="of:=1000*[.G606]" office:value-type="float" office:value="286.32" calcext:value-type="float">
            <text:p>286.32</text:p>
          </table:table-cell>
          <table:table-cell/>
          <table:table-cell office:value-type="float" office:value="10.2000000000004" calcext:value-type="float">
            <text:p>10.2</text:p>
          </table:table-cell>
          <table:table-cell office:value-type="float" office:value="0.316992129529416" calcext:value-type="float">
            <text:p>0.3169921295</text:p>
          </table:table-cell>
          <table:table-cell table:formula="of:= [.K606]*1000" office:value-type="float" office:value="316.992129529416" calcext:value-type="float">
            <text:p>316.9921295294</text:p>
          </table:table-cell>
          <table:table-cell table:number-columns-repeated="3"/>
          <table:table-cell office:value-type="float" office:value="10.2000000000004" calcext:value-type="float">
            <text:p>10.2</text:p>
          </table:table-cell>
          <table:table-cell office:value-type="float" office:value="0.244868698581406" calcext:value-type="float">
            <text:p>0.24486869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.46" calcext:value-type="float">
            <text:p>3.46</text:p>
          </table:table-cell>
          <table:table-cell table:formula="of:=[.E607]-17.5" office:value-type="float" office:value="-14.04" calcext:value-type="float">
            <text:p>-14.04</text:p>
          </table:table-cell>
          <table:table-cell office:value-type="float" office:value="0.280085" calcext:value-type="float">
            <text:p>0.280085</text:p>
          </table:table-cell>
          <table:table-cell table:formula="of:=1000*[.G607]" office:value-type="float" office:value="280.085" calcext:value-type="float">
            <text:p>280.085</text:p>
          </table:table-cell>
          <table:table-cell/>
          <table:table-cell office:value-type="float" office:value="10.3000000000004" calcext:value-type="float">
            <text:p>10.3</text:p>
          </table:table-cell>
          <table:table-cell office:value-type="float" office:value="0.313845331248568" calcext:value-type="float">
            <text:p>0.3138453312</text:p>
          </table:table-cell>
          <table:table-cell table:formula="of:= [.K607]*1000" office:value-type="float" office:value="313.845331248568" calcext:value-type="float">
            <text:p>313.8453312486</text:p>
          </table:table-cell>
          <table:table-cell table:number-columns-repeated="3"/>
          <table:table-cell office:value-type="float" office:value="10.3000000000004" calcext:value-type="float">
            <text:p>10.3</text:p>
          </table:table-cell>
          <table:table-cell office:value-type="float" office:value="0.245746288280164" calcext:value-type="float">
            <text:p>0.24574628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.325" calcext:value-type="float">
            <text:p>3.325</text:p>
          </table:table-cell>
          <table:table-cell table:formula="of:=[.E608]-17.5" office:value-type="float" office:value="-14.175" calcext:value-type="float">
            <text:p>-14.175</text:p>
          </table:table-cell>
          <table:table-cell office:value-type="float" office:value="0.274232" calcext:value-type="float">
            <text:p>0.274232</text:p>
          </table:table-cell>
          <table:table-cell table:formula="of:=1000*[.G608]" office:value-type="float" office:value="274.232" calcext:value-type="float">
            <text:p>274.232</text:p>
          </table:table-cell>
          <table:table-cell/>
          <table:table-cell office:value-type="float" office:value="10.4000000000004" calcext:value-type="float">
            <text:p>10.4</text:p>
          </table:table-cell>
          <table:table-cell office:value-type="float" office:value="0.311188239275256" calcext:value-type="float">
            <text:p>0.3111882393</text:p>
          </table:table-cell>
          <table:table-cell table:formula="of:= [.K608]*1000" office:value-type="float" office:value="311.188239275256" calcext:value-type="float">
            <text:p>311.1882392753</text:p>
          </table:table-cell>
          <table:table-cell table:number-columns-repeated="3"/>
          <table:table-cell office:value-type="float" office:value="10.4000000000004" calcext:value-type="float">
            <text:p>10.4</text:p>
          </table:table-cell>
          <table:table-cell office:value-type="float" office:value="0.247094921673105" calcext:value-type="float">
            <text:p>0.24709492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.19" calcext:value-type="float">
            <text:p>3.19</text:p>
          </table:table-cell>
          <table:table-cell table:formula="of:=[.E609]-17.5" office:value-type="float" office:value="-14.31" calcext:value-type="float">
            <text:p>-14.31</text:p>
          </table:table-cell>
          <table:table-cell office:value-type="float" office:value="0.268866" calcext:value-type="float">
            <text:p>0.268866</text:p>
          </table:table-cell>
          <table:table-cell table:formula="of:=1000*[.G609]" office:value-type="float" office:value="268.866" calcext:value-type="float">
            <text:p>268.866</text:p>
          </table:table-cell>
          <table:table-cell/>
          <table:table-cell office:value-type="float" office:value="10.5000000000004" calcext:value-type="float">
            <text:p>10.5</text:p>
          </table:table-cell>
          <table:table-cell office:value-type="float" office:value="0.309020853609477" calcext:value-type="float">
            <text:p>0.3090208536</text:p>
          </table:table-cell>
          <table:table-cell table:formula="of:= [.K609]*1000" office:value-type="float" office:value="309.020853609477" calcext:value-type="float">
            <text:p>309.0208536095</text:p>
          </table:table-cell>
          <table:table-cell table:number-columns-repeated="3"/>
          <table:table-cell office:value-type="float" office:value="10.5000000000004" calcext:value-type="float">
            <text:p>10.5</text:p>
          </table:table-cell>
          <table:table-cell office:value-type="float" office:value="0.248078283177561" calcext:value-type="float">
            <text:p>0.248078283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3.055" calcext:value-type="float">
            <text:p>3.055</text:p>
          </table:table-cell>
          <table:table-cell table:formula="of:=[.E610]-17.5" office:value-type="float" office:value="-14.445" calcext:value-type="float">
            <text:p>-14.445</text:p>
          </table:table-cell>
          <table:table-cell office:value-type="float" office:value="0.26391" calcext:value-type="float">
            <text:p>0.26391</text:p>
          </table:table-cell>
          <table:table-cell table:formula="of:=1000*[.G610]" office:value-type="float" office:value="263.91" calcext:value-type="float">
            <text:p>263.91</text:p>
          </table:table-cell>
          <table:table-cell/>
          <table:table-cell office:value-type="float" office:value="10.6000000000004" calcext:value-type="float">
            <text:p>10.6</text:p>
          </table:table-cell>
          <table:table-cell office:value-type="float" office:value="0.304330617389647" calcext:value-type="float">
            <text:p>0.3043306174</text:p>
          </table:table-cell>
          <table:table-cell table:formula="of:= [.K610]*1000" office:value-type="float" office:value="304.330617389647" calcext:value-type="float">
            <text:p>304.3306173896</text:p>
          </table:table-cell>
          <table:table-cell table:number-columns-repeated="3"/>
          <table:table-cell office:value-type="float" office:value="10.6000000000004" calcext:value-type="float">
            <text:p>10.6</text:p>
          </table:table-cell>
          <table:table-cell office:value-type="float" office:value="0.249436124392346" calcext:value-type="float">
            <text:p>0.24943612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.92" calcext:value-type="float">
            <text:p>2.92</text:p>
          </table:table-cell>
          <table:table-cell table:formula="of:=[.E611]-17.5" office:value-type="float" office:value="-14.58" calcext:value-type="float">
            <text:p>-14.58</text:p>
          </table:table-cell>
          <table:table-cell office:value-type="float" office:value="0.25945" calcext:value-type="float">
            <text:p>0.25945</text:p>
          </table:table-cell>
          <table:table-cell table:formula="of:=1000*[.G611]" office:value-type="float" office:value="259.45" calcext:value-type="float">
            <text:p>259.45</text:p>
          </table:table-cell>
          <table:table-cell/>
          <table:table-cell office:value-type="float" office:value="10.7000000000004" calcext:value-type="float">
            <text:p>10.7</text:p>
          </table:table-cell>
          <table:table-cell office:value-type="float" office:value="0.302471927405777" calcext:value-type="float">
            <text:p>0.3024719274</text:p>
          </table:table-cell>
          <table:table-cell table:formula="of:= [.K611]*1000" office:value-type="float" office:value="302.471927405777" calcext:value-type="float">
            <text:p>302.4719274058</text:p>
          </table:table-cell>
          <table:table-cell table:number-columns-repeated="3"/>
          <table:table-cell office:value-type="float" office:value="10.7000000000004" calcext:value-type="float">
            <text:p>10.7</text:p>
          </table:table-cell>
          <table:table-cell office:value-type="float" office:value="0.251053642826964" calcext:value-type="float">
            <text:p>0.25105364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.785" calcext:value-type="float">
            <text:p>2.785</text:p>
          </table:table-cell>
          <table:table-cell table:formula="of:=[.E612]-17.5" office:value-type="float" office:value="-14.715" calcext:value-type="float">
            <text:p>-14.715</text:p>
          </table:table-cell>
          <table:table-cell office:value-type="float" office:value="0.255449" calcext:value-type="float">
            <text:p>0.255449</text:p>
          </table:table-cell>
          <table:table-cell table:formula="of:=1000*[.G612]" office:value-type="float" office:value="255.449" calcext:value-type="float">
            <text:p>255.449</text:p>
          </table:table-cell>
          <table:table-cell/>
          <table:table-cell office:value-type="float" office:value="10.8000000000004" calcext:value-type="float">
            <text:p>10.8</text:p>
          </table:table-cell>
          <table:table-cell office:value-type="float" office:value="0.300011199510152" calcext:value-type="float">
            <text:p>0.3000111995</text:p>
          </table:table-cell>
          <table:table-cell table:formula="of:= [.K612]*1000" office:value-type="float" office:value="300.011199510152" calcext:value-type="float">
            <text:p>300.0111995102</text:p>
          </table:table-cell>
          <table:table-cell table:number-columns-repeated="3"/>
          <table:table-cell office:value-type="float" office:value="10.8000000000004" calcext:value-type="float">
            <text:p>10.8</text:p>
          </table:table-cell>
          <table:table-cell office:value-type="float" office:value="0.252767694478853" calcext:value-type="float">
            <text:p>0.25276769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.65" calcext:value-type="float">
            <text:p>2.65</text:p>
          </table:table-cell>
          <table:table-cell table:formula="of:=[.E613]-17.5" office:value-type="float" office:value="-14.85" calcext:value-type="float">
            <text:p>-14.85</text:p>
          </table:table-cell>
          <table:table-cell office:value-type="float" office:value="0.251943" calcext:value-type="float">
            <text:p>0.251943</text:p>
          </table:table-cell>
          <table:table-cell table:formula="of:=1000*[.G613]" office:value-type="float" office:value="251.943" calcext:value-type="float">
            <text:p>251.943</text:p>
          </table:table-cell>
          <table:table-cell/>
          <table:table-cell office:value-type="float" office:value="10.9000000000004" calcext:value-type="float">
            <text:p>10.9</text:p>
          </table:table-cell>
          <table:table-cell office:value-type="float" office:value="0.297498254821859" calcext:value-type="float">
            <text:p>0.2974982548</text:p>
          </table:table-cell>
          <table:table-cell table:formula="of:= [.K613]*1000" office:value-type="float" office:value="297.498254821859" calcext:value-type="float">
            <text:p>297.4982548219</text:p>
          </table:table-cell>
          <table:table-cell table:number-columns-repeated="3"/>
          <table:table-cell office:value-type="float" office:value="10.9000000000004" calcext:value-type="float">
            <text:p>10.9</text:p>
          </table:table-cell>
          <table:table-cell office:value-type="float" office:value="0.255106130323734" calcext:value-type="float">
            <text:p>0.25510613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.515" calcext:value-type="float">
            <text:p>2.515</text:p>
          </table:table-cell>
          <table:table-cell table:formula="of:=[.E614]-17.5" office:value-type="float" office:value="-14.985" calcext:value-type="float">
            <text:p>-14.985</text:p>
          </table:table-cell>
          <table:table-cell office:value-type="float" office:value="0.248895" calcext:value-type="float">
            <text:p>0.248895</text:p>
          </table:table-cell>
          <table:table-cell table:formula="of:=1000*[.G614]" office:value-type="float" office:value="248.895" calcext:value-type="float">
            <text:p>248.895</text:p>
          </table:table-cell>
          <table:table-cell/>
          <table:table-cell office:value-type="float" office:value="11.0000000000004" calcext:value-type="float">
            <text:p>11</text:p>
          </table:table-cell>
          <table:table-cell office:value-type="float" office:value="0.296121790145414" calcext:value-type="float">
            <text:p>0.2961217901</text:p>
          </table:table-cell>
          <table:table-cell table:formula="of:= [.K614]*1000" office:value-type="float" office:value="296.121790145414" calcext:value-type="float">
            <text:p>296.1217901454</text:p>
          </table:table-cell>
          <table:table-cell table:number-columns-repeated="3"/>
          <table:table-cell office:value-type="float" office:value="11.0000000000004" calcext:value-type="float">
            <text:p>11</text:p>
          </table:table-cell>
          <table:table-cell office:value-type="float" office:value="0.256605916489494" calcext:value-type="float">
            <text:p>0.25660591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.38" calcext:value-type="float">
            <text:p>2.38</text:p>
          </table:table-cell>
          <table:table-cell table:formula="of:=[.E615]-17.5" office:value-type="float" office:value="-15.12" calcext:value-type="float">
            <text:p>-15.12</text:p>
          </table:table-cell>
          <table:table-cell office:value-type="float" office:value="0.246333" calcext:value-type="float">
            <text:p>0.246333</text:p>
          </table:table-cell>
          <table:table-cell table:formula="of:=1000*[.G615]" office:value-type="float" office:value="246.333" calcext:value-type="float">
            <text:p>246.333</text:p>
          </table:table-cell>
          <table:table-cell/>
          <table:table-cell office:value-type="float" office:value="11.1000000000004" calcext:value-type="float">
            <text:p>11.1</text:p>
          </table:table-cell>
          <table:table-cell office:value-type="float" office:value="0.295147700670003" calcext:value-type="float">
            <text:p>0.2951477007</text:p>
          </table:table-cell>
          <table:table-cell table:formula="of:= [.K615]*1000" office:value-type="float" office:value="295.147700670003" calcext:value-type="float">
            <text:p>295.14770067</text:p>
          </table:table-cell>
          <table:table-cell table:number-columns-repeated="3"/>
          <table:table-cell office:value-type="float" office:value="11.1000000000004" calcext:value-type="float">
            <text:p>11.1</text:p>
          </table:table-cell>
          <table:table-cell office:value-type="float" office:value="0.258805072486336" calcext:value-type="float">
            <text:p>0.258805072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.245" calcext:value-type="float">
            <text:p>2.245</text:p>
          </table:table-cell>
          <table:table-cell table:formula="of:=[.E616]-17.5" office:value-type="float" office:value="-15.255" calcext:value-type="float">
            <text:p>-15.255</text:p>
          </table:table-cell>
          <table:table-cell office:value-type="float" office:value="0.24425" calcext:value-type="float">
            <text:p>0.24425</text:p>
          </table:table-cell>
          <table:table-cell table:formula="of:=1000*[.G616]" office:value-type="float" office:value="244.25" calcext:value-type="float">
            <text:p>244.25</text:p>
          </table:table-cell>
          <table:table-cell/>
          <table:table-cell office:value-type="float" office:value="11.2000000000004" calcext:value-type="float">
            <text:p>11.2</text:p>
          </table:table-cell>
          <table:table-cell office:value-type="float" office:value="0.29448779461049" calcext:value-type="float">
            <text:p>0.2944877946</text:p>
          </table:table-cell>
          <table:table-cell table:formula="of:= [.K616]*1000" office:value-type="float" office:value="294.48779461049" calcext:value-type="float">
            <text:p>294.4877946105</text:p>
          </table:table-cell>
          <table:table-cell table:number-columns-repeated="3"/>
          <table:table-cell office:value-type="float" office:value="11.2000000000004" calcext:value-type="float">
            <text:p>11.2</text:p>
          </table:table-cell>
          <table:table-cell office:value-type="float" office:value="0.261457287995768" calcext:value-type="float">
            <text:p>0.2614572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2.11" calcext:value-type="float">
            <text:p>2.11</text:p>
          </table:table-cell>
          <table:table-cell table:formula="of:=[.E617]-17.5" office:value-type="float" office:value="-15.39" calcext:value-type="float">
            <text:p>-15.39</text:p>
          </table:table-cell>
          <table:table-cell office:value-type="float" office:value="0.242633" calcext:value-type="float">
            <text:p>0.242633</text:p>
          </table:table-cell>
          <table:table-cell table:formula="of:=1000*[.G617]" office:value-type="float" office:value="242.633" calcext:value-type="float">
            <text:p>242.633</text:p>
          </table:table-cell>
          <table:table-cell/>
          <table:table-cell office:value-type="float" office:value="11.3000000000004" calcext:value-type="float">
            <text:p>11.3</text:p>
          </table:table-cell>
          <table:table-cell office:value-type="float" office:value="0.294756730193587" calcext:value-type="float">
            <text:p>0.2947567302</text:p>
          </table:table-cell>
          <table:table-cell table:formula="of:= [.K617]*1000" office:value-type="float" office:value="294.756730193587" calcext:value-type="float">
            <text:p>294.7567301936</text:p>
          </table:table-cell>
          <table:table-cell table:number-columns-repeated="3"/>
          <table:table-cell office:value-type="float" office:value="11.3000000000004" calcext:value-type="float">
            <text:p>11.3</text:p>
          </table:table-cell>
          <table:table-cell office:value-type="float" office:value="0.26362746427075" calcext:value-type="float">
            <text:p>0.26362746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975" calcext:value-type="float">
            <text:p>1.975</text:p>
          </table:table-cell>
          <table:table-cell table:formula="of:=[.E618]-17.5" office:value-type="float" office:value="-15.525" calcext:value-type="float">
            <text:p>-15.525</text:p>
          </table:table-cell>
          <table:table-cell office:value-type="float" office:value="0.24148" calcext:value-type="float">
            <text:p>0.24148</text:p>
          </table:table-cell>
          <table:table-cell table:formula="of:=1000*[.G618]" office:value-type="float" office:value="241.48" calcext:value-type="float">
            <text:p>241.48</text:p>
          </table:table-cell>
          <table:table-cell/>
          <table:table-cell office:value-type="float" office:value="11.4000000000004" calcext:value-type="float">
            <text:p>11.4</text:p>
          </table:table-cell>
          <table:table-cell office:value-type="float" office:value="0.295186961955276" calcext:value-type="float">
            <text:p>0.295186962</text:p>
          </table:table-cell>
          <table:table-cell table:formula="of:= [.K618]*1000" office:value-type="float" office:value="295.186961955276" calcext:value-type="float">
            <text:p>295.1869619553</text:p>
          </table:table-cell>
          <table:table-cell table:number-columns-repeated="3"/>
          <table:table-cell office:value-type="float" office:value="11.4000000000004" calcext:value-type="float">
            <text:p>11.4</text:p>
          </table:table-cell>
          <table:table-cell office:value-type="float" office:value="0.26608879976595" calcext:value-type="float">
            <text:p>0.266088799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84" calcext:value-type="float">
            <text:p>1.84</text:p>
          </table:table-cell>
          <table:table-cell table:formula="of:=[.E619]-17.5" office:value-type="float" office:value="-15.66" calcext:value-type="float">
            <text:p>-15.66</text:p>
          </table:table-cell>
          <table:table-cell office:value-type="float" office:value="0.240757" calcext:value-type="float">
            <text:p>0.240757</text:p>
          </table:table-cell>
          <table:table-cell table:formula="of:=1000*[.G619]" office:value-type="float" office:value="240.757" calcext:value-type="float">
            <text:p>240.757</text:p>
          </table:table-cell>
          <table:table-cell/>
          <table:table-cell office:value-type="float" office:value="11.5000000000004" calcext:value-type="float">
            <text:p>11.5</text:p>
          </table:table-cell>
          <table:table-cell office:value-type="float" office:value="0.295778489895557" calcext:value-type="float">
            <text:p>0.2957784899</text:p>
          </table:table-cell>
          <table:table-cell table:formula="of:= [.K619]*1000" office:value-type="float" office:value="295.778489895557" calcext:value-type="float">
            <text:p>295.7784898956</text:p>
          </table:table-cell>
          <table:table-cell table:number-columns-repeated="3"/>
          <table:table-cell office:value-type="float" office:value="11.5000000000004" calcext:value-type="float">
            <text:p>11.5</text:p>
          </table:table-cell>
          <table:table-cell office:value-type="float" office:value="0.269059900663263" calcext:value-type="float">
            <text:p>0.26905990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705" calcext:value-type="float">
            <text:p>1.705</text:p>
          </table:table-cell>
          <table:table-cell table:formula="of:=[.E620]-17.5" office:value-type="float" office:value="-15.795" calcext:value-type="float">
            <text:p>-15.795</text:p>
          </table:table-cell>
          <table:table-cell office:value-type="float" office:value="0.240458" calcext:value-type="float">
            <text:p>0.240458</text:p>
          </table:table-cell>
          <table:table-cell table:formula="of:=1000*[.G620]" office:value-type="float" office:value="240.458" calcext:value-type="float">
            <text:p>240.458</text:p>
          </table:table-cell>
          <table:table-cell/>
          <table:table-cell office:value-type="float" office:value="11.6000000000004" calcext:value-type="float">
            <text:p>11.6</text:p>
          </table:table-cell>
          <table:table-cell office:value-type="float" office:value="0.297808040154336" calcext:value-type="float">
            <text:p>0.2978080402</text:p>
          </table:table-cell>
          <table:table-cell table:formula="of:= [.K620]*1000" office:value-type="float" office:value="297.808040154336" calcext:value-type="float">
            <text:p>297.8080401543</text:p>
          </table:table-cell>
          <table:table-cell table:number-columns-repeated="3"/>
          <table:table-cell office:value-type="float" office:value="11.6000000000004" calcext:value-type="float">
            <text:p>11.6</text:p>
          </table:table-cell>
          <table:table-cell office:value-type="float" office:value="0.271009503194634" calcext:value-type="float">
            <text:p>0.271009503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57" calcext:value-type="float">
            <text:p>1.57</text:p>
          </table:table-cell>
          <table:table-cell table:formula="of:=[.E621]-17.5" office:value-type="float" office:value="-15.93" calcext:value-type="float">
            <text:p>-15.93</text:p>
          </table:table-cell>
          <table:table-cell office:value-type="float" office:value="0.240563" calcext:value-type="float">
            <text:p>0.240563</text:p>
          </table:table-cell>
          <table:table-cell table:formula="of:=1000*[.G621]" office:value-type="float" office:value="240.563" calcext:value-type="float">
            <text:p>240.563</text:p>
          </table:table-cell>
          <table:table-cell/>
          <table:table-cell office:value-type="float" office:value="11.7000000000004" calcext:value-type="float">
            <text:p>11.7</text:p>
          </table:table-cell>
          <table:table-cell office:value-type="float" office:value="0.299007189450555" calcext:value-type="float">
            <text:p>0.2990071895</text:p>
          </table:table-cell>
          <table:table-cell table:formula="of:= [.K621]*1000" office:value-type="float" office:value="299.007189450555" calcext:value-type="float">
            <text:p>299.0071894506</text:p>
          </table:table-cell>
          <table:table-cell table:number-columns-repeated="3"/>
          <table:table-cell office:value-type="float" office:value="11.7000000000004" calcext:value-type="float">
            <text:p>11.7</text:p>
          </table:table-cell>
          <table:table-cell office:value-type="float" office:value="0.273653863786687" calcext:value-type="float">
            <text:p>0.27365386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435" calcext:value-type="float">
            <text:p>1.435</text:p>
          </table:table-cell>
          <table:table-cell table:formula="of:=[.E622]-17.5" office:value-type="float" office:value="-16.065" calcext:value-type="float">
            <text:p>-16.065</text:p>
          </table:table-cell>
          <table:table-cell office:value-type="float" office:value="0.241042" calcext:value-type="float">
            <text:p>0.241042</text:p>
          </table:table-cell>
          <table:table-cell table:formula="of:=1000*[.G622]" office:value-type="float" office:value="241.042" calcext:value-type="float">
            <text:p>241.042</text:p>
          </table:table-cell>
          <table:table-cell/>
          <table:table-cell office:value-type="float" office:value="11.8000000000004" calcext:value-type="float">
            <text:p>11.8</text:p>
          </table:table-cell>
          <table:table-cell office:value-type="float" office:value="0.302204853697038" calcext:value-type="float">
            <text:p>0.3022048537</text:p>
          </table:table-cell>
          <table:table-cell table:formula="of:= [.K622]*1000" office:value-type="float" office:value="302.204853697038" calcext:value-type="float">
            <text:p>302.204853697</text:p>
          </table:table-cell>
          <table:table-cell table:number-columns-repeated="3"/>
          <table:table-cell office:value-type="float" office:value="11.8000000000004" calcext:value-type="float">
            <text:p>11.8</text:p>
          </table:table-cell>
          <table:table-cell office:value-type="float" office:value="0.27592267021409" calcext:value-type="float">
            <text:p>0.27592267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3" calcext:value-type="float">
            <text:p>1.3</text:p>
          </table:table-cell>
          <table:table-cell table:formula="of:=[.E623]-17.5" office:value-type="float" office:value="-16.2" calcext:value-type="float">
            <text:p>-16.2</text:p>
          </table:table-cell>
          <table:table-cell office:value-type="float" office:value="0.24179" calcext:value-type="float">
            <text:p>0.24179</text:p>
          </table:table-cell>
          <table:table-cell table:formula="of:=1000*[.G623]" office:value-type="float" office:value="241.79" calcext:value-type="float">
            <text:p>241.79</text:p>
          </table:table-cell>
          <table:table-cell/>
          <table:table-cell office:value-type="float" office:value="11.9000000000004" calcext:value-type="float">
            <text:p>11.9</text:p>
          </table:table-cell>
          <table:table-cell office:value-type="float" office:value="0.304021182426978" calcext:value-type="float">
            <text:p>0.3040211824</text:p>
          </table:table-cell>
          <table:table-cell table:formula="of:= [.K623]*1000" office:value-type="float" office:value="304.021182426978" calcext:value-type="float">
            <text:p>304.021182427</text:p>
          </table:table-cell>
          <table:table-cell table:number-columns-repeated="3"/>
          <table:table-cell office:value-type="float" office:value="11.9000000000004" calcext:value-type="float">
            <text:p>11.9</text:p>
          </table:table-cell>
          <table:table-cell office:value-type="float" office:value="0.27709572406687" calcext:value-type="float">
            <text:p>0.27709572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165" calcext:value-type="float">
            <text:p>1.165</text:p>
          </table:table-cell>
          <table:table-cell table:formula="of:=[.E624]-17.5" office:value-type="float" office:value="-16.335" calcext:value-type="float">
            <text:p>-16.335</text:p>
          </table:table-cell>
          <table:table-cell office:value-type="float" office:value="0.24277" calcext:value-type="float">
            <text:p>0.24277</text:p>
          </table:table-cell>
          <table:table-cell table:formula="of:=1000*[.G624]" office:value-type="float" office:value="242.77" calcext:value-type="float">
            <text:p>242.77</text:p>
          </table:table-cell>
          <table:table-cell/>
          <table:table-cell office:value-type="float" office:value="12.0000000000004" calcext:value-type="float">
            <text:p>12</text:p>
          </table:table-cell>
          <table:table-cell office:value-type="float" office:value="0.306678833170783" calcext:value-type="float">
            <text:p>0.3066788332</text:p>
          </table:table-cell>
          <table:table-cell table:formula="of:= [.K624]*1000" office:value-type="float" office:value="306.678833170783" calcext:value-type="float">
            <text:p>306.6788331708</text:p>
          </table:table-cell>
          <table:table-cell table:number-columns-repeated="3"/>
          <table:table-cell office:value-type="float" office:value="12.0000000000004" calcext:value-type="float">
            <text:p>12</text:p>
          </table:table-cell>
          <table:table-cell office:value-type="float" office:value="0.278219003439057" calcext:value-type="float">
            <text:p>0.27821900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1.03" calcext:value-type="float">
            <text:p>1.03</text:p>
          </table:table-cell>
          <table:table-cell table:formula="of:=[.E625]-17.5" office:value-type="float" office:value="-16.47" calcext:value-type="float">
            <text:p>-16.47</text:p>
          </table:table-cell>
          <table:table-cell office:value-type="float" office:value="0.243858" calcext:value-type="float">
            <text:p>0.243858</text:p>
          </table:table-cell>
          <table:table-cell table:formula="of:=1000*[.G625]" office:value-type="float" office:value="243.858" calcext:value-type="float">
            <text:p>243.858</text:p>
          </table:table-cell>
          <table:table-cell/>
          <table:table-cell office:value-type="float" office:value="12.1000000000004" calcext:value-type="float">
            <text:p>12.1</text:p>
          </table:table-cell>
          <table:table-cell office:value-type="float" office:value="0.30886212830821" calcext:value-type="float">
            <text:p>0.3088621283</text:p>
          </table:table-cell>
          <table:table-cell table:formula="of:= [.K625]*1000" office:value-type="float" office:value="308.86212830821" calcext:value-type="float">
            <text:p>308.8621283082</text:p>
          </table:table-cell>
          <table:table-cell table:number-columns-repeated="3"/>
          <table:table-cell office:value-type="float" office:value="12.1000000000004" calcext:value-type="float">
            <text:p>12.1</text:p>
          </table:table-cell>
          <table:table-cell office:value-type="float" office:value="0.279971830522387" calcext:value-type="float">
            <text:p>0.27997183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0.895" calcext:value-type="float">
            <text:p>0.895</text:p>
          </table:table-cell>
          <table:table-cell table:formula="of:=[.E626]-17.5" office:value-type="float" office:value="-16.605" calcext:value-type="float">
            <text:p>-16.605</text:p>
          </table:table-cell>
          <table:table-cell office:value-type="float" office:value="0.244962" calcext:value-type="float">
            <text:p>0.244962</text:p>
          </table:table-cell>
          <table:table-cell table:formula="of:=1000*[.G626]" office:value-type="float" office:value="244.962" calcext:value-type="float">
            <text:p>244.962</text:p>
          </table:table-cell>
          <table:table-cell/>
          <table:table-cell office:value-type="float" office:value="12.2000000000004" calcext:value-type="float">
            <text:p>12.2</text:p>
          </table:table-cell>
          <table:table-cell office:value-type="float" office:value="0.312318084163153" calcext:value-type="float">
            <text:p>0.3123180842</text:p>
          </table:table-cell>
          <table:table-cell table:formula="of:= [.K626]*1000" office:value-type="float" office:value="312.318084163153" calcext:value-type="float">
            <text:p>312.3180841632</text:p>
          </table:table-cell>
          <table:table-cell table:number-columns-repeated="3"/>
          <table:table-cell office:value-type="float" office:value="12.2000000000004" calcext:value-type="float">
            <text:p>12.2</text:p>
          </table:table-cell>
          <table:table-cell office:value-type="float" office:value="0.27887566157026" calcext:value-type="float">
            <text:p>0.27887566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0.76" calcext:value-type="float">
            <text:p>0.76</text:p>
          </table:table-cell>
          <table:table-cell table:formula="of:=[.E627]-17.5" office:value-type="float" office:value="-16.74" calcext:value-type="float">
            <text:p>-16.74</text:p>
          </table:table-cell>
          <table:table-cell office:value-type="float" office:value="0.245829" calcext:value-type="float">
            <text:p>0.245829</text:p>
          </table:table-cell>
          <table:table-cell table:formula="of:=1000*[.G627]" office:value-type="float" office:value="245.829" calcext:value-type="float">
            <text:p>245.829</text:p>
          </table:table-cell>
          <table:table-cell/>
          <table:table-cell office:value-type="float" office:value="12.3000000000004" calcext:value-type="float">
            <text:p>12.3</text:p>
          </table:table-cell>
          <table:table-cell office:value-type="float" office:value="0.313888388117468" calcext:value-type="float">
            <text:p>0.3138883881</text:p>
          </table:table-cell>
          <table:table-cell table:formula="of:= [.K627]*1000" office:value-type="float" office:value="313.888388117468" calcext:value-type="float">
            <text:p>313.8883881175</text:p>
          </table:table-cell>
          <table:table-cell table:number-columns-repeated="3"/>
          <table:table-cell office:value-type="float" office:value="12.3000000000004" calcext:value-type="float">
            <text:p>12.3</text:p>
          </table:table-cell>
          <table:table-cell office:value-type="float" office:value="0.278681015585219" calcext:value-type="float">
            <text:p>0.27868101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0.625" calcext:value-type="float">
            <text:p>0.625</text:p>
          </table:table-cell>
          <table:table-cell table:formula="of:=[.E628]-17.5" office:value-type="float" office:value="-16.875" calcext:value-type="float">
            <text:p>-16.875</text:p>
          </table:table-cell>
          <table:table-cell office:value-type="float" office:value="0.246284" calcext:value-type="float">
            <text:p>0.246284</text:p>
          </table:table-cell>
          <table:table-cell table:formula="of:=1000*[.G628]" office:value-type="float" office:value="246.284" calcext:value-type="float">
            <text:p>246.284</text:p>
          </table:table-cell>
          <table:table-cell/>
          <table:table-cell office:value-type="float" office:value="12.4000000000004" calcext:value-type="float">
            <text:p>12.4</text:p>
          </table:table-cell>
          <table:table-cell office:value-type="float" office:value="0.314156704844932" calcext:value-type="float">
            <text:p>0.3141567048</text:p>
          </table:table-cell>
          <table:table-cell table:formula="of:= [.K628]*1000" office:value-type="float" office:value="314.156704844932" calcext:value-type="float">
            <text:p>314.1567048449</text:p>
          </table:table-cell>
          <table:table-cell table:number-columns-repeated="3"/>
          <table:table-cell office:value-type="float" office:value="12.4000000000004" calcext:value-type="float">
            <text:p>12.4</text:p>
          </table:table-cell>
          <table:table-cell office:value-type="float" office:value="0.276219870684821" calcext:value-type="float">
            <text:p>0.27621987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0.49" calcext:value-type="float">
            <text:p>0.49</text:p>
          </table:table-cell>
          <table:table-cell table:formula="of:=[.E629]-17.5" office:value-type="float" office:value="-17.01" calcext:value-type="float">
            <text:p>-17.01</text:p>
          </table:table-cell>
          <table:table-cell office:value-type="float" office:value="0.245994" calcext:value-type="float">
            <text:p>0.245994</text:p>
          </table:table-cell>
          <table:table-cell table:formula="of:=1000*[.G629]" office:value-type="float" office:value="245.994" calcext:value-type="float">
            <text:p>245.994</text:p>
          </table:table-cell>
          <table:table-cell/>
          <table:table-cell office:value-type="float" office:value="12.5000000000004" calcext:value-type="float">
            <text:p>12.5</text:p>
          </table:table-cell>
          <table:table-cell office:value-type="float" office:value="0.315895867154152" calcext:value-type="float">
            <text:p>0.3158958672</text:p>
          </table:table-cell>
          <table:table-cell table:formula="of:= [.K629]*1000" office:value-type="float" office:value="315.895867154152" calcext:value-type="float">
            <text:p>315.8958671542</text:p>
          </table:table-cell>
          <table:table-cell table:number-columns-repeated="3"/>
          <table:table-cell office:value-type="float" office:value="12.5000000000004" calcext:value-type="float">
            <text:p>12.5</text:p>
          </table:table-cell>
          <table:table-cell office:value-type="float" office:value="0.273987300767204" calcext:value-type="float">
            <text:p>0.27398730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0.355" calcext:value-type="float">
            <text:p>0.355</text:p>
          </table:table-cell>
          <table:table-cell table:formula="of:=[.E630]-17.5" office:value-type="float" office:value="-17.145" calcext:value-type="float">
            <text:p>-17.145</text:p>
          </table:table-cell>
          <table:table-cell office:value-type="float" office:value="0.244665" calcext:value-type="float">
            <text:p>0.244665</text:p>
          </table:table-cell>
          <table:table-cell table:formula="of:=1000*[.G630]" office:value-type="float" office:value="244.665" calcext:value-type="float">
            <text:p>244.665</text:p>
          </table:table-cell>
          <table:table-cell/>
          <table:table-cell office:value-type="float" office:value="12.6000000000004" calcext:value-type="float">
            <text:p>12.6</text:p>
          </table:table-cell>
          <table:table-cell office:value-type="float" office:value="0.315362895643809" calcext:value-type="float">
            <text:p>0.3153628956</text:p>
          </table:table-cell>
          <table:table-cell table:formula="of:= [.K630]*1000" office:value-type="float" office:value="315.362895643809" calcext:value-type="float">
            <text:p>315.3628956438</text:p>
          </table:table-cell>
          <table:table-cell table:number-columns-repeated="3"/>
          <table:table-cell office:value-type="float" office:value="12.6000000000004" calcext:value-type="float">
            <text:p>12.6</text:p>
          </table:table-cell>
          <table:table-cell office:value-type="float" office:value="0.27060139368487" calcext:value-type="float">
            <text:p>0.27060139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0.22" calcext:value-type="float">
            <text:p>0.22</text:p>
          </table:table-cell>
          <table:table-cell table:formula="of:=[.E631]-17.5" office:value-type="float" office:value="-17.28" calcext:value-type="float">
            <text:p>-17.28</text:p>
          </table:table-cell>
          <table:table-cell office:value-type="float" office:value="0.24198" calcext:value-type="float">
            <text:p>0.24198</text:p>
          </table:table-cell>
          <table:table-cell table:formula="of:=1000*[.G631]" office:value-type="float" office:value="241.98" calcext:value-type="float">
            <text:p>241.98</text:p>
          </table:table-cell>
          <table:table-cell/>
          <table:table-cell office:value-type="float" office:value="12.7000000000004" calcext:value-type="float">
            <text:p>12.7</text:p>
          </table:table-cell>
          <table:table-cell office:value-type="float" office:value="0.314005414296052" calcext:value-type="float">
            <text:p>0.3140054143</text:p>
          </table:table-cell>
          <table:table-cell table:formula="of:= [.K631]*1000" office:value-type="float" office:value="314.005414296052" calcext:value-type="float">
            <text:p>314.0054142961</text:p>
          </table:table-cell>
          <table:table-cell table:number-columns-repeated="3"/>
          <table:table-cell office:value-type="float" office:value="12.7000000000004" calcext:value-type="float">
            <text:p>12.7</text:p>
          </table:table-cell>
          <table:table-cell office:value-type="float" office:value="0.265730638939774" calcext:value-type="float">
            <text:p>0.26573063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0.085" calcext:value-type="float">
            <text:p>0.085</text:p>
          </table:table-cell>
          <table:table-cell table:formula="of:=[.E632]-17.5" office:value-type="float" office:value="-17.415" calcext:value-type="float">
            <text:p>-17.415</text:p>
          </table:table-cell>
          <table:table-cell office:value-type="float" office:value="0.23775" calcext:value-type="float">
            <text:p>0.23775</text:p>
          </table:table-cell>
          <table:table-cell table:formula="of:=1000*[.G632]" office:value-type="float" office:value="237.75" calcext:value-type="float">
            <text:p>237.75</text:p>
          </table:table-cell>
          <table:table-cell/>
          <table:table-cell office:value-type="float" office:value="12.8000000000004" calcext:value-type="float">
            <text:p>12.8</text:p>
          </table:table-cell>
          <table:table-cell office:value-type="float" office:value="0.313171289235473" calcext:value-type="float">
            <text:p>0.3131712892</text:p>
          </table:table-cell>
          <table:table-cell table:formula="of:= [.K632]*1000" office:value-type="float" office:value="313.171289235473" calcext:value-type="float">
            <text:p>313.1712892355</text:p>
          </table:table-cell>
          <table:table-cell table:number-columns-repeated="3"/>
          <table:table-cell office:value-type="float" office:value="12.8000000000004" calcext:value-type="float">
            <text:p>12.8</text:p>
          </table:table-cell>
          <table:table-cell office:value-type="float" office:value="0.261991608000853" calcext:value-type="float">
            <text:p>0.2619916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05" calcext:value-type="float">
            <text:p>-0.05</text:p>
          </table:table-cell>
          <table:table-cell table:formula="of:=[.E633]-17.5" office:value-type="float" office:value="-17.55" calcext:value-type="float">
            <text:p>-17.55</text:p>
          </table:table-cell>
          <table:table-cell office:value-type="float" office:value="0.231851" calcext:value-type="float">
            <text:p>0.231851</text:p>
          </table:table-cell>
          <table:table-cell table:formula="of:=1000*[.G633]" office:value-type="float" office:value="231.851" calcext:value-type="float">
            <text:p>231.851</text:p>
          </table:table-cell>
          <table:table-cell/>
          <table:table-cell office:value-type="float" office:value="12.9000000000004" calcext:value-type="float">
            <text:p>12.9</text:p>
          </table:table-cell>
          <table:table-cell office:value-type="float" office:value="0.309010028443399" calcext:value-type="float">
            <text:p>0.3090100284</text:p>
          </table:table-cell>
          <table:table-cell table:formula="of:= [.K633]*1000" office:value-type="float" office:value="309.010028443399" calcext:value-type="float">
            <text:p>309.0100284434</text:p>
          </table:table-cell>
          <table:table-cell table:number-columns-repeated="3"/>
          <table:table-cell office:value-type="float" office:value="12.9000000000004" calcext:value-type="float">
            <text:p>12.9</text:p>
          </table:table-cell>
          <table:table-cell office:value-type="float" office:value="0.255249043582201" calcext:value-type="float">
            <text:p>0.255249043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185" calcext:value-type="float">
            <text:p>-0.185</text:p>
          </table:table-cell>
          <table:table-cell table:formula="of:=[.E634]-17.5" office:value-type="float" office:value="-17.685" calcext:value-type="float">
            <text:p>-17.685</text:p>
          </table:table-cell>
          <table:table-cell office:value-type="float" office:value="0.224601" calcext:value-type="float">
            <text:p>0.224601</text:p>
          </table:table-cell>
          <table:table-cell table:formula="of:=1000*[.G634]" office:value-type="float" office:value="224.601" calcext:value-type="float">
            <text:p>224.601</text:p>
          </table:table-cell>
          <table:table-cell/>
          <table:table-cell office:value-type="float" office:value="13.0000000000004" calcext:value-type="float">
            <text:p>13</text:p>
          </table:table-cell>
          <table:table-cell office:value-type="float" office:value="0.30556918695403" calcext:value-type="float">
            <text:p>0.305569187</text:p>
          </table:table-cell>
          <table:table-cell table:formula="of:= [.K634]*1000" office:value-type="float" office:value="305.56918695403" calcext:value-type="float">
            <text:p>305.569186954</text:p>
          </table:table-cell>
          <table:table-cell table:number-columns-repeated="3"/>
          <table:table-cell office:value-type="float" office:value="13.0000000000004" calcext:value-type="float">
            <text:p>13</text:p>
          </table:table-cell>
          <table:table-cell office:value-type="float" office:value="0.249926674450612" calcext:value-type="float">
            <text:p>0.24992667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32" calcext:value-type="float">
            <text:p>-0.32</text:p>
          </table:table-cell>
          <table:table-cell table:formula="of:=[.E635]-17.5" office:value-type="float" office:value="-17.82" calcext:value-type="float">
            <text:p>-17.82</text:p>
          </table:table-cell>
          <table:table-cell office:value-type="float" office:value="0.216115" calcext:value-type="float">
            <text:p>0.216115</text:p>
          </table:table-cell>
          <table:table-cell table:formula="of:=1000*[.G635]" office:value-type="float" office:value="216.115" calcext:value-type="float">
            <text:p>216.115</text:p>
          </table:table-cell>
          <table:table-cell/>
          <table:table-cell office:value-type="float" office:value="13.1000000000004" calcext:value-type="float">
            <text:p>13.1</text:p>
          </table:table-cell>
          <table:table-cell office:value-type="float" office:value="0.301467932138421" calcext:value-type="float">
            <text:p>0.3014679321</text:p>
          </table:table-cell>
          <table:table-cell table:formula="of:= [.K635]*1000" office:value-type="float" office:value="301.467932138421" calcext:value-type="float">
            <text:p>301.4679321384</text:p>
          </table:table-cell>
          <table:table-cell table:number-columns-repeated="3"/>
          <table:table-cell office:value-type="float" office:value="13.1000000000004" calcext:value-type="float">
            <text:p>13.1</text:p>
          </table:table-cell>
          <table:table-cell office:value-type="float" office:value="0.243411388933302" calcext:value-type="float">
            <text:p>0.24341138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455" calcext:value-type="float">
            <text:p>-0.455</text:p>
          </table:table-cell>
          <table:table-cell table:formula="of:=[.E636]-17.5" office:value-type="float" office:value="-17.955" calcext:value-type="float">
            <text:p>-17.955</text:p>
          </table:table-cell>
          <table:table-cell office:value-type="float" office:value="0.206877" calcext:value-type="float">
            <text:p>0.206877</text:p>
          </table:table-cell>
          <table:table-cell table:formula="of:=1000*[.G636]" office:value-type="float" office:value="206.877" calcext:value-type="float">
            <text:p>206.877</text:p>
          </table:table-cell>
          <table:table-cell/>
          <table:table-cell office:value-type="float" office:value="13.2000000000004" calcext:value-type="float">
            <text:p>13.2</text:p>
          </table:table-cell>
          <table:table-cell office:value-type="float" office:value="0.296933980761639" calcext:value-type="float">
            <text:p>0.2969339808</text:p>
          </table:table-cell>
          <table:table-cell table:formula="of:= [.K636]*1000" office:value-type="float" office:value="296.933980761639" calcext:value-type="float">
            <text:p>296.9339807616</text:p>
          </table:table-cell>
          <table:table-cell table:number-columns-repeated="3"/>
          <table:table-cell office:value-type="float" office:value="13.2000000000004" calcext:value-type="float">
            <text:p>13.2</text:p>
          </table:table-cell>
          <table:table-cell office:value-type="float" office:value="0.237317016931575" calcext:value-type="float">
            <text:p>0.23731701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59" calcext:value-type="float">
            <text:p>-0.59</text:p>
          </table:table-cell>
          <table:table-cell table:formula="of:=[.E637]-17.5" office:value-type="float" office:value="-18.09" calcext:value-type="float">
            <text:p>-18.09</text:p>
          </table:table-cell>
          <table:table-cell office:value-type="float" office:value="0.197308" calcext:value-type="float">
            <text:p>0.197308</text:p>
          </table:table-cell>
          <table:table-cell table:formula="of:=1000*[.G637]" office:value-type="float" office:value="197.308" calcext:value-type="float">
            <text:p>197.308</text:p>
          </table:table-cell>
          <table:table-cell/>
          <table:table-cell office:value-type="float" office:value="13.3000000000004" calcext:value-type="float">
            <text:p>13.3</text:p>
          </table:table-cell>
          <table:table-cell office:value-type="float" office:value="0.293014205781984" calcext:value-type="float">
            <text:p>0.2930142058</text:p>
          </table:table-cell>
          <table:table-cell table:formula="of:= [.K637]*1000" office:value-type="float" office:value="293.014205781984" calcext:value-type="float">
            <text:p>293.014205782</text:p>
          </table:table-cell>
          <table:table-cell table:number-columns-repeated="3"/>
          <table:table-cell office:value-type="float" office:value="13.3000000000004" calcext:value-type="float">
            <text:p>13.3</text:p>
          </table:table-cell>
          <table:table-cell office:value-type="float" office:value="0.230283944967723" calcext:value-type="float">
            <text:p>0.2302839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725" calcext:value-type="float">
            <text:p>-0.725</text:p>
          </table:table-cell>
          <table:table-cell table:formula="of:=[.E638]-17.5" office:value-type="float" office:value="-18.225" calcext:value-type="float">
            <text:p>-18.225</text:p>
          </table:table-cell>
          <table:table-cell office:value-type="float" office:value="0.187664" calcext:value-type="float">
            <text:p>0.187664</text:p>
          </table:table-cell>
          <table:table-cell table:formula="of:=1000*[.G638]" office:value-type="float" office:value="187.664" calcext:value-type="float">
            <text:p>187.664</text:p>
          </table:table-cell>
          <table:table-cell/>
          <table:table-cell office:value-type="float" office:value="13.4000000000004" calcext:value-type="float">
            <text:p>13.4</text:p>
          </table:table-cell>
          <table:table-cell office:value-type="float" office:value="0.28788571634684" calcext:value-type="float">
            <text:p>0.2878857163</text:p>
          </table:table-cell>
          <table:table-cell table:formula="of:= [.K638]*1000" office:value-type="float" office:value="287.88571634684" calcext:value-type="float">
            <text:p>287.8857163468</text:p>
          </table:table-cell>
          <table:table-cell table:number-columns-repeated="3"/>
          <table:table-cell office:value-type="float" office:value="13.4000000000004" calcext:value-type="float">
            <text:p>13.4</text:p>
          </table:table-cell>
          <table:table-cell office:value-type="float" office:value="0.226275381646082" calcext:value-type="float">
            <text:p>0.22627538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86" calcext:value-type="float">
            <text:p>-0.86</text:p>
          </table:table-cell>
          <table:table-cell table:formula="of:=[.E639]-17.5" office:value-type="float" office:value="-18.36" calcext:value-type="float">
            <text:p>-18.36</text:p>
          </table:table-cell>
          <table:table-cell office:value-type="float" office:value="0.178206" calcext:value-type="float">
            <text:p>0.178206</text:p>
          </table:table-cell>
          <table:table-cell table:formula="of:=1000*[.G639]" office:value-type="float" office:value="178.206" calcext:value-type="float">
            <text:p>178.206</text:p>
          </table:table-cell>
          <table:table-cell/>
          <table:table-cell office:value-type="float" office:value="13.5000000000004" calcext:value-type="float">
            <text:p>13.5</text:p>
          </table:table-cell>
          <table:table-cell office:value-type="float" office:value="0.282683722831242" calcext:value-type="float">
            <text:p>0.2826837228</text:p>
          </table:table-cell>
          <table:table-cell table:formula="of:= [.K639]*1000" office:value-type="float" office:value="282.683722831242" calcext:value-type="float">
            <text:p>282.6837228312</text:p>
          </table:table-cell>
          <table:table-cell table:number-columns-repeated="3"/>
          <table:table-cell office:value-type="float" office:value="13.5000000000004" calcext:value-type="float">
            <text:p>13.5</text:p>
          </table:table-cell>
          <table:table-cell office:value-type="float" office:value="0.219799252692641" calcext:value-type="float">
            <text:p>0.21979925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0.995" calcext:value-type="float">
            <text:p>-0.995</text:p>
          </table:table-cell>
          <table:table-cell table:formula="of:=[.E640]-17.5" office:value-type="float" office:value="-18.495" calcext:value-type="float">
            <text:p>-18.495</text:p>
          </table:table-cell>
          <table:table-cell office:value-type="float" office:value="0.16909" calcext:value-type="float">
            <text:p>0.16909</text:p>
          </table:table-cell>
          <table:table-cell table:formula="of:=1000*[.G640]" office:value-type="float" office:value="169.09" calcext:value-type="float">
            <text:p>169.09</text:p>
          </table:table-cell>
          <table:table-cell/>
          <table:table-cell office:value-type="float" office:value="13.6000000000004" calcext:value-type="float">
            <text:p>13.6</text:p>
          </table:table-cell>
          <table:table-cell office:value-type="float" office:value="0.277989837747896" calcext:value-type="float">
            <text:p>0.2779898377</text:p>
          </table:table-cell>
          <table:table-cell table:formula="of:= [.K640]*1000" office:value-type="float" office:value="277.989837747896" calcext:value-type="float">
            <text:p>277.9898377479</text:p>
          </table:table-cell>
          <table:table-cell table:number-columns-repeated="3"/>
          <table:table-cell office:value-type="float" office:value="13.6000000000004" calcext:value-type="float">
            <text:p>13.6</text:p>
          </table:table-cell>
          <table:table-cell office:value-type="float" office:value="0.215310495862138" calcext:value-type="float">
            <text:p>0.21531049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.13" calcext:value-type="float">
            <text:p>-1.13</text:p>
          </table:table-cell>
          <table:table-cell table:formula="of:=[.E641]-17.5" office:value-type="float" office:value="-18.63" calcext:value-type="float">
            <text:p>-18.63</text:p>
          </table:table-cell>
          <table:table-cell office:value-type="float" office:value="0.160425" calcext:value-type="float">
            <text:p>0.160425</text:p>
          </table:table-cell>
          <table:table-cell table:formula="of:=1000*[.G641]" office:value-type="float" office:value="160.425" calcext:value-type="float">
            <text:p>160.425</text:p>
          </table:table-cell>
          <table:table-cell/>
          <table:table-cell office:value-type="float" office:value="13.7000000000004" calcext:value-type="float">
            <text:p>13.7</text:p>
          </table:table-cell>
          <table:table-cell office:value-type="float" office:value="0.273067679817467" calcext:value-type="float">
            <text:p>0.2730676798</text:p>
          </table:table-cell>
          <table:table-cell table:formula="of:= [.K641]*1000" office:value-type="float" office:value="273.067679817467" calcext:value-type="float">
            <text:p>273.0676798175</text:p>
          </table:table-cell>
          <table:table-cell table:number-columns-repeated="3"/>
          <table:table-cell office:value-type="float" office:value="13.7000000000004" calcext:value-type="float">
            <text:p>13.7</text:p>
          </table:table-cell>
          <table:table-cell office:value-type="float" office:value="0.210651012810807" calcext:value-type="float">
            <text:p>0.21065101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.265" calcext:value-type="float">
            <text:p>-1.265</text:p>
          </table:table-cell>
          <table:table-cell table:formula="of:=[.E642]-17.5" office:value-type="float" office:value="-18.765" calcext:value-type="float">
            <text:p>-18.765</text:p>
          </table:table-cell>
          <table:table-cell office:value-type="float" office:value="0.152226" calcext:value-type="float">
            <text:p>0.152226</text:p>
          </table:table-cell>
          <table:table-cell table:formula="of:=1000*[.G642]" office:value-type="float" office:value="152.226" calcext:value-type="float">
            <text:p>152.226</text:p>
          </table:table-cell>
          <table:table-cell/>
          <table:table-cell office:value-type="float" office:value="13.8000000000004" calcext:value-type="float">
            <text:p>13.8</text:p>
          </table:table-cell>
          <table:table-cell office:value-type="float" office:value="0.269014726471089" calcext:value-type="float">
            <text:p>0.2690147265</text:p>
          </table:table-cell>
          <table:table-cell table:formula="of:= [.K642]*1000" office:value-type="float" office:value="269.014726471089" calcext:value-type="float">
            <text:p>269.0147264711</text:p>
          </table:table-cell>
          <table:table-cell table:number-columns-repeated="3"/>
          <table:table-cell office:value-type="float" office:value="13.8000000000004" calcext:value-type="float">
            <text:p>13.8</text:p>
          </table:table-cell>
          <table:table-cell office:value-type="float" office:value="0.206124867763023" calcext:value-type="float">
            <text:p>0.20612486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.4" calcext:value-type="float">
            <text:p>-1.4</text:p>
          </table:table-cell>
          <table:table-cell table:formula="of:=[.E643]-17.5" office:value-type="float" office:value="-18.9" calcext:value-type="float">
            <text:p>-18.9</text:p>
          </table:table-cell>
          <table:table-cell office:value-type="float" office:value="0.144489" calcext:value-type="float">
            <text:p>0.144489</text:p>
          </table:table-cell>
          <table:table-cell table:formula="of:=1000*[.G643]" office:value-type="float" office:value="144.489" calcext:value-type="float">
            <text:p>144.489</text:p>
          </table:table-cell>
          <table:table-cell/>
          <table:table-cell office:value-type="float" office:value="13.9000000000004" calcext:value-type="float">
            <text:p>13.9</text:p>
          </table:table-cell>
          <table:table-cell office:value-type="float" office:value="0.264161657996906" calcext:value-type="float">
            <text:p>0.264161658</text:p>
          </table:table-cell>
          <table:table-cell table:formula="of:= [.K643]*1000" office:value-type="float" office:value="264.161657996906" calcext:value-type="float">
            <text:p>264.1616579969</text:p>
          </table:table-cell>
          <table:table-cell table:number-columns-repeated="3"/>
          <table:table-cell office:value-type="float" office:value="13.9000000000004" calcext:value-type="float">
            <text:p>13.9</text:p>
          </table:table-cell>
          <table:table-cell office:value-type="float" office:value="0.202219323997559" calcext:value-type="float">
            <text:p>0.20221932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.535" calcext:value-type="float">
            <text:p>-1.535</text:p>
          </table:table-cell>
          <table:table-cell table:formula="of:=[.E644]-17.5" office:value-type="float" office:value="-19.035" calcext:value-type="float">
            <text:p>-19.035</text:p>
          </table:table-cell>
          <table:table-cell office:value-type="float" office:value="0.137271" calcext:value-type="float">
            <text:p>0.137271</text:p>
          </table:table-cell>
          <table:table-cell table:formula="of:=1000*[.G644]" office:value-type="float" office:value="137.271" calcext:value-type="float">
            <text:p>137.271</text:p>
          </table:table-cell>
          <table:table-cell/>
          <table:table-cell office:value-type="float" office:value="14.0000000000004" calcext:value-type="float">
            <text:p>14</text:p>
          </table:table-cell>
          <table:table-cell office:value-type="float" office:value="0.259886303965405" calcext:value-type="float">
            <text:p>0.259886304</text:p>
          </table:table-cell>
          <table:table-cell table:formula="of:= [.K644]*1000" office:value-type="float" office:value="259.886303965405" calcext:value-type="float">
            <text:p>259.8863039654</text:p>
          </table:table-cell>
          <table:table-cell table:number-columns-repeated="3"/>
          <table:table-cell office:value-type="float" office:value="14.0000000000004" calcext:value-type="float">
            <text:p>14</text:p>
          </table:table-cell>
          <table:table-cell office:value-type="float" office:value="0.199339539206121" calcext:value-type="float">
            <text:p>0.19933953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.67" calcext:value-type="float">
            <text:p>-1.67</text:p>
          </table:table-cell>
          <table:table-cell table:formula="of:=[.E645]-17.5" office:value-type="float" office:value="-19.17" calcext:value-type="float">
            <text:p>-19.17</text:p>
          </table:table-cell>
          <table:table-cell office:value-type="float" office:value="0.130502" calcext:value-type="float">
            <text:p>0.130502</text:p>
          </table:table-cell>
          <table:table-cell table:formula="of:=1000*[.G645]" office:value-type="float" office:value="130.502" calcext:value-type="float">
            <text:p>130.502</text:p>
          </table:table-cell>
          <table:table-cell/>
          <table:table-cell office:value-type="float" office:value="14.1000000000004" calcext:value-type="float">
            <text:p>14.1</text:p>
          </table:table-cell>
          <table:table-cell office:value-type="float" office:value="0.25607783741723" calcext:value-type="float">
            <text:p>0.2560778374</text:p>
          </table:table-cell>
          <table:table-cell table:formula="of:= [.K645]*1000" office:value-type="float" office:value="256.07783741723" calcext:value-type="float">
            <text:p>256.0778374172</text:p>
          </table:table-cell>
          <table:table-cell table:number-columns-repeated="3"/>
          <table:table-cell office:value-type="float" office:value="14.1000000000004" calcext:value-type="float">
            <text:p>14.1</text:p>
          </table:table-cell>
          <table:table-cell office:value-type="float" office:value="0.195447723856728" calcext:value-type="float">
            <text:p>0.19544772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.805" calcext:value-type="float">
            <text:p>-1.805</text:p>
          </table:table-cell>
          <table:table-cell table:formula="of:=[.E646]-17.5" office:value-type="float" office:value="-19.305" calcext:value-type="float">
            <text:p>-19.305</text:p>
          </table:table-cell>
          <table:table-cell office:value-type="float" office:value="0.124166" calcext:value-type="float">
            <text:p>0.124166</text:p>
          </table:table-cell>
          <table:table-cell table:formula="of:=1000*[.G646]" office:value-type="float" office:value="124.166" calcext:value-type="float">
            <text:p>124.166</text:p>
          </table:table-cell>
          <table:table-cell/>
          <table:table-cell office:value-type="float" office:value="14.2000000000004" calcext:value-type="float">
            <text:p>14.2</text:p>
          </table:table-cell>
          <table:table-cell office:value-type="float" office:value="0.251653413845516" calcext:value-type="float">
            <text:p>0.2516534138</text:p>
          </table:table-cell>
          <table:table-cell table:formula="of:= [.K646]*1000" office:value-type="float" office:value="251.653413845516" calcext:value-type="float">
            <text:p>251.6534138455</text:p>
          </table:table-cell>
          <table:table-cell table:number-columns-repeated="3"/>
          <table:table-cell office:value-type="float" office:value="14.2000000000004" calcext:value-type="float">
            <text:p>14.2</text:p>
          </table:table-cell>
          <table:table-cell office:value-type="float" office:value="0.19285070095086" calcext:value-type="float">
            <text:p>0.1928507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.94" calcext:value-type="float">
            <text:p>-1.94</text:p>
          </table:table-cell>
          <table:table-cell table:formula="of:=[.E647]-17.5" office:value-type="float" office:value="-19.44" calcext:value-type="float">
            <text:p>-19.44</text:p>
          </table:table-cell>
          <table:table-cell office:value-type="float" office:value="0.118237" calcext:value-type="float">
            <text:p>0.118237</text:p>
          </table:table-cell>
          <table:table-cell table:formula="of:=1000*[.G647]" office:value-type="float" office:value="118.237" calcext:value-type="float">
            <text:p>118.237</text:p>
          </table:table-cell>
          <table:table-cell/>
          <table:table-cell office:value-type="float" office:value="14.3000000000004" calcext:value-type="float">
            <text:p>14.3</text:p>
          </table:table-cell>
          <table:table-cell office:value-type="float" office:value="0.247938276699856" calcext:value-type="float">
            <text:p>0.2479382767</text:p>
          </table:table-cell>
          <table:table-cell table:formula="of:= [.K647]*1000" office:value-type="float" office:value="247.938276699856" calcext:value-type="float">
            <text:p>247.9382766999</text:p>
          </table:table-cell>
          <table:table-cell table:number-columns-repeated="3"/>
          <table:table-cell office:value-type="float" office:value="14.3000000000004" calcext:value-type="float">
            <text:p>14.3</text:p>
          </table:table-cell>
          <table:table-cell office:value-type="float" office:value="0.19036624464307" calcext:value-type="float">
            <text:p>0.19036624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.075" calcext:value-type="float">
            <text:p>-2.075</text:p>
          </table:table-cell>
          <table:table-cell table:formula="of:=[.E648]-17.5" office:value-type="float" office:value="-19.575" calcext:value-type="float">
            <text:p>-19.575</text:p>
          </table:table-cell>
          <table:table-cell office:value-type="float" office:value="0.112708" calcext:value-type="float">
            <text:p>0.112708</text:p>
          </table:table-cell>
          <table:table-cell table:formula="of:=1000*[.G648]" office:value-type="float" office:value="112.708" calcext:value-type="float">
            <text:p>112.708</text:p>
          </table:table-cell>
          <table:table-cell/>
          <table:table-cell office:value-type="float" office:value="14.4000000000004" calcext:value-type="float">
            <text:p>14.4</text:p>
          </table:table-cell>
          <table:table-cell office:value-type="float" office:value="0.244545086309463" calcext:value-type="float">
            <text:p>0.2445450863</text:p>
          </table:table-cell>
          <table:table-cell table:formula="of:= [.K648]*1000" office:value-type="float" office:value="244.545086309463" calcext:value-type="float">
            <text:p>244.5450863095</text:p>
          </table:table-cell>
          <table:table-cell table:number-columns-repeated="3"/>
          <table:table-cell office:value-type="float" office:value="14.4000000000004" calcext:value-type="float">
            <text:p>14.4</text:p>
          </table:table-cell>
          <table:table-cell office:value-type="float" office:value="0.188363793434254" calcext:value-type="float">
            <text:p>0.18836379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.21" calcext:value-type="float">
            <text:p>-2.21</text:p>
          </table:table-cell>
          <table:table-cell table:formula="of:=[.E649]-17.5" office:value-type="float" office:value="-19.71" calcext:value-type="float">
            <text:p>-19.71</text:p>
          </table:table-cell>
          <table:table-cell office:value-type="float" office:value="0.107497" calcext:value-type="float">
            <text:p>0.107497</text:p>
          </table:table-cell>
          <table:table-cell table:formula="of:=1000*[.G649]" office:value-type="float" office:value="107.497" calcext:value-type="float">
            <text:p>107.497</text:p>
          </table:table-cell>
          <table:table-cell/>
          <table:table-cell office:value-type="float" office:value="14.5000000000004" calcext:value-type="float">
            <text:p>14.5</text:p>
          </table:table-cell>
          <table:table-cell office:value-type="float" office:value="0.241367909732922" calcext:value-type="float">
            <text:p>0.2413679097</text:p>
          </table:table-cell>
          <table:table-cell table:formula="of:= [.K649]*1000" office:value-type="float" office:value="241.367909732922" calcext:value-type="float">
            <text:p>241.3679097329</text:p>
          </table:table-cell>
          <table:table-cell table:number-columns-repeated="3"/>
          <table:table-cell office:value-type="float" office:value="14.5000000000004" calcext:value-type="float">
            <text:p>14.5</text:p>
          </table:table-cell>
          <table:table-cell office:value-type="float" office:value="0.186458441187638" calcext:value-type="float">
            <text:p>0.18645844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.345" calcext:value-type="float">
            <text:p>-2.345</text:p>
          </table:table-cell>
          <table:table-cell table:formula="of:=[.E650]-17.5" office:value-type="float" office:value="-19.845" calcext:value-type="float">
            <text:p>-19.845</text:p>
          </table:table-cell>
          <table:table-cell office:value-type="float" office:value="0.102629" calcext:value-type="float">
            <text:p>0.102629</text:p>
          </table:table-cell>
          <table:table-cell table:formula="of:=1000*[.G650]" office:value-type="float" office:value="102.629" calcext:value-type="float">
            <text:p>102.629</text:p>
          </table:table-cell>
          <table:table-cell/>
          <table:table-cell office:value-type="float" office:value="14.6000000000004" calcext:value-type="float">
            <text:p>14.6</text:p>
          </table:table-cell>
          <table:table-cell office:value-type="float" office:value="0.238449193926731" calcext:value-type="float">
            <text:p>0.2384491939</text:p>
          </table:table-cell>
          <table:table-cell table:formula="of:= [.K650]*1000" office:value-type="float" office:value="238.449193926731" calcext:value-type="float">
            <text:p>238.4491939267</text:p>
          </table:table-cell>
          <table:table-cell table:number-columns-repeated="3"/>
          <table:table-cell office:value-type="float" office:value="14.6000000000004" calcext:value-type="float">
            <text:p>14.6</text:p>
          </table:table-cell>
          <table:table-cell office:value-type="float" office:value="0.185320402311877" calcext:value-type="float">
            <text:p>0.18532040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.48" calcext:value-type="float">
            <text:p>-2.48</text:p>
          </table:table-cell>
          <table:table-cell table:formula="of:=[.E651]-17.5" office:value-type="float" office:value="-19.98" calcext:value-type="float">
            <text:p>-19.98</text:p>
          </table:table-cell>
          <table:table-cell office:value-type="float" office:value="0.0980782" calcext:value-type="float">
            <text:p>0.0980782</text:p>
          </table:table-cell>
          <table:table-cell table:formula="of:=1000*[.G651]" office:value-type="float" office:value="98.0782" calcext:value-type="float">
            <text:p>98.0782</text:p>
          </table:table-cell>
          <table:table-cell/>
          <table:table-cell office:value-type="float" office:value="14.7000000000004" calcext:value-type="float">
            <text:p>14.7</text:p>
          </table:table-cell>
          <table:table-cell office:value-type="float" office:value="0.235681058284232" calcext:value-type="float">
            <text:p>0.2356810583</text:p>
          </table:table-cell>
          <table:table-cell table:formula="of:= [.K651]*1000" office:value-type="float" office:value="235.681058284232" calcext:value-type="float">
            <text:p>235.6810582842</text:p>
          </table:table-cell>
          <table:table-cell table:number-columns-repeated="3"/>
          <table:table-cell office:value-type="float" office:value="14.7000000000004" calcext:value-type="float">
            <text:p>14.7</text:p>
          </table:table-cell>
          <table:table-cell office:value-type="float" office:value="0.18397003430999" calcext:value-type="float">
            <text:p>0.18397003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.615" calcext:value-type="float">
            <text:p>-2.615</text:p>
          </table:table-cell>
          <table:table-cell table:formula="of:=[.E652]-17.5" office:value-type="float" office:value="-20.115" calcext:value-type="float">
            <text:p>-20.115</text:p>
          </table:table-cell>
          <table:table-cell office:value-type="float" office:value="0.0938125" calcext:value-type="float">
            <text:p>0.0938125</text:p>
          </table:table-cell>
          <table:table-cell table:formula="of:=1000*[.G652]" office:value-type="float" office:value="93.8125" calcext:value-type="float">
            <text:p>93.8125</text:p>
          </table:table-cell>
          <table:table-cell/>
          <table:table-cell office:value-type="float" office:value="14.8000000000004" calcext:value-type="float">
            <text:p>14.8</text:p>
          </table:table-cell>
          <table:table-cell office:value-type="float" office:value="0.233783008297839" calcext:value-type="float">
            <text:p>0.2337830083</text:p>
          </table:table-cell>
          <table:table-cell table:formula="of:= [.K652]*1000" office:value-type="float" office:value="233.783008297839" calcext:value-type="float">
            <text:p>233.7830082978</text:p>
          </table:table-cell>
          <table:table-cell table:number-columns-repeated="3"/>
          <table:table-cell office:value-type="float" office:value="14.8000000000004" calcext:value-type="float">
            <text:p>14.8</text:p>
          </table:table-cell>
          <table:table-cell office:value-type="float" office:value="0.18321240876221" calcext:value-type="float">
            <text:p>0.18321240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.75" calcext:value-type="float">
            <text:p>-2.75</text:p>
          </table:table-cell>
          <table:table-cell table:formula="of:=[.E653]-17.5" office:value-type="float" office:value="-20.25" calcext:value-type="float">
            <text:p>-20.25</text:p>
          </table:table-cell>
          <table:table-cell office:value-type="float" office:value="0.089783" calcext:value-type="float">
            <text:p>0.089783</text:p>
          </table:table-cell>
          <table:table-cell table:formula="of:=1000*[.G653]" office:value-type="float" office:value="89.783" calcext:value-type="float">
            <text:p>89.783</text:p>
          </table:table-cell>
          <table:table-cell/>
          <table:table-cell office:value-type="float" office:value="14.9000000000004" calcext:value-type="float">
            <text:p>14.9</text:p>
          </table:table-cell>
          <table:table-cell office:value-type="float" office:value="0.23143489818495" calcext:value-type="float">
            <text:p>0.2314348982</text:p>
          </table:table-cell>
          <table:table-cell table:formula="of:= [.K653]*1000" office:value-type="float" office:value="231.43489818495" calcext:value-type="float">
            <text:p>231.434898185</text:p>
          </table:table-cell>
          <table:table-cell table:number-columns-repeated="3"/>
          <table:table-cell office:value-type="float" office:value="14.9000000000004" calcext:value-type="float">
            <text:p>14.9</text:p>
          </table:table-cell>
          <table:table-cell office:value-type="float" office:value="0.183303598687734" calcext:value-type="float">
            <text:p>0.18330359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.885" calcext:value-type="float">
            <text:p>-2.885</text:p>
          </table:table-cell>
          <table:table-cell table:formula="of:=[.E654]-17.5" office:value-type="float" office:value="-20.385" calcext:value-type="float">
            <text:p>-20.385</text:p>
          </table:table-cell>
          <table:table-cell office:value-type="float" office:value="0.0860098" calcext:value-type="float">
            <text:p>0.0860098</text:p>
          </table:table-cell>
          <table:table-cell table:formula="of:=1000*[.G654]" office:value-type="float" office:value="86.0098" calcext:value-type="float">
            <text:p>86.0098</text:p>
          </table:table-cell>
          <table:table-cell/>
          <table:table-cell office:value-type="float" office:value="15.0000000000004" calcext:value-type="float">
            <text:p>15</text:p>
          </table:table-cell>
          <table:table-cell office:value-type="float" office:value="0.22911663074109" calcext:value-type="float">
            <text:p>0.2291166307</text:p>
          </table:table-cell>
          <table:table-cell table:formula="of:= [.K654]*1000" office:value-type="float" office:value="229.11663074109" calcext:value-type="float">
            <text:p>229.1166307411</text:p>
          </table:table-cell>
          <table:table-cell table:number-columns-repeated="3"/>
          <table:table-cell office:value-type="float" office:value="15.0000000000004" calcext:value-type="float">
            <text:p>15</text:p>
          </table:table-cell>
          <table:table-cell office:value-type="float" office:value="0.182512720674077" calcext:value-type="float">
            <text:p>0.18251272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02" calcext:value-type="float">
            <text:p>-3.02</text:p>
          </table:table-cell>
          <table:table-cell table:formula="of:=[.E655]-17.5" office:value-type="float" office:value="-20.52" calcext:value-type="float">
            <text:p>-20.52</text:p>
          </table:table-cell>
          <table:table-cell office:value-type="float" office:value="0.0824535" calcext:value-type="float">
            <text:p>0.0824535</text:p>
          </table:table-cell>
          <table:table-cell table:formula="of:=1000*[.G655]" office:value-type="float" office:value="82.4535" calcext:value-type="float">
            <text:p>82.4535</text:p>
          </table:table-cell>
          <table:table-cell/>
          <table:table-cell office:value-type="float" office:value="15.1000000000004" calcext:value-type="float">
            <text:p>15.1</text:p>
          </table:table-cell>
          <table:table-cell office:value-type="float" office:value="0.227185973822791" calcext:value-type="float">
            <text:p>0.2271859738</text:p>
          </table:table-cell>
          <table:table-cell table:formula="of:= [.K655]*1000" office:value-type="float" office:value="227.185973822791" calcext:value-type="float">
            <text:p>227.1859738228</text:p>
          </table:table-cell>
          <table:table-cell table:number-columns-repeated="3"/>
          <table:table-cell office:value-type="float" office:value="15.1000000000004" calcext:value-type="float">
            <text:p>15.1</text:p>
          </table:table-cell>
          <table:table-cell office:value-type="float" office:value="0.183130337323423" calcext:value-type="float">
            <text:p>0.18313033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155" calcext:value-type="float">
            <text:p>-3.155</text:p>
          </table:table-cell>
          <table:table-cell table:formula="of:=[.E656]-17.5" office:value-type="float" office:value="-20.655" calcext:value-type="float">
            <text:p>-20.655</text:p>
          </table:table-cell>
          <table:table-cell office:value-type="float" office:value="0.0791056" calcext:value-type="float">
            <text:p>0.0791056</text:p>
          </table:table-cell>
          <table:table-cell table:formula="of:=1000*[.G656]" office:value-type="float" office:value="79.1056" calcext:value-type="float">
            <text:p>79.1056</text:p>
          </table:table-cell>
          <table:table-cell/>
          <table:table-cell office:value-type="float" office:value="15.2000000000004" calcext:value-type="float">
            <text:p>15.2</text:p>
          </table:table-cell>
          <table:table-cell office:value-type="float" office:value="0.225726326785128" calcext:value-type="float">
            <text:p>0.2257263268</text:p>
          </table:table-cell>
          <table:table-cell table:formula="of:= [.K656]*1000" office:value-type="float" office:value="225.726326785128" calcext:value-type="float">
            <text:p>225.7263267851</text:p>
          </table:table-cell>
          <table:table-cell table:number-columns-repeated="3"/>
          <table:table-cell office:value-type="float" office:value="15.2000000000004" calcext:value-type="float">
            <text:p>15.2</text:p>
          </table:table-cell>
          <table:table-cell office:value-type="float" office:value="0.183747954395746" calcext:value-type="float">
            <text:p>0.18374795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29" calcext:value-type="float">
            <text:p>-3.29</text:p>
          </table:table-cell>
          <table:table-cell table:formula="of:=[.E657]-17.5" office:value-type="float" office:value="-20.79" calcext:value-type="float">
            <text:p>-20.79</text:p>
          </table:table-cell>
          <table:table-cell office:value-type="float" office:value="0.0759521" calcext:value-type="float">
            <text:p>0.0759521</text:p>
          </table:table-cell>
          <table:table-cell table:formula="of:=1000*[.G657]" office:value-type="float" office:value="75.9521" calcext:value-type="float">
            <text:p>75.9521</text:p>
          </table:table-cell>
          <table:table-cell/>
          <table:table-cell office:value-type="float" office:value="15.3000000000004" calcext:value-type="float">
            <text:p>15.3</text:p>
          </table:table-cell>
          <table:table-cell office:value-type="float" office:value="0.224678963539699" calcext:value-type="float">
            <text:p>0.2246789635</text:p>
          </table:table-cell>
          <table:table-cell table:formula="of:= [.K657]*1000" office:value-type="float" office:value="224.678963539699" calcext:value-type="float">
            <text:p>224.6789635397</text:p>
          </table:table-cell>
          <table:table-cell table:number-columns-repeated="3"/>
          <table:table-cell office:value-type="float" office:value="15.3000000000004" calcext:value-type="float">
            <text:p>15.3</text:p>
          </table:table-cell>
          <table:table-cell office:value-type="float" office:value="0.185734685998858" calcext:value-type="float">
            <text:p>0.1857346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425" calcext:value-type="float">
            <text:p>-3.425</text:p>
          </table:table-cell>
          <table:table-cell table:formula="of:=[.E658]-17.5" office:value-type="float" office:value="-20.925" calcext:value-type="float">
            <text:p>-20.925</text:p>
          </table:table-cell>
          <table:table-cell office:value-type="float" office:value="0.0729812" calcext:value-type="float">
            <text:p>0.0729812</text:p>
          </table:table-cell>
          <table:table-cell table:formula="of:=1000*[.G658]" office:value-type="float" office:value="72.9812" calcext:value-type="float">
            <text:p>72.9812</text:p>
          </table:table-cell>
          <table:table-cell/>
          <table:table-cell office:value-type="float" office:value="15.4000000000004" calcext:value-type="float">
            <text:p>15.4</text:p>
          </table:table-cell>
          <table:table-cell office:value-type="float" office:value="0.223516687765399" calcext:value-type="float">
            <text:p>0.2235166878</text:p>
          </table:table-cell>
          <table:table-cell table:formula="of:= [.K658]*1000" office:value-type="float" office:value="223.516687765399" calcext:value-type="float">
            <text:p>223.5166877654</text:p>
          </table:table-cell>
          <table:table-cell table:number-columns-repeated="3"/>
          <table:table-cell office:value-type="float" office:value="15.4000000000004" calcext:value-type="float">
            <text:p>15.4</text:p>
          </table:table-cell>
          <table:table-cell office:value-type="float" office:value="0.186072818101907" calcext:value-type="float">
            <text:p>0.18607281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56" calcext:value-type="float">
            <text:p>-3.56</text:p>
          </table:table-cell>
          <table:table-cell table:formula="of:=[.E659]-17.5" office:value-type="float" office:value="-21.06" calcext:value-type="float">
            <text:p>-21.06</text:p>
          </table:table-cell>
          <table:table-cell office:value-type="float" office:value="0.0701621" calcext:value-type="float">
            <text:p>0.0701621</text:p>
          </table:table-cell>
          <table:table-cell table:formula="of:=1000*[.G659]" office:value-type="float" office:value="70.1621" calcext:value-type="float">
            <text:p>70.1621</text:p>
          </table:table-cell>
          <table:table-cell/>
          <table:table-cell office:value-type="float" office:value="15.5000000000004" calcext:value-type="float">
            <text:p>15.5</text:p>
          </table:table-cell>
          <table:table-cell office:value-type="float" office:value="0.222721819611148" calcext:value-type="float">
            <text:p>0.2227218196</text:p>
          </table:table-cell>
          <table:table-cell table:formula="of:= [.K659]*1000" office:value-type="float" office:value="222.721819611148" calcext:value-type="float">
            <text:p>222.7218196111</text:p>
          </table:table-cell>
          <table:table-cell table:number-columns-repeated="3"/>
          <table:table-cell office:value-type="float" office:value="15.5000000000004" calcext:value-type="float">
            <text:p>15.5</text:p>
          </table:table-cell>
          <table:table-cell office:value-type="float" office:value="0.187941986266379" calcext:value-type="float">
            <text:p>0.18794198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695" calcext:value-type="float">
            <text:p>-3.695</text:p>
          </table:table-cell>
          <table:table-cell table:formula="of:=[.E660]-17.5" office:value-type="float" office:value="-21.195" calcext:value-type="float">
            <text:p>-21.195</text:p>
          </table:table-cell>
          <table:table-cell office:value-type="float" office:value="0.067508" calcext:value-type="float">
            <text:p>0.067508</text:p>
          </table:table-cell>
          <table:table-cell table:formula="of:=1000*[.G660]" office:value-type="float" office:value="67.508" calcext:value-type="float">
            <text:p>67.508</text:p>
          </table:table-cell>
          <table:table-cell/>
          <table:table-cell office:value-type="float" office:value="15.6000000000004" calcext:value-type="float">
            <text:p>15.6</text:p>
          </table:table-cell>
          <table:table-cell office:value-type="float" office:value="0.222336965523926" calcext:value-type="float">
            <text:p>0.2223369655</text:p>
          </table:table-cell>
          <table:table-cell table:formula="of:= [.K660]*1000" office:value-type="float" office:value="222.336965523926" calcext:value-type="float">
            <text:p>222.3369655239</text:p>
          </table:table-cell>
          <table:table-cell table:number-columns-repeated="3"/>
          <table:table-cell office:value-type="float" office:value="15.6000000000004" calcext:value-type="float">
            <text:p>15.6</text:p>
          </table:table-cell>
          <table:table-cell office:value-type="float" office:value="0.189358879573697" calcext:value-type="float">
            <text:p>0.18935887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83" calcext:value-type="float">
            <text:p>-3.83</text:p>
          </table:table-cell>
          <table:table-cell table:formula="of:=[.E661]-17.5" office:value-type="float" office:value="-21.33" calcext:value-type="float">
            <text:p>-21.33</text:p>
          </table:table-cell>
          <table:table-cell office:value-type="float" office:value="0.0650045" calcext:value-type="float">
            <text:p>0.0650045</text:p>
          </table:table-cell>
          <table:table-cell table:formula="of:=1000*[.G661]" office:value-type="float" office:value="65.0045" calcext:value-type="float">
            <text:p>65.0045</text:p>
          </table:table-cell>
          <table:table-cell/>
          <table:table-cell office:value-type="float" office:value="15.7000000000004" calcext:value-type="float">
            <text:p>15.7</text:p>
          </table:table-cell>
          <table:table-cell office:value-type="float" office:value="0.221085785085841" calcext:value-type="float">
            <text:p>0.2210857851</text:p>
          </table:table-cell>
          <table:table-cell table:formula="of:= [.K661]*1000" office:value-type="float" office:value="221.085785085841" calcext:value-type="float">
            <text:p>221.0857850858</text:p>
          </table:table-cell>
          <table:table-cell table:number-columns-repeated="3"/>
          <table:table-cell office:value-type="float" office:value="15.7000000000004" calcext:value-type="float">
            <text:p>15.7</text:p>
          </table:table-cell>
          <table:table-cell office:value-type="float" office:value="0.192037772612837" calcext:value-type="float">
            <text:p>0.19203777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.965" calcext:value-type="float">
            <text:p>-3.965</text:p>
          </table:table-cell>
          <table:table-cell table:formula="of:=[.E662]-17.5" office:value-type="float" office:value="-21.465" calcext:value-type="float">
            <text:p>-21.465</text:p>
          </table:table-cell>
          <table:table-cell office:value-type="float" office:value="0.0626158" calcext:value-type="float">
            <text:p>0.0626158</text:p>
          </table:table-cell>
          <table:table-cell table:formula="of:=1000*[.G662]" office:value-type="float" office:value="62.6158" calcext:value-type="float">
            <text:p>62.6158</text:p>
          </table:table-cell>
          <table:table-cell/>
          <table:table-cell office:value-type="float" office:value="15.8000000000004" calcext:value-type="float">
            <text:p>15.8</text:p>
          </table:table-cell>
          <table:table-cell office:value-type="float" office:value="0.221074235035791" calcext:value-type="float">
            <text:p>0.221074235</text:p>
          </table:table-cell>
          <table:table-cell table:formula="of:= [.K662]*1000" office:value-type="float" office:value="221.074235035791" calcext:value-type="float">
            <text:p>221.0742350358</text:p>
          </table:table-cell>
          <table:table-cell table:number-columns-repeated="3"/>
          <table:table-cell office:value-type="float" office:value="15.8000000000004" calcext:value-type="float">
            <text:p>15.8</text:p>
          </table:table-cell>
          <table:table-cell office:value-type="float" office:value="0.194678466424107" calcext:value-type="float">
            <text:p>0.19467846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.1" calcext:value-type="float">
            <text:p>-4.1</text:p>
          </table:table-cell>
          <table:table-cell table:formula="of:=[.E663]-17.5" office:value-type="float" office:value="-21.6" calcext:value-type="float">
            <text:p>-21.6</text:p>
          </table:table-cell>
          <table:table-cell office:value-type="float" office:value="0.0603525" calcext:value-type="float">
            <text:p>0.0603525</text:p>
          </table:table-cell>
          <table:table-cell table:formula="of:=1000*[.G663]" office:value-type="float" office:value="60.3525" calcext:value-type="float">
            <text:p>60.3525</text:p>
          </table:table-cell>
          <table:table-cell/>
          <table:table-cell office:value-type="float" office:value="15.9000000000004" calcext:value-type="float">
            <text:p>15.9</text:p>
          </table:table-cell>
          <table:table-cell office:value-type="float" office:value="0.221516769471946" calcext:value-type="float">
            <text:p>0.2215167695</text:p>
          </table:table-cell>
          <table:table-cell table:formula="of:= [.K663]*1000" office:value-type="float" office:value="221.516769471946" calcext:value-type="float">
            <text:p>221.5167694719</text:p>
          </table:table-cell>
          <table:table-cell table:number-columns-repeated="3"/>
          <table:table-cell office:value-type="float" office:value="15.9000000000004" calcext:value-type="float">
            <text:p>15.9</text:p>
          </table:table-cell>
          <table:table-cell office:value-type="float" office:value="0.197325700979999" calcext:value-type="float">
            <text:p>0.1973257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.235" calcext:value-type="float">
            <text:p>-4.235</text:p>
          </table:table-cell>
          <table:table-cell table:formula="of:=[.E664]-17.5" office:value-type="float" office:value="-21.735" calcext:value-type="float">
            <text:p>-21.735</text:p>
          </table:table-cell>
          <table:table-cell office:value-type="float" office:value="0.0582109" calcext:value-type="float">
            <text:p>0.0582109</text:p>
          </table:table-cell>
          <table:table-cell table:formula="of:=1000*[.G664]" office:value-type="float" office:value="58.2109" calcext:value-type="float">
            <text:p>58.2109</text:p>
          </table:table-cell>
          <table:table-cell/>
          <table:table-cell office:value-type="float" office:value="16.0000000000004" calcext:value-type="float">
            <text:p>16</text:p>
          </table:table-cell>
          <table:table-cell office:value-type="float" office:value="0.221340933637834" calcext:value-type="float">
            <text:p>0.2213409336</text:p>
          </table:table-cell>
          <table:table-cell table:formula="of:= [.K664]*1000" office:value-type="float" office:value="221.340933637834" calcext:value-type="float">
            <text:p>221.3409336378</text:p>
          </table:table-cell>
          <table:table-cell table:number-columns-repeated="3"/>
          <table:table-cell office:value-type="float" office:value="16.0000000000004" calcext:value-type="float">
            <text:p>16</text:p>
          </table:table-cell>
          <table:table-cell office:value-type="float" office:value="0.201178576719098" calcext:value-type="float">
            <text:p>0.20117857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.37" calcext:value-type="float">
            <text:p>-4.37</text:p>
          </table:table-cell>
          <table:table-cell table:formula="of:=[.E665]-17.5" office:value-type="float" office:value="-21.87" calcext:value-type="float">
            <text:p>-21.87</text:p>
          </table:table-cell>
          <table:table-cell office:value-type="float" office:value="0.0561731" calcext:value-type="float">
            <text:p>0.0561731</text:p>
          </table:table-cell>
          <table:table-cell table:formula="of:=1000*[.G665]" office:value-type="float" office:value="56.1731" calcext:value-type="float">
            <text:p>56.1731</text:p>
          </table:table-cell>
          <table:table-cell/>
          <table:table-cell office:value-type="float" office:value="16.1000000000004" calcext:value-type="float">
            <text:p>16.1</text:p>
          </table:table-cell>
          <table:table-cell office:value-type="float" office:value="0.221536835382899" calcext:value-type="float">
            <text:p>0.2215368354</text:p>
          </table:table-cell>
          <table:table-cell table:formula="of:= [.K665]*1000" office:value-type="float" office:value="221.536835382899" calcext:value-type="float">
            <text:p>221.5368353829</text:p>
          </table:table-cell>
          <table:table-cell table:number-columns-repeated="3"/>
          <table:table-cell office:value-type="float" office:value="16.1000000000004" calcext:value-type="float">
            <text:p>16.1</text:p>
          </table:table-cell>
          <table:table-cell office:value-type="float" office:value="0.205057047364576" calcext:value-type="float">
            <text:p>0.20505704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.505" calcext:value-type="float">
            <text:p>-4.505</text:p>
          </table:table-cell>
          <table:table-cell table:formula="of:=[.E666]-17.5" office:value-type="float" office:value="-22.005" calcext:value-type="float">
            <text:p>-22.005</text:p>
          </table:table-cell>
          <table:table-cell office:value-type="float" office:value="0.0542347" calcext:value-type="float">
            <text:p>0.0542347</text:p>
          </table:table-cell>
          <table:table-cell table:formula="of:=1000*[.G666]" office:value-type="float" office:value="54.2347" calcext:value-type="float">
            <text:p>54.2347</text:p>
          </table:table-cell>
          <table:table-cell/>
          <table:table-cell office:value-type="float" office:value="16.2000000000004" calcext:value-type="float">
            <text:p>16.2</text:p>
          </table:table-cell>
          <table:table-cell office:value-type="float" office:value="0.221952364558747" calcext:value-type="float">
            <text:p>0.2219523646</text:p>
          </table:table-cell>
          <table:table-cell table:formula="of:= [.K666]*1000" office:value-type="float" office:value="221.952364558747" calcext:value-type="float">
            <text:p>221.9523645587</text:p>
          </table:table-cell>
          <table:table-cell table:number-columns-repeated="3"/>
          <table:table-cell office:value-type="float" office:value="16.2000000000004" calcext:value-type="float">
            <text:p>16.2</text:p>
          </table:table-cell>
          <table:table-cell office:value-type="float" office:value="0.208678209969987" calcext:value-type="float">
            <text:p>0.208678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.64" calcext:value-type="float">
            <text:p>-4.64</text:p>
          </table:table-cell>
          <table:table-cell table:formula="of:=[.E667]-17.5" office:value-type="float" office:value="-22.14" calcext:value-type="float">
            <text:p>-22.14</text:p>
          </table:table-cell>
          <table:table-cell office:value-type="float" office:value="0.0523981" calcext:value-type="float">
            <text:p>0.0523981</text:p>
          </table:table-cell>
          <table:table-cell table:formula="of:=1000*[.G667]" office:value-type="float" office:value="52.3981" calcext:value-type="float">
            <text:p>52.3981</text:p>
          </table:table-cell>
          <table:table-cell/>
          <table:table-cell office:value-type="float" office:value="16.3000000000004" calcext:value-type="float">
            <text:p>16.3</text:p>
          </table:table-cell>
          <table:table-cell office:value-type="float" office:value="0.22258241037834" calcext:value-type="float">
            <text:p>0.2225824104</text:p>
          </table:table-cell>
          <table:table-cell table:formula="of:= [.K667]*1000" office:value-type="float" office:value="222.58241037834" calcext:value-type="float">
            <text:p>222.5824103783</text:p>
          </table:table-cell>
          <table:table-cell table:number-columns-repeated="3"/>
          <table:table-cell office:value-type="float" office:value="16.3000000000004" calcext:value-type="float">
            <text:p>16.3</text:p>
          </table:table-cell>
          <table:table-cell office:value-type="float" office:value="0.213340301155236" calcext:value-type="float">
            <text:p>0.21334030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.775" calcext:value-type="float">
            <text:p>-4.775</text:p>
          </table:table-cell>
          <table:table-cell table:formula="of:=[.E668]-17.5" office:value-type="float" office:value="-22.275" calcext:value-type="float">
            <text:p>-22.275</text:p>
          </table:table-cell>
          <table:table-cell office:value-type="float" office:value="0.0506458" calcext:value-type="float">
            <text:p>0.0506458</text:p>
          </table:table-cell>
          <table:table-cell table:formula="of:=1000*[.G668]" office:value-type="float" office:value="50.6458" calcext:value-type="float">
            <text:p>50.6458</text:p>
          </table:table-cell>
          <table:table-cell/>
          <table:table-cell office:value-type="float" office:value="16.4000000000004" calcext:value-type="float">
            <text:p>16.4</text:p>
          </table:table-cell>
          <table:table-cell office:value-type="float" office:value="0.223780549767032" calcext:value-type="float">
            <text:p>0.2237805498</text:p>
          </table:table-cell>
          <table:table-cell table:formula="of:= [.K668]*1000" office:value-type="float" office:value="223.780549767032" calcext:value-type="float">
            <text:p>223.780549767</text:p>
          </table:table-cell>
          <table:table-cell table:number-columns-repeated="3"/>
          <table:table-cell office:value-type="float" office:value="16.4000000000004" calcext:value-type="float">
            <text:p>16.4</text:p>
          </table:table-cell>
          <table:table-cell office:value-type="float" office:value="0.21803564030418" calcext:value-type="float">
            <text:p>0.21803564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.91" calcext:value-type="float">
            <text:p>-4.91</text:p>
          </table:table-cell>
          <table:table-cell table:formula="of:=[.E669]-17.5" office:value-type="float" office:value="-22.41" calcext:value-type="float">
            <text:p>-22.41</text:p>
          </table:table-cell>
          <table:table-cell office:value-type="float" office:value="0.0489847" calcext:value-type="float">
            <text:p>0.0489847</text:p>
          </table:table-cell>
          <table:table-cell table:formula="of:=1000*[.G669]" office:value-type="float" office:value="48.9847" calcext:value-type="float">
            <text:p>48.9847</text:p>
          </table:table-cell>
          <table:table-cell/>
          <table:table-cell office:value-type="float" office:value="16.5000000000004" calcext:value-type="float">
            <text:p>16.5</text:p>
          </table:table-cell>
          <table:table-cell office:value-type="float" office:value="0.224464903966631" calcext:value-type="float">
            <text:p>0.224464904</text:p>
          </table:table-cell>
          <table:table-cell table:formula="of:= [.K669]*1000" office:value-type="float" office:value="224.464903966631" calcext:value-type="float">
            <text:p>224.4649039666</text:p>
          </table:table-cell>
          <table:table-cell table:number-columns-repeated="3"/>
          <table:table-cell office:value-type="float" office:value="16.5000000000004" calcext:value-type="float">
            <text:p>16.5</text:p>
          </table:table-cell>
          <table:table-cell office:value-type="float" office:value="0.223171392584593" calcext:value-type="float">
            <text:p>0.22317139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045" calcext:value-type="float">
            <text:p>-5.045</text:p>
          </table:table-cell>
          <table:table-cell table:formula="of:=[.E670]-17.5" office:value-type="float" office:value="-22.545" calcext:value-type="float">
            <text:p>-22.545</text:p>
          </table:table-cell>
          <table:table-cell office:value-type="float" office:value="0.0473828" calcext:value-type="float">
            <text:p>0.0473828</text:p>
          </table:table-cell>
          <table:table-cell table:formula="of:=1000*[.G670]" office:value-type="float" office:value="47.3828" calcext:value-type="float">
            <text:p>47.3828</text:p>
          </table:table-cell>
          <table:table-cell/>
          <table:table-cell office:value-type="float" office:value="16.6000000000004" calcext:value-type="float">
            <text:p>16.6</text:p>
          </table:table-cell>
          <table:table-cell office:value-type="float" office:value="0.224802457664082" calcext:value-type="float">
            <text:p>0.2248024577</text:p>
          </table:table-cell>
          <table:table-cell table:formula="of:= [.K670]*1000" office:value-type="float" office:value="224.802457664082" calcext:value-type="float">
            <text:p>224.8024576641</text:p>
          </table:table-cell>
          <table:table-cell table:number-columns-repeated="3"/>
          <table:table-cell office:value-type="float" office:value="16.6000000000004" calcext:value-type="float">
            <text:p>16.6</text:p>
          </table:table-cell>
          <table:table-cell office:value-type="float" office:value="0.227532893191456" calcext:value-type="float">
            <text:p>0.227532893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18" calcext:value-type="float">
            <text:p>-5.18</text:p>
          </table:table-cell>
          <table:table-cell table:formula="of:=[.E671]-17.5" office:value-type="float" office:value="-22.68" calcext:value-type="float">
            <text:p>-22.68</text:p>
          </table:table-cell>
          <table:table-cell office:value-type="float" office:value="0.045863" calcext:value-type="float">
            <text:p>0.045863</text:p>
          </table:table-cell>
          <table:table-cell table:formula="of:=1000*[.G671]" office:value-type="float" office:value="45.863" calcext:value-type="float">
            <text:p>45.863</text:p>
          </table:table-cell>
          <table:table-cell/>
          <table:table-cell office:value-type="float" office:value="16.7000000000004" calcext:value-type="float">
            <text:p>16.7</text:p>
          </table:table-cell>
          <table:table-cell office:value-type="float" office:value="0.226212869115062" calcext:value-type="float">
            <text:p>0.2262128691</text:p>
          </table:table-cell>
          <table:table-cell table:formula="of:= [.K671]*1000" office:value-type="float" office:value="226.212869115062" calcext:value-type="float">
            <text:p>226.2128691151</text:p>
          </table:table-cell>
          <table:table-cell table:number-columns-repeated="3"/>
          <table:table-cell office:value-type="float" office:value="16.7000000000004" calcext:value-type="float">
            <text:p>16.7</text:p>
          </table:table-cell>
          <table:table-cell office:value-type="float" office:value="0.233434011741737" calcext:value-type="float">
            <text:p>0.23343401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315" calcext:value-type="float">
            <text:p>-5.315</text:p>
          </table:table-cell>
          <table:table-cell table:formula="of:=[.E672]-17.5" office:value-type="float" office:value="-22.815" calcext:value-type="float">
            <text:p>-22.815</text:p>
          </table:table-cell>
          <table:table-cell office:value-type="float" office:value="0.0444136" calcext:value-type="float">
            <text:p>0.0444136</text:p>
          </table:table-cell>
          <table:table-cell table:formula="of:=1000*[.G672]" office:value-type="float" office:value="44.4136" calcext:value-type="float">
            <text:p>44.4136</text:p>
          </table:table-cell>
          <table:table-cell/>
          <table:table-cell office:value-type="float" office:value="16.8000000000004" calcext:value-type="float">
            <text:p>16.8</text:p>
          </table:table-cell>
          <table:table-cell office:value-type="float" office:value="0.226220389385584" calcext:value-type="float">
            <text:p>0.2262203894</text:p>
          </table:table-cell>
          <table:table-cell table:formula="of:= [.K672]*1000" office:value-type="float" office:value="226.220389385584" calcext:value-type="float">
            <text:p>226.2203893856</text:p>
          </table:table-cell>
          <table:table-cell table:number-columns-repeated="3"/>
          <table:table-cell office:value-type="float" office:value="16.8000000000004" calcext:value-type="float">
            <text:p>16.8</text:p>
          </table:table-cell>
          <table:table-cell office:value-type="float" office:value="0.239506367365777" calcext:value-type="float">
            <text:p>0.23950636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45" calcext:value-type="float">
            <text:p>-5.45</text:p>
          </table:table-cell>
          <table:table-cell table:formula="of:=[.E673]-17.5" office:value-type="float" office:value="-22.95" calcext:value-type="float">
            <text:p>-22.95</text:p>
          </table:table-cell>
          <table:table-cell office:value-type="float" office:value="0.0430215" calcext:value-type="float">
            <text:p>0.0430215</text:p>
          </table:table-cell>
          <table:table-cell table:formula="of:=1000*[.G673]" office:value-type="float" office:value="43.0215" calcext:value-type="float">
            <text:p>43.0215</text:p>
          </table:table-cell>
          <table:table-cell/>
          <table:table-cell office:value-type="float" office:value="16.9000000000004" calcext:value-type="float">
            <text:p>16.9</text:p>
          </table:table-cell>
          <table:table-cell office:value-type="float" office:value="0.226540334259724" calcext:value-type="float">
            <text:p>0.2265403343</text:p>
          </table:table-cell>
          <table:table-cell table:formula="of:= [.K673]*1000" office:value-type="float" office:value="226.540334259724" calcext:value-type="float">
            <text:p>226.5403342597</text:p>
          </table:table-cell>
          <table:table-cell table:number-columns-repeated="3"/>
          <table:table-cell office:value-type="float" office:value="16.9000000000004" calcext:value-type="float">
            <text:p>16.9</text:p>
          </table:table-cell>
          <table:table-cell office:value-type="float" office:value="0.244658428835549" calcext:value-type="float">
            <text:p>0.24465842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585" calcext:value-type="float">
            <text:p>-5.585</text:p>
          </table:table-cell>
          <table:table-cell table:formula="of:=[.E674]-17.5" office:value-type="float" office:value="-23.085" calcext:value-type="float">
            <text:p>-23.085</text:p>
          </table:table-cell>
          <table:table-cell office:value-type="float" office:value="0.0417017" calcext:value-type="float">
            <text:p>0.0417017</text:p>
          </table:table-cell>
          <table:table-cell table:formula="of:=1000*[.G674]" office:value-type="float" office:value="41.7017" calcext:value-type="float">
            <text:p>41.7017</text:p>
          </table:table-cell>
          <table:table-cell/>
          <table:table-cell office:value-type="float" office:value="17.0000000000004" calcext:value-type="float">
            <text:p>17</text:p>
          </table:table-cell>
          <table:table-cell office:value-type="float" office:value="0.227505933996859" calcext:value-type="float">
            <text:p>0.227505934</text:p>
          </table:table-cell>
          <table:table-cell table:formula="of:= [.K674]*1000" office:value-type="float" office:value="227.505933996859" calcext:value-type="float">
            <text:p>227.5059339969</text:p>
          </table:table-cell>
          <table:table-cell table:number-columns-repeated="3"/>
          <table:table-cell office:value-type="float" office:value="17.0000000000004" calcext:value-type="float">
            <text:p>17</text:p>
          </table:table-cell>
          <table:table-cell office:value-type="float" office:value="0.250178332551906" calcext:value-type="float">
            <text:p>0.25017833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72" calcext:value-type="float">
            <text:p>-5.72</text:p>
          </table:table-cell>
          <table:table-cell table:formula="of:=[.E675]-17.5" office:value-type="float" office:value="-23.22" calcext:value-type="float">
            <text:p>-23.22</text:p>
          </table:table-cell>
          <table:table-cell office:value-type="float" office:value="0.0404332" calcext:value-type="float">
            <text:p>0.0404332</text:p>
          </table:table-cell>
          <table:table-cell table:formula="of:=1000*[.G675]" office:value-type="float" office:value="40.4332" calcext:value-type="float">
            <text:p>40.4332</text:p>
          </table:table-cell>
          <table:table-cell/>
          <table:table-cell office:value-type="float" office:value="17.1000000000004" calcext:value-type="float">
            <text:p>17.1</text:p>
          </table:table-cell>
          <table:table-cell office:value-type="float" office:value="0.224852515278406" calcext:value-type="float">
            <text:p>0.2248525153</text:p>
          </table:table-cell>
          <table:table-cell table:formula="of:= [.K675]*1000" office:value-type="float" office:value="224.852515278406" calcext:value-type="float">
            <text:p>224.8525152784</text:p>
          </table:table-cell>
          <table:table-cell table:number-columns-repeated="3"/>
          <table:table-cell office:value-type="float" office:value="17.1000000000004" calcext:value-type="float">
            <text:p>17.1</text:p>
          </table:table-cell>
          <table:table-cell office:value-type="float" office:value="0.256097628185035" calcext:value-type="float">
            <text:p>0.25609762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855" calcext:value-type="float">
            <text:p>-5.855</text:p>
          </table:table-cell>
          <table:table-cell table:formula="of:=[.E676]-17.5" office:value-type="float" office:value="-23.355" calcext:value-type="float">
            <text:p>-23.355</text:p>
          </table:table-cell>
          <table:table-cell office:value-type="float" office:value="0.0392229" calcext:value-type="float">
            <text:p>0.0392229</text:p>
          </table:table-cell>
          <table:table-cell table:formula="of:=1000*[.G676]" office:value-type="float" office:value="39.2229" calcext:value-type="float">
            <text:p>39.2229</text:p>
          </table:table-cell>
          <table:table-cell/>
          <table:table-cell office:value-type="float" office:value="17.2000000000004" calcext:value-type="float">
            <text:p>17.2</text:p>
          </table:table-cell>
          <table:table-cell office:value-type="float" office:value="0.224307733496603" calcext:value-type="float">
            <text:p>0.2243077335</text:p>
          </table:table-cell>
          <table:table-cell table:formula="of:= [.K676]*1000" office:value-type="float" office:value="224.307733496603" calcext:value-type="float">
            <text:p>224.3077334966</text:p>
          </table:table-cell>
          <table:table-cell table:number-columns-repeated="3"/>
          <table:table-cell office:value-type="float" office:value="17.2000000000004" calcext:value-type="float">
            <text:p>17.2</text:p>
          </table:table-cell>
          <table:table-cell office:value-type="float" office:value="0.261671849365985" calcext:value-type="float">
            <text:p>0.26167184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5.99" calcext:value-type="float">
            <text:p>-5.99</text:p>
          </table:table-cell>
          <table:table-cell table:formula="of:=[.E677]-17.5" office:value-type="float" office:value="-23.49" calcext:value-type="float">
            <text:p>-23.49</text:p>
          </table:table-cell>
          <table:table-cell office:value-type="float" office:value="0.0380555" calcext:value-type="float">
            <text:p>0.0380555</text:p>
          </table:table-cell>
          <table:table-cell table:formula="of:=1000*[.G677]" office:value-type="float" office:value="38.0555" calcext:value-type="float">
            <text:p>38.0555</text:p>
          </table:table-cell>
          <table:table-cell/>
          <table:table-cell office:value-type="float" office:value="17.3000000000004" calcext:value-type="float">
            <text:p>17.3</text:p>
          </table:table-cell>
          <table:table-cell office:value-type="float" office:value="0.22273042261312" calcext:value-type="float">
            <text:p>0.2227304226</text:p>
          </table:table-cell>
          <table:table-cell table:formula="of:= [.K677]*1000" office:value-type="float" office:value="222.73042261312" calcext:value-type="float">
            <text:p>222.7304226131</text:p>
          </table:table-cell>
          <table:table-cell table:number-columns-repeated="3"/>
          <table:table-cell office:value-type="float" office:value="17.3000000000004" calcext:value-type="float">
            <text:p>17.3</text:p>
          </table:table-cell>
          <table:table-cell office:value-type="float" office:value="0.264580006131352" calcext:value-type="float">
            <text:p>0.26458000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6.125" calcext:value-type="float">
            <text:p>-6.125</text:p>
          </table:table-cell>
          <table:table-cell table:formula="of:=[.E678]-17.5" office:value-type="float" office:value="-23.625" calcext:value-type="float">
            <text:p>-23.625</text:p>
          </table:table-cell>
          <table:table-cell office:value-type="float" office:value="0.0369392" calcext:value-type="float">
            <text:p>0.0369392</text:p>
          </table:table-cell>
          <table:table-cell table:formula="of:=1000*[.G678]" office:value-type="float" office:value="36.9392" calcext:value-type="float">
            <text:p>36.9392</text:p>
          </table:table-cell>
          <table:table-cell/>
          <table:table-cell office:value-type="float" office:value="17.4000000000004" calcext:value-type="float">
            <text:p>17.4</text:p>
          </table:table-cell>
          <table:table-cell office:value-type="float" office:value="0.219282600007574" calcext:value-type="float">
            <text:p>0.2192826</text:p>
          </table:table-cell>
          <table:table-cell table:formula="of:= [.K678]*1000" office:value-type="float" office:value="219.282600007574" calcext:value-type="float">
            <text:p>219.2826000076</text:p>
          </table:table-cell>
          <table:table-cell table:number-columns-repeated="3"/>
          <table:table-cell office:value-type="float" office:value="17.4000000000004" calcext:value-type="float">
            <text:p>17.4</text:p>
          </table:table-cell>
          <table:table-cell office:value-type="float" office:value="0.269680690747714" calcext:value-type="float">
            <text:p>0.26968069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6.26" calcext:value-type="float">
            <text:p>-6.26</text:p>
          </table:table-cell>
          <table:table-cell table:formula="of:=[.E679]-17.5" office:value-type="float" office:value="-23.76" calcext:value-type="float">
            <text:p>-23.76</text:p>
          </table:table-cell>
          <table:table-cell office:value-type="float" office:value="0.0358646" calcext:value-type="float">
            <text:p>0.0358646</text:p>
          </table:table-cell>
          <table:table-cell table:formula="of:=1000*[.G679]" office:value-type="float" office:value="35.8646" calcext:value-type="float">
            <text:p>35.8646</text:p>
          </table:table-cell>
          <table:table-cell/>
          <table:table-cell office:value-type="float" office:value="17.5000000000004" calcext:value-type="float">
            <text:p>17.5</text:p>
          </table:table-cell>
          <table:table-cell office:value-type="float" office:value="0.216301064052403" calcext:value-type="float">
            <text:p>0.2163010641</text:p>
          </table:table-cell>
          <table:table-cell table:formula="of:= [.K679]*1000" office:value-type="float" office:value="216.301064052403" calcext:value-type="float">
            <text:p>216.3010640524</text:p>
          </table:table-cell>
          <table:table-cell table:number-columns-repeated="3"/>
          <table:table-cell office:value-type="float" office:value="17.5000000000004" calcext:value-type="float">
            <text:p>17.5</text:p>
          </table:table-cell>
          <table:table-cell office:value-type="float" office:value="0.271830800032216" calcext:value-type="float">
            <text:p>0.27183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6.395" calcext:value-type="float">
            <text:p>-6.395</text:p>
          </table:table-cell>
          <table:table-cell table:formula="of:=[.E680]-17.5" office:value-type="float" office:value="-23.895" calcext:value-type="float">
            <text:p>-23.895</text:p>
          </table:table-cell>
          <table:table-cell office:value-type="float" office:value="0.0348352" calcext:value-type="float">
            <text:p>0.0348352</text:p>
          </table:table-cell>
          <table:table-cell table:formula="of:=1000*[.G680]" office:value-type="float" office:value="34.8352" calcext:value-type="float">
            <text:p>34.8352</text:p>
          </table:table-cell>
          <table:table-cell/>
          <table:table-cell office:value-type="float" office:value="17.6000000000004" calcext:value-type="float">
            <text:p>17.6</text:p>
          </table:table-cell>
          <table:table-cell office:value-type="float" office:value="0.210776408413987" calcext:value-type="float">
            <text:p>0.2107764084</text:p>
          </table:table-cell>
          <table:table-cell table:formula="of:= [.K680]*1000" office:value-type="float" office:value="210.776408413987" calcext:value-type="float">
            <text:p>210.776408414</text:p>
          </table:table-cell>
          <table:table-cell table:number-columns-repeated="3"/>
          <table:table-cell office:value-type="float" office:value="17.6000000000004" calcext:value-type="float">
            <text:p>17.6</text:p>
          </table:table-cell>
          <table:table-cell office:value-type="float" office:value="0.273991578042515" calcext:value-type="float">
            <text:p>0.2739915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6.53" calcext:value-type="float">
            <text:p>-6.53</text:p>
          </table:table-cell>
          <table:table-cell table:formula="of:=[.E681]-17.5" office:value-type="float" office:value="-24.03" calcext:value-type="float">
            <text:p>-24.03</text:p>
          </table:table-cell>
          <table:table-cell office:value-type="float" office:value="0.033849" calcext:value-type="float">
            <text:p>0.033849</text:p>
          </table:table-cell>
          <table:table-cell table:formula="of:=1000*[.G681]" office:value-type="float" office:value="33.849" calcext:value-type="float">
            <text:p>33.849</text:p>
          </table:table-cell>
          <table:table-cell/>
          <table:table-cell office:value-type="float" office:value="17.7000000000004" calcext:value-type="float">
            <text:p>17.7</text:p>
          </table:table-cell>
          <table:table-cell office:value-type="float" office:value="0.205711943246905" calcext:value-type="float">
            <text:p>0.2057119432</text:p>
          </table:table-cell>
          <table:table-cell table:formula="of:= [.K681]*1000" office:value-type="float" office:value="205.711943246905" calcext:value-type="float">
            <text:p>205.7119432469</text:p>
          </table:table-cell>
          <table:table-cell table:number-columns-repeated="3"/>
          <table:table-cell office:value-type="float" office:value="17.7000000000004" calcext:value-type="float">
            <text:p>17.7</text:p>
          </table:table-cell>
          <table:table-cell office:value-type="float" office:value="0.27436982420392" calcext:value-type="float">
            <text:p>0.27436982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6.665" calcext:value-type="float">
            <text:p>-6.665</text:p>
          </table:table-cell>
          <table:table-cell table:formula="of:=[.E682]-17.5" office:value-type="float" office:value="-24.165" calcext:value-type="float">
            <text:p>-24.165</text:p>
          </table:table-cell>
          <table:table-cell office:value-type="float" office:value="0.0329021" calcext:value-type="float">
            <text:p>0.0329021</text:p>
          </table:table-cell>
          <table:table-cell table:formula="of:=1000*[.G682]" office:value-type="float" office:value="32.9021" calcext:value-type="float">
            <text:p>32.9021</text:p>
          </table:table-cell>
          <table:table-cell/>
          <table:table-cell office:value-type="float" office:value="17.8000000000004" calcext:value-type="float">
            <text:p>17.8</text:p>
          </table:table-cell>
          <table:table-cell office:value-type="float" office:value="0.20047548189737" calcext:value-type="float">
            <text:p>0.2004754819</text:p>
          </table:table-cell>
          <table:table-cell table:formula="of:= [.K682]*1000" office:value-type="float" office:value="200.47548189737" calcext:value-type="float">
            <text:p>200.4754818974</text:p>
          </table:table-cell>
          <table:table-cell table:number-columns-repeated="3"/>
          <table:table-cell office:value-type="float" office:value="17.8000000000004" calcext:value-type="float">
            <text:p>17.8</text:p>
          </table:table-cell>
          <table:table-cell office:value-type="float" office:value="0.275336841249039" calcext:value-type="float">
            <text:p>0.27533684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6.8" calcext:value-type="float">
            <text:p>-6.8</text:p>
          </table:table-cell>
          <table:table-cell table:formula="of:=[.E683]-17.5" office:value-type="float" office:value="-24.3" calcext:value-type="float">
            <text:p>-24.3</text:p>
          </table:table-cell>
          <table:table-cell office:value-type="float" office:value="0.031988" calcext:value-type="float">
            <text:p>0.031988</text:p>
          </table:table-cell>
          <table:table-cell table:formula="of:=1000*[.G683]" office:value-type="float" office:value="31.988" calcext:value-type="float">
            <text:p>31.988</text:p>
          </table:table-cell>
          <table:table-cell/>
          <table:table-cell office:value-type="float" office:value="17.9000000000004" calcext:value-type="float">
            <text:p>17.9</text:p>
          </table:table-cell>
          <table:table-cell office:value-type="float" office:value="0.194710503757792" calcext:value-type="float">
            <text:p>0.1947105038</text:p>
          </table:table-cell>
          <table:table-cell table:formula="of:= [.K683]*1000" office:value-type="float" office:value="194.710503757792" calcext:value-type="float">
            <text:p>194.7105037578</text:p>
          </table:table-cell>
          <table:table-cell table:number-columns-repeated="3"/>
          <table:table-cell office:value-type="float" office:value="17.9000000000004" calcext:value-type="float">
            <text:p>17.9</text:p>
          </table:table-cell>
          <table:table-cell office:value-type="float" office:value="0.274244832100491" calcext:value-type="float">
            <text:p>0.27424483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6.935" calcext:value-type="float">
            <text:p>-6.935</text:p>
          </table:table-cell>
          <table:table-cell table:formula="of:=[.E684]-17.5" office:value-type="float" office:value="-24.435" calcext:value-type="float">
            <text:p>-24.435</text:p>
          </table:table-cell>
          <table:table-cell office:value-type="float" office:value="0.0311118" calcext:value-type="float">
            <text:p>0.0311118</text:p>
          </table:table-cell>
          <table:table-cell table:formula="of:=1000*[.G684]" office:value-type="float" office:value="31.1118" calcext:value-type="float">
            <text:p>31.1118</text:p>
          </table:table-cell>
          <table:table-cell/>
          <table:table-cell office:value-type="float" office:value="18.0000000000004" calcext:value-type="float">
            <text:p>18</text:p>
          </table:table-cell>
          <table:table-cell office:value-type="float" office:value="0.188358846195333" calcext:value-type="float">
            <text:p>0.1883588462</text:p>
          </table:table-cell>
          <table:table-cell table:formula="of:= [.K684]*1000" office:value-type="float" office:value="188.358846195333" calcext:value-type="float">
            <text:p>188.3588461953</text:p>
          </table:table-cell>
          <table:table-cell table:number-columns-repeated="3"/>
          <table:table-cell office:value-type="float" office:value="18.0000000000004" calcext:value-type="float">
            <text:p>18</text:p>
          </table:table-cell>
          <table:table-cell office:value-type="float" office:value="0.273686644039666" calcext:value-type="float">
            <text:p>0.2736866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7.07" calcext:value-type="float">
            <text:p>-7.07</text:p>
          </table:table-cell>
          <table:table-cell table:formula="of:=[.E685]-17.5" office:value-type="float" office:value="-24.57" calcext:value-type="float">
            <text:p>-24.57</text:p>
          </table:table-cell>
          <table:table-cell office:value-type="float" office:value="0.030264" calcext:value-type="float">
            <text:p>0.030264</text:p>
          </table:table-cell>
          <table:table-cell table:formula="of:=1000*[.G685]" office:value-type="float" office:value="30.264" calcext:value-type="float">
            <text:p>30.264</text:p>
          </table:table-cell>
          <table:table-cell/>
          <table:table-cell office:value-type="float" office:value="18.1000000000004" calcext:value-type="float">
            <text:p>18.1</text:p>
          </table:table-cell>
          <table:table-cell office:value-type="float" office:value="0.180974497191718" calcext:value-type="float">
            <text:p>0.1809744972</text:p>
          </table:table-cell>
          <table:table-cell table:formula="of:= [.K685]*1000" office:value-type="float" office:value="180.974497191718" calcext:value-type="float">
            <text:p>180.9744971917</text:p>
          </table:table-cell>
          <table:table-cell table:number-columns-repeated="3"/>
          <table:table-cell office:value-type="float" office:value="18.1000000000004" calcext:value-type="float">
            <text:p>18.1</text:p>
          </table:table-cell>
          <table:table-cell office:value-type="float" office:value="0.270434292327078" calcext:value-type="float">
            <text:p>0.27043429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7.205" calcext:value-type="float">
            <text:p>-7.205</text:p>
          </table:table-cell>
          <table:table-cell table:formula="of:=[.E686]-17.5" office:value-type="float" office:value="-24.705" calcext:value-type="float">
            <text:p>-24.705</text:p>
          </table:table-cell>
          <table:table-cell office:value-type="float" office:value="0.0294483" calcext:value-type="float">
            <text:p>0.0294483</text:p>
          </table:table-cell>
          <table:table-cell table:formula="of:=1000*[.G686]" office:value-type="float" office:value="29.4483" calcext:value-type="float">
            <text:p>29.4483</text:p>
          </table:table-cell>
          <table:table-cell/>
          <table:table-cell office:value-type="float" office:value="18.2000000000004" calcext:value-type="float">
            <text:p>18.2</text:p>
          </table:table-cell>
          <table:table-cell office:value-type="float" office:value="0.175084541893796" calcext:value-type="float">
            <text:p>0.1750845419</text:p>
          </table:table-cell>
          <table:table-cell table:formula="of:= [.K686]*1000" office:value-type="float" office:value="175.084541893796" calcext:value-type="float">
            <text:p>175.0845418938</text:p>
          </table:table-cell>
          <table:table-cell table:number-columns-repeated="3"/>
          <table:table-cell office:value-type="float" office:value="18.2000000000004" calcext:value-type="float">
            <text:p>18.2</text:p>
          </table:table-cell>
          <table:table-cell office:value-type="float" office:value="0.268125658770614" calcext:value-type="float">
            <text:p>0.26812565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7.34" calcext:value-type="float">
            <text:p>-7.34</text:p>
          </table:table-cell>
          <table:table-cell table:formula="of:=[.E687]-17.5" office:value-type="float" office:value="-24.84" calcext:value-type="float">
            <text:p>-24.84</text:p>
          </table:table-cell>
          <table:table-cell office:value-type="float" office:value="0.0286668" calcext:value-type="float">
            <text:p>0.0286668</text:p>
          </table:table-cell>
          <table:table-cell table:formula="of:=1000*[.G687]" office:value-type="float" office:value="28.6668" calcext:value-type="float">
            <text:p>28.6668</text:p>
          </table:table-cell>
          <table:table-cell/>
          <table:table-cell office:value-type="float" office:value="18.3000000000004" calcext:value-type="float">
            <text:p>18.3</text:p>
          </table:table-cell>
          <table:table-cell office:value-type="float" office:value="0.168692981420516" calcext:value-type="float">
            <text:p>0.1686929814</text:p>
          </table:table-cell>
          <table:table-cell table:formula="of:= [.K687]*1000" office:value-type="float" office:value="168.692981420516" calcext:value-type="float">
            <text:p>168.6929814205</text:p>
          </table:table-cell>
          <table:table-cell table:number-columns-repeated="3"/>
          <table:table-cell office:value-type="float" office:value="18.3000000000004" calcext:value-type="float">
            <text:p>18.3</text:p>
          </table:table-cell>
          <table:table-cell office:value-type="float" office:value="0.265292809699185" calcext:value-type="float">
            <text:p>0.26529280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7.475" calcext:value-type="float">
            <text:p>-7.475</text:p>
          </table:table-cell>
          <table:table-cell table:formula="of:=[.E688]-17.5" office:value-type="float" office:value="-24.975" calcext:value-type="float">
            <text:p>-24.975</text:p>
          </table:table-cell>
          <table:table-cell office:value-type="float" office:value="0.0279093" calcext:value-type="float">
            <text:p>0.0279093</text:p>
          </table:table-cell>
          <table:table-cell table:formula="of:=1000*[.G688]" office:value-type="float" office:value="27.9093" calcext:value-type="float">
            <text:p>27.9093</text:p>
          </table:table-cell>
          <table:table-cell/>
          <table:table-cell office:value-type="float" office:value="18.4000000000004" calcext:value-type="float">
            <text:p>18.4</text:p>
          </table:table-cell>
          <table:table-cell office:value-type="float" office:value="0.161698398649338" calcext:value-type="float">
            <text:p>0.1616983986</text:p>
          </table:table-cell>
          <table:table-cell table:formula="of:= [.K688]*1000" office:value-type="float" office:value="161.698398649338" calcext:value-type="float">
            <text:p>161.6983986493</text:p>
          </table:table-cell>
          <table:table-cell table:number-columns-repeated="3"/>
          <table:table-cell office:value-type="float" office:value="18.4000000000004" calcext:value-type="float">
            <text:p>18.4</text:p>
          </table:table-cell>
          <table:table-cell office:value-type="float" office:value="0.261769763115342" calcext:value-type="float">
            <text:p>0.261769763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7.61" calcext:value-type="float">
            <text:p>-7.61</text:p>
          </table:table-cell>
          <table:table-cell table:formula="of:=[.E689]-17.5" office:value-type="float" office:value="-25.11" calcext:value-type="float">
            <text:p>-25.11</text:p>
          </table:table-cell>
          <table:table-cell office:value-type="float" office:value="0.0271799" calcext:value-type="float">
            <text:p>0.0271799</text:p>
          </table:table-cell>
          <table:table-cell table:formula="of:=1000*[.G689]" office:value-type="float" office:value="27.1799" calcext:value-type="float">
            <text:p>27.1799</text:p>
          </table:table-cell>
          <table:table-cell/>
          <table:table-cell office:value-type="float" office:value="18.5000000000004" calcext:value-type="float">
            <text:p>18.5</text:p>
          </table:table-cell>
          <table:table-cell office:value-type="float" office:value="0.156337556613142" calcext:value-type="float">
            <text:p>0.1563375566</text:p>
          </table:table-cell>
          <table:table-cell table:formula="of:= [.K689]*1000" office:value-type="float" office:value="156.337556613142" calcext:value-type="float">
            <text:p>156.3375566131</text:p>
          </table:table-cell>
          <table:table-cell table:number-columns-repeated="3"/>
          <table:table-cell office:value-type="float" office:value="18.5000000000004" calcext:value-type="float">
            <text:p>18.5</text:p>
          </table:table-cell>
          <table:table-cell office:value-type="float" office:value="0.258434639909357" calcext:value-type="float">
            <text:p>0.258434639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7.745" calcext:value-type="float">
            <text:p>-7.745</text:p>
          </table:table-cell>
          <table:table-cell table:formula="of:=[.E690]-17.5" office:value-type="float" office:value="-25.245" calcext:value-type="float">
            <text:p>-25.245</text:p>
          </table:table-cell>
          <table:table-cell office:value-type="float" office:value="0.0264778" calcext:value-type="float">
            <text:p>0.0264778</text:p>
          </table:table-cell>
          <table:table-cell table:formula="of:=1000*[.G690]" office:value-type="float" office:value="26.4778" calcext:value-type="float">
            <text:p>26.4778</text:p>
          </table:table-cell>
          <table:table-cell/>
          <table:table-cell office:value-type="float" office:value="18.6000000000004" calcext:value-type="float">
            <text:p>18.6</text:p>
          </table:table-cell>
          <table:table-cell office:value-type="float" office:value="0.149830749307733" calcext:value-type="float">
            <text:p>0.1498307493</text:p>
          </table:table-cell>
          <table:table-cell table:formula="of:= [.K690]*1000" office:value-type="float" office:value="149.830749307733" calcext:value-type="float">
            <text:p>149.8307493077</text:p>
          </table:table-cell>
          <table:table-cell table:number-columns-repeated="3"/>
          <table:table-cell office:value-type="float" office:value="18.6000000000004" calcext:value-type="float">
            <text:p>18.6</text:p>
          </table:table-cell>
          <table:table-cell office:value-type="float" office:value="0.255891608211436" calcext:value-type="float">
            <text:p>0.25589160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7.88" calcext:value-type="float">
            <text:p>-7.88</text:p>
          </table:table-cell>
          <table:table-cell table:formula="of:=[.E691]-17.5" office:value-type="float" office:value="-25.38" calcext:value-type="float">
            <text:p>-25.38</text:p>
          </table:table-cell>
          <table:table-cell office:value-type="float" office:value="0.0257963" calcext:value-type="float">
            <text:p>0.0257963</text:p>
          </table:table-cell>
          <table:table-cell table:formula="of:=1000*[.G691]" office:value-type="float" office:value="25.7963" calcext:value-type="float">
            <text:p>25.7963</text:p>
          </table:table-cell>
          <table:table-cell/>
          <table:table-cell office:value-type="float" office:value="18.7000000000004" calcext:value-type="float">
            <text:p>18.7</text:p>
          </table:table-cell>
          <table:table-cell office:value-type="float" office:value="0.145498721008898" calcext:value-type="float">
            <text:p>0.145498721</text:p>
          </table:table-cell>
          <table:table-cell table:formula="of:= [.K691]*1000" office:value-type="float" office:value="145.498721008898" calcext:value-type="float">
            <text:p>145.4987210089</text:p>
          </table:table-cell>
          <table:table-cell table:number-columns-repeated="3"/>
          <table:table-cell office:value-type="float" office:value="18.7000000000004" calcext:value-type="float">
            <text:p>18.7</text:p>
          </table:table-cell>
          <table:table-cell office:value-type="float" office:value="0.251703283327553" calcext:value-type="float">
            <text:p>0.25170328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015" calcext:value-type="float">
            <text:p>-8.015</text:p>
          </table:table-cell>
          <table:table-cell table:formula="of:=[.E692]-17.5" office:value-type="float" office:value="-25.515" calcext:value-type="float">
            <text:p>-25.515</text:p>
          </table:table-cell>
          <table:table-cell office:value-type="float" office:value="0.0251437" calcext:value-type="float">
            <text:p>0.0251437</text:p>
          </table:table-cell>
          <table:table-cell table:formula="of:=1000*[.G692]" office:value-type="float" office:value="25.1437" calcext:value-type="float">
            <text:p>25.1437</text:p>
          </table:table-cell>
          <table:table-cell/>
          <table:table-cell office:value-type="float" office:value="18.8000000000004" calcext:value-type="float">
            <text:p>18.8</text:p>
          </table:table-cell>
          <table:table-cell office:value-type="float" office:value="0.139092921835175" calcext:value-type="float">
            <text:p>0.1390929218</text:p>
          </table:table-cell>
          <table:table-cell table:formula="of:= [.K692]*1000" office:value-type="float" office:value="139.092921835175" calcext:value-type="float">
            <text:p>139.0929218352</text:p>
          </table:table-cell>
          <table:table-cell table:number-columns-repeated="3"/>
          <table:table-cell office:value-type="float" office:value="18.8000000000004" calcext:value-type="float">
            <text:p>18.8</text:p>
          </table:table-cell>
          <table:table-cell office:value-type="float" office:value="0.248417889809797" calcext:value-type="float">
            <text:p>0.248417889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15" calcext:value-type="float">
            <text:p>-8.15</text:p>
          </table:table-cell>
          <table:table-cell table:formula="of:=[.E693]-17.5" office:value-type="float" office:value="-25.65" calcext:value-type="float">
            <text:p>-25.65</text:p>
          </table:table-cell>
          <table:table-cell office:value-type="float" office:value="0.0245087" calcext:value-type="float">
            <text:p>0.0245087</text:p>
          </table:table-cell>
          <table:table-cell table:formula="of:=1000*[.G693]" office:value-type="float" office:value="24.5087" calcext:value-type="float">
            <text:p>24.5087</text:p>
          </table:table-cell>
          <table:table-cell/>
          <table:table-cell office:value-type="float" office:value="18.9000000000004" calcext:value-type="float">
            <text:p>18.9</text:p>
          </table:table-cell>
          <table:table-cell office:value-type="float" office:value="0.133712640513603" calcext:value-type="float">
            <text:p>0.1337126405</text:p>
          </table:table-cell>
          <table:table-cell table:formula="of:= [.K693]*1000" office:value-type="float" office:value="133.712640513603" calcext:value-type="float">
            <text:p>133.7126405136</text:p>
          </table:table-cell>
          <table:table-cell table:number-columns-repeated="3"/>
          <table:table-cell office:value-type="float" office:value="18.9000000000004" calcext:value-type="float">
            <text:p>18.9</text:p>
          </table:table-cell>
          <table:table-cell office:value-type="float" office:value="0.245716084137937" calcext:value-type="float">
            <text:p>0.24571608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285" calcext:value-type="float">
            <text:p>-8.285</text:p>
          </table:table-cell>
          <table:table-cell table:formula="of:=[.E694]-17.5" office:value-type="float" office:value="-25.785" calcext:value-type="float">
            <text:p>-25.785</text:p>
          </table:table-cell>
          <table:table-cell office:value-type="float" office:value="0.02389" calcext:value-type="float">
            <text:p>0.02389</text:p>
          </table:table-cell>
          <table:table-cell table:formula="of:=1000*[.G694]" office:value-type="float" office:value="23.89" calcext:value-type="float">
            <text:p>23.89</text:p>
          </table:table-cell>
          <table:table-cell/>
          <table:table-cell office:value-type="float" office:value="19.0000000000004" calcext:value-type="float">
            <text:p>19</text:p>
          </table:table-cell>
          <table:table-cell office:value-type="float" office:value="0.128833194338105" calcext:value-type="float">
            <text:p>0.1288331943</text:p>
          </table:table-cell>
          <table:table-cell table:formula="of:= [.K694]*1000" office:value-type="float" office:value="128.833194338105" calcext:value-type="float">
            <text:p>128.8331943381</text:p>
          </table:table-cell>
          <table:table-cell table:number-columns-repeated="3"/>
          <table:table-cell office:value-type="float" office:value="19.0000000000004" calcext:value-type="float">
            <text:p>19</text:p>
          </table:table-cell>
          <table:table-cell office:value-type="float" office:value="0.241836921288726" calcext:value-type="float">
            <text:p>0.24183692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42" calcext:value-type="float">
            <text:p>-8.42</text:p>
          </table:table-cell>
          <table:table-cell table:formula="of:=[.E695]-17.5" office:value-type="float" office:value="-25.92" calcext:value-type="float">
            <text:p>-25.92</text:p>
          </table:table-cell>
          <table:table-cell office:value-type="float" office:value="0.0233008" calcext:value-type="float">
            <text:p>0.0233008</text:p>
          </table:table-cell>
          <table:table-cell table:formula="of:=1000*[.G695]" office:value-type="float" office:value="23.3008" calcext:value-type="float">
            <text:p>23.3008</text:p>
          </table:table-cell>
          <table:table-cell/>
          <table:table-cell office:value-type="float" office:value="19.1000000000004" calcext:value-type="float">
            <text:p>19.1</text:p>
          </table:table-cell>
          <table:table-cell office:value-type="float" office:value="0.124372026862559" calcext:value-type="float">
            <text:p>0.1243720269</text:p>
          </table:table-cell>
          <table:table-cell table:formula="of:= [.K695]*1000" office:value-type="float" office:value="124.372026862559" calcext:value-type="float">
            <text:p>124.3720268626</text:p>
          </table:table-cell>
          <table:table-cell table:number-columns-repeated="3"/>
          <table:table-cell office:value-type="float" office:value="19.1000000000004" calcext:value-type="float">
            <text:p>19.1</text:p>
          </table:table-cell>
          <table:table-cell office:value-type="float" office:value="0.239371231497591" calcext:value-type="float">
            <text:p>0.239371231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555" calcext:value-type="float">
            <text:p>-8.555</text:p>
          </table:table-cell>
          <table:table-cell table:formula="of:=[.E696]-17.5" office:value-type="float" office:value="-26.055" calcext:value-type="float">
            <text:p>-26.055</text:p>
          </table:table-cell>
          <table:table-cell office:value-type="float" office:value="0.0227262" calcext:value-type="float">
            <text:p>0.0227262</text:p>
          </table:table-cell>
          <table:table-cell table:formula="of:=1000*[.G696]" office:value-type="float" office:value="22.7262" calcext:value-type="float">
            <text:p>22.7262</text:p>
          </table:table-cell>
          <table:table-cell/>
          <table:table-cell office:value-type="float" office:value="19.2000000000004" calcext:value-type="float">
            <text:p>19.2</text:p>
          </table:table-cell>
          <table:table-cell office:value-type="float" office:value="0.118785024503169" calcext:value-type="float">
            <text:p>0.1187850245</text:p>
          </table:table-cell>
          <table:table-cell table:formula="of:= [.K696]*1000" office:value-type="float" office:value="118.785024503169" calcext:value-type="float">
            <text:p>118.7850245032</text:p>
          </table:table-cell>
          <table:table-cell table:number-columns-repeated="3"/>
          <table:table-cell office:value-type="float" office:value="19.2000000000004" calcext:value-type="float">
            <text:p>19.2</text:p>
          </table:table-cell>
          <table:table-cell office:value-type="float" office:value="0.236013741629114" calcext:value-type="float">
            <text:p>0.23601374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69" calcext:value-type="float">
            <text:p>-8.69</text:p>
          </table:table-cell>
          <table:table-cell table:formula="of:=[.E697]-17.5" office:value-type="float" office:value="-26.19" calcext:value-type="float">
            <text:p>-26.19</text:p>
          </table:table-cell>
          <table:table-cell office:value-type="float" office:value="0.0221728" calcext:value-type="float">
            <text:p>0.0221728</text:p>
          </table:table-cell>
          <table:table-cell table:formula="of:=1000*[.G697]" office:value-type="float" office:value="22.1728" calcext:value-type="float">
            <text:p>22.1728</text:p>
          </table:table-cell>
          <table:table-cell/>
          <table:table-cell office:value-type="float" office:value="19.3000000000004" calcext:value-type="float">
            <text:p>19.3</text:p>
          </table:table-cell>
          <table:table-cell office:value-type="float" office:value="0.115287809760635" calcext:value-type="float">
            <text:p>0.1152878098</text:p>
          </table:table-cell>
          <table:table-cell table:formula="of:= [.K697]*1000" office:value-type="float" office:value="115.287809760635" calcext:value-type="float">
            <text:p>115.2878097606</text:p>
          </table:table-cell>
          <table:table-cell table:number-columns-repeated="3"/>
          <table:table-cell office:value-type="float" office:value="19.3000000000004" calcext:value-type="float">
            <text:p>19.3</text:p>
          </table:table-cell>
          <table:table-cell office:value-type="float" office:value="0.233904418835438" calcext:value-type="float">
            <text:p>0.23390441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825" calcext:value-type="float">
            <text:p>-8.825</text:p>
          </table:table-cell>
          <table:table-cell table:formula="of:=[.E698]-17.5" office:value-type="float" office:value="-26.325" calcext:value-type="float">
            <text:p>-26.325</text:p>
          </table:table-cell>
          <table:table-cell office:value-type="float" office:value="0.0216388" calcext:value-type="float">
            <text:p>0.0216388</text:p>
          </table:table-cell>
          <table:table-cell table:formula="of:=1000*[.G698]" office:value-type="float" office:value="21.6388" calcext:value-type="float">
            <text:p>21.6388</text:p>
          </table:table-cell>
          <table:table-cell/>
          <table:table-cell office:value-type="float" office:value="19.4000000000005" calcext:value-type="float">
            <text:p>19.4</text:p>
          </table:table-cell>
          <table:table-cell office:value-type="float" office:value="0.111840227667341" calcext:value-type="float">
            <text:p>0.1118402277</text:p>
          </table:table-cell>
          <table:table-cell table:formula="of:= [.K698]*1000" office:value-type="float" office:value="111.840227667341" calcext:value-type="float">
            <text:p>111.8402276673</text:p>
          </table:table-cell>
          <table:table-cell table:number-columns-repeated="3"/>
          <table:table-cell office:value-type="float" office:value="19.4000000000005" calcext:value-type="float">
            <text:p>19.4</text:p>
          </table:table-cell>
          <table:table-cell office:value-type="float" office:value="0.231171564593812" calcext:value-type="float">
            <text:p>0.23117156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8.96" calcext:value-type="float">
            <text:p>-8.96</text:p>
          </table:table-cell>
          <table:table-cell table:formula="of:=[.E699]-17.5" office:value-type="float" office:value="-26.46" calcext:value-type="float">
            <text:p>-26.46</text:p>
          </table:table-cell>
          <table:table-cell office:value-type="float" office:value="0.0211107" calcext:value-type="float">
            <text:p>0.0211107</text:p>
          </table:table-cell>
          <table:table-cell table:formula="of:=1000*[.G699]" office:value-type="float" office:value="21.1107" calcext:value-type="float">
            <text:p>21.1107</text:p>
          </table:table-cell>
          <table:table-cell/>
          <table:table-cell office:value-type="float" office:value="19.5000000000005" calcext:value-type="float">
            <text:p>19.5</text:p>
          </table:table-cell>
          <table:table-cell office:value-type="float" office:value="0.107805246120009" calcext:value-type="float">
            <text:p>0.1078052461</text:p>
          </table:table-cell>
          <table:table-cell table:formula="of:= [.K699]*1000" office:value-type="float" office:value="107.805246120009" calcext:value-type="float">
            <text:p>107.80524612</text:p>
          </table:table-cell>
          <table:table-cell table:number-columns-repeated="3"/>
          <table:table-cell office:value-type="float" office:value="19.5000000000005" calcext:value-type="float">
            <text:p>19.5</text:p>
          </table:table-cell>
          <table:table-cell office:value-type="float" office:value="0.229216157698828" calcext:value-type="float">
            <text:p>0.22921615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9.095" calcext:value-type="float">
            <text:p>-9.095</text:p>
          </table:table-cell>
          <table:table-cell table:formula="of:=[.E700]-17.5" office:value-type="float" office:value="-26.595" calcext:value-type="float">
            <text:p>-26.595</text:p>
          </table:table-cell>
          <table:table-cell office:value-type="float" office:value="0.020617" calcext:value-type="float">
            <text:p>0.020617</text:p>
          </table:table-cell>
          <table:table-cell table:formula="of:=1000*[.G700]" office:value-type="float" office:value="20.617" calcext:value-type="float">
            <text:p>20.617</text:p>
          </table:table-cell>
          <table:table-cell/>
          <table:table-cell office:value-type="float" office:value="19.6000000000005" calcext:value-type="float">
            <text:p>19.6</text:p>
          </table:table-cell>
          <table:table-cell office:value-type="float" office:value="0.103336354341618" calcext:value-type="float">
            <text:p>0.1033363543</text:p>
          </table:table-cell>
          <table:table-cell table:formula="of:= [.K700]*1000" office:value-type="float" office:value="103.336354341618" calcext:value-type="float">
            <text:p>103.3363543416</text:p>
          </table:table-cell>
          <table:table-cell table:number-columns-repeated="3"/>
          <table:table-cell office:value-type="float" office:value="19.6000000000005" calcext:value-type="float">
            <text:p>19.6</text:p>
          </table:table-cell>
          <table:table-cell office:value-type="float" office:value="0.226575622125078" calcext:value-type="float">
            <text:p>0.22657562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9.23" calcext:value-type="float">
            <text:p>-9.23</text:p>
          </table:table-cell>
          <table:table-cell table:formula="of:=[.E701]-17.5" office:value-type="float" office:value="-26.73" calcext:value-type="float">
            <text:p>-26.73</text:p>
          </table:table-cell>
          <table:table-cell office:value-type="float" office:value="0.0201262" calcext:value-type="float">
            <text:p>0.0201262</text:p>
          </table:table-cell>
          <table:table-cell table:formula="of:=1000*[.G701]" office:value-type="float" office:value="20.1262" calcext:value-type="float">
            <text:p>20.1262</text:p>
          </table:table-cell>
          <table:table-cell/>
          <table:table-cell office:value-type="float" office:value="19.7000000000005" calcext:value-type="float">
            <text:p>19.7</text:p>
          </table:table-cell>
          <table:table-cell office:value-type="float" office:value="0.100598187501882" calcext:value-type="float">
            <text:p>0.1005981875</text:p>
          </table:table-cell>
          <table:table-cell table:formula="of:= [.K701]*1000" office:value-type="float" office:value="100.598187501882" calcext:value-type="float">
            <text:p>100.5981875019</text:p>
          </table:table-cell>
          <table:table-cell table:number-columns-repeated="3"/>
          <table:table-cell office:value-type="float" office:value="19.7000000000005" calcext:value-type="float">
            <text:p>19.7</text:p>
          </table:table-cell>
          <table:table-cell office:value-type="float" office:value="0.224783732499736" calcext:value-type="float">
            <text:p>0.224783732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9.365" calcext:value-type="float">
            <text:p>-9.365</text:p>
          </table:table-cell>
          <table:table-cell table:formula="of:=[.E702]-17.5" office:value-type="float" office:value="-26.865" calcext:value-type="float">
            <text:p>-26.865</text:p>
          </table:table-cell>
          <table:table-cell office:value-type="float" office:value="0.0196505" calcext:value-type="float">
            <text:p>0.0196505</text:p>
          </table:table-cell>
          <table:table-cell table:formula="of:=1000*[.G702]" office:value-type="float" office:value="19.6505" calcext:value-type="float">
            <text:p>19.6505</text:p>
          </table:table-cell>
          <table:table-cell/>
          <table:table-cell office:value-type="float" office:value="19.8000000000005" calcext:value-type="float">
            <text:p>19.8</text:p>
          </table:table-cell>
          <table:table-cell office:value-type="float" office:value="0.0966822384063565" calcext:value-type="float">
            <text:p>0.0966822384</text:p>
          </table:table-cell>
          <table:table-cell table:formula="of:= [.K702]*1000" office:value-type="float" office:value="96.6822384063565" calcext:value-type="float">
            <text:p>96.6822384064</text:p>
          </table:table-cell>
          <table:table-cell table:number-columns-repeated="3"/>
          <table:table-cell office:value-type="float" office:value="19.8000000000005" calcext:value-type="float">
            <text:p>19.8</text:p>
          </table:table-cell>
          <table:table-cell office:value-type="float" office:value="0.223367156290562" calcext:value-type="float">
            <text:p>0.22336715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9.5" calcext:value-type="float">
            <text:p>-9.5</text:p>
          </table:table-cell>
          <table:table-cell table:formula="of:=[.E703]-17.5" office:value-type="float" office:value="-27" calcext:value-type="float">
            <text:p>-27</text:p>
          </table:table-cell>
          <table:table-cell office:value-type="float" office:value="0.0191961" calcext:value-type="float">
            <text:p>0.0191961</text:p>
          </table:table-cell>
          <table:table-cell table:formula="of:=1000*[.G703]" office:value-type="float" office:value="19.1961" calcext:value-type="float">
            <text:p>19.1961</text:p>
          </table:table-cell>
          <table:table-cell/>
          <table:table-cell office:value-type="float" office:value="19.9000000000005" calcext:value-type="float">
            <text:p>19.9</text:p>
          </table:table-cell>
          <table:table-cell office:value-type="float" office:value="0.0936138761469084" calcext:value-type="float">
            <text:p>0.0936138761</text:p>
          </table:table-cell>
          <table:table-cell table:formula="of:= [.K703]*1000" office:value-type="float" office:value="93.6138761469084" calcext:value-type="float">
            <text:p>93.6138761469</text:p>
          </table:table-cell>
          <table:table-cell table:number-columns-repeated="3"/>
          <table:table-cell office:value-type="float" office:value="19.9000000000005" calcext:value-type="float">
            <text:p>19.9</text:p>
          </table:table-cell>
          <table:table-cell office:value-type="float" office:value="0.222024278927168" calcext:value-type="float">
            <text:p>0.22202427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9.635" calcext:value-type="float">
            <text:p>-9.635</text:p>
          </table:table-cell>
          <table:table-cell table:formula="of:=[.E704]-17.5" office:value-type="float" office:value="-27.135" calcext:value-type="float">
            <text:p>-27.135</text:p>
          </table:table-cell>
          <table:table-cell office:value-type="float" office:value="0.0187471" calcext:value-type="float">
            <text:p>0.0187471</text:p>
          </table:table-cell>
          <table:table-cell table:formula="of:=1000*[.G704]" office:value-type="float" office:value="18.7471" calcext:value-type="float">
            <text:p>18.7471</text:p>
          </table:table-cell>
          <table:table-cell/>
          <table:table-cell office:value-type="float" office:value="20.0000000000005" calcext:value-type="float">
            <text:p>20</text:p>
          </table:table-cell>
          <table:table-cell office:value-type="float" office:value="0.0906347405017388" calcext:value-type="float">
            <text:p>0.0906347405</text:p>
          </table:table-cell>
          <table:table-cell table:formula="of:= [.K704]*1000" office:value-type="float" office:value="90.6347405017388" calcext:value-type="float">
            <text:p>90.6347405017</text:p>
          </table:table-cell>
          <table:table-cell table:number-columns-repeated="3"/>
          <table:table-cell office:value-type="float" office:value="20.0000000000005" calcext:value-type="float">
            <text:p>20</text:p>
          </table:table-cell>
          <table:table-cell office:value-type="float" office:value="0.220901610485148" calcext:value-type="float">
            <text:p>0.22090161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9.77" calcext:value-type="float">
            <text:p>-9.77</text:p>
          </table:table-cell>
          <table:table-cell table:formula="of:=[.E705]-17.5" office:value-type="float" office:value="-27.27" calcext:value-type="float">
            <text:p>-27.27</text:p>
          </table:table-cell>
          <table:table-cell office:value-type="float" office:value="0.0183182" calcext:value-type="float">
            <text:p>0.0183182</text:p>
          </table:table-cell>
          <table:table-cell table:formula="of:=1000*[.G705]" office:value-type="float" office:value="18.3182" calcext:value-type="float">
            <text:p>18.3182</text:p>
          </table:table-cell>
          <table:table-cell/>
          <table:table-cell office:value-type="float" office:value="20.1000000000005" calcext:value-type="float">
            <text:p>20.1</text:p>
          </table:table-cell>
          <table:table-cell office:value-type="float" office:value="0.0878494126849435" calcext:value-type="float">
            <text:p>0.0878494127</text:p>
          </table:table-cell>
          <table:table-cell table:formula="of:= [.K705]*1000" office:value-type="float" office:value="87.8494126849435" calcext:value-type="float">
            <text:p>87.8494126849</text:p>
          </table:table-cell>
          <table:table-cell table:number-columns-repeated="3"/>
          <table:table-cell office:value-type="float" office:value="20.1000000000005" calcext:value-type="float">
            <text:p>20.1</text:p>
          </table:table-cell>
          <table:table-cell office:value-type="float" office:value="0.220112894929856" calcext:value-type="float">
            <text:p>0.22011289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9.905" calcext:value-type="float">
            <text:p>-9.905</text:p>
          </table:table-cell>
          <table:table-cell table:formula="of:=[.E706]-17.5" office:value-type="float" office:value="-27.405" calcext:value-type="float">
            <text:p>-27.405</text:p>
          </table:table-cell>
          <table:table-cell office:value-type="float" office:value="0.0179021" calcext:value-type="float">
            <text:p>0.0179021</text:p>
          </table:table-cell>
          <table:table-cell table:formula="of:=1000*[.G706]" office:value-type="float" office:value="17.9021" calcext:value-type="float">
            <text:p>17.9021</text:p>
          </table:table-cell>
          <table:table-cell/>
          <table:table-cell office:value-type="float" office:value="20.2000000000005" calcext:value-type="float">
            <text:p>20.2</text:p>
          </table:table-cell>
          <table:table-cell office:value-type="float" office:value="0.0850818745434759" calcext:value-type="float">
            <text:p>0.0850818745</text:p>
          </table:table-cell>
          <table:table-cell table:formula="of:= [.K706]*1000" office:value-type="float" office:value="85.0818745434759" calcext:value-type="float">
            <text:p>85.0818745435</text:p>
          </table:table-cell>
          <table:table-cell table:number-columns-repeated="3"/>
          <table:table-cell office:value-type="float" office:value="20.2000000000005" calcext:value-type="float">
            <text:p>20.2</text:p>
          </table:table-cell>
          <table:table-cell office:value-type="float" office:value="0.219105451577572" calcext:value-type="float">
            <text:p>0.21910545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04" calcext:value-type="float">
            <text:p>-10.04</text:p>
          </table:table-cell>
          <table:table-cell table:formula="of:=[.E707]-17.5" office:value-type="float" office:value="-27.54" calcext:value-type="float">
            <text:p>-27.54</text:p>
          </table:table-cell>
          <table:table-cell office:value-type="float" office:value="0.0174959" calcext:value-type="float">
            <text:p>0.0174959</text:p>
          </table:table-cell>
          <table:table-cell table:formula="of:=1000*[.G707]" office:value-type="float" office:value="17.4959" calcext:value-type="float">
            <text:p>17.4959</text:p>
          </table:table-cell>
          <table:table-cell/>
          <table:table-cell office:value-type="float" office:value="20.3000000000005" calcext:value-type="float">
            <text:p>20.3</text:p>
          </table:table-cell>
          <table:table-cell office:value-type="float" office:value="0.0820375924776941" calcext:value-type="float">
            <text:p>0.0820375925</text:p>
          </table:table-cell>
          <table:table-cell table:formula="of:= [.K707]*1000" office:value-type="float" office:value="82.0375924776941" calcext:value-type="float">
            <text:p>82.0375924777</text:p>
          </table:table-cell>
          <table:table-cell table:number-columns-repeated="3"/>
          <table:table-cell office:value-type="float" office:value="20.3000000000005" calcext:value-type="float">
            <text:p>20.3</text:p>
          </table:table-cell>
          <table:table-cell office:value-type="float" office:value="0.218525871827468" calcext:value-type="float">
            <text:p>0.21852587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175" calcext:value-type="float">
            <text:p>-10.175</text:p>
          </table:table-cell>
          <table:table-cell table:formula="of:=[.E708]-17.5" office:value-type="float" office:value="-27.675" calcext:value-type="float">
            <text:p>-27.675</text:p>
          </table:table-cell>
          <table:table-cell office:value-type="float" office:value="0.0171085" calcext:value-type="float">
            <text:p>0.0171085</text:p>
          </table:table-cell>
          <table:table-cell table:formula="of:=1000*[.G708]" office:value-type="float" office:value="17.1085" calcext:value-type="float">
            <text:p>17.1085</text:p>
          </table:table-cell>
          <table:table-cell/>
          <table:table-cell office:value-type="float" office:value="20.4000000000005" calcext:value-type="float">
            <text:p>20.4</text:p>
          </table:table-cell>
          <table:table-cell office:value-type="float" office:value="0.0798396000486875" calcext:value-type="float">
            <text:p>0.0798396</text:p>
          </table:table-cell>
          <table:table-cell table:formula="of:= [.K708]*1000" office:value-type="float" office:value="79.8396000486875" calcext:value-type="float">
            <text:p>79.8396000487</text:p>
          </table:table-cell>
          <table:table-cell table:number-columns-repeated="3"/>
          <table:table-cell office:value-type="float" office:value="20.4000000000005" calcext:value-type="float">
            <text:p>20.4</text:p>
          </table:table-cell>
          <table:table-cell office:value-type="float" office:value="0.218066388118564" calcext:value-type="float">
            <text:p>0.21806638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31" calcext:value-type="float">
            <text:p>-10.31</text:p>
          </table:table-cell>
          <table:table-cell table:formula="of:=[.E709]-17.5" office:value-type="float" office:value="-27.81" calcext:value-type="float">
            <text:p>-27.81</text:p>
          </table:table-cell>
          <table:table-cell office:value-type="float" office:value="0.0167228" calcext:value-type="float">
            <text:p>0.0167228</text:p>
          </table:table-cell>
          <table:table-cell table:formula="of:=1000*[.G709]" office:value-type="float" office:value="16.7228" calcext:value-type="float">
            <text:p>16.7228</text:p>
          </table:table-cell>
          <table:table-cell/>
          <table:table-cell office:value-type="float" office:value="20.5000000000005" calcext:value-type="float">
            <text:p>20.5</text:p>
          </table:table-cell>
          <table:table-cell office:value-type="float" office:value="0.0776550536997352" calcext:value-type="float">
            <text:p>0.0776550537</text:p>
          </table:table-cell>
          <table:table-cell table:formula="of:= [.K709]*1000" office:value-type="float" office:value="77.6550536997352" calcext:value-type="float">
            <text:p>77.6550536997</text:p>
          </table:table-cell>
          <table:table-cell table:number-columns-repeated="3"/>
          <table:table-cell office:value-type="float" office:value="20.5000000000005" calcext:value-type="float">
            <text:p>20.5</text:p>
          </table:table-cell>
          <table:table-cell office:value-type="float" office:value="0.217963846579051" calcext:value-type="float">
            <text:p>0.21796384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445" calcext:value-type="float">
            <text:p>-10.445</text:p>
          </table:table-cell>
          <table:table-cell table:formula="of:=[.E710]-17.5" office:value-type="float" office:value="-27.945" calcext:value-type="float">
            <text:p>-27.945</text:p>
          </table:table-cell>
          <table:table-cell office:value-type="float" office:value="0.0163483" calcext:value-type="float">
            <text:p>0.0163483</text:p>
          </table:table-cell>
          <table:table-cell table:formula="of:=1000*[.G710]" office:value-type="float" office:value="16.3483" calcext:value-type="float">
            <text:p>16.3483</text:p>
          </table:table-cell>
          <table:table-cell/>
          <table:table-cell office:value-type="float" office:value="20.6000000000005" calcext:value-type="float">
            <text:p>20.6</text:p>
          </table:table-cell>
          <table:table-cell office:value-type="float" office:value="0.0750484181290763" calcext:value-type="float">
            <text:p>0.0750484181</text:p>
          </table:table-cell>
          <table:table-cell table:formula="of:= [.K710]*1000" office:value-type="float" office:value="75.0484181290763" calcext:value-type="float">
            <text:p>75.0484181291</text:p>
          </table:table-cell>
          <table:table-cell table:number-columns-repeated="3"/>
          <table:table-cell office:value-type="float" office:value="20.6000000000005" calcext:value-type="float">
            <text:p>20.6</text:p>
          </table:table-cell>
          <table:table-cell office:value-type="float" office:value="0.218277962227099" calcext:value-type="float">
            <text:p>0.21827796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58" calcext:value-type="float">
            <text:p>-10.58</text:p>
          </table:table-cell>
          <table:table-cell table:formula="of:=[.E711]-17.5" office:value-type="float" office:value="-28.08" calcext:value-type="float">
            <text:p>-28.08</text:p>
          </table:table-cell>
          <table:table-cell office:value-type="float" office:value="0.0159854" calcext:value-type="float">
            <text:p>0.0159854</text:p>
          </table:table-cell>
          <table:table-cell table:formula="of:=1000*[.G711]" office:value-type="float" office:value="15.9854" calcext:value-type="float">
            <text:p>15.9854</text:p>
          </table:table-cell>
          <table:table-cell/>
          <table:table-cell office:value-type="float" office:value="20.7000000000005" calcext:value-type="float">
            <text:p>20.7</text:p>
          </table:table-cell>
          <table:table-cell office:value-type="float" office:value="0.0724128708069881" calcext:value-type="float">
            <text:p>0.0724128708</text:p>
          </table:table-cell>
          <table:table-cell table:formula="of:= [.K711]*1000" office:value-type="float" office:value="72.4128708069881" calcext:value-type="float">
            <text:p>72.412870807</text:p>
          </table:table-cell>
          <table:table-cell table:number-columns-repeated="3"/>
          <table:table-cell office:value-type="float" office:value="20.7000000000005" calcext:value-type="float">
            <text:p>20.7</text:p>
          </table:table-cell>
          <table:table-cell office:value-type="float" office:value="0.218482498203725" calcext:value-type="float">
            <text:p>0.21848249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715" calcext:value-type="float">
            <text:p>-10.715</text:p>
          </table:table-cell>
          <table:table-cell table:formula="of:=[.E712]-17.5" office:value-type="float" office:value="-28.215" calcext:value-type="float">
            <text:p>-28.215</text:p>
          </table:table-cell>
          <table:table-cell office:value-type="float" office:value="0.0156348" calcext:value-type="float">
            <text:p>0.0156348</text:p>
          </table:table-cell>
          <table:table-cell table:formula="of:=1000*[.G712]" office:value-type="float" office:value="15.6348" calcext:value-type="float">
            <text:p>15.6348</text:p>
          </table:table-cell>
          <table:table-cell/>
          <table:table-cell office:value-type="float" office:value="20.8000000000005" calcext:value-type="float">
            <text:p>20.8</text:p>
          </table:table-cell>
          <table:table-cell office:value-type="float" office:value="0.0705718865210158" calcext:value-type="float">
            <text:p>0.0705718865</text:p>
          </table:table-cell>
          <table:table-cell table:formula="of:= [.K712]*1000" office:value-type="float" office:value="70.5718865210158" calcext:value-type="float">
            <text:p>70.571886521</text:p>
          </table:table-cell>
          <table:table-cell table:number-columns-repeated="3"/>
          <table:table-cell office:value-type="float" office:value="20.8000000000005" calcext:value-type="float">
            <text:p>20.8</text:p>
          </table:table-cell>
          <table:table-cell office:value-type="float" office:value="0.218822956652574" calcext:value-type="float">
            <text:p>0.21882295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85" calcext:value-type="float">
            <text:p>-10.85</text:p>
          </table:table-cell>
          <table:table-cell table:formula="of:=[.E713]-17.5" office:value-type="float" office:value="-28.35" calcext:value-type="float">
            <text:p>-28.35</text:p>
          </table:table-cell>
          <table:table-cell office:value-type="float" office:value="0.015297" calcext:value-type="float">
            <text:p>0.015297</text:p>
          </table:table-cell>
          <table:table-cell table:formula="of:=1000*[.G713]" office:value-type="float" office:value="15.297" calcext:value-type="float">
            <text:p>15.297</text:p>
          </table:table-cell>
          <table:table-cell/>
          <table:table-cell office:value-type="float" office:value="20.9000000000005" calcext:value-type="float">
            <text:p>20.9</text:p>
          </table:table-cell>
          <table:table-cell office:value-type="float" office:value="0.0685435154769731" calcext:value-type="float">
            <text:p>0.0685435155</text:p>
          </table:table-cell>
          <table:table-cell table:formula="of:= [.K713]*1000" office:value-type="float" office:value="68.5435154769731" calcext:value-type="float">
            <text:p>68.543515477</text:p>
          </table:table-cell>
          <table:table-cell table:number-columns-repeated="3"/>
          <table:table-cell office:value-type="float" office:value="20.9000000000005" calcext:value-type="float">
            <text:p>20.9</text:p>
          </table:table-cell>
          <table:table-cell office:value-type="float" office:value="0.219543666020147" calcext:value-type="float">
            <text:p>0.2195436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0.985" calcext:value-type="float">
            <text:p>-10.985</text:p>
          </table:table-cell>
          <table:table-cell table:formula="of:=[.E714]-17.5" office:value-type="float" office:value="-28.485" calcext:value-type="float">
            <text:p>-28.485</text:p>
          </table:table-cell>
          <table:table-cell office:value-type="float" office:value="0.014966" calcext:value-type="float">
            <text:p>0.014966</text:p>
          </table:table-cell>
          <table:table-cell table:formula="of:=1000*[.G714]" office:value-type="float" office:value="14.966" calcext:value-type="float">
            <text:p>14.966</text:p>
          </table:table-cell>
          <table:table-cell/>
          <table:table-cell office:value-type="float" office:value="21.0000000000005" calcext:value-type="float">
            <text:p>21</text:p>
          </table:table-cell>
          <table:table-cell office:value-type="float" office:value="0.0665321523819939" calcext:value-type="float">
            <text:p>0.0665321524</text:p>
          </table:table-cell>
          <table:table-cell table:formula="of:= [.K714]*1000" office:value-type="float" office:value="66.5321523819939" calcext:value-type="float">
            <text:p>66.532152382</text:p>
          </table:table-cell>
          <table:table-cell table:number-columns-repeated="3"/>
          <table:table-cell office:value-type="float" office:value="21.0000000000005" calcext:value-type="float">
            <text:p>21</text:p>
          </table:table-cell>
          <table:table-cell office:value-type="float" office:value="0.220190474288549" calcext:value-type="float">
            <text:p>0.22019047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1.12" calcext:value-type="float">
            <text:p>-11.12</text:p>
          </table:table-cell>
          <table:table-cell table:formula="of:=[.E715]-17.5" office:value-type="float" office:value="-28.62" calcext:value-type="float">
            <text:p>-28.62</text:p>
          </table:table-cell>
          <table:table-cell office:value-type="float" office:value="0.0146464" calcext:value-type="float">
            <text:p>0.0146464</text:p>
          </table:table-cell>
          <table:table-cell table:formula="of:=1000*[.G715]" office:value-type="float" office:value="14.6464" calcext:value-type="float">
            <text:p>14.6464</text:p>
          </table:table-cell>
          <table:table-cell/>
          <table:table-cell office:value-type="float" office:value="21.1000000000005" calcext:value-type="float">
            <text:p>21.1</text:p>
          </table:table-cell>
          <table:table-cell office:value-type="float" office:value="0.0646998444912783" calcext:value-type="float">
            <text:p>0.0646998445</text:p>
          </table:table-cell>
          <table:table-cell table:formula="of:= [.K715]*1000" office:value-type="float" office:value="64.6998444912783" calcext:value-type="float">
            <text:p>64.6998444913</text:p>
          </table:table-cell>
          <table:table-cell table:number-columns-repeated="3"/>
          <table:table-cell office:value-type="float" office:value="21.1000000000005" calcext:value-type="float">
            <text:p>21.1</text:p>
          </table:table-cell>
          <table:table-cell office:value-type="float" office:value="0.220956124177341" calcext:value-type="float">
            <text:p>0.22095612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1.255" calcext:value-type="float">
            <text:p>-11.255</text:p>
          </table:table-cell>
          <table:table-cell table:formula="of:=[.E716]-17.5" office:value-type="float" office:value="-28.755" calcext:value-type="float">
            <text:p>-28.755</text:p>
          </table:table-cell>
          <table:table-cell office:value-type="float" office:value="0.0143283" calcext:value-type="float">
            <text:p>0.0143283</text:p>
          </table:table-cell>
          <table:table-cell table:formula="of:=1000*[.G716]" office:value-type="float" office:value="14.3283" calcext:value-type="float">
            <text:p>14.3283</text:p>
          </table:table-cell>
          <table:table-cell/>
          <table:table-cell office:value-type="float" office:value="21.2000000000005" calcext:value-type="float">
            <text:p>21.2</text:p>
          </table:table-cell>
          <table:table-cell office:value-type="float" office:value="0.0628733587247245" calcext:value-type="float">
            <text:p>0.0628733587</text:p>
          </table:table-cell>
          <table:table-cell table:formula="of:= [.K716]*1000" office:value-type="float" office:value="62.8733587247245" calcext:value-type="float">
            <text:p>62.8733587247</text:p>
          </table:table-cell>
          <table:table-cell table:number-columns-repeated="3"/>
          <table:table-cell office:value-type="float" office:value="21.2000000000005" calcext:value-type="float">
            <text:p>21.2</text:p>
          </table:table-cell>
          <table:table-cell office:value-type="float" office:value="0.222454462632766" calcext:value-type="float">
            <text:p>0.22245446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1.39" calcext:value-type="float">
            <text:p>-11.39</text:p>
          </table:table-cell>
          <table:table-cell table:formula="of:=[.E717]-17.5" office:value-type="float" office:value="-28.89" calcext:value-type="float">
            <text:p>-28.89</text:p>
          </table:table-cell>
          <table:table-cell office:value-type="float" office:value="0.0140246" calcext:value-type="float">
            <text:p>0.0140246</text:p>
          </table:table-cell>
          <table:table-cell table:formula="of:=1000*[.G717]" office:value-type="float" office:value="14.0246" calcext:value-type="float">
            <text:p>14.0246</text:p>
          </table:table-cell>
          <table:table-cell/>
          <table:table-cell office:value-type="float" office:value="21.3000000000005" calcext:value-type="float">
            <text:p>21.3</text:p>
          </table:table-cell>
          <table:table-cell office:value-type="float" office:value="0.0610526950823368" calcext:value-type="float">
            <text:p>0.0610526951</text:p>
          </table:table-cell>
          <table:table-cell table:formula="of:= [.K717]*1000" office:value-type="float" office:value="61.0526950823368" calcext:value-type="float">
            <text:p>61.0526950823</text:p>
          </table:table-cell>
          <table:table-cell table:number-columns-repeated="3"/>
          <table:table-cell office:value-type="float" office:value="21.3000000000005" calcext:value-type="float">
            <text:p>21.3</text:p>
          </table:table-cell>
          <table:table-cell office:value-type="float" office:value="0.223471500934668" calcext:value-type="float">
            <text:p>0.22347150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1.525" calcext:value-type="float">
            <text:p>-11.525</text:p>
          </table:table-cell>
          <table:table-cell table:formula="of:=[.E718]-17.5" office:value-type="float" office:value="-29.025" calcext:value-type="float">
            <text:p>-29.025</text:p>
          </table:table-cell>
          <table:table-cell office:value-type="float" office:value="0.01373" calcext:value-type="float">
            <text:p>0.01373</text:p>
          </table:table-cell>
          <table:table-cell table:formula="of:=1000*[.G718]" office:value-type="float" office:value="13.73" calcext:value-type="float">
            <text:p>13.73</text:p>
          </table:table-cell>
          <table:table-cell/>
          <table:table-cell office:value-type="float" office:value="21.4000000000005" calcext:value-type="float">
            <text:p>21.4</text:p>
          </table:table-cell>
          <table:table-cell office:value-type="float" office:value="0.0593950793228263" calcext:value-type="float">
            <text:p>0.0593950793</text:p>
          </table:table-cell>
          <table:table-cell table:formula="of:= [.K718]*1000" office:value-type="float" office:value="59.3950793228263" calcext:value-type="float">
            <text:p>59.3950793228</text:p>
          </table:table-cell>
          <table:table-cell table:number-columns-repeated="3"/>
          <table:table-cell office:value-type="float" office:value="21.4000000000005" calcext:value-type="float">
            <text:p>21.4</text:p>
          </table:table-cell>
          <table:table-cell office:value-type="float" office:value="0.22435097827058" calcext:value-type="float">
            <text:p>0.22435097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1.66" calcext:value-type="float">
            <text:p>-11.66</text:p>
          </table:table-cell>
          <table:table-cell table:formula="of:=[.E719]-17.5" office:value-type="float" office:value="-29.16" calcext:value-type="float">
            <text:p>-29.16</text:p>
          </table:table-cell>
          <table:table-cell office:value-type="float" office:value="0.0134409" calcext:value-type="float">
            <text:p>0.0134409</text:p>
          </table:table-cell>
          <table:table-cell table:formula="of:=1000*[.G719]" office:value-type="float" office:value="13.4409" calcext:value-type="float">
            <text:p>13.4409</text:p>
          </table:table-cell>
          <table:table-cell/>
          <table:table-cell office:value-type="float" office:value="21.5000000000005" calcext:value-type="float">
            <text:p>21.5</text:p>
          </table:table-cell>
          <table:table-cell office:value-type="float" office:value="0.0579433532938193" calcext:value-type="float">
            <text:p>0.0579433533</text:p>
          </table:table-cell>
          <table:table-cell table:formula="of:= [.K719]*1000" office:value-type="float" office:value="57.9433532938193" calcext:value-type="float">
            <text:p>57.9433532938</text:p>
          </table:table-cell>
          <table:table-cell table:number-columns-repeated="3"/>
          <table:table-cell office:value-type="float" office:value="21.5000000000005" calcext:value-type="float">
            <text:p>21.5</text:p>
          </table:table-cell>
          <table:table-cell office:value-type="float" office:value="0.226139282320812" calcext:value-type="float">
            <text:p>0.22613928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1.795" calcext:value-type="float">
            <text:p>-11.795</text:p>
          </table:table-cell>
          <table:table-cell table:formula="of:=[.E720]-17.5" office:value-type="float" office:value="-29.295" calcext:value-type="float">
            <text:p>-29.295</text:p>
          </table:table-cell>
          <table:table-cell office:value-type="float" office:value="0.0131619" calcext:value-type="float">
            <text:p>0.0131619</text:p>
          </table:table-cell>
          <table:table-cell table:formula="of:=1000*[.G720]" office:value-type="float" office:value="13.1619" calcext:value-type="float">
            <text:p>13.1619</text:p>
          </table:table-cell>
          <table:table-cell/>
          <table:table-cell office:value-type="float" office:value="21.6000000000005" calcext:value-type="float">
            <text:p>21.6</text:p>
          </table:table-cell>
          <table:table-cell office:value-type="float" office:value="0.0564961597241345" calcext:value-type="float">
            <text:p>0.0564961597</text:p>
          </table:table-cell>
          <table:table-cell table:formula="of:= [.K720]*1000" office:value-type="float" office:value="56.4961597241345" calcext:value-type="float">
            <text:p>56.4961597241</text:p>
          </table:table-cell>
          <table:table-cell table:number-columns-repeated="3"/>
          <table:table-cell office:value-type="float" office:value="21.6000000000005" calcext:value-type="float">
            <text:p>21.6</text:p>
          </table:table-cell>
          <table:table-cell office:value-type="float" office:value="0.227341111225449" calcext:value-type="float">
            <text:p>0.22734111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1.93" calcext:value-type="float">
            <text:p>-11.93</text:p>
          </table:table-cell>
          <table:table-cell table:formula="of:=[.E721]-17.5" office:value-type="float" office:value="-29.43" calcext:value-type="float">
            <text:p>-29.43</text:p>
          </table:table-cell>
          <table:table-cell office:value-type="float" office:value="0.012891" calcext:value-type="float">
            <text:p>0.012891</text:p>
          </table:table-cell>
          <table:table-cell table:formula="of:=1000*[.G721]" office:value-type="float" office:value="12.891" calcext:value-type="float">
            <text:p>12.891</text:p>
          </table:table-cell>
          <table:table-cell/>
          <table:table-cell office:value-type="float" office:value="21.7000000000005" calcext:value-type="float">
            <text:p>21.7</text:p>
          </table:table-cell>
          <table:table-cell office:value-type="float" office:value="0.054980778524764" calcext:value-type="float">
            <text:p>0.0549807785</text:p>
          </table:table-cell>
          <table:table-cell table:formula="of:= [.K721]*1000" office:value-type="float" office:value="54.980778524764" calcext:value-type="float">
            <text:p>54.9807785248</text:p>
          </table:table-cell>
          <table:table-cell table:number-columns-repeated="3"/>
          <table:table-cell office:value-type="float" office:value="21.7000000000005" calcext:value-type="float">
            <text:p>21.7</text:p>
          </table:table-cell>
          <table:table-cell office:value-type="float" office:value="0.227831835680873" calcext:value-type="float">
            <text:p>0.22783183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2.065" calcext:value-type="float">
            <text:p>-12.065</text:p>
          </table:table-cell>
          <table:table-cell table:formula="of:=[.E722]-17.5" office:value-type="float" office:value="-29.565" calcext:value-type="float">
            <text:p>-29.565</text:p>
          </table:table-cell>
          <table:table-cell office:value-type="float" office:value="0.0126204" calcext:value-type="float">
            <text:p>0.0126204</text:p>
          </table:table-cell>
          <table:table-cell table:formula="of:=1000*[.G722]" office:value-type="float" office:value="12.6204" calcext:value-type="float">
            <text:p>12.6204</text:p>
          </table:table-cell>
          <table:table-cell/>
          <table:table-cell office:value-type="float" office:value="21.8000000000005" calcext:value-type="float">
            <text:p>21.8</text:p>
          </table:table-cell>
          <table:table-cell office:value-type="float" office:value="0.0533067354315438" calcext:value-type="float">
            <text:p>0.0533067354</text:p>
          </table:table-cell>
          <table:table-cell table:formula="of:= [.K722]*1000" office:value-type="float" office:value="53.3067354315438" calcext:value-type="float">
            <text:p>53.3067354315</text:p>
          </table:table-cell>
          <table:table-cell table:number-columns-repeated="3"/>
          <table:table-cell office:value-type="float" office:value="21.8000000000005" calcext:value-type="float">
            <text:p>21.8</text:p>
          </table:table-cell>
          <table:table-cell office:value-type="float" office:value="0.229195200198775" calcext:value-type="float">
            <text:p>0.22919520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2.2" calcext:value-type="float">
            <text:p>-12.2</text:p>
          </table:table-cell>
          <table:table-cell table:formula="of:=[.E723]-17.5" office:value-type="float" office:value="-29.7" calcext:value-type="float">
            <text:p>-29.7</text:p>
          </table:table-cell>
          <table:table-cell office:value-type="float" office:value="0.0123614" calcext:value-type="float">
            <text:p>0.0123614</text:p>
          </table:table-cell>
          <table:table-cell table:formula="of:=1000*[.G723]" office:value-type="float" office:value="12.3614" calcext:value-type="float">
            <text:p>12.3614</text:p>
          </table:table-cell>
          <table:table-cell/>
          <table:table-cell office:value-type="float" office:value="21.9000000000005" calcext:value-type="float">
            <text:p>21.9</text:p>
          </table:table-cell>
          <table:table-cell office:value-type="float" office:value="0.0524438035176674" calcext:value-type="float">
            <text:p>0.0524438035</text:p>
          </table:table-cell>
          <table:table-cell table:formula="of:= [.K723]*1000" office:value-type="float" office:value="52.4438035176674" calcext:value-type="float">
            <text:p>52.4438035177</text:p>
          </table:table-cell>
          <table:table-cell table:number-columns-repeated="3"/>
          <table:table-cell office:value-type="float" office:value="21.9000000000005" calcext:value-type="float">
            <text:p>21.9</text:p>
          </table:table-cell>
          <table:table-cell office:value-type="float" office:value="0.229691028991785" calcext:value-type="float">
            <text:p>0.22969102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2.335" calcext:value-type="float">
            <text:p>-12.335</text:p>
          </table:table-cell>
          <table:table-cell table:formula="of:=[.E724]-17.5" office:value-type="float" office:value="-29.835" calcext:value-type="float">
            <text:p>-29.835</text:p>
          </table:table-cell>
          <table:table-cell office:value-type="float" office:value="0.0121108" calcext:value-type="float">
            <text:p>0.0121108</text:p>
          </table:table-cell>
          <table:table-cell table:formula="of:=1000*[.G724]" office:value-type="float" office:value="12.1108" calcext:value-type="float">
            <text:p>12.1108</text:p>
          </table:table-cell>
          <table:table-cell/>
          <table:table-cell office:value-type="float" office:value="22.0000000000005" calcext:value-type="float">
            <text:p>22</text:p>
          </table:table-cell>
          <table:table-cell office:value-type="float" office:value="0.0508342830969875" calcext:value-type="float">
            <text:p>0.0508342831</text:p>
          </table:table-cell>
          <table:table-cell table:formula="of:= [.K724]*1000" office:value-type="float" office:value="50.8342830969875" calcext:value-type="float">
            <text:p>50.834283097</text:p>
          </table:table-cell>
          <table:table-cell table:number-columns-repeated="3"/>
          <table:table-cell office:value-type="float" office:value="22.0000000000005" calcext:value-type="float">
            <text:p>22</text:p>
          </table:table-cell>
          <table:table-cell office:value-type="float" office:value="0.230038720758358" calcext:value-type="float">
            <text:p>0.23003872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2.47" calcext:value-type="float">
            <text:p>-12.47</text:p>
          </table:table-cell>
          <table:table-cell table:formula="of:=[.E725]-17.5" office:value-type="float" office:value="-29.97" calcext:value-type="float">
            <text:p>-29.97</text:p>
          </table:table-cell>
          <table:table-cell office:value-type="float" office:value="0.0118604" calcext:value-type="float">
            <text:p>0.0118604</text:p>
          </table:table-cell>
          <table:table-cell table:formula="of:=1000*[.G725]" office:value-type="float" office:value="11.8604" calcext:value-type="float">
            <text:p>11.8604</text:p>
          </table:table-cell>
          <table:table-cell/>
          <table:table-cell office:value-type="float" office:value="22.1000000000005" calcext:value-type="float">
            <text:p>22.1</text:p>
          </table:table-cell>
          <table:table-cell office:value-type="float" office:value="0.0495571071549242" calcext:value-type="float">
            <text:p>0.0495571072</text:p>
          </table:table-cell>
          <table:table-cell table:formula="of:= [.K725]*1000" office:value-type="float" office:value="49.5571071549242" calcext:value-type="float">
            <text:p>49.5571071549</text:p>
          </table:table-cell>
          <table:table-cell table:number-columns-repeated="3"/>
          <table:table-cell office:value-type="float" office:value="22.1000000000005" calcext:value-type="float">
            <text:p>22.1</text:p>
          </table:table-cell>
          <table:table-cell office:value-type="float" office:value="0.229834307183673" calcext:value-type="float">
            <text:p>0.22983430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2.605" calcext:value-type="float">
            <text:p>-12.605</text:p>
          </table:table-cell>
          <table:table-cell table:formula="of:=[.E726]-17.5" office:value-type="float" office:value="-30.105" calcext:value-type="float">
            <text:p>-30.105</text:p>
          </table:table-cell>
          <table:table-cell office:value-type="float" office:value="0.0116236" calcext:value-type="float">
            <text:p>0.0116236</text:p>
          </table:table-cell>
          <table:table-cell table:formula="of:=1000*[.G726]" office:value-type="float" office:value="11.6236" calcext:value-type="float">
            <text:p>11.6236</text:p>
          </table:table-cell>
          <table:table-cell/>
          <table:table-cell office:value-type="float" office:value="22.2000000000005" calcext:value-type="float">
            <text:p>22.2</text:p>
          </table:table-cell>
          <table:table-cell office:value-type="float" office:value="0.0482819692015846" calcext:value-type="float">
            <text:p>0.0482819692</text:p>
          </table:table-cell>
          <table:table-cell table:formula="of:= [.K726]*1000" office:value-type="float" office:value="48.2819692015846" calcext:value-type="float">
            <text:p>48.2819692016</text:p>
          </table:table-cell>
          <table:table-cell table:number-columns-repeated="3"/>
          <table:table-cell office:value-type="float" office:value="22.2000000000005" calcext:value-type="float">
            <text:p>22.2</text:p>
          </table:table-cell>
          <table:table-cell office:value-type="float" office:value="0.228262886173594" calcext:value-type="float">
            <text:p>0.22826288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2.74" calcext:value-type="float">
            <text:p>-12.74</text:p>
          </table:table-cell>
          <table:table-cell table:formula="of:=[.E727]-17.5" office:value-type="float" office:value="-30.24" calcext:value-type="float">
            <text:p>-30.24</text:p>
          </table:table-cell>
          <table:table-cell office:value-type="float" office:value="0.0113939" calcext:value-type="float">
            <text:p>0.0113939</text:p>
          </table:table-cell>
          <table:table-cell table:formula="of:=1000*[.G727]" office:value-type="float" office:value="11.3939" calcext:value-type="float">
            <text:p>11.3939</text:p>
          </table:table-cell>
          <table:table-cell/>
          <table:table-cell office:value-type="float" office:value="22.3000000000005" calcext:value-type="float">
            <text:p>22.3</text:p>
          </table:table-cell>
          <table:table-cell office:value-type="float" office:value="0.0470088692369685" calcext:value-type="float">
            <text:p>0.0470088692</text:p>
          </table:table-cell>
          <table:table-cell table:formula="of:= [.K727]*1000" office:value-type="float" office:value="47.0088692369685" calcext:value-type="float">
            <text:p>47.008869237</text:p>
          </table:table-cell>
          <table:table-cell table:number-columns-repeated="3"/>
          <table:table-cell office:value-type="float" office:value="22.3000000000005" calcext:value-type="float">
            <text:p>22.3</text:p>
          </table:table-cell>
          <table:table-cell office:value-type="float" office:value="0.226663887754255" calcext:value-type="float">
            <text:p>0.22666388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2.875" calcext:value-type="float">
            <text:p>-12.875</text:p>
          </table:table-cell>
          <table:table-cell table:formula="of:=[.E728]-17.5" office:value-type="float" office:value="-30.375" calcext:value-type="float">
            <text:p>-30.375</text:p>
          </table:table-cell>
          <table:table-cell office:value-type="float" office:value="0.0111643" calcext:value-type="float">
            <text:p>0.0111643</text:p>
          </table:table-cell>
          <table:table-cell table:formula="of:=1000*[.G728]" office:value-type="float" office:value="11.1643" calcext:value-type="float">
            <text:p>11.1643</text:p>
          </table:table-cell>
          <table:table-cell/>
          <table:table-cell office:value-type="float" office:value="22.4000000000005" calcext:value-type="float">
            <text:p>22.4</text:p>
          </table:table-cell>
          <table:table-cell office:value-type="float" office:value="0.0457378072610752" calcext:value-type="float">
            <text:p>0.0457378073</text:p>
          </table:table-cell>
          <table:table-cell table:formula="of:= [.K728]*1000" office:value-type="float" office:value="45.7378072610752" calcext:value-type="float">
            <text:p>45.7378072611</text:p>
          </table:table-cell>
          <table:table-cell table:number-columns-repeated="3"/>
          <table:table-cell office:value-type="float" office:value="22.4000000000005" calcext:value-type="float">
            <text:p>22.4</text:p>
          </table:table-cell>
          <table:table-cell office:value-type="float" office:value="0.224686559871325" calcext:value-type="float">
            <text:p>0.224686559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01" calcext:value-type="float">
            <text:p>-13.01</text:p>
          </table:table-cell>
          <table:table-cell table:formula="of:=[.E729]-17.5" office:value-type="float" office:value="-30.51" calcext:value-type="float">
            <text:p>-30.51</text:p>
          </table:table-cell>
          <table:table-cell office:value-type="float" office:value="0.0109426" calcext:value-type="float">
            <text:p>0.0109426</text:p>
          </table:table-cell>
          <table:table-cell table:formula="of:=1000*[.G729]" office:value-type="float" office:value="10.9426" calcext:value-type="float">
            <text:p>10.9426</text:p>
          </table:table-cell>
          <table:table-cell/>
          <table:table-cell office:value-type="float" office:value="22.5000000000005" calcext:value-type="float">
            <text:p>22.5</text:p>
          </table:table-cell>
          <table:table-cell office:value-type="float" office:value="0.0447650243143085" calcext:value-type="float">
            <text:p>0.0447650243</text:p>
          </table:table-cell>
          <table:table-cell table:formula="of:= [.K729]*1000" office:value-type="float" office:value="44.7650243143085" calcext:value-type="float">
            <text:p>44.7650243143</text:p>
          </table:table-cell>
          <table:table-cell table:number-columns-repeated="3"/>
          <table:table-cell office:value-type="float" office:value="22.5000000000005" calcext:value-type="float">
            <text:p>22.5</text:p>
          </table:table-cell>
          <table:table-cell office:value-type="float" office:value="0.221046799530819" calcext:value-type="float">
            <text:p>0.22104679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145" calcext:value-type="float">
            <text:p>-13.145</text:p>
          </table:table-cell>
          <table:table-cell table:formula="of:=[.E730]-17.5" office:value-type="float" office:value="-30.645" calcext:value-type="float">
            <text:p>-30.645</text:p>
          </table:table-cell>
          <table:table-cell office:value-type="float" office:value="0.0107298" calcext:value-type="float">
            <text:p>0.0107298</text:p>
          </table:table-cell>
          <table:table-cell table:formula="of:=1000*[.G730]" office:value-type="float" office:value="10.7298" calcext:value-type="float">
            <text:p>10.7298</text:p>
          </table:table-cell>
          <table:table-cell/>
          <table:table-cell office:value-type="float" office:value="22.6000000000005" calcext:value-type="float">
            <text:p>22.6</text:p>
          </table:table-cell>
          <table:table-cell office:value-type="float" office:value="0.0437113174668214" calcext:value-type="float">
            <text:p>0.0437113175</text:p>
          </table:table-cell>
          <table:table-cell table:formula="of:= [.K730]*1000" office:value-type="float" office:value="43.7113174668214" calcext:value-type="float">
            <text:p>43.7113174668</text:p>
          </table:table-cell>
          <table:table-cell table:number-columns-repeated="3"/>
          <table:table-cell office:value-type="float" office:value="22.6000000000005" calcext:value-type="float">
            <text:p>22.6</text:p>
          </table:table-cell>
          <table:table-cell office:value-type="float" office:value="0.21716400257667" calcext:value-type="float">
            <text:p>0.21716400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28" calcext:value-type="float">
            <text:p>-13.28</text:p>
          </table:table-cell>
          <table:table-cell table:formula="of:=[.E731]-17.5" office:value-type="float" office:value="-30.78" calcext:value-type="float">
            <text:p>-30.78</text:p>
          </table:table-cell>
          <table:table-cell office:value-type="float" office:value="0.0105208" calcext:value-type="float">
            <text:p>0.0105208</text:p>
          </table:table-cell>
          <table:table-cell table:formula="of:=1000*[.G731]" office:value-type="float" office:value="10.5208" calcext:value-type="float">
            <text:p>10.5208</text:p>
          </table:table-cell>
          <table:table-cell/>
          <table:table-cell office:value-type="float" office:value="22.7000000000005" calcext:value-type="float">
            <text:p>22.7</text:p>
          </table:table-cell>
          <table:table-cell office:value-type="float" office:value="0.0426592220768452" calcext:value-type="float">
            <text:p>0.0426592221</text:p>
          </table:table-cell>
          <table:table-cell table:formula="of:= [.K731]*1000" office:value-type="float" office:value="42.6592220768452" calcext:value-type="float">
            <text:p>42.6592220768</text:p>
          </table:table-cell>
          <table:table-cell table:number-columns-repeated="3"/>
          <table:table-cell office:value-type="float" office:value="22.7000000000005" calcext:value-type="float">
            <text:p>22.7</text:p>
          </table:table-cell>
          <table:table-cell office:value-type="float" office:value="0.211754160422437" calcext:value-type="float">
            <text:p>0.21175416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415" calcext:value-type="float">
            <text:p>-13.415</text:p>
          </table:table-cell>
          <table:table-cell table:formula="of:=[.E732]-17.5" office:value-type="float" office:value="-30.915" calcext:value-type="float">
            <text:p>-30.915</text:p>
          </table:table-cell>
          <table:table-cell office:value-type="float" office:value="0.0103117" calcext:value-type="float">
            <text:p>0.0103117</text:p>
          </table:table-cell>
          <table:table-cell table:formula="of:=1000*[.G732]" office:value-type="float" office:value="10.3117" calcext:value-type="float">
            <text:p>10.3117</text:p>
          </table:table-cell>
          <table:table-cell/>
          <table:table-cell office:value-type="float" office:value="22.8000000000005" calcext:value-type="float">
            <text:p>22.8</text:p>
          </table:table-cell>
          <table:table-cell office:value-type="float" office:value="0.0415616812022803" calcext:value-type="float">
            <text:p>0.0415616812</text:p>
          </table:table-cell>
          <table:table-cell table:formula="of:= [.K732]*1000" office:value-type="float" office:value="41.5616812022803" calcext:value-type="float">
            <text:p>41.5616812023</text:p>
          </table:table-cell>
          <table:table-cell table:number-columns-repeated="3"/>
          <table:table-cell office:value-type="float" office:value="22.8000000000005" calcext:value-type="float">
            <text:p>22.8</text:p>
          </table:table-cell>
          <table:table-cell office:value-type="float" office:value="0.206161444348699" calcext:value-type="float">
            <text:p>0.20616144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55" calcext:value-type="float">
            <text:p>-13.55</text:p>
          </table:table-cell>
          <table:table-cell table:formula="of:=[.E733]-17.5" office:value-type="float" office:value="-31.05" calcext:value-type="float">
            <text:p>-31.05</text:p>
          </table:table-cell>
          <table:table-cell office:value-type="float" office:value="0.0101131" calcext:value-type="float">
            <text:p>0.0101131</text:p>
          </table:table-cell>
          <table:table-cell table:formula="of:=1000*[.G733]" office:value-type="float" office:value="10.1131" calcext:value-type="float">
            <text:p>10.1131</text:p>
          </table:table-cell>
          <table:table-cell/>
          <table:table-cell office:value-type="float" office:value="22.9000000000005" calcext:value-type="float">
            <text:p>22.9</text:p>
          </table:table-cell>
          <table:table-cell office:value-type="float" office:value="0.0406481568937324" calcext:value-type="float">
            <text:p>0.0406481569</text:p>
          </table:table-cell>
          <table:table-cell table:formula="of:= [.K733]*1000" office:value-type="float" office:value="40.6481568937324" calcext:value-type="float">
            <text:p>40.6481568937</text:p>
          </table:table-cell>
          <table:table-cell table:number-columns-repeated="3"/>
          <table:table-cell office:value-type="float" office:value="22.9000000000005" calcext:value-type="float">
            <text:p>22.9</text:p>
          </table:table-cell>
          <table:table-cell office:value-type="float" office:value="0.200008583850742" calcext:value-type="float">
            <text:p>0.200008583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685" calcext:value-type="float">
            <text:p>-13.685</text:p>
          </table:table-cell>
          <table:table-cell table:formula="of:=[.E734]-17.5" office:value-type="float" office:value="-31.185" calcext:value-type="float">
            <text:p>-31.185</text:p>
          </table:table-cell>
          <table:table-cell office:value-type="float" office:value="0.00991699" calcext:value-type="float">
            <text:p>0.00991699</text:p>
          </table:table-cell>
          <table:table-cell table:formula="of:=1000*[.G734]" office:value-type="float" office:value="9.91699" calcext:value-type="float">
            <text:p>9.91699</text:p>
          </table:table-cell>
          <table:table-cell/>
          <table:table-cell office:value-type="float" office:value="23.0000000000005" calcext:value-type="float">
            <text:p>23</text:p>
          </table:table-cell>
          <table:table-cell office:value-type="float" office:value="0.039736102550607" calcext:value-type="float">
            <text:p>0.0397361026</text:p>
          </table:table-cell>
          <table:table-cell table:formula="of:= [.K734]*1000" office:value-type="float" office:value="39.736102550607" calcext:value-type="float">
            <text:p>39.7361025506</text:p>
          </table:table-cell>
          <table:table-cell table:number-columns-repeated="3"/>
          <table:table-cell office:value-type="float" office:value="23.0000000000005" calcext:value-type="float">
            <text:p>23</text:p>
          </table:table-cell>
          <table:table-cell office:value-type="float" office:value="0.194337295837339" calcext:value-type="float">
            <text:p>0.194337295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82" calcext:value-type="float">
            <text:p>-13.82</text:p>
          </table:table-cell>
          <table:table-cell table:formula="of:=[.E735]-17.5" office:value-type="float" office:value="-31.32" calcext:value-type="float">
            <text:p>-31.32</text:p>
          </table:table-cell>
          <table:table-cell office:value-type="float" office:value="0.00972558" calcext:value-type="float">
            <text:p>0.00972558</text:p>
          </table:table-cell>
          <table:table-cell table:formula="of:=1000*[.G735]" office:value-type="float" office:value="9.72558" calcext:value-type="float">
            <text:p>9.72558</text:p>
          </table:table-cell>
          <table:table-cell/>
          <table:table-cell office:value-type="float" office:value="23.1000000000005" calcext:value-type="float">
            <text:p>23.1</text:p>
          </table:table-cell>
          <table:table-cell office:value-type="float" office:value="0.0388255181729039" calcext:value-type="float">
            <text:p>0.0388255182</text:p>
          </table:table-cell>
          <table:table-cell table:formula="of:= [.K735]*1000" office:value-type="float" office:value="38.8255181729039" calcext:value-type="float">
            <text:p>38.8255181729</text:p>
          </table:table-cell>
          <table:table-cell table:number-columns-repeated="3"/>
          <table:table-cell office:value-type="float" office:value="23.1000000000005" calcext:value-type="float">
            <text:p>23.1</text:p>
          </table:table-cell>
          <table:table-cell office:value-type="float" office:value="0.187101732183468" calcext:value-type="float">
            <text:p>0.18710173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3.955" calcext:value-type="float">
            <text:p>-13.955</text:p>
          </table:table-cell>
          <table:table-cell table:formula="of:=[.E736]-17.5" office:value-type="float" office:value="-31.455" calcext:value-type="float">
            <text:p>-31.455</text:p>
          </table:table-cell>
          <table:table-cell office:value-type="float" office:value="0.00954191" calcext:value-type="float">
            <text:p>0.00954191</text:p>
          </table:table-cell>
          <table:table-cell table:formula="of:=1000*[.G736]" office:value-type="float" office:value="9.54191" calcext:value-type="float">
            <text:p>9.54191</text:p>
          </table:table-cell>
          <table:table-cell/>
          <table:table-cell office:value-type="float" office:value="23.2000000000005" calcext:value-type="float">
            <text:p>23.2</text:p>
          </table:table-cell>
          <table:table-cell office:value-type="float" office:value="0.0378490058554394" calcext:value-type="float">
            <text:p>0.0378490059</text:p>
          </table:table-cell>
          <table:table-cell table:formula="of:= [.K736]*1000" office:value-type="float" office:value="37.8490058554394" calcext:value-type="float">
            <text:p>37.8490058554</text:p>
          </table:table-cell>
          <table:table-cell table:number-columns-repeated="3"/>
          <table:table-cell office:value-type="float" office:value="23.2000000000005" calcext:value-type="float">
            <text:p>23.2</text:p>
          </table:table-cell>
          <table:table-cell office:value-type="float" office:value="0.181211767770253" calcext:value-type="float">
            <text:p>0.18121176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4.09" calcext:value-type="float">
            <text:p>-14.09</text:p>
          </table:table-cell>
          <table:table-cell table:formula="of:=[.E737]-17.5" office:value-type="float" office:value="-31.59" calcext:value-type="float">
            <text:p>-31.59</text:p>
          </table:table-cell>
          <table:table-cell office:value-type="float" office:value="0.00935837" calcext:value-type="float">
            <text:p>0.00935837</text:p>
          </table:table-cell>
          <table:table-cell table:formula="of:=1000*[.G737]" office:value-type="float" office:value="9.35837" calcext:value-type="float">
            <text:p>9.35837</text:p>
          </table:table-cell>
          <table:table-cell/>
          <table:table-cell office:value-type="float" office:value="23.3000000000005" calcext:value-type="float">
            <text:p>23.3</text:p>
          </table:table-cell>
          <table:table-cell office:value-type="float" office:value="0.0370652651265964" calcext:value-type="float">
            <text:p>0.0370652651</text:p>
          </table:table-cell>
          <table:table-cell table:formula="of:= [.K737]*1000" office:value-type="float" office:value="37.0652651265964" calcext:value-type="float">
            <text:p>37.0652651266</text:p>
          </table:table-cell>
          <table:table-cell table:number-columns-repeated="3"/>
          <table:table-cell office:value-type="float" office:value="23.3000000000005" calcext:value-type="float">
            <text:p>23.3</text:p>
          </table:table-cell>
          <table:table-cell office:value-type="float" office:value="0.173800701729312" calcext:value-type="float">
            <text:p>0.173800701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4.225" calcext:value-type="float">
            <text:p>-14.225</text:p>
          </table:table-cell>
          <table:table-cell table:formula="of:=[.E738]-17.5" office:value-type="float" office:value="-31.725" calcext:value-type="float">
            <text:p>-31.725</text:p>
          </table:table-cell>
          <table:table-cell office:value-type="float" office:value="0.00918196" calcext:value-type="float">
            <text:p>0.00918196</text:p>
          </table:table-cell>
          <table:table-cell table:formula="of:=1000*[.G738]" office:value-type="float" office:value="9.18196" calcext:value-type="float">
            <text:p>9.18196</text:p>
          </table:table-cell>
          <table:table-cell/>
          <table:table-cell office:value-type="float" office:value="23.4000000000005" calcext:value-type="float">
            <text:p>23.4</text:p>
          </table:table-cell>
          <table:table-cell office:value-type="float" office:value="0.0362827685166536" calcext:value-type="float">
            <text:p>0.0362827685</text:p>
          </table:table-cell>
          <table:table-cell table:formula="of:= [.K738]*1000" office:value-type="float" office:value="36.2827685166536" calcext:value-type="float">
            <text:p>36.2827685167</text:p>
          </table:table-cell>
          <table:table-cell table:number-columns-repeated="3"/>
          <table:table-cell office:value-type="float" office:value="23.4000000000005" calcext:value-type="float">
            <text:p>23.4</text:p>
          </table:table-cell>
          <table:table-cell office:value-type="float" office:value="0.168071104858269" calcext:value-type="float">
            <text:p>0.16807110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4.36" calcext:value-type="float">
            <text:p>-14.36</text:p>
          </table:table-cell>
          <table:table-cell table:formula="of:=[.E739]-17.5" office:value-type="float" office:value="-31.86" calcext:value-type="float">
            <text:p>-31.86</text:p>
          </table:table-cell>
          <table:table-cell office:value-type="float" office:value="0.00901071" calcext:value-type="float">
            <text:p>0.00901071</text:p>
          </table:table-cell>
          <table:table-cell table:formula="of:=1000*[.G739]" office:value-type="float" office:value="9.01071" calcext:value-type="float">
            <text:p>9.01071</text:p>
          </table:table-cell>
          <table:table-cell/>
          <table:table-cell office:value-type="float" office:value="23.5000000000005" calcext:value-type="float">
            <text:p>23.5</text:p>
          </table:table-cell>
          <table:table-cell office:value-type="float" office:value="0.0355015160256115" calcext:value-type="float">
            <text:p>0.035501516</text:p>
          </table:table-cell>
          <table:table-cell table:formula="of:= [.K739]*1000" office:value-type="float" office:value="35.5015160256115" calcext:value-type="float">
            <text:p>35.5015160256</text:p>
          </table:table-cell>
          <table:table-cell table:number-columns-repeated="3"/>
          <table:table-cell office:value-type="float" office:value="23.5000000000005" calcext:value-type="float">
            <text:p>23.5</text:p>
          </table:table-cell>
          <table:table-cell office:value-type="float" office:value="0.161858797755955" calcext:value-type="float">
            <text:p>0.161858797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4.495" calcext:value-type="float">
            <text:p>-14.495</text:p>
          </table:table-cell>
          <table:table-cell table:formula="of:=[.E740]-17.5" office:value-type="float" office:value="-31.995" calcext:value-type="float">
            <text:p>-31.995</text:p>
          </table:table-cell>
          <table:table-cell office:value-type="float" office:value="0.00884148" calcext:value-type="float">
            <text:p>0.00884148</text:p>
          </table:table-cell>
          <table:table-cell table:formula="of:=1000*[.G740]" office:value-type="float" office:value="8.84148" calcext:value-type="float">
            <text:p>8.84148</text:p>
          </table:table-cell>
          <table:table-cell/>
          <table:table-cell office:value-type="float" office:value="23.6000000000005" calcext:value-type="float">
            <text:p>23.6</text:p>
          </table:table-cell>
          <table:table-cell office:value-type="float" office:value="0.0347215076534698" calcext:value-type="float">
            <text:p>0.0347215077</text:p>
          </table:table-cell>
          <table:table-cell table:formula="of:= [.K740]*1000" office:value-type="float" office:value="34.7215076534698" calcext:value-type="float">
            <text:p>34.7215076535</text:p>
          </table:table-cell>
          <table:table-cell table:number-columns-repeated="3"/>
          <table:table-cell office:value-type="float" office:value="23.6000000000005" calcext:value-type="float">
            <text:p>23.6</text:p>
          </table:table-cell>
          <table:table-cell office:value-type="float" office:value="0.155675560732428" calcext:value-type="float">
            <text:p>0.15567556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4.63" calcext:value-type="float">
            <text:p>-14.63</text:p>
          </table:table-cell>
          <table:table-cell table:formula="of:=[.E741]-17.5" office:value-type="float" office:value="-32.13" calcext:value-type="float">
            <text:p>-32.13</text:p>
          </table:table-cell>
          <table:table-cell office:value-type="float" office:value="0.00867639" calcext:value-type="float">
            <text:p>0.00867639</text:p>
          </table:table-cell>
          <table:table-cell table:formula="of:=1000*[.G741]" office:value-type="float" office:value="8.67639" calcext:value-type="float">
            <text:p>8.67639</text:p>
          </table:table-cell>
          <table:table-cell/>
          <table:table-cell office:value-type="float" office:value="23.7000000000005" calcext:value-type="float">
            <text:p>23.7</text:p>
          </table:table-cell>
          <table:table-cell office:value-type="float" office:value="0.0339643213297787" calcext:value-type="float">
            <text:p>0.0339643213</text:p>
          </table:table-cell>
          <table:table-cell table:formula="of:= [.K741]*1000" office:value-type="float" office:value="33.9643213297787" calcext:value-type="float">
            <text:p>33.9643213298</text:p>
          </table:table-cell>
          <table:table-cell table:number-columns-repeated="3"/>
          <table:table-cell office:value-type="float" office:value="23.7000000000005" calcext:value-type="float">
            <text:p>23.7</text:p>
          </table:table-cell>
          <table:table-cell office:value-type="float" office:value="0.150433143334983" calcext:value-type="float">
            <text:p>0.15043314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4.765" calcext:value-type="float">
            <text:p>-14.765</text:p>
          </table:table-cell>
          <table:table-cell table:formula="of:=[.E742]-17.5" office:value-type="float" office:value="-32.265" calcext:value-type="float">
            <text:p>-32.265</text:p>
          </table:table-cell>
          <table:table-cell office:value-type="float" office:value="0.00851656" calcext:value-type="float">
            <text:p>0.00851656</text:p>
          </table:table-cell>
          <table:table-cell table:formula="of:=1000*[.G742]" office:value-type="float" office:value="8.51656" calcext:value-type="float">
            <text:p>8.51656</text:p>
          </table:table-cell>
          <table:table-cell/>
          <table:table-cell office:value-type="float" office:value="23.8000000000005" calcext:value-type="float">
            <text:p>23.8</text:p>
          </table:table-cell>
          <table:table-cell office:value-type="float" office:value="0.0333179273460534" calcext:value-type="float">
            <text:p>0.0333179273</text:p>
          </table:table-cell>
          <table:table-cell table:formula="of:= [.K742]*1000" office:value-type="float" office:value="33.3179273460534" calcext:value-type="float">
            <text:p>33.3179273461</text:p>
          </table:table-cell>
          <table:table-cell table:number-columns-repeated="3"/>
          <table:table-cell office:value-type="float" office:value="23.8000000000005" calcext:value-type="float">
            <text:p>23.8</text:p>
          </table:table-cell>
          <table:table-cell office:value-type="float" office:value="0.144227841018937" calcext:value-type="float">
            <text:p>0.1442278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4.9" calcext:value-type="float">
            <text:p>-14.9</text:p>
          </table:table-cell>
          <table:table-cell table:formula="of:=[.E743]-17.5" office:value-type="float" office:value="-32.4" calcext:value-type="float">
            <text:p>-32.4</text:p>
          </table:table-cell>
          <table:table-cell office:value-type="float" office:value="0.00835903" calcext:value-type="float">
            <text:p>0.00835903</text:p>
          </table:table-cell>
          <table:table-cell table:formula="of:=1000*[.G743]" office:value-type="float" office:value="8.35903" calcext:value-type="float">
            <text:p>8.35903</text:p>
          </table:table-cell>
          <table:table-cell/>
          <table:table-cell office:value-type="float" office:value="23.9000000000005" calcext:value-type="float">
            <text:p>23.9</text:p>
          </table:table-cell>
          <table:table-cell office:value-type="float" office:value="0.0326721639591486" calcext:value-type="float">
            <text:p>0.032672164</text:p>
          </table:table-cell>
          <table:table-cell table:formula="of:= [.K743]*1000" office:value-type="float" office:value="32.6721639591486" calcext:value-type="float">
            <text:p>32.6721639591</text:p>
          </table:table-cell>
          <table:table-cell table:number-columns-repeated="3"/>
          <table:table-cell office:value-type="float" office:value="23.9000000000005" calcext:value-type="float">
            <text:p>23.9</text:p>
          </table:table-cell>
          <table:table-cell office:value-type="float" office:value="0.139431733465975" calcext:value-type="float">
            <text:p>0.13943173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035" calcext:value-type="float">
            <text:p>-15.035</text:p>
          </table:table-cell>
          <table:table-cell table:formula="of:=[.E744]-17.5" office:value-type="float" office:value="-32.535" calcext:value-type="float">
            <text:p>-32.535</text:p>
          </table:table-cell>
          <table:table-cell office:value-type="float" office:value="0.00820553" calcext:value-type="float">
            <text:p>0.00820553</text:p>
          </table:table-cell>
          <table:table-cell table:formula="of:=1000*[.G744]" office:value-type="float" office:value="8.20553" calcext:value-type="float">
            <text:p>8.20553</text:p>
          </table:table-cell>
          <table:table-cell/>
          <table:table-cell office:value-type="float" office:value="24.0000000000005" calcext:value-type="float">
            <text:p>24</text:p>
          </table:table-cell>
          <table:table-cell office:value-type="float" office:value="0.0320270311690639" calcext:value-type="float">
            <text:p>0.0320270312</text:p>
          </table:table-cell>
          <table:table-cell table:formula="of:= [.K744]*1000" office:value-type="float" office:value="32.0270311690639" calcext:value-type="float">
            <text:p>32.0270311691</text:p>
          </table:table-cell>
          <table:table-cell table:number-columns-repeated="3"/>
          <table:table-cell office:value-type="float" office:value="24.0000000000005" calcext:value-type="float">
            <text:p>24</text:p>
          </table:table-cell>
          <table:table-cell office:value-type="float" office:value="0.134487366193625" calcext:value-type="float">
            <text:p>0.13448736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17" calcext:value-type="float">
            <text:p>-15.17</text:p>
          </table:table-cell>
          <table:table-cell table:formula="of:=[.E745]-17.5" office:value-type="float" office:value="-32.67" calcext:value-type="float">
            <text:p>-32.67</text:p>
          </table:table-cell>
          <table:table-cell office:value-type="float" office:value="0.00805626" calcext:value-type="float">
            <text:p>0.00805626</text:p>
          </table:table-cell>
          <table:table-cell table:formula="of:=1000*[.G745]" office:value-type="float" office:value="8.05626" calcext:value-type="float">
            <text:p>8.05626</text:p>
          </table:table-cell>
          <table:table-cell/>
          <table:table-cell office:value-type="float" office:value="24.1000000000005" calcext:value-type="float">
            <text:p>24.1</text:p>
          </table:table-cell>
          <table:table-cell office:value-type="float" office:value="0.0313825289757999" calcext:value-type="float">
            <text:p>0.031382529</text:p>
          </table:table-cell>
          <table:table-cell table:formula="of:= [.K745]*1000" office:value-type="float" office:value="31.3825289757999" calcext:value-type="float">
            <text:p>31.3825289758</text:p>
          </table:table-cell>
          <table:table-cell table:number-columns-repeated="3"/>
          <table:table-cell office:value-type="float" office:value="24.1000000000005" calcext:value-type="float">
            <text:p>24.1</text:p>
          </table:table-cell>
          <table:table-cell office:value-type="float" office:value="0.129103018739383" calcext:value-type="float">
            <text:p>0.12910301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305" calcext:value-type="float">
            <text:p>-15.305</text:p>
          </table:table-cell>
          <table:table-cell table:formula="of:=[.E746]-17.5" office:value-type="float" office:value="-32.805" calcext:value-type="float">
            <text:p>-32.805</text:p>
          </table:table-cell>
          <table:table-cell office:value-type="float" office:value="0.00790952" calcext:value-type="float">
            <text:p>0.00790952</text:p>
          </table:table-cell>
          <table:table-cell table:formula="of:=1000*[.G746]" office:value-type="float" office:value="7.90952" calcext:value-type="float">
            <text:p>7.90952</text:p>
          </table:table-cell>
          <table:table-cell/>
          <table:table-cell office:value-type="float" office:value="24.2000000000005" calcext:value-type="float">
            <text:p>24.2</text:p>
          </table:table-cell>
          <table:table-cell office:value-type="float" office:value="0.0307336600683883" calcext:value-type="float">
            <text:p>0.0307336601</text:p>
          </table:table-cell>
          <table:table-cell table:formula="of:= [.K746]*1000" office:value-type="float" office:value="30.7336600683883" calcext:value-type="float">
            <text:p>30.7336600684</text:p>
          </table:table-cell>
          <table:table-cell table:number-columns-repeated="3"/>
          <table:table-cell office:value-type="float" office:value="24.2000000000005" calcext:value-type="float">
            <text:p>24.2</text:p>
          </table:table-cell>
          <table:table-cell office:value-type="float" office:value="0.124943356521802" calcext:value-type="float">
            <text:p>0.12494335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44" calcext:value-type="float">
            <text:p>-15.44</text:p>
          </table:table-cell>
          <table:table-cell table:formula="of:=[.E747]-17.5" office:value-type="float" office:value="-32.94" calcext:value-type="float">
            <text:p>-32.94</text:p>
          </table:table-cell>
          <table:table-cell office:value-type="float" office:value="0.0077668" calcext:value-type="float">
            <text:p>0.0077668</text:p>
          </table:table-cell>
          <table:table-cell table:formula="of:=1000*[.G747]" office:value-type="float" office:value="7.7668" calcext:value-type="float">
            <text:p>7.7668</text:p>
          </table:table-cell>
          <table:table-cell/>
          <table:table-cell office:value-type="float" office:value="24.3000000000005" calcext:value-type="float">
            <text:p>24.3</text:p>
          </table:table-cell>
          <table:table-cell office:value-type="float" office:value="0.0300308970411492" calcext:value-type="float">
            <text:p>0.030030897</text:p>
          </table:table-cell>
          <table:table-cell table:formula="of:= [.K747]*1000" office:value-type="float" office:value="30.0308970411492" calcext:value-type="float">
            <text:p>30.0308970411</text:p>
          </table:table-cell>
          <table:table-cell table:number-columns-repeated="3"/>
          <table:table-cell office:value-type="float" office:value="24.3000000000005" calcext:value-type="float">
            <text:p>24.3</text:p>
          </table:table-cell>
          <table:table-cell office:value-type="float" office:value="0.120941829633781" calcext:value-type="float">
            <text:p>0.12094182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575" calcext:value-type="float">
            <text:p>-15.575</text:p>
          </table:table-cell>
          <table:table-cell table:formula="of:=[.E748]-17.5" office:value-type="float" office:value="-33.075" calcext:value-type="float">
            <text:p>-33.075</text:p>
          </table:table-cell>
          <table:table-cell office:value-type="float" office:value="0.0076272" calcext:value-type="float">
            <text:p>0.0076272</text:p>
          </table:table-cell>
          <table:table-cell table:formula="of:=1000*[.G748]" office:value-type="float" office:value="7.6272" calcext:value-type="float">
            <text:p>7.6272</text:p>
          </table:table-cell>
          <table:table-cell/>
          <table:table-cell office:value-type="float" office:value="24.4000000000005" calcext:value-type="float">
            <text:p>24.4</text:p>
          </table:table-cell>
          <table:table-cell office:value-type="float" office:value="0.0293287962688218" calcext:value-type="float">
            <text:p>0.0293287963</text:p>
          </table:table-cell>
          <table:table-cell table:formula="of:= [.K748]*1000" office:value-type="float" office:value="29.3287962688218" calcext:value-type="float">
            <text:p>29.3287962688</text:p>
          </table:table-cell>
          <table:table-cell table:number-columns-repeated="3"/>
          <table:table-cell office:value-type="float" office:value="24.4000000000005" calcext:value-type="float">
            <text:p>24.4</text:p>
          </table:table-cell>
          <table:table-cell office:value-type="float" office:value="0.116300327241753" calcext:value-type="float">
            <text:p>0.11630032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71" calcext:value-type="float">
            <text:p>-15.71</text:p>
          </table:table-cell>
          <table:table-cell table:formula="of:=[.E749]-17.5" office:value-type="float" office:value="-33.21" calcext:value-type="float">
            <text:p>-33.21</text:p>
          </table:table-cell>
          <table:table-cell office:value-type="float" office:value="0.00749029" calcext:value-type="float">
            <text:p>0.00749029</text:p>
          </table:table-cell>
          <table:table-cell table:formula="of:=1000*[.G749]" office:value-type="float" office:value="7.49029" calcext:value-type="float">
            <text:p>7.49029</text:p>
          </table:table-cell>
          <table:table-cell/>
          <table:table-cell office:value-type="float" office:value="24.5000000000005" calcext:value-type="float">
            <text:p>24.5</text:p>
          </table:table-cell>
          <table:table-cell office:value-type="float" office:value="0.0286743663151195" calcext:value-type="float">
            <text:p>0.0286743663</text:p>
          </table:table-cell>
          <table:table-cell table:formula="of:= [.K749]*1000" office:value-type="float" office:value="28.6743663151195" calcext:value-type="float">
            <text:p>28.6743663151</text:p>
          </table:table-cell>
          <table:table-cell table:number-columns-repeated="3"/>
          <table:table-cell office:value-type="float" office:value="24.5000000000005" calcext:value-type="float">
            <text:p>24.5</text:p>
          </table:table-cell>
          <table:table-cell office:value-type="float" office:value="0.111996659402533" calcext:value-type="float">
            <text:p>0.11199665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845" calcext:value-type="float">
            <text:p>-15.845</text:p>
          </table:table-cell>
          <table:table-cell table:formula="of:=[.E750]-17.5" office:value-type="float" office:value="-33.345" calcext:value-type="float">
            <text:p>-33.345</text:p>
          </table:table-cell>
          <table:table-cell office:value-type="float" office:value="0.00735734" calcext:value-type="float">
            <text:p>0.00735734</text:p>
          </table:table-cell>
          <table:table-cell table:formula="of:=1000*[.G750]" office:value-type="float" office:value="7.35734" calcext:value-type="float">
            <text:p>7.35734</text:p>
          </table:table-cell>
          <table:table-cell/>
          <table:table-cell office:value-type="float" office:value="24.6000000000005" calcext:value-type="float">
            <text:p>24.6</text:p>
          </table:table-cell>
          <table:table-cell office:value-type="float" office:value="0.0281349915588305" calcext:value-type="float">
            <text:p>0.0281349916</text:p>
          </table:table-cell>
          <table:table-cell table:formula="of:= [.K750]*1000" office:value-type="float" office:value="28.1349915588305" calcext:value-type="float">
            <text:p>28.1349915588</text:p>
          </table:table-cell>
          <table:table-cell table:number-columns-repeated="3"/>
          <table:table-cell office:value-type="float" office:value="24.6000000000005" calcext:value-type="float">
            <text:p>24.6</text:p>
          </table:table-cell>
          <table:table-cell office:value-type="float" office:value="0.108463685961986" calcext:value-type="float">
            <text:p>0.1084636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5.98" calcext:value-type="float">
            <text:p>-15.98</text:p>
          </table:table-cell>
          <table:table-cell table:formula="of:=[.E751]-17.5" office:value-type="float" office:value="-33.48" calcext:value-type="float">
            <text:p>-33.48</text:p>
          </table:table-cell>
          <table:table-cell office:value-type="float" office:value="0.0072267" calcext:value-type="float">
            <text:p>0.0072267</text:p>
          </table:table-cell>
          <table:table-cell table:formula="of:=1000*[.G751]" office:value-type="float" office:value="7.2267" calcext:value-type="float">
            <text:p>7.2267</text:p>
          </table:table-cell>
          <table:table-cell/>
          <table:table-cell office:value-type="float" office:value="24.7000000000005" calcext:value-type="float">
            <text:p>24.7</text:p>
          </table:table-cell>
          <table:table-cell office:value-type="float" office:value="0.0275960924984564" calcext:value-type="float">
            <text:p>0.0275960925</text:p>
          </table:table-cell>
          <table:table-cell table:formula="of:= [.K751]*1000" office:value-type="float" office:value="27.5960924984564" calcext:value-type="float">
            <text:p>27.5960924985</text:p>
          </table:table-cell>
          <table:table-cell table:number-columns-repeated="3"/>
          <table:table-cell office:value-type="float" office:value="24.7000000000005" calcext:value-type="float">
            <text:p>24.7</text:p>
          </table:table-cell>
          <table:table-cell office:value-type="float" office:value="0.104953898460463" calcext:value-type="float">
            <text:p>0.10495389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6.115" calcext:value-type="float">
            <text:p>-16.115</text:p>
          </table:table-cell>
          <table:table-cell table:formula="of:=[.E752]-17.5" office:value-type="float" office:value="-33.615" calcext:value-type="float">
            <text:p>-33.615</text:p>
          </table:table-cell>
          <table:table-cell office:value-type="float" office:value="0.00709888" calcext:value-type="float">
            <text:p>0.00709888</text:p>
          </table:table-cell>
          <table:table-cell table:formula="of:=1000*[.G752]" office:value-type="float" office:value="7.09888" calcext:value-type="float">
            <text:p>7.09888</text:p>
          </table:table-cell>
          <table:table-cell/>
          <table:table-cell office:value-type="float" office:value="24.8000000000005" calcext:value-type="float">
            <text:p>24.8</text:p>
          </table:table-cell>
          <table:table-cell office:value-type="float" office:value="0.0270171331353928" calcext:value-type="float">
            <text:p>0.0270171331</text:p>
          </table:table-cell>
          <table:table-cell table:formula="of:= [.K752]*1000" office:value-type="float" office:value="27.0171331353928" calcext:value-type="float">
            <text:p>27.0171331354</text:p>
          </table:table-cell>
          <table:table-cell table:number-columns-repeated="3"/>
          <table:table-cell office:value-type="float" office:value="24.8000000000005" calcext:value-type="float">
            <text:p>24.8</text:p>
          </table:table-cell>
          <table:table-cell office:value-type="float" office:value="0.101467296897956" calcext:value-type="float">
            <text:p>0.10146729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6.25" calcext:value-type="float">
            <text:p>-16.25</text:p>
          </table:table-cell>
          <table:table-cell table:formula="of:=[.E753]-17.5" office:value-type="float" office:value="-33.75" calcext:value-type="float">
            <text:p>-33.75</text:p>
          </table:table-cell>
          <table:table-cell office:value-type="float" office:value="0.00697497" calcext:value-type="float">
            <text:p>0.00697497</text:p>
          </table:table-cell>
          <table:table-cell table:formula="of:=1000*[.G753]" office:value-type="float" office:value="6.97497" calcext:value-type="float">
            <text:p>6.97497</text:p>
          </table:table-cell>
          <table:table-cell/>
          <table:table-cell office:value-type="float" office:value="24.9000000000005" calcext:value-type="float">
            <text:p>24.9</text:p>
          </table:table-cell>
          <table:table-cell office:value-type="float" office:value="0.0265026367332593" calcext:value-type="float">
            <text:p>0.0265026367</text:p>
          </table:table-cell>
          <table:table-cell table:formula="of:= [.K753]*1000" office:value-type="float" office:value="26.5026367332593" calcext:value-type="float">
            <text:p>26.5026367333</text:p>
          </table:table-cell>
          <table:table-cell table:number-columns-repeated="3"/>
          <table:table-cell office:value-type="float" office:value="24.9000000000005" calcext:value-type="float">
            <text:p>24.9</text:p>
          </table:table-cell>
          <table:table-cell office:value-type="float" office:value="0.0982643795794653" calcext:value-type="float">
            <text:p>0.09826437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6.385" calcext:value-type="float">
            <text:p>-16.385</text:p>
          </table:table-cell>
          <table:table-cell table:formula="of:=[.E754]-17.5" office:value-type="float" office:value="-33.885" calcext:value-type="float">
            <text:p>-33.885</text:p>
          </table:table-cell>
          <table:table-cell office:value-type="float" office:value="0.00685251" calcext:value-type="float">
            <text:p>0.00685251</text:p>
          </table:table-cell>
          <table:table-cell table:formula="of:=1000*[.G754]" office:value-type="float" office:value="6.85251" calcext:value-type="float">
            <text:p>6.85251</text:p>
          </table:table-cell>
          <table:table-cell/>
          <table:table-cell office:value-type="float" office:value="25.0000000000005" calcext:value-type="float">
            <text:p>25</text:p>
          </table:table-cell>
          <table:table-cell office:value-type="float" office:value="0.0259887721225491" calcext:value-type="float">
            <text:p>0.0259887721</text:p>
          </table:table-cell>
          <table:table-cell table:formula="of:= [.K754]*1000" office:value-type="float" office:value="25.9887721225491" calcext:value-type="float">
            <text:p>25.9887721225</text:p>
          </table:table-cell>
          <table:table-cell table:number-columns-repeated="3"/>
          <table:table-cell office:value-type="float" office:value="25.0000000000005" calcext:value-type="float">
            <text:p>25</text:p>
          </table:table-cell>
          <table:table-cell office:value-type="float" office:value="0.0949433364425135" calcext:value-type="float">
            <text:p>0.09494333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6.52" calcext:value-type="float">
            <text:p>-16.52</text:p>
          </table:table-cell>
          <table:table-cell table:formula="of:=[.E755]-17.5" office:value-type="float" office:value="-34.02" calcext:value-type="float">
            <text:p>-34.02</text:p>
          </table:table-cell>
          <table:table-cell office:value-type="float" office:value="0.00673254" calcext:value-type="float">
            <text:p>0.00673254</text:p>
          </table:table-cell>
          <table:table-cell table:formula="of:=1000*[.G755]" office:value-type="float" office:value="6.73254" calcext:value-type="float">
            <text:p>6.73254</text:p>
          </table:table-cell>
          <table:table-cell/>
          <table:table-cell office:value-type="float" office:value="25.1000000000005" calcext:value-type="float">
            <text:p>25.1</text:p>
          </table:table-cell>
          <table:table-cell office:value-type="float" office:value="0.0254755393032619" calcext:value-type="float">
            <text:p>0.0254755393</text:p>
          </table:table-cell>
          <table:table-cell table:formula="of:= [.K755]*1000" office:value-type="float" office:value="25.4755393032619" calcext:value-type="float">
            <text:p>25.4755393033</text:p>
          </table:table-cell>
          <table:table-cell table:number-columns-repeated="3"/>
          <table:table-cell office:value-type="float" office:value="25.1000000000005" calcext:value-type="float">
            <text:p>25.1</text:p>
          </table:table-cell>
          <table:table-cell office:value-type="float" office:value="0.091808507348648" calcext:value-type="float">
            <text:p>0.09180850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6.655" calcext:value-type="float">
            <text:p>-16.655</text:p>
          </table:table-cell>
          <table:table-cell table:formula="of:=[.E756]-17.5" office:value-type="float" office:value="-34.155" calcext:value-type="float">
            <text:p>-34.155</text:p>
          </table:table-cell>
          <table:table-cell office:value-type="float" office:value="0.00661764" calcext:value-type="float">
            <text:p>0.00661764</text:p>
          </table:table-cell>
          <table:table-cell table:formula="of:=1000*[.G756]" office:value-type="float" office:value="6.61764" calcext:value-type="float">
            <text:p>6.61764</text:p>
          </table:table-cell>
          <table:table-cell/>
          <table:table-cell office:value-type="float" office:value="25.2000000000005" calcext:value-type="float">
            <text:p>25.2</text:p>
          </table:table-cell>
          <table:table-cell office:value-type="float" office:value="0.0249629382753976" calcext:value-type="float">
            <text:p>0.0249629383</text:p>
          </table:table-cell>
          <table:table-cell table:formula="of:= [.K756]*1000" office:value-type="float" office:value="24.9629382753976" calcext:value-type="float">
            <text:p>24.9629382754</text:p>
          </table:table-cell>
          <table:table-cell table:number-columns-repeated="3"/>
          <table:table-cell office:value-type="float" office:value="25.2000000000005" calcext:value-type="float">
            <text:p>25.2</text:p>
          </table:table-cell>
          <table:table-cell office:value-type="float" office:value="0.0890948651238229" calcext:value-type="float">
            <text:p>0.08909486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6.79" calcext:value-type="float">
            <text:p>-16.79</text:p>
          </table:table-cell>
          <table:table-cell table:formula="of:=[.E757]-17.5" office:value-type="float" office:value="-34.29" calcext:value-type="float">
            <text:p>-34.29</text:p>
          </table:table-cell>
          <table:table-cell office:value-type="float" office:value="0.0065028" calcext:value-type="float">
            <text:p>0.0065028</text:p>
          </table:table-cell>
          <table:table-cell table:formula="of:=1000*[.G757]" office:value-type="float" office:value="6.5028" calcext:value-type="float">
            <text:p>6.5028</text:p>
          </table:table-cell>
          <table:table-cell/>
          <table:table-cell office:value-type="float" office:value="25.3000000000005" calcext:value-type="float">
            <text:p>25.3</text:p>
          </table:table-cell>
          <table:table-cell office:value-type="float" office:value="0.0244509690389568" calcext:value-type="float">
            <text:p>0.024450969</text:p>
          </table:table-cell>
          <table:table-cell table:formula="of:= [.K757]*1000" office:value-type="float" office:value="24.4509690389568" calcext:value-type="float">
            <text:p>24.450969039</text:p>
          </table:table-cell>
          <table:table-cell table:number-columns-repeated="3"/>
          <table:table-cell office:value-type="float" office:value="25.3000000000005" calcext:value-type="float">
            <text:p>25.3</text:p>
          </table:table-cell>
          <table:table-cell office:value-type="float" office:value="0.0863927783574941" calcext:value-type="float">
            <text:p>0.08639277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6.925" calcext:value-type="float">
            <text:p>-16.925</text:p>
          </table:table-cell>
          <table:table-cell table:formula="of:=[.E758]-17.5" office:value-type="float" office:value="-34.425" calcext:value-type="float">
            <text:p>-34.425</text:p>
          </table:table-cell>
          <table:table-cell office:value-type="float" office:value="0.00639525" calcext:value-type="float">
            <text:p>0.00639525</text:p>
          </table:table-cell>
          <table:table-cell table:formula="of:=1000*[.G758]" office:value-type="float" office:value="6.39525" calcext:value-type="float">
            <text:p>6.39525</text:p>
          </table:table-cell>
          <table:table-cell/>
          <table:table-cell office:value-type="float" office:value="25.4000000000005" calcext:value-type="float">
            <text:p>25.4</text:p>
          </table:table-cell>
          <table:table-cell office:value-type="float" office:value="0.0240390184148504" calcext:value-type="float">
            <text:p>0.0240390184</text:p>
          </table:table-cell>
          <table:table-cell table:formula="of:= [.K758]*1000" office:value-type="float" office:value="24.0390184148504" calcext:value-type="float">
            <text:p>24.0390184149</text:p>
          </table:table-cell>
          <table:table-cell table:number-columns-repeated="3"/>
          <table:table-cell office:value-type="float" office:value="25.4000000000005" calcext:value-type="float">
            <text:p>25.4</text:p>
          </table:table-cell>
          <table:table-cell office:value-type="float" office:value="0.0837022470496538" calcext:value-type="float">
            <text:p>0.0837022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7.06" calcext:value-type="float">
            <text:p>-17.06</text:p>
          </table:table-cell>
          <table:table-cell table:formula="of:=[.E759]-17.5" office:value-type="float" office:value="-34.56" calcext:value-type="float">
            <text:p>-34.56</text:p>
          </table:table-cell>
          <table:table-cell office:value-type="float" office:value="0.00628152" calcext:value-type="float">
            <text:p>0.00628152</text:p>
          </table:table-cell>
          <table:table-cell table:formula="of:=1000*[.G759]" office:value-type="float" office:value="6.28152" calcext:value-type="float">
            <text:p>6.28152</text:p>
          </table:table-cell>
          <table:table-cell/>
          <table:table-cell office:value-type="float" office:value="25.5000000000005" calcext:value-type="float">
            <text:p>25.5</text:p>
          </table:table-cell>
          <table:table-cell office:value-type="float" office:value="0.0235658094123473" calcext:value-type="float">
            <text:p>0.0235658094</text:p>
          </table:table-cell>
          <table:table-cell table:formula="of:= [.K759]*1000" office:value-type="float" office:value="23.5658094123473" calcext:value-type="float">
            <text:p>23.5658094123</text:p>
          </table:table-cell>
          <table:table-cell table:number-columns-repeated="3"/>
          <table:table-cell office:value-type="float" office:value="25.5000000000005" calcext:value-type="float">
            <text:p>25.5</text:p>
          </table:table-cell>
          <table:table-cell office:value-type="float" office:value="0.0812778255598377" calcext:value-type="float">
            <text:p>0.08127782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7.195" calcext:value-type="float">
            <text:p>-17.195</text:p>
          </table:table-cell>
          <table:table-cell table:formula="of:=[.E760]-17.5" office:value-type="float" office:value="-34.695" calcext:value-type="float">
            <text:p>-34.695</text:p>
          </table:table-cell>
          <table:table-cell office:value-type="float" office:value="0.00617581" calcext:value-type="float">
            <text:p>0.00617581</text:p>
          </table:table-cell>
          <table:table-cell table:formula="of:=1000*[.G760]" office:value-type="float" office:value="6.17581" calcext:value-type="float">
            <text:p>6.17581</text:p>
          </table:table-cell>
          <table:table-cell/>
          <table:table-cell office:value-type="float" office:value="25.6000000000005" calcext:value-type="float">
            <text:p>25.6</text:p>
          </table:table-cell>
          <table:table-cell office:value-type="float" office:value="0.0230929431492881" calcext:value-type="float">
            <text:p>0.0230929431</text:p>
          </table:table-cell>
          <table:table-cell table:formula="of:= [.K760]*1000" office:value-type="float" office:value="23.0929431492881" calcext:value-type="float">
            <text:p>23.0929431493</text:p>
          </table:table-cell>
          <table:table-cell table:number-columns-repeated="3"/>
          <table:table-cell office:value-type="float" office:value="25.6000000000005" calcext:value-type="float">
            <text:p>25.6</text:p>
          </table:table-cell>
          <table:table-cell office:value-type="float" office:value="0.0787969319579024" calcext:value-type="float">
            <text:p>0.07879693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7.33" calcext:value-type="float">
            <text:p>-17.33</text:p>
          </table:table-cell>
          <table:table-cell table:formula="of:=[.E761]-17.5" office:value-type="float" office:value="-34.83" calcext:value-type="float">
            <text:p>-34.83</text:p>
          </table:table-cell>
          <table:table-cell office:value-type="float" office:value="0.00607107" calcext:value-type="float">
            <text:p>0.00607107</text:p>
          </table:table-cell>
          <table:table-cell table:formula="of:=1000*[.G761]" office:value-type="float" office:value="6.07107" calcext:value-type="float">
            <text:p>6.07107</text:p>
          </table:table-cell>
          <table:table-cell/>
          <table:table-cell office:value-type="float" office:value="25.7000000000005" calcext:value-type="float">
            <text:p>25.7</text:p>
          </table:table-cell>
          <table:table-cell office:value-type="float" office:value="0.0226204196256728" calcext:value-type="float">
            <text:p>0.0226204196</text:p>
          </table:table-cell>
          <table:table-cell table:formula="of:= [.K761]*1000" office:value-type="float" office:value="22.6204196256728" calcext:value-type="float">
            <text:p>22.6204196257</text:p>
          </table:table-cell>
          <table:table-cell table:number-columns-repeated="3"/>
          <table:table-cell office:value-type="float" office:value="25.7000000000005" calcext:value-type="float">
            <text:p>25.7</text:p>
          </table:table-cell>
          <table:table-cell office:value-type="float" office:value="0.0765152268317174" calcext:value-type="float">
            <text:p>0.07651522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7.465" calcext:value-type="float">
            <text:p>-17.465</text:p>
          </table:table-cell>
          <table:table-cell table:formula="of:=[.E762]-17.5" office:value-type="float" office:value="-34.965" calcext:value-type="float">
            <text:p>-34.965</text:p>
          </table:table-cell>
          <table:table-cell office:value-type="float" office:value="0.00596989" calcext:value-type="float">
            <text:p>0.00596989</text:p>
          </table:table-cell>
          <table:table-cell table:formula="of:=1000*[.G762]" office:value-type="float" office:value="5.96989" calcext:value-type="float">
            <text:p>5.96989</text:p>
          </table:table-cell>
          <table:table-cell/>
          <table:table-cell office:value-type="float" office:value="25.8000000000005" calcext:value-type="float">
            <text:p>25.8</text:p>
          </table:table-cell>
          <table:table-cell office:value-type="float" office:value="0.0221695168635912" calcext:value-type="float">
            <text:p>0.0221695169</text:p>
          </table:table-cell>
          <table:table-cell table:formula="of:= [.K762]*1000" office:value-type="float" office:value="22.1695168635912" calcext:value-type="float">
            <text:p>22.1695168636</text:p>
          </table:table-cell>
          <table:table-cell table:number-columns-repeated="3"/>
          <table:table-cell office:value-type="float" office:value="25.8000000000005" calcext:value-type="float">
            <text:p>25.8</text:p>
          </table:table-cell>
          <table:table-cell office:value-type="float" office:value="0.0741833967916194" calcext:value-type="float">
            <text:p>0.07418339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7.6" calcext:value-type="float">
            <text:p>-17.6</text:p>
          </table:table-cell>
          <table:table-cell table:formula="of:=[.E763]-17.5" office:value-type="float" office:value="-35.1" calcext:value-type="float">
            <text:p>-35.1</text:p>
          </table:table-cell>
          <table:table-cell office:value-type="float" office:value="0.00586876" calcext:value-type="float">
            <text:p>0.00586876</text:p>
          </table:table-cell>
          <table:table-cell table:formula="of:=1000*[.G763]" office:value-type="float" office:value="5.86876" calcext:value-type="float">
            <text:p>5.86876</text:p>
          </table:table-cell>
          <table:table-cell/>
          <table:table-cell office:value-type="float" office:value="25.9000000000005" calcext:value-type="float">
            <text:p>25.9</text:p>
          </table:table-cell>
          <table:table-cell office:value-type="float" office:value="0.0218037909678246" calcext:value-type="float">
            <text:p>0.021803791</text:p>
          </table:table-cell>
          <table:table-cell table:formula="of:= [.K763]*1000" office:value-type="float" office:value="21.8037909678246" calcext:value-type="float">
            <text:p>21.8037909678</text:p>
          </table:table-cell>
          <table:table-cell table:number-columns-repeated="3"/>
          <table:table-cell office:value-type="float" office:value="25.9000000000005" calcext:value-type="float">
            <text:p>25.9</text:p>
          </table:table-cell>
          <table:table-cell office:value-type="float" office:value="0.072340524056945" calcext:value-type="float">
            <text:p>0.07234052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7.735" calcext:value-type="float">
            <text:p>-17.735</text:p>
          </table:table-cell>
          <table:table-cell table:formula="of:=[.E764]-17.5" office:value-type="float" office:value="-35.235" calcext:value-type="float">
            <text:p>-35.235</text:p>
          </table:table-cell>
          <table:table-cell office:value-type="float" office:value="0.00577575" calcext:value-type="float">
            <text:p>0.00577575</text:p>
          </table:table-cell>
          <table:table-cell table:formula="of:=1000*[.G764]" office:value-type="float" office:value="5.77575" calcext:value-type="float">
            <text:p>5.77575</text:p>
          </table:table-cell>
          <table:table-cell/>
          <table:table-cell office:value-type="float" office:value="26.0000000000005" calcext:value-type="float">
            <text:p>26</text:p>
          </table:table-cell>
          <table:table-cell office:value-type="float" office:value="0.021438373635343" calcext:value-type="float">
            <text:p>0.0214383736</text:p>
          </table:table-cell>
          <table:table-cell table:formula="of:= [.K764]*1000" office:value-type="float" office:value="21.438373635343" calcext:value-type="float">
            <text:p>21.4383736353</text:p>
          </table:table-cell>
          <table:table-cell table:number-columns-repeated="3"/>
          <table:table-cell office:value-type="float" office:value="26.0000000000005" calcext:value-type="float">
            <text:p>26</text:p>
          </table:table-cell>
          <table:table-cell office:value-type="float" office:value="0.0699612686166119" calcext:value-type="float">
            <text:p>0.06996126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7.87" calcext:value-type="float">
            <text:p>-17.87</text:p>
          </table:table-cell>
          <table:table-cell table:formula="of:=[.E765]-17.5" office:value-type="float" office:value="-35.37" calcext:value-type="float">
            <text:p>-35.37</text:p>
          </table:table-cell>
          <table:table-cell office:value-type="float" office:value="0.00567618" calcext:value-type="float">
            <text:p>0.00567618</text:p>
          </table:table-cell>
          <table:table-cell table:formula="of:=1000*[.G765]" office:value-type="float" office:value="5.67618" calcext:value-type="float">
            <text:p>5.67618</text:p>
          </table:table-cell>
          <table:table-cell/>
          <table:table-cell office:value-type="float" office:value="26.1000000000005" calcext:value-type="float">
            <text:p>26.1</text:p>
          </table:table-cell>
          <table:table-cell office:value-type="float" office:value="0.0210732648661466" calcext:value-type="float">
            <text:p>0.0210732649</text:p>
          </table:table-cell>
          <table:table-cell table:formula="of:= [.K765]*1000" office:value-type="float" office:value="21.0732648661466" calcext:value-type="float">
            <text:p>21.0732648661</text:p>
          </table:table-cell>
          <table:table-cell table:number-columns-repeated="3"/>
          <table:table-cell office:value-type="float" office:value="26.1000000000005" calcext:value-type="float">
            <text:p>26.1</text:p>
          </table:table-cell>
          <table:table-cell office:value-type="float" office:value="0.0681089671458713" calcext:value-type="float">
            <text:p>0.068108967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005" calcext:value-type="float">
            <text:p>-18.005</text:p>
          </table:table-cell>
          <table:table-cell table:formula="of:=[.E766]-17.5" office:value-type="float" office:value="-35.505" calcext:value-type="float">
            <text:p>-35.505</text:p>
          </table:table-cell>
          <table:table-cell office:value-type="float" office:value="0.00558009" calcext:value-type="float">
            <text:p>0.00558009</text:p>
          </table:table-cell>
          <table:table-cell table:formula="of:=1000*[.G766]" office:value-type="float" office:value="5.58009" calcext:value-type="float">
            <text:p>5.58009</text:p>
          </table:table-cell>
          <table:table-cell/>
          <table:table-cell office:value-type="float" office:value="26.2000000000005" calcext:value-type="float">
            <text:p>26.2</text:p>
          </table:table-cell>
          <table:table-cell office:value-type="float" office:value="0.0207084646602351" calcext:value-type="float">
            <text:p>0.0207084647</text:p>
          </table:table-cell>
          <table:table-cell table:formula="of:= [.K766]*1000" office:value-type="float" office:value="20.7084646602351" calcext:value-type="float">
            <text:p>20.7084646602</text:p>
          </table:table-cell>
          <table:table-cell table:number-columns-repeated="3"/>
          <table:table-cell office:value-type="float" office:value="26.2000000000005" calcext:value-type="float">
            <text:p>26.2</text:p>
          </table:table-cell>
          <table:table-cell office:value-type="float" office:value="0.0662640327442562" calcext:value-type="float">
            <text:p>0.06626403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14" calcext:value-type="float">
            <text:p>-18.14</text:p>
          </table:table-cell>
          <table:table-cell table:formula="of:=[.E767]-17.5" office:value-type="float" office:value="-35.64" calcext:value-type="float">
            <text:p>-35.64</text:p>
          </table:table-cell>
          <table:table-cell office:value-type="float" office:value="0.00548762" calcext:value-type="float">
            <text:p>0.00548762</text:p>
          </table:table-cell>
          <table:table-cell table:formula="of:=1000*[.G767]" office:value-type="float" office:value="5.48762" calcext:value-type="float">
            <text:p>5.48762</text:p>
          </table:table-cell>
          <table:table-cell/>
          <table:table-cell office:value-type="float" office:value="26.3000000000005" calcext:value-type="float">
            <text:p>26.3</text:p>
          </table:table-cell>
          <table:table-cell office:value-type="float" office:value="0.0203439730176086" calcext:value-type="float">
            <text:p>0.020343973</text:p>
          </table:table-cell>
          <table:table-cell table:formula="of:= [.K767]*1000" office:value-type="float" office:value="20.3439730176086" calcext:value-type="float">
            <text:p>20.3439730176</text:p>
          </table:table-cell>
          <table:table-cell table:number-columns-repeated="3"/>
          <table:table-cell office:value-type="float" office:value="26.3000000000005" calcext:value-type="float">
            <text:p>26.3</text:p>
          </table:table-cell>
          <table:table-cell office:value-type="float" office:value="0.0644264654117684" calcext:value-type="float">
            <text:p>0.064426465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275" calcext:value-type="float">
            <text:p>-18.275</text:p>
          </table:table-cell>
          <table:table-cell table:formula="of:=[.E768]-17.5" office:value-type="float" office:value="-35.775" calcext:value-type="float">
            <text:p>-35.775</text:p>
          </table:table-cell>
          <table:table-cell office:value-type="float" office:value="0.00539993" calcext:value-type="float">
            <text:p>0.00539993</text:p>
          </table:table-cell>
          <table:table-cell table:formula="of:=1000*[.G768]" office:value-type="float" office:value="5.39993" calcext:value-type="float">
            <text:p>5.39993</text:p>
          </table:table-cell>
          <table:table-cell/>
          <table:table-cell office:value-type="float" office:value="26.4000000000005" calcext:value-type="float">
            <text:p>26.4</text:p>
          </table:table-cell>
          <table:table-cell office:value-type="float" office:value="0.0199797899382672" calcext:value-type="float">
            <text:p>0.0199797899</text:p>
          </table:table-cell>
          <table:table-cell table:formula="of:= [.K768]*1000" office:value-type="float" office:value="19.9797899382672" calcext:value-type="float">
            <text:p>19.9797899383</text:p>
          </table:table-cell>
          <table:table-cell table:number-columns-repeated="3"/>
          <table:table-cell office:value-type="float" office:value="26.4000000000005" calcext:value-type="float">
            <text:p>26.4</text:p>
          </table:table-cell>
          <table:table-cell office:value-type="float" office:value="0.062596265148407" calcext:value-type="float">
            <text:p>0.06259626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41" calcext:value-type="float">
            <text:p>-18.41</text:p>
          </table:table-cell>
          <table:table-cell table:formula="of:=[.E769]-17.5" office:value-type="float" office:value="-35.91" calcext:value-type="float">
            <text:p>-35.91</text:p>
          </table:table-cell>
          <table:table-cell office:value-type="float" office:value="0.00531379" calcext:value-type="float">
            <text:p>0.00531379</text:p>
          </table:table-cell>
          <table:table-cell table:formula="of:=1000*[.G769]" office:value-type="float" office:value="5.31379" calcext:value-type="float">
            <text:p>5.31379</text:p>
          </table:table-cell>
          <table:table-cell/>
          <table:table-cell office:value-type="float" office:value="26.5000000000006" calcext:value-type="float">
            <text:p>26.5</text:p>
          </table:table-cell>
          <table:table-cell office:value-type="float" office:value="0.0196159154222108" calcext:value-type="float">
            <text:p>0.0196159154</text:p>
          </table:table-cell>
          <table:table-cell table:formula="of:= [.K769]*1000" office:value-type="float" office:value="19.6159154222108" calcext:value-type="float">
            <text:p>19.6159154222</text:p>
          </table:table-cell>
          <table:table-cell table:number-columns-repeated="3"/>
          <table:table-cell office:value-type="float" office:value="26.5000000000006" calcext:value-type="float">
            <text:p>26.5</text:p>
          </table:table-cell>
          <table:table-cell office:value-type="float" office:value="0.0613350312052432" calcext:value-type="float">
            <text:p>0.06133503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545" calcext:value-type="float">
            <text:p>-18.545</text:p>
          </table:table-cell>
          <table:table-cell table:formula="of:=[.E770]-17.5" office:value-type="float" office:value="-36.045" calcext:value-type="float">
            <text:p>-36.045</text:p>
          </table:table-cell>
          <table:table-cell office:value-type="float" office:value="0.00522858" calcext:value-type="float">
            <text:p>0.00522858</text:p>
          </table:table-cell>
          <table:table-cell table:formula="of:=1000*[.G770]" office:value-type="float" office:value="5.22858" calcext:value-type="float">
            <text:p>5.22858</text:p>
          </table:table-cell>
          <table:table-cell/>
          <table:table-cell office:value-type="float" office:value="26.6000000000006" calcext:value-type="float">
            <text:p>26.6</text:p>
          </table:table-cell>
          <table:table-cell office:value-type="float" office:value="0.0192523494694395" calcext:value-type="float">
            <text:p>0.0192523495</text:p>
          </table:table-cell>
          <table:table-cell table:formula="of:= [.K770]*1000" office:value-type="float" office:value="19.2523494694395" calcext:value-type="float">
            <text:p>19.2523494694</text:p>
          </table:table-cell>
          <table:table-cell table:number-columns-repeated="3"/>
          <table:table-cell office:value-type="float" office:value="26.6000000000006" calcext:value-type="float">
            <text:p>26.6</text:p>
          </table:table-cell>
          <table:table-cell office:value-type="float" office:value="0.0593598080100111" calcext:value-type="float">
            <text:p>0.05935980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68" calcext:value-type="float">
            <text:p>-18.68</text:p>
          </table:table-cell>
          <table:table-cell table:formula="of:=[.E771]-17.5" office:value-type="float" office:value="-36.18" calcext:value-type="float">
            <text:p>-36.18</text:p>
          </table:table-cell>
          <table:table-cell office:value-type="float" office:value="0.00514305" calcext:value-type="float">
            <text:p>0.00514305</text:p>
          </table:table-cell>
          <table:table-cell table:formula="of:=1000*[.G771]" office:value-type="float" office:value="5.14305" calcext:value-type="float">
            <text:p>5.14305</text:p>
          </table:table-cell>
          <table:table-cell/>
          <table:table-cell office:value-type="float" office:value="26.7000000000006" calcext:value-type="float">
            <text:p>26.7</text:p>
          </table:table-cell>
          <table:table-cell office:value-type="float" office:value="0.0188890920799532" calcext:value-type="float">
            <text:p>0.0188890921</text:p>
          </table:table-cell>
          <table:table-cell table:formula="of:= [.K771]*1000" office:value-type="float" office:value="18.8890920799532" calcext:value-type="float">
            <text:p>18.88909208</text:p>
          </table:table-cell>
          <table:table-cell table:number-columns-repeated="3"/>
          <table:table-cell office:value-type="float" office:value="26.7000000000006" calcext:value-type="float">
            <text:p>26.7</text:p>
          </table:table-cell>
          <table:table-cell office:value-type="float" office:value="0.0578889935616439" calcext:value-type="float">
            <text:p>0.057888993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815" calcext:value-type="float">
            <text:p>-18.815</text:p>
          </table:table-cell>
          <table:table-cell table:formula="of:=[.E772]-17.5" office:value-type="float" office:value="-36.315" calcext:value-type="float">
            <text:p>-36.315</text:p>
          </table:table-cell>
          <table:table-cell office:value-type="float" office:value="0.0050587" calcext:value-type="float">
            <text:p>0.0050587</text:p>
          </table:table-cell>
          <table:table-cell table:formula="of:=1000*[.G772]" office:value-type="float" office:value="5.0587" calcext:value-type="float">
            <text:p>5.0587</text:p>
          </table:table-cell>
          <table:table-cell/>
          <table:table-cell office:value-type="float" office:value="26.8000000000006" calcext:value-type="float">
            <text:p>26.8</text:p>
          </table:table-cell>
          <table:table-cell office:value-type="float" office:value="0.018743397670327" calcext:value-type="float">
            <text:p>0.0187433977</text:p>
          </table:table-cell>
          <table:table-cell table:formula="of:= [.K772]*1000" office:value-type="float" office:value="18.743397670327" calcext:value-type="float">
            <text:p>18.7433976703</text:p>
          </table:table-cell>
          <table:table-cell table:number-columns-repeated="3"/>
          <table:table-cell office:value-type="float" office:value="26.8000000000006" calcext:value-type="float">
            <text:p>26.8</text:p>
          </table:table-cell>
          <table:table-cell office:value-type="float" office:value="0.0564226941314173" calcext:value-type="float">
            <text:p>0.05642269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8.95" calcext:value-type="float">
            <text:p>-18.95</text:p>
          </table:table-cell>
          <table:table-cell table:formula="of:=[.E773]-17.5" office:value-type="float" office:value="-36.45" calcext:value-type="float">
            <text:p>-36.45</text:p>
          </table:table-cell>
          <table:table-cell office:value-type="float" office:value="0.00497756" calcext:value-type="float">
            <text:p>0.00497756</text:p>
          </table:table-cell>
          <table:table-cell table:formula="of:=1000*[.G773]" office:value-type="float" office:value="4.97756" calcext:value-type="float">
            <text:p>4.97756</text:p>
          </table:table-cell>
          <table:table-cell/>
          <table:table-cell office:value-type="float" office:value="26.9000000000006" calcext:value-type="float">
            <text:p>26.9</text:p>
          </table:table-cell>
          <table:table-cell office:value-type="float" office:value="0.0183936810657677" calcext:value-type="float">
            <text:p>0.0183936811</text:p>
          </table:table-cell>
          <table:table-cell table:formula="of:= [.K773]*1000" office:value-type="float" office:value="18.3936810657677" calcext:value-type="float">
            <text:p>18.3936810658</text:p>
          </table:table-cell>
          <table:table-cell table:number-columns-repeated="3"/>
          <table:table-cell office:value-type="float" office:value="26.9000000000006" calcext:value-type="float">
            <text:p>26.9</text:p>
          </table:table-cell>
          <table:table-cell office:value-type="float" office:value="0.0549609097193295" calcext:value-type="float">
            <text:p>0.05496090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9.085" calcext:value-type="float">
            <text:p>-19.085</text:p>
          </table:table-cell>
          <table:table-cell table:formula="of:=[.E774]-17.5" office:value-type="float" office:value="-36.585" calcext:value-type="float">
            <text:p>-36.585</text:p>
          </table:table-cell>
          <table:table-cell office:value-type="float" office:value="0.00489891" calcext:value-type="float">
            <text:p>0.00489891</text:p>
          </table:table-cell>
          <table:table-cell table:formula="of:=1000*[.G774]" office:value-type="float" office:value="4.89891" calcext:value-type="float">
            <text:p>4.89891</text:p>
          </table:table-cell>
          <table:table-cell/>
          <table:table-cell office:value-type="float" office:value="27.0000000000006" calcext:value-type="float">
            <text:p>27</text:p>
          </table:table-cell>
          <table:table-cell office:value-type="float" office:value="0.0180712946309373" calcext:value-type="float">
            <text:p>0.0180712946</text:p>
          </table:table-cell>
          <table:table-cell table:formula="of:= [.K774]*1000" office:value-type="float" office:value="18.0712946309373" calcext:value-type="float">
            <text:p>18.0712946309</text:p>
          </table:table-cell>
          <table:table-cell table:number-columns-repeated="3"/>
          <table:table-cell office:value-type="float" office:value="27.0000000000006" calcext:value-type="float">
            <text:p>27</text:p>
          </table:table-cell>
          <table:table-cell office:value-type="float" office:value="0.0535036403253815" calcext:value-type="float">
            <text:p>0.05350364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9.22" calcext:value-type="float">
            <text:p>-19.22</text:p>
          </table:table-cell>
          <table:table-cell table:formula="of:=[.E775]-17.5" office:value-type="float" office:value="-36.72" calcext:value-type="float">
            <text:p>-36.72</text:p>
          </table:table-cell>
          <table:table-cell office:value-type="float" office:value="0.00482014" calcext:value-type="float">
            <text:p>0.00482014</text:p>
          </table:table-cell>
          <table:table-cell table:formula="of:=1000*[.G775]" office:value-type="float" office:value="4.82014" calcext:value-type="float">
            <text:p>4.82014</text:p>
          </table:table-cell>
          <table:table-cell/>
          <table:table-cell office:value-type="float" office:value="27.1000000000006" calcext:value-type="float">
            <text:p>27.1</text:p>
          </table:table-cell>
          <table:table-cell office:value-type="float" office:value="0.0178018724407869" calcext:value-type="float">
            <text:p>0.0178018724</text:p>
          </table:table-cell>
          <table:table-cell table:formula="of:= [.K775]*1000" office:value-type="float" office:value="17.8018724407869" calcext:value-type="float">
            <text:p>17.8018724408</text:p>
          </table:table-cell>
          <table:table-cell table:number-columns-repeated="3"/>
          <table:table-cell office:value-type="float" office:value="27.1000000000006" calcext:value-type="float">
            <text:p>27.1</text:p>
          </table:table-cell>
          <table:table-cell office:value-type="float" office:value="0.0522365565438009" calcext:value-type="float">
            <text:p>0.05223655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9.355" calcext:value-type="float">
            <text:p>-19.355</text:p>
          </table:table-cell>
          <table:table-cell table:formula="of:=[.E776]-17.5" office:value-type="float" office:value="-36.855" calcext:value-type="float">
            <text:p>-36.855</text:p>
          </table:table-cell>
          <table:table-cell office:value-type="float" office:value="0.00474454" calcext:value-type="float">
            <text:p>0.00474454</text:p>
          </table:table-cell>
          <table:table-cell table:formula="of:=1000*[.G776]" office:value-type="float" office:value="4.74454" calcext:value-type="float">
            <text:p>4.74454</text:p>
          </table:table-cell>
          <table:table-cell/>
          <table:table-cell office:value-type="float" office:value="27.2000000000006" calcext:value-type="float">
            <text:p>27.2</text:p>
          </table:table-cell>
          <table:table-cell office:value-type="float" office:value="0.0175067302637341" calcext:value-type="float">
            <text:p>0.0175067303</text:p>
          </table:table-cell>
          <table:table-cell table:formula="of:= [.K776]*1000" office:value-type="float" office:value="17.5067302637341" calcext:value-type="float">
            <text:p>17.5067302637</text:p>
          </table:table-cell>
          <table:table-cell table:number-columns-repeated="3"/>
          <table:table-cell office:value-type="float" office:value="27.2000000000006" calcext:value-type="float">
            <text:p>27.2</text:p>
          </table:table-cell>
          <table:table-cell office:value-type="float" office:value="0.0510499040232413" calcext:value-type="float">
            <text:p>0.0510499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9.49" calcext:value-type="float">
            <text:p>-19.49</text:p>
          </table:table-cell>
          <table:table-cell table:formula="of:=[.E777]-17.5" office:value-type="float" office:value="-36.99" calcext:value-type="float">
            <text:p>-36.99</text:p>
          </table:table-cell>
          <table:table-cell office:value-type="float" office:value="0.00467115" calcext:value-type="float">
            <text:p>0.00467115</text:p>
          </table:table-cell>
          <table:table-cell table:formula="of:=1000*[.G777]" office:value-type="float" office:value="4.67115" calcext:value-type="float">
            <text:p>4.67115</text:p>
          </table:table-cell>
          <table:table-cell/>
          <table:table-cell office:value-type="float" office:value="27.3000000000006" calcext:value-type="float">
            <text:p>27.3</text:p>
          </table:table-cell>
          <table:table-cell office:value-type="float" office:value="0.0171856487752958" calcext:value-type="float">
            <text:p>0.0171856488</text:p>
          </table:table-cell>
          <table:table-cell table:formula="of:= [.K777]*1000" office:value-type="float" office:value="17.1856487752958" calcext:value-type="float">
            <text:p>17.1856487753</text:p>
          </table:table-cell>
          <table:table-cell table:number-columns-repeated="3"/>
          <table:table-cell office:value-type="float" office:value="27.3000000000006" calcext:value-type="float">
            <text:p>27.3</text:p>
          </table:table-cell>
          <table:table-cell office:value-type="float" office:value="0.0498656736524409" calcext:value-type="float">
            <text:p>0.04986567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9.625" calcext:value-type="float">
            <text:p>-19.625</text:p>
          </table:table-cell>
          <table:table-cell table:formula="of:=[.E778]-17.5" office:value-type="float" office:value="-37.125" calcext:value-type="float">
            <text:p>-37.125</text:p>
          </table:table-cell>
          <table:table-cell office:value-type="float" office:value="0.00459803" calcext:value-type="float">
            <text:p>0.00459803</text:p>
          </table:table-cell>
          <table:table-cell table:formula="of:=1000*[.G778]" office:value-type="float" office:value="4.59803" calcext:value-type="float">
            <text:p>4.59803</text:p>
          </table:table-cell>
          <table:table-cell/>
          <table:table-cell office:value-type="float" office:value="27.4000000000006" calcext:value-type="float">
            <text:p>27.4</text:p>
          </table:table-cell>
          <table:table-cell office:value-type="float" office:value="0.0168646127420166" calcext:value-type="float">
            <text:p>0.0168646127</text:p>
          </table:table-cell>
          <table:table-cell table:formula="of:= [.K778]*1000" office:value-type="float" office:value="16.8646127420166" calcext:value-type="float">
            <text:p>16.864612742</text:p>
          </table:table-cell>
          <table:table-cell table:number-columns-repeated="3"/>
          <table:table-cell office:value-type="float" office:value="27.4000000000006" calcext:value-type="float">
            <text:p>27.4</text:p>
          </table:table-cell>
          <table:table-cell office:value-type="float" office:value="0.0486838654313993" calcext:value-type="float">
            <text:p>0.048683865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9.76" calcext:value-type="float">
            <text:p>-19.76</text:p>
          </table:table-cell>
          <table:table-cell table:formula="of:=[.E779]-17.5" office:value-type="float" office:value="-37.26" calcext:value-type="float">
            <text:p>-37.26</text:p>
          </table:table-cell>
          <table:table-cell office:value-type="float" office:value="0.00452536" calcext:value-type="float">
            <text:p>0.00452536</text:p>
          </table:table-cell>
          <table:table-cell table:formula="of:=1000*[.G779]" office:value-type="float" office:value="4.52536" calcext:value-type="float">
            <text:p>4.52536</text:p>
          </table:table-cell>
          <table:table-cell/>
          <table:table-cell office:value-type="float" office:value="27.5000000000006" calcext:value-type="float">
            <text:p>27.5</text:p>
          </table:table-cell>
          <table:table-cell office:value-type="float" office:value="0.0165436221638965" calcext:value-type="float">
            <text:p>0.0165436222</text:p>
          </table:table-cell>
          <table:table-cell table:formula="of:= [.K779]*1000" office:value-type="float" office:value="16.5436221638965" calcext:value-type="float">
            <text:p>16.5436221639</text:p>
          </table:table-cell>
          <table:table-cell table:number-columns-repeated="3"/>
          <table:table-cell office:value-type="float" office:value="27.5000000000006" calcext:value-type="float">
            <text:p>27.5</text:p>
          </table:table-cell>
          <table:table-cell office:value-type="float" office:value="0.0475044793601171" calcext:value-type="float">
            <text:p>0.04750447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19.895" calcext:value-type="float">
            <text:p>-19.895</text:p>
          </table:table-cell>
          <table:table-cell table:formula="of:=[.E780]-17.5" office:value-type="float" office:value="-37.395" calcext:value-type="float">
            <text:p>-37.395</text:p>
          </table:table-cell>
          <table:table-cell office:value-type="float" office:value="0.00445528" calcext:value-type="float">
            <text:p>0.00445528</text:p>
          </table:table-cell>
          <table:table-cell table:formula="of:=1000*[.G780]" office:value-type="float" office:value="4.45528" calcext:value-type="float">
            <text:p>4.45528</text:p>
          </table:table-cell>
          <table:table-cell/>
          <table:table-cell office:value-type="float" office:value="27.6000000000006" calcext:value-type="float">
            <text:p>27.6</text:p>
          </table:table-cell>
          <table:table-cell office:value-type="float" office:value="0.0162226770409356" calcext:value-type="float">
            <text:p>0.016222677</text:p>
          </table:table-cell>
          <table:table-cell table:formula="of:= [.K780]*1000" office:value-type="float" office:value="16.2226770409356" calcext:value-type="float">
            <text:p>16.2226770409</text:p>
          </table:table-cell>
          <table:table-cell table:number-columns-repeated="3"/>
          <table:table-cell office:value-type="float" office:value="27.6000000000006" calcext:value-type="float">
            <text:p>27.6</text:p>
          </table:table-cell>
          <table:table-cell office:value-type="float" office:value="0.0464178383251888" calcext:value-type="float">
            <text:p>0.04641783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03" calcext:value-type="float">
            <text:p>-20.03</text:p>
          </table:table-cell>
          <table:table-cell table:formula="of:=[.E781]-17.5" office:value-type="float" office:value="-37.53" calcext:value-type="float">
            <text:p>-37.53</text:p>
          </table:table-cell>
          <table:table-cell office:value-type="float" office:value="0.0043852" calcext:value-type="float">
            <text:p>0.0043852</text:p>
          </table:table-cell>
          <table:table-cell table:formula="of:=1000*[.G781]" office:value-type="float" office:value="4.3852" calcext:value-type="float">
            <text:p>4.3852</text:p>
          </table:table-cell>
          <table:table-cell/>
          <table:table-cell office:value-type="float" office:value="27.7000000000006" calcext:value-type="float">
            <text:p>27.7</text:p>
          </table:table-cell>
          <table:table-cell office:value-type="float" office:value="0.0159017773731337" calcext:value-type="float">
            <text:p>0.0159017774</text:p>
          </table:table-cell>
          <table:table-cell table:formula="of:= [.K781]*1000" office:value-type="float" office:value="15.9017773731337" calcext:value-type="float">
            <text:p>15.9017773731</text:p>
          </table:table-cell>
          <table:table-cell table:number-columns-repeated="3"/>
          <table:table-cell office:value-type="float" office:value="27.7000000000006" calcext:value-type="float">
            <text:p>27.7</text:p>
          </table:table-cell>
          <table:table-cell office:value-type="float" office:value="0.0448336206885914" calcext:value-type="float">
            <text:p>0.04483362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165" calcext:value-type="float">
            <text:p>-20.165</text:p>
          </table:table-cell>
          <table:table-cell table:formula="of:=[.E782]-17.5" office:value-type="float" office:value="-37.665" calcext:value-type="float">
            <text:p>-37.665</text:p>
          </table:table-cell>
          <table:table-cell office:value-type="float" office:value="0.00431688" calcext:value-type="float">
            <text:p>0.00431688</text:p>
          </table:table-cell>
          <table:table-cell table:formula="of:=1000*[.G782]" office:value-type="float" office:value="4.31688" calcext:value-type="float">
            <text:p>4.31688</text:p>
          </table:table-cell>
          <table:table-cell/>
          <table:table-cell office:value-type="float" office:value="27.8000000000006" calcext:value-type="float">
            <text:p>27.8</text:p>
          </table:table-cell>
          <table:table-cell office:value-type="float" office:value="0.0155809231604909" calcext:value-type="float">
            <text:p>0.0155809232</text:p>
          </table:table-cell>
          <table:table-cell table:formula="of:= [.K782]*1000" office:value-type="float" office:value="15.5809231604909" calcext:value-type="float">
            <text:p>15.5809231605</text:p>
          </table:table-cell>
          <table:table-cell table:number-columns-repeated="3"/>
          <table:table-cell office:value-type="float" office:value="27.8000000000006" calcext:value-type="float">
            <text:p>27.8</text:p>
          </table:table-cell>
          <table:table-cell office:value-type="float" office:value="0.0439537009816451" calcext:value-type="float">
            <text:p>0.0439537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3" calcext:value-type="float">
            <text:p>-20.3</text:p>
          </table:table-cell>
          <table:table-cell table:formula="of:=[.E783]-17.5" office:value-type="float" office:value="-37.8" calcext:value-type="float">
            <text:p>-37.8</text:p>
          </table:table-cell>
          <table:table-cell office:value-type="float" office:value="0.00425191" calcext:value-type="float">
            <text:p>0.00425191</text:p>
          </table:table-cell>
          <table:table-cell table:formula="of:=1000*[.G783]" office:value-type="float" office:value="4.25191" calcext:value-type="float">
            <text:p>4.25191</text:p>
          </table:table-cell>
          <table:table-cell/>
          <table:table-cell office:value-type="float" office:value="27.9000000000006" calcext:value-type="float">
            <text:p>27.9</text:p>
          </table:table-cell>
          <table:table-cell office:value-type="float" office:value="0.0155243133932655" calcext:value-type="float">
            <text:p>0.0155243134</text:p>
          </table:table-cell>
          <table:table-cell table:formula="of:= [.K783]*1000" office:value-type="float" office:value="15.5243133932655" calcext:value-type="float">
            <text:p>15.5243133933</text:p>
          </table:table-cell>
          <table:table-cell table:number-columns-repeated="3"/>
          <table:table-cell office:value-type="float" office:value="27.9000000000006" calcext:value-type="float">
            <text:p>27.9</text:p>
          </table:table-cell>
          <table:table-cell office:value-type="float" office:value="0.0430755996636284" calcext:value-type="float">
            <text:p>0.04307559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435" calcext:value-type="float">
            <text:p>-20.435</text:p>
          </table:table-cell>
          <table:table-cell table:formula="of:=[.E784]-17.5" office:value-type="float" office:value="-37.935" calcext:value-type="float">
            <text:p>-37.935</text:p>
          </table:table-cell>
          <table:table-cell office:value-type="float" office:value="0.00418672" calcext:value-type="float">
            <text:p>0.00418672</text:p>
          </table:table-cell>
          <table:table-cell table:formula="of:=1000*[.G784]" office:value-type="float" office:value="4.18672" calcext:value-type="float">
            <text:p>4.18672</text:p>
          </table:table-cell>
          <table:table-cell/>
          <table:table-cell office:value-type="float" office:value="28.0000000000006" calcext:value-type="float">
            <text:p>28</text:p>
          </table:table-cell>
          <table:table-cell office:value-type="float" office:value="0.0152525479668359" calcext:value-type="float">
            <text:p>0.015252548</text:p>
          </table:table-cell>
          <table:table-cell table:formula="of:= [.K784]*1000" office:value-type="float" office:value="15.2525479668359" calcext:value-type="float">
            <text:p>15.2525479668</text:p>
          </table:table-cell>
          <table:table-cell table:number-columns-repeated="3"/>
          <table:table-cell office:value-type="float" office:value="28.0000000000006" calcext:value-type="float">
            <text:p>28</text:p>
          </table:table-cell>
          <table:table-cell office:value-type="float" office:value="0.0421993167345425" calcext:value-type="float">
            <text:p>0.04219931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57" calcext:value-type="float">
            <text:p>-20.57</text:p>
          </table:table-cell>
          <table:table-cell table:formula="of:=[.E785]-17.5" office:value-type="float" office:value="-38.07" calcext:value-type="float">
            <text:p>-38.07</text:p>
          </table:table-cell>
          <table:table-cell office:value-type="float" office:value="0.00412413" calcext:value-type="float">
            <text:p>0.00412413</text:p>
          </table:table-cell>
          <table:table-cell table:formula="of:=1000*[.G785]" office:value-type="float" office:value="4.12413" calcext:value-type="float">
            <text:p>4.12413</text:p>
          </table:table-cell>
          <table:table-cell/>
          <table:table-cell office:value-type="float" office:value="28.1000000000006" calcext:value-type="float">
            <text:p>28.1</text:p>
          </table:table-cell>
          <table:table-cell office:value-type="float" office:value="0.0149801969280328" calcext:value-type="float">
            <text:p>0.0149801969</text:p>
          </table:table-cell>
          <table:table-cell table:formula="of:= [.K785]*1000" office:value-type="float" office:value="14.9801969280328" calcext:value-type="float">
            <text:p>14.980196928</text:p>
          </table:table-cell>
          <table:table-cell table:number-columns-repeated="3"/>
          <table:table-cell office:value-type="float" office:value="28.1000000000006" calcext:value-type="float">
            <text:p>28.1</text:p>
          </table:table-cell>
          <table:table-cell office:value-type="float" office:value="0.041324852194386" calcext:value-type="float">
            <text:p>0.04132485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705" calcext:value-type="float">
            <text:p>-20.705</text:p>
          </table:table-cell>
          <table:table-cell table:formula="of:=[.E786]-17.5" office:value-type="float" office:value="-38.205" calcext:value-type="float">
            <text:p>-38.205</text:p>
          </table:table-cell>
          <table:table-cell office:value-type="float" office:value="0.00406159" calcext:value-type="float">
            <text:p>0.00406159</text:p>
          </table:table-cell>
          <table:table-cell table:formula="of:=1000*[.G786]" office:value-type="float" office:value="4.06159" calcext:value-type="float">
            <text:p>4.06159</text:p>
          </table:table-cell>
          <table:table-cell/>
          <table:table-cell office:value-type="float" office:value="28.2000000000006" calcext:value-type="float">
            <text:p>28.2</text:p>
          </table:table-cell>
          <table:table-cell office:value-type="float" office:value="0.0146896524122977" calcext:value-type="float">
            <text:p>0.0146896524</text:p>
          </table:table-cell>
          <table:table-cell table:formula="of:= [.K786]*1000" office:value-type="float" office:value="14.6896524122977" calcext:value-type="float">
            <text:p>14.6896524123</text:p>
          </table:table-cell>
          <table:table-cell table:number-columns-repeated="3"/>
          <table:table-cell office:value-type="float" office:value="28.2000000000006" calcext:value-type="float">
            <text:p>28.2</text:p>
          </table:table-cell>
          <table:table-cell office:value-type="float" office:value="0.0404522060431596" calcext:value-type="float">
            <text:p>0.0404522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84" calcext:value-type="float">
            <text:p>-20.84</text:p>
          </table:table-cell>
          <table:table-cell table:formula="of:=[.E787]-17.5" office:value-type="float" office:value="-38.34" calcext:value-type="float">
            <text:p>-38.34</text:p>
          </table:table-cell>
          <table:table-cell office:value-type="float" office:value="0.00399907" calcext:value-type="float">
            <text:p>0.00399907</text:p>
          </table:table-cell>
          <table:table-cell table:formula="of:=1000*[.G787]" office:value-type="float" office:value="3.99907" calcext:value-type="float">
            <text:p>3.99907</text:p>
          </table:table-cell>
          <table:table-cell/>
          <table:table-cell office:value-type="float" office:value="28.3000000000006" calcext:value-type="float">
            <text:p>28.3</text:p>
          </table:table-cell>
          <table:table-cell office:value-type="float" office:value="0.0145074617594868" calcext:value-type="float">
            <text:p>0.0145074618</text:p>
          </table:table-cell>
          <table:table-cell table:formula="of:= [.K787]*1000" office:value-type="float" office:value="14.5074617594868" calcext:value-type="float">
            <text:p>14.5074617595</text:p>
          </table:table-cell>
          <table:table-cell table:number-columns-repeated="3"/>
          <table:table-cell office:value-type="float" office:value="28.3000000000006" calcext:value-type="float">
            <text:p>28.3</text:p>
          </table:table-cell>
          <table:table-cell office:value-type="float" office:value="0.0394724688491088" calcext:value-type="float">
            <text:p>0.039472468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0.975" calcext:value-type="float">
            <text:p>-20.975</text:p>
          </table:table-cell>
          <table:table-cell table:formula="of:=[.E788]-17.5" office:value-type="float" office:value="-38.475" calcext:value-type="float">
            <text:p>-38.475</text:p>
          </table:table-cell>
          <table:table-cell office:value-type="float" office:value="0.00394009" calcext:value-type="float">
            <text:p>0.00394009</text:p>
          </table:table-cell>
          <table:table-cell table:formula="of:=1000*[.G788]" office:value-type="float" office:value="3.94009" calcext:value-type="float">
            <text:p>3.94009</text:p>
          </table:table-cell>
          <table:table-cell/>
          <table:table-cell office:value-type="float" office:value="28.4000000000006" calcext:value-type="float">
            <text:p>28.4</text:p>
          </table:table-cell>
          <table:table-cell office:value-type="float" office:value="0.0143256332908923" calcext:value-type="float">
            <text:p>0.0143256333</text:p>
          </table:table-cell>
          <table:table-cell table:formula="of:= [.K788]*1000" office:value-type="float" office:value="14.3256332908923" calcext:value-type="float">
            <text:p>14.3256332909</text:p>
          </table:table-cell>
          <table:table-cell table:number-columns-repeated="3"/>
          <table:table-cell office:value-type="float" office:value="28.4000000000006" calcext:value-type="float">
            <text:p>28.4</text:p>
          </table:table-cell>
          <table:table-cell office:value-type="float" office:value="0.0384969075662649" calcext:value-type="float">
            <text:p>0.03849690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1.11" calcext:value-type="float">
            <text:p>-21.11</text:p>
          </table:table-cell>
          <table:table-cell table:formula="of:=[.E789]-17.5" office:value-type="float" office:value="-38.61" calcext:value-type="float">
            <text:p>-38.61</text:p>
          </table:table-cell>
          <table:table-cell office:value-type="float" office:value="0.00388064" calcext:value-type="float">
            <text:p>0.00388064</text:p>
          </table:table-cell>
          <table:table-cell table:formula="of:=1000*[.G789]" office:value-type="float" office:value="3.88064" calcext:value-type="float">
            <text:p>3.88064</text:p>
          </table:table-cell>
          <table:table-cell/>
          <table:table-cell office:value-type="float" office:value="28.5000000000006" calcext:value-type="float">
            <text:p>28.5</text:p>
          </table:table-cell>
          <table:table-cell office:value-type="float" office:value="0.0141441670065143" calcext:value-type="float">
            <text:p>0.014144167</text:p>
          </table:table-cell>
          <table:table-cell table:formula="of:= [.K789]*1000" office:value-type="float" office:value="14.1441670065143" calcext:value-type="float">
            <text:p>14.1441670065</text:p>
          </table:table-cell>
          <table:table-cell table:number-columns-repeated="3"/>
          <table:table-cell office:value-type="float" office:value="28.5000000000006" calcext:value-type="float">
            <text:p>28.5</text:p>
          </table:table-cell>
          <table:table-cell office:value-type="float" office:value="0.037522272125805" calcext:value-type="float">
            <text:p>0.03752227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1.245" calcext:value-type="float">
            <text:p>-21.245</text:p>
          </table:table-cell>
          <table:table-cell table:formula="of:=[.E790]-17.5" office:value-type="float" office:value="-38.745" calcext:value-type="float">
            <text:p>-38.745</text:p>
          </table:table-cell>
          <table:table-cell office:value-type="float" office:value="0.00382476" calcext:value-type="float">
            <text:p>0.00382476</text:p>
          </table:table-cell>
          <table:table-cell table:formula="of:=1000*[.G790]" office:value-type="float" office:value="3.82476" calcext:value-type="float">
            <text:p>3.82476</text:p>
          </table:table-cell>
          <table:table-cell/>
          <table:table-cell office:value-type="float" office:value="28.6000000000006" calcext:value-type="float">
            <text:p>28.6</text:p>
          </table:table-cell>
          <table:table-cell office:value-type="float" office:value="0.0139630629063528" calcext:value-type="float">
            <text:p>0.0139630629</text:p>
          </table:table-cell>
          <table:table-cell table:formula="of:= [.K790]*1000" office:value-type="float" office:value="13.9630629063528" calcext:value-type="float">
            <text:p>13.9630629064</text:p>
          </table:table-cell>
          <table:table-cell table:number-columns-repeated="3"/>
          <table:table-cell office:value-type="float" office:value="28.6000000000006" calcext:value-type="float">
            <text:p>28.6</text:p>
          </table:table-cell>
          <table:table-cell office:value-type="float" office:value="0.0369048660413286" calcext:value-type="float">
            <text:p>0.0369048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1.38" calcext:value-type="float">
            <text:p>-21.38</text:p>
          </table:table-cell>
          <table:table-cell table:formula="of:=[.E791]-17.5" office:value-type="float" office:value="-38.88" calcext:value-type="float">
            <text:p>-38.88</text:p>
          </table:table-cell>
          <table:table-cell office:value-type="float" office:value="0.00376891" calcext:value-type="float">
            <text:p>0.00376891</text:p>
          </table:table-cell>
          <table:table-cell table:formula="of:=1000*[.G791]" office:value-type="float" office:value="3.76891" calcext:value-type="float">
            <text:p>3.76891</text:p>
          </table:table-cell>
          <table:table-cell/>
          <table:table-cell office:value-type="float" office:value="28.7000000000006" calcext:value-type="float">
            <text:p>28.7</text:p>
          </table:table-cell>
          <table:table-cell office:value-type="float" office:value="0.0137823209904078" calcext:value-type="float">
            <text:p>0.013782321</text:p>
          </table:table-cell>
          <table:table-cell table:formula="of:= [.K791]*1000" office:value-type="float" office:value="13.7823209904078" calcext:value-type="float">
            <text:p>13.7823209904</text:p>
          </table:table-cell>
          <table:table-cell table:number-columns-repeated="3"/>
          <table:table-cell office:value-type="float" office:value="28.7000000000006" calcext:value-type="float">
            <text:p>28.7</text:p>
          </table:table-cell>
          <table:table-cell office:value-type="float" office:value="0.0360936143814202" calcext:value-type="float">
            <text:p>0.03609361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1.515" calcext:value-type="float">
            <text:p>-21.515</text:p>
          </table:table-cell>
          <table:table-cell table:formula="of:=[.E792]-17.5" office:value-type="float" office:value="-39.015" calcext:value-type="float">
            <text:p>-39.015</text:p>
          </table:table-cell>
          <table:table-cell office:value-type="float" office:value="0.00371309" calcext:value-type="float">
            <text:p>0.00371309</text:p>
          </table:table-cell>
          <table:table-cell table:formula="of:=1000*[.G792]" office:value-type="float" office:value="3.71309" calcext:value-type="float">
            <text:p>3.71309</text:p>
          </table:table-cell>
          <table:table-cell/>
          <table:table-cell office:value-type="float" office:value="28.8000000000006" calcext:value-type="float">
            <text:p>28.8</text:p>
          </table:table-cell>
          <table:table-cell office:value-type="float" office:value="0.0136019412586792" calcext:value-type="float">
            <text:p>0.0136019413</text:p>
          </table:table-cell>
          <table:table-cell table:formula="of:= [.K792]*1000" office:value-type="float" office:value="13.6019412586792" calcext:value-type="float">
            <text:p>13.6019412587</text:p>
          </table:table-cell>
          <table:table-cell table:number-columns-repeated="3"/>
          <table:table-cell office:value-type="float" office:value="28.8000000000006" calcext:value-type="float">
            <text:p>28.8</text:p>
          </table:table-cell>
          <table:table-cell office:value-type="float" office:value="0.0352824757439303" calcext:value-type="float">
            <text:p>0.035282475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1.65" calcext:value-type="float">
            <text:p>-21.65</text:p>
          </table:table-cell>
          <table:table-cell table:formula="of:=[.E793]-17.5" office:value-type="float" office:value="-39.15" calcext:value-type="float">
            <text:p>-39.15</text:p>
          </table:table-cell>
          <table:table-cell office:value-type="float" office:value="0.0036573" calcext:value-type="float">
            <text:p>0.0036573</text:p>
          </table:table-cell>
          <table:table-cell table:formula="of:=1000*[.G793]" office:value-type="float" office:value="3.6573" calcext:value-type="float">
            <text:p>3.6573</text:p>
          </table:table-cell>
          <table:table-cell/>
          <table:table-cell office:value-type="float" office:value="28.9000000000006" calcext:value-type="float">
            <text:p>28.9</text:p>
          </table:table-cell>
          <table:table-cell office:value-type="float" office:value="0.0130655251685171" calcext:value-type="float">
            <text:p>0.0130655252</text:p>
          </table:table-cell>
          <table:table-cell table:formula="of:= [.K793]*1000" office:value-type="float" office:value="13.0655251685171" calcext:value-type="float">
            <text:p>13.0655251685</text:p>
          </table:table-cell>
          <table:table-cell table:number-columns-repeated="3"/>
          <table:table-cell office:value-type="float" office:value="28.9000000000006" calcext:value-type="float">
            <text:p>28.9</text:p>
          </table:table-cell>
          <table:table-cell office:value-type="float" office:value="0.0344727914803521" calcext:value-type="float">
            <text:p>0.034472791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1.785" calcext:value-type="float">
            <text:p>-21.785</text:p>
          </table:table-cell>
          <table:table-cell table:formula="of:=[.E794]-17.5" office:value-type="float" office:value="-39.285" calcext:value-type="float">
            <text:p>-39.285</text:p>
          </table:table-cell>
          <table:table-cell office:value-type="float" office:value="0.00360234" calcext:value-type="float">
            <text:p>0.00360234</text:p>
          </table:table-cell>
          <table:table-cell table:formula="of:=1000*[.G794]" office:value-type="float" office:value="3.60234" calcext:value-type="float">
            <text:p>3.60234</text:p>
          </table:table-cell>
          <table:table-cell/>
          <table:table-cell office:value-type="float" office:value="29.0000000000006" calcext:value-type="float">
            <text:p>29</text:p>
          </table:table-cell>
          <table:table-cell office:value-type="float" office:value="0.012880431010065" calcext:value-type="float">
            <text:p>0.012880431</text:p>
          </table:table-cell>
          <table:table-cell table:formula="of:= [.K794]*1000" office:value-type="float" office:value="12.880431010065" calcext:value-type="float">
            <text:p>12.8804310101</text:p>
          </table:table-cell>
          <table:table-cell table:number-columns-repeated="3"/>
          <table:table-cell office:value-type="float" office:value="29.0000000000006" calcext:value-type="float">
            <text:p>29</text:p>
          </table:table-cell>
          <table:table-cell office:value-type="float" office:value="0.0336645615906848" calcext:value-type="float">
            <text:p>0.03366456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1.92" calcext:value-type="float">
            <text:p>-21.92</text:p>
          </table:table-cell>
          <table:table-cell table:formula="of:=[.E795]-17.5" office:value-type="float" office:value="-39.42" calcext:value-type="float">
            <text:p>-39.42</text:p>
          </table:table-cell>
          <table:table-cell office:value-type="float" office:value="0.00355244" calcext:value-type="float">
            <text:p>0.00355244</text:p>
          </table:table-cell>
          <table:table-cell table:formula="of:=1000*[.G795]" office:value-type="float" office:value="3.55244" calcext:value-type="float">
            <text:p>3.55244</text:p>
          </table:table-cell>
          <table:table-cell/>
          <table:table-cell office:value-type="float" office:value="29.1000000000006" calcext:value-type="float">
            <text:p>29.1</text:p>
          </table:table-cell>
          <table:table-cell office:value-type="float" office:value="0.0126955193707548" calcext:value-type="float">
            <text:p>0.0126955194</text:p>
          </table:table-cell>
          <table:table-cell table:formula="of:= [.K795]*1000" office:value-type="float" office:value="12.6955193707548" calcext:value-type="float">
            <text:p>12.6955193708</text:p>
          </table:table-cell>
          <table:table-cell table:number-columns-repeated="3"/>
          <table:table-cell office:value-type="float" office:value="29.1000000000006" calcext:value-type="float">
            <text:p>29.1</text:p>
          </table:table-cell>
          <table:table-cell office:value-type="float" office:value="0.0329404486913869" calcext:value-type="float">
            <text:p>0.03294044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2.055" calcext:value-type="float">
            <text:p>-22.055</text:p>
          </table:table-cell>
          <table:table-cell table:formula="of:=[.E796]-17.5" office:value-type="float" office:value="-39.555" calcext:value-type="float">
            <text:p>-39.555</text:p>
          </table:table-cell>
          <table:table-cell office:value-type="float" office:value="0.00350256" calcext:value-type="float">
            <text:p>0.00350256</text:p>
          </table:table-cell>
          <table:table-cell table:formula="of:=1000*[.G796]" office:value-type="float" office:value="3.50256" calcext:value-type="float">
            <text:p>3.50256</text:p>
          </table:table-cell>
          <table:table-cell/>
          <table:table-cell office:value-type="float" office:value="29.2000000000006" calcext:value-type="float">
            <text:p>29.2</text:p>
          </table:table-cell>
          <table:table-cell office:value-type="float" office:value="0.0125107902505864" calcext:value-type="float">
            <text:p>0.0125107903</text:p>
          </table:table-cell>
          <table:table-cell table:formula="of:= [.K796]*1000" office:value-type="float" office:value="12.5107902505864" calcext:value-type="float">
            <text:p>12.5107902506</text:p>
          </table:table-cell>
          <table:table-cell table:number-columns-repeated="3"/>
          <table:table-cell office:value-type="float" office:value="29.2000000000006" calcext:value-type="float">
            <text:p>29.2</text:p>
          </table:table-cell>
          <table:table-cell office:value-type="float" office:value="0.0323586073711897" calcext:value-type="float">
            <text:p>0.03235860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2.19" calcext:value-type="float">
            <text:p>-22.19</text:p>
          </table:table-cell>
          <table:table-cell table:formula="of:=[.E797]-17.5" office:value-type="float" office:value="-39.69" calcext:value-type="float">
            <text:p>-39.69</text:p>
          </table:table-cell>
          <table:table-cell office:value-type="float" office:value="0.00345271" calcext:value-type="float">
            <text:p>0.00345271</text:p>
          </table:table-cell>
          <table:table-cell table:formula="of:=1000*[.G797]" office:value-type="float" office:value="3.45271" calcext:value-type="float">
            <text:p>3.45271</text:p>
          </table:table-cell>
          <table:table-cell/>
          <table:table-cell office:value-type="float" office:value="29.3000000000006" calcext:value-type="float">
            <text:p>29.3</text:p>
          </table:table-cell>
          <table:table-cell office:value-type="float" office:value="0.0123262436495601" calcext:value-type="float">
            <text:p>0.0123262436</text:p>
          </table:table-cell>
          <table:table-cell table:formula="of:= [.K797]*1000" office:value-type="float" office:value="12.3262436495601" calcext:value-type="float">
            <text:p>12.3262436496</text:p>
          </table:table-cell>
          <table:table-cell table:number-columns-repeated="3"/>
          <table:table-cell office:value-type="float" office:value="29.3000000000006" calcext:value-type="float">
            <text:p>29.3</text:p>
          </table:table-cell>
          <table:table-cell office:value-type="float" office:value="0.0317772582351765" calcext:value-type="float">
            <text:p>0.03177725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2.325" calcext:value-type="float">
            <text:p>-22.325</text:p>
          </table:table-cell>
          <table:table-cell table:formula="of:=[.E798]-17.5" office:value-type="float" office:value="-39.825" calcext:value-type="float">
            <text:p>-39.825</text:p>
          </table:table-cell>
          <table:table-cell office:value-type="float" office:value="0.00340099" calcext:value-type="float">
            <text:p>0.00340099</text:p>
          </table:table-cell>
          <table:table-cell table:formula="of:=1000*[.G798]" office:value-type="float" office:value="3.40099" calcext:value-type="float">
            <text:p>3.40099</text:p>
          </table:table-cell>
          <table:table-cell/>
          <table:table-cell office:value-type="float" office:value="29.4000000000006" calcext:value-type="float">
            <text:p>29.4</text:p>
          </table:table-cell>
          <table:table-cell office:value-type="float" office:value="0.0121418795676756" calcext:value-type="float">
            <text:p>0.0121418796</text:p>
          </table:table-cell>
          <table:table-cell table:formula="of:= [.K798]*1000" office:value-type="float" office:value="12.1418795676756" calcext:value-type="float">
            <text:p>12.1418795677</text:p>
          </table:table-cell>
          <table:table-cell table:number-columns-repeated="3"/>
          <table:table-cell office:value-type="float" office:value="29.4000000000006" calcext:value-type="float">
            <text:p>29.4</text:p>
          </table:table-cell>
          <table:table-cell office:value-type="float" office:value="0.0311964012833474" calcext:value-type="float">
            <text:p>0.031196401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2.46" calcext:value-type="float">
            <text:p>-22.46</text:p>
          </table:table-cell>
          <table:table-cell table:formula="of:=[.E799]-17.5" office:value-type="float" office:value="-39.96" calcext:value-type="float">
            <text:p>-39.96</text:p>
          </table:table-cell>
          <table:table-cell office:value-type="float" office:value="0.00335229" calcext:value-type="float">
            <text:p>0.00335229</text:p>
          </table:table-cell>
          <table:table-cell table:formula="of:=1000*[.G799]" office:value-type="float" office:value="3.35229" calcext:value-type="float">
            <text:p>3.35229</text:p>
          </table:table-cell>
          <table:table-cell/>
          <table:table-cell office:value-type="float" office:value="29.5000000000006" calcext:value-type="float">
            <text:p>29.5</text:p>
          </table:table-cell>
          <table:table-cell office:value-type="float" office:value="0.011957698004933" calcext:value-type="float">
            <text:p>0.011957698</text:p>
          </table:table-cell>
          <table:table-cell table:formula="of:= [.K799]*1000" office:value-type="float" office:value="11.957698004933" calcext:value-type="float">
            <text:p>11.9576980049</text:p>
          </table:table-cell>
          <table:table-cell table:number-columns-repeated="3"/>
          <table:table-cell office:value-type="float" office:value="29.5000000000006" calcext:value-type="float">
            <text:p>29.5</text:p>
          </table:table-cell>
          <table:table-cell office:value-type="float" office:value="0.0304051786449481" calcext:value-type="float">
            <text:p>0.03040517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2.595" calcext:value-type="float">
            <text:p>-22.595</text:p>
          </table:table-cell>
          <table:table-cell table:formula="of:=[.E800]-17.5" office:value-type="float" office:value="-40.095" calcext:value-type="float">
            <text:p>-40.095</text:p>
          </table:table-cell>
          <table:table-cell office:value-type="float" office:value="0.00330441" calcext:value-type="float">
            <text:p>0.00330441</text:p>
          </table:table-cell>
          <table:table-cell table:formula="of:=1000*[.G800]" office:value-type="float" office:value="3.30441" calcext:value-type="float">
            <text:p>3.30441</text:p>
          </table:table-cell>
          <table:table-cell/>
          <table:table-cell office:value-type="float" office:value="29.6000000000006" calcext:value-type="float">
            <text:p>29.6</text:p>
          </table:table-cell>
          <table:table-cell office:value-type="float" office:value="0.0117736989613323" calcext:value-type="float">
            <text:p>0.011773699</text:p>
          </table:table-cell>
          <table:table-cell table:formula="of:= [.K800]*1000" office:value-type="float" office:value="11.7736989613323" calcext:value-type="float">
            <text:p>11.7736989613</text:p>
          </table:table-cell>
          <table:table-cell table:number-columns-repeated="3"/>
          <table:table-cell office:value-type="float" office:value="29.6000000000006" calcext:value-type="float">
            <text:p>29.6</text:p>
          </table:table-cell>
          <table:table-cell office:value-type="float" office:value="0.0298175104651744" calcext:value-type="float">
            <text:p>0.02981751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2.73" calcext:value-type="float">
            <text:p>-22.73</text:p>
          </table:table-cell>
          <table:table-cell table:formula="of:=[.E801]-17.5" office:value-type="float" office:value="-40.23" calcext:value-type="float">
            <text:p>-40.23</text:p>
          </table:table-cell>
          <table:table-cell office:value-type="float" office:value="0.00325814" calcext:value-type="float">
            <text:p>0.00325814</text:p>
          </table:table-cell>
          <table:table-cell table:formula="of:=1000*[.G801]" office:value-type="float" office:value="3.25814" calcext:value-type="float">
            <text:p>3.25814</text:p>
          </table:table-cell>
          <table:table-cell/>
          <table:table-cell office:value-type="float" office:value="29.7000000000006" calcext:value-type="float">
            <text:p>29.7</text:p>
          </table:table-cell>
          <table:table-cell office:value-type="float" office:value="0.0115898824368736" calcext:value-type="float">
            <text:p>0.0115898824</text:p>
          </table:table-cell>
          <table:table-cell table:formula="of:= [.K801]*1000" office:value-type="float" office:value="11.5898824368736" calcext:value-type="float">
            <text:p>11.5898824369</text:p>
          </table:table-cell>
          <table:table-cell table:number-columns-repeated="3"/>
          <table:table-cell office:value-type="float" office:value="29.7000000000006" calcext:value-type="float">
            <text:p>29.7</text:p>
          </table:table-cell>
          <table:table-cell office:value-type="float" office:value="0.0292306419178682" calcext:value-type="float">
            <text:p>0.02923064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2.865" calcext:value-type="float">
            <text:p>-22.865</text:p>
          </table:table-cell>
          <table:table-cell table:formula="of:=[.E802]-17.5" office:value-type="float" office:value="-40.365" calcext:value-type="float">
            <text:p>-40.365</text:p>
          </table:table-cell>
          <table:table-cell office:value-type="float" office:value="0.00321187" calcext:value-type="float">
            <text:p>0.00321187</text:p>
          </table:table-cell>
          <table:table-cell table:formula="of:=1000*[.G802]" office:value-type="float" office:value="3.21187" calcext:value-type="float">
            <text:p>3.21187</text:p>
          </table:table-cell>
          <table:table-cell/>
          <table:table-cell office:value-type="float" office:value="29.8000000000006" calcext:value-type="float">
            <text:p>29.8</text:p>
          </table:table-cell>
          <table:table-cell office:value-type="float" office:value="0.0114062484315568" calcext:value-type="float">
            <text:p>0.0114062484</text:p>
          </table:table-cell>
          <table:table-cell table:formula="of:= [.K802]*1000" office:value-type="float" office:value="11.4062484315568" calcext:value-type="float">
            <text:p>11.4062484316</text:p>
          </table:table-cell>
          <table:table-cell table:number-columns-repeated="3"/>
          <table:table-cell office:value-type="float" office:value="29.8000000000006" calcext:value-type="float">
            <text:p>29.8</text:p>
          </table:table-cell>
          <table:table-cell office:value-type="float" office:value="0.0286445730030297" calcext:value-type="float">
            <text:p>0.0286445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" calcext:value-type="float">
            <text:p>-23</text:p>
          </table:table-cell>
          <table:table-cell table:formula="of:=[.E803]-17.5" office:value-type="float" office:value="-40.5" calcext:value-type="float">
            <text:p>-40.5</text:p>
          </table:table-cell>
          <table:table-cell office:value-type="float" office:value="0.00316561" calcext:value-type="float">
            <text:p>0.00316561</text:p>
          </table:table-cell>
          <table:table-cell table:formula="of:=1000*[.G803]" office:value-type="float" office:value="3.16561" calcext:value-type="float">
            <text:p>3.16561</text:p>
          </table:table-cell>
          <table:table-cell/>
          <table:table-cell office:value-type="float" office:value="29.9000000000006" calcext:value-type="float">
            <text:p>29.9</text:p>
          </table:table-cell>
          <table:table-cell office:value-type="float" office:value="0.0112227969453819" calcext:value-type="float">
            <text:p>0.0112227969</text:p>
          </table:table-cell>
          <table:table-cell table:formula="of:= [.K803]*1000" office:value-type="float" office:value="11.2227969453819" calcext:value-type="float">
            <text:p>11.2227969454</text:p>
          </table:table-cell>
          <table:table-cell table:number-columns-repeated="3"/>
          <table:table-cell office:value-type="float" office:value="29.9000000000006" calcext:value-type="float">
            <text:p>29.9</text:p>
          </table:table-cell>
          <table:table-cell office:value-type="float" office:value="0.0280593037206589" calcext:value-type="float">
            <text:p>0.02805930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.135" calcext:value-type="float">
            <text:p>-23.135</text:p>
          </table:table-cell>
          <table:table-cell table:formula="of:=[.E804]-17.5" office:value-type="float" office:value="-40.635" calcext:value-type="float">
            <text:p>-40.635</text:p>
          </table:table-cell>
          <table:table-cell office:value-type="float" office:value="0.00311934" calcext:value-type="float">
            <text:p>0.00311934</text:p>
          </table:table-cell>
          <table:table-cell table:formula="of:=1000*[.G804]" office:value-type="float" office:value="3.11934" calcext:value-type="float">
            <text:p>3.11934</text:p>
          </table:table-cell>
          <table:table-cell/>
          <table:table-cell office:value-type="float" office:value="30.0000000000006" calcext:value-type="float">
            <text:p>30</text:p>
          </table:table-cell>
          <table:table-cell office:value-type="float" office:value="0.0110395279783489" calcext:value-type="float">
            <text:p>0.011039528</text:p>
          </table:table-cell>
          <table:table-cell table:formula="of:= [.K804]*1000" office:value-type="float" office:value="11.0395279783489" calcext:value-type="float">
            <text:p>11.0395279783</text:p>
          </table:table-cell>
          <table:table-cell table:number-columns-repeated="3"/>
          <table:table-cell office:value-type="float" office:value="30.0000000000006" calcext:value-type="float">
            <text:p>30</text:p>
          </table:table-cell>
          <table:table-cell office:value-type="float" office:value="0.0274748340707554" calcext:value-type="float">
            <text:p>0.02747483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.27" calcext:value-type="float">
            <text:p>-23.27</text:p>
          </table:table-cell>
          <table:table-cell table:formula="of:=[.E805]-17.5" office:value-type="float" office:value="-40.77" calcext:value-type="float">
            <text:p>-40.77</text:p>
          </table:table-cell>
          <table:table-cell office:value-type="float" office:value="0.00307639" calcext:value-type="float">
            <text:p>0.00307639</text:p>
          </table:table-cell>
          <table:table-cell table:formula="of:=1000*[.G805]" office:value-type="float" office:value="3.07639" calcext:value-type="float">
            <text:p>3.07639</text:p>
          </table:table-cell>
          <table:table-cell/>
          <table:table-cell office:value-type="float" office:value="30.1000000000006" calcext:value-type="float">
            <text:p>30.1</text:p>
          </table:table-cell>
          <table:table-cell office:value-type="float" office:value="0.0108564415304578" calcext:value-type="float">
            <text:p>0.0108564415</text:p>
          </table:table-cell>
          <table:table-cell table:formula="of:= [.K805]*1000" office:value-type="float" office:value="10.8564415304578" calcext:value-type="float">
            <text:p>10.8564415305</text:p>
          </table:table-cell>
          <table:table-cell table:number-columns-repeated="3"/>
          <table:table-cell office:value-type="float" office:value="30.1000000000006" calcext:value-type="float">
            <text:p>30.1</text:p>
          </table:table-cell>
          <table:table-cell office:value-type="float" office:value="0.0269143652440186" calcext:value-type="float">
            <text:p>0.02691436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.405" calcext:value-type="float">
            <text:p>-23.405</text:p>
          </table:table-cell>
          <table:table-cell table:formula="of:=[.E806]-17.5" office:value-type="float" office:value="-40.905" calcext:value-type="float">
            <text:p>-40.905</text:p>
          </table:table-cell>
          <table:table-cell office:value-type="float" office:value="0.00303465" calcext:value-type="float">
            <text:p>0.00303465</text:p>
          </table:table-cell>
          <table:table-cell table:formula="of:=1000*[.G806]" office:value-type="float" office:value="3.03465" calcext:value-type="float">
            <text:p>3.03465</text:p>
          </table:table-cell>
          <table:table-cell/>
          <table:table-cell office:value-type="float" office:value="30.2000000000006" calcext:value-type="float">
            <text:p>30.2</text:p>
          </table:table-cell>
          <table:table-cell office:value-type="float" office:value="0.0106735376017087" calcext:value-type="float">
            <text:p>0.0106735376</text:p>
          </table:table-cell>
          <table:table-cell table:formula="of:= [.K806]*1000" office:value-type="float" office:value="10.6735376017087" calcext:value-type="float">
            <text:p>10.6735376017</text:p>
          </table:table-cell>
          <table:table-cell table:number-columns-repeated="3"/>
          <table:table-cell office:value-type="float" office:value="30.2000000000006" calcext:value-type="float">
            <text:p>30.2</text:p>
          </table:table-cell>
          <table:table-cell office:value-type="float" office:value="0.0264350156391084" calcext:value-type="float">
            <text:p>0.02643501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.54" calcext:value-type="float">
            <text:p>-23.54</text:p>
          </table:table-cell>
          <table:table-cell table:formula="of:=[.E807]-17.5" office:value-type="float" office:value="-41.04" calcext:value-type="float">
            <text:p>-41.04</text:p>
          </table:table-cell>
          <table:table-cell office:value-type="float" office:value="0.00299092" calcext:value-type="float">
            <text:p>0.00299092</text:p>
          </table:table-cell>
          <table:table-cell table:formula="of:=1000*[.G807]" office:value-type="float" office:value="2.99092" calcext:value-type="float">
            <text:p>2.99092</text:p>
          </table:table-cell>
          <table:table-cell/>
          <table:table-cell office:value-type="float" office:value="30.3000000000006" calcext:value-type="float">
            <text:p>30.3</text:p>
          </table:table-cell>
          <table:table-cell office:value-type="float" office:value="0.0104908161921014" calcext:value-type="float">
            <text:p>0.0104908162</text:p>
          </table:table-cell>
          <table:table-cell table:formula="of:= [.K807]*1000" office:value-type="float" office:value="10.4908161921014" calcext:value-type="float">
            <text:p>10.4908161921</text:p>
          </table:table-cell>
          <table:table-cell table:number-columns-repeated="3"/>
          <table:table-cell office:value-type="float" office:value="30.3000000000006" calcext:value-type="float">
            <text:p>30.3</text:p>
          </table:table-cell>
          <table:table-cell office:value-type="float" office:value="0.0259561051513517" calcext:value-type="float">
            <text:p>0.02595610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.675" calcext:value-type="float">
            <text:p>-23.675</text:p>
          </table:table-cell>
          <table:table-cell table:formula="of:=[.E808]-17.5" office:value-type="float" office:value="-41.175" calcext:value-type="float">
            <text:p>-41.175</text:p>
          </table:table-cell>
          <table:table-cell office:value-type="float" office:value="0.00295038" calcext:value-type="float">
            <text:p>0.00295038</text:p>
          </table:table-cell>
          <table:table-cell table:formula="of:=1000*[.G808]" office:value-type="float" office:value="2.95038" calcext:value-type="float">
            <text:p>2.95038</text:p>
          </table:table-cell>
          <table:table-cell/>
          <table:table-cell office:value-type="float" office:value="30.4000000000006" calcext:value-type="float">
            <text:p>30.4</text:p>
          </table:table-cell>
          <table:table-cell office:value-type="float" office:value="0.0103454631882948" calcext:value-type="float">
            <text:p>0.0103454632</text:p>
          </table:table-cell>
          <table:table-cell table:formula="of:= [.K808]*1000" office:value-type="float" office:value="10.3454631882948" calcext:value-type="float">
            <text:p>10.3454631883</text:p>
          </table:table-cell>
          <table:table-cell table:number-columns-repeated="3"/>
          <table:table-cell office:value-type="float" office:value="30.4000000000006" calcext:value-type="float">
            <text:p>30.4</text:p>
          </table:table-cell>
          <table:table-cell office:value-type="float" office:value="0.0254776337807485" calcext:value-type="float">
            <text:p>0.02547763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.81" calcext:value-type="float">
            <text:p>-23.81</text:p>
          </table:table-cell>
          <table:table-cell table:formula="of:=[.E809]-17.5" office:value-type="float" office:value="-41.31" calcext:value-type="float">
            <text:p>-41.31</text:p>
          </table:table-cell>
          <table:table-cell office:value-type="float" office:value="0.00290985" calcext:value-type="float">
            <text:p>0.00290985</text:p>
          </table:table-cell>
          <table:table-cell table:formula="of:=1000*[.G809]" office:value-type="float" office:value="2.90985" calcext:value-type="float">
            <text:p>2.90985</text:p>
          </table:table-cell>
          <table:table-cell/>
          <table:table-cell office:value-type="float" office:value="30.5000000000006" calcext:value-type="float">
            <text:p>30.5</text:p>
          </table:table-cell>
          <table:table-cell office:value-type="float" office:value="0.0101997218497165" calcext:value-type="float">
            <text:p>0.0101997218</text:p>
          </table:table-cell>
          <table:table-cell table:formula="of:= [.K809]*1000" office:value-type="float" office:value="10.1997218497165" calcext:value-type="float">
            <text:p>10.1997218497</text:p>
          </table:table-cell>
          <table:table-cell table:number-columns-repeated="3"/>
          <table:table-cell office:value-type="float" office:value="30.5000000000006" calcext:value-type="float">
            <text:p>30.5</text:p>
          </table:table-cell>
          <table:table-cell office:value-type="float" office:value="0.0249996015272987" calcext:value-type="float">
            <text:p>0.024999601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3.945" calcext:value-type="float">
            <text:p>-23.945</text:p>
          </table:table-cell>
          <table:table-cell table:formula="of:=[.E810]-17.5" office:value-type="float" office:value="-41.445" calcext:value-type="float">
            <text:p>-41.445</text:p>
          </table:table-cell>
          <table:table-cell office:value-type="float" office:value="0.00287006" calcext:value-type="float">
            <text:p>0.00287006</text:p>
          </table:table-cell>
          <table:table-cell table:formula="of:=1000*[.G810]" office:value-type="float" office:value="2.87006" calcext:value-type="float">
            <text:p>2.87006</text:p>
          </table:table-cell>
          <table:table-cell/>
          <table:table-cell office:value-type="float" office:value="30.6000000000006" calcext:value-type="float">
            <text:p>30.6</text:p>
          </table:table-cell>
          <table:table-cell office:value-type="float" office:value="0.0100539982739608" calcext:value-type="float">
            <text:p>0.0100539983</text:p>
          </table:table-cell>
          <table:table-cell table:formula="of:= [.K810]*1000" office:value-type="float" office:value="10.0539982739608" calcext:value-type="float">
            <text:p>10.053998274</text:p>
          </table:table-cell>
          <table:table-cell table:number-columns-repeated="3"/>
          <table:table-cell office:value-type="float" office:value="30.6000000000006" calcext:value-type="float">
            <text:p>30.6</text:p>
          </table:table-cell>
          <table:table-cell office:value-type="float" office:value="0.0245220083910027" calcext:value-type="float">
            <text:p>0.02452200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4.08" calcext:value-type="float">
            <text:p>-24.08</text:p>
          </table:table-cell>
          <table:table-cell table:formula="of:=[.E811]-17.5" office:value-type="float" office:value="-41.58" calcext:value-type="float">
            <text:p>-41.58</text:p>
          </table:table-cell>
          <table:table-cell office:value-type="float" office:value="0.00282992" calcext:value-type="float">
            <text:p>0.00282992</text:p>
          </table:table-cell>
          <table:table-cell table:formula="of:=1000*[.G811]" office:value-type="float" office:value="2.82992" calcext:value-type="float">
            <text:p>2.82992</text:p>
          </table:table-cell>
          <table:table-cell/>
          <table:table-cell office:value-type="float" office:value="30.7000000000006" calcext:value-type="float">
            <text:p>30.7</text:p>
          </table:table-cell>
          <table:table-cell office:value-type="float" office:value="0.00990829246102774" calcext:value-type="float">
            <text:p>0.0099082925</text:p>
          </table:table-cell>
          <table:table-cell table:formula="of:= [.K811]*1000" office:value-type="float" office:value="9.90829246102774" calcext:value-type="float">
            <text:p>9.908292461</text:p>
          </table:table-cell>
          <table:table-cell table:number-columns-repeated="3"/>
          <table:table-cell office:value-type="float" office:value="30.7000000000006" calcext:value-type="float">
            <text:p>30.7</text:p>
          </table:table-cell>
          <table:table-cell office:value-type="float" office:value="0.024053597552887" calcext:value-type="float">
            <text:p>0.02405359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4.215" calcext:value-type="float">
            <text:p>-24.215</text:p>
          </table:table-cell>
          <table:table-cell table:formula="of:=[.E812]-17.5" office:value-type="float" office:value="-41.715" calcext:value-type="float">
            <text:p>-41.715</text:p>
          </table:table-cell>
          <table:table-cell office:value-type="float" office:value="0.00279165" calcext:value-type="float">
            <text:p>0.00279165</text:p>
          </table:table-cell>
          <table:table-cell table:formula="of:=1000*[.G812]" office:value-type="float" office:value="2.79165" calcext:value-type="float">
            <text:p>2.79165</text:p>
          </table:table-cell>
          <table:table-cell/>
          <table:table-cell office:value-type="float" office:value="30.8000000000006" calcext:value-type="float">
            <text:p>30.8</text:p>
          </table:table-cell>
          <table:table-cell office:value-type="float" office:value="0.00976260441091727" calcext:value-type="float">
            <text:p>0.0097626044</text:p>
          </table:table-cell>
          <table:table-cell table:formula="of:= [.K812]*1000" office:value-type="float" office:value="9.76260441091727" calcext:value-type="float">
            <text:p>9.7626044109</text:p>
          </table:table-cell>
          <table:table-cell table:number-columns-repeated="3"/>
          <table:table-cell office:value-type="float" office:value="30.8000000000006" calcext:value-type="float">
            <text:p>30.8</text:p>
          </table:table-cell>
          <table:table-cell office:value-type="float" office:value="0.0236507779149214" calcext:value-type="float">
            <text:p>0.023650777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4.35" calcext:value-type="float">
            <text:p>-24.35</text:p>
          </table:table-cell>
          <table:table-cell table:formula="of:=[.E813]-17.5" office:value-type="float" office:value="-41.85" calcext:value-type="float">
            <text:p>-41.85</text:p>
          </table:table-cell>
          <table:table-cell office:value-type="float" office:value="0.00275432" calcext:value-type="float">
            <text:p>0.00275432</text:p>
          </table:table-cell>
          <table:table-cell table:formula="of:=1000*[.G813]" office:value-type="float" office:value="2.75432" calcext:value-type="float">
            <text:p>2.75432</text:p>
          </table:table-cell>
          <table:table-cell/>
          <table:table-cell office:value-type="float" office:value="30.9000000000006" calcext:value-type="float">
            <text:p>30.9</text:p>
          </table:table-cell>
          <table:table-cell office:value-type="float" office:value="0.00961693412362951" calcext:value-type="float">
            <text:p>0.0096169341</text:p>
          </table:table-cell>
          <table:table-cell table:formula="of:= [.K813]*1000" office:value-type="float" office:value="9.61693412362951" calcext:value-type="float">
            <text:p>9.6169341236</text:p>
          </table:table-cell>
          <table:table-cell table:number-columns-repeated="3"/>
          <table:table-cell office:value-type="float" office:value="30.9000000000006" calcext:value-type="float">
            <text:p>30.9</text:p>
          </table:table-cell>
          <table:table-cell office:value-type="float" office:value="0.023248283446601" calcext:value-type="float">
            <text:p>0.02324828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4.485" calcext:value-type="float">
            <text:p>-24.485</text:p>
          </table:table-cell>
          <table:table-cell table:formula="of:=[.E814]-17.5" office:value-type="float" office:value="-41.985" calcext:value-type="float">
            <text:p>-41.985</text:p>
          </table:table-cell>
          <table:table-cell office:value-type="float" office:value="0.00271699" calcext:value-type="float">
            <text:p>0.00271699</text:p>
          </table:table-cell>
          <table:table-cell table:formula="of:=1000*[.G814]" office:value-type="float" office:value="2.71699" calcext:value-type="float">
            <text:p>2.71699</text:p>
          </table:table-cell>
          <table:table-cell/>
          <table:table-cell office:value-type="float" office:value="31.0000000000006" calcext:value-type="float">
            <text:p>31</text:p>
          </table:table-cell>
          <table:table-cell office:value-type="float" office:value="0.00947128159916437" calcext:value-type="float">
            <text:p>0.0094712816</text:p>
          </table:table-cell>
          <table:table-cell table:formula="of:= [.K814]*1000" office:value-type="float" office:value="9.47128159916437" calcext:value-type="float">
            <text:p>9.4712815992</text:p>
          </table:table-cell>
          <table:table-cell table:number-columns-repeated="3"/>
          <table:table-cell office:value-type="float" office:value="31.0000000000006" calcext:value-type="float">
            <text:p>31</text:p>
          </table:table-cell>
          <table:table-cell office:value-type="float" office:value="0.0228461141479258" calcext:value-type="float">
            <text:p>0.02284611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4.62" calcext:value-type="float">
            <text:p>-24.62</text:p>
          </table:table-cell>
          <table:table-cell table:formula="of:=[.E815]-17.5" office:value-type="float" office:value="-42.12" calcext:value-type="float">
            <text:p>-42.12</text:p>
          </table:table-cell>
          <table:table-cell office:value-type="float" office:value="0.00268056" calcext:value-type="float">
            <text:p>0.00268056</text:p>
          </table:table-cell>
          <table:table-cell table:formula="of:=1000*[.G815]" office:value-type="float" office:value="2.68056" calcext:value-type="float">
            <text:p>2.68056</text:p>
          </table:table-cell>
          <table:table-cell/>
          <table:table-cell office:value-type="float" office:value="31.1000000000006" calcext:value-type="float">
            <text:p>31.1</text:p>
          </table:table-cell>
          <table:table-cell office:value-type="float" office:value="0.0093256468375219" calcext:value-type="float">
            <text:p>0.0093256468</text:p>
          </table:table-cell>
          <table:table-cell table:formula="of:= [.K815]*1000" office:value-type="float" office:value="9.3256468375219" calcext:value-type="float">
            <text:p>9.3256468375</text:p>
          </table:table-cell>
          <table:table-cell table:number-columns-repeated="3"/>
          <table:table-cell office:value-type="float" office:value="31.1000000000006" calcext:value-type="float">
            <text:p>31.1</text:p>
          </table:table-cell>
          <table:table-cell office:value-type="float" office:value="0.0224442700188958" calcext:value-type="float">
            <text:p>0.0224442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4.755" calcext:value-type="float">
            <text:p>-24.755</text:p>
          </table:table-cell>
          <table:table-cell table:formula="of:=[.E816]-17.5" office:value-type="float" office:value="-42.255" calcext:value-type="float">
            <text:p>-42.255</text:p>
          </table:table-cell>
          <table:table-cell office:value-type="float" office:value="0.00264417" calcext:value-type="float">
            <text:p>0.00264417</text:p>
          </table:table-cell>
          <table:table-cell table:formula="of:=1000*[.G816]" office:value-type="float" office:value="2.64417" calcext:value-type="float">
            <text:p>2.64417</text:p>
          </table:table-cell>
          <table:table-cell/>
          <table:table-cell office:value-type="float" office:value="31.2000000000006" calcext:value-type="float">
            <text:p>31.2</text:p>
          </table:table-cell>
          <table:table-cell office:value-type="float" office:value="0.00914061331739457" calcext:value-type="float">
            <text:p>0.0091406133</text:p>
          </table:table-cell>
          <table:table-cell table:formula="of:= [.K816]*1000" office:value-type="float" office:value="9.14061331739457" calcext:value-type="float">
            <text:p>9.1406133174</text:p>
          </table:table-cell>
          <table:table-cell table:number-columns-repeated="3"/>
          <table:table-cell office:value-type="float" office:value="31.2000000000006" calcext:value-type="float">
            <text:p>31.2</text:p>
          </table:table-cell>
          <table:table-cell office:value-type="float" office:value="0.0217693623786954" calcext:value-type="float">
            <text:p>0.021769362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4.89" calcext:value-type="float">
            <text:p>-24.89</text:p>
          </table:table-cell>
          <table:table-cell table:formula="of:=[.E817]-17.5" office:value-type="float" office:value="-42.39" calcext:value-type="float">
            <text:p>-42.39</text:p>
          </table:table-cell>
          <table:table-cell office:value-type="float" office:value="0.00260779" calcext:value-type="float">
            <text:p>0.00260779</text:p>
          </table:table-cell>
          <table:table-cell table:formula="of:=1000*[.G817]" office:value-type="float" office:value="2.60779" calcext:value-type="float">
            <text:p>2.60779</text:p>
          </table:table-cell>
          <table:table-cell/>
          <table:table-cell office:value-type="float" office:value="31.3000000000006" calcext:value-type="float">
            <text:p>31.3</text:p>
          </table:table-cell>
          <table:table-cell office:value-type="float" office:value="0.00903736607667003" calcext:value-type="float">
            <text:p>0.0090373661</text:p>
          </table:table-cell>
          <table:table-cell table:formula="of:= [.K817]*1000" office:value-type="float" office:value="9.03736607667003" calcext:value-type="float">
            <text:p>9.0373660767</text:p>
          </table:table-cell>
          <table:table-cell table:number-columns-repeated="3"/>
          <table:table-cell office:value-type="float" office:value="31.3000000000006" calcext:value-type="float">
            <text:p>31.3</text:p>
          </table:table-cell>
          <table:table-cell office:value-type="float" office:value="0.0214407637839334" calcext:value-type="float">
            <text:p>0.02144076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025" calcext:value-type="float">
            <text:p>-25.025</text:p>
          </table:table-cell>
          <table:table-cell table:formula="of:=[.E818]-17.5" office:value-type="float" office:value="-42.525" calcext:value-type="float">
            <text:p>-42.525</text:p>
          </table:table-cell>
          <table:table-cell office:value-type="float" office:value="0.00257413" calcext:value-type="float">
            <text:p>0.00257413</text:p>
          </table:table-cell>
          <table:table-cell table:formula="of:=1000*[.G818]" office:value-type="float" office:value="2.57413" calcext:value-type="float">
            <text:p>2.57413</text:p>
          </table:table-cell>
          <table:table-cell/>
          <table:table-cell office:value-type="float" office:value="31.4000000000006" calcext:value-type="float">
            <text:p>31.4</text:p>
          </table:table-cell>
          <table:table-cell office:value-type="float" office:value="0.00893438683989362" calcext:value-type="float">
            <text:p>0.0089343868</text:p>
          </table:table-cell>
          <table:table-cell table:formula="of:= [.K818]*1000" office:value-type="float" office:value="8.93438683989362" calcext:value-type="float">
            <text:p>8.9343868399</text:p>
          </table:table-cell>
          <table:table-cell table:number-columns-repeated="3"/>
          <table:table-cell office:value-type="float" office:value="31.4000000000006" calcext:value-type="float">
            <text:p>31.4</text:p>
          </table:table-cell>
          <table:table-cell office:value-type="float" office:value="0.0211125420740409" calcext:value-type="float">
            <text:p>0.02111254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16" calcext:value-type="float">
            <text:p>-25.16</text:p>
          </table:table-cell>
          <table:table-cell table:formula="of:=[.E819]-17.5" office:value-type="float" office:value="-42.66" calcext:value-type="float">
            <text:p>-42.66</text:p>
          </table:table-cell>
          <table:table-cell office:value-type="float" office:value="0.00254054" calcext:value-type="float">
            <text:p>0.00254054</text:p>
          </table:table-cell>
          <table:table-cell table:formula="of:=1000*[.G819]" office:value-type="float" office:value="2.54054" calcext:value-type="float">
            <text:p>2.54054</text:p>
          </table:table-cell>
          <table:table-cell/>
          <table:table-cell office:value-type="float" office:value="31.5000000000006" calcext:value-type="float">
            <text:p>31.5</text:p>
          </table:table-cell>
          <table:table-cell office:value-type="float" office:value="0.0088316756070652" calcext:value-type="float">
            <text:p>0.0088316756</text:p>
          </table:table-cell>
          <table:table-cell table:formula="of:= [.K819]*1000" office:value-type="float" office:value="8.8316756070652" calcext:value-type="float">
            <text:p>8.8316756071</text:p>
          </table:table-cell>
          <table:table-cell table:number-columns-repeated="3"/>
          <table:table-cell office:value-type="float" office:value="31.5000000000006" calcext:value-type="float">
            <text:p>31.5</text:p>
          </table:table-cell>
          <table:table-cell office:value-type="float" office:value="0.0207846972490177" calcext:value-type="float">
            <text:p>0.02078469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295" calcext:value-type="float">
            <text:p>-25.295</text:p>
          </table:table-cell>
          <table:table-cell table:formula="of:=[.E820]-17.5" office:value-type="float" office:value="-42.795" calcext:value-type="float">
            <text:p>-42.795</text:p>
          </table:table-cell>
          <table:table-cell office:value-type="float" office:value="0.00250694" calcext:value-type="float">
            <text:p>0.00250694</text:p>
          </table:table-cell>
          <table:table-cell table:formula="of:=1000*[.G820]" office:value-type="float" office:value="2.50694" calcext:value-type="float">
            <text:p>2.50694</text:p>
          </table:table-cell>
          <table:table-cell/>
          <table:table-cell office:value-type="float" office:value="31.6000000000006" calcext:value-type="float">
            <text:p>31.6</text:p>
          </table:table-cell>
          <table:table-cell office:value-type="float" office:value="0.00872923237818493" calcext:value-type="float">
            <text:p>0.0087292324</text:p>
          </table:table-cell>
          <table:table-cell table:formula="of:= [.K820]*1000" office:value-type="float" office:value="8.72923237818493" calcext:value-type="float">
            <text:p>8.7292323782</text:p>
          </table:table-cell>
          <table:table-cell table:number-columns-repeated="3"/>
          <table:table-cell office:value-type="float" office:value="31.6000000000006" calcext:value-type="float">
            <text:p>31.6</text:p>
          </table:table-cell>
          <table:table-cell office:value-type="float" office:value="0.0204572293088641" calcext:value-type="float">
            <text:p>0.020457229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43" calcext:value-type="float">
            <text:p>-25.43</text:p>
          </table:table-cell>
          <table:table-cell table:formula="of:=[.E821]-17.5" office:value-type="float" office:value="-42.93" calcext:value-type="float">
            <text:p>-42.93</text:p>
          </table:table-cell>
          <table:table-cell office:value-type="float" office:value="0.00247404" calcext:value-type="float">
            <text:p>0.00247404</text:p>
          </table:table-cell>
          <table:table-cell table:formula="of:=1000*[.G821]" office:value-type="float" office:value="2.47404" calcext:value-type="float">
            <text:p>2.47404</text:p>
          </table:table-cell>
          <table:table-cell/>
          <table:table-cell office:value-type="float" office:value="31.7000000000006" calcext:value-type="float">
            <text:p>31.7</text:p>
          </table:table-cell>
          <table:table-cell office:value-type="float" office:value="0.0086270571532527" calcext:value-type="float">
            <text:p>0.0086270572</text:p>
          </table:table-cell>
          <table:table-cell table:formula="of:= [.K821]*1000" office:value-type="float" office:value="8.6270571532527" calcext:value-type="float">
            <text:p>8.6270571533</text:p>
          </table:table-cell>
          <table:table-cell table:number-columns-repeated="3"/>
          <table:table-cell office:value-type="float" office:value="31.7000000000006" calcext:value-type="float">
            <text:p>31.7</text:p>
          </table:table-cell>
          <table:table-cell office:value-type="float" office:value="0.0201301382535797" calcext:value-type="float">
            <text:p>0.02013013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565" calcext:value-type="float">
            <text:p>-25.565</text:p>
          </table:table-cell>
          <table:table-cell table:formula="of:=[.E822]-17.5" office:value-type="float" office:value="-43.065" calcext:value-type="float">
            <text:p>-43.065</text:p>
          </table:table-cell>
          <table:table-cell office:value-type="float" office:value="0.00244115" calcext:value-type="float">
            <text:p>0.00244115</text:p>
          </table:table-cell>
          <table:table-cell table:formula="of:=1000*[.G822]" office:value-type="float" office:value="2.44115" calcext:value-type="float">
            <text:p>2.44115</text:p>
          </table:table-cell>
          <table:table-cell/>
          <table:table-cell office:value-type="float" office:value="31.8000000000006" calcext:value-type="float">
            <text:p>31.8</text:p>
          </table:table-cell>
          <table:table-cell office:value-type="float" office:value="0.00852514993226859" calcext:value-type="float">
            <text:p>0.0085251499</text:p>
          </table:table-cell>
          <table:table-cell table:formula="of:= [.K822]*1000" office:value-type="float" office:value="8.52514993226859" calcext:value-type="float">
            <text:p>8.5251499323</text:p>
          </table:table-cell>
          <table:table-cell table:number-columns-repeated="3"/>
          <table:table-cell office:value-type="float" office:value="31.8000000000006" calcext:value-type="float">
            <text:p>31.8</text:p>
          </table:table-cell>
          <table:table-cell office:value-type="float" office:value="0.0198034240831647" calcext:value-type="float">
            <text:p>0.01980342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7" calcext:value-type="float">
            <text:p>-25.7</text:p>
          </table:table-cell>
          <table:table-cell table:formula="of:=[.E823]-17.5" office:value-type="float" office:value="-43.2" calcext:value-type="float">
            <text:p>-43.2</text:p>
          </table:table-cell>
          <table:table-cell office:value-type="float" office:value="0.00240905" calcext:value-type="float">
            <text:p>0.00240905</text:p>
          </table:table-cell>
          <table:table-cell table:formula="of:=1000*[.G823]" office:value-type="float" office:value="2.40905" calcext:value-type="float">
            <text:p>2.40905</text:p>
          </table:table-cell>
          <table:table-cell/>
          <table:table-cell office:value-type="float" office:value="31.9000000000006" calcext:value-type="float">
            <text:p>31.9</text:p>
          </table:table-cell>
          <table:table-cell office:value-type="float" office:value="0.00842351071523252" calcext:value-type="float">
            <text:p>0.0084235107</text:p>
          </table:table-cell>
          <table:table-cell table:formula="of:= [.K823]*1000" office:value-type="float" office:value="8.42351071523252" calcext:value-type="float">
            <text:p>8.4235107152</text:p>
          </table:table-cell>
          <table:table-cell table:number-columns-repeated="3"/>
          <table:table-cell office:value-type="float" office:value="31.9000000000006" calcext:value-type="float">
            <text:p>31.9</text:p>
          </table:table-cell>
          <table:table-cell office:value-type="float" office:value="0.0194770867976192" calcext:value-type="float">
            <text:p>0.01947708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835" calcext:value-type="float">
            <text:p>-25.835</text:p>
          </table:table-cell>
          <table:table-cell table:formula="of:=[.E824]-17.5" office:value-type="float" office:value="-43.335" calcext:value-type="float">
            <text:p>-43.335</text:p>
          </table:table-cell>
          <table:table-cell office:value-type="float" office:value="0.00237821" calcext:value-type="float">
            <text:p>0.00237821</text:p>
          </table:table-cell>
          <table:table-cell table:formula="of:=1000*[.G824]" office:value-type="float" office:value="2.37821" calcext:value-type="float">
            <text:p>2.37821</text:p>
          </table:table-cell>
          <table:table-cell/>
          <table:table-cell office:value-type="float" office:value="32.0000000000006" calcext:value-type="float">
            <text:p>32</text:p>
          </table:table-cell>
          <table:table-cell office:value-type="float" office:value="0.00832213950214456" calcext:value-type="float">
            <text:p>0.0083221395</text:p>
          </table:table-cell>
          <table:table-cell table:formula="of:= [.K824]*1000" office:value-type="float" office:value="8.32213950214456" calcext:value-type="float">
            <text:p>8.3221395021</text:p>
          </table:table-cell>
          <table:table-cell table:number-columns-repeated="3"/>
          <table:table-cell office:value-type="float" office:value="32.0000000000006" calcext:value-type="float">
            <text:p>32</text:p>
          </table:table-cell>
          <table:table-cell office:value-type="float" office:value="0.0191511263969432" calcext:value-type="float">
            <text:p>0.01915112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5.97" calcext:value-type="float">
            <text:p>-25.97</text:p>
          </table:table-cell>
          <table:table-cell table:formula="of:=[.E825]-17.5" office:value-type="float" office:value="-43.47" calcext:value-type="float">
            <text:p>-43.47</text:p>
          </table:table-cell>
          <table:table-cell office:value-type="float" office:value="0.00234737" calcext:value-type="float">
            <text:p>0.00234737</text:p>
          </table:table-cell>
          <table:table-cell table:formula="of:=1000*[.G825]" office:value-type="float" office:value="2.34737" calcext:value-type="float">
            <text:p>2.34737</text:p>
          </table:table-cell>
          <table:table-cell/>
          <table:table-cell office:value-type="float" office:value="32.1000000000006" calcext:value-type="float">
            <text:p>32.1</text:p>
          </table:table-cell>
          <table:table-cell office:value-type="float" office:value="0.00822103629300465" calcext:value-type="float">
            <text:p>0.0082210363</text:p>
          </table:table-cell>
          <table:table-cell table:formula="of:= [.K825]*1000" office:value-type="float" office:value="8.22103629300465" calcext:value-type="float">
            <text:p>8.221036293</text:p>
          </table:table-cell>
          <table:table-cell table:number-columns-repeated="3"/>
          <table:table-cell office:value-type="float" office:value="32.1000000000006" calcext:value-type="float">
            <text:p>32.1</text:p>
          </table:table-cell>
          <table:table-cell office:value-type="float" office:value="0.0188255428811365" calcext:value-type="float">
            <text:p>0.018825542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6.105" calcext:value-type="float">
            <text:p>-26.105</text:p>
          </table:table-cell>
          <table:table-cell table:formula="of:=[.E826]-17.5" office:value-type="float" office:value="-43.605" calcext:value-type="float">
            <text:p>-43.605</text:p>
          </table:table-cell>
          <table:table-cell office:value-type="float" office:value="0.00231654" calcext:value-type="float">
            <text:p>0.00231654</text:p>
          </table:table-cell>
          <table:table-cell table:formula="of:=1000*[.G826]" office:value-type="float" office:value="2.31654" calcext:value-type="float">
            <text:p>2.31654</text:p>
          </table:table-cell>
          <table:table-cell/>
          <table:table-cell office:value-type="float" office:value="32.2000000000006" calcext:value-type="float">
            <text:p>32.2</text:p>
          </table:table-cell>
          <table:table-cell office:value-type="float" office:value="0.0079822445712637" calcext:value-type="float">
            <text:p>0.0079822446</text:p>
          </table:table-cell>
          <table:table-cell table:formula="of:= [.K826]*1000" office:value-type="float" office:value="7.9822445712637" calcext:value-type="float">
            <text:p>7.9822445713</text:p>
          </table:table-cell>
          <table:table-cell table:number-columns-repeated="3"/>
          <table:table-cell office:value-type="float" office:value="32.2000000000006" calcext:value-type="float">
            <text:p>32.2</text:p>
          </table:table-cell>
          <table:table-cell office:value-type="float" office:value="0.0185003362501992" calcext:value-type="float">
            <text:p>0.01850033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6.24" calcext:value-type="float">
            <text:p>-26.24</text:p>
          </table:table-cell>
          <table:table-cell table:formula="of:=[.E827]-17.5" office:value-type="float" office:value="-43.74" calcext:value-type="float">
            <text:p>-43.74</text:p>
          </table:table-cell>
          <table:table-cell office:value-type="float" office:value="0.00229046" calcext:value-type="float">
            <text:p>0.00229046</text:p>
          </table:table-cell>
          <table:table-cell table:formula="of:=1000*[.G827]" office:value-type="float" office:value="2.29046" calcext:value-type="float">
            <text:p>2.29046</text:p>
          </table:table-cell>
          <table:table-cell/>
          <table:table-cell office:value-type="float" office:value="32.3000000000006" calcext:value-type="float">
            <text:p>32.3</text:p>
          </table:table-cell>
          <table:table-cell office:value-type="float" office:value="0.00788364075509484" calcext:value-type="float">
            <text:p>0.0078836408</text:p>
          </table:table-cell>
          <table:table-cell table:formula="of:= [.K827]*1000" office:value-type="float" office:value="7.88364075509484" calcext:value-type="float">
            <text:p>7.8836407551</text:p>
          </table:table-cell>
          <table:table-cell table:number-columns-repeated="3"/>
          <table:table-cell office:value-type="float" office:value="32.3000000000006" calcext:value-type="float">
            <text:p>32.3</text:p>
          </table:table-cell>
          <table:table-cell office:value-type="float" office:value="0.0181755065041314" calcext:value-type="float">
            <text:p>0.01817550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6.375" calcext:value-type="float">
            <text:p>-26.375</text:p>
          </table:table-cell>
          <table:table-cell table:formula="of:=[.E828]-17.5" office:value-type="float" office:value="-43.875" calcext:value-type="float">
            <text:p>-43.875</text:p>
          </table:table-cell>
          <table:table-cell office:value-type="float" office:value="0.0022604" calcext:value-type="float">
            <text:p>0.0022604</text:p>
          </table:table-cell>
          <table:table-cell table:formula="of:=1000*[.G828]" office:value-type="float" office:value="2.2604" calcext:value-type="float">
            <text:p>2.2604</text:p>
          </table:table-cell>
          <table:table-cell/>
          <table:table-cell office:value-type="float" office:value="32.4000000000006" calcext:value-type="float">
            <text:p>32.4</text:p>
          </table:table-cell>
          <table:table-cell office:value-type="float" office:value="0.00778512085990947" calcext:value-type="float">
            <text:p>0.0077851209</text:p>
          </table:table-cell>
          <table:table-cell table:formula="of:= [.K828]*1000" office:value-type="float" office:value="7.78512085990947" calcext:value-type="float">
            <text:p>7.7851208599</text:p>
          </table:table-cell>
          <table:table-cell table:number-columns-repeated="3"/>
          <table:table-cell office:value-type="float" office:value="32.4000000000006" calcext:value-type="float">
            <text:p>32.4</text:p>
          </table:table-cell>
          <table:table-cell office:value-type="float" office:value="0.0178510536429329" calcext:value-type="float">
            <text:p>0.017851053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6.51" calcext:value-type="float">
            <text:p>-26.51</text:p>
          </table:table-cell>
          <table:table-cell table:formula="of:=[.E829]-17.5" office:value-type="float" office:value="-44.01" calcext:value-type="float">
            <text:p>-44.01</text:p>
          </table:table-cell>
          <table:table-cell office:value-type="float" office:value="0.00222936" calcext:value-type="float">
            <text:p>0.00222936</text:p>
          </table:table-cell>
          <table:table-cell table:formula="of:=1000*[.G829]" office:value-type="float" office:value="2.22936" calcext:value-type="float">
            <text:p>2.22936</text:p>
          </table:table-cell>
          <table:table-cell/>
          <table:table-cell office:value-type="float" office:value="32.5000000000006" calcext:value-type="float">
            <text:p>32.5</text:p>
          </table:table-cell>
          <table:table-cell office:value-type="float" office:value="0.00768668488570767" calcext:value-type="float">
            <text:p>0.0076866849</text:p>
          </table:table-cell>
          <table:table-cell table:formula="of:= [.K829]*1000" office:value-type="float" office:value="7.68668488570767" calcext:value-type="float">
            <text:p>7.6866848857</text:p>
          </table:table-cell>
          <table:table-cell table:number-columns-repeated="3"/>
          <table:table-cell office:value-type="float" office:value="32.5000000000006" calcext:value-type="float">
            <text:p>32.5</text:p>
          </table:table-cell>
          <table:table-cell office:value-type="float" office:value="0.0175269776666038" calcext:value-type="float">
            <text:p>0.017526977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6.645" calcext:value-type="float">
            <text:p>-26.645</text:p>
          </table:table-cell>
          <table:table-cell table:formula="of:=[.E830]-17.5" office:value-type="float" office:value="-44.145" calcext:value-type="float">
            <text:p>-44.145</text:p>
          </table:table-cell>
          <table:table-cell office:value-type="float" office:value="0.00220299" calcext:value-type="float">
            <text:p>0.00220299</text:p>
          </table:table-cell>
          <table:table-cell table:formula="of:=1000*[.G830]" office:value-type="float" office:value="2.20299" calcext:value-type="float">
            <text:p>2.20299</text:p>
          </table:table-cell>
          <table:table-cell/>
          <table:table-cell office:value-type="float" office:value="32.6000000000006" calcext:value-type="float">
            <text:p>32.6</text:p>
          </table:table-cell>
          <table:table-cell office:value-type="float" office:value="0.00758833283248932" calcext:value-type="float">
            <text:p>0.0075883328</text:p>
          </table:table-cell>
          <table:table-cell table:formula="of:= [.K830]*1000" office:value-type="float" office:value="7.58833283248932" calcext:value-type="float">
            <text:p>7.5883328325</text:p>
          </table:table-cell>
          <table:table-cell table:number-columns-repeated="3"/>
          <table:table-cell office:value-type="float" office:value="32.6000000000006" calcext:value-type="float">
            <text:p>32.6</text:p>
          </table:table-cell>
          <table:table-cell office:value-type="float" office:value="0.0172032785751441" calcext:value-type="float">
            <text:p>0.01720327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6.78" calcext:value-type="float">
            <text:p>-26.78</text:p>
          </table:table-cell>
          <table:table-cell table:formula="of:=[.E831]-17.5" office:value-type="float" office:value="-44.28" calcext:value-type="float">
            <text:p>-44.28</text:p>
          </table:table-cell>
          <table:table-cell office:value-type="float" office:value="0.00217376" calcext:value-type="float">
            <text:p>0.00217376</text:p>
          </table:table-cell>
          <table:table-cell table:formula="of:=1000*[.G831]" office:value-type="float" office:value="2.17376" calcext:value-type="float">
            <text:p>2.17376</text:p>
          </table:table-cell>
          <table:table-cell/>
          <table:table-cell office:value-type="float" office:value="32.7000000000006" calcext:value-type="float">
            <text:p>32.7</text:p>
          </table:table-cell>
          <table:table-cell office:value-type="float" office:value="0.00749006470025456" calcext:value-type="float">
            <text:p>0.0074900647</text:p>
          </table:table-cell>
          <table:table-cell table:formula="of:= [.K831]*1000" office:value-type="float" office:value="7.49006470025456" calcext:value-type="float">
            <text:p>7.4900647003</text:p>
          </table:table-cell>
          <table:table-cell table:number-columns-repeated="3"/>
          <table:table-cell office:value-type="float" office:value="32.7000000000006" calcext:value-type="float">
            <text:p>32.7</text:p>
          </table:table-cell>
          <table:table-cell office:value-type="float" office:value="0.0169762923311856" calcext:value-type="float">
            <text:p>0.01697629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6.915" calcext:value-type="float">
            <text:p>-26.915</text:p>
          </table:table-cell>
          <table:table-cell table:formula="of:=[.E832]-17.5" office:value-type="float" office:value="-44.415" calcext:value-type="float">
            <text:p>-44.415</text:p>
          </table:table-cell>
          <table:table-cell office:value-type="float" office:value="0.00214601" calcext:value-type="float">
            <text:p>0.00214601</text:p>
          </table:table-cell>
          <table:table-cell table:formula="of:=1000*[.G832]" office:value-type="float" office:value="2.14601" calcext:value-type="float">
            <text:p>2.14601</text:p>
          </table:table-cell>
          <table:table-cell/>
          <table:table-cell office:value-type="float" office:value="32.8000000000006" calcext:value-type="float">
            <text:p>32.8</text:p>
          </table:table-cell>
          <table:table-cell office:value-type="float" office:value="0.00739188048900328" calcext:value-type="float">
            <text:p>0.0073918805</text:p>
          </table:table-cell>
          <table:table-cell table:formula="of:= [.K832]*1000" office:value-type="float" office:value="7.39188048900328" calcext:value-type="float">
            <text:p>7.391880489</text:p>
          </table:table-cell>
          <table:table-cell table:number-columns-repeated="3"/>
          <table:table-cell office:value-type="float" office:value="32.8000000000006" calcext:value-type="float">
            <text:p>32.8</text:p>
          </table:table-cell>
          <table:table-cell office:value-type="float" office:value="0.0166992750474128" calcext:value-type="float">
            <text:p>0.01669927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05" calcext:value-type="float">
            <text:p>-27.05</text:p>
          </table:table-cell>
          <table:table-cell table:formula="of:=[.E833]-17.5" office:value-type="float" office:value="-44.55" calcext:value-type="float">
            <text:p>-44.55</text:p>
          </table:table-cell>
          <table:table-cell office:value-type="float" office:value="0.00211824" calcext:value-type="float">
            <text:p>0.00211824</text:p>
          </table:table-cell>
          <table:table-cell table:formula="of:=1000*[.G833]" office:value-type="float" office:value="2.11824" calcext:value-type="float">
            <text:p>2.11824</text:p>
          </table:table-cell>
          <table:table-cell/>
          <table:table-cell office:value-type="float" office:value="32.9000000000006" calcext:value-type="float">
            <text:p>32.9</text:p>
          </table:table-cell>
          <table:table-cell office:value-type="float" office:value="0.00729378019873556" calcext:value-type="float">
            <text:p>0.0072937802</text:p>
          </table:table-cell>
          <table:table-cell table:formula="of:= [.K833]*1000" office:value-type="float" office:value="7.29378019873556" calcext:value-type="float">
            <text:p>7.2937801987</text:p>
          </table:table-cell>
          <table:table-cell table:number-columns-repeated="3"/>
          <table:table-cell office:value-type="float" office:value="32.9000000000006" calcext:value-type="float">
            <text:p>32.9</text:p>
          </table:table-cell>
          <table:table-cell office:value-type="float" office:value="0.0161876946485182" calcext:value-type="float">
            <text:p>0.01618769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185" calcext:value-type="float">
            <text:p>-27.185</text:p>
          </table:table-cell>
          <table:table-cell table:formula="of:=[.E834]-17.5" office:value-type="float" office:value="-44.685" calcext:value-type="float">
            <text:p>-44.685</text:p>
          </table:table-cell>
          <table:table-cell office:value-type="float" office:value="0.00209044" calcext:value-type="float">
            <text:p>0.00209044</text:p>
          </table:table-cell>
          <table:table-cell table:formula="of:=1000*[.G834]" office:value-type="float" office:value="2.09044" calcext:value-type="float">
            <text:p>2.09044</text:p>
          </table:table-cell>
          <table:table-cell/>
          <table:table-cell office:value-type="float" office:value="33.0000000000006" calcext:value-type="float">
            <text:p>33</text:p>
          </table:table-cell>
          <table:table-cell office:value-type="float" office:value="0.00719576382945131" calcext:value-type="float">
            <text:p>0.0071957638</text:p>
          </table:table-cell>
          <table:table-cell table:formula="of:= [.K834]*1000" office:value-type="float" office:value="7.19576382945131" calcext:value-type="float">
            <text:p>7.1957638295</text:p>
          </table:table-cell>
          <table:table-cell table:number-columns-repeated="3"/>
          <table:table-cell office:value-type="float" office:value="33.0000000000006" calcext:value-type="float">
            <text:p>33</text:p>
          </table:table-cell>
          <table:table-cell office:value-type="float" office:value="0.0159702361923781" calcext:value-type="float">
            <text:p>0.01597023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32" calcext:value-type="float">
            <text:p>-27.32</text:p>
          </table:table-cell>
          <table:table-cell table:formula="of:=[.E835]-17.5" office:value-type="float" office:value="-44.82" calcext:value-type="float">
            <text:p>-44.82</text:p>
          </table:table-cell>
          <table:table-cell office:value-type="float" office:value="0.00206441" calcext:value-type="float">
            <text:p>0.00206441</text:p>
          </table:table-cell>
          <table:table-cell table:formula="of:=1000*[.G835]" office:value-type="float" office:value="2.06441" calcext:value-type="float">
            <text:p>2.06441</text:p>
          </table:table-cell>
          <table:table-cell/>
          <table:table-cell office:value-type="float" office:value="33.1000000000006" calcext:value-type="float">
            <text:p>33.1</text:p>
          </table:table-cell>
          <table:table-cell office:value-type="float" office:value="0.00709783138115064" calcext:value-type="float">
            <text:p>0.0070978314</text:p>
          </table:table-cell>
          <table:table-cell table:formula="of:= [.K835]*1000" office:value-type="float" office:value="7.09783138115064" calcext:value-type="float">
            <text:p>7.0978313812</text:p>
          </table:table-cell>
          <table:table-cell table:number-columns-repeated="3"/>
          <table:table-cell office:value-type="float" office:value="33.1000000000006" calcext:value-type="float">
            <text:p>33.1</text:p>
          </table:table-cell>
          <table:table-cell office:value-type="float" office:value="0.0157529941657396" calcext:value-type="float">
            <text:p>0.01575299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455" calcext:value-type="float">
            <text:p>-27.455</text:p>
          </table:table-cell>
          <table:table-cell table:formula="of:=[.E836]-17.5" office:value-type="float" office:value="-44.955" calcext:value-type="float">
            <text:p>-44.955</text:p>
          </table:table-cell>
          <table:table-cell office:value-type="float" office:value="0.00203953" calcext:value-type="float">
            <text:p>0.00203953</text:p>
          </table:table-cell>
          <table:table-cell table:formula="of:=1000*[.G836]" office:value-type="float" office:value="2.03953" calcext:value-type="float">
            <text:p>2.03953</text:p>
          </table:table-cell>
          <table:table-cell/>
          <table:table-cell office:value-type="float" office:value="33.2000000000006" calcext:value-type="float">
            <text:p>33.2</text:p>
          </table:table-cell>
          <table:table-cell office:value-type="float" office:value="0.00699998285383345" calcext:value-type="float">
            <text:p>0.0069999829</text:p>
          </table:table-cell>
          <table:table-cell table:formula="of:= [.K836]*1000" office:value-type="float" office:value="6.99998285383345" calcext:value-type="float">
            <text:p>6.9999828538</text:p>
          </table:table-cell>
          <table:table-cell table:number-columns-repeated="3"/>
          <table:table-cell office:value-type="float" office:value="33.2000000000006" calcext:value-type="float">
            <text:p>33.2</text:p>
          </table:table-cell>
          <table:table-cell office:value-type="float" office:value="0.0155359685686031" calcext:value-type="float">
            <text:p>0.01553596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59" calcext:value-type="float">
            <text:p>-27.59</text:p>
          </table:table-cell>
          <table:table-cell table:formula="of:=[.E837]-17.5" office:value-type="float" office:value="-45.09" calcext:value-type="float">
            <text:p>-45.09</text:p>
          </table:table-cell>
          <table:table-cell office:value-type="float" office:value="0.00201469" calcext:value-type="float">
            <text:p>0.00201469</text:p>
          </table:table-cell>
          <table:table-cell table:formula="of:=1000*[.G837]" office:value-type="float" office:value="2.01469" calcext:value-type="float">
            <text:p>2.01469</text:p>
          </table:table-cell>
          <table:table-cell/>
          <table:table-cell office:value-type="float" office:value="33.3000000000006" calcext:value-type="float">
            <text:p>33.3</text:p>
          </table:table-cell>
          <table:table-cell office:value-type="float" office:value="0.00690221824749982" calcext:value-type="float">
            <text:p>0.0069022182</text:p>
          </table:table-cell>
          <table:table-cell table:formula="of:= [.K837]*1000" office:value-type="float" office:value="6.90221824749982" calcext:value-type="float">
            <text:p>6.9022182475</text:p>
          </table:table-cell>
          <table:table-cell table:number-columns-repeated="3"/>
          <table:table-cell office:value-type="float" office:value="33.3000000000006" calcext:value-type="float">
            <text:p>33.3</text:p>
          </table:table-cell>
          <table:table-cell office:value-type="float" office:value="0.0153191594009684" calcext:value-type="float">
            <text:p>0.01531915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725" calcext:value-type="float">
            <text:p>-27.725</text:p>
          </table:table-cell>
          <table:table-cell table:formula="of:=[.E838]-17.5" office:value-type="float" office:value="-45.225" calcext:value-type="float">
            <text:p>-45.225</text:p>
          </table:table-cell>
          <table:table-cell office:value-type="float" office:value="0.00198987" calcext:value-type="float">
            <text:p>0.00198987</text:p>
          </table:table-cell>
          <table:table-cell table:formula="of:=1000*[.G838]" office:value-type="float" office:value="1.98987" calcext:value-type="float">
            <text:p>1.98987</text:p>
          </table:table-cell>
          <table:table-cell/>
          <table:table-cell office:value-type="float" office:value="33.4000000000006" calcext:value-type="float">
            <text:p>33.4</text:p>
          </table:table-cell>
          <table:table-cell office:value-type="float" office:value="0.00680453756214966" calcext:value-type="float">
            <text:p>0.0068045376</text:p>
          </table:table-cell>
          <table:table-cell table:formula="of:= [.K838]*1000" office:value-type="float" office:value="6.80453756214966" calcext:value-type="float">
            <text:p>6.8045375621</text:p>
          </table:table-cell>
          <table:table-cell table:number-columns-repeated="3"/>
          <table:table-cell office:value-type="float" office:value="33.4000000000006" calcext:value-type="float">
            <text:p>33.4</text:p>
          </table:table-cell>
          <table:table-cell office:value-type="float" office:value="0.0151025666628356" calcext:value-type="float">
            <text:p>0.01510256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86" calcext:value-type="float">
            <text:p>-27.86</text:p>
          </table:table-cell>
          <table:table-cell table:formula="of:=[.E839]-17.5" office:value-type="float" office:value="-45.36" calcext:value-type="float">
            <text:p>-45.36</text:p>
          </table:table-cell>
          <table:table-cell office:value-type="float" office:value="0.00196743" calcext:value-type="float">
            <text:p>0.00196743</text:p>
          </table:table-cell>
          <table:table-cell table:formula="of:=1000*[.G839]" office:value-type="float" office:value="1.96743" calcext:value-type="float">
            <text:p>1.96743</text:p>
          </table:table-cell>
          <table:table-cell/>
          <table:table-cell office:value-type="float" office:value="33.5000000000006" calcext:value-type="float">
            <text:p>33.5</text:p>
          </table:table-cell>
          <table:table-cell office:value-type="float" office:value="0.00675685890692918" calcext:value-type="float">
            <text:p>0.0067568589</text:p>
          </table:table-cell>
          <table:table-cell table:formula="of:= [.K839]*1000" office:value-type="float" office:value="6.75685890692918" calcext:value-type="float">
            <text:p>6.7568589069</text:p>
          </table:table-cell>
          <table:table-cell table:number-columns-repeated="3"/>
          <table:table-cell office:value-type="float" office:value="33.5000000000006" calcext:value-type="float">
            <text:p>33.5</text:p>
          </table:table-cell>
          <table:table-cell office:value-type="float" office:value="0.0148861903542046" calcext:value-type="float">
            <text:p>0.01488619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7.995" calcext:value-type="float">
            <text:p>-27.995</text:p>
          </table:table-cell>
          <table:table-cell table:formula="of:=[.E840]-17.5" office:value-type="float" office:value="-45.495" calcext:value-type="float">
            <text:p>-45.495</text:p>
          </table:table-cell>
          <table:table-cell office:value-type="float" office:value="0.00194267" calcext:value-type="float">
            <text:p>0.00194267</text:p>
          </table:table-cell>
          <table:table-cell table:formula="of:=1000*[.G840]" office:value-type="float" office:value="1.94267" calcext:value-type="float">
            <text:p>1.94267</text:p>
          </table:table-cell>
          <table:table-cell/>
          <table:table-cell office:value-type="float" office:value="33.6000000000006" calcext:value-type="float">
            <text:p>33.6</text:p>
          </table:table-cell>
          <table:table-cell office:value-type="float" office:value="0.0066670233831041" calcext:value-type="float">
            <text:p>0.0066670234</text:p>
          </table:table-cell>
          <table:table-cell table:formula="of:= [.K840]*1000" office:value-type="float" office:value="6.6670233831041" calcext:value-type="float">
            <text:p>6.6670233831</text:p>
          </table:table-cell>
          <table:table-cell table:number-columns-repeated="3"/>
          <table:table-cell office:value-type="float" office:value="33.6000000000006" calcext:value-type="float">
            <text:p>33.6</text:p>
          </table:table-cell>
          <table:table-cell office:value-type="float" office:value="0.0146700304750754" calcext:value-type="float">
            <text:p>0.01467003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8.13" calcext:value-type="float">
            <text:p>-28.13</text:p>
          </table:table-cell>
          <table:table-cell table:formula="of:=[.E841]-17.5" office:value-type="float" office:value="-45.63" calcext:value-type="float">
            <text:p>-45.63</text:p>
          </table:table-cell>
          <table:table-cell office:value-type="float" office:value="0.00191821" calcext:value-type="float">
            <text:p>0.00191821</text:p>
          </table:table-cell>
          <table:table-cell table:formula="of:=1000*[.G841]" office:value-type="float" office:value="1.91821" calcext:value-type="float">
            <text:p>1.91821</text:p>
          </table:table-cell>
          <table:table-cell/>
          <table:table-cell office:value-type="float" office:value="33.7000000000006" calcext:value-type="float">
            <text:p>33.7</text:p>
          </table:table-cell>
          <table:table-cell office:value-type="float" office:value="0.00657716402659501" calcext:value-type="float">
            <text:p>0.006577164</text:p>
          </table:table-cell>
          <table:table-cell table:formula="of:= [.K841]*1000" office:value-type="float" office:value="6.57716402659501" calcext:value-type="float">
            <text:p>6.5771640266</text:p>
          </table:table-cell>
          <table:table-cell table:number-columns-repeated="3"/>
          <table:table-cell office:value-type="float" office:value="33.7000000000006" calcext:value-type="float">
            <text:p>33.7</text:p>
          </table:table-cell>
          <table:table-cell office:value-type="float" office:value="0.014454087025448" calcext:value-type="float">
            <text:p>0.0144540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8.265" calcext:value-type="float">
            <text:p>-28.265</text:p>
          </table:table-cell>
          <table:table-cell table:formula="of:=[.E842]-17.5" office:value-type="float" office:value="-45.765" calcext:value-type="float">
            <text:p>-45.765</text:p>
          </table:table-cell>
          <table:table-cell office:value-type="float" office:value="0.00189634" calcext:value-type="float">
            <text:p>0.00189634</text:p>
          </table:table-cell>
          <table:table-cell table:formula="of:=1000*[.G842]" office:value-type="float" office:value="1.89634" calcext:value-type="float">
            <text:p>1.89634</text:p>
          </table:table-cell>
          <table:table-cell/>
          <table:table-cell office:value-type="float" office:value="33.8000000000007" calcext:value-type="float">
            <text:p>33.8</text:p>
          </table:table-cell>
          <table:table-cell office:value-type="float" office:value="0.00648728083740185" calcext:value-type="float">
            <text:p>0.0064872808</text:p>
          </table:table-cell>
          <table:table-cell table:formula="of:= [.K842]*1000" office:value-type="float" office:value="6.48728083740185" calcext:value-type="float">
            <text:p>6.4872808374</text:p>
          </table:table-cell>
          <table:table-cell table:number-columns-repeated="3"/>
          <table:table-cell office:value-type="float" office:value="33.8000000000007" calcext:value-type="float">
            <text:p>33.8</text:p>
          </table:table-cell>
          <table:table-cell office:value-type="float" office:value="0.0142383600053224" calcext:value-type="float">
            <text:p>0.0142383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8.4" calcext:value-type="float">
            <text:p>-28.4</text:p>
          </table:table-cell>
          <table:table-cell table:formula="of:=[.E843]-17.5" office:value-type="float" office:value="-45.9" calcext:value-type="float">
            <text:p>-45.9</text:p>
          </table:table-cell>
          <table:table-cell office:value-type="float" office:value="0.00187094" calcext:value-type="float">
            <text:p>0.00187094</text:p>
          </table:table-cell>
          <table:table-cell table:formula="of:=1000*[.G843]" office:value-type="float" office:value="1.87094" calcext:value-type="float">
            <text:p>1.87094</text:p>
          </table:table-cell>
          <table:table-cell/>
          <table:table-cell office:value-type="float" office:value="33.9000000000007" calcext:value-type="float">
            <text:p>33.9</text:p>
          </table:table-cell>
          <table:table-cell office:value-type="float" office:value="0.00639737381552463" calcext:value-type="float">
            <text:p>0.0063973738</text:p>
          </table:table-cell>
          <table:table-cell table:formula="of:= [.K843]*1000" office:value-type="float" office:value="6.39737381552463" calcext:value-type="float">
            <text:p>6.3973738155</text:p>
          </table:table-cell>
          <table:table-cell table:number-columns-repeated="3"/>
          <table:table-cell office:value-type="float" office:value="33.9000000000007" calcext:value-type="float">
            <text:p>33.9</text:p>
          </table:table-cell>
          <table:table-cell office:value-type="float" office:value="0.0140228494146986" calcext:value-type="float">
            <text:p>0.01402284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8.535" calcext:value-type="float">
            <text:p>-28.535</text:p>
          </table:table-cell>
          <table:table-cell table:formula="of:=[.E844]-17.5" office:value-type="float" office:value="-46.035" calcext:value-type="float">
            <text:p>-46.035</text:p>
          </table:table-cell>
          <table:table-cell office:value-type="float" office:value="0.00184838" calcext:value-type="float">
            <text:p>0.00184838</text:p>
          </table:table-cell>
          <table:table-cell table:formula="of:=1000*[.G844]" office:value-type="float" office:value="1.84838" calcext:value-type="float">
            <text:p>1.84838</text:p>
          </table:table-cell>
          <table:table-cell/>
          <table:table-cell office:value-type="float" office:value="34.0000000000007" calcext:value-type="float">
            <text:p>34</text:p>
          </table:table-cell>
          <table:table-cell office:value-type="float" office:value="0.00630744296096339" calcext:value-type="float">
            <text:p>0.006307443</text:p>
          </table:table-cell>
          <table:table-cell table:formula="of:= [.K844]*1000" office:value-type="float" office:value="6.30744296096339" calcext:value-type="float">
            <text:p>6.307442961</text:p>
          </table:table-cell>
          <table:table-cell table:number-columns-repeated="3"/>
          <table:table-cell office:value-type="float" office:value="34.0000000000007" calcext:value-type="float">
            <text:p>34</text:p>
          </table:table-cell>
          <table:table-cell office:value-type="float" office:value="0.0137310194836875" calcext:value-type="float">
            <text:p>0.01373101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8.67" calcext:value-type="float">
            <text:p>-28.67</text:p>
          </table:table-cell>
          <table:table-cell table:formula="of:=[.E845]-17.5" office:value-type="float" office:value="-46.17" calcext:value-type="float">
            <text:p>-46.17</text:p>
          </table:table-cell>
          <table:table-cell office:value-type="float" office:value="0.00182583" calcext:value-type="float">
            <text:p>0.00182583</text:p>
          </table:table-cell>
          <table:table-cell table:formula="of:=1000*[.G845]" office:value-type="float" office:value="1.82583" calcext:value-type="float">
            <text:p>1.82583</text:p>
          </table:table-cell>
          <table:table-cell/>
          <table:table-cell office:value-type="float" office:value="34.1000000000007" calcext:value-type="float">
            <text:p>34.1</text:p>
          </table:table-cell>
          <table:table-cell office:value-type="float" office:value="0.00621748827371807" calcext:value-type="float">
            <text:p>0.0062174883</text:p>
          </table:table-cell>
          <table:table-cell table:formula="of:= [.K845]*1000" office:value-type="float" office:value="6.21748827371807" calcext:value-type="float">
            <text:p>6.2174882737</text:p>
          </table:table-cell>
          <table:table-cell table:number-columns-repeated="3"/>
          <table:table-cell office:value-type="float" office:value="34.1000000000007" calcext:value-type="float">
            <text:p>34.1</text:p>
          </table:table-cell>
          <table:table-cell office:value-type="float" office:value="0.013491764008646" calcext:value-type="float">
            <text:p>0.0134917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8.805" calcext:value-type="float">
            <text:p>-28.805</text:p>
          </table:table-cell>
          <table:table-cell table:formula="of:=[.E846]-17.5" office:value-type="float" office:value="-46.305" calcext:value-type="float">
            <text:p>-46.305</text:p>
          </table:table-cell>
          <table:table-cell office:value-type="float" office:value="0.00180328" calcext:value-type="float">
            <text:p>0.00180328</text:p>
          </table:table-cell>
          <table:table-cell table:formula="of:=1000*[.G846]" office:value-type="float" office:value="1.80328" calcext:value-type="float">
            <text:p>1.80328</text:p>
          </table:table-cell>
          <table:table-cell/>
          <table:table-cell office:value-type="float" office:value="34.2000000000007" calcext:value-type="float">
            <text:p>34.2</text:p>
          </table:table-cell>
          <table:table-cell office:value-type="float" office:value="0.00612750975378874" calcext:value-type="float">
            <text:p>0.0061275098</text:p>
          </table:table-cell>
          <table:table-cell table:formula="of:= [.K846]*1000" office:value-type="float" office:value="6.12750975378874" calcext:value-type="float">
            <text:p>6.1275097538</text:p>
          </table:table-cell>
          <table:table-cell table:number-columns-repeated="3"/>
          <table:table-cell office:value-type="float" office:value="34.2000000000007" calcext:value-type="float">
            <text:p>34.2</text:p>
          </table:table-cell>
          <table:table-cell office:value-type="float" office:value="0.013252602166502" calcext:value-type="float">
            <text:p>0.01325260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8.94" calcext:value-type="float">
            <text:p>-28.94</text:p>
          </table:table-cell>
          <table:table-cell table:formula="of:=[.E847]-17.5" office:value-type="float" office:value="-46.44" calcext:value-type="float">
            <text:p>-46.44</text:p>
          </table:table-cell>
          <table:table-cell office:value-type="float" office:value="0.00178201" calcext:value-type="float">
            <text:p>0.00178201</text:p>
          </table:table-cell>
          <table:table-cell table:formula="of:=1000*[.G847]" office:value-type="float" office:value="1.78201" calcext:value-type="float">
            <text:p>1.78201</text:p>
          </table:table-cell>
          <table:table-cell/>
          <table:table-cell office:value-type="float" office:value="34.3000000000007" calcext:value-type="float">
            <text:p>34.3</text:p>
          </table:table-cell>
          <table:table-cell office:value-type="float" office:value="0.0060207823277943" calcext:value-type="float">
            <text:p>0.0060207823</text:p>
          </table:table-cell>
          <table:table-cell table:formula="of:= [.K847]*1000" office:value-type="float" office:value="6.0207823277943" calcext:value-type="float">
            <text:p>6.0207823278</text:p>
          </table:table-cell>
          <table:table-cell table:number-columns-repeated="3"/>
          <table:table-cell office:value-type="float" office:value="34.3000000000007" calcext:value-type="float">
            <text:p>34.3</text:p>
          </table:table-cell>
          <table:table-cell office:value-type="float" office:value="0.0130135339572557" calcext:value-type="float">
            <text:p>0.0130135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9.075" calcext:value-type="float">
            <text:p>-29.075</text:p>
          </table:table-cell>
          <table:table-cell table:formula="of:=[.E848]-17.5" office:value-type="float" office:value="-46.575" calcext:value-type="float">
            <text:p>-46.575</text:p>
          </table:table-cell>
          <table:table-cell office:value-type="float" office:value="0.00176069" calcext:value-type="float">
            <text:p>0.00176069</text:p>
          </table:table-cell>
          <table:table-cell table:formula="of:=1000*[.G848]" office:value-type="float" office:value="1.76069" calcext:value-type="float">
            <text:p>1.76069</text:p>
          </table:table-cell>
          <table:table-cell/>
          <table:table-cell office:value-type="float" office:value="34.4000000000007" calcext:value-type="float">
            <text:p>34.4</text:p>
          </table:table-cell>
          <table:table-cell office:value-type="float" office:value="0.0059575056993204" calcext:value-type="float">
            <text:p>0.0059575057</text:p>
          </table:table-cell>
          <table:table-cell table:formula="of:= [.K848]*1000" office:value-type="float" office:value="5.9575056993204" calcext:value-type="float">
            <text:p>5.9575056993</text:p>
          </table:table-cell>
          <table:table-cell table:number-columns-repeated="3"/>
          <table:table-cell office:value-type="float" office:value="34.4000000000007" calcext:value-type="float">
            <text:p>34.4</text:p>
          </table:table-cell>
          <table:table-cell office:value-type="float" office:value="0.0127745593809071" calcext:value-type="float">
            <text:p>0.01277455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9.21" calcext:value-type="float">
            <text:p>-29.21</text:p>
          </table:table-cell>
          <table:table-cell table:formula="of:=[.E849]-17.5" office:value-type="float" office:value="-46.71" calcext:value-type="float">
            <text:p>-46.71</text:p>
          </table:table-cell>
          <table:table-cell office:value-type="float" office:value="0.00173937" calcext:value-type="float">
            <text:p>0.00173937</text:p>
          </table:table-cell>
          <table:table-cell table:formula="of:=1000*[.G849]" office:value-type="float" office:value="1.73937" calcext:value-type="float">
            <text:p>1.73937</text:p>
          </table:table-cell>
          <table:table-cell/>
          <table:table-cell office:value-type="float" office:value="34.5000000000007" calcext:value-type="float">
            <text:p>34.5</text:p>
          </table:table-cell>
          <table:table-cell office:value-type="float" office:value="0.00589427624414893" calcext:value-type="float">
            <text:p>0.0058942762</text:p>
          </table:table-cell>
          <table:table-cell table:formula="of:= [.K849]*1000" office:value-type="float" office:value="5.89427624414893" calcext:value-type="float">
            <text:p>5.8942762441</text:p>
          </table:table-cell>
          <table:table-cell table:number-columns-repeated="3"/>
          <table:table-cell office:value-type="float" office:value="34.5000000000007" calcext:value-type="float">
            <text:p>34.5</text:p>
          </table:table-cell>
          <table:table-cell office:value-type="float" office:value="0.012535678437456" calcext:value-type="float">
            <text:p>0.01253567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9.345" calcext:value-type="float">
            <text:p>-29.345</text:p>
          </table:table-cell>
          <table:table-cell table:formula="of:=[.E850]-17.5" office:value-type="float" office:value="-46.845" calcext:value-type="float">
            <text:p>-46.845</text:p>
          </table:table-cell>
          <table:table-cell office:value-type="float" office:value="0.00171805" calcext:value-type="float">
            <text:p>0.00171805</text:p>
          </table:table-cell>
          <table:table-cell table:formula="of:=1000*[.G850]" office:value-type="float" office:value="1.71805" calcext:value-type="float">
            <text:p>1.71805</text:p>
          </table:table-cell>
          <table:table-cell/>
          <table:table-cell office:value-type="float" office:value="34.6000000000007" calcext:value-type="float">
            <text:p>34.6</text:p>
          </table:table-cell>
          <table:table-cell office:value-type="float" office:value="0.0058310939622799" calcext:value-type="float">
            <text:p>0.005831094</text:p>
          </table:table-cell>
          <table:table-cell table:formula="of:= [.K850]*1000" office:value-type="float" office:value="5.8310939622799" calcext:value-type="float">
            <text:p>5.8310939623</text:p>
          </table:table-cell>
          <table:table-cell table:number-columns-repeated="3"/>
          <table:table-cell office:value-type="float" office:value="34.6000000000007" calcext:value-type="float">
            <text:p>34.6</text:p>
          </table:table-cell>
          <table:table-cell office:value-type="float" office:value="0.0125078673011145" calcext:value-type="float">
            <text:p>0.01250786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9.48" calcext:value-type="float">
            <text:p>-29.48</text:p>
          </table:table-cell>
          <table:table-cell table:formula="of:=[.E851]-17.5" office:value-type="float" office:value="-46.98" calcext:value-type="float">
            <text:p>-46.98</text:p>
          </table:table-cell>
          <table:table-cell office:value-type="float" office:value="0.00170035" calcext:value-type="float">
            <text:p>0.00170035</text:p>
          </table:table-cell>
          <table:table-cell table:formula="of:=1000*[.G851]" office:value-type="float" office:value="1.70035" calcext:value-type="float">
            <text:p>1.70035</text:p>
          </table:table-cell>
          <table:table-cell/>
          <table:table-cell office:value-type="float" office:value="34.7000000000007" calcext:value-type="float">
            <text:p>34.7</text:p>
          </table:table-cell>
          <table:table-cell office:value-type="float" office:value="0.00576795885371334" calcext:value-type="float">
            <text:p>0.0057679589</text:p>
          </table:table-cell>
          <table:table-cell table:formula="of:= [.K851]*1000" office:value-type="float" office:value="5.76795885371334" calcext:value-type="float">
            <text:p>5.7679588537</text:p>
          </table:table-cell>
          <table:table-cell table:number-columns-repeated="3"/>
          <table:table-cell office:value-type="float" office:value="34.7000000000007" calcext:value-type="float">
            <text:p>34.7</text:p>
          </table:table-cell>
          <table:table-cell office:value-type="float" office:value="0.012304157347852" calcext:value-type="float">
            <text:p>0.01230415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9.615" calcext:value-type="float">
            <text:p>-29.615</text:p>
          </table:table-cell>
          <table:table-cell table:formula="of:=[.E852]-17.5" office:value-type="float" office:value="-47.115" calcext:value-type="float">
            <text:p>-47.115</text:p>
          </table:table-cell>
          <table:table-cell office:value-type="float" office:value="0.00167856" calcext:value-type="float">
            <text:p>0.00167856</text:p>
          </table:table-cell>
          <table:table-cell table:formula="of:=1000*[.G852]" office:value-type="float" office:value="1.67856" calcext:value-type="float">
            <text:p>1.67856</text:p>
          </table:table-cell>
          <table:table-cell/>
          <table:table-cell office:value-type="float" office:value="34.8000000000007" calcext:value-type="float">
            <text:p>34.8</text:p>
          </table:table-cell>
          <table:table-cell office:value-type="float" office:value="0.00570487091844921" calcext:value-type="float">
            <text:p>0.0057048709</text:p>
          </table:table-cell>
          <table:table-cell table:formula="of:= [.K852]*1000" office:value-type="float" office:value="5.70487091844921" calcext:value-type="float">
            <text:p>5.7048709184</text:p>
          </table:table-cell>
          <table:table-cell table:number-columns-repeated="3"/>
          <table:table-cell office:value-type="float" office:value="34.8000000000007" calcext:value-type="float">
            <text:p>34.8</text:p>
          </table:table-cell>
          <table:table-cell office:value-type="float" office:value="0.0119576093648183" calcext:value-type="float">
            <text:p>0.01195760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9.75" calcext:value-type="float">
            <text:p>-29.75</text:p>
          </table:table-cell>
          <table:table-cell table:formula="of:=[.E853]-17.5" office:value-type="float" office:value="-47.25" calcext:value-type="float">
            <text:p>-47.25</text:p>
          </table:table-cell>
          <table:table-cell office:value-type="float" office:value="0.00166025" calcext:value-type="float">
            <text:p>0.00166025</text:p>
          </table:table-cell>
          <table:table-cell table:formula="of:=1000*[.G853]" office:value-type="float" office:value="1.66025" calcext:value-type="float">
            <text:p>1.66025</text:p>
          </table:table-cell>
          <table:table-cell/>
          <table:table-cell office:value-type="float" office:value="34.9000000000007" calcext:value-type="float">
            <text:p>34.9</text:p>
          </table:table-cell>
          <table:table-cell office:value-type="float" office:value="0.00564183015648751" calcext:value-type="float">
            <text:p>0.0056418302</text:p>
          </table:table-cell>
          <table:table-cell table:formula="of:= [.K853]*1000" office:value-type="float" office:value="5.64183015648751" calcext:value-type="float">
            <text:p>5.6418301565</text:p>
          </table:table-cell>
          <table:table-cell table:number-columns-repeated="3"/>
          <table:table-cell office:value-type="float" office:value="34.9000000000007" calcext:value-type="float">
            <text:p>34.9</text:p>
          </table:table-cell>
          <table:table-cell office:value-type="float" office:value="0.0118017765824094" calcext:value-type="float">
            <text:p>0.01180177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29.885" calcext:value-type="float">
            <text:p>-29.885</text:p>
          </table:table-cell>
          <table:table-cell table:formula="of:=[.E854]-17.5" office:value-type="float" office:value="-47.385" calcext:value-type="float">
            <text:p>-47.385</text:p>
          </table:table-cell>
          <table:table-cell office:value-type="float" office:value="0.00164007" calcext:value-type="float">
            <text:p>0.00164007</text:p>
          </table:table-cell>
          <table:table-cell table:formula="of:=1000*[.G854]" office:value-type="float" office:value="1.64007" calcext:value-type="float">
            <text:p>1.64007</text:p>
          </table:table-cell>
          <table:table-cell/>
          <table:table-cell office:value-type="float" office:value="35.0000000000007" calcext:value-type="float">
            <text:p>35</text:p>
          </table:table-cell>
          <table:table-cell office:value-type="float" office:value="0.00557883656782826" calcext:value-type="float">
            <text:p>0.0055788366</text:p>
          </table:table-cell>
          <table:table-cell table:formula="of:= [.K854]*1000" office:value-type="float" office:value="5.57883656782826" calcext:value-type="float">
            <text:p>5.5788365678</text:p>
          </table:table-cell>
          <table:table-cell table:number-columns-repeated="3"/>
          <table:table-cell office:value-type="float" office:value="35.0000000000007" calcext:value-type="float">
            <text:p>35</text:p>
          </table:table-cell>
          <table:table-cell office:value-type="float" office:value="0.0116460049175057" calcext:value-type="float">
            <text:p>0.01164600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02" calcext:value-type="float">
            <text:p>-30.02</text:p>
          </table:table-cell>
          <table:table-cell table:formula="of:=[.E855]-17.5" office:value-type="float" office:value="-47.52" calcext:value-type="float">
            <text:p>-47.52</text:p>
          </table:table-cell>
          <table:table-cell office:value-type="float" office:value="0.00162069" calcext:value-type="float">
            <text:p>0.00162069</text:p>
          </table:table-cell>
          <table:table-cell table:formula="of:=1000*[.G855]" office:value-type="float" office:value="1.62069" calcext:value-type="float">
            <text:p>1.62069</text:p>
          </table:table-cell>
          <table:table-cell/>
          <table:table-cell office:value-type="float" office:value="35.1000000000007" calcext:value-type="float">
            <text:p>35.1</text:p>
          </table:table-cell>
          <table:table-cell office:value-type="float" office:value="0.00551589015247146" calcext:value-type="float">
            <text:p>0.0055158902</text:p>
          </table:table-cell>
          <table:table-cell table:formula="of:= [.K855]*1000" office:value-type="float" office:value="5.51589015247146" calcext:value-type="float">
            <text:p>5.5158901525</text:p>
          </table:table-cell>
          <table:table-cell table:number-columns-repeated="3"/>
          <table:table-cell office:value-type="float" office:value="35.1000000000007" calcext:value-type="float">
            <text:p>35.1</text:p>
          </table:table-cell>
          <table:table-cell office:value-type="float" office:value="0.0114902943701074" calcext:value-type="float">
            <text:p>0.011490294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155" calcext:value-type="float">
            <text:p>-30.155</text:p>
          </table:table-cell>
          <table:table-cell table:formula="of:=[.E856]-17.5" office:value-type="float" office:value="-47.655" calcext:value-type="float">
            <text:p>-47.655</text:p>
          </table:table-cell>
          <table:table-cell office:value-type="float" office:value="0.0016013" calcext:value-type="float">
            <text:p>0.0016013</text:p>
          </table:table-cell>
          <table:table-cell table:formula="of:=1000*[.G856]" office:value-type="float" office:value="1.6013" calcext:value-type="float">
            <text:p>1.6013</text:p>
          </table:table-cell>
          <table:table-cell/>
          <table:table-cell office:value-type="float" office:value="35.2000000000007" calcext:value-type="float">
            <text:p>35.2</text:p>
          </table:table-cell>
          <table:table-cell office:value-type="float" office:value="0.00545299091041711" calcext:value-type="float">
            <text:p>0.0054529909</text:p>
          </table:table-cell>
          <table:table-cell table:formula="of:= [.K856]*1000" office:value-type="float" office:value="5.45299091041711" calcext:value-type="float">
            <text:p>5.4529909104</text:p>
          </table:table-cell>
          <table:table-cell table:number-columns-repeated="3"/>
          <table:table-cell office:value-type="float" office:value="35.2000000000007" calcext:value-type="float">
            <text:p>35.2</text:p>
          </table:table-cell>
          <table:table-cell office:value-type="float" office:value="0.0113346449402144" calcext:value-type="float">
            <text:p>0.011334644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29" calcext:value-type="float">
            <text:p>-30.29</text:p>
          </table:table-cell>
          <table:table-cell table:formula="of:=[.E857]-17.5" office:value-type="float" office:value="-47.79" calcext:value-type="float">
            <text:p>-47.79</text:p>
          </table:table-cell>
          <table:table-cell office:value-type="float" office:value="0.00158189" calcext:value-type="float">
            <text:p>0.00158189</text:p>
          </table:table-cell>
          <table:table-cell table:formula="of:=1000*[.G857]" office:value-type="float" office:value="1.58189" calcext:value-type="float">
            <text:p>1.58189</text:p>
          </table:table-cell>
          <table:table-cell/>
          <table:table-cell office:value-type="float" office:value="35.3000000000007" calcext:value-type="float">
            <text:p>35.3</text:p>
          </table:table-cell>
          <table:table-cell office:value-type="float" office:value="0.00539013884166518" calcext:value-type="float">
            <text:p>0.0053901388</text:p>
          </table:table-cell>
          <table:table-cell table:formula="of:= [.K857]*1000" office:value-type="float" office:value="5.39013884166518" calcext:value-type="float">
            <text:p>5.3901388417</text:p>
          </table:table-cell>
          <table:table-cell table:number-columns-repeated="3"/>
          <table:table-cell office:value-type="float" office:value="35.3000000000007" calcext:value-type="float">
            <text:p>35.3</text:p>
          </table:table-cell>
          <table:table-cell office:value-type="float" office:value="0.0111790566278267" calcext:value-type="float">
            <text:p>0.01117905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425" calcext:value-type="float">
            <text:p>-30.425</text:p>
          </table:table-cell>
          <table:table-cell table:formula="of:=[.E858]-17.5" office:value-type="float" office:value="-47.925" calcext:value-type="float">
            <text:p>-47.925</text:p>
          </table:table-cell>
          <table:table-cell office:value-type="float" office:value="0.00156338" calcext:value-type="float">
            <text:p>0.00156338</text:p>
          </table:table-cell>
          <table:table-cell table:formula="of:=1000*[.G858]" office:value-type="float" office:value="1.56338" calcext:value-type="float">
            <text:p>1.56338</text:p>
          </table:table-cell>
          <table:table-cell/>
          <table:table-cell office:value-type="float" office:value="35.4000000000007" calcext:value-type="float">
            <text:p>35.4</text:p>
          </table:table-cell>
          <table:table-cell office:value-type="float" office:value="0.00532733394621571" calcext:value-type="float">
            <text:p>0.0053273339</text:p>
          </table:table-cell>
          <table:table-cell table:formula="of:= [.K858]*1000" office:value-type="float" office:value="5.32733394621571" calcext:value-type="float">
            <text:p>5.3273339462</text:p>
          </table:table-cell>
          <table:table-cell table:number-columns-repeated="3"/>
          <table:table-cell office:value-type="float" office:value="35.4000000000007" calcext:value-type="float">
            <text:p>35.4</text:p>
          </table:table-cell>
          <table:table-cell office:value-type="float" office:value="0.0110235294329443" calcext:value-type="float">
            <text:p>0.01102352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56" calcext:value-type="float">
            <text:p>-30.56</text:p>
          </table:table-cell>
          <table:table-cell table:formula="of:=[.E859]-17.5" office:value-type="float" office:value="-48.06" calcext:value-type="float">
            <text:p>-48.06</text:p>
          </table:table-cell>
          <table:table-cell office:value-type="float" office:value="0.00154582" calcext:value-type="float">
            <text:p>0.00154582</text:p>
          </table:table-cell>
          <table:table-cell table:formula="of:=1000*[.G859]" office:value-type="float" office:value="1.54582" calcext:value-type="float">
            <text:p>1.54582</text:p>
          </table:table-cell>
          <table:table-cell/>
          <table:table-cell office:value-type="float" office:value="35.5000000000007" calcext:value-type="float">
            <text:p>35.5</text:p>
          </table:table-cell>
          <table:table-cell office:value-type="float" office:value="0.00526457622406867" calcext:value-type="float">
            <text:p>0.0052645762</text:p>
          </table:table-cell>
          <table:table-cell table:formula="of:= [.K859]*1000" office:value-type="float" office:value="5.26457622406867" calcext:value-type="float">
            <text:p>5.2645762241</text:p>
          </table:table-cell>
          <table:table-cell table:number-columns-repeated="3"/>
          <table:table-cell office:value-type="float" office:value="35.5000000000007" calcext:value-type="float">
            <text:p>35.5</text:p>
          </table:table-cell>
          <table:table-cell office:value-type="float" office:value="0.0108680633555672" calcext:value-type="float">
            <text:p>0.01086806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695" calcext:value-type="float">
            <text:p>-30.695</text:p>
          </table:table-cell>
          <table:table-cell table:formula="of:=[.E860]-17.5" office:value-type="float" office:value="-48.195" calcext:value-type="float">
            <text:p>-48.195</text:p>
          </table:table-cell>
          <table:table-cell office:value-type="float" office:value="0.00152828" calcext:value-type="float">
            <text:p>0.00152828</text:p>
          </table:table-cell>
          <table:table-cell table:formula="of:=1000*[.G860]" office:value-type="float" office:value="1.52828" calcext:value-type="float">
            <text:p>1.52828</text:p>
          </table:table-cell>
          <table:table-cell/>
          <table:table-cell office:value-type="float" office:value="35.6000000000007" calcext:value-type="float">
            <text:p>35.6</text:p>
          </table:table-cell>
          <table:table-cell office:value-type="float" office:value="0.00520186567522407" calcext:value-type="float">
            <text:p>0.0052018657</text:p>
          </table:table-cell>
          <table:table-cell table:formula="of:= [.K860]*1000" office:value-type="float" office:value="5.20186567522407" calcext:value-type="float">
            <text:p>5.2018656752</text:p>
          </table:table-cell>
          <table:table-cell table:number-columns-repeated="3"/>
          <table:table-cell office:value-type="float" office:value="35.6000000000007" calcext:value-type="float">
            <text:p>35.6</text:p>
          </table:table-cell>
          <table:table-cell office:value-type="float" office:value="0.0107126583956954" calcext:value-type="float">
            <text:p>0.01071265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83" calcext:value-type="float">
            <text:p>-30.83</text:p>
          </table:table-cell>
          <table:table-cell table:formula="of:=[.E861]-17.5" office:value-type="float" office:value="-48.33" calcext:value-type="float">
            <text:p>-48.33</text:p>
          </table:table-cell>
          <table:table-cell office:value-type="float" office:value="0.00151076" calcext:value-type="float">
            <text:p>0.00151076</text:p>
          </table:table-cell>
          <table:table-cell table:formula="of:=1000*[.G861]" office:value-type="float" office:value="1.51076" calcext:value-type="float">
            <text:p>1.51076</text:p>
          </table:table-cell>
          <table:table-cell/>
          <table:table-cell office:value-type="float" office:value="35.7000000000007" calcext:value-type="float">
            <text:p>35.7</text:p>
          </table:table-cell>
          <table:table-cell office:value-type="float" office:value="0.00513920229968193" calcext:value-type="float">
            <text:p>0.0051392023</text:p>
          </table:table-cell>
          <table:table-cell table:formula="of:= [.K861]*1000" office:value-type="float" office:value="5.13920229968193" calcext:value-type="float">
            <text:p>5.1392022997</text:p>
          </table:table-cell>
          <table:table-cell table:number-columns-repeated="3"/>
          <table:table-cell office:value-type="float" office:value="35.7000000000007" calcext:value-type="float">
            <text:p>35.7</text:p>
          </table:table-cell>
          <table:table-cell office:value-type="float" office:value="0.0105573145533289" calcext:value-type="float">
            <text:p>0.01055731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0.965" calcext:value-type="float">
            <text:p>-30.965</text:p>
          </table:table-cell>
          <table:table-cell table:formula="of:=[.E862]-17.5" office:value-type="float" office:value="-48.465" calcext:value-type="float">
            <text:p>-48.465</text:p>
          </table:table-cell>
          <table:table-cell office:value-type="float" office:value="0.00149493" calcext:value-type="float">
            <text:p>0.00149493</text:p>
          </table:table-cell>
          <table:table-cell table:formula="of:=1000*[.G862]" office:value-type="float" office:value="1.49493" calcext:value-type="float">
            <text:p>1.49493</text:p>
          </table:table-cell>
          <table:table-cell/>
          <table:table-cell office:value-type="float" office:value="35.8000000000007" calcext:value-type="float">
            <text:p>35.8</text:p>
          </table:table-cell>
          <table:table-cell office:value-type="float" office:value="0.00507658609744223" calcext:value-type="float">
            <text:p>0.0050765861</text:p>
          </table:table-cell>
          <table:table-cell table:formula="of:= [.K862]*1000" office:value-type="float" office:value="5.07658609744223" calcext:value-type="float">
            <text:p>5.0765860974</text:p>
          </table:table-cell>
          <table:table-cell table:number-columns-repeated="3"/>
          <table:table-cell office:value-type="float" office:value="35.8000000000007" calcext:value-type="float">
            <text:p>35.8</text:p>
          </table:table-cell>
          <table:table-cell office:value-type="float" office:value="0.0104020318284678" calcext:value-type="float">
            <text:p>0.01040203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1.1" calcext:value-type="float">
            <text:p>-31.1</text:p>
          </table:table-cell>
          <table:table-cell table:formula="of:=[.E863]-17.5" office:value-type="float" office:value="-48.6" calcext:value-type="float">
            <text:p>-48.6</text:p>
          </table:table-cell>
          <table:table-cell office:value-type="float" office:value="0.00147766" calcext:value-type="float">
            <text:p>0.00147766</text:p>
          </table:table-cell>
          <table:table-cell table:formula="of:=1000*[.G863]" office:value-type="float" office:value="1.47766" calcext:value-type="float">
            <text:p>1.47766</text:p>
          </table:table-cell>
          <table:table-cell/>
          <table:table-cell office:value-type="float" office:value="35.9000000000007" calcext:value-type="float">
            <text:p>35.9</text:p>
          </table:table-cell>
          <table:table-cell office:value-type="float" office:value="0.00501401706850497" calcext:value-type="float">
            <text:p>0.0050140171</text:p>
          </table:table-cell>
          <table:table-cell table:formula="of:= [.K863]*1000" office:value-type="float" office:value="5.01401706850497" calcext:value-type="float">
            <text:p>5.0140170685</text:p>
          </table:table-cell>
          <table:table-cell table:number-columns-repeated="3"/>
          <table:table-cell office:value-type="float" office:value="35.9000000000007" calcext:value-type="float">
            <text:p>35.9</text:p>
          </table:table-cell>
          <table:table-cell office:value-type="float" office:value="0.0102468102211119" calcext:value-type="float">
            <text:p>0.01024681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1.235" calcext:value-type="float">
            <text:p>-31.235</text:p>
          </table:table-cell>
          <table:table-cell table:formula="of:=[.E864]-17.5" office:value-type="float" office:value="-48.735" calcext:value-type="float">
            <text:p>-48.735</text:p>
          </table:table-cell>
          <table:table-cell office:value-type="float" office:value="0.0014602" calcext:value-type="float">
            <text:p>0.0014602</text:p>
          </table:table-cell>
          <table:table-cell table:formula="of:=1000*[.G864]" office:value-type="float" office:value="1.4602" calcext:value-type="float">
            <text:p>1.4602</text:p>
          </table:table-cell>
          <table:table-cell/>
          <table:table-cell office:value-type="float" office:value="36.0000000000007" calcext:value-type="float">
            <text:p>36</text:p>
          </table:table-cell>
          <table:table-cell office:value-type="float" office:value="0.00495149521287014" calcext:value-type="float">
            <text:p>0.0049514952</text:p>
          </table:table-cell>
          <table:table-cell table:formula="of:= [.K864]*1000" office:value-type="float" office:value="4.95149521287014" calcext:value-type="float">
            <text:p>4.9514952129</text:p>
          </table:table-cell>
          <table:table-cell table:number-columns-repeated="3"/>
          <table:table-cell office:value-type="float" office:value="36.0000000000007" calcext:value-type="float">
            <text:p>36</text:p>
          </table:table-cell>
          <table:table-cell office:value-type="float" office:value="0.0100916497312613" calcext:value-type="float">
            <text:p>0.01009164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1.37" calcext:value-type="float">
            <text:p>-31.37</text:p>
          </table:table-cell>
          <table:table-cell table:formula="of:=[.E865]-17.5" office:value-type="float" office:value="-48.87" calcext:value-type="float">
            <text:p>-48.87</text:p>
          </table:table-cell>
          <table:table-cell office:value-type="float" office:value="0.00144477" calcext:value-type="float">
            <text:p>0.00144477</text:p>
          </table:table-cell>
          <table:table-cell table:formula="of:=1000*[.G865]" office:value-type="float" office:value="1.44477" calcext:value-type="float">
            <text:p>1.44477</text:p>
          </table:table-cell>
          <table:table-cell/>
          <table:table-cell office:value-type="float" office:value="36.1000000000007" calcext:value-type="float">
            <text:p>36.1</text:p>
          </table:table-cell>
          <table:table-cell office:value-type="float" office:value="0.00488902053053777" calcext:value-type="float">
            <text:p>0.0048890205</text:p>
          </table:table-cell>
          <table:table-cell table:formula="of:= [.K865]*1000" office:value-type="float" office:value="4.88902053053777" calcext:value-type="float">
            <text:p>4.8890205305</text:p>
          </table:table-cell>
          <table:table-cell table:number-columns-repeated="3"/>
          <table:table-cell office:value-type="float" office:value="36.1000000000007" calcext:value-type="float">
            <text:p>36.1</text:p>
          </table:table-cell>
          <table:table-cell office:value-type="float" office:value="0.0099365503589161" calcext:value-type="float">
            <text:p>0.00993655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1.505" calcext:value-type="float">
            <text:p>-31.505</text:p>
          </table:table-cell>
          <table:table-cell table:formula="of:=[.E866]-17.5" office:value-type="float" office:value="-49.005" calcext:value-type="float">
            <text:p>-49.005</text:p>
          </table:table-cell>
          <table:table-cell office:value-type="float" office:value="0.00142735" calcext:value-type="float">
            <text:p>0.00142735</text:p>
          </table:table-cell>
          <table:table-cell table:formula="of:=1000*[.G866]" office:value-type="float" office:value="1.42735" calcext:value-type="float">
            <text:p>1.42735</text:p>
          </table:table-cell>
          <table:table-cell/>
          <table:table-cell office:value-type="float" office:value="36.2000000000007" calcext:value-type="float">
            <text:p>36.2</text:p>
          </table:table-cell>
          <table:table-cell office:value-type="float" office:value="0.00482659302150784" calcext:value-type="float">
            <text:p>0.004826593</text:p>
          </table:table-cell>
          <table:table-cell table:formula="of:= [.K866]*1000" office:value-type="float" office:value="4.82659302150784" calcext:value-type="float">
            <text:p>4.8265930215</text:p>
          </table:table-cell>
          <table:table-cell table:number-columns-repeated="3"/>
          <table:table-cell office:value-type="float" office:value="36.2000000000007" calcext:value-type="float">
            <text:p>36.2</text:p>
          </table:table-cell>
          <table:table-cell office:value-type="float" office:value="0.00978151210407614" calcext:value-type="float">
            <text:p>0.00978151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1.64" calcext:value-type="float">
            <text:p>-31.64</text:p>
          </table:table-cell>
          <table:table-cell table:formula="of:=[.E867]-17.5" office:value-type="float" office:value="-49.14" calcext:value-type="float">
            <text:p>-49.14</text:p>
          </table:table-cell>
          <table:table-cell office:value-type="float" office:value="0.00141096" calcext:value-type="float">
            <text:p>0.00141096</text:p>
          </table:table-cell>
          <table:table-cell table:formula="of:=1000*[.G867]" office:value-type="float" office:value="1.41096" calcext:value-type="float">
            <text:p>1.41096</text:p>
          </table:table-cell>
          <table:table-cell/>
          <table:table-cell office:value-type="float" office:value="36.3000000000007" calcext:value-type="float">
            <text:p>36.3</text:p>
          </table:table-cell>
          <table:table-cell office:value-type="float" office:value="0.00476421268578035" calcext:value-type="float">
            <text:p>0.0047642127</text:p>
          </table:table-cell>
          <table:table-cell table:formula="of:= [.K867]*1000" office:value-type="float" office:value="4.76421268578035" calcext:value-type="float">
            <text:p>4.7642126858</text:p>
          </table:table-cell>
          <table:table-cell table:number-columns-repeated="3"/>
          <table:table-cell office:value-type="float" office:value="36.3000000000007" calcext:value-type="float">
            <text:p>36.3</text:p>
          </table:table-cell>
          <table:table-cell office:value-type="float" office:value="0.00962653496674153" calcext:value-type="float">
            <text:p>0.00962653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1.775" calcext:value-type="float">
            <text:p>-31.775</text:p>
          </table:table-cell>
          <table:table-cell table:formula="of:=[.E868]-17.5" office:value-type="float" office:value="-49.275" calcext:value-type="float">
            <text:p>-49.275</text:p>
          </table:table-cell>
          <table:table-cell office:value-type="float" office:value="0.00139456" calcext:value-type="float">
            <text:p>0.00139456</text:p>
          </table:table-cell>
          <table:table-cell table:formula="of:=1000*[.G868]" office:value-type="float" office:value="1.39456" calcext:value-type="float">
            <text:p>1.39456</text:p>
          </table:table-cell>
          <table:table-cell/>
          <table:table-cell office:value-type="float" office:value="36.4000000000007" calcext:value-type="float">
            <text:p>36.4</text:p>
          </table:table-cell>
          <table:table-cell office:value-type="float" office:value="0.00470187952335531" calcext:value-type="float">
            <text:p>0.0047018795</text:p>
          </table:table-cell>
          <table:table-cell table:formula="of:= [.K868]*1000" office:value-type="float" office:value="4.70187952335531" calcext:value-type="float">
            <text:p>4.7018795234</text:p>
          </table:table-cell>
          <table:table-cell table:number-columns-repeated="3"/>
          <table:table-cell office:value-type="float" office:value="36.4000000000007" calcext:value-type="float">
            <text:p>36.4</text:p>
          </table:table-cell>
          <table:table-cell office:value-type="float" office:value="0.00947161894691221" calcext:value-type="float">
            <text:p>0.00947161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1.91" calcext:value-type="float">
            <text:p>-31.91</text:p>
          </table:table-cell>
          <table:table-cell table:formula="of:=[.E869]-17.5" office:value-type="float" office:value="-49.41" calcext:value-type="float">
            <text:p>-49.41</text:p>
          </table:table-cell>
          <table:table-cell office:value-type="float" office:value="0.00137814" calcext:value-type="float">
            <text:p>0.00137814</text:p>
          </table:table-cell>
          <table:table-cell table:formula="of:=1000*[.G869]" office:value-type="float" office:value="1.37814" calcext:value-type="float">
            <text:p>1.37814</text:p>
          </table:table-cell>
          <table:table-cell/>
          <table:table-cell office:value-type="float" office:value="36.5000000000007" calcext:value-type="float">
            <text:p>36.5</text:p>
          </table:table-cell>
          <table:table-cell office:value-type="float" office:value="0.00463959353423269" calcext:value-type="float">
            <text:p>0.0046395935</text:p>
          </table:table-cell>
          <table:table-cell table:formula="of:= [.K869]*1000" office:value-type="float" office:value="4.63959353423269" calcext:value-type="float">
            <text:p>4.6395935342</text:p>
          </table:table-cell>
          <table:table-cell table:number-columns-repeated="3"/>
          <table:table-cell office:value-type="float" office:value="36.5000000000007" calcext:value-type="float">
            <text:p>36.5</text:p>
          </table:table-cell>
          <table:table-cell office:value-type="float" office:value="0.00931676404458818" calcext:value-type="float">
            <text:p>0.0093167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045" calcext:value-type="float">
            <text:p>-32.045</text:p>
          </table:table-cell>
          <table:table-cell table:formula="of:=[.E870]-17.5" office:value-type="float" office:value="-49.545" calcext:value-type="float">
            <text:p>-49.545</text:p>
          </table:table-cell>
          <table:table-cell office:value-type="float" office:value="0.00136312" calcext:value-type="float">
            <text:p>0.00136312</text:p>
          </table:table-cell>
          <table:table-cell table:formula="of:=1000*[.G870]" office:value-type="float" office:value="1.36312" calcext:value-type="float">
            <text:p>1.36312</text:p>
          </table:table-cell>
          <table:table-cell/>
          <table:table-cell office:value-type="float" office:value="36.6000000000007" calcext:value-type="float">
            <text:p>36.6</text:p>
          </table:table-cell>
          <table:table-cell office:value-type="float" office:value="0.00457735471841254" calcext:value-type="float">
            <text:p>0.0045773547</text:p>
          </table:table-cell>
          <table:table-cell table:formula="of:= [.K870]*1000" office:value-type="float" office:value="4.57735471841254" calcext:value-type="float">
            <text:p>4.5773547184</text:p>
          </table:table-cell>
          <table:table-cell table:number-columns-repeated="3"/>
          <table:table-cell office:value-type="float" office:value="36.6000000000007" calcext:value-type="float">
            <text:p>36.6</text:p>
          </table:table-cell>
          <table:table-cell office:value-type="float" office:value="0.00916197025976947" calcext:value-type="float">
            <text:p>0.00916197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18" calcext:value-type="float">
            <text:p>-32.18</text:p>
          </table:table-cell>
          <table:table-cell table:formula="of:=[.E871]-17.5" office:value-type="float" office:value="-49.68" calcext:value-type="float">
            <text:p>-49.68</text:p>
          </table:table-cell>
          <table:table-cell office:value-type="float" office:value="0.00134821" calcext:value-type="float">
            <text:p>0.00134821</text:p>
          </table:table-cell>
          <table:table-cell table:formula="of:=1000*[.G871]" office:value-type="float" office:value="1.34821" calcext:value-type="float">
            <text:p>1.34821</text:p>
          </table:table-cell>
          <table:table-cell/>
          <table:table-cell office:value-type="float" office:value="36.7000000000007" calcext:value-type="float">
            <text:p>36.7</text:p>
          </table:table-cell>
          <table:table-cell office:value-type="float" office:value="0.00451516307589482" calcext:value-type="float">
            <text:p>0.0045151631</text:p>
          </table:table-cell>
          <table:table-cell table:formula="of:= [.K871]*1000" office:value-type="float" office:value="4.51516307589482" calcext:value-type="float">
            <text:p>4.5151630759</text:p>
          </table:table-cell>
          <table:table-cell table:number-columns-repeated="3"/>
          <table:table-cell office:value-type="float" office:value="36.7000000000007" calcext:value-type="float">
            <text:p>36.7</text:p>
          </table:table-cell>
          <table:table-cell office:value-type="float" office:value="0.00900723759245608" calcext:value-type="float">
            <text:p>0.009007237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315" calcext:value-type="float">
            <text:p>-32.315</text:p>
          </table:table-cell>
          <table:table-cell table:formula="of:=[.E872]-17.5" office:value-type="float" office:value="-49.815" calcext:value-type="float">
            <text:p>-49.815</text:p>
          </table:table-cell>
          <table:table-cell office:value-type="float" office:value="0.00133333" calcext:value-type="float">
            <text:p>0.00133333</text:p>
          </table:table-cell>
          <table:table-cell table:formula="of:=1000*[.G872]" office:value-type="float" office:value="1.33333" calcext:value-type="float">
            <text:p>1.33333</text:p>
          </table:table-cell>
          <table:table-cell/>
          <table:table-cell office:value-type="float" office:value="36.8000000000007" calcext:value-type="float">
            <text:p>36.8</text:p>
          </table:table-cell>
          <table:table-cell office:value-type="float" office:value="0.00445301860667955" calcext:value-type="float">
            <text:p>0.0044530186</text:p>
          </table:table-cell>
          <table:table-cell table:formula="of:= [.K872]*1000" office:value-type="float" office:value="4.45301860667955" calcext:value-type="float">
            <text:p>4.4530186067</text:p>
          </table:table-cell>
          <table:table-cell table:number-columns-repeated="3"/>
          <table:table-cell office:value-type="float" office:value="36.8000000000007" calcext:value-type="float">
            <text:p>36.8</text:p>
          </table:table-cell>
          <table:table-cell office:value-type="float" office:value="0.00896388248463688" calcext:value-type="float">
            <text:p>0.008963882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45" calcext:value-type="float">
            <text:p>-32.45</text:p>
          </table:table-cell>
          <table:table-cell table:formula="of:=[.E873]-17.5" office:value-type="float" office:value="-49.95" calcext:value-type="float">
            <text:p>-49.95</text:p>
          </table:table-cell>
          <table:table-cell office:value-type="float" office:value="0.00131846" calcext:value-type="float">
            <text:p>0.00131846</text:p>
          </table:table-cell>
          <table:table-cell table:formula="of:=1000*[.G873]" office:value-type="float" office:value="1.31846" calcext:value-type="float">
            <text:p>1.31846</text:p>
          </table:table-cell>
          <table:table-cell/>
          <table:table-cell office:value-type="float" office:value="36.9000000000007" calcext:value-type="float">
            <text:p>36.9</text:p>
          </table:table-cell>
          <table:table-cell office:value-type="float" office:value="0.0043909213107667" calcext:value-type="float">
            <text:p>0.0043909213</text:p>
          </table:table-cell>
          <table:table-cell table:formula="of:= [.K873]*1000" office:value-type="float" office:value="4.3909213107667" calcext:value-type="float">
            <text:p>4.3909213108</text:p>
          </table:table-cell>
          <table:table-cell table:number-columns-repeated="3"/>
          <table:table-cell office:value-type="float" office:value="36.9000000000007" calcext:value-type="float">
            <text:p>36.9</text:p>
          </table:table-cell>
          <table:table-cell office:value-type="float" office:value="0.00883229458087754" calcext:value-type="float">
            <text:p>0.00883229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585" calcext:value-type="float">
            <text:p>-32.585</text:p>
          </table:table-cell>
          <table:table-cell table:formula="of:=[.E874]-17.5" office:value-type="float" office:value="-50.085" calcext:value-type="float">
            <text:p>-50.085</text:p>
          </table:table-cell>
          <table:table-cell office:value-type="float" office:value="0.00130511" calcext:value-type="float">
            <text:p>0.00130511</text:p>
          </table:table-cell>
          <table:table-cell table:formula="of:=1000*[.G874]" office:value-type="float" office:value="1.30511" calcext:value-type="float">
            <text:p>1.30511</text:p>
          </table:table-cell>
          <table:table-cell/>
          <table:table-cell office:value-type="float" office:value="37.0000000000007" calcext:value-type="float">
            <text:p>37</text:p>
          </table:table-cell>
          <table:table-cell office:value-type="float" office:value="0.0044008194983937" calcext:value-type="float">
            <text:p>0.0044008195</text:p>
          </table:table-cell>
          <table:table-cell table:formula="of:= [.K874]*1000" office:value-type="float" office:value="4.4008194983937" calcext:value-type="float">
            <text:p>4.4008194984</text:p>
          </table:table-cell>
          <table:table-cell table:number-columns-repeated="3"/>
          <table:table-cell office:value-type="float" office:value="37.0000000000007" calcext:value-type="float">
            <text:p>37</text:p>
          </table:table-cell>
          <table:table-cell office:value-type="float" office:value="0.00870046640420015" calcext:value-type="float">
            <text:p>0.00870046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72" calcext:value-type="float">
            <text:p>-32.72</text:p>
          </table:table-cell>
          <table:table-cell table:formula="of:=[.E875]-17.5" office:value-type="float" office:value="-50.22" calcext:value-type="float">
            <text:p>-50.22</text:p>
          </table:table-cell>
          <table:table-cell office:value-type="float" office:value="0.0012905" calcext:value-type="float">
            <text:p>0.0012905</text:p>
          </table:table-cell>
          <table:table-cell table:formula="of:=1000*[.G875]" office:value-type="float" office:value="1.2905" calcext:value-type="float">
            <text:p>1.2905</text:p>
          </table:table-cell>
          <table:table-cell/>
          <table:table-cell office:value-type="float" office:value="37.1000000000007" calcext:value-type="float">
            <text:p>37.1</text:p>
          </table:table-cell>
          <table:table-cell office:value-type="float" office:value="0.00434807560035337" calcext:value-type="float">
            <text:p>0.0043480756</text:p>
          </table:table-cell>
          <table:table-cell table:formula="of:= [.K875]*1000" office:value-type="float" office:value="4.34807560035337" calcext:value-type="float">
            <text:p>4.3480756004</text:p>
          </table:table-cell>
          <table:table-cell table:number-columns-repeated="3"/>
          <table:table-cell office:value-type="float" office:value="37.1000000000007" calcext:value-type="float">
            <text:p>37.1</text:p>
          </table:table-cell>
          <table:table-cell office:value-type="float" office:value="0.00855214124463643" calcext:value-type="float">
            <text:p>0.00855214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855" calcext:value-type="float">
            <text:p>-32.855</text:p>
          </table:table-cell>
          <table:table-cell table:formula="of:=[.E876]-17.5" office:value-type="float" office:value="-50.355" calcext:value-type="float">
            <text:p>-50.355</text:p>
          </table:table-cell>
          <table:table-cell office:value-type="float" office:value="0.00127595" calcext:value-type="float">
            <text:p>0.00127595</text:p>
          </table:table-cell>
          <table:table-cell table:formula="of:=1000*[.G876]" office:value-type="float" office:value="1.27595" calcext:value-type="float">
            <text:p>1.27595</text:p>
          </table:table-cell>
          <table:table-cell/>
          <table:table-cell office:value-type="float" office:value="37.2000000000007" calcext:value-type="float">
            <text:p>37.2</text:p>
          </table:table-cell>
          <table:table-cell office:value-type="float" office:value="0.00429535872869894" calcext:value-type="float">
            <text:p>0.0042953587</text:p>
          </table:table-cell>
          <table:table-cell table:formula="of:= [.K876]*1000" office:value-type="float" office:value="4.29535872869894" calcext:value-type="float">
            <text:p>4.2953587287</text:p>
          </table:table-cell>
          <table:table-cell table:number-columns-repeated="3"/>
          <table:table-cell office:value-type="float" office:value="37.2000000000007" calcext:value-type="float">
            <text:p>37.2</text:p>
          </table:table-cell>
          <table:table-cell office:value-type="float" office:value="0.00845209827251096" calcext:value-type="float">
            <text:p>0.00845209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2.99" calcext:value-type="float">
            <text:p>-32.99</text:p>
          </table:table-cell>
          <table:table-cell table:formula="of:=[.E877]-17.5" office:value-type="float" office:value="-50.49" calcext:value-type="float">
            <text:p>-50.49</text:p>
          </table:table-cell>
          <table:table-cell office:value-type="float" office:value="0.00125912" calcext:value-type="float">
            <text:p>0.00125912</text:p>
          </table:table-cell>
          <table:table-cell table:formula="of:=1000*[.G877]" office:value-type="float" office:value="1.25912" calcext:value-type="float">
            <text:p>1.25912</text:p>
          </table:table-cell>
          <table:table-cell/>
          <table:table-cell office:value-type="float" office:value="37.3000000000007" calcext:value-type="float">
            <text:p>37.3</text:p>
          </table:table-cell>
          <table:table-cell office:value-type="float" office:value="0.00425266188628933" calcext:value-type="float">
            <text:p>0.0042526619</text:p>
          </table:table-cell>
          <table:table-cell table:formula="of:= [.K877]*1000" office:value-type="float" office:value="4.25266188628933" calcext:value-type="float">
            <text:p>4.2526618863</text:p>
          </table:table-cell>
          <table:table-cell table:number-columns-repeated="3"/>
          <table:table-cell office:value-type="float" office:value="37.3000000000007" calcext:value-type="float">
            <text:p>37.3</text:p>
          </table:table-cell>
          <table:table-cell office:value-type="float" office:value="0.00835211795939075" calcext:value-type="float">
            <text:p>0.0083521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3.125" calcext:value-type="float">
            <text:p>-33.125</text:p>
          </table:table-cell>
          <table:table-cell table:formula="of:=[.E878]-17.5" office:value-type="float" office:value="-50.625" calcext:value-type="float">
            <text:p>-50.625</text:p>
          </table:table-cell>
          <table:table-cell office:value-type="float" office:value="0.0012463" calcext:value-type="float">
            <text:p>0.0012463</text:p>
          </table:table-cell>
          <table:table-cell table:formula="of:=1000*[.G878]" office:value-type="float" office:value="1.2463" calcext:value-type="float">
            <text:p>1.2463</text:p>
          </table:table-cell>
          <table:table-cell/>
          <table:table-cell office:value-type="float" office:value="37.4000000000007" calcext:value-type="float">
            <text:p>37.4</text:p>
          </table:table-cell>
          <table:table-cell office:value-type="float" office:value="0.00421163779819922" calcext:value-type="float">
            <text:p>0.0042116378</text:p>
          </table:table-cell>
          <table:table-cell table:formula="of:= [.K878]*1000" office:value-type="float" office:value="4.21163779819922" calcext:value-type="float">
            <text:p>4.2116377982</text:p>
          </table:table-cell>
          <table:table-cell table:number-columns-repeated="3"/>
          <table:table-cell office:value-type="float" office:value="37.4000000000007" calcext:value-type="float">
            <text:p>37.4</text:p>
          </table:table-cell>
          <table:table-cell office:value-type="float" office:value="0.00825220030527584" calcext:value-type="float">
            <text:p>0.00825220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3.26" calcext:value-type="float">
            <text:p>-33.26</text:p>
          </table:table-cell>
          <table:table-cell table:formula="of:=[.E879]-17.5" office:value-type="float" office:value="-50.76" calcext:value-type="float">
            <text:p>-50.76</text:p>
          </table:table-cell>
          <table:table-cell office:value-type="float" office:value="0.00123348" calcext:value-type="float">
            <text:p>0.00123348</text:p>
          </table:table-cell>
          <table:table-cell table:formula="of:=1000*[.G879]" office:value-type="float" office:value="1.23348" calcext:value-type="float">
            <text:p>1.23348</text:p>
          </table:table-cell>
          <table:table-cell/>
          <table:table-cell office:value-type="float" office:value="37.5000000000007" calcext:value-type="float">
            <text:p>37.5</text:p>
          </table:table-cell>
          <table:table-cell office:value-type="float" office:value="0.00417062039453898" calcext:value-type="float">
            <text:p>0.0041706204</text:p>
          </table:table-cell>
          <table:table-cell table:formula="of:= [.K879]*1000" office:value-type="float" office:value="4.17062039453898" calcext:value-type="float">
            <text:p>4.1706203945</text:p>
          </table:table-cell>
          <table:table-cell table:number-columns-repeated="3"/>
          <table:table-cell office:value-type="float" office:value="37.5000000000007" calcext:value-type="float">
            <text:p>37.5</text:p>
          </table:table-cell>
          <table:table-cell office:value-type="float" office:value="0.0081523453101662" calcext:value-type="float">
            <text:p>0.00815234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3.395" calcext:value-type="float">
            <text:p>-33.395</text:p>
          </table:table-cell>
          <table:table-cell table:formula="of:=[.E880]-17.5" office:value-type="float" office:value="-50.895" calcext:value-type="float">
            <text:p>-50.895</text:p>
          </table:table-cell>
          <table:table-cell office:value-type="float" office:value="0.00122066" calcext:value-type="float">
            <text:p>0.00122066</text:p>
          </table:table-cell>
          <table:table-cell table:formula="of:=1000*[.G880]" office:value-type="float" office:value="1.22066" calcext:value-type="float">
            <text:p>1.22066</text:p>
          </table:table-cell>
          <table:table-cell/>
          <table:table-cell office:value-type="float" office:value="37.6000000000007" calcext:value-type="float">
            <text:p>37.6</text:p>
          </table:table-cell>
          <table:table-cell office:value-type="float" office:value="0.0041296096753086" calcext:value-type="float">
            <text:p>0.0041296097</text:p>
          </table:table-cell>
          <table:table-cell table:formula="of:= [.K880]*1000" office:value-type="float" office:value="4.1296096753086" calcext:value-type="float">
            <text:p>4.1296096753</text:p>
          </table:table-cell>
          <table:table-cell table:number-columns-repeated="3"/>
          <table:table-cell office:value-type="float" office:value="37.6000000000007" calcext:value-type="float">
            <text:p>37.6</text:p>
          </table:table-cell>
          <table:table-cell office:value-type="float" office:value="0.00805255297406187" calcext:value-type="float">
            <text:p>0.0080525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3.53" calcext:value-type="float">
            <text:p>-33.53</text:p>
          </table:table-cell>
          <table:table-cell table:formula="of:=[.E881]-17.5" office:value-type="float" office:value="-51.03" calcext:value-type="float">
            <text:p>-51.03</text:p>
          </table:table-cell>
          <table:table-cell office:value-type="float" office:value="0.00120784" calcext:value-type="float">
            <text:p>0.00120784</text:p>
          </table:table-cell>
          <table:table-cell table:formula="of:=1000*[.G881]" office:value-type="float" office:value="1.20784" calcext:value-type="float">
            <text:p>1.20784</text:p>
          </table:table-cell>
          <table:table-cell/>
          <table:table-cell office:value-type="float" office:value="37.7000000000007" calcext:value-type="float">
            <text:p>37.7</text:p>
          </table:table-cell>
          <table:table-cell office:value-type="float" office:value="0.00400765648247119" calcext:value-type="float">
            <text:p>0.0040076565</text:p>
          </table:table-cell>
          <table:table-cell table:formula="of:= [.K881]*1000" office:value-type="float" office:value="4.00765648247119" calcext:value-type="float">
            <text:p>4.0076564825</text:p>
          </table:table-cell>
          <table:table-cell table:number-columns-repeated="3"/>
          <table:table-cell office:value-type="float" office:value="37.7000000000007" calcext:value-type="float">
            <text:p>37.7</text:p>
          </table:table-cell>
          <table:table-cell office:value-type="float" office:value="0.00795282329696282" calcext:value-type="float">
            <text:p>0.007952823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3.665" calcext:value-type="float">
            <text:p>-33.665</text:p>
          </table:table-cell>
          <table:table-cell table:formula="of:=[.E882]-17.5" office:value-type="float" office:value="-51.165" calcext:value-type="float">
            <text:p>-51.165</text:p>
          </table:table-cell>
          <table:table-cell office:value-type="float" office:value="0.00119502" calcext:value-type="float">
            <text:p>0.00119502</text:p>
          </table:table-cell>
          <table:table-cell table:formula="of:=1000*[.G882]" office:value-type="float" office:value="1.19502" calcext:value-type="float">
            <text:p>1.19502</text:p>
          </table:table-cell>
          <table:table-cell/>
          <table:table-cell office:value-type="float" office:value="37.8000000000007" calcext:value-type="float">
            <text:p>37.8</text:p>
          </table:table-cell>
          <table:table-cell office:value-type="float" office:value="0.00396678173010964" calcext:value-type="float">
            <text:p>0.0039667817</text:p>
          </table:table-cell>
          <table:table-cell table:formula="of:= [.K882]*1000" office:value-type="float" office:value="3.96678173010964" calcext:value-type="float">
            <text:p>3.9667817301</text:p>
          </table:table-cell>
          <table:table-cell table:number-columns-repeated="3"/>
          <table:table-cell office:value-type="float" office:value="37.8000000000007" calcext:value-type="float">
            <text:p>37.8</text:p>
          </table:table-cell>
          <table:table-cell office:value-type="float" office:value="0.00785315627886904" calcext:value-type="float">
            <text:p>0.007853156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3.8" calcext:value-type="float">
            <text:p>-33.8</text:p>
          </table:table-cell>
          <table:table-cell table:formula="of:=[.E883]-17.5" office:value-type="float" office:value="-51.3" calcext:value-type="float">
            <text:p>-51.3</text:p>
          </table:table-cell>
          <table:table-cell office:value-type="float" office:value="0.0011822" calcext:value-type="float">
            <text:p>0.0011822</text:p>
          </table:table-cell>
          <table:table-cell table:formula="of:=1000*[.G883]" office:value-type="float" office:value="1.1822" calcext:value-type="float">
            <text:p>1.1822</text:p>
          </table:table-cell>
          <table:table-cell/>
          <table:table-cell office:value-type="float" office:value="37.9000000000007" calcext:value-type="float">
            <text:p>37.9</text:p>
          </table:table-cell>
          <table:table-cell office:value-type="float" office:value="0.00392579525029935" calcext:value-type="float">
            <text:p>0.0039257953</text:p>
          </table:table-cell>
          <table:table-cell table:formula="of:= [.K883]*1000" office:value-type="float" office:value="3.92579525029935" calcext:value-type="float">
            <text:p>3.9257952503</text:p>
          </table:table-cell>
          <table:table-cell table:number-columns-repeated="3"/>
          <table:table-cell office:value-type="float" office:value="37.9000000000007" calcext:value-type="float">
            <text:p>37.9</text:p>
          </table:table-cell>
          <table:table-cell office:value-type="float" office:value="0.00775355191978055" calcext:value-type="float">
            <text:p>0.00775355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3.935" calcext:value-type="float">
            <text:p>-33.935</text:p>
          </table:table-cell>
          <table:table-cell table:formula="of:=[.E884]-17.5" office:value-type="float" office:value="-51.435" calcext:value-type="float">
            <text:p>-51.435</text:p>
          </table:table-cell>
          <table:table-cell office:value-type="float" office:value="0.00116938" calcext:value-type="float">
            <text:p>0.00116938</text:p>
          </table:table-cell>
          <table:table-cell table:formula="of:=1000*[.G884]" office:value-type="float" office:value="1.16938" calcext:value-type="float">
            <text:p>1.16938</text:p>
          </table:table-cell>
          <table:table-cell/>
          <table:table-cell office:value-type="float" office:value="38.0000000000007" calcext:value-type="float">
            <text:p>38</text:p>
          </table:table-cell>
          <table:table-cell office:value-type="float" office:value="0.00388469704304031" calcext:value-type="float">
            <text:p>0.003884697</text:p>
          </table:table-cell>
          <table:table-cell table:formula="of:= [.K884]*1000" office:value-type="float" office:value="3.88469704304031" calcext:value-type="float">
            <text:p>3.884697043</text:p>
          </table:table-cell>
          <table:table-cell table:number-columns-repeated="3"/>
          <table:table-cell office:value-type="float" office:value="38.0000000000007" calcext:value-type="float">
            <text:p>38</text:p>
          </table:table-cell>
          <table:table-cell office:value-type="float" office:value="0.00765401021969738" calcext:value-type="float">
            <text:p>0.007654010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4.07" calcext:value-type="float">
            <text:p>-34.07</text:p>
          </table:table-cell>
          <table:table-cell table:formula="of:=[.E885]-17.5" office:value-type="float" office:value="-51.57" calcext:value-type="float">
            <text:p>-51.57</text:p>
          </table:table-cell>
          <table:table-cell office:value-type="float" office:value="0.00115657" calcext:value-type="float">
            <text:p>0.00115657</text:p>
          </table:table-cell>
          <table:table-cell table:formula="of:=1000*[.G885]" office:value-type="float" office:value="1.15657" calcext:value-type="float">
            <text:p>1.15657</text:p>
          </table:table-cell>
          <table:table-cell/>
          <table:table-cell office:value-type="float" office:value="38.1000000000007" calcext:value-type="float">
            <text:p>38.1</text:p>
          </table:table-cell>
          <table:table-cell office:value-type="float" office:value="0.00384348710833254" calcext:value-type="float">
            <text:p>0.0038434871</text:p>
          </table:table-cell>
          <table:table-cell table:formula="of:= [.K885]*1000" office:value-type="float" office:value="3.84348710833254" calcext:value-type="float">
            <text:p>3.8434871083</text:p>
          </table:table-cell>
          <table:table-cell table:number-columns-repeated="3"/>
          <table:table-cell office:value-type="float" office:value="38.1000000000007" calcext:value-type="float">
            <text:p>38.1</text:p>
          </table:table-cell>
          <table:table-cell office:value-type="float" office:value="0.00755453117861947" calcext:value-type="float">
            <text:p>0.00755453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4.205" calcext:value-type="float">
            <text:p>-34.205</text:p>
          </table:table-cell>
          <table:table-cell table:formula="of:=[.E886]-17.5" office:value-type="float" office:value="-51.705" calcext:value-type="float">
            <text:p>-51.705</text:p>
          </table:table-cell>
          <table:table-cell office:value-type="float" office:value="0.00114376" calcext:value-type="float">
            <text:p>0.00114376</text:p>
          </table:table-cell>
          <table:table-cell table:formula="of:=1000*[.G886]" office:value-type="float" office:value="1.14376" calcext:value-type="float">
            <text:p>1.14376</text:p>
          </table:table-cell>
          <table:table-cell/>
          <table:table-cell office:value-type="float" office:value="38.2000000000007" calcext:value-type="float">
            <text:p>38.2</text:p>
          </table:table-cell>
          <table:table-cell office:value-type="float" office:value="0.00380216544617601" calcext:value-type="float">
            <text:p>0.0038021654</text:p>
          </table:table-cell>
          <table:table-cell table:formula="of:= [.K886]*1000" office:value-type="float" office:value="3.80216544617601" calcext:value-type="float">
            <text:p>3.8021654462</text:p>
          </table:table-cell>
          <table:table-cell table:number-columns-repeated="3"/>
          <table:table-cell office:value-type="float" office:value="38.2000000000007" calcext:value-type="float">
            <text:p>38.2</text:p>
          </table:table-cell>
          <table:table-cell office:value-type="float" office:value="0.00745511479654684" calcext:value-type="float">
            <text:p>0.007455114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4.34" calcext:value-type="float">
            <text:p>-34.34</text:p>
          </table:table-cell>
          <table:table-cell table:formula="of:=[.E887]-17.5" office:value-type="float" office:value="-51.84" calcext:value-type="float">
            <text:p>-51.84</text:p>
          </table:table-cell>
          <table:table-cell office:value-type="float" office:value="0.00113109" calcext:value-type="float">
            <text:p>0.00113109</text:p>
          </table:table-cell>
          <table:table-cell table:formula="of:=1000*[.G887]" office:value-type="float" office:value="1.13109" calcext:value-type="float">
            <text:p>1.13109</text:p>
          </table:table-cell>
          <table:table-cell/>
          <table:table-cell office:value-type="float" office:value="38.3000000000007" calcext:value-type="float">
            <text:p>38.3</text:p>
          </table:table-cell>
          <table:table-cell office:value-type="float" office:value="0.00376073205657074" calcext:value-type="float">
            <text:p>0.0037607321</text:p>
          </table:table-cell>
          <table:table-cell table:formula="of:= [.K887]*1000" office:value-type="float" office:value="3.76073205657074" calcext:value-type="float">
            <text:p>3.7607320566</text:p>
          </table:table-cell>
          <table:table-cell table:number-columns-repeated="3"/>
          <table:table-cell office:value-type="float" office:value="38.3000000000007" calcext:value-type="float">
            <text:p>38.3</text:p>
          </table:table-cell>
          <table:table-cell office:value-type="float" office:value="0.0073557610734795" calcext:value-type="float">
            <text:p>0.007355761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4.475" calcext:value-type="float">
            <text:p>-34.475</text:p>
          </table:table-cell>
          <table:table-cell table:formula="of:=[.E888]-17.5" office:value-type="float" office:value="-51.975" calcext:value-type="float">
            <text:p>-51.975</text:p>
          </table:table-cell>
          <table:table-cell office:value-type="float" office:value="0.00112028" calcext:value-type="float">
            <text:p>0.00112028</text:p>
          </table:table-cell>
          <table:table-cell table:formula="of:=1000*[.G888]" office:value-type="float" office:value="1.12028" calcext:value-type="float">
            <text:p>1.12028</text:p>
          </table:table-cell>
          <table:table-cell/>
          <table:table-cell office:value-type="float" office:value="38.4000000000007" calcext:value-type="float">
            <text:p>38.4</text:p>
          </table:table-cell>
          <table:table-cell office:value-type="float" office:value="0.00371918693951673" calcext:value-type="float">
            <text:p>0.0037191869</text:p>
          </table:table-cell>
          <table:table-cell table:formula="of:= [.K888]*1000" office:value-type="float" office:value="3.71918693951673" calcext:value-type="float">
            <text:p>3.7191869395</text:p>
          </table:table-cell>
          <table:table-cell table:number-columns-repeated="3"/>
          <table:table-cell office:value-type="float" office:value="38.4000000000007" calcext:value-type="float">
            <text:p>38.4</text:p>
          </table:table-cell>
          <table:table-cell office:value-type="float" office:value="0.00725647000941745" calcext:value-type="float">
            <text:p>0.007256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4.61" calcext:value-type="float">
            <text:p>-34.61</text:p>
          </table:table-cell>
          <table:table-cell table:formula="of:=[.E889]-17.5" office:value-type="float" office:value="-52.11" calcext:value-type="float">
            <text:p>-52.11</text:p>
          </table:table-cell>
          <table:table-cell office:value-type="float" office:value="0.00110576" calcext:value-type="float">
            <text:p>0.00110576</text:p>
          </table:table-cell>
          <table:table-cell table:formula="of:=1000*[.G889]" office:value-type="float" office:value="1.10576" calcext:value-type="float">
            <text:p>1.10576</text:p>
          </table:table-cell>
          <table:table-cell/>
          <table:table-cell office:value-type="float" office:value="38.5000000000007" calcext:value-type="float">
            <text:p>38.5</text:p>
          </table:table-cell>
          <table:table-cell office:value-type="float" office:value="0.00367753009501398" calcext:value-type="float">
            <text:p>0.0036775301</text:p>
          </table:table-cell>
          <table:table-cell table:formula="of:= [.K889]*1000" office:value-type="float" office:value="3.67753009501398" calcext:value-type="float">
            <text:p>3.677530095</text:p>
          </table:table-cell>
          <table:table-cell table:number-columns-repeated="3"/>
          <table:table-cell office:value-type="float" office:value="38.5000000000007" calcext:value-type="float">
            <text:p>38.5</text:p>
          </table:table-cell>
          <table:table-cell office:value-type="float" office:value="0.00715724160436069" calcext:value-type="float">
            <text:p>0.00715724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4.745" calcext:value-type="float">
            <text:p>-34.745</text:p>
          </table:table-cell>
          <table:table-cell table:formula="of:=[.E890]-17.5" office:value-type="float" office:value="-52.245" calcext:value-type="float">
            <text:p>-52.245</text:p>
          </table:table-cell>
          <table:table-cell office:value-type="float" office:value="0.00109474" calcext:value-type="float">
            <text:p>0.00109474</text:p>
          </table:table-cell>
          <table:table-cell table:formula="of:=1000*[.G890]" office:value-type="float" office:value="1.09474" calcext:value-type="float">
            <text:p>1.09474</text:p>
          </table:table-cell>
          <table:table-cell/>
          <table:table-cell office:value-type="float" office:value="38.6000000000007" calcext:value-type="float">
            <text:p>38.6</text:p>
          </table:table-cell>
          <table:table-cell office:value-type="float" office:value="0.00363576152306248" calcext:value-type="float">
            <text:p>0.0036357615</text:p>
          </table:table-cell>
          <table:table-cell table:formula="of:= [.K890]*1000" office:value-type="float" office:value="3.63576152306248" calcext:value-type="float">
            <text:p>3.6357615231</text:p>
          </table:table-cell>
          <table:table-cell table:number-columns-repeated="3"/>
          <table:table-cell office:value-type="float" office:value="38.6000000000007" calcext:value-type="float">
            <text:p>38.6</text:p>
          </table:table-cell>
          <table:table-cell office:value-type="float" office:value="0.00705807585830921" calcext:value-type="float">
            <text:p>0.00705807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4.88" calcext:value-type="float">
            <text:p>-34.88</text:p>
          </table:table-cell>
          <table:table-cell table:formula="of:=[.E891]-17.5" office:value-type="float" office:value="-52.38" calcext:value-type="float">
            <text:p>-52.38</text:p>
          </table:table-cell>
          <table:table-cell office:value-type="float" office:value="0.00108373" calcext:value-type="float">
            <text:p>0.00108373</text:p>
          </table:table-cell>
          <table:table-cell table:formula="of:=1000*[.G891]" office:value-type="float" office:value="1.08373" calcext:value-type="float">
            <text:p>1.08373</text:p>
          </table:table-cell>
          <table:table-cell/>
          <table:table-cell office:value-type="float" office:value="38.7000000000007" calcext:value-type="float">
            <text:p>38.7</text:p>
          </table:table-cell>
          <table:table-cell office:value-type="float" office:value="0.00359388122366223" calcext:value-type="float">
            <text:p>0.0035938812</text:p>
          </table:table-cell>
          <table:table-cell table:formula="of:= [.K891]*1000" office:value-type="float" office:value="3.59388122366223" calcext:value-type="float">
            <text:p>3.5938812237</text:p>
          </table:table-cell>
          <table:table-cell table:number-columns-repeated="3"/>
          <table:table-cell office:value-type="float" office:value="38.7000000000007" calcext:value-type="float">
            <text:p>38.7</text:p>
          </table:table-cell>
          <table:table-cell office:value-type="float" office:value="0.00695897277126301" calcext:value-type="float">
            <text:p>0.006958972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015" calcext:value-type="float">
            <text:p>-35.015</text:p>
          </table:table-cell>
          <table:table-cell table:formula="of:=[.E892]-17.5" office:value-type="float" office:value="-52.515" calcext:value-type="float">
            <text:p>-52.515</text:p>
          </table:table-cell>
          <table:table-cell office:value-type="float" office:value="0.00107272" calcext:value-type="float">
            <text:p>0.00107272</text:p>
          </table:table-cell>
          <table:table-cell table:formula="of:=1000*[.G892]" office:value-type="float" office:value="1.07272" calcext:value-type="float">
            <text:p>1.07272</text:p>
          </table:table-cell>
          <table:table-cell/>
          <table:table-cell office:value-type="float" office:value="38.8000000000007" calcext:value-type="float">
            <text:p>38.8</text:p>
          </table:table-cell>
          <table:table-cell office:value-type="float" office:value="0.00355188919681325" calcext:value-type="float">
            <text:p>0.0035518892</text:p>
          </table:table-cell>
          <table:table-cell table:formula="of:= [.K892]*1000" office:value-type="float" office:value="3.55188919681325" calcext:value-type="float">
            <text:p>3.5518891968</text:p>
          </table:table-cell>
          <table:table-cell table:number-columns-repeated="3"/>
          <table:table-cell office:value-type="float" office:value="38.8000000000007" calcext:value-type="float">
            <text:p>38.8</text:p>
          </table:table-cell>
          <table:table-cell office:value-type="float" office:value="0.00685993234322211" calcext:value-type="float">
            <text:p>0.006859932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15" calcext:value-type="float">
            <text:p>-35.15</text:p>
          </table:table-cell>
          <table:table-cell table:formula="of:=[.E893]-17.5" office:value-type="float" office:value="-52.65" calcext:value-type="float">
            <text:p>-52.65</text:p>
          </table:table-cell>
          <table:table-cell office:value-type="float" office:value="0.00106171" calcext:value-type="float">
            <text:p>0.00106171</text:p>
          </table:table-cell>
          <table:table-cell table:formula="of:=1000*[.G893]" office:value-type="float" office:value="1.06171" calcext:value-type="float">
            <text:p>1.06171</text:p>
          </table:table-cell>
          <table:table-cell/>
          <table:table-cell office:value-type="float" office:value="38.9000000000007" calcext:value-type="float">
            <text:p>38.9</text:p>
          </table:table-cell>
          <table:table-cell office:value-type="float" office:value="0.00350978544251551" calcext:value-type="float">
            <text:p>0.0035097854</text:p>
          </table:table-cell>
          <table:table-cell table:formula="of:= [.K893]*1000" office:value-type="float" office:value="3.50978544251551" calcext:value-type="float">
            <text:p>3.5097854425</text:p>
          </table:table-cell>
          <table:table-cell table:number-columns-repeated="3"/>
          <table:table-cell office:value-type="float" office:value="38.9000000000007" calcext:value-type="float">
            <text:p>38.9</text:p>
          </table:table-cell>
          <table:table-cell office:value-type="float" office:value="0.0067609545741865" calcext:value-type="float">
            <text:p>0.00676095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285" calcext:value-type="float">
            <text:p>-35.285</text:p>
          </table:table-cell>
          <table:table-cell table:formula="of:=[.E894]-17.5" office:value-type="float" office:value="-52.785" calcext:value-type="float">
            <text:p>-52.785</text:p>
          </table:table-cell>
          <table:table-cell office:value-type="float" office:value="0.0010507" calcext:value-type="float">
            <text:p>0.0010507</text:p>
          </table:table-cell>
          <table:table-cell table:formula="of:=1000*[.G894]" office:value-type="float" office:value="1.0507" calcext:value-type="float">
            <text:p>1.0507</text:p>
          </table:table-cell>
          <table:table-cell/>
          <table:table-cell office:value-type="float" office:value="39.0000000000007" calcext:value-type="float">
            <text:p>39</text:p>
          </table:table-cell>
          <table:table-cell office:value-type="float" office:value="0.00346756996076903" calcext:value-type="float">
            <text:p>0.00346757</text:p>
          </table:table-cell>
          <table:table-cell table:formula="of:= [.K894]*1000" office:value-type="float" office:value="3.46756996076903" calcext:value-type="float">
            <text:p>3.4675699608</text:p>
          </table:table-cell>
          <table:table-cell table:number-columns-repeated="3"/>
          <table:table-cell office:value-type="float" office:value="39.0000000000007" calcext:value-type="float">
            <text:p>39</text:p>
          </table:table-cell>
          <table:table-cell office:value-type="float" office:value="0.00666203946415618" calcext:value-type="float">
            <text:p>0.00666203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42" calcext:value-type="float">
            <text:p>-35.42</text:p>
          </table:table-cell>
          <table:table-cell table:formula="of:=[.E895]-17.5" office:value-type="float" office:value="-52.92" calcext:value-type="float">
            <text:p>-52.92</text:p>
          </table:table-cell>
          <table:table-cell office:value-type="float" office:value="0.00103969" calcext:value-type="float">
            <text:p>0.00103969</text:p>
          </table:table-cell>
          <table:table-cell table:formula="of:=1000*[.G895]" office:value-type="float" office:value="1.03969" calcext:value-type="float">
            <text:p>1.03969</text:p>
          </table:table-cell>
          <table:table-cell/>
          <table:table-cell office:value-type="float" office:value="39.1000000000007" calcext:value-type="float">
            <text:p>39.1</text:p>
          </table:table-cell>
          <table:table-cell office:value-type="float" office:value="0.00342524275157381" calcext:value-type="float">
            <text:p>0.0034252428</text:p>
          </table:table-cell>
          <table:table-cell table:formula="of:= [.K895]*1000" office:value-type="float" office:value="3.42524275157381" calcext:value-type="float">
            <text:p>3.4252427516</text:p>
          </table:table-cell>
          <table:table-cell table:number-columns-repeated="3"/>
          <table:table-cell office:value-type="float" office:value="39.1000000000007" calcext:value-type="float">
            <text:p>39.1</text:p>
          </table:table-cell>
          <table:table-cell office:value-type="float" office:value="0.00656318701313114" calcext:value-type="float">
            <text:p>0.0065631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555" calcext:value-type="float">
            <text:p>-35.555</text:p>
          </table:table-cell>
          <table:table-cell table:formula="of:=[.E896]-17.5" office:value-type="float" office:value="-53.055" calcext:value-type="float">
            <text:p>-53.055</text:p>
          </table:table-cell>
          <table:table-cell office:value-type="float" office:value="0.00102868" calcext:value-type="float">
            <text:p>0.00102868</text:p>
          </table:table-cell>
          <table:table-cell table:formula="of:=1000*[.G896]" office:value-type="float" office:value="1.02868" calcext:value-type="float">
            <text:p>1.02868</text:p>
          </table:table-cell>
          <table:table-cell/>
          <table:table-cell office:value-type="float" office:value="39.2000000000007" calcext:value-type="float">
            <text:p>39.2</text:p>
          </table:table-cell>
          <table:table-cell office:value-type="float" office:value="0.00338280381492985" calcext:value-type="float">
            <text:p>0.0033828038</text:p>
          </table:table-cell>
          <table:table-cell table:formula="of:= [.K896]*1000" office:value-type="float" office:value="3.38280381492985" calcext:value-type="float">
            <text:p>3.3828038149</text:p>
          </table:table-cell>
          <table:table-cell table:number-columns-repeated="3"/>
          <table:table-cell office:value-type="float" office:value="39.2000000000007" calcext:value-type="float">
            <text:p>39.2</text:p>
          </table:table-cell>
          <table:table-cell office:value-type="float" office:value="0.00646439722111137" calcext:value-type="float">
            <text:p>0.00646439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69" calcext:value-type="float">
            <text:p>-35.69</text:p>
          </table:table-cell>
          <table:table-cell table:formula="of:=[.E897]-17.5" office:value-type="float" office:value="-53.19" calcext:value-type="float">
            <text:p>-53.19</text:p>
          </table:table-cell>
          <table:table-cell office:value-type="float" office:value="0.00101767" calcext:value-type="float">
            <text:p>0.00101767</text:p>
          </table:table-cell>
          <table:table-cell table:formula="of:=1000*[.G897]" office:value-type="float" office:value="1.01767" calcext:value-type="float">
            <text:p>1.01767</text:p>
          </table:table-cell>
          <table:table-cell/>
          <table:table-cell office:value-type="float" office:value="39.3000000000007" calcext:value-type="float">
            <text:p>39.3</text:p>
          </table:table-cell>
          <table:table-cell office:value-type="float" office:value="0.00334025315083714" calcext:value-type="float">
            <text:p>0.0033402532</text:p>
          </table:table-cell>
          <table:table-cell table:formula="of:= [.K897]*1000" office:value-type="float" office:value="3.34025315083714" calcext:value-type="float">
            <text:p>3.3402531508</text:p>
          </table:table-cell>
          <table:table-cell table:number-columns-repeated="3"/>
          <table:table-cell office:value-type="float" office:value="39.3000000000007" calcext:value-type="float">
            <text:p>39.3</text:p>
          </table:table-cell>
          <table:table-cell office:value-type="float" office:value="0.00636567008809689" calcext:value-type="float">
            <text:p>0.00636567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825" calcext:value-type="float">
            <text:p>-35.825</text:p>
          </table:table-cell>
          <table:table-cell table:formula="of:=[.E898]-17.5" office:value-type="float" office:value="-53.325" calcext:value-type="float">
            <text:p>-53.325</text:p>
          </table:table-cell>
          <table:table-cell office:value-type="float" office:value="0.00100666" calcext:value-type="float">
            <text:p>0.00100666</text:p>
          </table:table-cell>
          <table:table-cell table:formula="of:=1000*[.G898]" office:value-type="float" office:value="1.00666" calcext:value-type="float">
            <text:p>1.00666</text:p>
          </table:table-cell>
          <table:table-cell/>
          <table:table-cell office:value-type="float" office:value="39.4000000000007" calcext:value-type="float">
            <text:p>39.4</text:p>
          </table:table-cell>
          <table:table-cell office:value-type="float" office:value="0.00329759075929568" calcext:value-type="float">
            <text:p>0.0032975908</text:p>
          </table:table-cell>
          <table:table-cell table:formula="of:= [.K898]*1000" office:value-type="float" office:value="3.29759075929568" calcext:value-type="float">
            <text:p>3.2975907593</text:p>
          </table:table-cell>
          <table:table-cell table:number-columns-repeated="3"/>
          <table:table-cell office:value-type="float" office:value="39.4000000000007" calcext:value-type="float">
            <text:p>39.4</text:p>
          </table:table-cell>
          <table:table-cell office:value-type="float" office:value="0.00626700561408771" calcext:value-type="float">
            <text:p>0.00626700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5.96" calcext:value-type="float">
            <text:p>-35.96</text:p>
          </table:table-cell>
          <table:table-cell table:formula="of:=[.E899]-17.5" office:value-type="float" office:value="-53.46" calcext:value-type="float">
            <text:p>-53.46</text:p>
          </table:table-cell>
          <table:table-cell office:value-type="float" office:value="0.000996747" calcext:value-type="float">
            <text:p>0.000996747</text:p>
          </table:table-cell>
          <table:table-cell table:formula="of:=1000*[.G899]" office:value-type="float" office:value="0.996747" calcext:value-type="float">
            <text:p>0.996747</text:p>
          </table:table-cell>
          <table:table-cell/>
          <table:table-cell office:value-type="float" office:value="39.5000000000007" calcext:value-type="float">
            <text:p>39.5</text:p>
          </table:table-cell>
          <table:table-cell office:value-type="float" office:value="0.00325481664030549" calcext:value-type="float">
            <text:p>0.0032548166</text:p>
          </table:table-cell>
          <table:table-cell table:formula="of:= [.K899]*1000" office:value-type="float" office:value="3.25481664030549" calcext:value-type="float">
            <text:p>3.2548166403</text:p>
          </table:table-cell>
          <table:table-cell table:number-columns-repeated="3"/>
          <table:table-cell office:value-type="float" office:value="39.5000000000007" calcext:value-type="float">
            <text:p>39.5</text:p>
          </table:table-cell>
          <table:table-cell office:value-type="float" office:value="0.00616840379908382" calcext:value-type="float">
            <text:p>0.006168403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6.095" calcext:value-type="float">
            <text:p>-36.095</text:p>
          </table:table-cell>
          <table:table-cell table:formula="of:=[.E900]-17.5" office:value-type="float" office:value="-53.595" calcext:value-type="float">
            <text:p>-53.595</text:p>
          </table:table-cell>
          <table:table-cell office:value-type="float" office:value="0.00098575" calcext:value-type="float">
            <text:p>0.00098575</text:p>
          </table:table-cell>
          <table:table-cell table:formula="of:=1000*[.G900]" office:value-type="float" office:value="0.98575" calcext:value-type="float">
            <text:p>0.98575</text:p>
          </table:table-cell>
          <table:table-cell/>
          <table:table-cell office:value-type="float" office:value="39.6000000000007" calcext:value-type="float">
            <text:p>39.6</text:p>
          </table:table-cell>
          <table:table-cell office:value-type="float" office:value="0.00321193079386655" calcext:value-type="float">
            <text:p>0.0032119308</text:p>
          </table:table-cell>
          <table:table-cell table:formula="of:= [.K900]*1000" office:value-type="float" office:value="3.21193079386655" calcext:value-type="float">
            <text:p>3.2119307939</text:p>
          </table:table-cell>
          <table:table-cell table:number-columns-repeated="3"/>
          <table:table-cell office:value-type="float" office:value="39.6000000000007" calcext:value-type="float">
            <text:p>39.6</text:p>
          </table:table-cell>
          <table:table-cell office:value-type="float" office:value="0.0060698646430852" calcext:value-type="float">
            <text:p>0.00606986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6.23" calcext:value-type="float">
            <text:p>-36.23</text:p>
          </table:table-cell>
          <table:table-cell table:formula="of:=[.E901]-17.5" office:value-type="float" office:value="-53.73" calcext:value-type="float">
            <text:p>-53.73</text:p>
          </table:table-cell>
          <table:table-cell office:value-type="float" office:value="0.000975829" calcext:value-type="float">
            <text:p>0.000975829</text:p>
          </table:table-cell>
          <table:table-cell table:formula="of:=1000*[.G901]" office:value-type="float" office:value="0.975829" calcext:value-type="float">
            <text:p>0.975829</text:p>
          </table:table-cell>
          <table:table-cell/>
          <table:table-cell office:value-type="float" office:value="39.7000000000007" calcext:value-type="float">
            <text:p>39.7</text:p>
          </table:table-cell>
          <table:table-cell office:value-type="float" office:value="0.00316893321997886" calcext:value-type="float">
            <text:p>0.0031689332</text:p>
          </table:table-cell>
          <table:table-cell table:formula="of:= [.K901]*1000" office:value-type="float" office:value="3.16893321997886" calcext:value-type="float">
            <text:p>3.16893322</text:p>
          </table:table-cell>
          <table:table-cell table:number-columns-repeated="3"/>
          <table:table-cell office:value-type="float" office:value="39.7000000000007" calcext:value-type="float">
            <text:p>39.7</text:p>
          </table:table-cell>
          <table:table-cell office:value-type="float" office:value="0.00597138814609186" calcext:value-type="float">
            <text:p>0.00597138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6.365" calcext:value-type="float">
            <text:p>-36.365</text:p>
          </table:table-cell>
          <table:table-cell table:formula="of:=[.E902]-17.5" office:value-type="float" office:value="-53.865" calcext:value-type="float">
            <text:p>-53.865</text:p>
          </table:table-cell>
          <table:table-cell office:value-type="float" office:value="0.000965909" calcext:value-type="float">
            <text:p>0.000965909</text:p>
          </table:table-cell>
          <table:table-cell table:formula="of:=1000*[.G902]" office:value-type="float" office:value="0.965909" calcext:value-type="float">
            <text:p>0.965909</text:p>
          </table:table-cell>
          <table:table-cell/>
          <table:table-cell office:value-type="float" office:value="39.8000000000007" calcext:value-type="float">
            <text:p>39.8</text:p>
          </table:table-cell>
          <table:table-cell office:value-type="float" office:value="0.00312582391864243" calcext:value-type="float">
            <text:p>0.0031258239</text:p>
          </table:table-cell>
          <table:table-cell table:formula="of:= [.K902]*1000" office:value-type="float" office:value="3.12582391864243" calcext:value-type="float">
            <text:p>3.1258239186</text:p>
          </table:table-cell>
          <table:table-cell table:number-columns-repeated="3"/>
          <table:table-cell office:value-type="float" office:value="39.8000000000007" calcext:value-type="float">
            <text:p>39.8</text:p>
          </table:table-cell>
          <table:table-cell office:value-type="float" office:value="0.00587297430810384" calcext:value-type="float">
            <text:p>0.00587297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6.5" calcext:value-type="float">
            <text:p>-36.5</text:p>
          </table:table-cell>
          <table:table-cell table:formula="of:=[.E903]-17.5" office:value-type="float" office:value="-54" calcext:value-type="float">
            <text:p>-54</text:p>
          </table:table-cell>
          <table:table-cell office:value-type="float" office:value="0.00095599" calcext:value-type="float">
            <text:p>0.00095599</text:p>
          </table:table-cell>
          <table:table-cell table:formula="of:=1000*[.G903]" office:value-type="float" office:value="0.95599" calcext:value-type="float">
            <text:p>0.95599</text:p>
          </table:table-cell>
          <table:table-cell/>
          <table:table-cell office:value-type="float" office:value="39.9000000000007" calcext:value-type="float">
            <text:p>39.9</text:p>
          </table:table-cell>
          <table:table-cell office:value-type="float" office:value="0.00308260288985725" calcext:value-type="float">
            <text:p>0.0030826029</text:p>
          </table:table-cell>
          <table:table-cell table:formula="of:= [.K903]*1000" office:value-type="float" office:value="3.08260288985725" calcext:value-type="float">
            <text:p>3.0826028899</text:p>
          </table:table-cell>
          <table:table-cell table:number-columns-repeated="3"/>
          <table:table-cell office:value-type="float" office:value="39.9000000000007" calcext:value-type="float">
            <text:p>39.9</text:p>
          </table:table-cell>
          <table:table-cell office:value-type="float" office:value="0.00577462312912108" calcext:value-type="float">
            <text:p>0.005774623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6.635" calcext:value-type="float">
            <text:p>-36.635</text:p>
          </table:table-cell>
          <table:table-cell table:formula="of:=[.E904]-17.5" office:value-type="float" office:value="-54.135" calcext:value-type="float">
            <text:p>-54.135</text:p>
          </table:table-cell>
          <table:table-cell office:value-type="float" office:value="0.000946071" calcext:value-type="float">
            <text:p>0.000946071</text:p>
          </table:table-cell>
          <table:table-cell table:formula="of:=1000*[.G904]" office:value-type="float" office:value="0.946071" calcext:value-type="float">
            <text:p>0.946071</text:p>
          </table:table-cell>
          <table:table-cell/>
          <table:table-cell office:value-type="float" office:value="40.0000000000007" calcext:value-type="float">
            <text:p>40</text:p>
          </table:table-cell>
          <table:table-cell office:value-type="float" office:value="0.00303927013362333" calcext:value-type="float">
            <text:p>0.0030392701</text:p>
          </table:table-cell>
          <table:table-cell table:formula="of:= [.K904]*1000" office:value-type="float" office:value="3.03927013362333" calcext:value-type="float">
            <text:p>3.0392701336</text:p>
          </table:table-cell>
          <table:table-cell table:number-columns-repeated="3"/>
          <table:table-cell office:value-type="float" office:value="40.0000000000007" calcext:value-type="float">
            <text:p>40</text:p>
          </table:table-cell>
          <table:table-cell office:value-type="float" office:value="0.00567633460914362" calcext:value-type="float">
            <text:p>0.005676334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6.77" calcext:value-type="float">
            <text:p>-36.77</text:p>
          </table:table-cell>
          <table:table-cell table:formula="of:=[.E905]-17.5" office:value-type="float" office:value="-54.27" calcext:value-type="float">
            <text:p>-54.27</text:p>
          </table:table-cell>
          <table:table-cell office:value-type="float" office:value="0.000936152" calcext:value-type="float">
            <text:p>0.000936152</text:p>
          </table:table-cell>
          <table:table-cell table:formula="of:=1000*[.G905]" office:value-type="float" office:value="0.936152" calcext:value-type="float">
            <text:p>0.936152</text:p>
          </table:table-cell>
          <table:table-cell/>
          <table:table-cell office:value-type="float" office:value="40.1000000000007" calcext:value-type="float">
            <text:p>40.1</text:p>
          </table:table-cell>
          <table:table-cell office:value-type="float" office:value="0.00299582564994067" calcext:value-type="float">
            <text:p>0.0029958256</text:p>
          </table:table-cell>
          <table:table-cell table:formula="of:= [.K905]*1000" office:value-type="float" office:value="2.99582564994067" calcext:value-type="float">
            <text:p>2.9958256499</text:p>
          </table:table-cell>
          <table:table-cell table:number-columns-repeated="3"/>
          <table:table-cell office:value-type="float" office:value="40.1000000000007" calcext:value-type="float">
            <text:p>40.1</text:p>
          </table:table-cell>
          <table:table-cell office:value-type="float" office:value="0.00557810874817143" calcext:value-type="float">
            <text:p>0.00557810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6.905" calcext:value-type="float">
            <text:p>-36.905</text:p>
          </table:table-cell>
          <table:table-cell table:formula="of:=[.E906]-17.5" office:value-type="float" office:value="-54.405" calcext:value-type="float">
            <text:p>-54.405</text:p>
          </table:table-cell>
          <table:table-cell office:value-type="float" office:value="0.000926233" calcext:value-type="float">
            <text:p>0.000926233</text:p>
          </table:table-cell>
          <table:table-cell table:formula="of:=1000*[.G906]" office:value-type="float" office:value="0.926233" calcext:value-type="float">
            <text:p>0.926233</text:p>
          </table:table-cell>
          <table:table-cell/>
          <table:table-cell office:value-type="float" office:value="40.2000000000007" calcext:value-type="float">
            <text:p>40.2</text:p>
          </table:table-cell>
          <table:table-cell office:value-type="float" office:value="0.00295657940474434" calcext:value-type="float">
            <text:p>0.0029565794</text:p>
          </table:table-cell>
          <table:table-cell table:formula="of:= [.K906]*1000" office:value-type="float" office:value="2.95657940474434" calcext:value-type="float">
            <text:p>2.9565794047</text:p>
          </table:table-cell>
          <table:table-cell table:number-columns-repeated="3"/>
          <table:table-cell office:value-type="float" office:value="40.2000000000007" calcext:value-type="float">
            <text:p>40.2</text:p>
          </table:table-cell>
          <table:table-cell office:value-type="float" office:value="0.00579960156708559" calcext:value-type="float">
            <text:p>0.00579960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04" calcext:value-type="float">
            <text:p>-37.04</text:p>
          </table:table-cell>
          <table:table-cell table:formula="of:=[.E907]-17.5" office:value-type="float" office:value="-54.54" calcext:value-type="float">
            <text:p>-54.54</text:p>
          </table:table-cell>
          <table:table-cell office:value-type="float" office:value="0.000916315" calcext:value-type="float">
            <text:p>0.000916315</text:p>
          </table:table-cell>
          <table:table-cell table:formula="of:=1000*[.G907]" office:value-type="float" office:value="0.916315" calcext:value-type="float">
            <text:p>0.916315</text:p>
          </table:table-cell>
          <table:table-cell/>
          <table:table-cell office:value-type="float" office:value="40.3000000000007" calcext:value-type="float">
            <text:p>40.3</text:p>
          </table:table-cell>
          <table:table-cell office:value-type="float" office:value="0.00293105704830832" calcext:value-type="float">
            <text:p>0.002931057</text:p>
          </table:table-cell>
          <table:table-cell table:formula="of:= [.K907]*1000" office:value-type="float" office:value="2.93105704830832" calcext:value-type="float">
            <text:p>2.9310570483</text:p>
          </table:table-cell>
          <table:table-cell table:number-columns-repeated="3"/>
          <table:table-cell office:value-type="float" office:value="40.3000000000007" calcext:value-type="float">
            <text:p>40.3</text:p>
          </table:table-cell>
          <table:table-cell office:value-type="float" office:value="0.00571130731136608" calcext:value-type="float">
            <text:p>0.005711307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175" calcext:value-type="float">
            <text:p>-37.175</text:p>
          </table:table-cell>
          <table:table-cell table:formula="of:=[.E908]-17.5" office:value-type="float" office:value="-54.675" calcext:value-type="float">
            <text:p>-54.675</text:p>
          </table:table-cell>
          <table:table-cell office:value-type="float" office:value="0.000906398" calcext:value-type="float">
            <text:p>0.000906398</text:p>
          </table:table-cell>
          <table:table-cell table:formula="of:=1000*[.G908]" office:value-type="float" office:value="0.906398" calcext:value-type="float">
            <text:p>0.906398</text:p>
          </table:table-cell>
          <table:table-cell/>
          <table:table-cell office:value-type="float" office:value="40.4000000000007" calcext:value-type="float">
            <text:p>40.4</text:p>
          </table:table-cell>
          <table:table-cell office:value-type="float" office:value="0.00290572567665931" calcext:value-type="float">
            <text:p>0.0029057257</text:p>
          </table:table-cell>
          <table:table-cell table:formula="of:= [.K908]*1000" office:value-type="float" office:value="2.90572567665931" calcext:value-type="float">
            <text:p>2.9057256767</text:p>
          </table:table-cell>
          <table:table-cell table:number-columns-repeated="3"/>
          <table:table-cell office:value-type="float" office:value="40.4000000000007" calcext:value-type="float">
            <text:p>40.4</text:p>
          </table:table-cell>
          <table:table-cell office:value-type="float" office:value="0.00550659052679805" calcext:value-type="float">
            <text:p>0.00550659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31" calcext:value-type="float">
            <text:p>-37.31</text:p>
          </table:table-cell>
          <table:table-cell table:formula="of:=[.E909]-17.5" office:value-type="float" office:value="-54.81" calcext:value-type="float">
            <text:p>-54.81</text:p>
          </table:table-cell>
          <table:table-cell office:value-type="float" office:value="0.000898736" calcext:value-type="float">
            <text:p>0.000898736</text:p>
          </table:table-cell>
          <table:table-cell table:formula="of:=1000*[.G909]" office:value-type="float" office:value="0.898736" calcext:value-type="float">
            <text:p>0.898736</text:p>
          </table:table-cell>
          <table:table-cell/>
          <table:table-cell office:value-type="float" office:value="40.5000000000007" calcext:value-type="float">
            <text:p>40.5</text:p>
          </table:table-cell>
          <table:table-cell office:value-type="float" office:value="0.00288058528979731" calcext:value-type="float">
            <text:p>0.0028805853</text:p>
          </table:table-cell>
          <table:table-cell table:formula="of:= [.K909]*1000" office:value-type="float" office:value="2.88058528979731" calcext:value-type="float">
            <text:p>2.8805852898</text:p>
          </table:table-cell>
          <table:table-cell table:number-columns-repeated="3"/>
          <table:table-cell office:value-type="float" office:value="40.5000000000007" calcext:value-type="float">
            <text:p>40.5</text:p>
          </table:table-cell>
          <table:table-cell office:value-type="float" office:value="0.00544689650872962" calcext:value-type="float">
            <text:p>0.005446896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445" calcext:value-type="float">
            <text:p>-37.445</text:p>
          </table:table-cell>
          <table:table-cell table:formula="of:=[.E910]-17.5" office:value-type="float" office:value="-54.945" calcext:value-type="float">
            <text:p>-54.945</text:p>
          </table:table-cell>
          <table:table-cell office:value-type="float" office:value="0.000888718" calcext:value-type="float">
            <text:p>0.000888718</text:p>
          </table:table-cell>
          <table:table-cell table:formula="of:=1000*[.G910]" office:value-type="float" office:value="0.888718" calcext:value-type="float">
            <text:p>0.888718</text:p>
          </table:table-cell>
          <table:table-cell/>
          <table:table-cell office:value-type="float" office:value="40.6000000000007" calcext:value-type="float">
            <text:p>40.6</text:p>
          </table:table-cell>
          <table:table-cell office:value-type="float" office:value="0.00285563588772231" calcext:value-type="float">
            <text:p>0.0028556359</text:p>
          </table:table-cell>
          <table:table-cell table:formula="of:= [.K910]*1000" office:value-type="float" office:value="2.85563588772231" calcext:value-type="float">
            <text:p>2.8556358877</text:p>
          </table:table-cell>
          <table:table-cell table:number-columns-repeated="3"/>
          <table:table-cell office:value-type="float" office:value="40.6000000000007" calcext:value-type="float">
            <text:p>40.6</text:p>
          </table:table-cell>
          <table:table-cell office:value-type="float" office:value="0.00538717816309303" calcext:value-type="float">
            <text:p>0.00538717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58" calcext:value-type="float">
            <text:p>-37.58</text:p>
          </table:table-cell>
          <table:table-cell table:formula="of:=[.E911]-17.5" office:value-type="float" office:value="-55.08" calcext:value-type="float">
            <text:p>-55.08</text:p>
          </table:table-cell>
          <table:table-cell office:value-type="float" office:value="0.000880656" calcext:value-type="float">
            <text:p>0.000880656</text:p>
          </table:table-cell>
          <table:table-cell table:formula="of:=1000*[.G911]" office:value-type="float" office:value="0.880656" calcext:value-type="float">
            <text:p>0.880656</text:p>
          </table:table-cell>
          <table:table-cell/>
          <table:table-cell office:value-type="float" office:value="40.7000000000007" calcext:value-type="float">
            <text:p>40.7</text:p>
          </table:table-cell>
          <table:table-cell office:value-type="float" office:value="0.00283087747043432" calcext:value-type="float">
            <text:p>0.0028308775</text:p>
          </table:table-cell>
          <table:table-cell table:formula="of:= [.K911]*1000" office:value-type="float" office:value="2.83087747043432" calcext:value-type="float">
            <text:p>2.8308774704</text:p>
          </table:table-cell>
          <table:table-cell table:number-columns-repeated="3"/>
          <table:table-cell office:value-type="float" office:value="40.7000000000007" calcext:value-type="float">
            <text:p>40.7</text:p>
          </table:table-cell>
          <table:table-cell office:value-type="float" office:value="0.00532743548988827" calcext:value-type="float">
            <text:p>0.00532743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715" calcext:value-type="float">
            <text:p>-37.715</text:p>
          </table:table-cell>
          <table:table-cell table:formula="of:=[.E912]-17.5" office:value-type="float" office:value="-55.215" calcext:value-type="float">
            <text:p>-55.215</text:p>
          </table:table-cell>
          <table:table-cell office:value-type="float" office:value="0.000869747" calcext:value-type="float">
            <text:p>0.000869747</text:p>
          </table:table-cell>
          <table:table-cell table:formula="of:=1000*[.G912]" office:value-type="float" office:value="0.869747" calcext:value-type="float">
            <text:p>0.869747</text:p>
          </table:table-cell>
          <table:table-cell/>
          <table:table-cell office:value-type="float" office:value="40.8000000000008" calcext:value-type="float">
            <text:p>40.8</text:p>
          </table:table-cell>
          <table:table-cell office:value-type="float" office:value="0.00280631003793334" calcext:value-type="float">
            <text:p>0.00280631</text:p>
          </table:table-cell>
          <table:table-cell table:formula="of:= [.K912]*1000" office:value-type="float" office:value="2.80631003793334" calcext:value-type="float">
            <text:p>2.8063100379</text:p>
          </table:table-cell>
          <table:table-cell table:number-columns-repeated="3"/>
          <table:table-cell office:value-type="float" office:value="40.8000000000008" calcext:value-type="float">
            <text:p>40.8</text:p>
          </table:table-cell>
          <table:table-cell office:value-type="float" office:value="0.00526766848911537" calcext:value-type="float">
            <text:p>0.005267668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85" calcext:value-type="float">
            <text:p>-37.85</text:p>
          </table:table-cell>
          <table:table-cell table:formula="of:=[.E913]-17.5" office:value-type="float" office:value="-55.35" calcext:value-type="float">
            <text:p>-55.35</text:p>
          </table:table-cell>
          <table:table-cell office:value-type="float" office:value="0.000861462" calcext:value-type="float">
            <text:p>0.000861462</text:p>
          </table:table-cell>
          <table:table-cell table:formula="of:=1000*[.G913]" office:value-type="float" office:value="0.861462" calcext:value-type="float">
            <text:p>0.861462</text:p>
          </table:table-cell>
          <table:table-cell/>
          <table:table-cell office:value-type="float" office:value="40.9000000000008" calcext:value-type="float">
            <text:p>40.9</text:p>
          </table:table-cell>
          <table:table-cell office:value-type="float" office:value="0.00278193359021936" calcext:value-type="float">
            <text:p>0.0027819336</text:p>
          </table:table-cell>
          <table:table-cell table:formula="of:= [.K913]*1000" office:value-type="float" office:value="2.78193359021936" calcext:value-type="float">
            <text:p>2.7819335902</text:p>
          </table:table-cell>
          <table:table-cell table:number-columns-repeated="3"/>
          <table:table-cell office:value-type="float" office:value="40.9000000000008" calcext:value-type="float">
            <text:p>40.9</text:p>
          </table:table-cell>
          <table:table-cell office:value-type="float" office:value="0.00520787716077429" calcext:value-type="float">
            <text:p>0.00520787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7.985" calcext:value-type="float">
            <text:p>-37.985</text:p>
          </table:table-cell>
          <table:table-cell table:formula="of:=[.E914]-17.5" office:value-type="float" office:value="-55.485" calcext:value-type="float">
            <text:p>-55.485</text:p>
          </table:table-cell>
          <table:table-cell office:value-type="float" office:value="0.000853177" calcext:value-type="float">
            <text:p>0.000853177</text:p>
          </table:table-cell>
          <table:table-cell table:formula="of:=1000*[.G914]" office:value-type="float" office:value="0.853177" calcext:value-type="float">
            <text:p>0.853177</text:p>
          </table:table-cell>
          <table:table-cell/>
          <table:table-cell office:value-type="float" office:value="41.0000000000008" calcext:value-type="float">
            <text:p>41</text:p>
          </table:table-cell>
          <table:table-cell office:value-type="float" office:value="0.0027577481272924" calcext:value-type="float">
            <text:p>0.0027577481</text:p>
          </table:table-cell>
          <table:table-cell table:formula="of:= [.K914]*1000" office:value-type="float" office:value="2.7577481272924" calcext:value-type="float">
            <text:p>2.7577481273</text:p>
          </table:table-cell>
          <table:table-cell table:number-columns-repeated="3"/>
          <table:table-cell office:value-type="float" office:value="41.0000000000008" calcext:value-type="float">
            <text:p>41</text:p>
          </table:table-cell>
          <table:table-cell office:value-type="float" office:value="0.00514806150486504" calcext:value-type="float">
            <text:p>0.005148061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8.12" calcext:value-type="float">
            <text:p>-38.12</text:p>
          </table:table-cell>
          <table:table-cell table:formula="of:=[.E915]-17.5" office:value-type="float" office:value="-55.62" calcext:value-type="float">
            <text:p>-55.62</text:p>
          </table:table-cell>
          <table:table-cell office:value-type="float" office:value="0.000844892" calcext:value-type="float">
            <text:p>0.000844892</text:p>
          </table:table-cell>
          <table:table-cell table:formula="of:=1000*[.G915]" office:value-type="float" office:value="0.844892" calcext:value-type="float">
            <text:p>0.844892</text:p>
          </table:table-cell>
          <table:table-cell/>
          <table:table-cell office:value-type="float" office:value="41.1000000000008" calcext:value-type="float">
            <text:p>41.1</text:p>
          </table:table-cell>
          <table:table-cell office:value-type="float" office:value="0.00273375364915243" calcext:value-type="float">
            <text:p>0.0027337536</text:p>
          </table:table-cell>
          <table:table-cell table:formula="of:= [.K915]*1000" office:value-type="float" office:value="2.73375364915243" calcext:value-type="float">
            <text:p>2.7337536492</text:p>
          </table:table-cell>
          <table:table-cell table:number-columns-repeated="3"/>
          <table:table-cell office:value-type="float" office:value="41.1000000000008" calcext:value-type="float">
            <text:p>41.1</text:p>
          </table:table-cell>
          <table:table-cell office:value-type="float" office:value="0.00508822152138765" calcext:value-type="float">
            <text:p>0.005088221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8.255" calcext:value-type="float">
            <text:p>-38.255</text:p>
          </table:table-cell>
          <table:table-cell table:formula="of:=[.E916]-17.5" office:value-type="float" office:value="-55.755" calcext:value-type="float">
            <text:p>-55.755</text:p>
          </table:table-cell>
          <table:table-cell office:value-type="float" office:value="0.000836608" calcext:value-type="float">
            <text:p>0.000836608</text:p>
          </table:table-cell>
          <table:table-cell table:formula="of:=1000*[.G916]" office:value-type="float" office:value="0.836608" calcext:value-type="float">
            <text:p>0.836608</text:p>
          </table:table-cell>
          <table:table-cell/>
          <table:table-cell office:value-type="float" office:value="41.2000000000008" calcext:value-type="float">
            <text:p>41.2</text:p>
          </table:table-cell>
          <table:table-cell office:value-type="float" office:value="0.00270995015579948" calcext:value-type="float">
            <text:p>0.0027099502</text:p>
          </table:table-cell>
          <table:table-cell table:formula="of:= [.K916]*1000" office:value-type="float" office:value="2.70995015579948" calcext:value-type="float">
            <text:p>2.7099501558</text:p>
          </table:table-cell>
          <table:table-cell table:number-columns-repeated="3"/>
          <table:table-cell office:value-type="float" office:value="41.2000000000008" calcext:value-type="float">
            <text:p>41.2</text:p>
          </table:table-cell>
          <table:table-cell office:value-type="float" office:value="0.00502835721034208" calcext:value-type="float">
            <text:p>0.005028357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8.39" calcext:value-type="float">
            <text:p>-38.39</text:p>
          </table:table-cell>
          <table:table-cell table:formula="of:=[.E917]-17.5" office:value-type="float" office:value="-55.89" calcext:value-type="float">
            <text:p>-55.89</text:p>
          </table:table-cell>
          <table:table-cell office:value-type="float" office:value="0.000828324" calcext:value-type="float">
            <text:p>0.000828324</text:p>
          </table:table-cell>
          <table:table-cell table:formula="of:=1000*[.G917]" office:value-type="float" office:value="0.828324" calcext:value-type="float">
            <text:p>0.828324</text:p>
          </table:table-cell>
          <table:table-cell/>
          <table:table-cell office:value-type="float" office:value="41.3000000000008" calcext:value-type="float">
            <text:p>41.3</text:p>
          </table:table-cell>
          <table:table-cell office:value-type="float" office:value="0.00268633764723353" calcext:value-type="float">
            <text:p>0.0026863376</text:p>
          </table:table-cell>
          <table:table-cell table:formula="of:= [.K917]*1000" office:value-type="float" office:value="2.68633764723353" calcext:value-type="float">
            <text:p>2.6863376472</text:p>
          </table:table-cell>
          <table:table-cell table:number-columns-repeated="3"/>
          <table:table-cell office:value-type="float" office:value="41.3000000000008" calcext:value-type="float">
            <text:p>41.3</text:p>
          </table:table-cell>
          <table:table-cell office:value-type="float" office:value="0.00496846857172835" calcext:value-type="float">
            <text:p>0.004968468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8.525" calcext:value-type="float">
            <text:p>-38.525</text:p>
          </table:table-cell>
          <table:table-cell table:formula="of:=[.E918]-17.5" office:value-type="float" office:value="-56.025" calcext:value-type="float">
            <text:p>-56.025</text:p>
          </table:table-cell>
          <table:table-cell office:value-type="float" office:value="0.00082004" calcext:value-type="float">
            <text:p>0.00082004</text:p>
          </table:table-cell>
          <table:table-cell table:formula="of:=1000*[.G918]" office:value-type="float" office:value="0.82004" calcext:value-type="float">
            <text:p>0.82004</text:p>
          </table:table-cell>
          <table:table-cell/>
          <table:table-cell office:value-type="float" office:value="41.4000000000008" calcext:value-type="float">
            <text:p>41.4</text:p>
          </table:table-cell>
          <table:table-cell office:value-type="float" office:value="0.00266291612345459" calcext:value-type="float">
            <text:p>0.0026629161</text:p>
          </table:table-cell>
          <table:table-cell table:formula="of:= [.K918]*1000" office:value-type="float" office:value="2.66291612345459" calcext:value-type="float">
            <text:p>2.6629161235</text:p>
          </table:table-cell>
          <table:table-cell table:number-columns-repeated="3"/>
          <table:table-cell office:value-type="float" office:value="41.4000000000008" calcext:value-type="float">
            <text:p>41.4</text:p>
          </table:table-cell>
          <table:table-cell office:value-type="float" office:value="0.00490855560554648" calcext:value-type="float">
            <text:p>0.00490855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8.66" calcext:value-type="float">
            <text:p>-38.66</text:p>
          </table:table-cell>
          <table:table-cell table:formula="of:=[.E919]-17.5" office:value-type="float" office:value="-56.16" calcext:value-type="float">
            <text:p>-56.16</text:p>
          </table:table-cell>
          <table:table-cell office:value-type="float" office:value="0.000811757" calcext:value-type="float">
            <text:p>0.000811757</text:p>
          </table:table-cell>
          <table:table-cell table:formula="of:=1000*[.G919]" office:value-type="float" office:value="0.811757" calcext:value-type="float">
            <text:p>0.811757</text:p>
          </table:table-cell>
          <table:table-cell/>
          <table:table-cell office:value-type="float" office:value="41.5000000000008" calcext:value-type="float">
            <text:p>41.5</text:p>
          </table:table-cell>
          <table:table-cell office:value-type="float" office:value="0.00263968558446265" calcext:value-type="float">
            <text:p>0.0026396856</text:p>
          </table:table-cell>
          <table:table-cell table:formula="of:= [.K919]*1000" office:value-type="float" office:value="2.63968558446265" calcext:value-type="float">
            <text:p>2.6396855845</text:p>
          </table:table-cell>
          <table:table-cell table:number-columns-repeated="3"/>
          <table:table-cell office:value-type="float" office:value="41.5000000000008" calcext:value-type="float">
            <text:p>41.5</text:p>
          </table:table-cell>
          <table:table-cell office:value-type="float" office:value="0.00484861831179643" calcext:value-type="float">
            <text:p>0.00484861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8.795" calcext:value-type="float">
            <text:p>-38.795</text:p>
          </table:table-cell>
          <table:table-cell table:formula="of:=[.E920]-17.5" office:value-type="float" office:value="-56.295" calcext:value-type="float">
            <text:p>-56.295</text:p>
          </table:table-cell>
          <table:table-cell office:value-type="float" office:value="0.000803474" calcext:value-type="float">
            <text:p>0.000803474</text:p>
          </table:table-cell>
          <table:table-cell table:formula="of:=1000*[.G920]" office:value-type="float" office:value="0.803474" calcext:value-type="float">
            <text:p>0.803474</text:p>
          </table:table-cell>
          <table:table-cell/>
          <table:table-cell office:value-type="float" office:value="41.6000000000008" calcext:value-type="float">
            <text:p>41.6</text:p>
          </table:table-cell>
          <table:table-cell office:value-type="float" office:value="0.00261664603025773" calcext:value-type="float">
            <text:p>0.002616646</text:p>
          </table:table-cell>
          <table:table-cell table:formula="of:= [.K920]*1000" office:value-type="float" office:value="2.61664603025773" calcext:value-type="float">
            <text:p>2.6166460303</text:p>
          </table:table-cell>
          <table:table-cell table:number-columns-repeated="3"/>
          <table:table-cell office:value-type="float" office:value="41.6000000000008" calcext:value-type="float">
            <text:p>41.6</text:p>
          </table:table-cell>
          <table:table-cell office:value-type="float" office:value="0.0047886566904782" calcext:value-type="float">
            <text:p>0.00478865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8.93" calcext:value-type="float">
            <text:p>-38.93</text:p>
          </table:table-cell>
          <table:table-cell table:formula="of:=[.E921]-17.5" office:value-type="float" office:value="-56.43" calcext:value-type="float">
            <text:p>-56.43</text:p>
          </table:table-cell>
          <table:table-cell office:value-type="float" office:value="0.000795191" calcext:value-type="float">
            <text:p>0.000795191</text:p>
          </table:table-cell>
          <table:table-cell table:formula="of:=1000*[.G921]" office:value-type="float" office:value="0.795191" calcext:value-type="float">
            <text:p>0.795191</text:p>
          </table:table-cell>
          <table:table-cell/>
          <table:table-cell office:value-type="float" office:value="41.7000000000008" calcext:value-type="float">
            <text:p>41.7</text:p>
          </table:table-cell>
          <table:table-cell office:value-type="float" office:value="0.00259379746083981" calcext:value-type="float">
            <text:p>0.0025937975</text:p>
          </table:table-cell>
          <table:table-cell table:formula="of:= [.K921]*1000" office:value-type="float" office:value="2.59379746083981" calcext:value-type="float">
            <text:p>2.5937974608</text:p>
          </table:table-cell>
          <table:table-cell table:number-columns-repeated="3"/>
          <table:table-cell office:value-type="float" office:value="41.7000000000008" calcext:value-type="float">
            <text:p>41.7</text:p>
          </table:table-cell>
          <table:table-cell office:value-type="float" office:value="0.00472867074159184" calcext:value-type="float">
            <text:p>0.00472867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9.065" calcext:value-type="float">
            <text:p>-39.065</text:p>
          </table:table-cell>
          <table:table-cell table:formula="of:=[.E922]-17.5" office:value-type="float" office:value="-56.565" calcext:value-type="float">
            <text:p>-56.565</text:p>
          </table:table-cell>
          <table:table-cell office:value-type="float" office:value="0.000787517" calcext:value-type="float">
            <text:p>0.000787517</text:p>
          </table:table-cell>
          <table:table-cell table:formula="of:=1000*[.G922]" office:value-type="float" office:value="0.787517" calcext:value-type="float">
            <text:p>0.787517</text:p>
          </table:table-cell>
          <table:table-cell/>
          <table:table-cell office:value-type="float" office:value="41.8000000000008" calcext:value-type="float">
            <text:p>41.8</text:p>
          </table:table-cell>
          <table:table-cell office:value-type="float" office:value="0.00257113987620889" calcext:value-type="float">
            <text:p>0.0025711399</text:p>
          </table:table-cell>
          <table:table-cell table:formula="of:= [.K922]*1000" office:value-type="float" office:value="2.57113987620889" calcext:value-type="float">
            <text:p>2.5711398762</text:p>
          </table:table-cell>
          <table:table-cell table:number-columns-repeated="3"/>
          <table:table-cell office:value-type="float" office:value="41.8000000000008" calcext:value-type="float">
            <text:p>41.8</text:p>
          </table:table-cell>
          <table:table-cell office:value-type="float" office:value="0.00466866046513729" calcext:value-type="float">
            <text:p>0.00466866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9.2" calcext:value-type="float">
            <text:p>-39.2</text:p>
          </table:table-cell>
          <table:table-cell table:formula="of:=[.E923]-17.5" office:value-type="float" office:value="-56.7" calcext:value-type="float">
            <text:p>-56.7</text:p>
          </table:table-cell>
          <table:table-cell office:value-type="float" office:value="0.000780202" calcext:value-type="float">
            <text:p>0.000780202</text:p>
          </table:table-cell>
          <table:table-cell table:formula="of:=1000*[.G923]" office:value-type="float" office:value="0.780202" calcext:value-type="float">
            <text:p>0.780202</text:p>
          </table:table-cell>
          <table:table-cell/>
          <table:table-cell office:value-type="float" office:value="41.9000000000008" calcext:value-type="float">
            <text:p>41.9</text:p>
          </table:table-cell>
          <table:table-cell office:value-type="float" office:value="0.00254867327636499" calcext:value-type="float">
            <text:p>0.0025486733</text:p>
          </table:table-cell>
          <table:table-cell table:formula="of:= [.K923]*1000" office:value-type="float" office:value="2.54867327636499" calcext:value-type="float">
            <text:p>2.5486732764</text:p>
          </table:table-cell>
          <table:table-cell table:number-columns-repeated="3"/>
          <table:table-cell office:value-type="float" office:value="41.9000000000008" calcext:value-type="float">
            <text:p>41.9</text:p>
          </table:table-cell>
          <table:table-cell office:value-type="float" office:value="0.00460862586111459" calcext:value-type="float">
            <text:p>0.00460862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9.335" calcext:value-type="float">
            <text:p>-39.335</text:p>
          </table:table-cell>
          <table:table-cell table:formula="of:=[.E924]-17.5" office:value-type="float" office:value="-56.835" calcext:value-type="float">
            <text:p>-56.835</text:p>
          </table:table-cell>
          <table:table-cell office:value-type="float" office:value="0.000771661" calcext:value-type="float">
            <text:p>0.000771661</text:p>
          </table:table-cell>
          <table:table-cell table:formula="of:=1000*[.G924]" office:value-type="float" office:value="0.771661" calcext:value-type="float">
            <text:p>0.771661</text:p>
          </table:table-cell>
          <table:table-cell/>
          <table:table-cell office:value-type="float" office:value="42.0000000000008" calcext:value-type="float">
            <text:p>42</text:p>
          </table:table-cell>
          <table:table-cell office:value-type="float" office:value="0.00252639766130808" calcext:value-type="float">
            <text:p>0.0025263977</text:p>
          </table:table-cell>
          <table:table-cell table:formula="of:= [.K924]*1000" office:value-type="float" office:value="2.52639766130808" calcext:value-type="float">
            <text:p>2.5263976613</text:p>
          </table:table-cell>
          <table:table-cell table:number-columns-repeated="3"/>
          <table:table-cell office:value-type="float" office:value="42.0000000000008" calcext:value-type="float">
            <text:p>42</text:p>
          </table:table-cell>
          <table:table-cell office:value-type="float" office:value="0.00454856692952374" calcext:value-type="float">
            <text:p>0.004548566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9.47" calcext:value-type="float">
            <text:p>-39.47</text:p>
          </table:table-cell>
          <table:table-cell table:formula="of:=[.E925]-17.5" office:value-type="float" office:value="-56.97" calcext:value-type="float">
            <text:p>-56.97</text:p>
          </table:table-cell>
          <table:table-cell office:value-type="float" office:value="0.000764102" calcext:value-type="float">
            <text:p>0.000764102</text:p>
          </table:table-cell>
          <table:table-cell table:formula="of:=1000*[.G925]" office:value-type="float" office:value="0.764102" calcext:value-type="float">
            <text:p>0.764102</text:p>
          </table:table-cell>
          <table:table-cell/>
          <table:table-cell office:value-type="float" office:value="42.1000000000008" calcext:value-type="float">
            <text:p>42.1</text:p>
          </table:table-cell>
          <table:table-cell office:value-type="float" office:value="0.00250431303103819" calcext:value-type="float">
            <text:p>0.002504313</text:p>
          </table:table-cell>
          <table:table-cell table:formula="of:= [.K925]*1000" office:value-type="float" office:value="2.50431303103819" calcext:value-type="float">
            <text:p>2.504313031</text:p>
          </table:table-cell>
          <table:table-cell table:number-columns-repeated="3"/>
          <table:table-cell office:value-type="float" office:value="42.1000000000008" calcext:value-type="float">
            <text:p>42.1</text:p>
          </table:table-cell>
          <table:table-cell office:value-type="float" office:value="0.00448848367036471" calcext:value-type="float">
            <text:p>0.00448848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9.605" calcext:value-type="float">
            <text:p>-39.605</text:p>
          </table:table-cell>
          <table:table-cell table:formula="of:=[.E926]-17.5" office:value-type="float" office:value="-57.105" calcext:value-type="float">
            <text:p>-57.105</text:p>
          </table:table-cell>
          <table:table-cell office:value-type="float" office:value="0.000756544" calcext:value-type="float">
            <text:p>0.000756544</text:p>
          </table:table-cell>
          <table:table-cell table:formula="of:=1000*[.G926]" office:value-type="float" office:value="0.756544" calcext:value-type="float">
            <text:p>0.756544</text:p>
          </table:table-cell>
          <table:table-cell/>
          <table:table-cell office:value-type="float" office:value="42.2000000000008" calcext:value-type="float">
            <text:p>42.2</text:p>
          </table:table-cell>
          <table:table-cell office:value-type="float" office:value="0.00248241938555531" calcext:value-type="float">
            <text:p>0.0024824194</text:p>
          </table:table-cell>
          <table:table-cell table:formula="of:= [.K926]*1000" office:value-type="float" office:value="2.48241938555531" calcext:value-type="float">
            <text:p>2.4824193856</text:p>
          </table:table-cell>
          <table:table-cell table:number-columns-repeated="3"/>
          <table:table-cell office:value-type="float" office:value="42.2000000000008" calcext:value-type="float">
            <text:p>42.2</text:p>
          </table:table-cell>
          <table:table-cell office:value-type="float" office:value="0.00442837608363752" calcext:value-type="float">
            <text:p>0.00442837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9.74" calcext:value-type="float">
            <text:p>-39.74</text:p>
          </table:table-cell>
          <table:table-cell table:formula="of:=[.E927]-17.5" office:value-type="float" office:value="-57.24" calcext:value-type="float">
            <text:p>-57.24</text:p>
          </table:table-cell>
          <table:table-cell office:value-type="float" office:value="0.000748986" calcext:value-type="float">
            <text:p>0.000748986</text:p>
          </table:table-cell>
          <table:table-cell table:formula="of:=1000*[.G927]" office:value-type="float" office:value="0.748986" calcext:value-type="float">
            <text:p>0.748986</text:p>
          </table:table-cell>
          <table:table-cell/>
          <table:table-cell office:value-type="float" office:value="42.3000000000008" calcext:value-type="float">
            <text:p>42.3</text:p>
          </table:table-cell>
          <table:table-cell office:value-type="float" office:value="0.00246071672485943" calcext:value-type="float">
            <text:p>0.0024607167</text:p>
          </table:table-cell>
          <table:table-cell table:formula="of:= [.K927]*1000" office:value-type="float" office:value="2.46071672485943" calcext:value-type="float">
            <text:p>2.4607167249</text:p>
          </table:table-cell>
          <table:table-cell table:number-columns-repeated="3"/>
          <table:table-cell office:value-type="float" office:value="42.3000000000008" calcext:value-type="float">
            <text:p>42.3</text:p>
          </table:table-cell>
          <table:table-cell office:value-type="float" office:value="0.004381690740285" calcext:value-type="float">
            <text:p>0.00438169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39.875" calcext:value-type="float">
            <text:p>-39.875</text:p>
          </table:table-cell>
          <table:table-cell table:formula="of:=[.E928]-17.5" office:value-type="float" office:value="-57.375" calcext:value-type="float">
            <text:p>-57.375</text:p>
          </table:table-cell>
          <table:table-cell office:value-type="float" office:value="0.000741429" calcext:value-type="float">
            <text:p>0.000741429</text:p>
          </table:table-cell>
          <table:table-cell table:formula="of:=1000*[.G928]" office:value-type="float" office:value="0.741429" calcext:value-type="float">
            <text:p>0.741429</text:p>
          </table:table-cell>
          <table:table-cell/>
          <table:table-cell office:value-type="float" office:value="42.4000000000008" calcext:value-type="float">
            <text:p>42.4</text:p>
          </table:table-cell>
          <table:table-cell office:value-type="float" office:value="0.00243920504895056" calcext:value-type="float">
            <text:p>0.002439205</text:p>
          </table:table-cell>
          <table:table-cell table:formula="of:= [.K928]*1000" office:value-type="float" office:value="2.43920504895056" calcext:value-type="float">
            <text:p>2.439205049</text:p>
          </table:table-cell>
          <table:table-cell table:number-columns-repeated="3"/>
          <table:table-cell office:value-type="float" office:value="42.4000000000008" calcext:value-type="float">
            <text:p>42.4</text:p>
          </table:table-cell>
          <table:table-cell office:value-type="float" office:value="0.0043317887397656" calcext:value-type="float">
            <text:p>0.004331788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01" calcext:value-type="float">
            <text:p>-40.01</text:p>
          </table:table-cell>
          <table:table-cell table:formula="of:=[.E929]-17.5" office:value-type="float" office:value="-57.51" calcext:value-type="float">
            <text:p>-57.51</text:p>
          </table:table-cell>
          <table:table-cell office:value-type="float" office:value="0.000733871" calcext:value-type="float">
            <text:p>0.000733871</text:p>
          </table:table-cell>
          <table:table-cell table:formula="of:=1000*[.G929]" office:value-type="float" office:value="0.733871" calcext:value-type="float">
            <text:p>0.733871</text:p>
          </table:table-cell>
          <table:table-cell/>
          <table:table-cell office:value-type="float" office:value="42.5000000000008" calcext:value-type="float">
            <text:p>42.5</text:p>
          </table:table-cell>
          <table:table-cell office:value-type="float" office:value="0.00241788435782869" calcext:value-type="float">
            <text:p>0.0024178844</text:p>
          </table:table-cell>
          <table:table-cell table:formula="of:= [.K929]*1000" office:value-type="float" office:value="2.41788435782869" calcext:value-type="float">
            <text:p>2.4178843578</text:p>
          </table:table-cell>
          <table:table-cell table:number-columns-repeated="3"/>
          <table:table-cell office:value-type="float" office:value="42.5000000000008" calcext:value-type="float">
            <text:p>42.5</text:p>
          </table:table-cell>
          <table:table-cell office:value-type="float" office:value="0.00428178122588656" calcext:value-type="float">
            <text:p>0.00428178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145" calcext:value-type="float">
            <text:p>-40.145</text:p>
          </table:table-cell>
          <table:table-cell table:formula="of:=[.E930]-17.5" office:value-type="float" office:value="-57.645" calcext:value-type="float">
            <text:p>-57.645</text:p>
          </table:table-cell>
          <table:table-cell office:value-type="float" office:value="0.000726313" calcext:value-type="float">
            <text:p>0.000726313</text:p>
          </table:table-cell>
          <table:table-cell table:formula="of:=1000*[.G930]" office:value-type="float" office:value="0.726313" calcext:value-type="float">
            <text:p>0.726313</text:p>
          </table:table-cell>
          <table:table-cell/>
          <table:table-cell office:value-type="float" office:value="42.6000000000008" calcext:value-type="float">
            <text:p>42.6</text:p>
          </table:table-cell>
          <table:table-cell office:value-type="float" office:value="0.00239675465149384" calcext:value-type="float">
            <text:p>0.0023967547</text:p>
          </table:table-cell>
          <table:table-cell table:formula="of:= [.K930]*1000" office:value-type="float" office:value="2.39675465149384" calcext:value-type="float">
            <text:p>2.3967546515</text:p>
          </table:table-cell>
          <table:table-cell table:number-columns-repeated="3"/>
          <table:table-cell office:value-type="float" office:value="42.6000000000008" calcext:value-type="float">
            <text:p>42.6</text:p>
          </table:table-cell>
          <table:table-cell office:value-type="float" office:value="0.00423166819864793" calcext:value-type="float">
            <text:p>0.00423166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28" calcext:value-type="float">
            <text:p>-40.28</text:p>
          </table:table-cell>
          <table:table-cell table:formula="of:=[.E931]-17.5" office:value-type="float" office:value="-57.78" calcext:value-type="float">
            <text:p>-57.78</text:p>
          </table:table-cell>
          <table:table-cell office:value-type="float" office:value="0.000718756" calcext:value-type="float">
            <text:p>0.000718756</text:p>
          </table:table-cell>
          <table:table-cell table:formula="of:=1000*[.G931]" office:value-type="float" office:value="0.718756" calcext:value-type="float">
            <text:p>0.718756</text:p>
          </table:table-cell>
          <table:table-cell/>
          <table:table-cell office:value-type="float" office:value="42.7000000000008" calcext:value-type="float">
            <text:p>42.7</text:p>
          </table:table-cell>
          <table:table-cell office:value-type="float" office:value="0.00237581592994598" calcext:value-type="float">
            <text:p>0.0023758159</text:p>
          </table:table-cell>
          <table:table-cell table:formula="of:= [.K931]*1000" office:value-type="float" office:value="2.37581592994598" calcext:value-type="float">
            <text:p>2.3758159299</text:p>
          </table:table-cell>
          <table:table-cell table:number-columns-repeated="3"/>
          <table:table-cell office:value-type="float" office:value="42.7000000000008" calcext:value-type="float">
            <text:p>42.7</text:p>
          </table:table-cell>
          <table:table-cell office:value-type="float" office:value="0.00418144965804968" calcext:value-type="float">
            <text:p>0.00418144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415" calcext:value-type="float">
            <text:p>-40.415</text:p>
          </table:table-cell>
          <table:table-cell table:formula="of:=[.E932]-17.5" office:value-type="float" office:value="-57.915" calcext:value-type="float">
            <text:p>-57.915</text:p>
          </table:table-cell>
          <table:table-cell office:value-type="float" office:value="0.000712692" calcext:value-type="float">
            <text:p>0.000712692</text:p>
          </table:table-cell>
          <table:table-cell table:formula="of:=1000*[.G932]" office:value-type="float" office:value="0.712692" calcext:value-type="float">
            <text:p>0.712692</text:p>
          </table:table-cell>
          <table:table-cell/>
          <table:table-cell office:value-type="float" office:value="42.8000000000008" calcext:value-type="float">
            <text:p>42.8</text:p>
          </table:table-cell>
          <table:table-cell office:value-type="float" office:value="0.00235506819318514" calcext:value-type="float">
            <text:p>0.0023550682</text:p>
          </table:table-cell>
          <table:table-cell table:formula="of:= [.K932]*1000" office:value-type="float" office:value="2.35506819318514" calcext:value-type="float">
            <text:p>2.3550681932</text:p>
          </table:table-cell>
          <table:table-cell table:number-columns-repeated="3"/>
          <table:table-cell office:value-type="float" office:value="42.8000000000008" calcext:value-type="float">
            <text:p>42.8</text:p>
          </table:table-cell>
          <table:table-cell office:value-type="float" office:value="0.00413112560409182" calcext:value-type="float">
            <text:p>0.00413112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55" calcext:value-type="float">
            <text:p>-40.55</text:p>
          </table:table-cell>
          <table:table-cell table:formula="of:=[.E933]-17.5" office:value-type="float" office:value="-58.05" calcext:value-type="float">
            <text:p>-58.05</text:p>
          </table:table-cell>
          <table:table-cell office:value-type="float" office:value="0.000704942" calcext:value-type="float">
            <text:p>0.000704942</text:p>
          </table:table-cell>
          <table:table-cell table:formula="of:=1000*[.G933]" office:value-type="float" office:value="0.704942" calcext:value-type="float">
            <text:p>0.704942</text:p>
          </table:table-cell>
          <table:table-cell/>
          <table:table-cell office:value-type="float" office:value="42.9000000000008" calcext:value-type="float">
            <text:p>42.9</text:p>
          </table:table-cell>
          <table:table-cell office:value-type="float" office:value="0.0023923171327002" calcext:value-type="float">
            <text:p>0.0023923171</text:p>
          </table:table-cell>
          <table:table-cell table:formula="of:= [.K933]*1000" office:value-type="float" office:value="2.3923171327002" calcext:value-type="float">
            <text:p>2.3923171327</text:p>
          </table:table-cell>
          <table:table-cell table:number-columns-repeated="3"/>
          <table:table-cell office:value-type="float" office:value="42.9000000000008" calcext:value-type="float">
            <text:p>42.9</text:p>
          </table:table-cell>
          <table:table-cell office:value-type="float" office:value="0.00408069603677436" calcext:value-type="float">
            <text:p>0.00408069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685" calcext:value-type="float">
            <text:p>-40.685</text:p>
          </table:table-cell>
          <table:table-cell table:formula="of:=[.E934]-17.5" office:value-type="float" office:value="-58.185" calcext:value-type="float">
            <text:p>-58.185</text:p>
          </table:table-cell>
          <table:table-cell office:value-type="float" office:value="0.000698757" calcext:value-type="float">
            <text:p>0.000698757</text:p>
          </table:table-cell>
          <table:table-cell table:formula="of:=1000*[.G934]" office:value-type="float" office:value="0.698757" calcext:value-type="float">
            <text:p>0.698757</text:p>
          </table:table-cell>
          <table:table-cell/>
          <table:table-cell office:value-type="float" office:value="43.0000000000008" calcext:value-type="float">
            <text:p>43</text:p>
          </table:table-cell>
          <table:table-cell office:value-type="float" office:value="0.00236673012340647" calcext:value-type="float">
            <text:p>0.0023667301</text:p>
          </table:table-cell>
          <table:table-cell table:formula="of:= [.K934]*1000" office:value-type="float" office:value="2.36673012340647" calcext:value-type="float">
            <text:p>2.3667301234</text:p>
          </table:table-cell>
          <table:table-cell table:number-columns-repeated="3"/>
          <table:table-cell office:value-type="float" office:value="43.0000000000008" calcext:value-type="float">
            <text:p>43</text:p>
          </table:table-cell>
          <table:table-cell office:value-type="float" office:value="0.00403016095609729" calcext:value-type="float">
            <text:p>0.00403016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82" calcext:value-type="float">
            <text:p>-40.82</text:p>
          </table:table-cell>
          <table:table-cell table:formula="of:=[.E935]-17.5" office:value-type="float" office:value="-58.32" calcext:value-type="float">
            <text:p>-58.32</text:p>
          </table:table-cell>
          <table:table-cell office:value-type="float" office:value="0.000690374" calcext:value-type="float">
            <text:p>0.000690374</text:p>
          </table:table-cell>
          <table:table-cell table:formula="of:=1000*[.G935]" office:value-type="float" office:value="0.690374" calcext:value-type="float">
            <text:p>0.690374</text:p>
          </table:table-cell>
          <table:table-cell/>
          <table:table-cell office:value-type="float" office:value="43.1000000000008" calcext:value-type="float">
            <text:p>43.1</text:p>
          </table:table-cell>
          <table:table-cell office:value-type="float" office:value="0.00236243623462235" calcext:value-type="float">
            <text:p>0.0023624362</text:p>
          </table:table-cell>
          <table:table-cell table:formula="of:= [.K935]*1000" office:value-type="float" office:value="2.36243623462235" calcext:value-type="float">
            <text:p>2.3624362346</text:p>
          </table:table-cell>
          <table:table-cell table:number-columns-repeated="3"/>
          <table:table-cell office:value-type="float" office:value="43.1000000000008" calcext:value-type="float">
            <text:p>43.1</text:p>
          </table:table-cell>
          <table:table-cell office:value-type="float" office:value="0.0039795203620606" calcext:value-type="float">
            <text:p>0.00397952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0.955" calcext:value-type="float">
            <text:p>-40.955</text:p>
          </table:table-cell>
          <table:table-cell table:formula="of:=[.E936]-17.5" office:value-type="float" office:value="-58.455" calcext:value-type="float">
            <text:p>-58.455</text:p>
          </table:table-cell>
          <table:table-cell office:value-type="float" office:value="0.000683967" calcext:value-type="float">
            <text:p>0.000683967</text:p>
          </table:table-cell>
          <table:table-cell table:formula="of:=1000*[.G936]" office:value-type="float" office:value="0.683967" calcext:value-type="float">
            <text:p>0.683967</text:p>
          </table:table-cell>
          <table:table-cell/>
          <table:table-cell office:value-type="float" office:value="43.2000000000008" calcext:value-type="float">
            <text:p>43.2</text:p>
          </table:table-cell>
          <table:table-cell office:value-type="float" office:value="0.00224111957589514" calcext:value-type="float">
            <text:p>0.0022411196</text:p>
          </table:table-cell>
          <table:table-cell table:formula="of:= [.K936]*1000" office:value-type="float" office:value="2.24111957589514" calcext:value-type="float">
            <text:p>2.2411195759</text:p>
          </table:table-cell>
          <table:table-cell table:number-columns-repeated="3"/>
          <table:table-cell office:value-type="float" office:value="43.2000000000008" calcext:value-type="float">
            <text:p>43.2</text:p>
          </table:table-cell>
          <table:table-cell office:value-type="float" office:value="0.0039287742546643" calcext:value-type="float">
            <text:p>0.00392877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1.09" calcext:value-type="float">
            <text:p>-41.09</text:p>
          </table:table-cell>
          <table:table-cell table:formula="of:=[.E937]-17.5" office:value-type="float" office:value="-58.59" calcext:value-type="float">
            <text:p>-58.59</text:p>
          </table:table-cell>
          <table:table-cell office:value-type="float" office:value="0.000677559" calcext:value-type="float">
            <text:p>0.000677559</text:p>
          </table:table-cell>
          <table:table-cell table:formula="of:=1000*[.G937]" office:value-type="float" office:value="0.677559" calcext:value-type="float">
            <text:p>0.677559</text:p>
          </table:table-cell>
          <table:table-cell/>
          <table:table-cell office:value-type="float" office:value="43.3000000000008" calcext:value-type="float">
            <text:p>43.3</text:p>
          </table:table-cell>
          <table:table-cell office:value-type="float" office:value="0.00222230815582931" calcext:value-type="float">
            <text:p>0.0022223082</text:p>
          </table:table-cell>
          <table:table-cell table:formula="of:= [.K937]*1000" office:value-type="float" office:value="2.22230815582931" calcext:value-type="float">
            <text:p>2.2223081558</text:p>
          </table:table-cell>
          <table:table-cell table:number-columns-repeated="3"/>
          <table:table-cell office:value-type="float" office:value="43.3000000000008" calcext:value-type="float">
            <text:p>43.3</text:p>
          </table:table-cell>
          <table:table-cell office:value-type="float" office:value="0.00387792263390839" calcext:value-type="float">
            <text:p>0.00387792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1.225" calcext:value-type="float">
            <text:p>-41.225</text:p>
          </table:table-cell>
          <table:table-cell table:formula="of:=[.E938]-17.5" office:value-type="float" office:value="-58.725" calcext:value-type="float">
            <text:p>-58.725</text:p>
          </table:table-cell>
          <table:table-cell office:value-type="float" office:value="0.000671151" calcext:value-type="float">
            <text:p>0.000671151</text:p>
          </table:table-cell>
          <table:table-cell table:formula="of:=1000*[.G938]" office:value-type="float" office:value="0.671151" calcext:value-type="float">
            <text:p>0.671151</text:p>
          </table:table-cell>
          <table:table-cell/>
          <table:table-cell office:value-type="float" office:value="43.4000000000008" calcext:value-type="float">
            <text:p>43.4</text:p>
          </table:table-cell>
          <table:table-cell office:value-type="float" office:value="0.00220343721737472" calcext:value-type="float">
            <text:p>0.0022034372</text:p>
          </table:table-cell>
          <table:table-cell table:formula="of:= [.K938]*1000" office:value-type="float" office:value="2.20343721737472" calcext:value-type="float">
            <text:p>2.2034372174</text:p>
          </table:table-cell>
          <table:table-cell table:number-columns-repeated="3"/>
          <table:table-cell office:value-type="float" office:value="43.4000000000008" calcext:value-type="float">
            <text:p>43.4</text:p>
          </table:table-cell>
          <table:table-cell office:value-type="float" office:value="0.00383623922992593" calcext:value-type="float">
            <text:p>0.003836239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1.36" calcext:value-type="float">
            <text:p>-41.36</text:p>
          </table:table-cell>
          <table:table-cell table:formula="of:=[.E939]-17.5" office:value-type="float" office:value="-58.86" calcext:value-type="float">
            <text:p>-58.86</text:p>
          </table:table-cell>
          <table:table-cell office:value-type="float" office:value="0.000664744" calcext:value-type="float">
            <text:p>0.000664744</text:p>
          </table:table-cell>
          <table:table-cell table:formula="of:=1000*[.G939]" office:value-type="float" office:value="0.664744" calcext:value-type="float">
            <text:p>0.664744</text:p>
          </table:table-cell>
          <table:table-cell/>
          <table:table-cell office:value-type="float" office:value="43.5000000000008" calcext:value-type="float">
            <text:p>43.5</text:p>
          </table:table-cell>
          <table:table-cell office:value-type="float" office:value="0.00218450676053139" calcext:value-type="float">
            <text:p>0.0021845068</text:p>
          </table:table-cell>
          <table:table-cell table:formula="of:= [.K939]*1000" office:value-type="float" office:value="2.18450676053139" calcext:value-type="float">
            <text:p>2.1845067605</text:p>
          </table:table-cell>
          <table:table-cell table:number-columns-repeated="3"/>
          <table:table-cell office:value-type="float" office:value="43.5000000000008" calcext:value-type="float">
            <text:p>43.5</text:p>
          </table:table-cell>
          <table:table-cell office:value-type="float" office:value="0.00379754206165361" calcext:value-type="float">
            <text:p>0.00379754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1.495" calcext:value-type="float">
            <text:p>-41.495</text:p>
          </table:table-cell>
          <table:table-cell table:formula="of:=[.E940]-17.5" office:value-type="float" office:value="-58.995" calcext:value-type="float">
            <text:p>-58.995</text:p>
          </table:table-cell>
          <table:table-cell office:value-type="float" office:value="0.000658336" calcext:value-type="float">
            <text:p>0.000658336</text:p>
          </table:table-cell>
          <table:table-cell table:formula="of:=1000*[.G940]" office:value-type="float" office:value="0.658336" calcext:value-type="float">
            <text:p>0.658336</text:p>
          </table:table-cell>
          <table:table-cell/>
          <table:table-cell office:value-type="float" office:value="43.6000000000008" calcext:value-type="float">
            <text:p>43.6</text:p>
          </table:table-cell>
          <table:table-cell office:value-type="float" office:value="0.00216551678529931" calcext:value-type="float">
            <text:p>0.0021655168</text:p>
          </table:table-cell>
          <table:table-cell table:formula="of:= [.K940]*1000" office:value-type="float" office:value="2.16551678529931" calcext:value-type="float">
            <text:p>2.1655167853</text:p>
          </table:table-cell>
          <table:table-cell table:number-columns-repeated="3"/>
          <table:table-cell office:value-type="float" office:value="43.6000000000008" calcext:value-type="float">
            <text:p>43.6</text:p>
          </table:table-cell>
          <table:table-cell office:value-type="float" office:value="0.00375889410042359" calcext:value-type="float">
            <text:p>0.003758894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1.63" calcext:value-type="float">
            <text:p>-41.63</text:p>
          </table:table-cell>
          <table:table-cell table:formula="of:=[.E941]-17.5" office:value-type="float" office:value="-59.13" calcext:value-type="float">
            <text:p>-59.13</text:p>
          </table:table-cell>
          <table:table-cell office:value-type="float" office:value="0.000651929" calcext:value-type="float">
            <text:p>0.000651929</text:p>
          </table:table-cell>
          <table:table-cell table:formula="of:=1000*[.G941]" office:value-type="float" office:value="0.651929" calcext:value-type="float">
            <text:p>0.651929</text:p>
          </table:table-cell>
          <table:table-cell/>
          <table:table-cell office:value-type="float" office:value="43.7000000000008" calcext:value-type="float">
            <text:p>43.7</text:p>
          </table:table-cell>
          <table:table-cell office:value-type="float" office:value="0.00214646729167848" calcext:value-type="float">
            <text:p>0.0021464673</text:p>
          </table:table-cell>
          <table:table-cell table:formula="of:= [.K941]*1000" office:value-type="float" office:value="2.14646729167848" calcext:value-type="float">
            <text:p>2.1464672917</text:p>
          </table:table-cell>
          <table:table-cell table:number-columns-repeated="3"/>
          <table:table-cell office:value-type="float" office:value="43.7000000000008" calcext:value-type="float">
            <text:p>43.7</text:p>
          </table:table-cell>
          <table:table-cell office:value-type="float" office:value="0.00372029534623585" calcext:value-type="float">
            <text:p>0.003720295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1.765" calcext:value-type="float">
            <text:p>-41.765</text:p>
          </table:table-cell>
          <table:table-cell table:formula="of:=[.E942]-17.5" office:value-type="float" office:value="-59.265" calcext:value-type="float">
            <text:p>-59.265</text:p>
          </table:table-cell>
          <table:table-cell office:value-type="float" office:value="0.000645522" calcext:value-type="float">
            <text:p>0.000645522</text:p>
          </table:table-cell>
          <table:table-cell table:formula="of:=1000*[.G942]" office:value-type="float" office:value="0.645522" calcext:value-type="float">
            <text:p>0.645522</text:p>
          </table:table-cell>
          <table:table-cell/>
          <table:table-cell office:value-type="float" office:value="43.8000000000008" calcext:value-type="float">
            <text:p>43.8</text:p>
          </table:table-cell>
          <table:table-cell office:value-type="float" office:value="0.00212735827966891" calcext:value-type="float">
            <text:p>0.0021273583</text:p>
          </table:table-cell>
          <table:table-cell table:formula="of:= [.K942]*1000" office:value-type="float" office:value="2.12735827966891" calcext:value-type="float">
            <text:p>2.1273582797</text:p>
          </table:table-cell>
          <table:table-cell table:number-columns-repeated="3"/>
          <table:table-cell office:value-type="float" office:value="43.8000000000008" calcext:value-type="float">
            <text:p>43.8</text:p>
          </table:table-cell>
          <table:table-cell office:value-type="float" office:value="0.00368174579909042" calcext:value-type="float">
            <text:p>0.003681745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1.9" calcext:value-type="float">
            <text:p>-41.9</text:p>
          </table:table-cell>
          <table:table-cell table:formula="of:=[.E943]-17.5" office:value-type="float" office:value="-59.4" calcext:value-type="float">
            <text:p>-59.4</text:p>
          </table:table-cell>
          <table:table-cell office:value-type="float" office:value="0.000639114" calcext:value-type="float">
            <text:p>0.000639114</text:p>
          </table:table-cell>
          <table:table-cell table:formula="of:=1000*[.G943]" office:value-type="float" office:value="0.639114" calcext:value-type="float">
            <text:p>0.639114</text:p>
          </table:table-cell>
          <table:table-cell/>
          <table:table-cell office:value-type="float" office:value="43.9000000000008" calcext:value-type="float">
            <text:p>43.9</text:p>
          </table:table-cell>
          <table:table-cell office:value-type="float" office:value="0.00210818974927059" calcext:value-type="float">
            <text:p>0.0021081897</text:p>
          </table:table-cell>
          <table:table-cell table:formula="of:= [.K943]*1000" office:value-type="float" office:value="2.10818974927059" calcext:value-type="float">
            <text:p>2.1081897493</text:p>
          </table:table-cell>
          <table:table-cell table:number-columns-repeated="3"/>
          <table:table-cell office:value-type="float" office:value="43.9000000000008" calcext:value-type="float">
            <text:p>43.9</text:p>
          </table:table-cell>
          <table:table-cell office:value-type="float" office:value="0.00364324545898726" calcext:value-type="float">
            <text:p>0.003643245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035" calcext:value-type="float">
            <text:p>-42.035</text:p>
          </table:table-cell>
          <table:table-cell table:formula="of:=[.E944]-17.5" office:value-type="float" office:value="-59.535" calcext:value-type="float">
            <text:p>-59.535</text:p>
          </table:table-cell>
          <table:table-cell office:value-type="float" office:value="0.000632707" calcext:value-type="float">
            <text:p>0.000632707</text:p>
          </table:table-cell>
          <table:table-cell table:formula="of:=1000*[.G944]" office:value-type="float" office:value="0.632707" calcext:value-type="float">
            <text:p>0.632707</text:p>
          </table:table-cell>
          <table:table-cell/>
          <table:table-cell office:value-type="float" office:value="44.0000000000008" calcext:value-type="float">
            <text:p>44</text:p>
          </table:table-cell>
          <table:table-cell office:value-type="float" office:value="0.00208896170048352" calcext:value-type="float">
            <text:p>0.0020889617</text:p>
          </table:table-cell>
          <table:table-cell table:formula="of:= [.K944]*1000" office:value-type="float" office:value="2.08896170048352" calcext:value-type="float">
            <text:p>2.0889617005</text:p>
          </table:table-cell>
          <table:table-cell table:number-columns-repeated="3"/>
          <table:table-cell office:value-type="float" office:value="44.0000000000008" calcext:value-type="float">
            <text:p>44</text:p>
          </table:table-cell>
          <table:table-cell office:value-type="float" office:value="0.00360479432592641" calcext:value-type="float">
            <text:p>0.00360479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17" calcext:value-type="float">
            <text:p>-42.17</text:p>
          </table:table-cell>
          <table:table-cell table:formula="of:=[.E945]-17.5" office:value-type="float" office:value="-59.67" calcext:value-type="float">
            <text:p>-59.67</text:p>
          </table:table-cell>
          <table:table-cell office:value-type="float" office:value="0.000626401" calcext:value-type="float">
            <text:p>0.000626401</text:p>
          </table:table-cell>
          <table:table-cell table:formula="of:=1000*[.G945]" office:value-type="float" office:value="0.626401" calcext:value-type="float">
            <text:p>0.626401</text:p>
          </table:table-cell>
          <table:table-cell/>
          <table:table-cell office:value-type="float" office:value="44.1000000000008" calcext:value-type="float">
            <text:p>44.1</text:p>
          </table:table-cell>
          <table:table-cell office:value-type="float" office:value="0.00206967413330771" calcext:value-type="float">
            <text:p>0.0020696741</text:p>
          </table:table-cell>
          <table:table-cell table:formula="of:= [.K945]*1000" office:value-type="float" office:value="2.06967413330771" calcext:value-type="float">
            <text:p>2.0696741333</text:p>
          </table:table-cell>
          <table:table-cell table:number-columns-repeated="3"/>
          <table:table-cell office:value-type="float" office:value="44.1000000000008" calcext:value-type="float">
            <text:p>44.1</text:p>
          </table:table-cell>
          <table:table-cell office:value-type="float" office:value="0.00356639239990784" calcext:value-type="float">
            <text:p>0.003566392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305" calcext:value-type="float">
            <text:p>-42.305</text:p>
          </table:table-cell>
          <table:table-cell table:formula="of:=[.E946]-17.5" office:value-type="float" office:value="-59.805" calcext:value-type="float">
            <text:p>-59.805</text:p>
          </table:table-cell>
          <table:table-cell office:value-type="float" office:value="0.000620923" calcext:value-type="float">
            <text:p>0.000620923</text:p>
          </table:table-cell>
          <table:table-cell table:formula="of:=1000*[.G946]" office:value-type="float" office:value="0.620923" calcext:value-type="float">
            <text:p>0.620923</text:p>
          </table:table-cell>
          <table:table-cell/>
          <table:table-cell office:value-type="float" office:value="44.2000000000008" calcext:value-type="float">
            <text:p>44.2</text:p>
          </table:table-cell>
          <table:table-cell office:value-type="float" office:value="0.00205032704774315" calcext:value-type="float">
            <text:p>0.002050327</text:p>
          </table:table-cell>
          <table:table-cell table:formula="of:= [.K946]*1000" office:value-type="float" office:value="2.05032704774315" calcext:value-type="float">
            <text:p>2.0503270477</text:p>
          </table:table-cell>
          <table:table-cell table:number-columns-repeated="3"/>
          <table:table-cell office:value-type="float" office:value="44.2000000000008" calcext:value-type="float">
            <text:p>44.2</text:p>
          </table:table-cell>
          <table:table-cell office:value-type="float" office:value="0.00352803968093155" calcext:value-type="float">
            <text:p>0.003528039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44" calcext:value-type="float">
            <text:p>-42.44</text:p>
          </table:table-cell>
          <table:table-cell table:formula="of:=[.E947]-17.5" office:value-type="float" office:value="-59.94" calcext:value-type="float">
            <text:p>-59.94</text:p>
          </table:table-cell>
          <table:table-cell office:value-type="float" office:value="0.000613626" calcext:value-type="float">
            <text:p>0.000613626</text:p>
          </table:table-cell>
          <table:table-cell table:formula="of:=1000*[.G947]" office:value-type="float" office:value="0.613626" calcext:value-type="float">
            <text:p>0.613626</text:p>
          </table:table-cell>
          <table:table-cell/>
          <table:table-cell office:value-type="float" office:value="44.3000000000008" calcext:value-type="float">
            <text:p>44.3</text:p>
          </table:table-cell>
          <table:table-cell office:value-type="float" office:value="0.00203092044378985" calcext:value-type="float">
            <text:p>0.0020309204</text:p>
          </table:table-cell>
          <table:table-cell table:formula="of:= [.K947]*1000" office:value-type="float" office:value="2.03092044378985" calcext:value-type="float">
            <text:p>2.0309204438</text:p>
          </table:table-cell>
          <table:table-cell table:number-columns-repeated="3"/>
          <table:table-cell office:value-type="float" office:value="44.3000000000008" calcext:value-type="float">
            <text:p>44.3</text:p>
          </table:table-cell>
          <table:table-cell office:value-type="float" office:value="0.00348973616899758" calcext:value-type="float">
            <text:p>0.003489736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575" calcext:value-type="float">
            <text:p>-42.575</text:p>
          </table:table-cell>
          <table:table-cell table:formula="of:=[.E948]-17.5" office:value-type="float" office:value="-60.075" calcext:value-type="float">
            <text:p>-60.075</text:p>
          </table:table-cell>
          <table:table-cell office:value-type="float" office:value="0.000607837" calcext:value-type="float">
            <text:p>0.000607837</text:p>
          </table:table-cell>
          <table:table-cell table:formula="of:=1000*[.G948]" office:value-type="float" office:value="0.607837" calcext:value-type="float">
            <text:p>0.607837</text:p>
          </table:table-cell>
          <table:table-cell/>
          <table:table-cell office:value-type="float" office:value="44.4000000000008" calcext:value-type="float">
            <text:p>44.4</text:p>
          </table:table-cell>
          <table:table-cell office:value-type="float" office:value="0.0020114543214478" calcext:value-type="float">
            <text:p>0.0020114543</text:p>
          </table:table-cell>
          <table:table-cell table:formula="of:= [.K948]*1000" office:value-type="float" office:value="2.0114543214478" calcext:value-type="float">
            <text:p>2.0114543214</text:p>
          </table:table-cell>
          <table:table-cell table:number-columns-repeated="3"/>
          <table:table-cell office:value-type="float" office:value="44.4000000000008" calcext:value-type="float">
            <text:p>44.4</text:p>
          </table:table-cell>
          <table:table-cell office:value-type="float" office:value="0.00345148186410588" calcext:value-type="float">
            <text:p>0.00345148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71" calcext:value-type="float">
            <text:p>-42.71</text:p>
          </table:table-cell>
          <table:table-cell table:formula="of:=[.E949]-17.5" office:value-type="float" office:value="-60.21" calcext:value-type="float">
            <text:p>-60.21</text:p>
          </table:table-cell>
          <table:table-cell office:value-type="float" office:value="0.000602045" calcext:value-type="float">
            <text:p>0.000602045</text:p>
          </table:table-cell>
          <table:table-cell table:formula="of:=1000*[.G949]" office:value-type="float" office:value="0.602045" calcext:value-type="float">
            <text:p>0.602045</text:p>
          </table:table-cell>
          <table:table-cell/>
          <table:table-cell office:value-type="float" office:value="44.5000000000008" calcext:value-type="float">
            <text:p>44.5</text:p>
          </table:table-cell>
          <table:table-cell office:value-type="float" office:value="0.001991928680717" calcext:value-type="float">
            <text:p>0.0019919287</text:p>
          </table:table-cell>
          <table:table-cell table:formula="of:= [.K949]*1000" office:value-type="float" office:value="1.991928680717" calcext:value-type="float">
            <text:p>1.9919286807</text:p>
          </table:table-cell>
          <table:table-cell table:number-columns-repeated="3"/>
          <table:table-cell office:value-type="float" office:value="44.5000000000008" calcext:value-type="float">
            <text:p>44.5</text:p>
          </table:table-cell>
          <table:table-cell office:value-type="float" office:value="0.00341327676625648" calcext:value-type="float">
            <text:p>0.003413276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845" calcext:value-type="float">
            <text:p>-42.845</text:p>
          </table:table-cell>
          <table:table-cell table:formula="of:=[.E950]-17.5" office:value-type="float" office:value="-60.345" calcext:value-type="float">
            <text:p>-60.345</text:p>
          </table:table-cell>
          <table:table-cell office:value-type="float" office:value="0.000596248" calcext:value-type="float">
            <text:p>0.000596248</text:p>
          </table:table-cell>
          <table:table-cell table:formula="of:=1000*[.G950]" office:value-type="float" office:value="0.596248" calcext:value-type="float">
            <text:p>0.596248</text:p>
          </table:table-cell>
          <table:table-cell/>
          <table:table-cell office:value-type="float" office:value="44.6000000000008" calcext:value-type="float">
            <text:p>44.6</text:p>
          </table:table-cell>
          <table:table-cell office:value-type="float" office:value="0.00197234352159745" calcext:value-type="float">
            <text:p>0.0019723435</text:p>
          </table:table-cell>
          <table:table-cell table:formula="of:= [.K950]*1000" office:value-type="float" office:value="1.97234352159745" calcext:value-type="float">
            <text:p>1.9723435216</text:p>
          </table:table-cell>
          <table:table-cell table:number-columns-repeated="3"/>
          <table:table-cell office:value-type="float" office:value="44.6000000000008" calcext:value-type="float">
            <text:p>44.6</text:p>
          </table:table-cell>
          <table:table-cell office:value-type="float" office:value="0.00337512087544936" calcext:value-type="float">
            <text:p>0.00337512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2.98" calcext:value-type="float">
            <text:p>-42.98</text:p>
          </table:table-cell>
          <table:table-cell table:formula="of:=[.E951]-17.5" office:value-type="float" office:value="-60.48" calcext:value-type="float">
            <text:p>-60.48</text:p>
          </table:table-cell>
          <table:table-cell office:value-type="float" office:value="0.000590448" calcext:value-type="float">
            <text:p>0.000590448</text:p>
          </table:table-cell>
          <table:table-cell table:formula="of:=1000*[.G951]" office:value-type="float" office:value="0.590448" calcext:value-type="float">
            <text:p>0.590448</text:p>
          </table:table-cell>
          <table:table-cell/>
          <table:table-cell office:value-type="float" office:value="44.7000000000008" calcext:value-type="float">
            <text:p>44.7</text:p>
          </table:table-cell>
          <table:table-cell office:value-type="float" office:value="0.00195269884408916" calcext:value-type="float">
            <text:p>0.0019526988</text:p>
          </table:table-cell>
          <table:table-cell table:formula="of:= [.K951]*1000" office:value-type="float" office:value="1.95269884408916" calcext:value-type="float">
            <text:p>1.9526988441</text:p>
          </table:table-cell>
          <table:table-cell table:number-columns-repeated="3"/>
          <table:table-cell office:value-type="float" office:value="44.7000000000008" calcext:value-type="float">
            <text:p>44.7</text:p>
          </table:table-cell>
          <table:table-cell office:value-type="float" office:value="0.00333701419168454" calcext:value-type="float">
            <text:p>0.003337014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3.115" calcext:value-type="float">
            <text:p>-43.115</text:p>
          </table:table-cell>
          <table:table-cell table:formula="of:=[.E952]-17.5" office:value-type="float" office:value="-60.615" calcext:value-type="float">
            <text:p>-60.615</text:p>
          </table:table-cell>
          <table:table-cell office:value-type="float" office:value="0.000584645" calcext:value-type="float">
            <text:p>0.000584645</text:p>
          </table:table-cell>
          <table:table-cell table:formula="of:=1000*[.G952]" office:value-type="float" office:value="0.584645" calcext:value-type="float">
            <text:p>0.584645</text:p>
          </table:table-cell>
          <table:table-cell/>
          <table:table-cell office:value-type="float" office:value="44.8000000000008" calcext:value-type="float">
            <text:p>44.8</text:p>
          </table:table-cell>
          <table:table-cell office:value-type="float" office:value="0.00193299464819213" calcext:value-type="float">
            <text:p>0.0019329946</text:p>
          </table:table-cell>
          <table:table-cell table:formula="of:= [.K952]*1000" office:value-type="float" office:value="1.93299464819213" calcext:value-type="float">
            <text:p>1.9329946482</text:p>
          </table:table-cell>
          <table:table-cell table:number-columns-repeated="3"/>
          <table:table-cell office:value-type="float" office:value="44.8000000000008" calcext:value-type="float">
            <text:p>44.8</text:p>
          </table:table-cell>
          <table:table-cell office:value-type="float" office:value="0.00329895671496201" calcext:value-type="float">
            <text:p>0.003298956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3.25" calcext:value-type="float">
            <text:p>-43.25</text:p>
          </table:table-cell>
          <table:table-cell table:formula="of:=[.E953]-17.5" office:value-type="float" office:value="-60.75" calcext:value-type="float">
            <text:p>-60.75</text:p>
          </table:table-cell>
          <table:table-cell office:value-type="float" office:value="0.000578838" calcext:value-type="float">
            <text:p>0.000578838</text:p>
          </table:table-cell>
          <table:table-cell table:formula="of:=1000*[.G953]" office:value-type="float" office:value="0.578838" calcext:value-type="float">
            <text:p>0.578838</text:p>
          </table:table-cell>
          <table:table-cell/>
          <table:table-cell office:value-type="float" office:value="44.9000000000008" calcext:value-type="float">
            <text:p>44.9</text:p>
          </table:table-cell>
          <table:table-cell office:value-type="float" office:value="0.00191323093390634" calcext:value-type="float">
            <text:p>0.0019132309</text:p>
          </table:table-cell>
          <table:table-cell table:formula="of:= [.K953]*1000" office:value-type="float" office:value="1.91323093390634" calcext:value-type="float">
            <text:p>1.9132309339</text:p>
          </table:table-cell>
          <table:table-cell table:number-columns-repeated="3"/>
          <table:table-cell office:value-type="float" office:value="44.9000000000008" calcext:value-type="float">
            <text:p>44.9</text:p>
          </table:table-cell>
          <table:table-cell office:value-type="float" office:value="0.00326094844528177" calcext:value-type="float">
            <text:p>0.00326094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3.385" calcext:value-type="float">
            <text:p>-43.385</text:p>
          </table:table-cell>
          <table:table-cell table:formula="of:=[.E954]-17.5" office:value-type="float" office:value="-60.885" calcext:value-type="float">
            <text:p>-60.885</text:p>
          </table:table-cell>
          <table:table-cell office:value-type="float" office:value="0.000573027" calcext:value-type="float">
            <text:p>0.000573027</text:p>
          </table:table-cell>
          <table:table-cell table:formula="of:=1000*[.G954]" office:value-type="float" office:value="0.573027" calcext:value-type="float">
            <text:p>0.573027</text:p>
          </table:table-cell>
          <table:table-cell/>
          <table:table-cell office:value-type="float" office:value="45.0000000000008" calcext:value-type="float">
            <text:p>45</text:p>
          </table:table-cell>
          <table:table-cell office:value-type="float" office:value="0.00189340770123181" calcext:value-type="float">
            <text:p>0.0018934077</text:p>
          </table:table-cell>
          <table:table-cell table:formula="of:= [.K954]*1000" office:value-type="float" office:value="1.89340770123181" calcext:value-type="float">
            <text:p>1.8934077012</text:p>
          </table:table-cell>
          <table:table-cell table:number-columns-repeated="3"/>
          <table:table-cell office:value-type="float" office:value="45.0000000000008" calcext:value-type="float">
            <text:p>45</text:p>
          </table:table-cell>
          <table:table-cell office:value-type="float" office:value="0.00322298938264382" calcext:value-type="float">
            <text:p>0.00322298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3.52" calcext:value-type="float">
            <text:p>-43.52</text:p>
          </table:table-cell>
          <table:table-cell table:formula="of:=[.E955]-17.5" office:value-type="float" office:value="-61.02" calcext:value-type="float">
            <text:p>-61.02</text:p>
          </table:table-cell>
          <table:table-cell office:value-type="float" office:value="0.000567501" calcext:value-type="float">
            <text:p>0.000567501</text:p>
          </table:table-cell>
          <table:table-cell table:formula="of:=1000*[.G955]" office:value-type="float" office:value="0.567501" calcext:value-type="float">
            <text:p>0.567501</text:p>
          </table:table-cell>
          <table:table-cell/>
          <table:table-cell office:value-type="float" office:value="45.1000000000008" calcext:value-type="float">
            <text:p>45.1</text:p>
          </table:table-cell>
          <table:table-cell office:value-type="float" office:value="0.00187352495016853" calcext:value-type="float">
            <text:p>0.001873525</text:p>
          </table:table-cell>
          <table:table-cell table:formula="of:= [.K955]*1000" office:value-type="float" office:value="1.87352495016853" calcext:value-type="float">
            <text:p>1.8735249502</text:p>
          </table:table-cell>
          <table:table-cell table:number-columns-repeated="3"/>
          <table:table-cell office:value-type="float" office:value="45.1000000000008" calcext:value-type="float">
            <text:p>45.1</text:p>
          </table:table-cell>
          <table:table-cell office:value-type="float" office:value="0.00318507952704816" calcext:value-type="float">
            <text:p>0.00318507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3.655" calcext:value-type="float">
            <text:p>-43.655</text:p>
          </table:table-cell>
          <table:table-cell table:formula="of:=[.E956]-17.5" office:value-type="float" office:value="-61.155" calcext:value-type="float">
            <text:p>-61.155</text:p>
          </table:table-cell>
          <table:table-cell office:value-type="float" office:value="0.000562222" calcext:value-type="float">
            <text:p>0.000562222</text:p>
          </table:table-cell>
          <table:table-cell table:formula="of:=1000*[.G956]" office:value-type="float" office:value="0.562222" calcext:value-type="float">
            <text:p>0.562222</text:p>
          </table:table-cell>
          <table:table-cell/>
          <table:table-cell office:value-type="float" office:value="45.2000000000008" calcext:value-type="float">
            <text:p>45.2</text:p>
          </table:table-cell>
          <table:table-cell office:value-type="float" office:value="0.00185358268071651" calcext:value-type="float">
            <text:p>0.0018535827</text:p>
          </table:table-cell>
          <table:table-cell table:formula="of:= [.K956]*1000" office:value-type="float" office:value="1.85358268071651" calcext:value-type="float">
            <text:p>1.8535826807</text:p>
          </table:table-cell>
          <table:table-cell table:number-columns-repeated="3"/>
          <table:table-cell office:value-type="float" office:value="45.2000000000008" calcext:value-type="float">
            <text:p>45.2</text:p>
          </table:table-cell>
          <table:table-cell office:value-type="float" office:value="0.00314721887849479" calcext:value-type="float">
            <text:p>0.003147218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3.79" calcext:value-type="float">
            <text:p>-43.79</text:p>
          </table:table-cell>
          <table:table-cell table:formula="of:=[.E957]-17.5" office:value-type="float" office:value="-61.29" calcext:value-type="float">
            <text:p>-61.29</text:p>
          </table:table-cell>
          <table:table-cell office:value-type="float" office:value="0.000556955" calcext:value-type="float">
            <text:p>0.000556955</text:p>
          </table:table-cell>
          <table:table-cell table:formula="of:=1000*[.G957]" office:value-type="float" office:value="0.556955" calcext:value-type="float">
            <text:p>0.556955</text:p>
          </table:table-cell>
          <table:table-cell/>
          <table:table-cell office:value-type="float" office:value="45.3000000000008" calcext:value-type="float">
            <text:p>45.3</text:p>
          </table:table-cell>
          <table:table-cell office:value-type="float" office:value="0.00183358089287574" calcext:value-type="float">
            <text:p>0.0018335809</text:p>
          </table:table-cell>
          <table:table-cell table:formula="of:= [.K957]*1000" office:value-type="float" office:value="1.83358089287574" calcext:value-type="float">
            <text:p>1.8335808929</text:p>
          </table:table-cell>
          <table:table-cell table:number-columns-repeated="3"/>
          <table:table-cell office:value-type="float" office:value="45.3000000000008" calcext:value-type="float">
            <text:p>45.3</text:p>
          </table:table-cell>
          <table:table-cell office:value-type="float" office:value="0.00310940743698372" calcext:value-type="float">
            <text:p>0.003109407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3.925" calcext:value-type="float">
            <text:p>-43.925</text:p>
          </table:table-cell>
          <table:table-cell table:formula="of:=[.E958]-17.5" office:value-type="float" office:value="-61.425" calcext:value-type="float">
            <text:p>-61.425</text:p>
          </table:table-cell>
          <table:table-cell office:value-type="float" office:value="0.000551702" calcext:value-type="float">
            <text:p>0.000551702</text:p>
          </table:table-cell>
          <table:table-cell table:formula="of:=1000*[.G958]" office:value-type="float" office:value="0.551702" calcext:value-type="float">
            <text:p>0.551702</text:p>
          </table:table-cell>
          <table:table-cell/>
          <table:table-cell office:value-type="float" office:value="45.4000000000008" calcext:value-type="float">
            <text:p>45.4</text:p>
          </table:table-cell>
          <table:table-cell office:value-type="float" office:value="0.00181351958664623" calcext:value-type="float">
            <text:p>0.0018135196</text:p>
          </table:table-cell>
          <table:table-cell table:formula="of:= [.K958]*1000" office:value-type="float" office:value="1.81351958664623" calcext:value-type="float">
            <text:p>1.8135195866</text:p>
          </table:table-cell>
          <table:table-cell table:number-columns-repeated="3"/>
          <table:table-cell office:value-type="float" office:value="45.4000000000008" calcext:value-type="float">
            <text:p>45.4</text:p>
          </table:table-cell>
          <table:table-cell office:value-type="float" office:value="0.00307164520251494" calcext:value-type="float">
            <text:p>0.003071645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4.06" calcext:value-type="float">
            <text:p>-44.06</text:p>
          </table:table-cell>
          <table:table-cell table:formula="of:=[.E959]-17.5" office:value-type="float" office:value="-61.56" calcext:value-type="float">
            <text:p>-61.56</text:p>
          </table:table-cell>
          <table:table-cell office:value-type="float" office:value="0.000545818" calcext:value-type="float">
            <text:p>0.000545818</text:p>
          </table:table-cell>
          <table:table-cell table:formula="of:=1000*[.G959]" office:value-type="float" office:value="0.545818" calcext:value-type="float">
            <text:p>0.545818</text:p>
          </table:table-cell>
          <table:table-cell/>
          <table:table-cell office:value-type="float" office:value="45.5000000000008" calcext:value-type="float">
            <text:p>45.5</text:p>
          </table:table-cell>
          <table:table-cell office:value-type="float" office:value="0.00179339876202796" calcext:value-type="float">
            <text:p>0.0017933988</text:p>
          </table:table-cell>
          <table:table-cell table:formula="of:= [.K959]*1000" office:value-type="float" office:value="1.79339876202796" calcext:value-type="float">
            <text:p>1.793398762</text:p>
          </table:table-cell>
          <table:table-cell table:number-columns-repeated="3"/>
          <table:table-cell office:value-type="float" office:value="45.5000000000008" calcext:value-type="float">
            <text:p>45.5</text:p>
          </table:table-cell>
          <table:table-cell office:value-type="float" office:value="0.00303393217508844" calcext:value-type="float">
            <text:p>0.00303393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4.195" calcext:value-type="float">
            <text:p>-44.195</text:p>
          </table:table-cell>
          <table:table-cell table:formula="of:=[.E960]-17.5" office:value-type="float" office:value="-61.695" calcext:value-type="float">
            <text:p>-61.695</text:p>
          </table:table-cell>
          <table:table-cell office:value-type="float" office:value="0.000540199" calcext:value-type="float">
            <text:p>0.000540199</text:p>
          </table:table-cell>
          <table:table-cell table:formula="of:=1000*[.G960]" office:value-type="float" office:value="0.540199" calcext:value-type="float">
            <text:p>0.540199</text:p>
          </table:table-cell>
          <table:table-cell/>
          <table:table-cell office:value-type="float" office:value="45.6000000000008" calcext:value-type="float">
            <text:p>45.6</text:p>
          </table:table-cell>
          <table:table-cell office:value-type="float" office:value="0.00177321841902096" calcext:value-type="float">
            <text:p>0.0017732184</text:p>
          </table:table-cell>
          <table:table-cell table:formula="of:= [.K960]*1000" office:value-type="float" office:value="1.77321841902096" calcext:value-type="float">
            <text:p>1.773218419</text:p>
          </table:table-cell>
          <table:table-cell table:number-columns-repeated="3"/>
          <table:table-cell office:value-type="float" office:value="45.6000000000008" calcext:value-type="float">
            <text:p>45.6</text:p>
          </table:table-cell>
          <table:table-cell office:value-type="float" office:value="0.00299626835470423" calcext:value-type="float">
            <text:p>0.002996268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4.33" calcext:value-type="float">
            <text:p>-44.33</text:p>
          </table:table-cell>
          <table:table-cell table:formula="of:=[.E961]-17.5" office:value-type="float" office:value="-61.83" calcext:value-type="float">
            <text:p>-61.83</text:p>
          </table:table-cell>
          <table:table-cell office:value-type="float" office:value="0.000534911" calcext:value-type="float">
            <text:p>0.000534911</text:p>
          </table:table-cell>
          <table:table-cell table:formula="of:=1000*[.G961]" office:value-type="float" office:value="0.534911" calcext:value-type="float">
            <text:p>0.534911</text:p>
          </table:table-cell>
          <table:table-cell/>
          <table:table-cell office:value-type="float" office:value="45.7000000000008" calcext:value-type="float">
            <text:p>45.7</text:p>
          </table:table-cell>
          <table:table-cell office:value-type="float" office:value="0.0017529785576252" calcext:value-type="float">
            <text:p>0.0017529786</text:p>
          </table:table-cell>
          <table:table-cell table:formula="of:= [.K961]*1000" office:value-type="float" office:value="1.7529785576252" calcext:value-type="float">
            <text:p>1.7529785576</text:p>
          </table:table-cell>
          <table:table-cell table:number-columns-repeated="3"/>
          <table:table-cell office:value-type="float" office:value="45.7000000000008" calcext:value-type="float">
            <text:p>45.7</text:p>
          </table:table-cell>
          <table:table-cell office:value-type="float" office:value="0.00295865374136232" calcext:value-type="float">
            <text:p>0.002958653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4.465" calcext:value-type="float">
            <text:p>-44.465</text:p>
          </table:table-cell>
          <table:table-cell table:formula="of:=[.E962]-17.5" office:value-type="float" office:value="-61.965" calcext:value-type="float">
            <text:p>-61.965</text:p>
          </table:table-cell>
          <table:table-cell office:value-type="float" office:value="0.000529653" calcext:value-type="float">
            <text:p>0.000529653</text:p>
          </table:table-cell>
          <table:table-cell table:formula="of:=1000*[.G962]" office:value-type="float" office:value="0.529653" calcext:value-type="float">
            <text:p>0.529653</text:p>
          </table:table-cell>
          <table:table-cell/>
          <table:table-cell office:value-type="float" office:value="45.8000000000008" calcext:value-type="float">
            <text:p>45.8</text:p>
          </table:table-cell>
          <table:table-cell office:value-type="float" office:value="0.0017326791778407" calcext:value-type="float">
            <text:p>0.0017326792</text:p>
          </table:table-cell>
          <table:table-cell table:formula="of:= [.K962]*1000" office:value-type="float" office:value="1.7326791778407" calcext:value-type="float">
            <text:p>1.7326791778</text:p>
          </table:table-cell>
          <table:table-cell table:number-columns-repeated="3"/>
          <table:table-cell office:value-type="float" office:value="45.8000000000008" calcext:value-type="float">
            <text:p>45.8</text:p>
          </table:table-cell>
          <table:table-cell office:value-type="float" office:value="0.0029210883350627" calcext:value-type="float">
            <text:p>0.002921088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4.6" calcext:value-type="float">
            <text:p>-44.6</text:p>
          </table:table-cell>
          <table:table-cell table:formula="of:=[.E963]-17.5" office:value-type="float" office:value="-62.1" calcext:value-type="float">
            <text:p>-62.1</text:p>
          </table:table-cell>
          <table:table-cell office:value-type="float" office:value="0.000524385" calcext:value-type="float">
            <text:p>0.000524385</text:p>
          </table:table-cell>
          <table:table-cell table:formula="of:=1000*[.G963]" office:value-type="float" office:value="0.524385" calcext:value-type="float">
            <text:p>0.524385</text:p>
          </table:table-cell>
          <table:table-cell/>
          <table:table-cell office:value-type="float" office:value="45.9000000000008" calcext:value-type="float">
            <text:p>45.9</text:p>
          </table:table-cell>
          <table:table-cell office:value-type="float" office:value="0.00171392911527622" calcext:value-type="float">
            <text:p>0.0017139291</text:p>
          </table:table-cell>
          <table:table-cell table:formula="of:= [.K963]*1000" office:value-type="float" office:value="1.71392911527622" calcext:value-type="float">
            <text:p>1.7139291153</text:p>
          </table:table-cell>
          <table:table-cell table:number-columns-repeated="3"/>
          <table:table-cell office:value-type="float" office:value="45.9000000000008" calcext:value-type="float">
            <text:p>45.9</text:p>
          </table:table-cell>
          <table:table-cell office:value-type="float" office:value="0.00288357213580537" calcext:value-type="float">
            <text:p>0.002883572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4.735" calcext:value-type="float">
            <text:p>-44.735</text:p>
          </table:table-cell>
          <table:table-cell table:formula="of:=[.E964]-17.5" office:value-type="float" office:value="-62.235" calcext:value-type="float">
            <text:p>-62.235</text:p>
          </table:table-cell>
          <table:table-cell office:value-type="float" office:value="0.000519105" calcext:value-type="float">
            <text:p>0.000519105</text:p>
          </table:table-cell>
          <table:table-cell table:formula="of:=1000*[.G964]" office:value-type="float" office:value="0.519105" calcext:value-type="float">
            <text:p>0.519105</text:p>
          </table:table-cell>
          <table:table-cell/>
          <table:table-cell office:value-type="float" office:value="46.0000000000008" calcext:value-type="float">
            <text:p>46</text:p>
          </table:table-cell>
          <table:table-cell office:value-type="float" office:value="0.00170066911096921" calcext:value-type="float">
            <text:p>0.0017006691</text:p>
          </table:table-cell>
          <table:table-cell table:formula="of:= [.K964]*1000" office:value-type="float" office:value="1.70066911096921" calcext:value-type="float">
            <text:p>1.700669111</text:p>
          </table:table-cell>
          <table:table-cell table:number-columns-repeated="3"/>
          <table:table-cell office:value-type="float" office:value="46.0000000000008" calcext:value-type="float">
            <text:p>46</text:p>
          </table:table-cell>
          <table:table-cell office:value-type="float" office:value="0.00284610514359032" calcext:value-type="float">
            <text:p>0.002846105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4.87" calcext:value-type="float">
            <text:p>-44.87</text:p>
          </table:table-cell>
          <table:table-cell table:formula="of:=[.E965]-17.5" office:value-type="float" office:value="-62.37" calcext:value-type="float">
            <text:p>-62.37</text:p>
          </table:table-cell>
          <table:table-cell office:value-type="float" office:value="0.000514097" calcext:value-type="float">
            <text:p>0.000514097</text:p>
          </table:table-cell>
          <table:table-cell table:formula="of:=1000*[.G965]" office:value-type="float" office:value="0.514097" calcext:value-type="float">
            <text:p>0.514097</text:p>
          </table:table-cell>
          <table:table-cell/>
          <table:table-cell office:value-type="float" office:value="46.1000000000008" calcext:value-type="float">
            <text:p>46.1</text:p>
          </table:table-cell>
          <table:table-cell office:value-type="float" office:value="0.00168749689399185" calcext:value-type="float">
            <text:p>0.0016874969</text:p>
          </table:table-cell>
          <table:table-cell table:formula="of:= [.K965]*1000" office:value-type="float" office:value="1.68749689399185" calcext:value-type="float">
            <text:p>1.687496894</text:p>
          </table:table-cell>
          <table:table-cell table:number-columns-repeated="3"/>
          <table:table-cell office:value-type="float" office:value="46.1000000000008" calcext:value-type="float">
            <text:p>46.1</text:p>
          </table:table-cell>
          <table:table-cell office:value-type="float" office:value="0.00290033585054715" calcext:value-type="float">
            <text:p>0.002900335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005" calcext:value-type="float">
            <text:p>-45.005</text:p>
          </table:table-cell>
          <table:table-cell table:formula="of:=[.E966]-17.5" office:value-type="float" office:value="-62.505" calcext:value-type="float">
            <text:p>-62.505</text:p>
          </table:table-cell>
          <table:table-cell office:value-type="float" office:value="0.000509269" calcext:value-type="float">
            <text:p>0.000509269</text:p>
          </table:table-cell>
          <table:table-cell table:formula="of:=1000*[.G966]" office:value-type="float" office:value="0.509269" calcext:value-type="float">
            <text:p>0.509269</text:p>
          </table:table-cell>
          <table:table-cell/>
          <table:table-cell office:value-type="float" office:value="46.2000000000008" calcext:value-type="float">
            <text:p>46.2</text:p>
          </table:table-cell>
          <table:table-cell office:value-type="float" office:value="0.00167441246434412" calcext:value-type="float">
            <text:p>0.0016744125</text:p>
          </table:table-cell>
          <table:table-cell table:formula="of:= [.K966]*1000" office:value-type="float" office:value="1.67441246434412" calcext:value-type="float">
            <text:p>1.6744124643</text:p>
          </table:table-cell>
          <table:table-cell table:number-columns-repeated="3"/>
          <table:table-cell office:value-type="float" office:value="46.2000000000008" calcext:value-type="float">
            <text:p>46.2</text:p>
          </table:table-cell>
          <table:table-cell office:value-type="float" office:value="0.00287105223246421" calcext:value-type="float">
            <text:p>0.002871052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14" calcext:value-type="float">
            <text:p>-45.14</text:p>
          </table:table-cell>
          <table:table-cell table:formula="of:=[.E967]-17.5" office:value-type="float" office:value="-62.64" calcext:value-type="float">
            <text:p>-62.64</text:p>
          </table:table-cell>
          <table:table-cell office:value-type="float" office:value="0.000504445" calcext:value-type="float">
            <text:p>0.000504445</text:p>
          </table:table-cell>
          <table:table-cell table:formula="of:=1000*[.G967]" office:value-type="float" office:value="0.504445" calcext:value-type="float">
            <text:p>0.504445</text:p>
          </table:table-cell>
          <table:table-cell/>
          <table:table-cell office:value-type="float" office:value="46.3000000000008" calcext:value-type="float">
            <text:p>46.3</text:p>
          </table:table-cell>
          <table:table-cell office:value-type="float" office:value="0.00166141582202603" calcext:value-type="float">
            <text:p>0.0016614158</text:p>
          </table:table-cell>
          <table:table-cell table:formula="of:= [.K967]*1000" office:value-type="float" office:value="1.66141582202603" calcext:value-type="float">
            <text:p>1.661415822</text:p>
          </table:table-cell>
          <table:table-cell table:number-columns-repeated="3"/>
          <table:table-cell office:value-type="float" office:value="46.3000000000008" calcext:value-type="float">
            <text:p>46.3</text:p>
          </table:table-cell>
          <table:table-cell office:value-type="float" office:value="0.00284167186797213" calcext:value-type="float">
            <text:p>0.002841671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275" calcext:value-type="float">
            <text:p>-45.275</text:p>
          </table:table-cell>
          <table:table-cell table:formula="of:=[.E968]-17.5" office:value-type="float" office:value="-62.775" calcext:value-type="float">
            <text:p>-62.775</text:p>
          </table:table-cell>
          <table:table-cell office:value-type="float" office:value="0.000499625" calcext:value-type="float">
            <text:p>0.000499625</text:p>
          </table:table-cell>
          <table:table-cell table:formula="of:=1000*[.G968]" office:value-type="float" office:value="0.499625" calcext:value-type="float">
            <text:p>0.499625</text:p>
          </table:table-cell>
          <table:table-cell/>
          <table:table-cell office:value-type="float" office:value="46.4000000000008" calcext:value-type="float">
            <text:p>46.4</text:p>
          </table:table-cell>
          <table:table-cell office:value-type="float" office:value="0.00164850696703756" calcext:value-type="float">
            <text:p>0.001648507</text:p>
          </table:table-cell>
          <table:table-cell table:formula="of:= [.K968]*1000" office:value-type="float" office:value="1.64850696703756" calcext:value-type="float">
            <text:p>1.648506967</text:p>
          </table:table-cell>
          <table:table-cell table:number-columns-repeated="3"/>
          <table:table-cell office:value-type="float" office:value="46.4000000000008" calcext:value-type="float">
            <text:p>46.4</text:p>
          </table:table-cell>
          <table:table-cell office:value-type="float" office:value="0.00281219475707091" calcext:value-type="float">
            <text:p>0.002812194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41" calcext:value-type="float">
            <text:p>-45.41</text:p>
          </table:table-cell>
          <table:table-cell table:formula="of:=[.E969]-17.5" office:value-type="float" office:value="-62.91" calcext:value-type="float">
            <text:p>-62.91</text:p>
          </table:table-cell>
          <table:table-cell office:value-type="float" office:value="0.000494808" calcext:value-type="float">
            <text:p>0.000494808</text:p>
          </table:table-cell>
          <table:table-cell table:formula="of:=1000*[.G969]" office:value-type="float" office:value="0.494808" calcext:value-type="float">
            <text:p>0.494808</text:p>
          </table:table-cell>
          <table:table-cell/>
          <table:table-cell office:value-type="float" office:value="46.5000000000008" calcext:value-type="float">
            <text:p>46.5</text:p>
          </table:table-cell>
          <table:table-cell office:value-type="float" office:value="0.00163568589937874" calcext:value-type="float">
            <text:p>0.0016356859</text:p>
          </table:table-cell>
          <table:table-cell table:formula="of:= [.K969]*1000" office:value-type="float" office:value="1.63568589937874" calcext:value-type="float">
            <text:p>1.6356858994</text:p>
          </table:table-cell>
          <table:table-cell table:number-columns-repeated="3"/>
          <table:table-cell office:value-type="float" office:value="46.5000000000008" calcext:value-type="float">
            <text:p>46.5</text:p>
          </table:table-cell>
          <table:table-cell office:value-type="float" office:value="0.00278262089976055" calcext:value-type="float">
            <text:p>0.00278262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545" calcext:value-type="float">
            <text:p>-45.545</text:p>
          </table:table-cell>
          <table:table-cell table:formula="of:=[.E970]-17.5" office:value-type="float" office:value="-63.045" calcext:value-type="float">
            <text:p>-63.045</text:p>
          </table:table-cell>
          <table:table-cell office:value-type="float" office:value="0.000489996" calcext:value-type="float">
            <text:p>0.000489996</text:p>
          </table:table-cell>
          <table:table-cell table:formula="of:=1000*[.G970]" office:value-type="float" office:value="0.489996" calcext:value-type="float">
            <text:p>0.489996</text:p>
          </table:table-cell>
          <table:table-cell/>
          <table:table-cell office:value-type="float" office:value="46.6000000000008" calcext:value-type="float">
            <text:p>46.6</text:p>
          </table:table-cell>
          <table:table-cell office:value-type="float" office:value="0.00162295261904956" calcext:value-type="float">
            <text:p>0.0016229526</text:p>
          </table:table-cell>
          <table:table-cell table:formula="of:= [.K970]*1000" office:value-type="float" office:value="1.62295261904956" calcext:value-type="float">
            <text:p>1.622952619</text:p>
          </table:table-cell>
          <table:table-cell table:number-columns-repeated="3"/>
          <table:table-cell office:value-type="float" office:value="46.6000000000008" calcext:value-type="float">
            <text:p>46.6</text:p>
          </table:table-cell>
          <table:table-cell office:value-type="float" office:value="0.00275295029604105" calcext:value-type="float">
            <text:p>0.002752950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68" calcext:value-type="float">
            <text:p>-45.68</text:p>
          </table:table-cell>
          <table:table-cell table:formula="of:=[.E971]-17.5" office:value-type="float" office:value="-63.18" calcext:value-type="float">
            <text:p>-63.18</text:p>
          </table:table-cell>
          <table:table-cell office:value-type="float" office:value="0.000485319" calcext:value-type="float">
            <text:p>0.000485319</text:p>
          </table:table-cell>
          <table:table-cell table:formula="of:=1000*[.G971]" office:value-type="float" office:value="0.485319" calcext:value-type="float">
            <text:p>0.485319</text:p>
          </table:table-cell>
          <table:table-cell/>
          <table:table-cell office:value-type="float" office:value="46.7000000000008" calcext:value-type="float">
            <text:p>46.7</text:p>
          </table:table-cell>
          <table:table-cell office:value-type="float" office:value="0.00161030712605001" calcext:value-type="float">
            <text:p>0.0016103071</text:p>
          </table:table-cell>
          <table:table-cell table:formula="of:= [.K971]*1000" office:value-type="float" office:value="1.61030712605001" calcext:value-type="float">
            <text:p>1.6103071261</text:p>
          </table:table-cell>
          <table:table-cell table:number-columns-repeated="3"/>
          <table:table-cell office:value-type="float" office:value="46.7000000000008" calcext:value-type="float">
            <text:p>46.7</text:p>
          </table:table-cell>
          <table:table-cell office:value-type="float" office:value="0.0027231829459124" calcext:value-type="float">
            <text:p>0.002723182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815" calcext:value-type="float">
            <text:p>-45.815</text:p>
          </table:table-cell>
          <table:table-cell table:formula="of:=[.E972]-17.5" office:value-type="float" office:value="-63.315" calcext:value-type="float">
            <text:p>-63.315</text:p>
          </table:table-cell>
          <table:table-cell office:value-type="float" office:value="0.000480215" calcext:value-type="float">
            <text:p>0.000480215</text:p>
          </table:table-cell>
          <table:table-cell table:formula="of:=1000*[.G972]" office:value-type="float" office:value="0.480215" calcext:value-type="float">
            <text:p>0.480215</text:p>
          </table:table-cell>
          <table:table-cell/>
          <table:table-cell office:value-type="float" office:value="46.8000000000008" calcext:value-type="float">
            <text:p>46.8</text:p>
          </table:table-cell>
          <table:table-cell office:value-type="float" office:value="0.0015977494203801" calcext:value-type="float">
            <text:p>0.0015977494</text:p>
          </table:table-cell>
          <table:table-cell table:formula="of:= [.K972]*1000" office:value-type="float" office:value="1.5977494203801" calcext:value-type="float">
            <text:p>1.5977494204</text:p>
          </table:table-cell>
          <table:table-cell table:number-columns-repeated="3"/>
          <table:table-cell office:value-type="float" office:value="46.8000000000008" calcext:value-type="float">
            <text:p>46.8</text:p>
          </table:table-cell>
          <table:table-cell office:value-type="float" office:value="0.00271166949263374" calcext:value-type="float">
            <text:p>0.002711669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5.95" calcext:value-type="float">
            <text:p>-45.95</text:p>
          </table:table-cell>
          <table:table-cell table:formula="of:=[.E973]-17.5" office:value-type="float" office:value="-63.45" calcext:value-type="float">
            <text:p>-63.45</text:p>
          </table:table-cell>
          <table:table-cell office:value-type="float" office:value="0.000475109" calcext:value-type="float">
            <text:p>0.000475109</text:p>
          </table:table-cell>
          <table:table-cell table:formula="of:=1000*[.G973]" office:value-type="float" office:value="0.475109" calcext:value-type="float">
            <text:p>0.475109</text:p>
          </table:table-cell>
          <table:table-cell/>
          <table:table-cell office:value-type="float" office:value="46.9000000000008" calcext:value-type="float">
            <text:p>46.9</text:p>
          </table:table-cell>
          <table:table-cell office:value-type="float" office:value="0.00158527950203983" calcext:value-type="float">
            <text:p>0.0015852795</text:p>
          </table:table-cell>
          <table:table-cell table:formula="of:= [.K973]*1000" office:value-type="float" office:value="1.58527950203983" calcext:value-type="float">
            <text:p>1.585279502</text:p>
          </table:table-cell>
          <table:table-cell table:number-columns-repeated="3"/>
          <table:table-cell office:value-type="float" office:value="46.9000000000008" calcext:value-type="float">
            <text:p>46.9</text:p>
          </table:table-cell>
          <table:table-cell office:value-type="float" office:value="0.00269709943879407" calcext:value-type="float">
            <text:p>0.00269709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6.085" calcext:value-type="float">
            <text:p>-46.085</text:p>
          </table:table-cell>
          <table:table-cell table:formula="of:=[.E974]-17.5" office:value-type="float" office:value="-63.585" calcext:value-type="float">
            <text:p>-63.585</text:p>
          </table:table-cell>
          <table:table-cell office:value-type="float" office:value="0.000470076" calcext:value-type="float">
            <text:p>0.000470076</text:p>
          </table:table-cell>
          <table:table-cell table:formula="of:=1000*[.G974]" office:value-type="float" office:value="0.470076" calcext:value-type="float">
            <text:p>0.470076</text:p>
          </table:table-cell>
          <table:table-cell/>
          <table:table-cell office:value-type="float" office:value="47.0000000000008" calcext:value-type="float">
            <text:p>47</text:p>
          </table:table-cell>
          <table:table-cell office:value-type="float" office:value="0.00157289737102919" calcext:value-type="float">
            <text:p>0.0015728974</text:p>
          </table:table-cell>
          <table:table-cell table:formula="of:= [.K974]*1000" office:value-type="float" office:value="1.57289737102919" calcext:value-type="float">
            <text:p>1.572897371</text:p>
          </table:table-cell>
          <table:table-cell table:number-columns-repeated="3"/>
          <table:table-cell office:value-type="float" office:value="47.0000000000008" calcext:value-type="float">
            <text:p>47</text:p>
          </table:table-cell>
          <table:table-cell office:value-type="float" office:value="0.00268252939213414" calcext:value-type="float">
            <text:p>0.00268252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6.22" calcext:value-type="float">
            <text:p>-46.22</text:p>
          </table:table-cell>
          <table:table-cell table:formula="of:=[.E975]-17.5" office:value-type="float" office:value="-63.72" calcext:value-type="float">
            <text:p>-63.72</text:p>
          </table:table-cell>
          <table:table-cell office:value-type="float" office:value="0.000465484" calcext:value-type="float">
            <text:p>0.000465484</text:p>
          </table:table-cell>
          <table:table-cell table:formula="of:=1000*[.G975]" office:value-type="float" office:value="0.465484" calcext:value-type="float">
            <text:p>0.465484</text:p>
          </table:table-cell>
          <table:table-cell/>
          <table:table-cell office:value-type="float" office:value="47.1000000000008" calcext:value-type="float">
            <text:p>47.1</text:p>
          </table:table-cell>
          <table:table-cell office:value-type="float" office:value="0.00156060302734818" calcext:value-type="float">
            <text:p>0.001560603</text:p>
          </table:table-cell>
          <table:table-cell table:formula="of:= [.K975]*1000" office:value-type="float" office:value="1.56060302734818" calcext:value-type="float">
            <text:p>1.5606030273</text:p>
          </table:table-cell>
          <table:table-cell table:number-columns-repeated="3"/>
          <table:table-cell office:value-type="float" office:value="47.1000000000008" calcext:value-type="float">
            <text:p>47.1</text:p>
          </table:table-cell>
          <table:table-cell office:value-type="float" office:value="0.00255878557444088" calcext:value-type="float">
            <text:p>0.002558785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6.355" calcext:value-type="float">
            <text:p>-46.355</text:p>
          </table:table-cell>
          <table:table-cell table:formula="of:=[.E976]-17.5" office:value-type="float" office:value="-63.855" calcext:value-type="float">
            <text:p>-63.855</text:p>
          </table:table-cell>
          <table:table-cell office:value-type="float" office:value="0.000460895" calcext:value-type="float">
            <text:p>0.000460895</text:p>
          </table:table-cell>
          <table:table-cell table:formula="of:=1000*[.G976]" office:value-type="float" office:value="0.460895" calcext:value-type="float">
            <text:p>0.460895</text:p>
          </table:table-cell>
          <table:table-cell/>
          <table:table-cell office:value-type="float" office:value="47.2000000000008" calcext:value-type="float">
            <text:p>47.2</text:p>
          </table:table-cell>
          <table:table-cell office:value-type="float" office:value="0.00154839647099682" calcext:value-type="float">
            <text:p>0.0015483965</text:p>
          </table:table-cell>
          <table:table-cell table:formula="of:= [.K976]*1000" office:value-type="float" office:value="1.54839647099682" calcext:value-type="float">
            <text:p>1.548396471</text:p>
          </table:table-cell>
          <table:table-cell table:number-columns-repeated="3"/>
          <table:table-cell office:value-type="float" office:value="47.2000000000008" calcext:value-type="float">
            <text:p>47.2</text:p>
          </table:table-cell>
          <table:table-cell office:value-type="float" office:value="0.0025386244594788" calcext:value-type="float">
            <text:p>0.00253862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6.49" calcext:value-type="float">
            <text:p>-46.49</text:p>
          </table:table-cell>
          <table:table-cell table:formula="of:=[.E977]-17.5" office:value-type="float" office:value="-63.99" calcext:value-type="float">
            <text:p>-63.99</text:p>
          </table:table-cell>
          <table:table-cell office:value-type="float" office:value="0.000456309" calcext:value-type="float">
            <text:p>0.000456309</text:p>
          </table:table-cell>
          <table:table-cell table:formula="of:=1000*[.G977]" office:value-type="float" office:value="0.456309" calcext:value-type="float">
            <text:p>0.456309</text:p>
          </table:table-cell>
          <table:table-cell/>
          <table:table-cell office:value-type="float" office:value="47.3000000000008" calcext:value-type="float">
            <text:p>47.3</text:p>
          </table:table-cell>
          <table:table-cell office:value-type="float" office:value="0.0015362777019751" calcext:value-type="float">
            <text:p>0.0015362777</text:p>
          </table:table-cell>
          <table:table-cell table:formula="of:= [.K977]*1000" office:value-type="float" office:value="1.5362777019751" calcext:value-type="float">
            <text:p>1.536277702</text:p>
          </table:table-cell>
          <table:table-cell table:number-columns-repeated="3"/>
          <table:table-cell office:value-type="float" office:value="47.3000000000008" calcext:value-type="float">
            <text:p>47.3</text:p>
          </table:table-cell>
          <table:table-cell office:value-type="float" office:value="0.00251846638486155" calcext:value-type="float">
            <text:p>0.002518466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6.625" calcext:value-type="float">
            <text:p>-46.625</text:p>
          </table:table-cell>
          <table:table-cell table:formula="of:=[.E978]-17.5" office:value-type="float" office:value="-64.125" calcext:value-type="float">
            <text:p>-64.125</text:p>
          </table:table-cell>
          <table:table-cell office:value-type="float" office:value="0.000451727" calcext:value-type="float">
            <text:p>0.000451727</text:p>
          </table:table-cell>
          <table:table-cell table:formula="of:=1000*[.G978]" office:value-type="float" office:value="0.451727" calcext:value-type="float">
            <text:p>0.451727</text:p>
          </table:table-cell>
          <table:table-cell/>
          <table:table-cell office:value-type="float" office:value="47.4000000000008" calcext:value-type="float">
            <text:p>47.4</text:p>
          </table:table-cell>
          <table:table-cell office:value-type="float" office:value="0.00152424672028299" calcext:value-type="float">
            <text:p>0.0015242467</text:p>
          </table:table-cell>
          <table:table-cell table:formula="of:= [.K978]*1000" office:value-type="float" office:value="1.52424672028299" calcext:value-type="float">
            <text:p>1.5242467203</text:p>
          </table:table-cell>
          <table:table-cell table:number-columns-repeated="3"/>
          <table:table-cell office:value-type="float" office:value="47.4000000000008" calcext:value-type="float">
            <text:p>47.4</text:p>
          </table:table-cell>
          <table:table-cell office:value-type="float" office:value="0.00249831135058916" calcext:value-type="float">
            <text:p>0.002498311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6.76" calcext:value-type="float">
            <text:p>-46.76</text:p>
          </table:table-cell>
          <table:table-cell table:formula="of:=[.E979]-17.5" office:value-type="float" office:value="-64.26" calcext:value-type="float">
            <text:p>-64.26</text:p>
          </table:table-cell>
          <table:table-cell office:value-type="float" office:value="0.000447148" calcext:value-type="float">
            <text:p>0.000447148</text:p>
          </table:table-cell>
          <table:table-cell table:formula="of:=1000*[.G979]" office:value-type="float" office:value="0.447148" calcext:value-type="float">
            <text:p>0.447148</text:p>
          </table:table-cell>
          <table:table-cell/>
          <table:table-cell office:value-type="float" office:value="47.5000000000008" calcext:value-type="float">
            <text:p>47.5</text:p>
          </table:table-cell>
          <table:table-cell office:value-type="float" office:value="0.00151230352592055" calcext:value-type="float">
            <text:p>0.0015123035</text:p>
          </table:table-cell>
          <table:table-cell table:formula="of:= [.K979]*1000" office:value-type="float" office:value="1.51230352592055" calcext:value-type="float">
            <text:p>1.5123035259</text:p>
          </table:table-cell>
          <table:table-cell table:number-columns-repeated="3"/>
          <table:table-cell office:value-type="float" office:value="47.5000000000008" calcext:value-type="float">
            <text:p>47.5</text:p>
          </table:table-cell>
          <table:table-cell office:value-type="float" office:value="0.00247815935666161" calcext:value-type="float">
            <text:p>0.002478159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6.895" calcext:value-type="float">
            <text:p>-46.895</text:p>
          </table:table-cell>
          <table:table-cell table:formula="of:=[.E980]-17.5" office:value-type="float" office:value="-64.395" calcext:value-type="float">
            <text:p>-64.395</text:p>
          </table:table-cell>
          <table:table-cell office:value-type="float" office:value="0.000442573" calcext:value-type="float">
            <text:p>0.000442573</text:p>
          </table:table-cell>
          <table:table-cell table:formula="of:=1000*[.G980]" office:value-type="float" office:value="0.442573" calcext:value-type="float">
            <text:p>0.442573</text:p>
          </table:table-cell>
          <table:table-cell/>
          <table:table-cell office:value-type="float" office:value="47.6000000000008" calcext:value-type="float">
            <text:p>47.6</text:p>
          </table:table-cell>
          <table:table-cell office:value-type="float" office:value="0.00150044811888772" calcext:value-type="float">
            <text:p>0.0015004481</text:p>
          </table:table-cell>
          <table:table-cell table:formula="of:= [.K980]*1000" office:value-type="float" office:value="1.50044811888772" calcext:value-type="float">
            <text:p>1.5004481189</text:p>
          </table:table-cell>
          <table:table-cell table:number-columns-repeated="3"/>
          <table:table-cell office:value-type="float" office:value="47.6000000000008" calcext:value-type="float">
            <text:p>47.6</text:p>
          </table:table-cell>
          <table:table-cell office:value-type="float" office:value="0.00245801040307891" calcext:value-type="float">
            <text:p>0.002458010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03" calcext:value-type="float">
            <text:p>-47.03</text:p>
          </table:table-cell>
          <table:table-cell table:formula="of:=[.E981]-17.5" office:value-type="float" office:value="-64.53" calcext:value-type="float">
            <text:p>-64.53</text:p>
          </table:table-cell>
          <table:table-cell office:value-type="float" office:value="0.000438001" calcext:value-type="float">
            <text:p>0.000438001</text:p>
          </table:table-cell>
          <table:table-cell table:formula="of:=1000*[.G981]" office:value-type="float" office:value="0.438001" calcext:value-type="float">
            <text:p>0.438001</text:p>
          </table:table-cell>
          <table:table-cell/>
          <table:table-cell office:value-type="float" office:value="47.7000000000008" calcext:value-type="float">
            <text:p>47.7</text:p>
          </table:table-cell>
          <table:table-cell office:value-type="float" office:value="0.00148868049918453" calcext:value-type="float">
            <text:p>0.0014886805</text:p>
          </table:table-cell>
          <table:table-cell table:formula="of:= [.K981]*1000" office:value-type="float" office:value="1.48868049918453" calcext:value-type="float">
            <text:p>1.4886804992</text:p>
          </table:table-cell>
          <table:table-cell table:number-columns-repeated="3"/>
          <table:table-cell office:value-type="float" office:value="47.7000000000008" calcext:value-type="float">
            <text:p>47.7</text:p>
          </table:table-cell>
          <table:table-cell office:value-type="float" office:value="0.00243786448984105" calcext:value-type="float">
            <text:p>0.00243786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165" calcext:value-type="float">
            <text:p>-47.165</text:p>
          </table:table-cell>
          <table:table-cell table:formula="of:=[.E982]-17.5" office:value-type="float" office:value="-64.665" calcext:value-type="float">
            <text:p>-64.665</text:p>
          </table:table-cell>
          <table:table-cell office:value-type="float" office:value="0.000434727" calcext:value-type="float">
            <text:p>0.000434727</text:p>
          </table:table-cell>
          <table:table-cell table:formula="of:=1000*[.G982]" office:value-type="float" office:value="0.434727" calcext:value-type="float">
            <text:p>0.434727</text:p>
          </table:table-cell>
          <table:table-cell/>
          <table:table-cell office:value-type="float" office:value="47.8000000000009" calcext:value-type="float">
            <text:p>47.8</text:p>
          </table:table-cell>
          <table:table-cell office:value-type="float" office:value="0.00147700066681099" calcext:value-type="float">
            <text:p>0.0014770007</text:p>
          </table:table-cell>
          <table:table-cell table:formula="of:= [.K982]*1000" office:value-type="float" office:value="1.47700066681099" calcext:value-type="float">
            <text:p>1.4770006668</text:p>
          </table:table-cell>
          <table:table-cell table:number-columns-repeated="3"/>
          <table:table-cell office:value-type="float" office:value="47.8000000000009" calcext:value-type="float">
            <text:p>47.8</text:p>
          </table:table-cell>
          <table:table-cell office:value-type="float" office:value="0.00241772161694804" calcext:value-type="float">
            <text:p>0.002417721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3" calcext:value-type="float">
            <text:p>-47.3</text:p>
          </table:table-cell>
          <table:table-cell table:formula="of:=[.E983]-17.5" office:value-type="float" office:value="-64.8" calcext:value-type="float">
            <text:p>-64.8</text:p>
          </table:table-cell>
          <table:table-cell office:value-type="float" office:value="0.000429913" calcext:value-type="float">
            <text:p>0.000429913</text:p>
          </table:table-cell>
          <table:table-cell table:formula="of:=1000*[.G983]" office:value-type="float" office:value="0.429913" calcext:value-type="float">
            <text:p>0.429913</text:p>
          </table:table-cell>
          <table:table-cell/>
          <table:table-cell office:value-type="float" office:value="47.9000000000009" calcext:value-type="float">
            <text:p>47.9</text:p>
          </table:table-cell>
          <table:table-cell office:value-type="float" office:value="0.00146540862176708" calcext:value-type="float">
            <text:p>0.0014654086</text:p>
          </table:table-cell>
          <table:table-cell table:formula="of:= [.K983]*1000" office:value-type="float" office:value="1.46540862176708" calcext:value-type="float">
            <text:p>1.4654086218</text:p>
          </table:table-cell>
          <table:table-cell table:number-columns-repeated="3"/>
          <table:table-cell office:value-type="float" office:value="47.9000000000009" calcext:value-type="float">
            <text:p>47.9</text:p>
          </table:table-cell>
          <table:table-cell office:value-type="float" office:value="0.00239758178439987" calcext:value-type="float">
            <text:p>0.002397581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435" calcext:value-type="float">
            <text:p>-47.435</text:p>
          </table:table-cell>
          <table:table-cell table:formula="of:=[.E984]-17.5" office:value-type="float" office:value="-64.935" calcext:value-type="float">
            <text:p>-64.935</text:p>
          </table:table-cell>
          <table:table-cell office:value-type="float" office:value="0.000425314" calcext:value-type="float">
            <text:p>0.000425314</text:p>
          </table:table-cell>
          <table:table-cell table:formula="of:=1000*[.G984]" office:value-type="float" office:value="0.425314" calcext:value-type="float">
            <text:p>0.425314</text:p>
          </table:table-cell>
          <table:table-cell/>
          <table:table-cell office:value-type="float" office:value="48.0000000000009" calcext:value-type="float">
            <text:p>48</text:p>
          </table:table-cell>
          <table:table-cell office:value-type="float" office:value="0.00145390436405281" calcext:value-type="float">
            <text:p>0.0014539044</text:p>
          </table:table-cell>
          <table:table-cell table:formula="of:= [.K984]*1000" office:value-type="float" office:value="1.45390436405281" calcext:value-type="float">
            <text:p>1.4539043641</text:p>
          </table:table-cell>
          <table:table-cell table:number-columns-repeated="3"/>
          <table:table-cell office:value-type="float" office:value="48.0000000000009" calcext:value-type="float">
            <text:p>48</text:p>
          </table:table-cell>
          <table:table-cell office:value-type="float" office:value="0.00237744499219655" calcext:value-type="float">
            <text:p>0.00237744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57" calcext:value-type="float">
            <text:p>-47.57</text:p>
          </table:table-cell>
          <table:table-cell table:formula="of:=[.E985]-17.5" office:value-type="float" office:value="-65.07" calcext:value-type="float">
            <text:p>-65.07</text:p>
          </table:table-cell>
          <table:table-cell office:value-type="float" office:value="0.000420947" calcext:value-type="float">
            <text:p>0.000420947</text:p>
          </table:table-cell>
          <table:table-cell table:formula="of:=1000*[.G985]" office:value-type="float" office:value="0.420947" calcext:value-type="float">
            <text:p>0.420947</text:p>
          </table:table-cell>
          <table:table-cell/>
          <table:table-cell office:value-type="float" office:value="48.1000000000009" calcext:value-type="float">
            <text:p>48.1</text:p>
          </table:table-cell>
          <table:table-cell office:value-type="float" office:value="0.00144248789366816" calcext:value-type="float">
            <text:p>0.0014424879</text:p>
          </table:table-cell>
          <table:table-cell table:formula="of:= [.K985]*1000" office:value-type="float" office:value="1.44248789366816" calcext:value-type="float">
            <text:p>1.4424878937</text:p>
          </table:table-cell>
          <table:table-cell table:number-columns-repeated="3"/>
          <table:table-cell office:value-type="float" office:value="48.1000000000009" calcext:value-type="float">
            <text:p>48.1</text:p>
          </table:table-cell>
          <table:table-cell office:value-type="float" office:value="0.00235731124033808" calcext:value-type="float">
            <text:p>0.002357311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705" calcext:value-type="float">
            <text:p>-47.705</text:p>
          </table:table-cell>
          <table:table-cell table:formula="of:=[.E986]-17.5" office:value-type="float" office:value="-65.205" calcext:value-type="float">
            <text:p>-65.205</text:p>
          </table:table-cell>
          <table:table-cell office:value-type="float" office:value="0.000416584" calcext:value-type="float">
            <text:p>0.000416584</text:p>
          </table:table-cell>
          <table:table-cell table:formula="of:=1000*[.G986]" office:value-type="float" office:value="0.416584" calcext:value-type="float">
            <text:p>0.416584</text:p>
          </table:table-cell>
          <table:table-cell/>
          <table:table-cell office:value-type="float" office:value="48.2000000000009" calcext:value-type="float">
            <text:p>48.2</text:p>
          </table:table-cell>
          <table:table-cell office:value-type="float" office:value="0.00143115921061317" calcext:value-type="float">
            <text:p>0.0014311592</text:p>
          </table:table-cell>
          <table:table-cell table:formula="of:= [.K986]*1000" office:value-type="float" office:value="1.43115921061317" calcext:value-type="float">
            <text:p>1.4311592106</text:p>
          </table:table-cell>
          <table:table-cell table:number-columns-repeated="3"/>
          <table:table-cell office:value-type="float" office:value="48.2000000000009" calcext:value-type="float">
            <text:p>48.2</text:p>
          </table:table-cell>
          <table:table-cell office:value-type="float" office:value="0.00233718052882445" calcext:value-type="float">
            <text:p>0.0023371805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84" calcext:value-type="float">
            <text:p>-47.84</text:p>
          </table:table-cell>
          <table:table-cell table:formula="of:=[.E987]-17.5" office:value-type="float" office:value="-65.34" calcext:value-type="float">
            <text:p>-65.34</text:p>
          </table:table-cell>
          <table:table-cell office:value-type="float" office:value="0.000412224" calcext:value-type="float">
            <text:p>0.000412224</text:p>
          </table:table-cell>
          <table:table-cell table:formula="of:=1000*[.G987]" office:value-type="float" office:value="0.412224" calcext:value-type="float">
            <text:p>0.412224</text:p>
          </table:table-cell>
          <table:table-cell/>
          <table:table-cell office:value-type="float" office:value="48.3000000000009" calcext:value-type="float">
            <text:p>48.3</text:p>
          </table:table-cell>
          <table:table-cell office:value-type="float" office:value="0.0014199183148878" calcext:value-type="float">
            <text:p>0.0014199183</text:p>
          </table:table-cell>
          <table:table-cell table:formula="of:= [.K987]*1000" office:value-type="float" office:value="1.4199183148878" calcext:value-type="float">
            <text:p>1.4199183149</text:p>
          </table:table-cell>
          <table:table-cell table:number-columns-repeated="3"/>
          <table:table-cell office:value-type="float" office:value="48.3000000000009" calcext:value-type="float">
            <text:p>48.3</text:p>
          </table:table-cell>
          <table:table-cell office:value-type="float" office:value="0.00231705285765567" calcext:value-type="float">
            <text:p>0.002317052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7.975" calcext:value-type="float">
            <text:p>-47.975</text:p>
          </table:table-cell>
          <table:table-cell table:formula="of:=[.E988]-17.5" office:value-type="float" office:value="-65.475" calcext:value-type="float">
            <text:p>-65.475</text:p>
          </table:table-cell>
          <table:table-cell office:value-type="float" office:value="0.000407866" calcext:value-type="float">
            <text:p>0.000407866</text:p>
          </table:table-cell>
          <table:table-cell table:formula="of:=1000*[.G988]" office:value-type="float" office:value="0.407866" calcext:value-type="float">
            <text:p>0.407866</text:p>
          </table:table-cell>
          <table:table-cell/>
          <table:table-cell office:value-type="float" office:value="48.4000000000009" calcext:value-type="float">
            <text:p>48.4</text:p>
          </table:table-cell>
          <table:table-cell office:value-type="float" office:value="0.00140876520649208" calcext:value-type="float">
            <text:p>0.0014087652</text:p>
          </table:table-cell>
          <table:table-cell table:formula="of:= [.K988]*1000" office:value-type="float" office:value="1.40876520649208" calcext:value-type="float">
            <text:p>1.4087652065</text:p>
          </table:table-cell>
          <table:table-cell table:number-columns-repeated="3"/>
          <table:table-cell office:value-type="float" office:value="48.4000000000009" calcext:value-type="float">
            <text:p>48.4</text:p>
          </table:table-cell>
          <table:table-cell office:value-type="float" office:value="0.00229692822683174" calcext:value-type="float">
            <text:p>0.0022969282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8.11" calcext:value-type="float">
            <text:p>-48.11</text:p>
          </table:table-cell>
          <table:table-cell table:formula="of:=[.E989]-17.5" office:value-type="float" office:value="-65.61" calcext:value-type="float">
            <text:p>-65.61</text:p>
          </table:table-cell>
          <table:table-cell office:value-type="float" office:value="0.000403512" calcext:value-type="float">
            <text:p>0.000403512</text:p>
          </table:table-cell>
          <table:table-cell table:formula="of:=1000*[.G989]" office:value-type="float" office:value="0.403512" calcext:value-type="float">
            <text:p>0.403512</text:p>
          </table:table-cell>
          <table:table-cell/>
          <table:table-cell office:value-type="float" office:value="48.5000000000009" calcext:value-type="float">
            <text:p>48.5</text:p>
          </table:table-cell>
          <table:table-cell office:value-type="float" office:value="0.00139769988542599" calcext:value-type="float">
            <text:p>0.0013976999</text:p>
          </table:table-cell>
          <table:table-cell table:formula="of:= [.K989]*1000" office:value-type="float" office:value="1.39769988542599" calcext:value-type="float">
            <text:p>1.3976998854</text:p>
          </table:table-cell>
          <table:table-cell table:number-columns-repeated="3"/>
          <table:table-cell office:value-type="float" office:value="48.5000000000009" calcext:value-type="float">
            <text:p>48.5</text:p>
          </table:table-cell>
          <table:table-cell office:value-type="float" office:value="0.00227680663635265" calcext:value-type="float">
            <text:p>0.002276806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8.245" calcext:value-type="float">
            <text:p>-48.245</text:p>
          </table:table-cell>
          <table:table-cell table:formula="of:=[.E990]-17.5" office:value-type="float" office:value="-65.745" calcext:value-type="float">
            <text:p>-65.745</text:p>
          </table:table-cell>
          <table:table-cell office:value-type="float" office:value="0.000399161" calcext:value-type="float">
            <text:p>0.000399161</text:p>
          </table:table-cell>
          <table:table-cell table:formula="of:=1000*[.G990]" office:value-type="float" office:value="0.399161" calcext:value-type="float">
            <text:p>0.399161</text:p>
          </table:table-cell>
          <table:table-cell/>
          <table:table-cell office:value-type="float" office:value="48.6000000000009" calcext:value-type="float">
            <text:p>48.6</text:p>
          </table:table-cell>
          <table:table-cell office:value-type="float" office:value="0.00138672235168952" calcext:value-type="float">
            <text:p>0.0013867224</text:p>
          </table:table-cell>
          <table:table-cell table:formula="of:= [.K990]*1000" office:value-type="float" office:value="1.38672235168952" calcext:value-type="float">
            <text:p>1.3867223517</text:p>
          </table:table-cell>
          <table:table-cell table:number-columns-repeated="3"/>
          <table:table-cell office:value-type="float" office:value="48.6000000000009" calcext:value-type="float">
            <text:p>48.6</text:p>
          </table:table-cell>
          <table:table-cell office:value-type="float" office:value="0.00225668808621841" calcext:value-type="float">
            <text:p>0.002256688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8.38" calcext:value-type="float">
            <text:p>-48.38</text:p>
          </table:table-cell>
          <table:table-cell table:formula="of:=[.E991]-17.5" office:value-type="float" office:value="-65.88" calcext:value-type="float">
            <text:p>-65.88</text:p>
          </table:table-cell>
          <table:table-cell office:value-type="float" office:value="0.000395631" calcext:value-type="float">
            <text:p>0.000395631</text:p>
          </table:table-cell>
          <table:table-cell table:formula="of:=1000*[.G991]" office:value-type="float" office:value="0.395631" calcext:value-type="float">
            <text:p>0.395631</text:p>
          </table:table-cell>
          <table:table-cell/>
          <table:table-cell office:value-type="float" office:value="48.7000000000009" calcext:value-type="float">
            <text:p>48.7</text:p>
          </table:table-cell>
          <table:table-cell office:value-type="float" office:value="0.0013758326052827" calcext:value-type="float">
            <text:p>0.0013758326</text:p>
          </table:table-cell>
          <table:table-cell table:formula="of:= [.K991]*1000" office:value-type="float" office:value="1.3758326052827" calcext:value-type="float">
            <text:p>1.3758326053</text:p>
          </table:table-cell>
          <table:table-cell table:number-columns-repeated="3"/>
          <table:table-cell office:value-type="float" office:value="48.7000000000009" calcext:value-type="float">
            <text:p>48.7</text:p>
          </table:table-cell>
          <table:table-cell office:value-type="float" office:value="0.00223657257642901" calcext:value-type="float">
            <text:p>0.002236572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8.515" calcext:value-type="float">
            <text:p>-48.515</text:p>
          </table:table-cell>
          <table:table-cell table:formula="of:=[.E992]-17.5" office:value-type="float" office:value="-66.015" calcext:value-type="float">
            <text:p>-66.015</text:p>
          </table:table-cell>
          <table:table-cell office:value-type="float" office:value="0.000391694" calcext:value-type="float">
            <text:p>0.000391694</text:p>
          </table:table-cell>
          <table:table-cell table:formula="of:=1000*[.G992]" office:value-type="float" office:value="0.391694" calcext:value-type="float">
            <text:p>0.391694</text:p>
          </table:table-cell>
          <table:table-cell/>
          <table:table-cell office:value-type="float" office:value="48.8000000000009" calcext:value-type="float">
            <text:p>48.8</text:p>
          </table:table-cell>
          <table:table-cell office:value-type="float" office:value="0.00135511500282427" calcext:value-type="float">
            <text:p>0.001355115</text:p>
          </table:table-cell>
          <table:table-cell table:formula="of:= [.K992]*1000" office:value-type="float" office:value="1.35511500282427" calcext:value-type="float">
            <text:p>1.3551150028</text:p>
          </table:table-cell>
          <table:table-cell table:number-columns-repeated="3"/>
          <table:table-cell office:value-type="float" office:value="48.8000000000009" calcext:value-type="float">
            <text:p>48.8</text:p>
          </table:table-cell>
          <table:table-cell office:value-type="float" office:value="0.00221646010698446" calcext:value-type="float">
            <text:p>0.002216460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8.65" calcext:value-type="float">
            <text:p>-48.65</text:p>
          </table:table-cell>
          <table:table-cell table:formula="of:=[.E993]-17.5" office:value-type="float" office:value="-66.15" calcext:value-type="float">
            <text:p>-66.15</text:p>
          </table:table-cell>
          <table:table-cell office:value-type="float" office:value="0.000387754" calcext:value-type="float">
            <text:p>0.000387754</text:p>
          </table:table-cell>
          <table:table-cell table:formula="of:=1000*[.G993]" office:value-type="float" office:value="0.387754" calcext:value-type="float">
            <text:p>0.387754</text:p>
          </table:table-cell>
          <table:table-cell/>
          <table:table-cell office:value-type="float" office:value="48.9000000000009" calcext:value-type="float">
            <text:p>48.9</text:p>
          </table:table-cell>
          <table:table-cell office:value-type="float" office:value="0.00134583581080156" calcext:value-type="float">
            <text:p>0.0013458358</text:p>
          </table:table-cell>
          <table:table-cell table:formula="of:= [.K993]*1000" office:value-type="float" office:value="1.34583581080156" calcext:value-type="float">
            <text:p>1.3458358108</text:p>
          </table:table-cell>
          <table:table-cell table:number-columns-repeated="3"/>
          <table:table-cell office:value-type="float" office:value="48.9000000000009" calcext:value-type="float">
            <text:p>48.9</text:p>
          </table:table-cell>
          <table:table-cell office:value-type="float" office:value="0.00219635067788475" calcext:value-type="float">
            <text:p>0.002196350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8.785" calcext:value-type="float">
            <text:p>-48.785</text:p>
          </table:table-cell>
          <table:table-cell table:formula="of:=[.E994]-17.5" office:value-type="float" office:value="-66.285" calcext:value-type="float">
            <text:p>-66.285</text:p>
          </table:table-cell>
          <table:table-cell office:value-type="float" office:value="0.000384302" calcext:value-type="float">
            <text:p>0.000384302</text:p>
          </table:table-cell>
          <table:table-cell table:formula="of:=1000*[.G994]" office:value-type="float" office:value="0.384302" calcext:value-type="float">
            <text:p>0.384302</text:p>
          </table:table-cell>
          <table:table-cell/>
          <table:table-cell office:value-type="float" office:value="49.0000000000009" calcext:value-type="float">
            <text:p>49</text:p>
          </table:table-cell>
          <table:table-cell office:value-type="float" office:value="0.00133655216074071" calcext:value-type="float">
            <text:p>0.0013365522</text:p>
          </table:table-cell>
          <table:table-cell table:formula="of:= [.K994]*1000" office:value-type="float" office:value="1.33655216074071" calcext:value-type="float">
            <text:p>1.3365521607</text:p>
          </table:table-cell>
          <table:table-cell table:number-columns-repeated="3"/>
          <table:table-cell office:value-type="float" office:value="49.0000000000009" calcext:value-type="float">
            <text:p>49</text:p>
          </table:table-cell>
          <table:table-cell office:value-type="float" office:value="0.00217624428912989" calcext:value-type="float">
            <text:p>0.0021762443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8.92" calcext:value-type="float">
            <text:p>-48.92</text:p>
          </table:table-cell>
          <table:table-cell table:formula="of:=[.E995]-17.5" office:value-type="float" office:value="-66.42" calcext:value-type="float">
            <text:p>-66.42</text:p>
          </table:table-cell>
          <table:table-cell office:value-type="float" office:value="0.000380292" calcext:value-type="float">
            <text:p>0.000380292</text:p>
          </table:table-cell>
          <table:table-cell table:formula="of:=1000*[.G995]" office:value-type="float" office:value="0.380292" calcext:value-type="float">
            <text:p>0.380292</text:p>
          </table:table-cell>
          <table:table-cell/>
          <table:table-cell office:value-type="float" office:value="49.1000000000009" calcext:value-type="float">
            <text:p>49.1</text:p>
          </table:table-cell>
          <table:table-cell office:value-type="float" office:value="0.0013272640526417" calcext:value-type="float">
            <text:p>0.0013272641</text:p>
          </table:table-cell>
          <table:table-cell table:formula="of:= [.K995]*1000" office:value-type="float" office:value="1.3272640526417" calcext:value-type="float">
            <text:p>1.3272640526</text:p>
          </table:table-cell>
          <table:table-cell table:number-columns-repeated="3"/>
          <table:table-cell office:value-type="float" office:value="49.1000000000009" calcext:value-type="float">
            <text:p>49.1</text:p>
          </table:table-cell>
          <table:table-cell office:value-type="float" office:value="0.00215614094071988" calcext:value-type="float">
            <text:p>0.0021561409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9.055" calcext:value-type="float">
            <text:p>-49.055</text:p>
          </table:table-cell>
          <table:table-cell table:formula="of:=[.E996]-17.5" office:value-type="float" office:value="-66.555" calcext:value-type="float">
            <text:p>-66.555</text:p>
          </table:table-cell>
          <table:table-cell office:value-type="float" office:value="0.000376267" calcext:value-type="float">
            <text:p>0.000376267</text:p>
          </table:table-cell>
          <table:table-cell table:formula="of:=1000*[.G996]" office:value-type="float" office:value="0.376267" calcext:value-type="float">
            <text:p>0.376267</text:p>
          </table:table-cell>
          <table:table-cell/>
          <table:table-cell office:value-type="float" office:value="49.2000000000009" calcext:value-type="float">
            <text:p>49.2</text:p>
          </table:table-cell>
          <table:table-cell office:value-type="float" office:value="0.00131797148650454" calcext:value-type="float">
            <text:p>0.0013179715</text:p>
          </table:table-cell>
          <table:table-cell table:formula="of:= [.K996]*1000" office:value-type="float" office:value="1.31797148650454" calcext:value-type="float">
            <text:p>1.3179714865</text:p>
          </table:table-cell>
          <table:table-cell table:number-columns-repeated="3"/>
          <table:table-cell office:value-type="float" office:value="49.2000000000009" calcext:value-type="float">
            <text:p>49.2</text:p>
          </table:table-cell>
          <table:table-cell office:value-type="float" office:value="0.00213604063265471" calcext:value-type="float">
            <text:p>0.0021360406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9.19" calcext:value-type="float">
            <text:p>-49.19</text:p>
          </table:table-cell>
          <table:table-cell table:formula="of:=[.E997]-17.5" office:value-type="float" office:value="-66.69" calcext:value-type="float">
            <text:p>-66.69</text:p>
          </table:table-cell>
          <table:table-cell office:value-type="float" office:value="0.000372227" calcext:value-type="float">
            <text:p>0.000372227</text:p>
          </table:table-cell>
          <table:table-cell table:formula="of:=1000*[.G997]" office:value-type="float" office:value="0.372227" calcext:value-type="float">
            <text:p>0.372227</text:p>
          </table:table-cell>
          <table:table-cell/>
          <table:table-cell office:value-type="float" office:value="49.3000000000009" calcext:value-type="float">
            <text:p>49.3</text:p>
          </table:table-cell>
          <table:table-cell office:value-type="float" office:value="0.00130867446232923" calcext:value-type="float">
            <text:p>0.0013086745</text:p>
          </table:table-cell>
          <table:table-cell table:formula="of:= [.K997]*1000" office:value-type="float" office:value="1.30867446232923" calcext:value-type="float">
            <text:p>1.3086744623</text:p>
          </table:table-cell>
          <table:table-cell table:number-columns-repeated="3"/>
          <table:table-cell office:value-type="float" office:value="49.3000000000009" calcext:value-type="float">
            <text:p>49.3</text:p>
          </table:table-cell>
          <table:table-cell office:value-type="float" office:value="0.00211594336493439" calcext:value-type="float">
            <text:p>0.0021159434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9.325" calcext:value-type="float">
            <text:p>-49.325</text:p>
          </table:table-cell>
          <table:table-cell table:formula="of:=[.E998]-17.5" office:value-type="float" office:value="-66.825" calcext:value-type="float">
            <text:p>-66.825</text:p>
          </table:table-cell>
          <table:table-cell office:value-type="float" office:value="0.000368172" calcext:value-type="float">
            <text:p>0.000368172</text:p>
          </table:table-cell>
          <table:table-cell table:formula="of:=1000*[.G998]" office:value-type="float" office:value="0.368172" calcext:value-type="float">
            <text:p>0.368172</text:p>
          </table:table-cell>
          <table:table-cell/>
          <table:table-cell office:value-type="float" office:value="49.4000000000009" calcext:value-type="float">
            <text:p>49.4</text:p>
          </table:table-cell>
          <table:table-cell office:value-type="float" office:value="0.00129937298011577" calcext:value-type="float">
            <text:p>0.001299373</text:p>
          </table:table-cell>
          <table:table-cell table:formula="of:= [.K998]*1000" office:value-type="float" office:value="1.29937298011577" calcext:value-type="float">
            <text:p>1.2993729801</text:p>
          </table:table-cell>
          <table:table-cell table:number-columns-repeated="3"/>
          <table:table-cell office:value-type="float" office:value="49.4000000000009" calcext:value-type="float">
            <text:p>49.4</text:p>
          </table:table-cell>
          <table:table-cell office:value-type="float" office:value="0.00209584913755891" calcext:value-type="float">
            <text:p>0.0020958491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9.46" calcext:value-type="float">
            <text:p>-49.46</text:p>
          </table:table-cell>
          <table:table-cell table:formula="of:=[.E999]-17.5" office:value-type="float" office:value="-66.96" calcext:value-type="float">
            <text:p>-66.96</text:p>
          </table:table-cell>
          <table:table-cell office:value-type="float" office:value="0.000364102" calcext:value-type="float">
            <text:p>0.000364102</text:p>
          </table:table-cell>
          <table:table-cell table:formula="of:=1000*[.G999]" office:value-type="float" office:value="0.364102" calcext:value-type="float">
            <text:p>0.364102</text:p>
          </table:table-cell>
          <table:table-cell/>
          <table:table-cell office:value-type="float" office:value="49.5000000000009" calcext:value-type="float">
            <text:p>49.5</text:p>
          </table:table-cell>
          <table:table-cell office:value-type="float" office:value="0.00129006703986416" calcext:value-type="float">
            <text:p>0.001290067</text:p>
          </table:table-cell>
          <table:table-cell table:formula="of:= [.K999]*1000" office:value-type="float" office:value="1.29006703986416" calcext:value-type="float">
            <text:p>1.2900670399</text:p>
          </table:table-cell>
          <table:table-cell table:number-columns-repeated="3"/>
          <table:table-cell office:value-type="float" office:value="49.5000000000009" calcext:value-type="float">
            <text:p>49.5</text:p>
          </table:table-cell>
          <table:table-cell office:value-type="float" office:value="0.00207575795052828" calcext:value-type="float">
            <text:p>0.00207575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9.595" calcext:value-type="float">
            <text:p>-49.595</text:p>
          </table:table-cell>
          <table:table-cell table:formula="of:=[.E1000]-17.5" office:value-type="float" office:value="-67.095" calcext:value-type="float">
            <text:p>-67.095</text:p>
          </table:table-cell>
          <table:table-cell office:value-type="float" office:value="0.000360017" calcext:value-type="float">
            <text:p>0.000360017</text:p>
          </table:table-cell>
          <table:table-cell table:formula="of:=1000*[.G1000]" office:value-type="float" office:value="0.360017" calcext:value-type="float">
            <text:p>0.360017</text:p>
          </table:table-cell>
          <table:table-cell/>
          <table:table-cell office:value-type="float" office:value="49.6000000000009" calcext:value-type="float">
            <text:p>49.6</text:p>
          </table:table-cell>
          <table:table-cell office:value-type="float" office:value="0.0012807566415744" calcext:value-type="float">
            <text:p>0.0012807566</text:p>
          </table:table-cell>
          <table:table-cell table:formula="of:= [.K1000]*1000" office:value-type="float" office:value="1.2807566415744" calcext:value-type="float">
            <text:p>1.2807566416</text:p>
          </table:table-cell>
          <table:table-cell table:number-columns-repeated="3"/>
          <table:table-cell office:value-type="float" office:value="49.6000000000009" calcext:value-type="float">
            <text:p>49.6</text:p>
          </table:table-cell>
          <table:table-cell office:value-type="float" office:value="0.0020556698038425" calcext:value-type="float">
            <text:p>0.0020556698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9.73" calcext:value-type="float">
            <text:p>-49.73</text:p>
          </table:table-cell>
          <table:table-cell table:formula="of:=[.E1001]-17.5" office:value-type="float" office:value="-67.23" calcext:value-type="float">
            <text:p>-67.23</text:p>
          </table:table-cell>
          <table:table-cell office:value-type="float" office:value="0.000355917" calcext:value-type="float">
            <text:p>0.000355917</text:p>
          </table:table-cell>
          <table:table-cell table:formula="of:=1000*[.G1001]" office:value-type="float" office:value="0.355917" calcext:value-type="float">
            <text:p>0.355917</text:p>
          </table:table-cell>
          <table:table-cell/>
          <table:table-cell office:value-type="float" office:value="49.7000000000009" calcext:value-type="float">
            <text:p>49.7</text:p>
          </table:table-cell>
          <table:table-cell office:value-type="float" office:value="0.0012714417852465" calcext:value-type="float">
            <text:p>0.0012714418</text:p>
          </table:table-cell>
          <table:table-cell table:formula="of:= [.K1001]*1000" office:value-type="float" office:value="1.2714417852465" calcext:value-type="float">
            <text:p>1.2714417852</text:p>
          </table:table-cell>
          <table:table-cell table:number-columns-repeated="3"/>
          <table:table-cell office:value-type="float" office:value="49.7000000000009" calcext:value-type="float">
            <text:p>49.7</text:p>
          </table:table-cell>
          <table:table-cell office:value-type="float" office:value="0.00203558469750156" calcext:value-type="float">
            <text:p>0.0020355847</text:p>
          </table:table-cell>
          <table:table-cell table:number-columns-repeated="1007"/>
        </table:table-row>
        <table:table-row table:style-name="ro2">
          <table:table-cell table:number-columns-repeated="4"/>
          <table:table-cell office:value-type="float" office:value="-49.865" calcext:value-type="float">
            <text:p>-49.865</text:p>
          </table:table-cell>
          <table:table-cell table:formula="of:=[.E1002]-17.5" office:value-type="float" office:value="-67.365" calcext:value-type="float">
            <text:p>-67.365</text:p>
          </table:table-cell>
          <table:table-cell office:value-type="float" office:value="0.000351802" calcext:value-type="float">
            <text:p>0.000351802</text:p>
          </table:table-cell>
          <table:table-cell table:formula="of:=1000*[.G1002]" office:value-type="float" office:value="0.351802" calcext:value-type="float">
            <text:p>0.351802</text:p>
          </table:table-cell>
          <table:table-cell/>
          <table:table-cell office:value-type="float" office:value="49.8000000000009" calcext:value-type="float">
            <text:p>49.8</text:p>
          </table:table-cell>
          <table:table-cell office:value-type="float" office:value="0.00126212247088044" calcext:value-type="float">
            <text:p>0.0012621225</text:p>
          </table:table-cell>
          <table:table-cell table:formula="of:= [.K1002]*1000" office:value-type="float" office:value="1.26212247088044" calcext:value-type="float">
            <text:p>1.2621224709</text:p>
          </table:table-cell>
          <table:table-cell table:number-columns-repeated="3"/>
          <table:table-cell office:value-type="float" office:value="49.8000000000009" calcext:value-type="float">
            <text:p>49.8</text:p>
          </table:table-cell>
          <table:table-cell office:value-type="float" office:value="0.00201550263150547" calcext:value-type="float">
            <text:p>0.0020155026</text:p>
          </table:table-cell>
          <table:table-cell table:number-columns-repeated="1007"/>
        </table:table-row>
        <table:table-row table:style-name="ro2">
          <table:table-cell table:number-columns-repeated="9"/>
          <table:table-cell office:value-type="float" office:value="49.9000000000009" calcext:value-type="float">
            <text:p>49.9</text:p>
          </table:table-cell>
          <table:table-cell office:value-type="float" office:value="0.00125279869847622" calcext:value-type="float">
            <text:p>0.0012527987</text:p>
          </table:table-cell>
          <table:table-cell table:formula="of:= [.K1003]*1000" office:value-type="float" office:value="1.25279869847622" calcext:value-type="float">
            <text:p>1.2527986985</text:p>
          </table:table-cell>
          <table:table-cell table:number-columns-repeated="3"/>
          <table:table-cell office:value-type="float" office:value="49.9000000000009" calcext:value-type="float">
            <text:p>49.9</text:p>
          </table:table-cell>
          <table:table-cell office:value-type="float" office:value="0.00199542360585422" calcext:value-type="float">
            <text:p>0.0019954236</text:p>
          </table:table-cell>
          <table:table-cell table:number-columns-repeated="1007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family-generic="modern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12pt" fo:language="en" fo:country="US" style:letter-kerning="true" style:font-name-asian="Droid Sans Fallback" style:font-size-asian="24pt" style:language-asian="ja" style:country-asian="JP" style:font-name-complex="Droid Sans Fallback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000" number:language="ja" number:country="JP">
      <number:number number:min-integer-digits="1"/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3P0" style:volatile="true" number:language="ja" number:country="JP">
      <number:text>¥</number:text>
      <number:number number:decimal-places="2" number:min-integer-digits="1" number:grouping="true"/>
    </number:number-style>
    <number:number-style style:name="N10113" number:language="ja" number:country="JP">
      <number:text>-¥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date-style style:name="N10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2" number:language="ja" number:country="JP">
      <number:hours/>
      <number:text>時</number:text>
      <number:minutes number:style="long"/>
      <number:text>分</number:text>
    </number:time-style>
    <number:time-style style:name="N10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number number: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0143P2" style:volatile="true" number:language="ja" number:country="JP">
      <number:text>- </number:text>
    </number:number-style>
    <number:text-style style:name="N10143" number:language="ja" number:country="JP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0147P2" style:volatile="true" number:language="ja" number:country="JP">
      <number:text> ¥- </number:text>
    </number:number-style>
    <number:text-style style:name="N10147" number:language="ja" number:country="JP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number number: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0151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10151" number:language="ja" number:country="JP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0155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0155" number:language="ja" number:country="JP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ja" number:country="JP">
      <number:minutes number:style="long"/>
      <number:text>:</number:text>
      <number:seconds number:style="long"/>
    </number:time-style>
    <number:time-style style:name="N10157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ja" number:country="JP">
      <number:minutes number:style="long"/>
      <number:text>:</number:text>
      <number:seconds number:style="long" number:decimal-places="1"/>
    </number:time-style>
    <number:number-style style:name="N10159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ＭＳ Ｐゴシック" style:font-family-complex="'ＭＳ Ｐゴシック'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1" fo:font-family="'ＭＳ Ｐゴシック'" style:font-family-generic="modern" fo:font-size="11pt" fo:font-style="normal" fo:text-shadow="none" style:text-underline-style="none" fo:font-weight="normal" style:font-size-asian="11pt" style:font-style-asian="normal" style:font-weight-asian="normal" style:font-name-complex="ＭＳ Ｐゴシック1" style:font-family-complex="'ＭＳ Ｐゴシック'" style:font-family-generic-complex="modern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00/00/00</text:date>, <text:time style:data-style-name="N2" text:time-value="0000-00-00T22:34:25.31718703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</meta:initial-creator>
    <meta:creation-date>2014-10-28T02:31:52</meta:creation-date>
    <dc:date>2015-02-25T22:35:30.043430429</dc:date>
    <meta:generator>LibreOffice/4.1.5.3$FreeBSD_X86_64 LibreOffice_project/410m0$Build-3</meta:generator>
    <meta:editing-duration>PT8M15S</meta:editing-duration>
    <meta:editing-cycles>8</meta:editing-cycles>
    <meta:document-statistic meta:table-count="3" meta:cell-count="926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ja" number:country="JP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minimum="-6" chart:maximum="6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10000">
      <style:chart-properties chart:display-label="true" chart:logarithmic="false" chart:reverse-direction="false" text:line-break="false" chart:axis-position="start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automatic" chart:symbol-width="0.1cm" chart:symbol-height="0.1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0">
      <style:chart-properties chart:symbol-type="automatic" chart:symbol-width="0.1cm" chart:symbol-height="0.1cm"/>
      <style:graphic-properties svg:stroke-width="0.025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symbol-type="none"/>
      <style:graphic-properties svg:stroke-width="0.051cm"/>
      <style:text-properties fo:font-size="10pt" style:font-size-asian="10pt" style:font-size-complex="10pt"/>
    </style:style>
    <style:style style:name="ch12" style:family="chart" style:data-style-name="N10000">
      <style:chart-properties chart:symbol-type="none"/>
      <style:graphic-properties svg:stroke-width="0.051cm" svg:stroke-color="#ff8080" draw:fill-color="#ff8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hatch" draw:fill-color="#99284c" draw:fill-hatch-name="dd" draw:fill-hatch-solid="false" draw:opacity="25%" draw:textarea-horizontal-align="justify" draw:textarea-vertical-align="middle" draw:auto-grow-height="false" draw:shadow-opacity="25%"/>
    </style:style>
    <style:style style:name="gr2" style:family="graphic">
      <style:graphic-properties draw:stroke="none" draw:fill="hatch" draw:fill-color="#99284c" draw:fill-hatch-name="dd" draw:fill-hatch-solid="false" draw:opacity="20%" draw:textarea-horizontal-align="justify" draw:textarea-vertical-align="middle" draw:auto-grow-height="false" draw:shadow-opacity="20%"/>
    </style:style>
    <style:style style:name="P1" style:family="paragraph">
      <style:text-properties fo:font-size="24pt"/>
    </style:style>
  </office:automatic-styles>
  <office:body>
    <office:chart>
      <chart:chart svg:width="16.065cm" svg:height="11.482cm" xlink:href=".." xlink:type="simple" chart:class="chart:scatter" chart:style-name="ch1">
        <chart:legend svg:x="10.429cm" svg:y="9.019cm" style:legend-expansion="custom" chartooo:width="5.366cm" chartooo:height="1.932cm" style:legend-expansion-aspect-ratio="2.77743271221532" chart:style-name="ch2"/>
        <chart:plot-area chart:style-name="ch3" table:cell-range-address="Sheet1.B4:Sheet1.D44 Sheet1.C3:Sheet1.D3 Sheet1.H3:Sheet1.H3 Sheet1.H458:Sheet1.H548 Sheet1.L4:Sheet1.L4 Sheet1.L444:Sheet1.L564" chart:data-source-has-labels="row" svg:x="1.142cm" svg:y="0.312cm" svg:width="14.224cm" svg:height="8.586cm">
          <chartooo:coordinate-region svg:x="2.108cm" svg:y="0.538cm" svg:width="13.137cm" svg:height="7.66cm"/>
          <chart:axis chart:dimension="x" chart:name="primary-x" chart:style-name="ch4">
            <chart:title svg:x="4.599cm" svg:y="8.993cm" chart:style-name="ch5">
              <text:p>Axial Position [mm]</text:p>
            </chart:title>
          </chart:axis>
          <chart:axis chart:dimension="y" chart:name="primary-y" chart:style-name="ch6">
            <chart:title svg:x="0.159cm" svg:y="6.536cm" chart:style-name="ch7">
              <text:p>|B| [mT]</text:p>
            </chart:title>
            <chart:grid chart:style-name="ch8" chart:class="major"/>
          </chart:axis>
          <chart:series chart:style-name="ch9" chart:values-cell-range-address="Sheet1.C4:Sheet1.C44" chart:label-cell-address="Sheet1.C3:Sheet1.C3" chart:class="chart:scatter">
            <chart:domain table:cell-range-address="Sheet1.B4:Sheet1.B44"/>
            <chart:data-point chart:repeated="41"/>
          </chart:series>
          <chart:series chart:style-name="ch10" chart:values-cell-range-address="Sheet1.D4:Sheet1.D44" chart:label-cell-address="Sheet1.D3:Sheet1.D3" chart:class="chart:scatter">
            <chart:data-point chart:repeated="41"/>
          </chart:series>
          <chart:series chart:style-name="ch11" chart:values-cell-range-address="Sheet1.H458:Sheet1.H548" chart:label-cell-address="Sheet1.H3:Sheet1.H3" chart:class="chart:scatter">
            <chart:domain table:cell-range-address="Sheet1.F458:Sheet1.F548"/>
            <chart:data-point chart:repeated="91"/>
          </chart:series>
          <chart:series chart:style-name="ch12" chart:values-cell-range-address="Sheet1.L444:Sheet1.L564" chart:label-cell-address="Sheet1.L4:Sheet1.L4" chart:class="chart:scatter">
            <chart:domain table:cell-range-address="Sheet1.J444:Sheet1.J564"/>
            <chart:data-point chart:repeated="121"/>
          </chart:series>
          <chart:wall chart:style-name="ch13"/>
          <chart:floor chart:style-name="ch14"/>
        </chart:plot-area>
        <draw:custom-shape draw:style-name="gr1" svg:width="5.44cm" svg:height="7.656cm" svg:x="5.928cm" svg:y="0.5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svg:width="1.105cm" svg:height="7.633cm" svg:x="2.124cm" svg:y="0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svg:width="1.105cm" svg:height="7.633cm" svg:x="14.138cm" svg:y="0.563cm">
          <text:p/>
          <draw:enhanced-geometry svg:viewBox="0 0 21600 21600" draw:type="rectangle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Measured ( typeA )</text:p>
                <draw:g>
                  <svg:desc>Sheet1.C3:Sheet1.C3</svg:desc>
                </draw:g>
              </table:table-cell>
              <table:table-cell office:value-type="string">
                <text:p>Measured ( typeB )</text:p>
                <draw:g>
                  <svg:desc>Sheet1.D3:Sheet1.D3</svg:desc>
                </draw:g>
              </table:table-cell>
              <table:table-cell office:value-type="string">
                <text:p>列 F</text:p>
              </table:table-cell>
              <table:table-cell office:value-type="string">
                <text:p>Calculated（NdFe35）</text:p>
                <draw:g>
                  <svg:desc>Sheet1.H3:Sheet1.H3</svg:desc>
                </draw:g>
              </table:table-cell>
              <table:table-cell office:value-type="string">
                <text:p>列 J</text:p>
              </table:table-cell>
              <table:table-cell office:value-type="string">
                <text:p>Calculated（NdFe30）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B4:Sheet1.B44</svg:desc>
                </draw:g>
              </table:table-cell>
              <table:table-cell office:value-type="float" office:value="349.30584034625">
                <text:p>349.30584034625</text:p>
                <draw:g>
                  <svg:desc>Sheet1.C4:Sheet1.C44</svg:desc>
                </draw:g>
              </table:table-cell>
              <table:table-cell office:value-type="float" office:value="359.715648811669">
                <text:p>359.715648811669</text:p>
                <draw:g>
                  <svg:desc>Sheet1.D4:Sheet1.D44</svg:desc>
                </draw:g>
              </table:table-cell>
              <table:table-cell office:value-type="float" office:value="6.075">
                <text:p>6.075</text:p>
                <draw:g>
                  <svg:desc>Sheet1.F458:Sheet1.F548</svg:desc>
                </draw:g>
              </table:table-cell>
              <table:table-cell office:value-type="float" office:value="308.783">
                <text:p>308.783</text:p>
                <draw:g>
                  <svg:desc>Sheet1.H458:Sheet1.H548</svg:desc>
                </draw:g>
              </table:table-cell>
              <table:table-cell office:value-type="float" office:value="-5.99999999999955">
                <text:p>-5.99999999999955</text:p>
                <draw:g>
                  <svg:desc>Sheet1.J444:Sheet1.J564</svg:desc>
                </draw:g>
              </table:table-cell>
              <table:table-cell office:value-type="float" office:value="288.606450482982">
                <text:p>288.606450482982</text:p>
                <draw:g>
                  <svg:desc>Sheet1.L444:Sheet1.L5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75">
                <text:p>-4.75</text:p>
              </table:table-cell>
              <table:table-cell office:value-type="float" office:value="331.839377560892">
                <text:p>331.839377560892</text:p>
              </table:table-cell>
              <table:table-cell office:value-type="float" office:value="348.010978131438">
                <text:p>348.010978131438</text:p>
              </table:table-cell>
              <table:table-cell office:value-type="float" office:value="5.94">
                <text:p>5.94</text:p>
              </table:table-cell>
              <table:table-cell office:value-type="float" office:value="313.433">
                <text:p>313.433</text:p>
              </table:table-cell>
              <table:table-cell office:value-type="float" office:value="-5.89999999999955">
                <text:p>-5.89999999999955</text:p>
              </table:table-cell>
              <table:table-cell office:value-type="float" office:value="290.644675922551">
                <text:p>290.644675922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5">
                <text:p>-4.5</text:p>
              </table:table-cell>
              <table:table-cell office:value-type="float" office:value="320.364094117927">
                <text:p>320.364094117927</text:p>
              </table:table-cell>
              <table:table-cell office:value-type="float" office:value="334.676766597265">
                <text:p>334.676766597265</text:p>
              </table:table-cell>
              <table:table-cell office:value-type="float" office:value="5.805">
                <text:p>5.805</text:p>
              </table:table-cell>
              <table:table-cell office:value-type="float" office:value="317.987">
                <text:p>317.987</text:p>
              </table:table-cell>
              <table:table-cell office:value-type="float" office:value="-5.79999999999955">
                <text:p>-5.79999999999955</text:p>
              </table:table-cell>
              <table:table-cell office:value-type="float" office:value="293.295035484655">
                <text:p>293.295035484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25">
                <text:p>-4.25</text:p>
              </table:table-cell>
              <table:table-cell office:value-type="float" office:value="316.776338920697">
                <text:p>316.776338920697</text:p>
              </table:table-cell>
              <table:table-cell office:value-type="float" office:value="322.39497018409">
                <text:p>322.39497018409</text:p>
              </table:table-cell>
              <table:table-cell office:value-type="float" office:value="5.67">
                <text:p>5.67</text:p>
              </table:table-cell>
              <table:table-cell office:value-type="float" office:value="322.416">
                <text:p>322.416</text:p>
              </table:table-cell>
              <table:table-cell office:value-type="float" office:value="-5.69999999999956">
                <text:p>-5.69999999999956</text:p>
              </table:table-cell>
              <table:table-cell office:value-type="float" office:value="296.575562840932">
                <text:p>296.575562840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311.35743655805">
                <text:p>311.35743655805</text:p>
              </table:table-cell>
              <table:table-cell office:value-type="float" office:value="313.123952613019">
                <text:p>313.123952613019</text:p>
              </table:table-cell>
              <table:table-cell office:value-type="float" office:value="5.535">
                <text:p>5.535</text:p>
              </table:table-cell>
              <table:table-cell office:value-type="float" office:value="326.224">
                <text:p>326.224</text:p>
              </table:table-cell>
              <table:table-cell office:value-type="float" office:value="-5.59999999999956">
                <text:p>-5.59999999999956</text:p>
              </table:table-cell>
              <table:table-cell office:value-type="float" office:value="299.286886935368">
                <text:p>299.286886935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75">
                <text:p>-3.75</text:p>
              </table:table-cell>
              <table:table-cell office:value-type="float" office:value="310.297019160675">
                <text:p>310.297019160675</text:p>
              </table:table-cell>
              <table:table-cell office:value-type="float" office:value="308.205170787253">
                <text:p>308.205170787253</text:p>
              </table:table-cell>
              <table:table-cell office:value-type="float" office:value="5.4">
                <text:p>5.4</text:p>
              </table:table-cell>
              <table:table-cell office:value-type="float" office:value="329.124">
                <text:p>329.124</text:p>
              </table:table-cell>
              <table:table-cell office:value-type="float" office:value="-5.49999999999956">
                <text:p>-5.49999999999956</text:p>
              </table:table-cell>
              <table:table-cell office:value-type="float" office:value="302.106874647991">
                <text:p>302.106874647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312.752124373281">
                <text:p>312.752124373281</text:p>
              </table:table-cell>
              <table:table-cell office:value-type="float" office:value="308.366604060816">
                <text:p>308.366604060816</text:p>
              </table:table-cell>
              <table:table-cell office:value-type="float" office:value="5.265">
                <text:p>5.265</text:p>
              </table:table-cell>
              <table:table-cell office:value-type="float" office:value="330.854">
                <text:p>330.854</text:p>
              </table:table-cell>
              <table:table-cell office:value-type="float" office:value="-5.39999999999956">
                <text:p>-5.39999999999956</text:p>
              </table:table-cell>
              <table:table-cell office:value-type="float" office:value="305.111784784766">
                <text:p>305.111784784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25">
                <text:p>-3.25</text:p>
              </table:table-cell>
              <table:table-cell office:value-type="float" office:value="318.218780715407">
                <text:p>318.218780715407</text:p>
              </table:table-cell>
              <table:table-cell office:value-type="float" office:value="314.135220884256">
                <text:p>314.135220884256</text:p>
              </table:table-cell>
              <table:table-cell office:value-type="float" office:value="5.13">
                <text:p>5.13</text:p>
              </table:table-cell>
              <table:table-cell office:value-type="float" office:value="331.019">
                <text:p>331.019</text:p>
              </table:table-cell>
              <table:table-cell office:value-type="float" office:value="-5.29999999999956">
                <text:p>-5.29999999999956</text:p>
              </table:table-cell>
              <table:table-cell office:value-type="float" office:value="305.627847191331">
                <text:p>305.627847191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325.84516154149">
                <text:p>325.84516154149</text:p>
              </table:table-cell>
              <table:table-cell office:value-type="float" office:value="323.763402811374">
                <text:p>323.763402811374</text:p>
              </table:table-cell>
              <table:table-cell office:value-type="float" office:value="4.995">
                <text:p>4.995</text:p>
              </table:table-cell>
              <table:table-cell office:value-type="float" office:value="329.66">
                <text:p>329.66</text:p>
              </table:table-cell>
              <table:table-cell office:value-type="float" office:value="-5.19999999999956">
                <text:p>-5.19999999999956</text:p>
              </table:table-cell>
              <table:table-cell office:value-type="float" office:value="307.809646465815">
                <text:p>307.809646465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75">
                <text:p>-2.75</text:p>
              </table:table-cell>
              <table:table-cell office:value-type="float" office:value="335.317102754989">
                <text:p>335.317102754989</text:p>
              </table:table-cell>
              <table:table-cell office:value-type="float" office:value="337.093978735901">
                <text:p>337.093978735901</text:p>
              </table:table-cell>
              <table:table-cell office:value-type="float" office:value="4.86">
                <text:p>4.86</text:p>
              </table:table-cell>
              <table:table-cell office:value-type="float" office:value="326.817">
                <text:p>326.817</text:p>
              </table:table-cell>
              <table:table-cell office:value-type="float" office:value="-5.09999999999956">
                <text:p>-5.09999999999956</text:p>
              </table:table-cell>
              <table:table-cell office:value-type="float" office:value="306.319828091274">
                <text:p>306.319828091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5">
                <text:p>-2.5</text:p>
              </table:table-cell>
              <table:table-cell office:value-type="float" office:value="354.377660695479">
                <text:p>354.377660695479</text:p>
              </table:table-cell>
              <table:table-cell office:value-type="float" office:value="352.330894614707">
                <text:p>352.330894614707</text:p>
              </table:table-cell>
              <table:table-cell office:value-type="float" office:value="4.725">
                <text:p>4.725</text:p>
              </table:table-cell>
              <table:table-cell office:value-type="float" office:value="322.837">
                <text:p>322.837</text:p>
              </table:table-cell>
              <table:table-cell office:value-type="float" office:value="-4.99999999999956">
                <text:p>-4.99999999999956</text:p>
              </table:table-cell>
              <table:table-cell office:value-type="float" office:value="305.246108183665">
                <text:p>305.246108183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25">
                <text:p>-2.25</text:p>
              </table:table-cell>
              <table:table-cell office:value-type="float" office:value="356.834150972129">
                <text:p>356.834150972129</text:p>
              </table:table-cell>
              <table:table-cell office:value-type="float" office:value="363.014544198989">
                <text:p>363.014544198989</text:p>
              </table:table-cell>
              <table:table-cell office:value-type="float" office:value="4.59">
                <text:p>4.59</text:p>
              </table:table-cell>
              <table:table-cell office:value-type="float" office:value="318.145">
                <text:p>318.145</text:p>
              </table:table-cell>
              <table:table-cell office:value-type="float" office:value="-4.89999999999956">
                <text:p>-4.89999999999956</text:p>
              </table:table-cell>
              <table:table-cell office:value-type="float" office:value="304.31992883921">
                <text:p>304.31992883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362.887126528346">
                <text:p>362.887126528346</text:p>
              </table:table-cell>
              <table:table-cell office:value-type="float" office:value="365.691809314893">
                <text:p>365.691809314893</text:p>
              </table:table-cell>
              <table:table-cell office:value-type="float" office:value="4.455">
                <text:p>4.455</text:p>
              </table:table-cell>
              <table:table-cell office:value-type="float" office:value="313.35">
                <text:p>313.35</text:p>
              </table:table-cell>
              <table:table-cell office:value-type="float" office:value="-4.79999999999956">
                <text:p>-4.79999999999956</text:p>
              </table:table-cell>
              <table:table-cell office:value-type="float" office:value="301.882476505765">
                <text:p>301.882476505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5">
                <text:p>-1.75</text:p>
              </table:table-cell>
              <table:table-cell office:value-type="float" office:value="358.507941474105">
                <text:p>358.507941474105</text:p>
              </table:table-cell>
              <table:table-cell office:value-type="float" office:value="359.817731914368">
                <text:p>359.817731914368</text:p>
              </table:table-cell>
              <table:table-cell office:value-type="float" office:value="4.32">
                <text:p>4.32</text:p>
              </table:table-cell>
              <table:table-cell office:value-type="float" office:value="308.836">
                <text:p>308.836</text:p>
              </table:table-cell>
              <table:table-cell office:value-type="float" office:value="-4.69999999999956">
                <text:p>-4.69999999999956</text:p>
              </table:table-cell>
              <table:table-cell office:value-type="float" office:value="298.823455680833">
                <text:p>298.823455680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5">
                <text:p>-1.5</text:p>
              </table:table-cell>
              <table:table-cell office:value-type="float" office:value="347.164222378977">
                <text:p>347.164222378977</text:p>
              </table:table-cell>
              <table:table-cell office:value-type="float" office:value="344.732216220068">
                <text:p>344.732216220068</text:p>
              </table:table-cell>
              <table:table-cell office:value-type="float" office:value="4.185">
                <text:p>4.185</text:p>
              </table:table-cell>
              <table:table-cell office:value-type="float" office:value="304.917">
                <text:p>304.917</text:p>
              </table:table-cell>
              <table:table-cell office:value-type="float" office:value="-4.59999999999956">
                <text:p>-4.59999999999956</text:p>
              </table:table-cell>
              <table:table-cell office:value-type="float" office:value="295.575052814358">
                <text:p>295.575052814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25">
                <text:p>-1.25</text:p>
              </table:table-cell>
              <table:table-cell office:value-type="float" office:value="330.943238939852">
                <text:p>330.943238939852</text:p>
              </table:table-cell>
              <table:table-cell office:value-type="float" office:value="326.938160819443">
                <text:p>326.938160819443</text:p>
              </table:table-cell>
              <table:table-cell office:value-type="float" office:value="4.05">
                <text:p>4.05</text:p>
              </table:table-cell>
              <table:table-cell office:value-type="float" office:value="301.831">
                <text:p>301.831</text:p>
              </table:table-cell>
              <table:table-cell office:value-type="float" office:value="-4.49999999999956">
                <text:p>-4.49999999999956</text:p>
              </table:table-cell>
              <table:table-cell office:value-type="float" office:value="293.059229174994">
                <text:p>293.059229174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311.660648783256">
                <text:p>311.660648783256</text:p>
              </table:table-cell>
              <table:table-cell office:value-type="float" office:value="308.118982213041">
                <text:p>308.118982213041</text:p>
              </table:table-cell>
              <table:table-cell office:value-type="float" office:value="3.915">
                <text:p>3.915</text:p>
              </table:table-cell>
              <table:table-cell office:value-type="float" office:value="299.802">
                <text:p>299.802</text:p>
              </table:table-cell>
              <table:table-cell office:value-type="float" office:value="-4.39999999999956">
                <text:p>-4.39999999999956</text:p>
              </table:table-cell>
              <table:table-cell office:value-type="float" office:value="289.367212388437">
                <text:p>289.367212388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5">
                <text:p>-0.75</text:p>
              </table:table-cell>
              <table:table-cell office:value-type="float" office:value="297.383329223412">
                <text:p>297.383329223412</text:p>
              </table:table-cell>
              <table:table-cell office:value-type="float" office:value="293.48847200529">
                <text:p>293.48847200529</text:p>
              </table:table-cell>
              <table:table-cell office:value-type="float" office:value="3.78">
                <text:p>3.78</text:p>
              </table:table-cell>
              <table:table-cell office:value-type="float" office:value="298.842">
                <text:p>298.842</text:p>
              </table:table-cell>
              <table:table-cell office:value-type="float" office:value="-4.29999999999956">
                <text:p>-4.29999999999956</text:p>
              </table:table-cell>
              <table:table-cell office:value-type="float" office:value="286.396412895223">
                <text:p>286.396412895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">
                <text:p>-0.5</text:p>
              </table:table-cell>
              <table:table-cell office:value-type="float" office:value="288.981941477318">
                <text:p>288.981941477318</text:p>
              </table:table-cell>
              <table:table-cell office:value-type="float" office:value="285.506898165351">
                <text:p>285.506898165351</text:p>
              </table:table-cell>
              <table:table-cell office:value-type="float" office:value="3.645">
                <text:p>3.645</text:p>
              </table:table-cell>
              <table:table-cell office:value-type="float" office:value="299.009">
                <text:p>299.009</text:p>
              </table:table-cell>
              <table:table-cell office:value-type="float" office:value="-4.19999999999956">
                <text:p>-4.19999999999956</text:p>
              </table:table-cell>
              <table:table-cell office:value-type="float" office:value="284.372980410783">
                <text:p>284.372980410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">
                <text:p>-0.25</text:p>
              </table:table-cell>
              <table:table-cell office:value-type="float" office:value="284.402055723935">
                <text:p>284.402055723935</text:p>
              </table:table-cell>
              <table:table-cell office:value-type="float" office:value="281.945706298216">
                <text:p>281.945706298216</text:p>
              </table:table-cell>
              <table:table-cell office:value-type="float" office:value="3.51">
                <text:p>3.51</text:p>
              </table:table-cell>
              <table:table-cell office:value-type="float" office:value="300.258">
                <text:p>300.258</text:p>
              </table:table-cell>
              <table:table-cell office:value-type="float" office:value="-4.09999999999956">
                <text:p>-4.09999999999956</text:p>
              </table:table-cell>
              <table:table-cell office:value-type="float" office:value="281.334971325188">
                <text:p>281.334971325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84.57">
                <text:p>284.57</text:p>
              </table:table-cell>
              <table:table-cell office:value-type="float" office:value="283.41">
                <text:p>283.41</text:p>
              </table:table-cell>
              <table:table-cell office:value-type="float" office:value="3.375">
                <text:p>3.375</text:p>
              </table:table-cell>
              <table:table-cell office:value-type="float" office:value="302.529">
                <text:p>302.529</text:p>
              </table:table-cell>
              <table:table-cell office:value-type="float" office:value="-3.99999999999956">
                <text:p>-3.99999999999956</text:p>
              </table:table-cell>
              <table:table-cell office:value-type="float" office:value="279.805262592415">
                <text:p>279.805262592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">
                <text:p>0.25</text:p>
              </table:table-cell>
              <table:table-cell office:value-type="float" office:value="288.015240048161">
                <text:p>288.015240048161</text:p>
              </table:table-cell>
              <table:table-cell office:value-type="float" office:value="283.661150318474">
                <text:p>283.661150318474</text:p>
              </table:table-cell>
              <table:table-cell office:value-type="float" office:value="3.24">
                <text:p>3.24</text:p>
              </table:table-cell>
              <table:table-cell office:value-type="float" office:value="305.713">
                <text:p>305.713</text:p>
              </table:table-cell>
              <table:table-cell office:value-type="float" office:value="-3.89999999999956">
                <text:p>-3.89999999999956</text:p>
              </table:table-cell>
              <table:table-cell office:value-type="float" office:value="278.966364504865">
                <text:p>278.966364504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294.929686874685">
                <text:p>294.929686874685</text:p>
              </table:table-cell>
              <table:table-cell office:value-type="float" office:value="286.312456068541">
                <text:p>286.312456068541</text:p>
              </table:table-cell>
              <table:table-cell office:value-type="float" office:value="3.105">
                <text:p>3.105</text:p>
              </table:table-cell>
              <table:table-cell office:value-type="float" office:value="309.537">
                <text:p>309.537</text:p>
              </table:table-cell>
              <table:table-cell office:value-type="float" office:value="-3.79999999999956">
                <text:p>-3.79999999999956</text:p>
              </table:table-cell>
              <table:table-cell office:value-type="float" office:value="278.291275689464">
                <text:p>278.291275689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">
                <text:p>0.75</text:p>
              </table:table-cell>
              <table:table-cell office:value-type="float" office:value="304.724568750208">
                <text:p>304.724568750208</text:p>
              </table:table-cell>
              <table:table-cell office:value-type="float" office:value="292.400202633309">
                <text:p>292.400202633309</text:p>
              </table:table-cell>
              <table:table-cell office:value-type="float" office:value="2.97">
                <text:p>2.97</text:p>
              </table:table-cell>
              <table:table-cell office:value-type="float" office:value="313.705">
                <text:p>313.705</text:p>
              </table:table-cell>
              <table:table-cell office:value-type="float" office:value="-3.69999999999956">
                <text:p>-3.69999999999956</text:p>
              </table:table-cell>
              <table:table-cell office:value-type="float" office:value="278.095541671812">
                <text:p>278.095541671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17.051414284813">
                <text:p>317.051414284813</text:p>
              </table:table-cell>
              <table:table-cell office:value-type="float" office:value="303.40720789065">
                <text:p>303.40720789065</text:p>
              </table:table-cell>
              <table:table-cell office:value-type="float" office:value="2.835">
                <text:p>2.835</text:p>
              </table:table-cell>
              <table:table-cell office:value-type="float" office:value="317.865">
                <text:p>317.865</text:p>
              </table:table-cell>
              <table:table-cell office:value-type="float" office:value="-3.59999999999956">
                <text:p>-3.59999999999956</text:p>
              </table:table-cell>
              <table:table-cell office:value-type="float" office:value="278.81357741007">
                <text:p>278.81357741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331.299474946762">
                <text:p>331.299474946762</text:p>
              </table:table-cell>
              <table:table-cell office:value-type="float" office:value="323.908068747909">
                <text:p>323.908068747909</text:p>
              </table:table-cell>
              <table:table-cell office:value-type="float" office:value="2.7">
                <text:p>2.7</text:p>
              </table:table-cell>
              <table:table-cell office:value-type="float" office:value="321.508">
                <text:p>321.508</text:p>
              </table:table-cell>
              <table:table-cell office:value-type="float" office:value="-3.49999999999956">
                <text:p>-3.49999999999956</text:p>
              </table:table-cell>
              <table:table-cell office:value-type="float" office:value="279.716034547529">
                <text:p>279.716034547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">
                <text:p>1.5</text:p>
              </table:table-cell>
              <table:table-cell office:value-type="float" office:value="345.105678017618">
                <text:p>345.105678017618</text:p>
              </table:table-cell>
              <table:table-cell office:value-type="float" office:value="341.647480453171">
                <text:p>341.647480453171</text:p>
              </table:table-cell>
              <table:table-cell office:value-type="float" office:value="2.565">
                <text:p>2.565</text:p>
              </table:table-cell>
              <table:table-cell office:value-type="float" office:value="324.124">
                <text:p>324.124</text:p>
              </table:table-cell>
              <table:table-cell office:value-type="float" office:value="-3.39999999999956">
                <text:p>-3.39999999999956</text:p>
              </table:table-cell>
              <table:table-cell office:value-type="float" office:value="280.80291308419">
                <text:p>280.802913084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5">
                <text:p>1.75</text:p>
              </table:table-cell>
              <table:table-cell office:value-type="float" office:value="357.204370773931">
                <text:p>357.204370773931</text:p>
              </table:table-cell>
              <table:table-cell office:value-type="float" office:value="355.454364159451">
                <text:p>355.454364159451</text:p>
              </table:table-cell>
              <table:table-cell office:value-type="float" office:value="2.43">
                <text:p>2.43</text:p>
              </table:table-cell>
              <table:table-cell office:value-type="float" office:value="325.37">
                <text:p>325.37</text:p>
              </table:table-cell>
              <table:table-cell office:value-type="float" office:value="-3.29999999999956">
                <text:p>-3.29999999999956</text:p>
              </table:table-cell>
              <table:table-cell office:value-type="float" office:value="282.074213020051">
                <text:p>282.074213020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362.220096764384">
                <text:p>362.220096764384</text:p>
              </table:table-cell>
              <table:table-cell office:value-type="float" office:value="361.196980053821">
                <text:p>361.196980053821</text:p>
              </table:table-cell>
              <table:table-cell office:value-type="float" office:value="2.295">
                <text:p>2.295</text:p>
              </table:table-cell>
              <table:table-cell office:value-type="float" office:value="324.957">
                <text:p>324.957</text:p>
              </table:table-cell>
              <table:table-cell office:value-type="float" office:value="-3.19999999999956">
                <text:p>-3.19999999999956</text:p>
              </table:table-cell>
              <table:table-cell office:value-type="float" office:value="286.768614898871">
                <text:p>286.768614898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5">
                <text:p>2.25</text:p>
              </table:table-cell>
              <table:table-cell office:value-type="float" office:value="359.596077425769">
                <text:p>359.596077425769</text:p>
              </table:table-cell>
              <table:table-cell office:value-type="float" office:value="359.958833340703">
                <text:p>359.958833340703</text:p>
              </table:table-cell>
              <table:table-cell office:value-type="float" office:value="2.16">
                <text:p>2.16</text:p>
              </table:table-cell>
              <table:table-cell office:value-type="float" office:value="322.981">
                <text:p>322.981</text:p>
              </table:table-cell>
              <table:table-cell office:value-type="float" office:value="-3.09999999999956">
                <text:p>-3.09999999999956</text:p>
              </table:table-cell>
              <table:table-cell office:value-type="float" office:value="287.922150755579">
                <text:p>287.922150755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352.711943659412">
                <text:p>352.711943659412</text:p>
              </table:table-cell>
              <table:table-cell office:value-type="float" office:value="349.736678373887">
                <text:p>349.736678373887</text:p>
              </table:table-cell>
              <table:table-cell office:value-type="float" office:value="2.025">
                <text:p>2.025</text:p>
              </table:table-cell>
              <table:table-cell office:value-type="float" office:value="319.638">
                <text:p>319.638</text:p>
              </table:table-cell>
              <table:table-cell office:value-type="float" office:value="-2.99999999999956">
                <text:p>-2.99999999999956</text:p>
              </table:table-cell>
              <table:table-cell office:value-type="float" office:value="290.404262120282">
                <text:p>290.404262120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5">
                <text:p>2.75</text:p>
              </table:table-cell>
              <table:table-cell office:value-type="float" office:value="339.068251831398">
                <text:p>339.068251831398</text:p>
              </table:table-cell>
              <table:table-cell office:value-type="float" office:value="338.270510095101">
                <text:p>338.270510095101</text:p>
              </table:table-cell>
              <table:table-cell office:value-type="float" office:value="1.89">
                <text:p>1.89</text:p>
              </table:table-cell>
              <table:table-cell office:value-type="float" office:value="315.289">
                <text:p>315.289</text:p>
              </table:table-cell>
              <table:table-cell office:value-type="float" office:value="-2.89999999999956">
                <text:p>-2.89999999999956</text:p>
              </table:table-cell>
              <table:table-cell office:value-type="float" office:value="293.165159340055">
                <text:p>293.165159340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326.855406716793">
                <text:p>326.855406716793</text:p>
              </table:table-cell>
              <table:table-cell office:value-type="float" office:value="327.937204964609">
                <text:p>327.937204964609</text:p>
              </table:table-cell>
              <table:table-cell office:value-type="float" office:value="1.755">
                <text:p>1.755</text:p>
              </table:table-cell>
              <table:table-cell office:value-type="float" office:value="310.291">
                <text:p>310.291</text:p>
              </table:table-cell>
              <table:table-cell office:value-type="float" office:value="-2.79999999999956">
                <text:p>-2.79999999999956</text:p>
              </table:table-cell>
              <table:table-cell office:value-type="float" office:value="295.756694869975">
                <text:p>295.756694869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25">
                <text:p>3.25</text:p>
              </table:table-cell>
              <table:table-cell office:value-type="float" office:value="317.325539154982">
                <text:p>317.325539154982</text:p>
              </table:table-cell>
              <table:table-cell office:value-type="float" office:value="314.106399966635">
                <text:p>314.106399966635</text:p>
              </table:table-cell>
              <table:table-cell office:value-type="float" office:value="1.62">
                <text:p>1.62</text:p>
              </table:table-cell>
              <table:table-cell office:value-type="float" office:value="304.935">
                <text:p>304.935</text:p>
              </table:table-cell>
              <table:table-cell office:value-type="float" office:value="-2.69999999999956">
                <text:p>-2.69999999999956</text:p>
              </table:table-cell>
              <table:table-cell office:value-type="float" office:value="297.862305171384">
                <text:p>297.862305171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311.36855493129">
                <text:p>311.36855493129</text:p>
              </table:table-cell>
              <table:table-cell office:value-type="float" office:value="309.888669363693">
                <text:p>309.888669363693</text:p>
              </table:table-cell>
              <table:table-cell office:value-type="float" office:value="1.485">
                <text:p>1.485</text:p>
              </table:table-cell>
              <table:table-cell office:value-type="float" office:value="299.497">
                <text:p>299.497</text:p>
              </table:table-cell>
              <table:table-cell office:value-type="float" office:value="-2.59999999999956">
                <text:p>-2.59999999999956</text:p>
              </table:table-cell>
              <table:table-cell office:value-type="float" office:value="299.42005670958">
                <text:p>299.42005670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75">
                <text:p>3.75</text:p>
              </table:table-cell>
              <table:table-cell office:value-type="float" office:value="310.113104044315">
                <text:p>310.113104044315</text:p>
              </table:table-cell>
              <table:table-cell office:value-type="float" office:value="308.574975006075">
                <text:p>308.574975006075</text:p>
              </table:table-cell>
              <table:table-cell office:value-type="float" office:value="1.35">
                <text:p>1.35</text:p>
              </table:table-cell>
              <table:table-cell office:value-type="float" office:value="294.162">
                <text:p>294.162</text:p>
              </table:table-cell>
              <table:table-cell office:value-type="float" office:value="-2.49999999999956">
                <text:p>-2.49999999999956</text:p>
              </table:table-cell>
              <table:table-cell office:value-type="float" office:value="300.935338290191">
                <text:p>300.9353382901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13.270992752281">
                <text:p>313.270992752281</text:p>
              </table:table-cell>
              <table:table-cell office:value-type="float" office:value="311.365294148208">
                <text:p>311.365294148208</text:p>
              </table:table-cell>
              <table:table-cell office:value-type="float" office:value="1.215">
                <text:p>1.215</text:p>
              </table:table-cell>
              <table:table-cell office:value-type="float" office:value="289.086">
                <text:p>289.086</text:p>
              </table:table-cell>
              <table:table-cell office:value-type="float" office:value="-2.39999999999956">
                <text:p>-2.39999999999956</text:p>
              </table:table-cell>
              <table:table-cell office:value-type="float" office:value="300.971716003549">
                <text:p>300.9717160035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5">
                <text:p>4.25</text:p>
              </table:table-cell>
              <table:table-cell office:value-type="float" office:value="320.992626239295">
                <text:p>320.992626239295</text:p>
              </table:table-cell>
              <table:table-cell office:value-type="float" office:value="321.153802717639">
                <text:p>321.153802717639</text:p>
              </table:table-cell>
              <table:table-cell office:value-type="float" office:value="1.08">
                <text:p>1.08</text:p>
              </table:table-cell>
              <table:table-cell office:value-type="float" office:value="284.382">
                <text:p>284.382</text:p>
              </table:table-cell>
              <table:table-cell office:value-type="float" office:value="-2.29999999999956">
                <text:p>-2.29999999999956</text:p>
              </table:table-cell>
              <table:table-cell office:value-type="float" office:value="300.740343658827">
                <text:p>300.740343658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">
                <text:p>4.5</text:p>
              </table:table-cell>
              <table:table-cell office:value-type="float" office:value="331.652585999265">
                <text:p>331.652585999265</text:p>
              </table:table-cell>
              <table:table-cell office:value-type="float" office:value="334.204942662433">
                <text:p>334.204942662433</text:p>
              </table:table-cell>
              <table:table-cell office:value-type="float" office:value="0.945">
                <text:p>0.945</text:p>
              </table:table-cell>
              <table:table-cell office:value-type="float" office:value="280.116">
                <text:p>280.116</text:p>
              </table:table-cell>
              <table:table-cell office:value-type="float" office:value="-2.19999999999956">
                <text:p>-2.19999999999956</text:p>
              </table:table-cell>
              <table:table-cell office:value-type="float" office:value="299.121055501556">
                <text:p>299.121055501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5">
                <text:p>4.75</text:p>
              </table:table-cell>
              <table:table-cell office:value-type="float" office:value="344.066654298262">
                <text:p>344.066654298262</text:p>
              </table:table-cell>
              <table:table-cell office:value-type="float" office:value="353.005203361084">
                <text:p>353.005203361084</text:p>
              </table:table-cell>
              <table:table-cell office:value-type="float" office:value="0.809999999999999">
                <text:p>0.809999999999999</text:p>
              </table:table-cell>
              <table:table-cell office:value-type="float" office:value="276.346">
                <text:p>276.346</text:p>
              </table:table-cell>
              <table:table-cell office:value-type="float" office:value="-2.09999999999956">
                <text:p>-2.09999999999956</text:p>
              </table:table-cell>
              <table:table-cell office:value-type="float" office:value="297.011756341719">
                <text:p>297.0117563417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55.740335076021">
                <text:p>355.740335076021</text:p>
              </table:table-cell>
              <table:table-cell office:value-type="float" office:value="363.653270300158">
                <text:p>363.653270300158</text:p>
              </table:table-cell>
              <table:table-cell office:value-type="float" office:value="0.675000000000001">
                <text:p>0.675000000000001</text:p>
              </table:table-cell>
              <table:table-cell office:value-type="float" office:value="273.103">
                <text:p>273.103</text:p>
              </table:table-cell>
              <table:table-cell office:value-type="float" office:value="-1.99999999999956">
                <text:p>-1.99999999999956</text:p>
              </table:table-cell>
              <table:table-cell office:value-type="float" office:value="295.127482521108">
                <text:p>295.127482521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999999999999">
                <text:p>0.539999999999999</text:p>
              </table:table-cell>
              <table:table-cell office:value-type="float" office:value="270.431">
                <text:p>270.431</text:p>
              </table:table-cell>
              <table:table-cell office:value-type="float" office:value="-1.89999999999956">
                <text:p>-1.89999999999956</text:p>
              </table:table-cell>
              <table:table-cell office:value-type="float" office:value="291.556677203409">
                <text:p>291.556677203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000000000001">
                <text:p>0.405000000000001</text:p>
              </table:table-cell>
              <table:table-cell office:value-type="float" office:value="268.331">
                <text:p>268.331</text:p>
              </table:table-cell>
              <table:table-cell office:value-type="float" office:value="-1.79999999999956">
                <text:p>-1.79999999999956</text:p>
              </table:table-cell>
              <table:table-cell office:value-type="float" office:value="287.761429509106">
                <text:p>287.761429509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266.826">
                <text:p>266.826</text:p>
              </table:table-cell>
              <table:table-cell office:value-type="float" office:value="-1.69999999999956">
                <text:p>-1.69999999999956</text:p>
              </table:table-cell>
              <table:table-cell office:value-type="float" office:value="284.752664976914">
                <text:p>284.752664976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5000000000002">
                <text:p>0.135000000000002</text:p>
              </table:table-cell>
              <table:table-cell office:value-type="float" office:value="265.922">
                <text:p>265.922</text:p>
              </table:table-cell>
              <table:table-cell office:value-type="float" office:value="-1.59999999999956">
                <text:p>-1.59999999999956</text:p>
              </table:table-cell>
              <table:table-cell office:value-type="float" office:value="280.22979864404">
                <text:p>280.22979864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5.629">
                <text:p>265.629</text:p>
              </table:table-cell>
              <table:table-cell office:value-type="float" office:value="-1.49999999999956">
                <text:p>-1.49999999999956</text:p>
              </table:table-cell>
              <table:table-cell office:value-type="float" office:value="276.578933952018">
                <text:p>276.578933952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5000000000002">
                <text:p>-0.135000000000002</text:p>
              </table:table-cell>
              <table:table-cell office:value-type="float" office:value="265.921">
                <text:p>265.921</text:p>
              </table:table-cell>
              <table:table-cell office:value-type="float" office:value="-1.39999999999956">
                <text:p>-1.39999999999956</text:p>
              </table:table-cell>
              <table:table-cell office:value-type="float" office:value="273.012093401342">
                <text:p>273.012093401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">
                <text:p>-0.27</text:p>
              </table:table-cell>
              <table:table-cell office:value-type="float" office:value="266.825">
                <text:p>266.825</text:p>
              </table:table-cell>
              <table:table-cell office:value-type="float" office:value="-1.29999999999956">
                <text:p>-1.29999999999956</text:p>
              </table:table-cell>
              <table:table-cell office:value-type="float" office:value="270.055348182961">
                <text:p>270.055348182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5000000000001">
                <text:p>-0.405000000000001</text:p>
              </table:table-cell>
              <table:table-cell office:value-type="float" office:value="268.334">
                <text:p>268.334</text:p>
              </table:table-cell>
              <table:table-cell office:value-type="float" office:value="-1.19999999999956">
                <text:p>-1.19999999999956</text:p>
              </table:table-cell>
              <table:table-cell office:value-type="float" office:value="266.25734737443">
                <text:p>266.25734737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9999999999999">
                <text:p>-0.539999999999999</text:p>
              </table:table-cell>
              <table:table-cell office:value-type="float" office:value="270.437">
                <text:p>270.437</text:p>
              </table:table-cell>
              <table:table-cell office:value-type="float" office:value="-1.09999999999956">
                <text:p>-1.09999999999956</text:p>
              </table:table-cell>
              <table:table-cell office:value-type="float" office:value="262.856779292969">
                <text:p>262.856779292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5000000000001">
                <text:p>-0.675000000000001</text:p>
              </table:table-cell>
              <table:table-cell office:value-type="float" office:value="273.104">
                <text:p>273.104</text:p>
              </table:table-cell>
              <table:table-cell office:value-type="float" office:value="-0.999999999999558">
                <text:p>-0.999999999999558</text:p>
              </table:table-cell>
              <table:table-cell office:value-type="float" office:value="260.106080448668">
                <text:p>260.106080448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9999999999999">
                <text:p>-0.809999999999999</text:p>
              </table:table-cell>
              <table:table-cell office:value-type="float" office:value="276.332">
                <text:p>276.332</text:p>
              </table:table-cell>
              <table:table-cell office:value-type="float" office:value="-0.899999999999558">
                <text:p>-0.899999999999558</text:p>
              </table:table-cell>
              <table:table-cell office:value-type="float" office:value="257.308720666995">
                <text:p>257.308720666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5">
                <text:p>-0.945</text:p>
              </table:table-cell>
              <table:table-cell office:value-type="float" office:value="280.126">
                <text:p>280.126</text:p>
              </table:table-cell>
              <table:table-cell office:value-type="float" office:value="-0.799999999999558">
                <text:p>-0.799999999999558</text:p>
              </table:table-cell>
              <table:table-cell office:value-type="float" office:value="254.5221915529">
                <text:p>254.5221915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8">
                <text:p>-1.08</text:p>
              </table:table-cell>
              <table:table-cell office:value-type="float" office:value="284.382">
                <text:p>284.382</text:p>
              </table:table-cell>
              <table:table-cell office:value-type="float" office:value="-0.699999999999558">
                <text:p>-0.699999999999558</text:p>
              </table:table-cell>
              <table:table-cell office:value-type="float" office:value="252.406513805756">
                <text:p>252.406513805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5">
                <text:p>-1.215</text:p>
              </table:table-cell>
              <table:table-cell office:value-type="float" office:value="289.079">
                <text:p>289.079</text:p>
              </table:table-cell>
              <table:table-cell office:value-type="float" office:value="-0.599999999999558">
                <text:p>-0.599999999999558</text:p>
              </table:table-cell>
              <table:table-cell office:value-type="float" office:value="250.611492056608">
                <text:p>250.611492056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">
                <text:p>-1.35</text:p>
              </table:table-cell>
              <table:table-cell office:value-type="float" office:value="294.165">
                <text:p>294.165</text:p>
              </table:table-cell>
              <table:table-cell office:value-type="float" office:value="-0.499999999999558">
                <text:p>-0.499999999999558</text:p>
              </table:table-cell>
              <table:table-cell office:value-type="float" office:value="248.798193089048">
                <text:p>248.798193089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5">
                <text:p>-1.485</text:p>
              </table:table-cell>
              <table:table-cell office:value-type="float" office:value="299.498">
                <text:p>299.498</text:p>
              </table:table-cell>
              <table:table-cell office:value-type="float" office:value="-0.399999999999558">
                <text:p>-0.399999999999558</text:p>
              </table:table-cell>
              <table:table-cell office:value-type="float" office:value="247.542044018928">
                <text:p>247.542044018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2">
                <text:p>-1.62</text:p>
              </table:table-cell>
              <table:table-cell office:value-type="float" office:value="304.954">
                <text:p>304.954</text:p>
              </table:table-cell>
              <table:table-cell office:value-type="float" office:value="-0.299999999999558">
                <text:p>-0.299999999999558</text:p>
              </table:table-cell>
              <table:table-cell office:value-type="float" office:value="246.440191380125">
                <text:p>246.440191380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5">
                <text:p>-1.755</text:p>
              </table:table-cell>
              <table:table-cell office:value-type="float" office:value="310.292">
                <text:p>310.292</text:p>
              </table:table-cell>
              <table:table-cell office:value-type="float" office:value="-0.199999999999558">
                <text:p>-0.199999999999558</text:p>
              </table:table-cell>
              <table:table-cell office:value-type="float" office:value="245.482450702862">
                <text:p>245.482450702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">
                <text:p>-1.89</text:p>
              </table:table-cell>
              <table:table-cell office:value-type="float" office:value="315.314">
                <text:p>315.314</text:p>
              </table:table-cell>
              <table:table-cell office:value-type="float" office:value="-0.0999999999995584">
                <text:p>-0.0999999999995584</text:p>
              </table:table-cell>
              <table:table-cell office:value-type="float" office:value="244.960219076033">
                <text:p>244.960219076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25">
                <text:p>-2.025</text:p>
              </table:table-cell>
              <table:table-cell office:value-type="float" office:value="319.628">
                <text:p>319.628</text:p>
              </table:table-cell>
              <table:table-cell office:value-type="float" office:value="0.000000000000441618963620272">
                <text:p>0.000000000000441618963620272</text:p>
              </table:table-cell>
              <table:table-cell office:value-type="float" office:value="244.796087103998">
                <text:p>244.796087103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6">
                <text:p>-2.16</text:p>
              </table:table-cell>
              <table:table-cell office:value-type="float" office:value="322.997">
                <text:p>322.997</text:p>
              </table:table-cell>
              <table:table-cell office:value-type="float" office:value="0.100000000000442">
                <text:p>0.100000000000442</text:p>
              </table:table-cell>
              <table:table-cell office:value-type="float" office:value="245.104387150976">
                <text:p>245.104387150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95">
                <text:p>-2.295</text:p>
              </table:table-cell>
              <table:table-cell office:value-type="float" office:value="324.921">
                <text:p>324.921</text:p>
              </table:table-cell>
              <table:table-cell office:value-type="float" office:value="0.200000000000442">
                <text:p>0.200000000000442</text:p>
              </table:table-cell>
              <table:table-cell office:value-type="float" office:value="245.510123291267">
                <text:p>245.510123291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3">
                <text:p>-2.43</text:p>
              </table:table-cell>
              <table:table-cell office:value-type="float" office:value="325.214">
                <text:p>325.214</text:p>
              </table:table-cell>
              <table:table-cell office:value-type="float" office:value="0.300000000000442">
                <text:p>0.300000000000442</text:p>
              </table:table-cell>
              <table:table-cell office:value-type="float" office:value="246.513892156682">
                <text:p>246.513892156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5">
                <text:p>-2.565</text:p>
              </table:table-cell>
              <table:table-cell office:value-type="float" office:value="324.109">
                <text:p>324.109</text:p>
              </table:table-cell>
              <table:table-cell office:value-type="float" office:value="0.400000000000442">
                <text:p>0.400000000000442</text:p>
              </table:table-cell>
              <table:table-cell office:value-type="float" office:value="247.246018582253">
                <text:p>247.246018582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321.497">
                <text:p>321.497</text:p>
              </table:table-cell>
              <table:table-cell office:value-type="float" office:value="0.500000000000442">
                <text:p>0.500000000000442</text:p>
              </table:table-cell>
              <table:table-cell office:value-type="float" office:value="248.401626680376">
                <text:p>248.401626680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35">
                <text:p>-2.835</text:p>
              </table:table-cell>
              <table:table-cell office:value-type="float" office:value="317.883">
                <text:p>317.883</text:p>
              </table:table-cell>
              <table:table-cell office:value-type="float" office:value="0.600000000000442">
                <text:p>0.600000000000442</text:p>
              </table:table-cell>
              <table:table-cell office:value-type="float" office:value="250.158385554827">
                <text:p>250.158385554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7">
                <text:p>-2.97</text:p>
              </table:table-cell>
              <table:table-cell office:value-type="float" office:value="313.739">
                <text:p>313.739</text:p>
              </table:table-cell>
              <table:table-cell office:value-type="float" office:value="0.700000000000442">
                <text:p>0.700000000000442</text:p>
              </table:table-cell>
              <table:table-cell office:value-type="float" office:value="252.594329494965">
                <text:p>252.594329494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5">
                <text:p>-3.105</text:p>
              </table:table-cell>
              <table:table-cell office:value-type="float" office:value="309.562">
                <text:p>309.562</text:p>
              </table:table-cell>
              <table:table-cell office:value-type="float" office:value="0.800000000000442">
                <text:p>0.800000000000442</text:p>
              </table:table-cell>
              <table:table-cell office:value-type="float" office:value="254.658774488682">
                <text:p>254.658774488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4">
                <text:p>-3.24</text:p>
              </table:table-cell>
              <table:table-cell office:value-type="float" office:value="305.705">
                <text:p>305.705</text:p>
              </table:table-cell>
              <table:table-cell office:value-type="float" office:value="0.900000000000442">
                <text:p>0.900000000000442</text:p>
              </table:table-cell>
              <table:table-cell office:value-type="float" office:value="257.015519142169">
                <text:p>257.015519142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75">
                <text:p>-3.375</text:p>
              </table:table-cell>
              <table:table-cell office:value-type="float" office:value="302.543">
                <text:p>302.543</text:p>
              </table:table-cell>
              <table:table-cell office:value-type="float" office:value="1.00000000000044">
                <text:p>1.00000000000044</text:p>
              </table:table-cell>
              <table:table-cell office:value-type="float" office:value="260.093916457078">
                <text:p>260.093916457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">
                <text:p>-3.51</text:p>
              </table:table-cell>
              <table:table-cell office:value-type="float" office:value="300.238">
                <text:p>300.238</text:p>
              </table:table-cell>
              <table:table-cell office:value-type="float" office:value="1.10000000000044">
                <text:p>1.10000000000044</text:p>
              </table:table-cell>
              <table:table-cell office:value-type="float" office:value="263.332796188772">
                <text:p>263.332796188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45">
                <text:p>-3.645</text:p>
              </table:table-cell>
              <table:table-cell office:value-type="float" office:value="299.001">
                <text:p>299.001</text:p>
              </table:table-cell>
              <table:table-cell office:value-type="float" office:value="1.20000000000044">
                <text:p>1.20000000000044</text:p>
              </table:table-cell>
              <table:table-cell office:value-type="float" office:value="266.121546763568">
                <text:p>266.121546763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8">
                <text:p>-3.78</text:p>
              </table:table-cell>
              <table:table-cell office:value-type="float" office:value="298.85">
                <text:p>298.85</text:p>
              </table:table-cell>
              <table:table-cell office:value-type="float" office:value="1.30000000000044">
                <text:p>1.30000000000044</text:p>
              </table:table-cell>
              <table:table-cell office:value-type="float" office:value="269.821523287232">
                <text:p>269.821523287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15">
                <text:p>-3.915</text:p>
              </table:table-cell>
              <table:table-cell office:value-type="float" office:value="299.797">
                <text:p>299.797</text:p>
              </table:table-cell>
              <table:table-cell office:value-type="float" office:value="1.40000000000044">
                <text:p>1.40000000000044</text:p>
              </table:table-cell>
              <table:table-cell office:value-type="float" office:value="273.629342534819">
                <text:p>273.629342534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">
                <text:p>-4.05</text:p>
              </table:table-cell>
              <table:table-cell office:value-type="float" office:value="301.84">
                <text:p>301.84</text:p>
              </table:table-cell>
              <table:table-cell office:value-type="float" office:value="1.50000000000044">
                <text:p>1.50000000000044</text:p>
              </table:table-cell>
              <table:table-cell office:value-type="float" office:value="276.817265727483">
                <text:p>276.817265727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5">
                <text:p>-4.185</text:p>
              </table:table-cell>
              <table:table-cell office:value-type="float" office:value="304.913">
                <text:p>304.913</text:p>
              </table:table-cell>
              <table:table-cell office:value-type="float" office:value="1.60000000000044">
                <text:p>1.60000000000044</text:p>
              </table:table-cell>
              <table:table-cell office:value-type="float" office:value="280.57918320189">
                <text:p>280.57918320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2">
                <text:p>-4.32</text:p>
              </table:table-cell>
              <table:table-cell office:value-type="float" office:value="308.836">
                <text:p>308.836</text:p>
              </table:table-cell>
              <table:table-cell office:value-type="float" office:value="1.70000000000044">
                <text:p>1.70000000000044</text:p>
              </table:table-cell>
              <table:table-cell office:value-type="float" office:value="285.423910431791">
                <text:p>285.423910431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55">
                <text:p>-4.455</text:p>
              </table:table-cell>
              <table:table-cell office:value-type="float" office:value="313.348">
                <text:p>313.348</text:p>
              </table:table-cell>
              <table:table-cell office:value-type="float" office:value="1.80000000000044">
                <text:p>1.80000000000044</text:p>
              </table:table-cell>
              <table:table-cell office:value-type="float" office:value="287.879616803482">
                <text:p>287.879616803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">
                <text:p>-4.59</text:p>
              </table:table-cell>
              <table:table-cell office:value-type="float" office:value="318.159">
                <text:p>318.159</text:p>
              </table:table-cell>
              <table:table-cell office:value-type="float" office:value="1.90000000000044">
                <text:p>1.90000000000044</text:p>
              </table:table-cell>
              <table:table-cell office:value-type="float" office:value="291.18452895062">
                <text:p>291.18452895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5">
                <text:p>-4.725</text:p>
              </table:table-cell>
              <table:table-cell office:value-type="float" office:value="322.838">
                <text:p>322.838</text:p>
              </table:table-cell>
              <table:table-cell office:value-type="float" office:value="2.00000000000044">
                <text:p>2.00000000000044</text:p>
              </table:table-cell>
              <table:table-cell office:value-type="float" office:value="295.261893310641">
                <text:p>295.26189331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">
                <text:p>-4.86</text:p>
              </table:table-cell>
              <table:table-cell office:value-type="float" office:value="326.788">
                <text:p>326.788</text:p>
              </table:table-cell>
              <table:table-cell office:value-type="float" office:value="2.10000000000044">
                <text:p>2.10000000000044</text:p>
              </table:table-cell>
              <table:table-cell office:value-type="float" office:value="297.297815655328">
                <text:p>297.297815655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5">
                <text:p>-4.995</text:p>
              </table:table-cell>
              <table:table-cell office:value-type="float" office:value="329.645">
                <text:p>329.645</text:p>
              </table:table-cell>
              <table:table-cell office:value-type="float" office:value="2.20000000000044">
                <text:p>2.20000000000044</text:p>
              </table:table-cell>
              <table:table-cell office:value-type="float" office:value="298.986160374659">
                <text:p>298.98616037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">
                <text:p>-5.13</text:p>
              </table:table-cell>
              <table:table-cell office:value-type="float" office:value="331.041">
                <text:p>331.041</text:p>
              </table:table-cell>
              <table:table-cell office:value-type="float" office:value="2.30000000000044">
                <text:p>2.30000000000044</text:p>
              </table:table-cell>
              <table:table-cell office:value-type="float" office:value="300.042804115242">
                <text:p>300.042804115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65">
                <text:p>-5.265</text:p>
              </table:table-cell>
              <table:table-cell office:value-type="float" office:value="330.816">
                <text:p>330.816</text:p>
              </table:table-cell>
              <table:table-cell office:value-type="float" office:value="2.40000000000044">
                <text:p>2.40000000000044</text:p>
              </table:table-cell>
              <table:table-cell office:value-type="float" office:value="300.968778923548">
                <text:p>300.968778923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329.146">
                <text:p>329.146</text:p>
              </table:table-cell>
              <table:table-cell office:value-type="float" office:value="2.50000000000044">
                <text:p>2.50000000000044</text:p>
              </table:table-cell>
              <table:table-cell office:value-type="float" office:value="300.345708134022">
                <text:p>300.345708134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35">
                <text:p>-5.535</text:p>
              </table:table-cell>
              <table:table-cell office:value-type="float" office:value="326.181">
                <text:p>326.181</text:p>
              </table:table-cell>
              <table:table-cell office:value-type="float" office:value="2.60000000000044">
                <text:p>2.60000000000044</text:p>
              </table:table-cell>
              <table:table-cell office:value-type="float" office:value="301.590094152173">
                <text:p>301.590094152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">
                <text:p>-5.67</text:p>
              </table:table-cell>
              <table:table-cell office:value-type="float" office:value="322.41">
                <text:p>322.41</text:p>
              </table:table-cell>
              <table:table-cell office:value-type="float" office:value="2.70000000000044">
                <text:p>2.70000000000044</text:p>
              </table:table-cell>
              <table:table-cell office:value-type="float" office:value="298.46486593443">
                <text:p>298.46486593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05">
                <text:p>-5.805</text:p>
              </table:table-cell>
              <table:table-cell office:value-type="float" office:value="318.059">
                <text:p>318.059</text:p>
              </table:table-cell>
              <table:table-cell office:value-type="float" office:value="2.80000000000044">
                <text:p>2.80000000000044</text:p>
              </table:table-cell>
              <table:table-cell office:value-type="float" office:value="296.431712296253">
                <text:p>296.431712296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4">
                <text:p>-5.94</text:p>
              </table:table-cell>
              <table:table-cell office:value-type="float" office:value="313.439">
                <text:p>313.439</text:p>
              </table:table-cell>
              <table:table-cell office:value-type="float" office:value="2.90000000000044">
                <text:p>2.90000000000044</text:p>
              </table:table-cell>
              <table:table-cell office:value-type="float" office:value="292.575597576999">
                <text:p>292.575597576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075">
                <text:p>-6.075</text:p>
              </table:table-cell>
              <table:table-cell office:value-type="float" office:value="308.787">
                <text:p>308.787</text:p>
              </table:table-cell>
              <table:table-cell office:value-type="float" office:value="3.00000000000044">
                <text:p>3.00000000000044</text:p>
              </table:table-cell>
              <table:table-cell office:value-type="float" office:value="290.771625285718">
                <text:p>290.771625285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000000000044">
                <text:p>3.10000000000044</text:p>
              </table:table-cell>
              <table:table-cell office:value-type="float" office:value="287.996659366261">
                <text:p>287.996659366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0000000000044">
                <text:p>3.20000000000044</text:p>
              </table:table-cell>
              <table:table-cell office:value-type="float" office:value="284.511927148684">
                <text:p>284.511927148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000000000044">
                <text:p>3.30000000000044</text:p>
              </table:table-cell>
              <table:table-cell office:value-type="float" office:value="283.149980004396">
                <text:p>283.149980004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0000000000044">
                <text:p>3.40000000000044</text:p>
              </table:table-cell>
              <table:table-cell office:value-type="float" office:value="281.221670534463">
                <text:p>281.221670534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000000000044">
                <text:p>3.50000000000044</text:p>
              </table:table-cell>
              <table:table-cell office:value-type="float" office:value="279.020501923622">
                <text:p>279.020501923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000000000044">
                <text:p>3.60000000000044</text:p>
              </table:table-cell>
              <table:table-cell office:value-type="float" office:value="278.662890792583">
                <text:p>278.662890792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00000000044">
                <text:p>3.70000000000044</text:p>
              </table:table-cell>
              <table:table-cell office:value-type="float" office:value="278.032865531782">
                <text:p>278.032865531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0000000000044">
                <text:p>3.80000000000044</text:p>
              </table:table-cell>
              <table:table-cell office:value-type="float" office:value="278.125911609502">
                <text:p>278.125911609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000000000044">
                <text:p>3.90000000000044</text:p>
              </table:table-cell>
              <table:table-cell office:value-type="float" office:value="279.306047678459">
                <text:p>279.30604767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000000000044">
                <text:p>4.00000000000044</text:p>
              </table:table-cell>
              <table:table-cell office:value-type="float" office:value="280.230923332897">
                <text:p>280.230923332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000000000044">
                <text:p>4.10000000000044</text:p>
              </table:table-cell>
              <table:table-cell office:value-type="float" office:value="281.355705329453">
                <text:p>281.355705329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000000000044">
                <text:p>4.20000000000044</text:p>
              </table:table-cell>
              <table:table-cell office:value-type="float" office:value="284.035063478796">
                <text:p>284.035063478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000000000044">
                <text:p>4.30000000000044</text:p>
              </table:table-cell>
              <table:table-cell office:value-type="float" office:value="285.799442077771">
                <text:p>285.799442077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000000000044">
                <text:p>4.40000000000044</text:p>
              </table:table-cell>
              <table:table-cell office:value-type="float" office:value="289.906057803663">
                <text:p>289.906057803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0000000000044">
                <text:p>4.50000000000044</text:p>
              </table:table-cell>
              <table:table-cell office:value-type="float" office:value="291.914267704732">
                <text:p>291.914267704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000000000044">
                <text:p>4.60000000000044</text:p>
              </table:table-cell>
              <table:table-cell office:value-type="float" office:value="296.815068799912">
                <text:p>296.815068799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0000000000044">
                <text:p>4.70000000000044</text:p>
              </table:table-cell>
              <table:table-cell office:value-type="float" office:value="298.611915262288">
                <text:p>298.611915262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0000000000044">
                <text:p>4.80000000000044</text:p>
              </table:table-cell>
              <table:table-cell office:value-type="float" office:value="302.881246762436">
                <text:p>302.881246762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0000000000044">
                <text:p>4.90000000000044</text:p>
              </table:table-cell>
              <table:table-cell office:value-type="float" office:value="304.447744478486">
                <text:p>304.447744478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0000000000044">
                <text:p>5.00000000000044</text:p>
              </table:table-cell>
              <table:table-cell office:value-type="float" office:value="305.516875964096">
                <text:p>305.516875964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000000000044">
                <text:p>5.10000000000044</text:p>
              </table:table-cell>
              <table:table-cell office:value-type="float" office:value="307.365354109816">
                <text:p>307.365354109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000000000044">
                <text:p>5.20000000000044</text:p>
              </table:table-cell>
              <table:table-cell office:value-type="float" office:value="306.214147558169">
                <text:p>306.214147558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000000000044">
                <text:p>5.30000000000044</text:p>
              </table:table-cell>
              <table:table-cell office:value-type="float" office:value="305.627430075454">
                <text:p>305.627430075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00000000044">
                <text:p>5.40000000000044</text:p>
              </table:table-cell>
              <table:table-cell office:value-type="float" office:value="303.891865570314">
                <text:p>303.891865570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0000000000044">
                <text:p>5.50000000000044</text:p>
              </table:table-cell>
              <table:table-cell office:value-type="float" office:value="302.51383382313">
                <text:p>302.5138338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000000000044">
                <text:p>5.60000000000044</text:p>
              </table:table-cell>
              <table:table-cell office:value-type="float" office:value="300.01030119113">
                <text:p>300.01030119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000000000044">
                <text:p>5.70000000000044</text:p>
              </table:table-cell>
              <table:table-cell office:value-type="float" office:value="297.565531058686">
                <text:p>297.565531058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000000000044">
                <text:p>5.80000000000044</text:p>
              </table:table-cell>
              <table:table-cell office:value-type="float" office:value="293.772573214318">
                <text:p>293.772573214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0000000000044">
                <text:p>5.90000000000044</text:p>
              </table:table-cell>
              <table:table-cell office:value-type="float" office:value="290.677093613691">
                <text:p>290.677093613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000000000044">
                <text:p>6.00000000000044</text:p>
              </table:table-cell>
              <table:table-cell office:value-type="float" office:value="287.787123029737">
                <text:p>287.787123029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FreeBSD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hatch draw:name="Red_20_Crossed_20_45_20_Degrees" draw:display-name="Red Crossed 45 Degrees" draw:style="double" draw:color="#800000" draw:distance="0.06cm" draw:rotation="450"/>
    <draw:hatch draw:name="dd" draw:style="double" draw:color="#cc99ff" draw:distance="0.14cm" draw:rotation="450"/>
    <draw:stroke-dash draw:name="Dash_20_1" draw:display-name="Dash 1" draw:style="rect" draw:dots1="1" draw:dots1-length="0.02cm" draw:dots2="1" draw:dots2-length="0.02cm" draw:distance="0.02cm"/>
  </office:styles>
</office:document-styles>
</file>